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1.6327in"/>
    </style:style>
    <style:style style:name="co5" style:family="table-column">
      <style:table-column-properties fo:break-before="auto" style:column-width="1.4827in"/>
    </style:style>
    <style:style style:name="co6" style:family="table-column">
      <style:table-column-properties fo:break-before="auto" style:column-width="1.5146in"/>
    </style:style>
    <style:style style:name="co7" style:family="table-column">
      <style:table-column-properties fo:break-before="auto" style:column-width="1.4508in"/>
    </style:style>
    <style:style style:name="co8" style:family="table-column">
      <style:table-column-properties fo:break-before="auto" style:column-width="1.6008in"/>
    </style:style>
    <style:style style:name="co9" style:family="table-column">
      <style:table-column-properties fo:break-before="auto" style:column-width="2.1799in"/>
    </style:style>
    <style:style style:name="co10" style:family="table-column">
      <style:table-column-properties fo:break-before="auto" style:column-width="2.0291in"/>
    </style:style>
    <style:style style:name="co11" style:family="table-column">
      <style:table-column-properties fo:break-before="auto" style:column-width="1.3646in"/>
    </style:style>
    <style:style style:name="co12" style:family="table-column">
      <style:table-column-properties fo:break-before="auto" style:column-width="2.0937in"/>
    </style:style>
    <style:style style:name="co13" style:family="table-column">
      <style:table-column-properties fo:break-before="auto" style:column-width="1.9437in"/>
    </style:style>
    <style:style style:name="co14" style:family="table-column">
      <style:table-column-properties fo:break-before="auto" style:column-width="1.8791in"/>
    </style:style>
    <style:style style:name="co15" style:family="table-column">
      <style:table-column-properties fo:break-before="auto" style:column-width="2.6083in"/>
    </style:style>
    <style:style style:name="co16" style:family="table-column">
      <style:table-column-properties fo:break-before="auto" style:column-width="2.4583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6626in"/>
    </style:style>
    <style:style style:name="co19" style:family="table-column">
      <style:table-column-properties fo:break-before="auto" style:column-width="0.5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2">
      <style:table-cell-properties fo:background-color="transparent"/>
      <style:text-properties fo:color="#000000"/>
    </style:style>
    <style:style style:name="ce3" style:family="table-cell" style:parent-style-name="Default" style:data-style-name="N122">
      <style:table-cell-properties fo:background-color="transparent"/>
    </style:style>
    <style:style style:name="ce4" style:family="table-cell" style:parent-style-name="Default" style:data-style-name="N122">
      <style:table-cell-properties fo:background-color="#d4ea6b"/>
      <style:text-properties fo:color="#000000"/>
    </style:style>
    <style:style style:name="ce5" style:family="table-cell" style:parent-style-name="Default" style:data-style-name="N123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122">
      <style:table-cell-properties fo:background-color="#d4ea6b"/>
      <style:text-properties fo:font-weight="normal" style:font-weight-asian="normal" style:font-weight-complex="normal"/>
    </style:style>
    <style:style style:name="ce9" style:family="table-cell" style:parent-style-name="Default" style:data-style-name="N122">
      <style:table-cell-properties fo:background-color="transparent"/>
      <style:text-properties fo:font-weight="normal" style:font-weight-asian="normal" style:font-weight-complex="normal"/>
    </style:style>
    <style:style style:name="ce10" style:family="table-cell" style:parent-style-name="Default" style:data-style-name="N123">
      <style:table-cell-properties fo:background-color="transparent"/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sAccuracyPerMeasure_Bagging_LS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std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std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std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std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std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std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std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std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std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std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std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std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std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std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std_split4_classic</text:p>
          </table:table-cell>
          <table:table-cell office:value-type="string" calcext:value-type="string">
            <text:p>accuracy_mean_split4_classic_extreme</text:p>
          </table:table-cell>
          <table:table-cell office:value-type="string" calcext:value-type="string">
            <text:p>accuracy_std_split4_classic_extreme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0_</text:p>
          </table:table-cell>
          <table:table-cell office:value-type="float" office:value="0.903666666666667" calcext:value-type="float">
            <text:p>0.903666666666667</text:p>
          </table:table-cell>
          <table:table-cell office:value-type="float" office:value="0.0064978628965393" calcext:value-type="float">
            <text:p>0.0064978628965393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898" calcext:value-type="float">
            <text:p>0.898</text:p>
          </table:table-cell>
          <table:table-cell office:value-type="float" office:value="0.0047726070210921" calcext:value-type="float">
            <text:p>0.0047726070210921</text:p>
          </table:table-cell>
          <table:table-cell office:value-type="float" office:value="0.897666666666667" calcext:value-type="float">
            <text:p>0.897666666666667</text:p>
          </table:table-cell>
          <table:table-cell office:value-type="float" office:value="0.0097610336428976" calcext:value-type="float">
            <text:p>0.0097610336428976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60553007081949" calcext:value-type="float">
            <text:p>0.0060553007081949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50826502273256" calcext:value-type="float">
            <text:p>0.0050826502273256</text:p>
          </table:table-cell>
          <table:table-cell office:value-type="float" office:value="0.897" calcext:value-type="float">
            <text:p>0.897</text:p>
          </table:table-cell>
          <table:table-cell office:value-type="float" office:value="0.0110805134257297" calcext:value-type="float">
            <text:p>0.0110805134257297</text:p>
          </table:table-cell>
          <table:table-cell office:value-type="float" office:value="0.899" calcext:value-type="float">
            <text:p>0.899</text:p>
          </table:table-cell>
          <table:table-cell office:value-type="float" office:value="0.0041833001326704" calcext:value-type="float">
            <text:p>0.0041833001326704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01105005920687" calcext:value-type="float">
            <text:p>0.0101105005920687</text:p>
          </table:table-cell>
          <table:table-cell office:value-type="float" office:value="0.899" calcext:value-type="float">
            <text:p>0.899</text:p>
          </table:table-cell>
          <table:table-cell office:value-type="float" office:value="0.0074161984870956" calcext:value-type="float">
            <text:p>0.0074161984870956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84491945704243" calcext:value-type="float">
            <text:p>0.0084491945704243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133645467978196" calcext:value-type="float">
            <text:p>0.0133645467978196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21563883525403" calcext:value-type="float">
            <text:p>0.0121563883525403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77638764659014" calcext:value-type="float">
            <text:p>0.0077638764659014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067082039324993" calcext:value-type="float">
            <text:p>0.006708203932499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0_</text:p>
          </table:table-cell>
          <table:table-cell office:value-type="float" office:value="0.905666666666667" calcext:value-type="float">
            <text:p>0.905666666666667</text:p>
          </table:table-cell>
          <table:table-cell office:value-type="float" office:value="0.0082158383625774" calcext:value-type="float">
            <text:p>0.0082158383625774</text:p>
          </table:table-cell>
          <table:table-cell office:value-type="float" office:value="0.882666666666667" calcext:value-type="float">
            <text:p>0.882666666666667</text:p>
          </table:table-cell>
          <table:table-cell office:value-type="float" office:value="0.008787617550976" calcext:value-type="float">
            <text:p>0.008787617550976</text:p>
          </table:table-cell>
          <table:table-cell office:value-type="float" office:value="0.898666666666667" calcext:value-type="float">
            <text:p>0.898666666666667</text:p>
          </table:table-cell>
          <table:table-cell office:value-type="float" office:value="0.0074907350180813" calcext:value-type="float">
            <text:p>0.0074907350180813</text:p>
          </table:table-cell>
          <table:table-cell office:value-type="float" office:value="0.901666666666667" calcext:value-type="float">
            <text:p>0.901666666666667</text:p>
          </table:table-cell>
          <table:table-cell office:value-type="float" office:value="0.0079056941504209" calcext:value-type="float">
            <text:p>0.0079056941504209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68313005106397" calcext:value-type="float">
            <text:p>0.0068313005106397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52174919474995" calcext:value-type="float">
            <text:p>0.0052174919474995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75828754440515" calcext:value-type="float">
            <text:p>0.0075828754440515</text:p>
          </table:table-cell>
          <table:table-cell office:value-type="float" office:value="0.899666666666667" calcext:value-type="float">
            <text:p>0.899666666666667</text:p>
          </table:table-cell>
          <table:table-cell office:value-type="float" office:value="0.0058214163988576" calcext:value-type="float">
            <text:p>0.0058214163988576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76919871728095" calcext:value-type="float">
            <text:p>0.0076919871728095</text:p>
          </table:table-cell>
          <table:table-cell office:value-type="float" office:value="0.898" calcext:value-type="float">
            <text:p>0.898</text:p>
          </table:table-cell>
          <table:table-cell office:value-type="float" office:value="0.0078528126595931" calcext:value-type="float">
            <text:p>0.0078528126595931</text:p>
          </table:table-cell>
          <table:table-cell office:value-type="float" office:value="0.897333333333333" calcext:value-type="float">
            <text:p>0.897333333333333</text:p>
          </table:table-cell>
          <table:table-cell office:value-type="float" office:value="0.0094721814922551" calcext:value-type="float">
            <text:p>0.0094721814922551</text:p>
          </table:table-cell>
          <table:table-cell office:value-type="float" office:value="0.897333333333333" calcext:value-type="float">
            <text:p>0.897333333333333</text:p>
          </table:table-cell>
          <table:table-cell office:value-type="float" office:value="0.0094721814922552" calcext:value-type="float">
            <text:p>0.0094721814922552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90829510622924" calcext:value-type="float">
            <text:p>0.0090829510622924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70710678118654" calcext:value-type="float">
            <text:p>0.0070710678118654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94721814922552" calcext:value-type="float">
            <text:p>0.0094721814922552</text:p>
          </table:table-cell>
          <table:table-cell office:value-type="float" office:value="0.900333333333333" calcext:value-type="float">
            <text:p>0.900333333333333</text:p>
          </table:table-cell>
          <table:table-cell office:value-type="float" office:value="0.0108908728351363" calcext:value-type="float">
            <text:p>0.010890872835136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0_</text:p>
          </table:table-cell>
          <table:table-cell office:value-type="float" office:value="0.905666666666667" calcext:value-type="float">
            <text:p>0.905666666666667</text:p>
          </table:table-cell>
          <table:table-cell office:value-type="float" office:value="0.0086281194036965" calcext:value-type="float">
            <text:p>0.0086281194036965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90061707240708" calcext:value-type="float">
            <text:p>0.0090061707240708</text:p>
          </table:table-cell>
          <table:table-cell office:value-type="float" office:value="0.901333333333333" calcext:value-type="float">
            <text:p>0.901333333333333</text:p>
          </table:table-cell>
          <table:table-cell office:value-type="float" office:value="0.0086120071218425" calcext:value-type="float">
            <text:p>0.0086120071218425</text:p>
          </table:table-cell>
          <table:table-cell office:value-type="float" office:value="0.901333333333333" calcext:value-type="float">
            <text:p>0.901333333333333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898333333333333" calcext:value-type="float">
            <text:p>0.898333333333333</text:p>
          </table:table-cell>
          <table:table-cell office:value-type="float" office:value="0.0071686043892022" calcext:value-type="float">
            <text:p>0.0071686043892022</text:p>
          </table:table-cell>
          <table:table-cell office:value-type="float" office:value="0.897666666666667" calcext:value-type="float">
            <text:p>0.897666666666667</text:p>
          </table:table-cell>
          <table:table-cell office:value-type="float" office:value="0.010903618155864" calcext:value-type="float">
            <text:p>0.010903618155864</text:p>
          </table:table-cell>
          <table:table-cell office:value-type="float" office:value="0.900333333333333" calcext:value-type="float">
            <text:p>0.900333333333333</text:p>
          </table:table-cell>
          <table:table-cell office:value-type="float" office:value="0.0057008771254956" calcext:value-type="float">
            <text:p>0.0057008771254956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089752746785574" calcext:value-type="float">
            <text:p>0.0089752746785574</text:p>
          </table:table-cell>
          <table:table-cell office:value-type="float" office:value="0.897333333333333" calcext:value-type="float">
            <text:p>0.897333333333333</text:p>
          </table:table-cell>
          <table:table-cell office:value-type="float" office:value="0.0071297498787358" calcext:value-type="float">
            <text:p>0.0071297498787358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95452140421842" calcext:value-type="float">
            <text:p>0.0095452140421842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080794664290272" calcext:value-type="float">
            <text:p>0.0080794664290272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93244004871329" calcext:value-type="float">
            <text:p>0.0093244004871329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103816076682649" calcext:value-type="float">
            <text:p>0.0103816076682649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124721912892464" calcext:value-type="float">
            <text:p>0.0124721912892464</text:p>
          </table:table-cell>
          <table:table-cell office:value-type="float" office:value="0.897333333333333" calcext:value-type="float">
            <text:p>0.897333333333333</text:p>
          </table:table-cell>
          <table:table-cell office:value-type="float" office:value="0.0097610336428975" calcext:value-type="float">
            <text:p>0.009761033642897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0_</text:p>
          </table:table-cell>
          <table:table-cell office:value-type="float" office:value="0.905666666666667" calcext:value-type="float">
            <text:p>0.905666666666667</text:p>
          </table:table-cell>
          <table:table-cell office:value-type="float" office:value="0.0089442719099991" calcext:value-type="float">
            <text:p>0.0089442719099991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96465307523251" calcext:value-type="float">
            <text:p>0.0096465307523251</text:p>
          </table:table-cell>
          <table:table-cell office:value-type="float" office:value="0.901666666666667" calcext:value-type="float">
            <text:p>0.901666666666667</text:p>
          </table:table-cell>
          <table:table-cell office:value-type="float" office:value="0.0073598007219398" calcext:value-type="float">
            <text:p>0.0073598007219398</text:p>
          </table:table-cell>
          <table:table-cell office:value-type="float" office:value="0.901333333333333" calcext:value-type="float">
            <text:p>0.901333333333333</text:p>
          </table:table-cell>
          <table:table-cell office:value-type="float" office:value="0.0070118946559875" calcext:value-type="float">
            <text:p>0.0070118946559875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072648315725677" calcext:value-type="float">
            <text:p>0.0072648315725677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49159604012508" calcext:value-type="float">
            <text:p>0.0049159604012508</text:p>
          </table:table-cell>
          <table:table-cell office:value-type="float" office:value="0.897666666666667" calcext:value-type="float">
            <text:p>0.897666666666667</text:p>
          </table:table-cell>
          <table:table-cell office:value-type="float" office:value="0.0112175457803092" calcext:value-type="float">
            <text:p>0.0112175457803092</text:p>
          </table:table-cell>
          <table:table-cell office:value-type="float" office:value="0.9" calcext:value-type="float">
            <text:p>0.9</text:p>
          </table:table-cell>
          <table:table-cell office:value-type="float" office:value="0.0070710678118655" calcext:value-type="float">
            <text:p>0.0070710678118655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99721835344343" calcext:value-type="float">
            <text:p>0.0099721835344343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80794664290271" calcext:value-type="float">
            <text:p>0.0080794664290271</text:p>
          </table:table-cell>
          <table:table-cell office:value-type="float" office:value="0.896" calcext:value-type="float">
            <text:p>0.896</text:p>
          </table:table-cell>
          <table:table-cell office:value-type="float" office:value="0.0103816076682649" calcext:value-type="float">
            <text:p>0.0103816076682649</text:p>
          </table:table-cell>
          <table:table-cell office:value-type="float" office:value="0.897333333333333" calcext:value-type="float">
            <text:p>0.897333333333333</text:p>
          </table:table-cell>
          <table:table-cell office:value-type="float" office:value="0.0076011695006608" calcext:value-type="float">
            <text:p>0.0076011695006608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94280904158206" calcext:value-type="float">
            <text:p>0.0094280904158206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07625895273086" calcext:value-type="float">
            <text:p>0.0107625895273086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107367489389376" calcext:value-type="float">
            <text:p>0.0107367489389376</text:p>
          </table:table-cell>
          <table:table-cell office:value-type="float" office:value="0.897333333333333" calcext:value-type="float">
            <text:p>0.897333333333333</text:p>
          </table:table-cell>
          <table:table-cell office:value-type="float" office:value="0.009689627902499" calcext:value-type="float">
            <text:p>0.00968962790249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0_</text:p>
          </table:table-cell>
          <table:table-cell office:value-type="float" office:value="0.905666666666667" calcext:value-type="float">
            <text:p>0.905666666666667</text:p>
          </table:table-cell>
          <table:table-cell office:value-type="float" office:value="0.0096176920308357" calcext:value-type="float">
            <text:p>0.0096176920308357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94721814922552" calcext:value-type="float">
            <text:p>0.0094721814922552</text:p>
          </table:table-cell>
          <table:table-cell office:value-type="float" office:value="0.902666666666667" calcext:value-type="float">
            <text:p>0.902666666666667</text:p>
          </table:table-cell>
          <table:table-cell office:value-type="float" office:value="0.0084656167328002" calcext:value-type="float">
            <text:p>0.0084656167328002</text:p>
          </table:table-cell>
          <table:table-cell office:value-type="float" office:value="0.901666666666667" calcext:value-type="float">
            <text:p>0.901666666666667</text:p>
          </table:table-cell>
          <table:table-cell office:value-type="float" office:value="0.0058925565098879" calcext:value-type="float">
            <text:p>0.0058925565098879</text:p>
          </table:table-cell>
          <table:table-cell office:value-type="float" office:value="0.898666666666667" calcext:value-type="float">
            <text:p>0.898666666666667</text:p>
          </table:table-cell>
          <table:table-cell office:value-type="float" office:value="0.0072072494368132" calcext:value-type="float">
            <text:p>0.0072072494368132</text:p>
          </table:table-cell>
          <table:table-cell office:value-type="float" office:value="0.897666666666667" calcext:value-type="float">
            <text:p>0.897666666666667</text:p>
          </table:table-cell>
          <table:table-cell office:value-type="float" office:value="0.0054772255750516" calcext:value-type="float">
            <text:p>0.0054772255750516</text:p>
          </table:table-cell>
          <table:table-cell office:value-type="float" office:value="0.898666666666667" calcext:value-type="float">
            <text:p>0.898666666666667</text:p>
          </table:table-cell>
          <table:table-cell office:value-type="float" office:value="0.0103010247602416" calcext:value-type="float">
            <text:p>0.0103010247602416</text:p>
          </table:table-cell>
          <table:table-cell office:value-type="float" office:value="0.899666666666667" calcext:value-type="float">
            <text:p>0.899666666666667</text:p>
          </table:table-cell>
          <table:table-cell office:value-type="float" office:value="0.0081137742964253" calcext:value-type="float">
            <text:p>0.0081137742964253</text:p>
          </table:table-cell>
          <table:table-cell office:value-type="float" office:value="0.897666666666667" calcext:value-type="float">
            <text:p>0.897666666666667</text:p>
          </table:table-cell>
          <table:table-cell office:value-type="float" office:value="0.0091742392963485" calcext:value-type="float">
            <text:p>0.0091742392963485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74161984870956" calcext:value-type="float">
            <text:p>0.0074161984870956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95306523036638" calcext:value-type="float">
            <text:p>0.0095306523036638</text:p>
          </table:table-cell>
          <table:table-cell office:value-type="float" office:value="0.897333333333333" calcext:value-type="float">
            <text:p>0.897333333333333</text:p>
          </table:table-cell>
          <table:table-cell office:value-type="float" office:value="0.0072264944628929" calcext:value-type="float">
            <text:p>0.0072264944628929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107625895273086" calcext:value-type="float">
            <text:p>0.0107625895273086</text:p>
          </table:table-cell>
          <table:table-cell office:value-type="float" office:value="0.898333333333333" calcext:value-type="float">
            <text:p>0.898333333333333</text:p>
          </table:table-cell>
          <table:table-cell office:value-type="float" office:value="0.0106066017177982" calcext:value-type="float">
            <text:p>0.0106066017177982</text:p>
          </table:table-cell>
          <table:table-cell office:value-type="float" office:value="0.898" calcext:value-type="float">
            <text:p>0.898</text:p>
          </table:table-cell>
          <table:table-cell office:value-type="float" office:value="0.0096032401939252" calcext:value-type="float">
            <text:p>0.00960324019392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0_</text:p>
          </table:table-cell>
          <table:table-cell office:value-type="float" office:value="0.905266666666667" calcext:value-type="float">
            <text:p>0.905266666666667</text:p>
          </table:table-cell>
          <table:table-cell office:value-type="float" office:value="0.0083807569207296" calcext:value-type="float">
            <text:p>0.0083807569207296</text:p>
          </table:table-cell>
          <table:table-cell office:value-type="float" office:value="0.8842" calcext:value-type="float">
            <text:p>0.8842</text:p>
          </table:table-cell>
          <table:table-cell office:value-type="float" office:value="0.00857040208267244" calcext:value-type="float">
            <text:p>0.00857040208267244</text:p>
          </table:table-cell>
          <table:table-cell office:value-type="float" office:value="0.900466666666667" calcext:value-type="float">
            <text:p>0.900466666666667</text:p>
          </table:table-cell>
          <table:table-cell office:value-type="float" office:value="0.00734015332315118" calcext:value-type="float">
            <text:p>0.00734015332315118</text:p>
          </table:table-cell>
          <table:table-cell office:value-type="float" office:value="0.900733333333333" calcext:value-type="float">
            <text:p>0.900733333333333</text:p>
          </table:table-cell>
          <table:table-cell office:value-type="float" office:value="0.0074350099755827" calcext:value-type="float">
            <text:p>0.0074350099755827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00727605225933968" calcext:value-type="float">
            <text:p>0.00727605225933968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00557238650806594" calcext:value-type="float">
            <text:p>0.00557238650806594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0102171155132392" calcext:value-type="float">
            <text:p>0.0102171155132392</text:p>
          </table:table-cell>
          <table:table-cell office:value-type="float" office:value="0.899733333333333" calcext:value-type="float">
            <text:p>0.899733333333333</text:p>
          </table:table-cell>
          <table:table-cell office:value-type="float" office:value="0.00617808715306288" calcext:value-type="float">
            <text:p>0.00617808715306288</text:p>
          </table:table-cell>
          <table:table-cell office:value-type="float" office:value="0.896066666666667" calcext:value-type="float">
            <text:p>0.896066666666667</text:p>
          </table:table-cell>
          <table:table-cell office:value-type="float" office:value="0.00837837577168396" calcext:value-type="float">
            <text:p>0.00837837577168396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811774560930406" calcext:value-type="float">
            <text:p>0.00811774560930406</text:p>
          </table:table-cell>
          <table:table-cell office:value-type="float" office:value="0.897066666666667" calcext:value-type="float">
            <text:p>0.897066666666667</text:p>
          </table:table-cell>
          <table:table-cell office:value-type="float" office:value="0.00926917079869272" calcext:value-type="float">
            <text:p>0.00926917079869272</text:p>
          </table:table-cell>
          <table:table-cell office:value-type="float" office:value="0.897133333333333" calcext:value-type="float">
            <text:p>0.897133333333333</text:p>
          </table:table-cell>
          <table:table-cell office:value-type="float" office:value="0.00816570129105208" calcext:value-type="float">
            <text:p>0.00816570129105208</text:p>
          </table:table-cell>
          <table:table-cell office:value-type="float" office:value="0.894066666666667" calcext:value-type="float">
            <text:p>0.894066666666667</text:p>
          </table:table-cell>
          <table:table-cell office:value-type="float" office:value="0.00982814831922264" calcext:value-type="float">
            <text:p>0.00982814831922264</text:p>
          </table:table-cell>
          <table:table-cell office:value-type="float" office:value="0.8916" calcext:value-type="float">
            <text:p>0.8916</text:p>
          </table:table-cell>
          <table:table-cell office:value-type="float" office:value="0.0102268485774576" calcext:value-type="float">
            <text:p>0.0102268485774576</text:p>
          </table:table-cell>
          <table:table-cell office:value-type="float" office:value="0.895733333333333" calcext:value-type="float">
            <text:p>0.895733333333333</text:p>
          </table:table-cell>
          <table:table-cell office:value-type="float" office:value="0.0102103199808278" calcext:value-type="float">
            <text:p>0.0102103199808278</text:p>
          </table:table-cell>
          <table:table-cell office:value-type="float" office:value="0.897666666666667" calcext:value-type="float">
            <text:p>0.897666666666667</text:p>
          </table:table-cell>
          <table:table-cell office:value-type="float" office:value="0.00933059570139146" calcext:value-type="float">
            <text:p>0.0093305957013914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" calcext:value-type="float">
            <text:p>0.89</text:p>
          </table:table-cell>
          <table:table-cell office:value-type="float" office:value="0.0083333333333333" calcext:value-type="float">
            <text:p>0.0083333333333333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121335164821341" calcext:value-type="float">
            <text:p>0.0121335164821341</text:p>
          </table:table-cell>
          <table:table-cell office:value-type="float" office:value="0.89" calcext:value-type="float">
            <text:p>0.89</text:p>
          </table:table-cell>
          <table:table-cell office:value-type="float" office:value="0.0055277079839256" calcext:value-type="float">
            <text:p>0.0055277079839256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01789543230682" calcext:value-type="float">
            <text:p>0.010178954323068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75092535507125" calcext:value-type="float">
            <text:p>0.0075092535507125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68109389139008" calcext:value-type="float">
            <text:p>0.0068109389139008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81137742964253" calcext:value-type="float">
            <text:p>0.0081137742964253</text:p>
          </table:table-cell>
          <table:table-cell office:value-type="float" office:value="0.89" calcext:value-type="float">
            <text:p>0.89</text:p>
          </table:table-cell>
          <table:table-cell office:value-type="float" office:value="0.0085796917841558" calcext:value-type="float">
            <text:p>0.008579691784155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584522597225" calcext:value-type="float">
            <text:p>0.0058452259722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80450122574314" calcext:value-type="float">
            <text:p>0.0080450122574314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57938103206428" calcext:value-type="float">
            <text:p>0.0157938103206428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10903618155864" calcext:value-type="float">
            <text:p>0.010903618155864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76739096221475" calcext:value-type="float">
            <text:p>0.0076739096221475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54518090779319" calcext:value-type="float">
            <text:p>0.0054518090779319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91742392963485" calcext:value-type="float">
            <text:p>0.009174239296348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114624992426996" calcext:value-type="float">
            <text:p>0.0114624992426996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89752746785574" calcext:value-type="float">
            <text:p>0.0089752746785574</text:p>
          </table:table-cell>
          <table:table-cell office:value-type="float" office:value="0.897333333333333" calcext:value-type="float">
            <text:p>0.897333333333333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75092535507125" calcext:value-type="float">
            <text:p>0.0075092535507125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76739096221475" calcext:value-type="float">
            <text:p>0.0076739096221475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06066017177982" calcext:value-type="float">
            <text:p>0.0106066017177982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00692049779954" calcext:value-type="float">
            <text:p>0.0100692049779954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60092521257733" calcext:value-type="float">
            <text:p>0.0060092521257733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07108460087063" calcext:value-type="float">
            <text:p>0.0107108460087063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87082336517421" calcext:value-type="float">
            <text:p>0.0087082336517421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92496246170077" calcext:value-type="float">
            <text:p>0.0092496246170077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58214163988576" calcext:value-type="float">
            <text:p>0.0058214163988576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8249579113843" calcext:value-type="float">
            <text:p>0.008249579113843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84162541153017" calcext:value-type="float">
            <text:p>0.0084162541153017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93985814532478" calcext:value-type="float">
            <text:p>0.009398581453247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85309892613798" calcext:value-type="float">
            <text:p>0.0085309892613798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81308739451003" calcext:value-type="float">
            <text:p>0.0081308739451003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75461542817811" calcext:value-type="float">
            <text:p>0.0075461542817811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77817450199525" calcext:value-type="float">
            <text:p>0.0077817450199525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078528126595931" calcext:value-type="float">
            <text:p>0.0078528126595931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65192024052026" calcext:value-type="float">
            <text:p>0.0065192024052026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099999999999999" calcext:value-type="float">
            <text:p>0.0099999999999999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92496246170077" calcext:value-type="float">
            <text:p>0.0092496246170077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75092535507125" calcext:value-type="float">
            <text:p>0.0075092535507125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67082039324993" calcext:value-type="float">
            <text:p>0.0067082039324993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56519416526043" calcext:value-type="float">
            <text:p>0.0056519416526043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8787617550976" calcext:value-type="float">
            <text:p>0.008787617550976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90215790684828" calcext:value-type="float">
            <text:p>0.0090215790684828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91590877760227" calcext:value-type="float">
            <text:p>0.009159087776022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07625895273086" calcext:value-type="float">
            <text:p>0.0107625895273086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114503760248784" calcext:value-type="float">
            <text:p>0.0114503760248784</text:p>
          </table:table-cell>
          <table:table-cell office:value-type="float" office:value="0.897666666666667" calcext:value-type="float">
            <text:p>0.897666666666667</text:p>
          </table:table-cell>
          <table:table-cell office:value-type="float" office:value="0.0101105005920686" calcext:value-type="float">
            <text:p>0.0101105005920686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65616732283431" calcext:value-type="float">
            <text:p>0.0065616732283431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66248689714506" calcext:value-type="float">
            <text:p>0.0066248689714506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93244004871328" calcext:value-type="float">
            <text:p>0.0093244004871328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076376261582597" calcext:value-type="float">
            <text:p>0.0076376261582597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89442719099991" calcext:value-type="float">
            <text:p>0.0089442719099991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84983658559879" calcext:value-type="float">
            <text:p>0.0084983658559879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65192024052026" calcext:value-type="float">
            <text:p>0.0065192024052026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91590877760226" calcext:value-type="float">
            <text:p>0.0091590877760226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068718427093627" calcext:value-type="float">
            <text:p>0.0068718427093627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81308739451002" calcext:value-type="float">
            <text:p>0.008130873945100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109671225842413" calcext:value-type="float">
            <text:p>0.0109671225842413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116308975482452" calcext:value-type="float">
            <text:p>0.0116308975482452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103413947049923" calcext:value-type="float">
            <text:p>0.0103413947049923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78704793020783" calcext:value-type="float">
            <text:p>0.0078704793020783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70316743699096" calcext:value-type="float">
            <text:p>0.0070316743699096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78704793020783" calcext:value-type="float">
            <text:p>0.0078704793020783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69121471177758" calcext:value-type="float">
            <text:p>0.0069121471177758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0073029674334021" calcext:value-type="float">
            <text:p>0.0073029674334021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72264944628929" calcext:value-type="float">
            <text:p>0.0072264944628929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87717982446271" calcext:value-type="float">
            <text:p>0.0087717982446271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8249579113843" calcext:value-type="float">
            <text:p>0.008249579113843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097467943448089" calcext:value-type="float">
            <text:p>0.0097467943448089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69721668877839" calcext:value-type="float">
            <text:p>0.0069721668877839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94280904158206" calcext:value-type="float">
            <text:p>0.00942809041582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2533333333333" calcext:value-type="float">
            <text:p>0.892533333333333</text:p>
          </table:table-cell>
          <table:table-cell office:value-type="float" office:value="0.0100113067897925" calcext:value-type="float">
            <text:p>0.0100113067897925</text:p>
          </table:table-cell>
          <table:table-cell office:value-type="float" office:value="0.892533333333333" calcext:value-type="float">
            <text:p>0.892533333333333</text:p>
          </table:table-cell>
          <table:table-cell office:value-type="float" office:value="0.00885972298916248" calcext:value-type="float">
            <text:p>0.00885972298916248</text:p>
          </table:table-cell>
          <table:table-cell office:value-type="float" office:value="0.895866666666667" calcext:value-type="float">
            <text:p>0.895866666666667</text:p>
          </table:table-cell>
          <table:table-cell office:value-type="float" office:value="0.00994757295855564" calcext:value-type="float">
            <text:p>0.00994757295855564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700305366936812" calcext:value-type="float">
            <text:p>0.00700305366936812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787013943948182" calcext:value-type="float">
            <text:p>0.00787013943948182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843084244465822" calcext:value-type="float">
            <text:p>0.00843084244465822</text:p>
          </table:table-cell>
          <table:table-cell office:value-type="float" office:value="0.893466666666667" calcext:value-type="float">
            <text:p>0.893466666666667</text:p>
          </table:table-cell>
          <table:table-cell office:value-type="float" office:value="0.00788045141593172" calcext:value-type="float">
            <text:p>0.00788045141593172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00696305298597516" calcext:value-type="float">
            <text:p>0.00696305298597516</text:p>
          </table:table-cell>
          <table:table-cell office:value-type="float" office:value="0.894733333333333" calcext:value-type="float">
            <text:p>0.894733333333333</text:p>
          </table:table-cell>
          <table:table-cell office:value-type="float" office:value="0.00902939136412738" calcext:value-type="float">
            <text:p>0.00902939136412738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0725244818361" calcext:value-type="float">
            <text:p>0.00725244818361</text:p>
          </table:table-cell>
          <table:table-cell office:value-type="float" office:value="0.893933333333333" calcext:value-type="float">
            <text:p>0.893933333333333</text:p>
          </table:table-cell>
          <table:table-cell office:value-type="float" office:value="0.00799747195575336" calcext:value-type="float">
            <text:p>0.00799747195575336</text:p>
          </table:table-cell>
          <table:table-cell office:value-type="float" office:value="0.891466666666667" calcext:value-type="float">
            <text:p>0.891466666666667</text:p>
          </table:table-cell>
          <table:table-cell office:value-type="float" office:value="0.0093203262582094" calcext:value-type="float">
            <text:p>0.0093203262582094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74291515452743" calcext:value-type="float">
            <text:p>0.0074291515452743</text:p>
          </table:table-cell>
          <table:table-cell office:value-type="float" office:value="0.891866666666667" calcext:value-type="float">
            <text:p>0.891866666666667</text:p>
          </table:table-cell>
          <table:table-cell office:value-type="float" office:value="0.0087233976815596" calcext:value-type="float">
            <text:p>0.0087233976815596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0073467303717726" calcext:value-type="float">
            <text:p>0.0073467303717726</text:p>
          </table:table-cell>
          <table:table-cell office:value-type="float" office:value="0.893933333333333" calcext:value-type="float">
            <text:p>0.893933333333333</text:p>
          </table:table-cell>
          <table:table-cell office:value-type="float" office:value="0.00905817457730796" calcext:value-type="float">
            <text:p>0.0090581745773079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1_</text:p>
          </table:table-cell>
          <table:table-cell office:value-type="float" office:value="0.852" calcext:value-type="float">
            <text:p>0.852</text:p>
          </table:table-cell>
          <table:table-cell office:value-type="float" office:value="0.0122983738762488" calcext:value-type="float">
            <text:p>0.0122983738762488</text:p>
          </table:table-cell>
          <table:table-cell office:value-type="float" office:value="0.828" calcext:value-type="float">
            <text:p>0.828</text:p>
          </table:table-cell>
          <table:table-cell office:value-type="float" office:value="0.0122027148618658" calcext:value-type="float">
            <text:p>0.0122027148618658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111663557170636" calcext:value-type="float">
            <text:p>0.0111663557170636</text:p>
          </table:table-cell>
          <table:table-cell office:value-type="float" office:value="0.84775" calcext:value-type="float">
            <text:p>0.84775</text:p>
          </table:table-cell>
          <table:table-cell office:value-type="float" office:value="0.0115717868110331" calcext:value-type="float">
            <text:p>0.0115717868110331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17060347684432" calcext:value-type="float">
            <text:p>0.0117060347684432</text:p>
          </table:table-cell>
          <table:table-cell office:value-type="float" office:value="0.84075" calcext:value-type="float">
            <text:p>0.84075</text:p>
          </table:table-cell>
          <table:table-cell office:value-type="float" office:value="0.014158698739644" calcext:value-type="float">
            <text:p>0.014158698739644</text:p>
          </table:table-cell>
          <table:table-cell office:value-type="float" office:value="0.846" calcext:value-type="float">
            <text:p>0.846</text:p>
          </table:table-cell>
          <table:table-cell office:value-type="float" office:value="0.0100545387760951" calcext:value-type="float">
            <text:p>0.0100545387760951</text:p>
          </table:table-cell>
          <table:table-cell office:value-type="float" office:value="0.84425" calcext:value-type="float">
            <text:p>0.84425</text:p>
          </table:table-cell>
          <table:table-cell office:value-type="float" office:value="0.0150675562053041" calcext:value-type="float">
            <text:p>0.0150675562053041</text:p>
          </table:table-cell>
          <table:table-cell office:value-type="float" office:value="0.838" calcext:value-type="float">
            <text:p>0.838</text:p>
          </table:table-cell>
          <table:table-cell office:value-type="float" office:value="0.0139921853189556" calcext:value-type="float">
            <text:p>0.0139921853189556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0204060346466431" calcext:value-type="float">
            <text:p>0.0204060346466431</text:p>
          </table:table-cell>
          <table:table-cell office:value-type="float" office:value="0.839" calcext:value-type="float">
            <text:p>0.839</text:p>
          </table:table-cell>
          <table:table-cell office:value-type="float" office:value="0.013930631715755" calcext:value-type="float">
            <text:p>0.013930631715755</text:p>
          </table:table-cell>
          <table:table-cell office:value-type="float" office:value="0.8435" calcext:value-type="float">
            <text:p>0.8435</text:p>
          </table:table-cell>
          <table:table-cell office:value-type="float" office:value="0.0067546280430531" calcext:value-type="float">
            <text:p>0.0067546280430531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56224997999679" calcext:value-type="float">
            <text:p>0.0156224997999679</text:p>
          </table:table-cell>
          <table:table-cell office:value-type="float" office:value="0.83775" calcext:value-type="float">
            <text:p>0.83775</text:p>
          </table:table-cell>
          <table:table-cell office:value-type="float" office:value="0.0162355705166156" calcext:value-type="float">
            <text:p>0.0162355705166156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142412253686261" calcext:value-type="float">
            <text:p>0.0142412253686261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0141144872382952" calcext:value-type="float">
            <text:p>0.014114487238295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1_</text:p>
          </table:table-cell>
          <table:table-cell office:value-type="float" office:value="0.85775" calcext:value-type="float">
            <text:p>0.85775</text:p>
          </table:table-cell>
          <table:table-cell office:value-type="float" office:value="0.0122601998352392" calcext:value-type="float">
            <text:p>0.0122601998352392</text:p>
          </table:table-cell>
          <table:table-cell office:value-type="float" office:value="0.83175" calcext:value-type="float">
            <text:p>0.83175</text:p>
          </table:table-cell>
          <table:table-cell office:value-type="float" office:value="0.0151193171142085" calcext:value-type="float">
            <text:p>0.0151193171142085</text:p>
          </table:table-cell>
          <table:table-cell office:value-type="float" office:value="0.8485" calcext:value-type="float">
            <text:p>0.8485</text:p>
          </table:table-cell>
          <table:table-cell office:value-type="float" office:value="0.0084502218905778" calcext:value-type="float">
            <text:p>0.0084502218905778</text:p>
          </table:table-cell>
          <table:table-cell office:value-type="float" office:value="0.84775" calcext:value-type="float">
            <text:p>0.84775</text:p>
          </table:table-cell>
          <table:table-cell office:value-type="float" office:value="0.0087231731611839" calcext:value-type="float">
            <text:p>0.0087231731611839</text:p>
          </table:table-cell>
          <table:table-cell office:value-type="float" office:value="0.84475" calcext:value-type="float">
            <text:p>0.84475</text:p>
          </table:table-cell>
          <table:table-cell office:value-type="float" office:value="0.0091600354802805" calcext:value-type="float">
            <text:p>0.0091600354802805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17260393995586" calcext:value-type="float">
            <text:p>0.0117260393995586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131279758531161" calcext:value-type="float">
            <text:p>0.0131279758531161</text:p>
          </table:table-cell>
          <table:table-cell office:value-type="float" office:value="0.84725" calcext:value-type="float">
            <text:p>0.84725</text:p>
          </table:table-cell>
          <table:table-cell office:value-type="float" office:value="0.0098979164474145" calcext:value-type="float">
            <text:p>0.0098979164474145</text:p>
          </table:table-cell>
          <table:table-cell office:value-type="float" office:value="0.8435" calcext:value-type="float">
            <text:p>0.8435</text:p>
          </table:table-cell>
          <table:table-cell office:value-type="float" office:value="0.0135323686027243" calcext:value-type="float">
            <text:p>0.0135323686027243</text:p>
          </table:table-cell>
          <table:table-cell office:value-type="float" office:value="0.84125" calcext:value-type="float">
            <text:p>0.84125</text:p>
          </table:table-cell>
          <table:table-cell office:value-type="float" office:value="0.0130204166599998" calcext:value-type="float">
            <text:p>0.0130204166599998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06800046816468" calcext:value-type="float">
            <text:p>0.0106800046816468</text:p>
          </table:table-cell>
          <table:table-cell office:value-type="float" office:value="0.84875" calcext:value-type="float">
            <text:p>0.84875</text:p>
          </table:table-cell>
          <table:table-cell office:value-type="float" office:value="0.0092280144126458" calcext:value-type="float">
            <text:p>0.0092280144126458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50416089564912" calcext:value-type="float">
            <text:p>0.0150416089564912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0159589316685046" calcext:value-type="float">
            <text:p>0.0159589316685046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0133346353530945" calcext:value-type="float">
            <text:p>0.0133346353530945</text:p>
          </table:table-cell>
          <table:table-cell office:value-type="float" office:value="0.84575" calcext:value-type="float">
            <text:p>0.84575</text:p>
          </table:table-cell>
          <table:table-cell office:value-type="float" office:value="0.0135092560861062" calcext:value-type="float">
            <text:p>0.013509256086106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1_</text:p>
          </table:table-cell>
          <table:table-cell office:value-type="float" office:value="0.85925" calcext:value-type="float">
            <text:p>0.85925</text:p>
          </table:table-cell>
          <table:table-cell office:value-type="float" office:value="0.0084131593352319" calcext:value-type="float">
            <text:p>0.0084131593352319</text:p>
          </table:table-cell>
          <table:table-cell office:value-type="float" office:value="0.833" calcext:value-type="float">
            <text:p>0.833</text:p>
          </table:table-cell>
          <table:table-cell office:value-type="float" office:value="0.0160711309496251" calcext:value-type="float">
            <text:p>0.0160711309496251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0124058957757995" calcext:value-type="float">
            <text:p>0.0124058957757995</text:p>
          </table:table-cell>
          <table:table-cell office:value-type="float" office:value="0.848" calcext:value-type="float">
            <text:p>0.848</text:p>
          </table:table-cell>
          <table:table-cell office:value-type="float" office:value="0.0094207218407084" calcext:value-type="float">
            <text:p>0.0094207218407084</text:p>
          </table:table-cell>
          <table:table-cell office:value-type="float" office:value="0.84575" calcext:value-type="float">
            <text:p>0.84575</text:p>
          </table:table-cell>
          <table:table-cell office:value-type="float" office:value="0.0075828754440515" calcext:value-type="float">
            <text:p>0.0075828754440515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0141034127075683" calcext:value-type="float">
            <text:p>0.0141034127075683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56224997999679" calcext:value-type="float">
            <text:p>0.0156224997999679</text:p>
          </table:table-cell>
          <table:table-cell office:value-type="float" office:value="0.84875" calcext:value-type="float">
            <text:p>0.84875</text:p>
          </table:table-cell>
          <table:table-cell office:value-type="float" office:value="0.0103455908482792" calcext:value-type="float">
            <text:p>0.0103455908482792</text:p>
          </table:table-cell>
          <table:table-cell office:value-type="float" office:value="0.8435" calcext:value-type="float">
            <text:p>0.8435</text:p>
          </table:table-cell>
          <table:table-cell office:value-type="float" office:value="0.0117725846779711" calcext:value-type="float">
            <text:p>0.0117725846779711</text:p>
          </table:table-cell>
          <table:table-cell office:value-type="float" office:value="0.83975" calcext:value-type="float">
            <text:p>0.83975</text:p>
          </table:table-cell>
          <table:table-cell office:value-type="float" office:value="0.0132994360782704" calcext:value-type="float">
            <text:p>0.0132994360782704</text:p>
          </table:table-cell>
          <table:table-cell office:value-type="float" office:value="0.84425" calcext:value-type="float">
            <text:p>0.84425</text:p>
          </table:table-cell>
          <table:table-cell office:value-type="float" office:value="0.0118453577404821" calcext:value-type="float">
            <text:p>0.0118453577404821</text:p>
          </table:table-cell>
          <table:table-cell office:value-type="float" office:value="0.84775" calcext:value-type="float">
            <text:p>0.84775</text:p>
          </table:table-cell>
          <table:table-cell office:value-type="float" office:value="0.0112985065384766" calcext:value-type="float">
            <text:p>0.0112985065384766</text:p>
          </table:table-cell>
          <table:table-cell office:value-type="float" office:value="0.84525" calcext:value-type="float">
            <text:p>0.84525</text:p>
          </table:table-cell>
          <table:table-cell office:value-type="float" office:value="0.016090564005031" calcext:value-type="float">
            <text:p>0.016090564005031</text:p>
          </table:table-cell>
          <table:table-cell office:value-type="float" office:value="0.8385" calcext:value-type="float">
            <text:p>0.8385</text:p>
          </table:table-cell>
          <table:table-cell office:value-type="float" office:value="0.0138744369255116" calcext:value-type="float">
            <text:p>0.0138744369255116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0121706614446381" calcext:value-type="float">
            <text:p>0.0121706614446381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108108741552198" calcext:value-type="float">
            <text:p>0.010810874155219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1_</text:p>
          </table:table-cell>
          <table:table-cell office:value-type="float" office:value="0.85475" calcext:value-type="float">
            <text:p>0.85475</text:p>
          </table:table-cell>
          <table:table-cell office:value-type="float" office:value="0.0115040753648435" calcext:value-type="float">
            <text:p>0.0115040753648435</text:p>
          </table:table-cell>
          <table:table-cell office:value-type="float" office:value="0.83375" calcext:value-type="float">
            <text:p>0.83375</text:p>
          </table:table-cell>
          <table:table-cell office:value-type="float" office:value="0.0133755840993954" calcext:value-type="float">
            <text:p>0.0133755840993954</text:p>
          </table:table-cell>
          <table:table-cell office:value-type="float" office:value="0.84975" calcext:value-type="float">
            <text:p>0.84975</text:p>
          </table:table-cell>
          <table:table-cell office:value-type="float" office:value="0.0098186684433277" calcext:value-type="float">
            <text:p>0.0098186684433277</text:p>
          </table:table-cell>
          <table:table-cell office:value-type="float" office:value="0.848" calcext:value-type="float">
            <text:p>0.848</text:p>
          </table:table-cell>
          <table:table-cell office:value-type="float" office:value="0.010062305898749" calcext:value-type="float">
            <text:p>0.010062305898749</text:p>
          </table:table-cell>
          <table:table-cell office:value-type="float" office:value="0.84675" calcext:value-type="float">
            <text:p>0.84675</text:p>
          </table:table-cell>
          <table:table-cell office:value-type="float" office:value="0.0093374246984915" calcext:value-type="float">
            <text:p>0.0093374246984915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26676260601581" calcext:value-type="float">
            <text:p>0.0126676260601581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42795745734948" calcext:value-type="float">
            <text:p>0.0142795745734948</text:p>
          </table:table-cell>
          <table:table-cell office:value-type="float" office:value="0.8465" calcext:value-type="float">
            <text:p>0.8465</text:p>
          </table:table-cell>
          <table:table-cell office:value-type="float" office:value="0.0122282971013955" calcext:value-type="float">
            <text:p>0.0122282971013955</text:p>
          </table:table-cell>
          <table:table-cell office:value-type="float" office:value="0.84525" calcext:value-type="float">
            <text:p>0.84525</text:p>
          </table:table-cell>
          <table:table-cell office:value-type="float" office:value="0.0104358157323708" calcext:value-type="float">
            <text:p>0.0104358157323708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0098979164474146" calcext:value-type="float">
            <text:p>0.0098979164474146</text:p>
          </table:table-cell>
          <table:table-cell office:value-type="float" office:value="0.84475" calcext:value-type="float">
            <text:p>0.84475</text:p>
          </table:table-cell>
          <table:table-cell office:value-type="float" office:value="0.0096176920308356" calcext:value-type="float">
            <text:p>0.0096176920308356</text:p>
          </table:table-cell>
          <table:table-cell office:value-type="float" office:value="0.84925" calcext:value-type="float">
            <text:p>0.84925</text:p>
          </table:table-cell>
          <table:table-cell office:value-type="float" office:value="0.011679308626798" calcext:value-type="float">
            <text:p>0.011679308626798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46041518069348" calcext:value-type="float">
            <text:p>0.0146041518069348</text:p>
          </table:table-cell>
          <table:table-cell office:value-type="float" office:value="0.838" calcext:value-type="float">
            <text:p>0.838</text:p>
          </table:table-cell>
          <table:table-cell office:value-type="float" office:value="0.0141034127075683" calcext:value-type="float">
            <text:p>0.0141034127075683</text:p>
          </table:table-cell>
          <table:table-cell office:value-type="float" office:value="0.8465" calcext:value-type="float">
            <text:p>0.8465</text:p>
          </table:table-cell>
          <table:table-cell office:value-type="float" office:value="0.0115040753648435" calcext:value-type="float">
            <text:p>0.0115040753648435</text:p>
          </table:table-cell>
          <table:table-cell office:value-type="float" office:value="0.8435" calcext:value-type="float">
            <text:p>0.8435</text:p>
          </table:table-cell>
          <table:table-cell office:value-type="float" office:value="0.0091172912644051" calcext:value-type="float">
            <text:p>0.009117291264405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1_</text:p>
          </table:table-cell>
          <table:table-cell office:value-type="float" office:value="0.8555" calcext:value-type="float">
            <text:p>0.8555</text:p>
          </table:table-cell>
          <table:table-cell office:value-type="float" office:value="0.0085055129181019" calcext:value-type="float">
            <text:p>0.0085055129181019</text:p>
          </table:table-cell>
          <table:table-cell office:value-type="float" office:value="0.833" calcext:value-type="float">
            <text:p>0.833</text:p>
          </table:table-cell>
          <table:table-cell office:value-type="float" office:value="0.0126429328084902" calcext:value-type="float">
            <text:p>0.0126429328084902</text:p>
          </table:table-cell>
          <table:table-cell office:value-type="float" office:value="0.84675" calcext:value-type="float">
            <text:p>0.84675</text:p>
          </table:table-cell>
          <table:table-cell office:value-type="float" office:value="0.0123300952956577" calcext:value-type="float">
            <text:p>0.0123300952956577</text:p>
          </table:table-cell>
          <table:table-cell office:value-type="float" office:value="0.84775" calcext:value-type="float">
            <text:p>0.84775</text:p>
          </table:table-cell>
          <table:table-cell office:value-type="float" office:value="0.0119045684508091" calcext:value-type="float">
            <text:p>0.0119045684508091</text:p>
          </table:table-cell>
          <table:table-cell office:value-type="float" office:value="0.84575" calcext:value-type="float">
            <text:p>0.84575</text:p>
          </table:table-cell>
          <table:table-cell office:value-type="float" office:value="0.0092533777616608" calcext:value-type="float">
            <text:p>0.0092533777616608</text:p>
          </table:table-cell>
          <table:table-cell office:value-type="float" office:value="0.84575" calcext:value-type="float">
            <text:p>0.84575</text:p>
          </table:table-cell>
          <table:table-cell office:value-type="float" office:value="0.0126429328084902" calcext:value-type="float">
            <text:p>0.0126429328084902</text:p>
          </table:table-cell>
          <table:table-cell office:value-type="float" office:value="0.84475" calcext:value-type="float">
            <text:p>0.84475</text:p>
          </table:table-cell>
          <table:table-cell office:value-type="float" office:value="0.0135612038551155" calcext:value-type="float">
            <text:p>0.0135612038551155</text:p>
          </table:table-cell>
          <table:table-cell office:value-type="float" office:value="0.84675" calcext:value-type="float">
            <text:p>0.84675</text:p>
          </table:table-cell>
          <table:table-cell office:value-type="float" office:value="0.012170661444638" calcext:value-type="float">
            <text:p>0.012170661444638</text:p>
          </table:table-cell>
          <table:table-cell office:value-type="float" office:value="0.846" calcext:value-type="float">
            <text:p>0.846</text:p>
          </table:table-cell>
          <table:table-cell office:value-type="float" office:value="0.0110891275581084" calcext:value-type="float">
            <text:p>0.0110891275581084</text:p>
          </table:table-cell>
          <table:table-cell office:value-type="float" office:value="0.84125" calcext:value-type="float">
            <text:p>0.84125</text:p>
          </table:table-cell>
          <table:table-cell office:value-type="float" office:value="0.0120545634512412" calcext:value-type="float">
            <text:p>0.0120545634512412</text:p>
          </table:table-cell>
          <table:table-cell office:value-type="float" office:value="0.84425" calcext:value-type="float">
            <text:p>0.84425</text:p>
          </table:table-cell>
          <table:table-cell office:value-type="float" office:value="0.0107019273965019" calcext:value-type="float">
            <text:p>0.0107019273965019</text:p>
          </table:table-cell>
          <table:table-cell office:value-type="float" office:value="0.8465" calcext:value-type="float">
            <text:p>0.8465</text:p>
          </table:table-cell>
          <table:table-cell office:value-type="float" office:value="0.0122920197689394" calcext:value-type="float">
            <text:p>0.0122920197689394</text:p>
          </table:table-cell>
          <table:table-cell office:value-type="float" office:value="0.8435" calcext:value-type="float">
            <text:p>0.8435</text:p>
          </table:table-cell>
          <table:table-cell office:value-type="float" office:value="0.0137329439669723" calcext:value-type="float">
            <text:p>0.0137329439669723</text:p>
          </table:table-cell>
          <table:table-cell office:value-type="float" office:value="0.8385" calcext:value-type="float">
            <text:p>0.8385</text:p>
          </table:table-cell>
          <table:table-cell office:value-type="float" office:value="0.0121963109176504" calcext:value-type="float">
            <text:p>0.0121963109176504</text:p>
          </table:table-cell>
          <table:table-cell office:value-type="float" office:value="0.84725" calcext:value-type="float">
            <text:p>0.84725</text:p>
          </table:table-cell>
          <table:table-cell office:value-type="float" office:value="0.0090743457064407" calcext:value-type="float">
            <text:p>0.0090743457064407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17924764150707" calcext:value-type="float">
            <text:p>0.01179247641507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1_</text:p>
          </table:table-cell>
          <table:table-cell office:value-type="float" office:value="0.85585" calcext:value-type="float">
            <text:p>0.85585</text:p>
          </table:table-cell>
          <table:table-cell office:value-type="float" office:value="0.0105962642659331" calcext:value-type="float">
            <text:p>0.0105962642659331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013882335966717" calcext:value-type="float">
            <text:p>0.013882335966717</text:p>
          </table:table-cell>
          <table:table-cell office:value-type="float" office:value="0.8474" calcext:value-type="float">
            <text:p>0.8474</text:p>
          </table:table-cell>
          <table:table-cell office:value-type="float" office:value="0.0108342474244853" calcext:value-type="float">
            <text:p>0.0108342474244853</text:p>
          </table:table-cell>
          <table:table-cell office:value-type="float" office:value="0.84785" calcext:value-type="float">
            <text:p>0.84785</text:p>
          </table:table-cell>
          <table:table-cell office:value-type="float" office:value="0.0103365112324967" calcext:value-type="float">
            <text:p>0.0103365112324967</text:p>
          </table:table-cell>
          <table:table-cell office:value-type="float" office:value="0.8454" calcext:value-type="float">
            <text:p>0.8454</text:p>
          </table:table-cell>
          <table:table-cell office:value-type="float" office:value="0.0094079496305855" calcext:value-type="float">
            <text:p>0.0094079496305855</text:p>
          </table:table-cell>
          <table:table-cell office:value-type="float" office:value="0.8437" calcext:value-type="float">
            <text:p>0.8437</text:p>
          </table:table-cell>
          <table:table-cell office:value-type="float" office:value="0.0130597419430838" calcext:value-type="float">
            <text:p>0.0130597419430838</text:p>
          </table:table-cell>
          <table:table-cell office:value-type="float" office:value="0.84485" calcext:value-type="float">
            <text:p>0.84485</text:p>
          </table:table-cell>
          <table:table-cell office:value-type="float" office:value="0.0133291585715579" calcext:value-type="float">
            <text:p>0.0133291585715579</text:p>
          </table:table-cell>
          <table:table-cell office:value-type="float" office:value="0.8467" calcext:value-type="float">
            <text:p>0.8467</text:p>
          </table:table-cell>
          <table:table-cell office:value-type="float" office:value="0.0119420044094063" calcext:value-type="float">
            <text:p>0.0119420044094063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12164416378026" calcext:value-type="float">
            <text:p>0.012164416378026</text:p>
          </table:table-cell>
          <table:table-cell office:value-type="float" office:value="0.84025" calcext:value-type="float">
            <text:p>0.84025</text:p>
          </table:table-cell>
          <table:table-cell office:value-type="float" office:value="0.0137356734567138" calcext:value-type="float">
            <text:p>0.0137356734567138</text:p>
          </table:table-cell>
          <table:table-cell office:value-type="float" office:value="0.84295" calcext:value-type="float">
            <text:p>0.84295</text:p>
          </table:table-cell>
          <table:table-cell office:value-type="float" office:value="0.0113551227130443" calcext:value-type="float">
            <text:p>0.0113551227130443</text:p>
          </table:table-cell>
          <table:table-cell office:value-type="float" office:value="0.84715" calcext:value-type="float">
            <text:p>0.84715</text:p>
          </table:table-cell>
          <table:table-cell office:value-type="float" office:value="0.0102504954779826" calcext:value-type="float">
            <text:p>0.0102504954779826</text:p>
          </table:table-cell>
          <table:table-cell office:value-type="float" office:value="0.84395" calcext:value-type="float">
            <text:p>0.84395</text:p>
          </table:table-cell>
          <table:table-cell office:value-type="float" office:value="0.0150183537070794" calcext:value-type="float">
            <text:p>0.0150183537070794</text:p>
          </table:table-cell>
          <table:table-cell office:value-type="float" office:value="0.83805" calcext:value-type="float">
            <text:p>0.83805</text:p>
          </table:table-cell>
          <table:table-cell office:value-type="float" office:value="0.0144737325471701" calcext:value-type="float">
            <text:p>0.0144737325471701</text:p>
          </table:table-cell>
          <table:table-cell office:value-type="float" office:value="0.8456" calcext:value-type="float">
            <text:p>0.8456</text:p>
          </table:table-cell>
          <table:table-cell office:value-type="float" office:value="0.0120649886475286" calcext:value-type="float">
            <text:p>0.0120649886475286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18688770318194" calcext:value-type="float">
            <text:p>0.011868877031819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3925" calcext:value-type="float">
            <text:p>0.83925</text:p>
          </table:table-cell>
          <table:table-cell office:value-type="float" office:value="0.0121385233863102" calcext:value-type="float">
            <text:p>0.0121385233863102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0189241908677755" calcext:value-type="float">
            <text:p>0.0189241908677755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107746809697549" calcext:value-type="float">
            <text:p>0.0107746809697549</text:p>
          </table:table-cell>
          <table:table-cell office:value-type="float" office:value="0.83875" calcext:value-type="float">
            <text:p>0.83875</text:p>
          </table:table-cell>
          <table:table-cell office:value-type="float" office:value="0.0143341811764746" calcext:value-type="float">
            <text:p>0.0143341811764746</text:p>
          </table:table-cell>
          <table:table-cell office:value-type="float" office:value="0.83525" calcext:value-type="float">
            <text:p>0.83525</text:p>
          </table:table-cell>
          <table:table-cell office:value-type="float" office:value="0.018758331482304" calcext:value-type="float">
            <text:p>0.018758331482304</text:p>
          </table:table-cell>
          <table:table-cell office:value-type="float" office:value="0.8335" calcext:value-type="float">
            <text:p>0.8335</text:p>
          </table:table-cell>
          <table:table-cell office:value-type="float" office:value="0.0130024036239458" calcext:value-type="float">
            <text:p>0.0130024036239458</text:p>
          </table:table-cell>
          <table:table-cell office:value-type="float" office:value="0.84175" calcext:value-type="float">
            <text:p>0.84175</text:p>
          </table:table-cell>
          <table:table-cell office:value-type="float" office:value="0.0119111292495715" calcext:value-type="float">
            <text:p>0.0119111292495715</text:p>
          </table:table-cell>
          <table:table-cell office:value-type="float" office:value="0.836" calcext:value-type="float">
            <text:p>0.836</text:p>
          </table:table-cell>
          <table:table-cell office:value-type="float" office:value="0.0174418677325565" calcext:value-type="float">
            <text:p>0.0174418677325565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066497180391352" calcext:value-type="float">
            <text:p>0.0066497180391352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0119111292495715" calcext:value-type="float">
            <text:p>0.0119111292495715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0158853312839235" calcext:value-type="float">
            <text:p>0.0158853312839235</text:p>
          </table:table-cell>
          <table:table-cell office:value-type="float" office:value="0.841" calcext:value-type="float">
            <text:p>0.841</text:p>
          </table:table-cell>
          <table:table-cell office:value-type="float" office:value="0.0099765349696174" calcext:value-type="float">
            <text:p>0.0099765349696174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095443045844105" calcext:value-type="float">
            <text:p>0.0095443045844105</text:p>
          </table:table-cell>
          <table:table-cell office:value-type="float" office:value="0.8365" calcext:value-type="float">
            <text:p>0.8365</text:p>
          </table:table-cell>
          <table:table-cell office:value-type="float" office:value="0.0132110275906152" calcext:value-type="float">
            <text:p>0.0132110275906152</text:p>
          </table:table-cell>
          <table:table-cell office:value-type="float" office:value="0.83725" calcext:value-type="float">
            <text:p>0.83725</text:p>
          </table:table-cell>
          <table:table-cell office:value-type="float" office:value="0.0096985823706354" calcext:value-type="float">
            <text:p>0.0096985823706354</text:p>
          </table:table-cell>
          <table:table-cell office:value-type="float" office:value="0.84225" calcext:value-type="float">
            <text:p>0.84225</text:p>
          </table:table-cell>
          <table:table-cell office:value-type="float" office:value="0.0164981059518964" calcext:value-type="float">
            <text:p>0.016498105951896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60468065358811" calcext:value-type="float">
            <text:p>0.0160468065358811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101010519254184" calcext:value-type="float">
            <text:p>0.0101010519254184</text:p>
          </table:table-cell>
          <table:table-cell office:value-type="float" office:value="0.84175" calcext:value-type="float">
            <text:p>0.84175</text:p>
          </table:table-cell>
          <table:table-cell office:value-type="float" office:value="0.0133638972609041" calcext:value-type="float">
            <text:p>0.0133638972609041</text:p>
          </table:table-cell>
          <table:table-cell office:value-type="float" office:value="0.84075" calcext:value-type="float">
            <text:p>0.84075</text:p>
          </table:table-cell>
          <table:table-cell office:value-type="float" office:value="0.0121385233863101" calcext:value-type="float">
            <text:p>0.0121385233863101</text:p>
          </table:table-cell>
          <table:table-cell office:value-type="float" office:value="0.84175" calcext:value-type="float">
            <text:p>0.84175</text:p>
          </table:table-cell>
          <table:table-cell office:value-type="float" office:value="0.0127045759472718" calcext:value-type="float">
            <text:p>0.0127045759472718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06800046816468" calcext:value-type="float">
            <text:p>0.0106800046816468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19895788082817" calcext:value-type="float">
            <text:p>0.0119895788082817</text:p>
          </table:table-cell>
          <table:table-cell office:value-type="float" office:value="0.84025" calcext:value-type="float">
            <text:p>0.84025</text:p>
          </table:table-cell>
          <table:table-cell office:value-type="float" office:value="0.0130324115189783" calcext:value-type="float">
            <text:p>0.0130324115189783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37670349022583" calcext:value-type="float">
            <text:p>0.0137670349022583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077358742233828" calcext:value-type="float">
            <text:p>0.0077358742233828</text:p>
          </table:table-cell>
          <table:table-cell office:value-type="float" office:value="0.84125" calcext:value-type="float">
            <text:p>0.84125</text:p>
          </table:table-cell>
          <table:table-cell office:value-type="float" office:value="0.0124373429638327" calcext:value-type="float">
            <text:p>0.0124373429638327</text:p>
          </table:table-cell>
          <table:table-cell office:value-type="float" office:value="0.84475" calcext:value-type="float">
            <text:p>0.84475</text:p>
          </table:table-cell>
          <table:table-cell office:value-type="float" office:value="0.0102469507659596" calcext:value-type="float">
            <text:p>0.0102469507659596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0120091111244755" calcext:value-type="float">
            <text:p>0.0120091111244755</text:p>
          </table:table-cell>
          <table:table-cell office:value-type="float" office:value="0.84125" calcext:value-type="float">
            <text:p>0.84125</text:p>
          </table:table-cell>
          <table:table-cell office:value-type="float" office:value="0.0066731739075196" calcext:value-type="float">
            <text:p>0.0066731739075196</text:p>
          </table:table-cell>
          <table:table-cell office:value-type="float" office:value="0.84725" calcext:value-type="float">
            <text:p>0.84725</text:p>
          </table:table-cell>
          <table:table-cell office:value-type="float" office:value="0.0120351049019108" calcext:value-type="float">
            <text:p>0.012035104901910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143232765106311" calcext:value-type="float">
            <text:p>0.0143232765106311</text:p>
          </table:table-cell>
          <table:table-cell office:value-type="float" office:value="0.846" calcext:value-type="float">
            <text:p>0.846</text:p>
          </table:table-cell>
          <table:table-cell office:value-type="float" office:value="0.0091600354802806" calcext:value-type="float">
            <text:p>0.0091600354802806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02316909648405" calcext:value-type="float">
            <text:p>0.0102316909648405</text:p>
          </table:table-cell>
          <table:table-cell office:value-type="float" office:value="0.8465" calcext:value-type="float">
            <text:p>0.8465</text:p>
          </table:table-cell>
          <table:table-cell office:value-type="float" office:value="0.0127291496181009" calcext:value-type="float">
            <text:p>0.0127291496181009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119111292495715" calcext:value-type="float">
            <text:p>0.0119111292495715</text:p>
          </table:table-cell>
          <table:table-cell office:value-type="float" office:value="0.844" calcext:value-type="float">
            <text:p>0.844</text:p>
          </table:table-cell>
          <table:table-cell office:value-type="float" office:value="0.0095361155613803" calcext:value-type="float">
            <text:p>0.0095361155613803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24812359163665" calcext:value-type="float">
            <text:p>0.0124812359163665</text:p>
          </table:table-cell>
          <table:table-cell office:value-type="float" office:value="0.8435" calcext:value-type="float">
            <text:p>0.8435</text:p>
          </table:table-cell>
          <table:table-cell office:value-type="float" office:value="0.0139586442751436" calcext:value-type="float">
            <text:p>0.0139586442751436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16926793336685" calcext:value-type="float">
            <text:p>0.0116926793336685</text:p>
          </table:table-cell>
          <table:table-cell office:value-type="float" office:value="0.84525" calcext:value-type="float">
            <text:p>0.84525</text:p>
          </table:table-cell>
          <table:table-cell office:value-type="float" office:value="0.0104731800328267" calcext:value-type="float">
            <text:p>0.0104731800328267</text:p>
          </table:table-cell>
          <table:table-cell office:value-type="float" office:value="0.84525" calcext:value-type="float">
            <text:p>0.84525</text:p>
          </table:table-cell>
          <table:table-cell office:value-type="float" office:value="0.0100545387760951" calcext:value-type="float">
            <text:p>0.0100545387760951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011333026956643" calcext:value-type="float">
            <text:p>0.011333026956643</text:p>
          </table:table-cell>
          <table:table-cell office:value-type="float" office:value="0.843" calcext:value-type="float">
            <text:p>0.843</text:p>
          </table:table-cell>
          <table:table-cell office:value-type="float" office:value="0.0120739906410432" calcext:value-type="float">
            <text:p>0.0120739906410432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120091111244754" calcext:value-type="float">
            <text:p>0.0120091111244754</text:p>
          </table:table-cell>
          <table:table-cell office:value-type="float" office:value="0.844" calcext:value-type="float">
            <text:p>0.844</text:p>
          </table:table-cell>
          <table:table-cell office:value-type="float" office:value="0.0091172912644052" calcext:value-type="float">
            <text:p>0.0091172912644052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109900523201666" calcext:value-type="float">
            <text:p>0.010990052320166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26429328084903" calcext:value-type="float">
            <text:p>0.0126429328084903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04582503316759" calcext:value-type="float">
            <text:p>0.0104582503316759</text:p>
          </table:table-cell>
          <table:table-cell office:value-type="float" office:value="0.84525" calcext:value-type="float">
            <text:p>0.84525</text:p>
          </table:table-cell>
          <table:table-cell office:value-type="float" office:value="0.0085421747816349" calcext:value-type="float">
            <text:p>0.0085421747816349</text:p>
          </table:table-cell>
          <table:table-cell office:value-type="float" office:value="0.846" calcext:value-type="float">
            <text:p>0.846</text:p>
          </table:table-cell>
          <table:table-cell office:value-type="float" office:value="0.0090743457064407" calcext:value-type="float">
            <text:p>0.0090743457064407</text:p>
          </table:table-cell>
          <table:table-cell office:value-type="float" office:value="0.84275" calcext:value-type="float">
            <text:p>0.84275</text:p>
          </table:table-cell>
          <table:table-cell office:value-type="float" office:value="0.0126676260601582" calcext:value-type="float">
            <text:p>0.0126676260601582</text:p>
          </table:table-cell>
          <table:table-cell office:value-type="float" office:value="0.843" calcext:value-type="float">
            <text:p>0.843</text:p>
          </table:table-cell>
          <table:table-cell office:value-type="float" office:value="0.0113054190545949" calcext:value-type="float">
            <text:p>0.0113054190545949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28086884574494" calcext:value-type="float">
            <text:p>0.0128086884574494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117792189893897" calcext:value-type="float">
            <text:p>0.0117792189893897</text:p>
          </table:table-cell>
          <table:table-cell office:value-type="float" office:value="0.84225" calcext:value-type="float">
            <text:p>0.84225</text:p>
          </table:table-cell>
          <table:table-cell office:value-type="float" office:value="0.0124498995979887" calcext:value-type="float">
            <text:p>0.0124498995979887</text:p>
          </table:table-cell>
          <table:table-cell office:value-type="float" office:value="0.84275" calcext:value-type="float">
            <text:p>0.84275</text:p>
          </table:table-cell>
          <table:table-cell office:value-type="float" office:value="0.013930631715755" calcext:value-type="float">
            <text:p>0.013930631715755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097066343291585" calcext:value-type="float">
            <text:p>0.0097066343291585</text:p>
          </table:table-cell>
          <table:table-cell office:value-type="float" office:value="0.84425" calcext:value-type="float">
            <text:p>0.84425</text:p>
          </table:table-cell>
          <table:table-cell office:value-type="float" office:value="0.0101010519254184" calcext:value-type="float">
            <text:p>0.0101010519254184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07529065838033" calcext:value-type="float">
            <text:p>0.0107529065838033</text:p>
          </table:table-cell>
          <table:table-cell office:value-type="float" office:value="0.844" calcext:value-type="float">
            <text:p>0.844</text:p>
          </table:table-cell>
          <table:table-cell office:value-type="float" office:value="0.0096582218860409" calcext:value-type="float">
            <text:p>0.0096582218860409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0100778221853731" calcext:value-type="float">
            <text:p>0.0100778221853731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0116122241624936" calcext:value-type="float">
            <text:p>0.011612224162493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116122241624935" calcext:value-type="float">
            <text:p>0.0116122241624935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13536888278655" calcext:value-type="float">
            <text:p>0.0113536888278655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07310880156673" calcext:value-type="float">
            <text:p>0.0107310880156673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10042605385368" calcext:value-type="float">
            <text:p>0.0110042605385368</text:p>
          </table:table-cell>
          <table:table-cell office:value-type="float" office:value="0.84275" calcext:value-type="float">
            <text:p>0.84275</text:p>
          </table:table-cell>
          <table:table-cell office:value-type="float" office:value="0.012543673704302" calcext:value-type="float">
            <text:p>0.012543673704302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11102430216445" calcext:value-type="float">
            <text:p>0.0111102430216445</text:p>
          </table:table-cell>
          <table:table-cell office:value-type="float" office:value="0.843" calcext:value-type="float">
            <text:p>0.843</text:p>
          </table:table-cell>
          <table:table-cell office:value-type="float" office:value="0.0105178419839813" calcext:value-type="float">
            <text:p>0.0105178419839813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08253175473054" calcext:value-type="float">
            <text:p>0.0108253175473054</text:p>
          </table:table-cell>
          <table:table-cell office:value-type="float" office:value="0.84275" calcext:value-type="float">
            <text:p>0.84275</text:p>
          </table:table-cell>
          <table:table-cell office:value-type="float" office:value="0.0139025627133992" calcext:value-type="float">
            <text:p>0.0139025627133992</text:p>
          </table:table-cell>
          <table:table-cell office:value-type="float" office:value="0.84475" calcext:value-type="float">
            <text:p>0.84475</text:p>
          </table:table-cell>
          <table:table-cell office:value-type="float" office:value="0.0108757183670781" calcext:value-type="float">
            <text:p>0.0108757183670781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05844815650082" calcext:value-type="float">
            <text:p>0.0105844815650082</text:p>
          </table:table-cell>
          <table:table-cell office:value-type="float" office:value="0.84225" calcext:value-type="float">
            <text:p>0.84225</text:p>
          </table:table-cell>
          <table:table-cell office:value-type="float" office:value="0.0117393568818738" calcext:value-type="float">
            <text:p>0.0117393568818738</text:p>
          </table:table-cell>
          <table:table-cell office:value-type="float" office:value="0.845" calcext:value-type="float">
            <text:p>0.845</text:p>
          </table:table-cell>
          <table:table-cell office:value-type="float" office:value="0.0082443162239205" calcext:value-type="float">
            <text:p>0.008244316223920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0097227182413149" calcext:value-type="float">
            <text:p>0.0097227182413149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15717868110331" calcext:value-type="float">
            <text:p>0.01157178681103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0138276279944024" calcext:value-type="float">
            <text:p>0.0138276279944024</text:p>
          </table:table-cell>
          <table:table-cell office:value-type="float" office:value="0.84415" calcext:value-type="float">
            <text:p>0.84415</text:p>
          </table:table-cell>
          <table:table-cell office:value-type="float" office:value="0.0127809401684451" calcext:value-type="float">
            <text:p>0.0127809401684451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0102006574939028" calcext:value-type="float">
            <text:p>0.0102006574939028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0120465323555175" calcext:value-type="float">
            <text:p>0.0120465323555175</text:p>
          </table:table-cell>
          <table:table-cell office:value-type="float" office:value="0.84035" calcext:value-type="float">
            <text:p>0.84035</text:p>
          </table:table-cell>
          <table:table-cell office:value-type="float" office:value="0.0132959741433761" calcext:value-type="float">
            <text:p>0.0132959741433761</text:p>
          </table:table-cell>
          <table:table-cell office:value-type="float" office:value="0.841" calcext:value-type="float">
            <text:p>0.841</text:p>
          </table:table-cell>
          <table:table-cell office:value-type="float" office:value="0.011818437578299" calcext:value-type="float">
            <text:p>0.011818437578299</text:p>
          </table:table-cell>
          <table:table-cell office:value-type="float" office:value="0.84415" calcext:value-type="float">
            <text:p>0.84415</text:p>
          </table:table-cell>
          <table:table-cell office:value-type="float" office:value="0.0117982602653357" calcext:value-type="float">
            <text:p>0.0117982602653357</text:p>
          </table:table-cell>
          <table:table-cell office:value-type="float" office:value="0.84165" calcext:value-type="float">
            <text:p>0.84165</text:p>
          </table:table-cell>
          <table:table-cell office:value-type="float" office:value="0.0131374303578706" calcext:value-type="float">
            <text:p>0.0131374303578706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0109300052074152" calcext:value-type="float">
            <text:p>0.0109300052074152</text:p>
          </table:table-cell>
          <table:table-cell office:value-type="float" office:value="0.84245" calcext:value-type="float">
            <text:p>0.84245</text:p>
          </table:table-cell>
          <table:table-cell office:value-type="float" office:value="0.0127969077227621" calcext:value-type="float">
            <text:p>0.0127969077227621</text:p>
          </table:table-cell>
          <table:table-cell office:value-type="float" office:value="0.84305" calcext:value-type="float">
            <text:p>0.84305</text:p>
          </table:table-cell>
          <table:table-cell office:value-type="float" office:value="0.0108516193959276" calcext:value-type="float">
            <text:p>0.0108516193959276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0108864876761039" calcext:value-type="float">
            <text:p>0.0108864876761039</text:p>
          </table:table-cell>
          <table:table-cell office:value-type="float" office:value="0.8426" calcext:value-type="float">
            <text:p>0.8426</text:p>
          </table:table-cell>
          <table:table-cell office:value-type="float" office:value="0.0108715018914181" calcext:value-type="float">
            <text:p>0.0108715018914181</text:p>
          </table:table-cell>
          <table:table-cell office:value-type="float" office:value="0.8419" calcext:value-type="float">
            <text:p>0.8419</text:p>
          </table:table-cell>
          <table:table-cell office:value-type="float" office:value="0.0110263575899055" calcext:value-type="float">
            <text:p>0.0110263575899055</text:p>
          </table:table-cell>
          <table:table-cell office:value-type="float" office:value="0.842" calcext:value-type="float">
            <text:p>0.842</text:p>
          </table:table-cell>
          <table:table-cell office:value-type="float" office:value="0.00905791759384964" calcext:value-type="float">
            <text:p>0.00905791759384964</text:p>
          </table:table-cell>
          <table:table-cell office:value-type="float" office:value="0.8447" calcext:value-type="float">
            <text:p>0.8447</text:p>
          </table:table-cell>
          <table:table-cell office:value-type="float" office:value="0.0125414548295001" calcext:value-type="float">
            <text:p>0.012541454829500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2_</text:p>
          </table:table-cell>
          <table:table-cell office:value-type="float" office:value="0.947666666666667" calcext:value-type="float">
            <text:p>0.947666666666667</text:p>
          </table:table-cell>
          <table:table-cell office:value-type="float" office:value="0.0133124836984772" calcext:value-type="float">
            <text:p>0.0133124836984772</text:p>
          </table:table-cell>
          <table:table-cell office:value-type="float" office:value="0.979666666666667" calcext:value-type="float">
            <text:p>0.979666666666667</text:p>
          </table:table-cell>
          <table:table-cell office:value-type="float" office:value="0.0038005847503304" calcext:value-type="float">
            <text:p>0.0038005847503304</text:p>
          </table:table-cell>
          <table:table-cell office:value-type="float" office:value="0.974333333333333" calcext:value-type="float">
            <text:p>0.974333333333333</text:p>
          </table:table-cell>
          <table:table-cell office:value-type="float" office:value="0.003651483716701" calcext:value-type="float">
            <text:p>0.003651483716701</text:p>
          </table:table-cell>
          <table:table-cell office:value-type="float" office:value="0.973" calcext:value-type="float">
            <text:p>0.973</text:p>
          </table:table-cell>
          <table:table-cell office:value-type="float" office:value="0.0073974470070574" calcext:value-type="float">
            <text:p>0.0073974470070574</text:p>
          </table:table-cell>
          <table:table-cell office:value-type="float" office:value="0.978666666666667" calcext:value-type="float">
            <text:p>0.978666666666667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6972166887784" calcext:value-type="float">
            <text:p>0.006972166887784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5277079839256" calcext:value-type="float">
            <text:p>0.0055277079839256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056519416526043" calcext:value-type="float">
            <text:p>0.0056519416526043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3651483716701" calcext:value-type="float">
            <text:p>0.003651483716701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67082039324992" calcext:value-type="float">
            <text:p>0.0067082039324992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64117946872237" calcext:value-type="float">
            <text:p>0.0064117946872237</text:p>
          </table:table-cell>
          <table:table-cell office:value-type="float" office:value="0.973" calcext:value-type="float">
            <text:p>0.973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68109389139008" calcext:value-type="float">
            <text:p>0.0068109389139008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75092535507125" calcext:value-type="float">
            <text:p>0.0075092535507125</text:p>
          </table:table-cell>
          <table:table-cell office:value-type="float" office:value="0.973" calcext:value-type="float">
            <text:p>0.973</text:p>
          </table:table-cell>
          <table:table-cell office:value-type="float" office:value="0.0047726070210921" calcext:value-type="float">
            <text:p>0.0047726070210921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45030853620354" calcext:value-type="float">
            <text:p>0.004503085362035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2_</text:p>
          </table:table-cell>
          <table:table-cell office:value-type="float" office:value="0.949666666666667" calcext:value-type="float">
            <text:p>0.949666666666667</text:p>
          </table:table-cell>
          <table:table-cell office:value-type="float" office:value="0.0126051136007927" calcext:value-type="float">
            <text:p>0.0126051136007927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70118946559875" calcext:value-type="float">
            <text:p>0.0070118946559875</text:p>
          </table:table-cell>
          <table:table-cell office:value-type="float" office:value="0.974333333333333" calcext:value-type="float">
            <text:p>0.974333333333333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974333333333333" calcext:value-type="float">
            <text:p>0.974333333333333</text:p>
          </table:table-cell>
          <table:table-cell office:value-type="float" office:value="0.00584522597225" calcext:value-type="float">
            <text:p>0.00584522597225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67288764127287" calcext:value-type="float">
            <text:p>0.0067288764127287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29814239699997" calcext:value-type="float">
            <text:p>0.0029814239699997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5277079839257" calcext:value-type="float">
            <text:p>0.0055277079839257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42491829279939" calcext:value-type="float">
            <text:p>0.0042491829279939</text:p>
          </table:table-cell>
          <table:table-cell office:value-type="float" office:value="0.979666666666667" calcext:value-type="float">
            <text:p>0.979666666666667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65192024052026" calcext:value-type="float">
            <text:p>0.0065192024052026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978666666666667" calcext:value-type="float">
            <text:p>0.978666666666667</text:p>
          </table:table-cell>
          <table:table-cell office:value-type="float" office:value="0.0049159604012509" calcext:value-type="float">
            <text:p>0.0049159604012509</text:p>
          </table:table-cell>
          <table:table-cell office:value-type="float" office:value="0.978666666666667" calcext:value-type="float">
            <text:p>0.978666666666667</text:p>
          </table:table-cell>
          <table:table-cell office:value-type="float" office:value="0.0046248123085038" calcext:value-type="float">
            <text:p>0.0046248123085038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34560735588879" calcext:value-type="float">
            <text:p>0.0034560735588879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46248123085038" calcext:value-type="float">
            <text:p>0.004624812308503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2_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45583118679483" calcext:value-type="float">
            <text:p>0.0145583118679483</text:p>
          </table:table-cell>
          <table:table-cell office:value-type="float" office:value="0.978666666666667" calcext:value-type="float">
            <text:p>0.978666666666667</text:p>
          </table:table-cell>
          <table:table-cell office:value-type="float" office:value="0.0051908038341325" calcext:value-type="float">
            <text:p>0.0051908038341325</text:p>
          </table:table-cell>
          <table:table-cell office:value-type="float" office:value="0.973666666666667" calcext:value-type="float">
            <text:p>0.973666666666667</text:p>
          </table:table-cell>
          <table:table-cell office:value-type="float" office:value="0.0041499665326629" calcext:value-type="float">
            <text:p>0.0041499665326629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66666666666666" calcext:value-type="float">
            <text:p>0.0066666666666666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43461349368018" calcext:value-type="float">
            <text:p>0.0043461349368018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0068718427093627" calcext:value-type="float">
            <text:p>0.0068718427093627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30276503540975" calcext:value-type="float">
            <text:p>0.0030276503540975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7251880124392" calcext:value-type="float">
            <text:p>0.0057251880124392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46547466812562" calcext:value-type="float">
            <text:p>0.0046547466812562</text:p>
          </table:table-cell>
          <table:table-cell office:value-type="float" office:value="0.979" calcext:value-type="float">
            <text:p>0.979</text:p>
          </table:table-cell>
          <table:table-cell office:value-type="float" office:value="0.0048016200969626" calcext:value-type="float">
            <text:p>0.0048016200969626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39791121287711" calcext:value-type="float">
            <text:p>0.0039791121287711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52174919474995" calcext:value-type="float">
            <text:p>0.0052174919474995</text:p>
          </table:table-cell>
          <table:table-cell office:value-type="float" office:value="0.978666666666667" calcext:value-type="float">
            <text:p>0.978666666666667</text:p>
          </table:table-cell>
          <table:table-cell office:value-type="float" office:value="0.0046248123085038" calcext:value-type="float">
            <text:p>0.0046248123085038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33333333333333" calcext:value-type="float">
            <text:p>0.0033333333333333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36132472314465" calcext:value-type="float">
            <text:p>0.003613247231446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2_</text:p>
          </table:table-cell>
          <table:table-cell office:value-type="float" office:value="0.952333333333333" calcext:value-type="float">
            <text:p>0.952333333333333</text:p>
          </table:table-cell>
          <table:table-cell office:value-type="float" office:value="0.0132077418374393" calcext:value-type="float">
            <text:p>0.0132077418374393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45030853620355" calcext:value-type="float">
            <text:p>0.0045030853620355</text:p>
          </table:table-cell>
          <table:table-cell office:value-type="float" office:value="0.972666666666667" calcext:value-type="float">
            <text:p>0.972666666666667</text:p>
          </table:table-cell>
          <table:table-cell office:value-type="float" office:value="0.0048016200969626" calcext:value-type="float">
            <text:p>0.0048016200969626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57008771254956" calcext:value-type="float">
            <text:p>0.0057008771254956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29814239699997" calcext:value-type="float">
            <text:p>0.0029814239699997</text:p>
          </table:table-cell>
          <table:table-cell office:value-type="float" office:value="0.978666666666667" calcext:value-type="float">
            <text:p>0.978666666666667</text:p>
          </table:table-cell>
          <table:table-cell office:value-type="float" office:value="0.0070118946559875" calcext:value-type="float">
            <text:p>0.0070118946559875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49441323247304" calcext:value-type="float">
            <text:p>0.0049441323247304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38369548110738" calcext:value-type="float">
            <text:p>0.0038369548110738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0042491829279939" calcext:value-type="float">
            <text:p>0.0042491829279939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0051370116691408" calcext:value-type="float">
            <text:p>0.0051370116691408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36132472314465" calcext:value-type="float">
            <text:p>0.0036132472314465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64978628965392" calcext:value-type="float">
            <text:p>0.0064978628965392</text:p>
          </table:table-cell>
          <table:table-cell office:value-type="float" office:value="0.979333333333333" calcext:value-type="float">
            <text:p>0.979333333333333</text:p>
          </table:table-cell>
          <table:table-cell office:value-type="float" office:value="0.0048016200969625" calcext:value-type="float">
            <text:p>0.0048016200969625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40824829046386" calcext:value-type="float">
            <text:p>0.0040824829046386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41833001326704" calcext:value-type="float">
            <text:p>0.004183300132670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2_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42107158315281" calcext:value-type="float">
            <text:p>0.0142107158315281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45030853620353" calcext:value-type="float">
            <text:p>0.0045030853620353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38369548110738" calcext:value-type="float">
            <text:p>0.0038369548110738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36514837167011" calcext:value-type="float">
            <text:p>0.0036514837167011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0067700320038632" calcext:value-type="float">
            <text:p>0.0067700320038632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43461349368018" calcext:value-type="float">
            <text:p>0.0043461349368018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43461349368017" calcext:value-type="float">
            <text:p>0.0043461349368017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978666666666667" calcext:value-type="float">
            <text:p>0.978666666666667</text:p>
          </table:table-cell>
          <table:table-cell office:value-type="float" office:value="0.0041499665326628" calcext:value-type="float">
            <text:p>0.0041499665326628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58214163988576" calcext:value-type="float">
            <text:p>0.0058214163988576</text:p>
          </table:table-cell>
          <table:table-cell office:value-type="float" office:value="0.978666666666667" calcext:value-type="float">
            <text:p>0.978666666666667</text:p>
          </table:table-cell>
          <table:table-cell office:value-type="float" office:value="0.0041499665326628" calcext:value-type="float">
            <text:p>0.0041499665326628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78704793020783" calcext:value-type="float">
            <text:p>0.0078704793020783</text:p>
          </table:table-cell>
          <table:table-cell office:value-type="float" office:value="0.98" calcext:value-type="float">
            <text:p>0.98</text:p>
          </table:table-cell>
          <table:table-cell office:value-type="float" office:value="0.0052704627669472" calcext:value-type="float">
            <text:p>0.0052704627669472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50552502960343" calcext:value-type="float">
            <text:p>0.0050552502960343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43461349368017" calcext:value-type="float">
            <text:p>0.00434613493680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2_</text:p>
          </table:table-cell>
          <table:table-cell office:value-type="float" office:value="0.950466666666667" calcext:value-type="float">
            <text:p>0.950466666666667</text:p>
          </table:table-cell>
          <table:table-cell office:value-type="float" office:value="0.0135788733672371" calcext:value-type="float">
            <text:p>0.0135788733672371</text:p>
          </table:table-cell>
          <table:table-cell office:value-type="float" office:value="0.978066666666667" calcext:value-type="float">
            <text:p>0.978066666666667</text:p>
          </table:table-cell>
          <table:table-cell office:value-type="float" office:value="0.00500189079290424" calcext:value-type="float">
            <text:p>0.00500189079290424</text:p>
          </table:table-cell>
          <table:table-cell office:value-type="float" office:value="0.9738" calcext:value-type="float">
            <text:p>0.9738</text:p>
          </table:table-cell>
          <table:table-cell office:value-type="float" office:value="0.00418862210388714" calcext:value-type="float">
            <text:p>0.00418862210388714</text:p>
          </table:table-cell>
          <table:table-cell office:value-type="float" office:value="0.974466666666667" calcext:value-type="float">
            <text:p>0.974466666666667</text:p>
          </table:table-cell>
          <table:table-cell office:value-type="float" office:value="0.00644281753803784" calcext:value-type="float">
            <text:p>0.00644281753803784</text:p>
          </table:table-cell>
          <table:table-cell office:value-type="float" office:value="0.9772" calcext:value-type="float">
            <text:p>0.9772</text:p>
          </table:table-cell>
          <table:table-cell office:value-type="float" office:value="0.0044043957476159" calcext:value-type="float">
            <text:p>0.0044043957476159</text:p>
          </table:table-cell>
          <table:table-cell office:value-type="float" office:value="0.977466666666667" calcext:value-type="float">
            <text:p>0.977466666666667</text:p>
          </table:table-cell>
          <table:table-cell office:value-type="float" office:value="0.0067130892301465" calcext:value-type="float">
            <text:p>0.0067130892301465</text:p>
          </table:table-cell>
          <table:table-cell office:value-type="float" office:value="0.977133333333333" calcext:value-type="float">
            <text:p>0.977133333333333</text:p>
          </table:table-cell>
          <table:table-cell office:value-type="float" office:value="0.004165409913911" calcext:value-type="float">
            <text:p>0.004165409913911</text:p>
          </table:table-cell>
          <table:table-cell office:value-type="float" office:value="0.975533333333333" calcext:value-type="float">
            <text:p>0.975533333333333</text:p>
          </table:table-cell>
          <table:table-cell office:value-type="float" office:value="0.0053657412191996" calcext:value-type="float">
            <text:p>0.0053657412191996</text:p>
          </table:table-cell>
          <table:table-cell office:value-type="float" office:value="0.976066666666667" calcext:value-type="float">
            <text:p>0.976066666666667</text:p>
          </table:table-cell>
          <table:table-cell office:value-type="float" office:value="0.00411513365393904" calcext:value-type="float">
            <text:p>0.00411513365393904</text:p>
          </table:table-cell>
          <table:table-cell office:value-type="float" office:value="0.9784" calcext:value-type="float">
            <text:p>0.9784</text:p>
          </table:table-cell>
          <table:table-cell office:value-type="float" office:value="0.0050721565136101" calcext:value-type="float">
            <text:p>0.0050721565136101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589343173413036" calcext:value-type="float">
            <text:p>0.00589343173413036</text:p>
          </table:table-cell>
          <table:table-cell office:value-type="float" office:value="0.976733333333333" calcext:value-type="float">
            <text:p>0.976733333333333</text:p>
          </table:table-cell>
          <table:table-cell office:value-type="float" office:value="0.00453205130268964" calcext:value-type="float">
            <text:p>0.00453205130268964</text:p>
          </table:table-cell>
          <table:table-cell office:value-type="float" office:value="0.977266666666667" calcext:value-type="float">
            <text:p>0.977266666666667</text:p>
          </table:table-cell>
          <table:table-cell office:value-type="float" office:value="0.00626254669225374" calcext:value-type="float">
            <text:p>0.00626254669225374</text:p>
          </table:table-cell>
          <table:table-cell office:value-type="float" office:value="0.978466666666666" calcext:value-type="float">
            <text:p>0.978466666666666</text:p>
          </table:table-cell>
          <table:table-cell office:value-type="float" office:value="0.00536619220632596" calcext:value-type="float">
            <text:p>0.00536619220632596</text:p>
          </table:table-cell>
          <table:table-cell office:value-type="float" office:value="0.975866666666667" calcext:value-type="float">
            <text:p>0.975866666666667</text:p>
          </table:table-cell>
          <table:table-cell office:value-type="float" office:value="0.00413994942279724" calcext:value-type="float">
            <text:p>0.00413994942279724</text:p>
          </table:table-cell>
          <table:table-cell office:value-type="float" office:value="0.977066666666667" calcext:value-type="float">
            <text:p>0.977066666666667</text:p>
          </table:table-cell>
          <table:table-cell office:value-type="float" office:value="0.00425411599429156" calcext:value-type="float">
            <text:p>0.0042541159942915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60092521257733" calcext:value-type="float">
            <text:p>0.0060092521257733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63900965042269" calcext:value-type="float">
            <text:p>0.0063900965042269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61689185077739" calcext:value-type="float">
            <text:p>0.0061689185077739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25276251480172" calcext:value-type="float">
            <text:p>0.0025276251480172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67700320038632" calcext:value-type="float">
            <text:p>0.0067700320038632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57008771254957" calcext:value-type="float">
            <text:p>0.0057008771254957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71102430025671" calcext:value-type="float">
            <text:p>0.0071102430025671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53489355119603" calcext:value-type="float">
            <text:p>0.0053489355119603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89287301573192" calcext:value-type="float">
            <text:p>0.0089287301573192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74161984870956" calcext:value-type="float">
            <text:p>0.0074161984870956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80450122574314" calcext:value-type="float">
            <text:p>0.0080450122574314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80450122574314" calcext:value-type="float">
            <text:p>0.0080450122574314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0070710678118655" calcext:value-type="float">
            <text:p>0.0070710678118655</text:p>
          </table:table-cell>
          <table:table-cell office:value-type="float" office:value="0.973666666666667" calcext:value-type="float">
            <text:p>0.973666666666667</text:p>
          </table:table-cell>
          <table:table-cell office:value-type="float" office:value="0.0107625895273086" calcext:value-type="float">
            <text:p>0.010762589527308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0062360956446232" calcext:value-type="float">
            <text:p>0.0062360956446232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70118946559875" calcext:value-type="float">
            <text:p>0.0070118946559875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0826502273256" calcext:value-type="float">
            <text:p>0.0050826502273256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8925565098879" calcext:value-type="float">
            <text:p>0.0058925565098879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51908038341325" calcext:value-type="float">
            <text:p>0.0051908038341325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3456073558888" calcext:value-type="float">
            <text:p>0.003456073558888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34560735588879" calcext:value-type="float">
            <text:p>0.0034560735588879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48591265790377" calcext:value-type="float">
            <text:p>0.0048591265790377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53489355119604" calcext:value-type="float">
            <text:p>0.0053489355119604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73974470070573" calcext:value-type="float">
            <text:p>0.0073974470070573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61913918736688" calcext:value-type="float">
            <text:p>0.0061913918736688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8925565098879" calcext:value-type="float">
            <text:p>0.0058925565098879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82158383625774" calcext:value-type="float">
            <text:p>0.008215838362577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72072494368132" calcext:value-type="float">
            <text:p>0.0072072494368132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38005847503304" calcext:value-type="float">
            <text:p>0.0038005847503304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3651483716701" calcext:value-type="float">
            <text:p>0.003651483716701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4772255750516" calcext:value-type="float">
            <text:p>0.0054772255750516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45643546458764" calcext:value-type="float">
            <text:p>0.0045643546458764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2174919474994" calcext:value-type="float">
            <text:p>0.0052174919474994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39086797998529" calcext:value-type="float">
            <text:p>0.0039086797998529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44721359549996" calcext:value-type="float">
            <text:p>0.0044721359549996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57008771254957" calcext:value-type="float">
            <text:p>0.0057008771254957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6519416526044" calcext:value-type="float">
            <text:p>0.005651941652604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7735026918962" calcext:value-type="float">
            <text:p>0.0057735026918962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56025787713238" calcext:value-type="float">
            <text:p>0.0056025787713238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39791121287711" calcext:value-type="float">
            <text:p>0.0039791121287711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51908038341325" calcext:value-type="float">
            <text:p>0.0051908038341325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38005847503304" calcext:value-type="float">
            <text:p>0.0038005847503304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46248123085038" calcext:value-type="float">
            <text:p>0.0046248123085038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53489355119603" calcext:value-type="float">
            <text:p>0.0053489355119603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48016200969627" calcext:value-type="float">
            <text:p>0.0048016200969627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3489355119603" calcext:value-type="float">
            <text:p>0.0053489355119603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7735026918962" calcext:value-type="float">
            <text:p>0.0057735026918962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6519416526043" calcext:value-type="float">
            <text:p>0.0056519416526043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46248123085039" calcext:value-type="float">
            <text:p>0.004624812308503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8925565098878" calcext:value-type="float">
            <text:p>0.0058925565098878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43461349368017" calcext:value-type="float">
            <text:p>0.0043461349368017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2174919474995" calcext:value-type="float">
            <text:p>0.0052174919474995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50552502960343" calcext:value-type="float">
            <text:p>0.0050552502960343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41499665326629" calcext:value-type="float">
            <text:p>0.0041499665326629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6025787713238" calcext:value-type="float">
            <text:p>0.0056025787713238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52174919474995" calcext:value-type="float">
            <text:p>0.0052174919474995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57251880124392" calcext:value-type="float">
            <text:p>0.0057251880124392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6055300708195" calcext:value-type="float">
            <text:p>0.006055300708195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50552502960343" calcext:value-type="float">
            <text:p>0.0050552502960343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44721359549996" calcext:value-type="float">
            <text:p>0.0044721359549996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56025787713238" calcext:value-type="float">
            <text:p>0.00560257877132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636666963677522" calcext:value-type="float">
            <text:p>0.00636666963677522</text:p>
          </table:table-cell>
          <table:table-cell office:value-type="float" office:value="0.976266666666667" calcext:value-type="float">
            <text:p>0.976266666666667</text:p>
          </table:table-cell>
          <table:table-cell office:value-type="float" office:value="0.0061502054574001" calcext:value-type="float">
            <text:p>0.0061502054574001</text:p>
          </table:table-cell>
          <table:table-cell office:value-type="float" office:value="0.975866666666667" calcext:value-type="float">
            <text:p>0.975866666666667</text:p>
          </table:table-cell>
          <table:table-cell office:value-type="float" office:value="0.00551767257925476" calcext:value-type="float">
            <text:p>0.00551767257925476</text:p>
          </table:table-cell>
          <table:table-cell office:value-type="float" office:value="0.976533333333333" calcext:value-type="float">
            <text:p>0.976533333333333</text:p>
          </table:table-cell>
          <table:table-cell office:value-type="float" office:value="0.00391740123152332" calcext:value-type="float">
            <text:p>0.00391740123152332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570962197408694" calcext:value-type="float">
            <text:p>0.00570962197408694</text:p>
          </table:table-cell>
          <table:table-cell office:value-type="float" office:value="0.976066666666667" calcext:value-type="float">
            <text:p>0.976066666666667</text:p>
          </table:table-cell>
          <table:table-cell office:value-type="float" office:value="0.00486237413037386" calcext:value-type="float">
            <text:p>0.00486237413037386</text:p>
          </table:table-cell>
          <table:table-cell office:value-type="float" office:value="0.975266666666667" calcext:value-type="float">
            <text:p>0.975266666666667</text:p>
          </table:table-cell>
          <table:table-cell office:value-type="float" office:value="0.0045069425863424" calcext:value-type="float">
            <text:p>0.0045069425863424</text:p>
          </table:table-cell>
          <table:table-cell office:value-type="float" office:value="0.9758" calcext:value-type="float">
            <text:p>0.9758</text:p>
          </table:table-cell>
          <table:table-cell office:value-type="float" office:value="0.00531086457383304" calcext:value-type="float">
            <text:p>0.00531086457383304</text:p>
          </table:table-cell>
          <table:table-cell office:value-type="float" office:value="0.9756" calcext:value-type="float">
            <text:p>0.9756</text:p>
          </table:table-cell>
          <table:table-cell office:value-type="float" office:value="0.00456387060081206" calcext:value-type="float">
            <text:p>0.00456387060081206</text:p>
          </table:table-cell>
          <table:table-cell office:value-type="float" office:value="0.9758" calcext:value-type="float">
            <text:p>0.9758</text:p>
          </table:table-cell>
          <table:table-cell office:value-type="float" office:value="0.00591931590710672" calcext:value-type="float">
            <text:p>0.00591931590710672</text:p>
          </table:table-cell>
          <table:table-cell office:value-type="float" office:value="0.9766" calcext:value-type="float">
            <text:p>0.9766</text:p>
          </table:table-cell>
          <table:table-cell office:value-type="float" office:value="0.00575736016015168" calcext:value-type="float">
            <text:p>0.00575736016015168</text:p>
          </table:table-cell>
          <table:table-cell office:value-type="float" office:value="0.976133333333334" calcext:value-type="float">
            <text:p>0.976133333333334</text:p>
          </table:table-cell>
          <table:table-cell office:value-type="float" office:value="0.00602177602258928" calcext:value-type="float">
            <text:p>0.00602177602258928</text:p>
          </table:table-cell>
          <table:table-cell office:value-type="float" office:value="0.976266666666667" calcext:value-type="float">
            <text:p>0.976266666666667</text:p>
          </table:table-cell>
          <table:table-cell office:value-type="float" office:value="0.00667951327706632" calcext:value-type="float">
            <text:p>0.00667951327706632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616177956621934" calcext:value-type="float">
            <text:p>0.00616177956621934</text:p>
          </table:table-cell>
          <table:table-cell office:value-type="float" office:value="0.974333333333333" calcext:value-type="float">
            <text:p>0.974333333333333</text:p>
          </table:table-cell>
          <table:table-cell office:value-type="float" office:value="0.0057577158109706" calcext:value-type="float">
            <text:p>0.0057577158109706</text:p>
          </table:table-cell>
          <table:table-cell office:value-type="float" office:value="0.976733333333333" calcext:value-type="float">
            <text:p>0.976733333333333</text:p>
          </table:table-cell>
          <table:table-cell office:value-type="float" office:value="0.00697155212446362" calcext:value-type="float">
            <text:p>0.0069715521244636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3_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90061707240708" calcext:value-type="float">
            <text:p>0.0090061707240708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0118438920029599" calcext:value-type="float">
            <text:p>0.0118438920029599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72264944628929" calcext:value-type="float">
            <text:p>0.0072264944628929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093837921735061" calcext:value-type="float">
            <text:p>0.0093837921735061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080277297191948" calcext:value-type="float">
            <text:p>0.0080277297191948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17260393995585" calcext:value-type="float">
            <text:p>0.0117260393995585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63900965042269" calcext:value-type="float">
            <text:p>0.0063900965042269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28884099527874" calcext:value-type="float">
            <text:p>0.0128884099527874</text:p>
          </table:table-cell>
          <table:table-cell office:value-type="float" office:value="0.883333333333333" calcext:value-type="float">
            <text:p>0.883333333333333</text:p>
          </table:table-cell>
          <table:table-cell office:value-type="float" office:value="0.0085796917841558" calcext:value-type="float">
            <text:p>0.0085796917841558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51370116691407" calcext:value-type="float">
            <text:p>0.0051370116691407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093837921735061" calcext:value-type="float">
            <text:p>0.009383792173506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281422284627" calcext:value-type="float">
            <text:p>0.01228142228462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40929454377397" calcext:value-type="float">
            <text:p>0.0140929454377397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74161984870957" calcext:value-type="float">
            <text:p>0.0074161984870957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01653004546513" calcext:value-type="float">
            <text:p>0.0101653004546513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11554670204543" calcext:value-type="float">
            <text:p>0.011155467020454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3_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92796072713833" calcext:value-type="float">
            <text:p>0.0092796072713833</text:p>
          </table:table-cell>
          <table:table-cell office:value-type="float" office:value="0.875" calcext:value-type="float">
            <text:p>0.875</text:p>
          </table:table-cell>
          <table:table-cell office:value-type="float" office:value="0.006454972243679" calcext:value-type="float">
            <text:p>0.006454972243679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67700320038633" calcext:value-type="float">
            <text:p>0.0067700320038633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91287092917527" calcext:value-type="float">
            <text:p>0.0091287092917527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92345967847967" calcext:value-type="float">
            <text:p>0.0092345967847967</text:p>
          </table:table-cell>
          <table:table-cell office:value-type="float" office:value="0.89" calcext:value-type="float">
            <text:p>0.89</text:p>
          </table:table-cell>
          <table:table-cell office:value-type="float" office:value="0.0058925565098878" calcext:value-type="float">
            <text:p>0.005892556509887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29957257930786" calcext:value-type="float">
            <text:p>0.0129957257930786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73974470070574" calcext:value-type="float">
            <text:p>0.0073974470070574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0992421631894" calcext:value-type="float">
            <text:p>0.010992421631894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03144989645105" calcext:value-type="float">
            <text:p>0.0103144989645105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18204154843314" calcext:value-type="float">
            <text:p>0.0118204154843314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1550581737807" calcext:value-type="float">
            <text:p>0.0131550581737807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92796072713833" calcext:value-type="float">
            <text:p>0.0092796072713833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108397416943393" calcext:value-type="float">
            <text:p>0.0108397416943393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88662907188469" calcext:value-type="float">
            <text:p>0.0088662907188469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3_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94721814922551" calcext:value-type="float">
            <text:p>0.0094721814922551</text:p>
          </table:table-cell>
          <table:table-cell office:value-type="float" office:value="0.876666666666667" calcext:value-type="float">
            <text:p>0.876666666666667</text:p>
          </table:table-cell>
          <table:table-cell office:value-type="float" office:value="0.0081649658092772" calcext:value-type="float">
            <text:p>0.0081649658092772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093837921735061" calcext:value-type="float">
            <text:p>0.0093837921735061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102062072615965" calcext:value-type="float">
            <text:p>0.0102062072615965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80794664290272" calcext:value-type="float">
            <text:p>0.0080794664290272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0434983894999" calcext:value-type="float">
            <text:p>0.010434983894999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91742392963485" calcext:value-type="float">
            <text:p>0.0091742392963485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10176625873589" calcext:value-type="float">
            <text:p>0.0110176625873589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97610336428975" calcext:value-type="float">
            <text:p>0.009761033642897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16428327977153" calcext:value-type="float">
            <text:p>0.0116428327977153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90215790684828" calcext:value-type="float">
            <text:p>0.0090215790684828</text:p>
          </table:table-cell>
          <table:table-cell office:value-type="float" office:value="0.89" calcext:value-type="float">
            <text:p>0.89</text:p>
          </table:table-cell>
          <table:table-cell office:value-type="float" office:value="0.0134886783801988" calcext:value-type="float">
            <text:p>0.013488678380198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68109389139008" calcext:value-type="float">
            <text:p>0.0068109389139008</text:p>
          </table:table-cell>
          <table:table-cell office:value-type="float" office:value="0.89" calcext:value-type="float">
            <text:p>0.89</text:p>
          </table:table-cell>
          <table:table-cell office:value-type="float" office:value="0.0095014618758261" calcext:value-type="float">
            <text:p>0.0095014618758261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92345967847967" calcext:value-type="float">
            <text:p>0.009234596784796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3_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91590877760227" calcext:value-type="float">
            <text:p>0.0091590877760227</text:p>
          </table:table-cell>
          <table:table-cell office:value-type="float" office:value="0.876666666666667" calcext:value-type="float">
            <text:p>0.876666666666667</text:p>
          </table:table-cell>
          <table:table-cell office:value-type="float" office:value="0.0078173595997057" calcext:value-type="float">
            <text:p>0.0078173595997057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99023005183419" calcext:value-type="float">
            <text:p>0.0099023005183419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0110176625873589" calcext:value-type="float">
            <text:p>0.0110176625873589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070118946559875" calcext:value-type="float">
            <text:p>0.0070118946559875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22474487139158" calcext:value-type="float">
            <text:p>0.0122474487139158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100967541539073" calcext:value-type="float">
            <text:p>0.0100967541539073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05013226680155" calcext:value-type="float">
            <text:p>0.0105013226680155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98601329718327" calcext:value-type="float">
            <text:p>0.0098601329718327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85796917841558" calcext:value-type="float">
            <text:p>0.0085796917841558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8787617550976" calcext:value-type="float">
            <text:p>0.008787617550976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113895663755132" calcext:value-type="float">
            <text:p>0.0113895663755132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05013226680155" calcext:value-type="float">
            <text:p>0.0105013226680155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99582461641931" calcext:value-type="float">
            <text:p>0.0099582461641931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12669625207703" calcext:value-type="float">
            <text:p>0.0112669625207703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93837921735062" calcext:value-type="float">
            <text:p>0.009383792173506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3_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0096752835157999" calcext:value-type="float">
            <text:p>0.0096752835157999</text:p>
          </table:table-cell>
          <table:table-cell office:value-type="float" office:value="0.876666666666667" calcext:value-type="float">
            <text:p>0.876666666666667</text:p>
          </table:table-cell>
          <table:table-cell office:value-type="float" office:value="0.008897565210026" calcext:value-type="float">
            <text:p>0.008897565210026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093837921735061" calcext:value-type="float">
            <text:p>0.0093837921735061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97610336428975" calcext:value-type="float">
            <text:p>0.0097610336428975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84656167328001" calcext:value-type="float">
            <text:p>0.0084656167328001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108653373420044" calcext:value-type="float">
            <text:p>0.0108653373420044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90829510622924" calcext:value-type="float">
            <text:p>0.0090829510622924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92496246170077" calcext:value-type="float">
            <text:p>0.0092496246170077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02740233382816" calcext:value-type="float">
            <text:p>0.0102740233382816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96176920308357" calcext:value-type="float">
            <text:p>0.009617692030835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9817784316682" calcext:value-type="float">
            <text:p>0.009817784316682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89287301573192" calcext:value-type="float">
            <text:p>0.0089287301573192</text:p>
          </table:table-cell>
          <table:table-cell office:value-type="float" office:value="0.89" calcext:value-type="float">
            <text:p>0.89</text:p>
          </table:table-cell>
          <table:table-cell office:value-type="float" office:value="0.0098601329718326" calcext:value-type="float">
            <text:p>0.0098601329718326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86922698736035" calcext:value-type="float">
            <text:p>0.0086922698736035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107108460087064" calcext:value-type="float">
            <text:p>0.0107108460087064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98882646494608" calcext:value-type="float">
            <text:p>0.00988826464946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3_</text:p>
          </table:table-cell>
          <table:table-cell office:value-type="float" office:value="0.8954" calcext:value-type="float">
            <text:p>0.8954</text:p>
          </table:table-cell>
          <table:table-cell office:value-type="float" office:value="0.00931846615590636" calcext:value-type="float">
            <text:p>0.00931846615590636</text:p>
          </table:table-cell>
          <table:table-cell office:value-type="float" office:value="0.874333333333333" calcext:value-type="float">
            <text:p>0.874333333333333</text:p>
          </table:table-cell>
          <table:table-cell office:value-type="float" office:value="0.00863575097312956" calcext:value-type="float">
            <text:p>0.00863575097312956</text:p>
          </table:table-cell>
          <table:table-cell office:value-type="float" office:value="0.893533333333333" calcext:value-type="float">
            <text:p>0.893533333333333</text:p>
          </table:table-cell>
          <table:table-cell office:value-type="float" office:value="0.00853328226642206" calcext:value-type="float">
            <text:p>0.00853328226642206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0989948099142234" calcext:value-type="float">
            <text:p>0.00989948099142234</text:p>
          </table:table-cell>
          <table:table-cell office:value-type="float" office:value="0.8902" calcext:value-type="float">
            <text:p>0.8902</text:p>
          </table:table-cell>
          <table:table-cell office:value-type="float" office:value="0.00790509207401146" calcext:value-type="float">
            <text:p>0.00790509207401146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09016812270549" calcext:value-type="float">
            <text:p>0.0109016812270549</text:p>
          </table:table-cell>
          <table:table-cell office:value-type="float" office:value="0.889466666666667" calcext:value-type="float">
            <text:p>0.889466666666667</text:p>
          </table:table-cell>
          <table:table-cell office:value-type="float" office:value="0.00812731950533258" calcext:value-type="float">
            <text:p>0.00812731950533258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113051911732051" calcext:value-type="float">
            <text:p>0.0113051911732051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942579153773728" calcext:value-type="float">
            <text:p>0.00942579153773728</text:p>
          </table:table-cell>
          <table:table-cell office:value-type="float" office:value="0.886733333333333" calcext:value-type="float">
            <text:p>0.886733333333333</text:p>
          </table:table-cell>
          <table:table-cell office:value-type="float" office:value="0.00881757015178474" calcext:value-type="float">
            <text:p>0.00881757015178474</text:p>
          </table:table-cell>
          <table:table-cell office:value-type="float" office:value="0.888133333333333" calcext:value-type="float">
            <text:p>0.888133333333333</text:p>
          </table:table-cell>
          <table:table-cell office:value-type="float" office:value="0.00998930516067798" calcext:value-type="float">
            <text:p>0.00998930516067798</text:p>
          </table:table-cell>
          <table:table-cell office:value-type="float" office:value="0.889866666666667" calcext:value-type="float">
            <text:p>0.889866666666667</text:p>
          </table:table-cell>
          <table:table-cell office:value-type="float" office:value="0.0106883426740547" calcext:value-type="float">
            <text:p>0.0106883426740547</text:p>
          </table:table-cell>
          <table:table-cell office:value-type="float" office:value="0.888133333333333" calcext:value-type="float">
            <text:p>0.888133333333333</text:p>
          </table:table-cell>
          <table:table-cell office:value-type="float" office:value="0.0122196275263135" calcext:value-type="float">
            <text:p>0.0122196275263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843145214203528" calcext:value-type="float">
            <text:p>0.00843145214203528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04968625108587" calcext:value-type="float">
            <text:p>0.010496862510858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970568226941298" calcext:value-type="float">
            <text:p>0.0097056822694129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78666666666667" calcext:value-type="float">
            <text:p>0.878666666666667</text:p>
          </table:table-cell>
          <table:table-cell office:value-type="float" office:value="0.0105013226680155" calcext:value-type="float">
            <text:p>0.0105013226680155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109671225842414" calcext:value-type="float">
            <text:p>0.0109671225842414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03010247602416" calcext:value-type="float">
            <text:p>0.0103010247602416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90061707240708" calcext:value-type="float">
            <text:p>0.0090061707240708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99023005183419" calcext:value-type="float">
            <text:p>0.0099023005183419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74535599249992" calcext:value-type="float">
            <text:p>0.0074535599249992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119953694769643" calcext:value-type="float">
            <text:p>0.0119953694769643</text:p>
          </table:table-cell>
          <table:table-cell office:value-type="float" office:value="0.880333333333333" calcext:value-type="float">
            <text:p>0.880333333333333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41224801095432" calcext:value-type="float">
            <text:p>0.0141224801095432</text:p>
          </table:table-cell>
          <table:table-cell office:value-type="float" office:value="0.877666666666667" calcext:value-type="float">
            <text:p>0.877666666666667</text:p>
          </table:table-cell>
          <table:table-cell office:value-type="float" office:value="0.0107108460087063" calcext:value-type="float">
            <text:p>0.010710846008706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34370962471642" calcext:value-type="float">
            <text:p>0.0134370962471642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07108460087064" calcext:value-type="float">
            <text:p>0.0107108460087064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096752835157999" calcext:value-type="float">
            <text:p>0.0096752835157999</text:p>
          </table:table-cell>
          <table:table-cell office:value-type="float" office:value="0.880666666666667" calcext:value-type="float">
            <text:p>0.880666666666667</text:p>
          </table:table-cell>
          <table:table-cell office:value-type="float" office:value="0.012505554321536" calcext:value-type="float">
            <text:p>0.012505554321536</text:p>
          </table:table-cell>
          <table:table-cell office:value-type="float" office:value="0.881333333333333" calcext:value-type="float">
            <text:p>0.881333333333333</text:p>
          </table:table-cell>
          <table:table-cell office:value-type="float" office:value="0.0087717982446272" calcext:value-type="float">
            <text:p>0.008771798244627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103682206766638" calcext:value-type="float">
            <text:p>0.0103682206766638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883333333333333" calcext:value-type="float">
            <text:p>0.883333333333333</text:p>
          </table:table-cell>
          <table:table-cell office:value-type="float" office:value="0.0088975652100261" calcext:value-type="float">
            <text:p>0.008897565210026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93985814532477" calcext:value-type="float">
            <text:p>0.009398581453247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85796917841557" calcext:value-type="float">
            <text:p>0.008579691784155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73598007219398" calcext:value-type="float">
            <text:p>0.0073598007219398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86281194036965" calcext:value-type="float">
            <text:p>0.0086281194036965</text:p>
          </table:table-cell>
          <table:table-cell office:value-type="float" office:value="0.882" calcext:value-type="float">
            <text:p>0.882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06458129484475" calcext:value-type="float">
            <text:p>0.010645812948447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97610336428975" calcext:value-type="float">
            <text:p>0.0097610336428975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92796072713833" calcext:value-type="float">
            <text:p>0.0092796072713833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32077418374392" calcext:value-type="float">
            <text:p>0.0132077418374392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28235893744475" calcext:value-type="float">
            <text:p>0.0128235893744475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99999999999999" calcext:value-type="float">
            <text:p>0.0099999999999999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074907350180814" calcext:value-type="float">
            <text:p>0.007490735018081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26710518724987" calcext:value-type="float">
            <text:p>0.0126710518724987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88662907188469" calcext:value-type="float">
            <text:p>0.0088662907188469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06458129484475" calcext:value-type="float">
            <text:p>0.0106458129484475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05672449894315" calcext:value-type="float">
            <text:p>0.0105672449894315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64978628965393" calcext:value-type="float">
            <text:p>0.0064978628965393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78704793020783" calcext:value-type="float">
            <text:p>0.0078704793020783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07108460087064" calcext:value-type="float">
            <text:p>0.0107108460087064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30915579244369" calcext:value-type="float">
            <text:p>0.0130915579244369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20991276085876" calcext:value-type="float">
            <text:p>0.0120991276085876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24498995979886" calcext:value-type="float">
            <text:p>0.0124498995979886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93244004871328" calcext:value-type="float">
            <text:p>0.0093244004871328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17023264543613" calcext:value-type="float">
            <text:p>0.0117023264543613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14017542509913" calcext:value-type="float">
            <text:p>0.0114017542509913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95014618758261" calcext:value-type="float">
            <text:p>0.0095014618758261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72072494368132" calcext:value-type="float">
            <text:p>0.0072072494368132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64117946872238" calcext:value-type="float">
            <text:p>0.006411794687223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10805134257297" calcext:value-type="float">
            <text:p>0.011080513425729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13651514141548" calcext:value-type="float">
            <text:p>0.0113651514141548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08653373420044" calcext:value-type="float">
            <text:p>0.0108653373420044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3029674334022" calcext:value-type="float">
            <text:p>0.0073029674334022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93244004871329" calcext:value-type="float">
            <text:p>0.0093244004871329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4907350180813" calcext:value-type="float">
            <text:p>0.0074907350180813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07754865834963" calcext:value-type="float">
            <text:p>0.0107754865834963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05013226680155" calcext:value-type="float">
            <text:p>0.0105013226680155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44625954332777" calcext:value-type="float">
            <text:p>0.0144625954332777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98882646494608" calcext:value-type="float">
            <text:p>0.0098882646494608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77817450199524" calcext:value-type="float">
            <text:p>0.0077817450199524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24387387713634" calcext:value-type="float">
            <text:p>0.0124387387713634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96032401939252" calcext:value-type="float">
            <text:p>0.0096032401939252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88506120315678" calcext:value-type="float">
            <text:p>0.008850612031567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817784316682" calcext:value-type="float">
            <text:p>0.009817784316682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16308975482452" calcext:value-type="float">
            <text:p>0.0116308975482452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19605834120061" calcext:value-type="float">
            <text:p>0.0119605834120061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88662907188469" calcext:value-type="float">
            <text:p>0.0088662907188469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94721814922552" calcext:value-type="float">
            <text:p>0.009472181492255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2345967847967" calcext:value-type="float">
            <text:p>0.0092345967847967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90829510622924" calcext:value-type="float">
            <text:p>0.0090829510622924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00967541539072" calcext:value-type="float">
            <text:p>0.0100967541539072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27257394458807" calcext:value-type="float">
            <text:p>0.012725739445880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3974470070573" calcext:value-type="float">
            <text:p>0.0073974470070573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93244004871329" calcext:value-type="float">
            <text:p>0.0093244004871329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21906156986065" calcext:value-type="float">
            <text:p>0.0121906156986065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95452140421842" calcext:value-type="float">
            <text:p>0.009545214042184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75092535507125" calcext:value-type="float">
            <text:p>0.00750925355071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108498504737993" calcext:value-type="float">
            <text:p>0.0108498504737993</text:p>
          </table:table-cell>
          <table:table-cell office:value-type="float" office:value="0.883866666666667" calcext:value-type="float">
            <text:p>0.883866666666667</text:p>
          </table:table-cell>
          <table:table-cell office:value-type="float" office:value="0.0103560145911963" calcext:value-type="float">
            <text:p>0.010356014591196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0568090376223" calcext:value-type="float">
            <text:p>0.010568090376223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0103595835841521" calcext:value-type="float">
            <text:p>0.0103595835841521</text:p>
          </table:table-cell>
          <table:table-cell office:value-type="float" office:value="0.8854" calcext:value-type="float">
            <text:p>0.8854</text:p>
          </table:table-cell>
          <table:table-cell office:value-type="float" office:value="0.0082298226702572" calcext:value-type="float">
            <text:p>0.0082298226702572</text:p>
          </table:table-cell>
          <table:table-cell office:value-type="float" office:value="0.884533333333333" calcext:value-type="float">
            <text:p>0.884533333333333</text:p>
          </table:table-cell>
          <table:table-cell office:value-type="float" office:value="0.00829608438568108" calcext:value-type="float">
            <text:p>0.00829608438568108</text:p>
          </table:table-cell>
          <table:table-cell office:value-type="float" office:value="0.8866" calcext:value-type="float">
            <text:p>0.8866</text:p>
          </table:table-cell>
          <table:table-cell office:value-type="float" office:value="0.00961193333844904" calcext:value-type="float">
            <text:p>0.00961193333844904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03563242476819" calcext:value-type="float">
            <text:p>0.0103563242476819</text:p>
          </table:table-cell>
          <table:table-cell office:value-type="float" office:value="0.885533333333333" calcext:value-type="float">
            <text:p>0.885533333333333</text:p>
          </table:table-cell>
          <table:table-cell office:value-type="float" office:value="0.0114930994977002" calcext:value-type="float">
            <text:p>0.0114930994977002</text:p>
          </table:table-cell>
          <table:table-cell office:value-type="float" office:value="0.885733333333333" calcext:value-type="float">
            <text:p>0.885733333333333</text:p>
          </table:table-cell>
          <table:table-cell office:value-type="float" office:value="0.0120220228257502" calcext:value-type="float">
            <text:p>0.012022022825750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224621407408" calcext:value-type="float">
            <text:p>0.009224621407408</text:p>
          </table:table-cell>
          <table:table-cell office:value-type="float" office:value="0.8854" calcext:value-type="float">
            <text:p>0.8854</text:p>
          </table:table-cell>
          <table:table-cell office:value-type="float" office:value="0.01109066200921" calcext:value-type="float">
            <text:p>0.01109066200921</text:p>
          </table:table-cell>
          <table:table-cell office:value-type="float" office:value="0.885866666666666" calcext:value-type="float">
            <text:p>0.885866666666666</text:p>
          </table:table-cell>
          <table:table-cell office:value-type="float" office:value="0.011913108820823" calcext:value-type="float">
            <text:p>0.011913108820823</text:p>
          </table:table-cell>
          <table:table-cell office:value-type="float" office:value="0.885133333333333" calcext:value-type="float">
            <text:p>0.885133333333333</text:p>
          </table:table-cell>
          <table:table-cell office:value-type="float" office:value="0.010203630960835" calcext:value-type="float">
            <text:p>0.010203630960835</text:p>
          </table:table-cell>
          <table:table-cell office:value-type="float" office:value="0.885133333333333" calcext:value-type="float">
            <text:p>0.885133333333333</text:p>
          </table:table-cell>
          <table:table-cell office:value-type="float" office:value="0.00835520760180842" calcext:value-type="float">
            <text:p>0.00835520760180842</text:p>
          </table:table-cell>
          <table:table-cell office:value-type="float" office:value="0.885733333333333" calcext:value-type="float">
            <text:p>0.885733333333333</text:p>
          </table:table-cell>
          <table:table-cell office:value-type="float" office:value="0.00780683870644254" calcext:value-type="float">
            <text:p>0.007806838706442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_</text:p>
          </table:table-cell>
          <table:table-cell office:value-type="float" office:value="0.711333333333333" calcext:value-type="float">
            <text:p>0.711333333333333</text:p>
          </table:table-cell>
          <table:table-cell office:value-type="float" office:value="0.0101994008538628" calcext:value-type="float">
            <text:p>0.0101994008538628</text:p>
          </table:table-cell>
          <table:table-cell office:value-type="float" office:value="0.676166666666667" calcext:value-type="float">
            <text:p>0.676166666666667</text:p>
          </table:table-cell>
          <table:table-cell office:value-type="float" office:value="0.0066822733989097" calcext:value-type="float">
            <text:p>0.0066822733989097</text:p>
          </table:table-cell>
          <table:table-cell office:value-type="float" office:value="0.702166666666667" calcext:value-type="float">
            <text:p>0.702166666666667</text:p>
          </table:table-cell>
          <table:table-cell office:value-type="float" office:value="0.0056703419454012" calcext:value-type="float">
            <text:p>0.0056703419454012</text:p>
          </table:table-cell>
          <table:table-cell office:value-type="float" office:value="0.707833333333333" calcext:value-type="float">
            <text:p>0.707833333333333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6955" calcext:value-type="float">
            <text:p>0.6955</text:p>
          </table:table-cell>
          <table:table-cell office:value-type="float" office:value="0.0105508030236775" calcext:value-type="float">
            <text:p>0.0105508030236775</text:p>
          </table:table-cell>
          <table:table-cell office:value-type="float" office:value="0.700833333333333" calcext:value-type="float">
            <text:p>0.700833333333333</text:p>
          </table:table-cell>
          <table:table-cell office:value-type="float" office:value="0.0053683744694688" calcext:value-type="float">
            <text:p>0.0053683744694688</text:p>
          </table:table-cell>
          <table:table-cell office:value-type="float" office:value="0.699666666666667" calcext:value-type="float">
            <text:p>0.699666666666667</text:p>
          </table:table-cell>
          <table:table-cell office:value-type="float" office:value="0.0095124187834173" calcext:value-type="float">
            <text:p>0.0095124187834173</text:p>
          </table:table-cell>
          <table:table-cell office:value-type="float" office:value="0.707166666666667" calcext:value-type="float">
            <text:p>0.707166666666667</text:p>
          </table:table-cell>
          <table:table-cell office:value-type="float" office:value="0.0022515426810177" calcext:value-type="float">
            <text:p>0.0022515426810177</text:p>
          </table:table-cell>
          <table:table-cell office:value-type="float" office:value="0.700333333333333" calcext:value-type="float">
            <text:p>0.700333333333333</text:p>
          </table:table-cell>
          <table:table-cell office:value-type="float" office:value="0.0077862057511987" calcext:value-type="float">
            <text:p>0.0077862057511987</text:p>
          </table:table-cell>
          <table:table-cell office:value-type="float" office:value="0.703" calcext:value-type="float">
            <text:p>0.703</text:p>
          </table:table-cell>
          <table:table-cell office:value-type="float" office:value="0.0073739406018762" calcext:value-type="float">
            <text:p>0.0073739406018762</text:p>
          </table:table-cell>
          <table:table-cell office:value-type="float" office:value="0.701333333333333" calcext:value-type="float">
            <text:p>0.701333333333333</text:p>
          </table:table-cell>
          <table:table-cell office:value-type="float" office:value="0.0101994008538627" calcext:value-type="float">
            <text:p>0.0101994008538627</text:p>
          </table:table-cell>
          <table:table-cell office:value-type="float" office:value="0.707833333333333" calcext:value-type="float">
            <text:p>0.707833333333333</text:p>
          </table:table-cell>
          <table:table-cell office:value-type="float" office:value="0.0041079191812887" calcext:value-type="float">
            <text:p>0.0041079191812887</text:p>
          </table:table-cell>
          <table:table-cell office:value-type="float" office:value="0.701333333333333" calcext:value-type="float">
            <text:p>0.701333333333333</text:p>
          </table:table-cell>
          <table:table-cell office:value-type="float" office:value="0.0071346182643346" calcext:value-type="float">
            <text:p>0.0071346182643346</text:p>
          </table:table-cell>
          <table:table-cell office:value-type="float" office:value="0.700833333333333" calcext:value-type="float">
            <text:p>0.700833333333333</text:p>
          </table:table-cell>
          <table:table-cell office:value-type="float" office:value="0.0087400737347512" calcext:value-type="float">
            <text:p>0.0087400737347512</text:p>
          </table:table-cell>
          <table:table-cell office:value-type="float" office:value="0.697666666666667" calcext:value-type="float">
            <text:p>0.697666666666667</text:p>
          </table:table-cell>
          <table:table-cell office:value-type="float" office:value="0.0048376417579" calcext:value-type="float">
            <text:p>0.0048376417579</text:p>
          </table:table-cell>
          <table:table-cell office:value-type="float" office:value="0.702" calcext:value-type="float">
            <text:p>0.702</text:p>
          </table:table-cell>
          <table:table-cell office:value-type="float" office:value="0.0084697172981813" calcext:value-type="float">
            <text:p>0.00846971729818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_</text:p>
          </table:table-cell>
          <table:table-cell office:value-type="float" office:value="0.716" calcext:value-type="float">
            <text:p>0.716</text:p>
          </table:table-cell>
          <table:table-cell office:value-type="float" office:value="0.0098847525681391" calcext:value-type="float">
            <text:p>0.0098847525681391</text:p>
          </table:table-cell>
          <table:table-cell office:value-type="float" office:value="0.686333333333333" calcext:value-type="float">
            <text:p>0.686333333333333</text:p>
          </table:table-cell>
          <table:table-cell office:value-type="float" office:value="0.0041079191812887" calcext:value-type="float">
            <text:p>0.0041079191812887</text:p>
          </table:table-cell>
          <table:table-cell office:value-type="float" office:value="0.707833333333333" calcext:value-type="float">
            <text:p>0.707833333333333</text:p>
          </table:table-cell>
          <table:table-cell office:value-type="float" office:value="0.0099407969722978" calcext:value-type="float">
            <text:p>0.0099407969722978</text:p>
          </table:table-cell>
          <table:table-cell office:value-type="float" office:value="0.7145" calcext:value-type="float">
            <text:p>0.7145</text:p>
          </table:table-cell>
          <table:table-cell office:value-type="float" office:value="0.0066301080936386" calcext:value-type="float">
            <text:p>0.0066301080936386</text:p>
          </table:table-cell>
          <table:table-cell office:value-type="float" office:value="0.703" calcext:value-type="float">
            <text:p>0.703</text:p>
          </table:table-cell>
          <table:table-cell office:value-type="float" office:value="0.0086120071218425" calcext:value-type="float">
            <text:p>0.0086120071218425</text:p>
          </table:table-cell>
          <table:table-cell office:value-type="float" office:value="0.706666666666667" calcext:value-type="float">
            <text:p>0.706666666666667</text:p>
          </table:table-cell>
          <table:table-cell office:value-type="float" office:value="0.0054645321035849" calcext:value-type="float">
            <text:p>0.0054645321035849</text:p>
          </table:table-cell>
          <table:table-cell office:value-type="float" office:value="0.705333333333333" calcext:value-type="float">
            <text:p>0.705333333333333</text:p>
          </table:table-cell>
          <table:table-cell office:value-type="float" office:value="0.0092908258214458" calcext:value-type="float">
            <text:p>0.0092908258214458</text:p>
          </table:table-cell>
          <table:table-cell office:value-type="float" office:value="0.712" calcext:value-type="float">
            <text:p>0.712</text:p>
          </table:table-cell>
          <table:table-cell office:value-type="float" office:value="0.0058511632271806" calcext:value-type="float">
            <text:p>0.0058511632271806</text:p>
          </table:table-cell>
          <table:table-cell office:value-type="float" office:value="0.701666666666667" calcext:value-type="float">
            <text:p>0.701666666666667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7045" calcext:value-type="float">
            <text:p>0.7045</text:p>
          </table:table-cell>
          <table:table-cell office:value-type="float" office:value="0.0064710895527724" calcext:value-type="float">
            <text:p>0.0064710895527724</text:p>
          </table:table-cell>
          <table:table-cell office:value-type="float" office:value="0.7055" calcext:value-type="float">
            <text:p>0.7055</text:p>
          </table:table-cell>
          <table:table-cell office:value-type="float" office:value="0.0097645902229546" calcext:value-type="float">
            <text:p>0.0097645902229546</text:p>
          </table:table-cell>
          <table:table-cell office:value-type="float" office:value="0.716" calcext:value-type="float">
            <text:p>0.716</text:p>
          </table:table-cell>
          <table:table-cell office:value-type="float" office:value="0.0098319208025017" calcext:value-type="float">
            <text:p>0.0098319208025017</text:p>
          </table:table-cell>
          <table:table-cell office:value-type="float" office:value="0.704833333333333" calcext:value-type="float">
            <text:p>0.704833333333333</text:p>
          </table:table-cell>
          <table:table-cell office:value-type="float" office:value="0.0096716940949694" calcext:value-type="float">
            <text:p>0.0096716940949694</text:p>
          </table:table-cell>
          <table:table-cell office:value-type="float" office:value="0.702" calcext:value-type="float">
            <text:p>0.702</text:p>
          </table:table-cell>
          <table:table-cell office:value-type="float" office:value="0.0074907350180814" calcext:value-type="float">
            <text:p>0.0074907350180814</text:p>
          </table:table-cell>
          <table:table-cell office:value-type="float" office:value="0.704" calcext:value-type="float">
            <text:p>0.704</text:p>
          </table:table-cell>
          <table:table-cell office:value-type="float" office:value="0.0053812947636543" calcext:value-type="float">
            <text:p>0.0053812947636543</text:p>
          </table:table-cell>
          <table:table-cell office:value-type="float" office:value="0.7095" calcext:value-type="float">
            <text:p>0.7095</text:p>
          </table:table-cell>
          <table:table-cell office:value-type="float" office:value="0.005020790110464" calcext:value-type="float">
            <text:p>0.0050207901104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_</text:p>
          </table:table-cell>
          <table:table-cell office:value-type="float" office:value="0.717666666666667" calcext:value-type="float">
            <text:p>0.717666666666667</text:p>
          </table:table-cell>
          <table:table-cell office:value-type="float" office:value="0.0070563210433388" calcext:value-type="float">
            <text:p>0.0070563210433388</text:p>
          </table:table-cell>
          <table:table-cell office:value-type="float" office:value="0.689" calcext:value-type="float">
            <text:p>0.689</text:p>
          </table:table-cell>
          <table:table-cell office:value-type="float" office:value="0.007804023178962" calcext:value-type="float">
            <text:p>0.007804023178962</text:p>
          </table:table-cell>
          <table:table-cell office:value-type="float" office:value="0.7085" calcext:value-type="float">
            <text:p>0.7085</text:p>
          </table:table-cell>
          <table:table-cell office:value-type="float" office:value="0.0061632873623668" calcext:value-type="float">
            <text:p>0.0061632873623668</text:p>
          </table:table-cell>
          <table:table-cell office:value-type="float" office:value="0.716333333333333" calcext:value-type="float">
            <text:p>0.716333333333333</text:p>
          </table:table-cell>
          <table:table-cell office:value-type="float" office:value="0.0092533777616608" calcext:value-type="float">
            <text:p>0.0092533777616608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085391256382996" calcext:value-type="float">
            <text:p>0.0085391256382996</text:p>
          </table:table-cell>
          <table:table-cell office:value-type="float" office:value="0.7105" calcext:value-type="float">
            <text:p>0.7105</text:p>
          </table:table-cell>
          <table:table-cell office:value-type="float" office:value="0.0056087728901545" calcext:value-type="float">
            <text:p>0.0056087728901545</text:p>
          </table:table-cell>
          <table:table-cell office:value-type="float" office:value="0.709833333333333" calcext:value-type="float">
            <text:p>0.709833333333333</text:p>
          </table:table-cell>
          <table:table-cell office:value-type="float" office:value="0.0086482175427464" calcext:value-type="float">
            <text:p>0.0086482175427464</text:p>
          </table:table-cell>
          <table:table-cell office:value-type="float" office:value="0.712666666666667" calcext:value-type="float">
            <text:p>0.712666666666667</text:p>
          </table:table-cell>
          <table:table-cell office:value-type="float" office:value="0.0080665633602199" calcext:value-type="float">
            <text:p>0.0080665633602199</text:p>
          </table:table-cell>
          <table:table-cell office:value-type="float" office:value="0.706666666666667" calcext:value-type="float">
            <text:p>0.706666666666667</text:p>
          </table:table-cell>
          <table:table-cell office:value-type="float" office:value="0.0034359213546813" calcext:value-type="float">
            <text:p>0.0034359213546813</text:p>
          </table:table-cell>
          <table:table-cell office:value-type="float" office:value="0.7095" calcext:value-type="float">
            <text:p>0.7095</text:p>
          </table:table-cell>
          <table:table-cell office:value-type="float" office:value="0.0089092648406027" calcext:value-type="float">
            <text:p>0.0089092648406027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0.0090331180786161" calcext:value-type="float">
            <text:p>0.0090331180786161</text:p>
          </table:table-cell>
          <table:table-cell office:value-type="float" office:value="0.714333333333333" calcext:value-type="float">
            <text:p>0.714333333333333</text:p>
          </table:table-cell>
          <table:table-cell office:value-type="float" office:value="0.0061632873623668" calcext:value-type="float">
            <text:p>0.0061632873623668</text:p>
          </table:table-cell>
          <table:table-cell office:value-type="float" office:value="0.707166666666667" calcext:value-type="float">
            <text:p>0.707166666666667</text:p>
          </table:table-cell>
          <table:table-cell office:value-type="float" office:value="0.0059102077421656" calcext:value-type="float">
            <text:p>0.0059102077421656</text:p>
          </table:table-cell>
          <table:table-cell office:value-type="float" office:value="0.703166666666667" calcext:value-type="float">
            <text:p>0.703166666666667</text:p>
          </table:table-cell>
          <table:table-cell office:value-type="float" office:value="0.008787617550976" calcext:value-type="float">
            <text:p>0.008787617550976</text:p>
          </table:table-cell>
          <table:table-cell office:value-type="float" office:value="0.708666666666667" calcext:value-type="float">
            <text:p>0.708666666666667</text:p>
          </table:table-cell>
          <table:table-cell office:value-type="float" office:value="0.004273627134986" calcext:value-type="float">
            <text:p>0.004273627134986</text:p>
          </table:table-cell>
          <table:table-cell office:value-type="float" office:value="0.7105" calcext:value-type="float">
            <text:p>0.7105</text:p>
          </table:table-cell>
          <table:table-cell office:value-type="float" office:value="0.0060265615772548" calcext:value-type="float">
            <text:p>0.00602656157725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_</text:p>
          </table:table-cell>
          <table:table-cell office:value-type="float" office:value="0.717166666666667" calcext:value-type="float">
            <text:p>0.717166666666667</text:p>
          </table:table-cell>
          <table:table-cell office:value-type="float" office:value="0.0063628697229404" calcext:value-type="float">
            <text:p>0.0063628697229404</text:p>
          </table:table-cell>
          <table:table-cell office:value-type="float" office:value="0.689166666666667" calcext:value-type="float">
            <text:p>0.689166666666667</text:p>
          </table:table-cell>
          <table:table-cell office:value-type="float" office:value="0.0046022337571613" calcext:value-type="float">
            <text:p>0.0046022337571613</text:p>
          </table:table-cell>
          <table:table-cell office:value-type="float" office:value="0.7085" calcext:value-type="float">
            <text:p>0.7085</text:p>
          </table:table-cell>
          <table:table-cell office:value-type="float" office:value="0.0078262379212492" calcext:value-type="float">
            <text:p>0.0078262379212492</text:p>
          </table:table-cell>
          <table:table-cell office:value-type="float" office:value="0.719666666666667" calcext:value-type="float">
            <text:p>0.719666666666667</text:p>
          </table:table-cell>
          <table:table-cell office:value-type="float" office:value="0.0079625861237274" calcext:value-type="float">
            <text:p>0.0079625861237274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088780315636093" calcext:value-type="float">
            <text:p>0.0088780315636093</text:p>
          </table:table-cell>
          <table:table-cell office:value-type="float" office:value="0.709833333333333" calcext:value-type="float">
            <text:p>0.709833333333333</text:p>
          </table:table-cell>
          <table:table-cell office:value-type="float" office:value="0.0060207972893961" calcext:value-type="float">
            <text:p>0.0060207972893961</text:p>
          </table:table-cell>
          <table:table-cell office:value-type="float" office:value="0.709166666666667" calcext:value-type="float">
            <text:p>0.709166666666667</text:p>
          </table:table-cell>
          <table:table-cell office:value-type="float" office:value="0.0070464727188698" calcext:value-type="float">
            <text:p>0.0070464727188698</text:p>
          </table:table-cell>
          <table:table-cell office:value-type="float" office:value="0.713833333333333" calcext:value-type="float">
            <text:p>0.713833333333333</text:p>
          </table:table-cell>
          <table:table-cell office:value-type="float" office:value="0.0060265615772548" calcext:value-type="float">
            <text:p>0.0060265615772548</text:p>
          </table:table-cell>
          <table:table-cell office:value-type="float" office:value="0.705833333333333" calcext:value-type="float">
            <text:p>0.705833333333333</text:p>
          </table:table-cell>
          <table:table-cell office:value-type="float" office:value="0.0057130455003342" calcext:value-type="float">
            <text:p>0.0057130455003342</text:p>
          </table:table-cell>
          <table:table-cell office:value-type="float" office:value="0.710333333333333" calcext:value-type="float">
            <text:p>0.710333333333333</text:p>
          </table:table-cell>
          <table:table-cell office:value-type="float" office:value="0.0078748897699516" calcext:value-type="float">
            <text:p>0.0078748897699516</text:p>
          </table:table-cell>
          <table:table-cell office:value-type="float" office:value="0.71" calcext:value-type="float">
            <text:p>0.71</text:p>
          </table:table-cell>
          <table:table-cell office:value-type="float" office:value="0.0097894501037255" calcext:value-type="float">
            <text:p>0.0097894501037255</text:p>
          </table:table-cell>
          <table:table-cell office:value-type="float" office:value="0.714" calcext:value-type="float">
            <text:p>0.714</text:p>
          </table:table-cell>
          <table:table-cell office:value-type="float" office:value="0.0060207972893961" calcext:value-type="float">
            <text:p>0.0060207972893961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82579927612249" calcext:value-type="float">
            <text:p>0.0082579927612249</text:p>
          </table:table-cell>
          <table:table-cell office:value-type="float" office:value="0.703166666666667" calcext:value-type="float">
            <text:p>0.703166666666667</text:p>
          </table:table-cell>
          <table:table-cell office:value-type="float" office:value="0.007804023178962" calcext:value-type="float">
            <text:p>0.007804023178962</text:p>
          </table:table-cell>
          <table:table-cell office:value-type="float" office:value="0.710333333333333" calcext:value-type="float">
            <text:p>0.710333333333333</text:p>
          </table:table-cell>
          <table:table-cell office:value-type="float" office:value="0.0026744677559801" calcext:value-type="float">
            <text:p>0.0026744677559801</text:p>
          </table:table-cell>
          <table:table-cell office:value-type="float" office:value="0.709666666666667" calcext:value-type="float">
            <text:p>0.709666666666667</text:p>
          </table:table-cell>
          <table:table-cell office:value-type="float" office:value="0.0073029674334021" calcext:value-type="float">
            <text:p>0.00730296743340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_</text:p>
          </table:table-cell>
          <table:table-cell office:value-type="float" office:value="0.716166666666667" calcext:value-type="float">
            <text:p>0.716166666666667</text:p>
          </table:table-cell>
          <table:table-cell office:value-type="float" office:value="0.0084697172981812" calcext:value-type="float">
            <text:p>0.0084697172981812</text:p>
          </table:table-cell>
          <table:table-cell office:value-type="float" office:value="0.688" calcext:value-type="float">
            <text:p>0.688</text:p>
          </table:table-cell>
          <table:table-cell office:value-type="float" office:value="0.0068363814339979" calcext:value-type="float">
            <text:p>0.0068363814339979</text:p>
          </table:table-cell>
          <table:table-cell office:value-type="float" office:value="0.710833333333333" calcext:value-type="float">
            <text:p>0.710833333333333</text:p>
          </table:table-cell>
          <table:table-cell office:value-type="float" office:value="0.0076148612010404" calcext:value-type="float">
            <text:p>0.0076148612010404</text:p>
          </table:table-cell>
          <table:table-cell office:value-type="float" office:value="0.72" calcext:value-type="float">
            <text:p>0.72</text:p>
          </table:table-cell>
          <table:table-cell office:value-type="float" office:value="0.0093726848993349" calcext:value-type="float">
            <text:p>0.0093726848993349</text:p>
          </table:table-cell>
          <table:table-cell office:value-type="float" office:value="0.709" calcext:value-type="float">
            <text:p>0.709</text:p>
          </table:table-cell>
          <table:table-cell office:value-type="float" office:value="0.00806656336022" calcext:value-type="float">
            <text:p>0.00806656336022</text:p>
          </table:table-cell>
          <table:table-cell office:value-type="float" office:value="0.711833333333333" calcext:value-type="float">
            <text:p>0.711833333333333</text:p>
          </table:table-cell>
          <table:table-cell office:value-type="float" office:value="0.0075092535507125" calcext:value-type="float">
            <text:p>0.0075092535507125</text:p>
          </table:table-cell>
          <table:table-cell office:value-type="float" office:value="0.708666666666667" calcext:value-type="float">
            <text:p>0.708666666666667</text:p>
          </table:table-cell>
          <table:table-cell office:value-type="float" office:value="0.0072791559339741" calcext:value-type="float">
            <text:p>0.0072791559339741</text:p>
          </table:table-cell>
          <table:table-cell office:value-type="float" office:value="0.7145" calcext:value-type="float">
            <text:p>0.7145</text:p>
          </table:table-cell>
          <table:table-cell office:value-type="float" office:value="0.0053554230043532" calcext:value-type="float">
            <text:p>0.0053554230043532</text:p>
          </table:table-cell>
          <table:table-cell office:value-type="float" office:value="0.704833333333333" calcext:value-type="float">
            <text:p>0.704833333333333</text:p>
          </table:table-cell>
          <table:table-cell office:value-type="float" office:value="0.004728753653037" calcext:value-type="float">
            <text:p>0.004728753653037</text:p>
          </table:table-cell>
          <table:table-cell office:value-type="float" office:value="0.709166666666667" calcext:value-type="float">
            <text:p>0.709166666666667</text:p>
          </table:table-cell>
          <table:table-cell office:value-type="float" office:value="0.006180165405913" calcext:value-type="float">
            <text:p>0.006180165405913</text:p>
          </table:table-cell>
          <table:table-cell office:value-type="float" office:value="0.709" calcext:value-type="float">
            <text:p>0.709</text:p>
          </table:table-cell>
          <table:table-cell office:value-type="float" office:value="0.0072982113486038" calcext:value-type="float">
            <text:p>0.0072982113486038</text:p>
          </table:table-cell>
          <table:table-cell office:value-type="float" office:value="0.713666666666667" calcext:value-type="float">
            <text:p>0.713666666666667</text:p>
          </table:table-cell>
          <table:table-cell office:value-type="float" office:value="0.0080277297191948" calcext:value-type="float">
            <text:p>0.0080277297191948</text:p>
          </table:table-cell>
          <table:table-cell office:value-type="float" office:value="0.708666666666667" calcext:value-type="float">
            <text:p>0.708666666666667</text:p>
          </table:table-cell>
          <table:table-cell office:value-type="float" office:value="0.008177713616898" calcext:value-type="float">
            <text:p>0.008177713616898</text:p>
          </table:table-cell>
          <table:table-cell office:value-type="float" office:value="0.703833333333333" calcext:value-type="float">
            <text:p>0.703833333333333</text:p>
          </table:table-cell>
          <table:table-cell office:value-type="float" office:value="0.0090638169541191" calcext:value-type="float">
            <text:p>0.0090638169541191</text:p>
          </table:table-cell>
          <table:table-cell office:value-type="float" office:value="0.708666666666667" calcext:value-type="float">
            <text:p>0.708666666666667</text:p>
          </table:table-cell>
          <table:table-cell office:value-type="float" office:value="0.0052901900827012" calcext:value-type="float">
            <text:p>0.0052901900827012</text:p>
          </table:table-cell>
          <table:table-cell office:value-type="float" office:value="0.709833333333333" calcext:value-type="float">
            <text:p>0.709833333333333</text:p>
          </table:table-cell>
          <table:table-cell office:value-type="float" office:value="0.0088073517270768" calcext:value-type="float">
            <text:p>0.00880735172707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_</text:p>
          </table:table-cell>
          <table:table-cell office:value-type="float" office:value="0.715666666666667" calcext:value-type="float">
            <text:p>0.715666666666667</text:p>
          </table:table-cell>
          <table:table-cell office:value-type="float" office:value="0.00839461229729246" calcext:value-type="float">
            <text:p>0.00839461229729246</text:p>
          </table:table-cell>
          <table:table-cell office:value-type="float" office:value="0.685733333333333" calcext:value-type="float">
            <text:p>0.685733333333333</text:p>
          </table:table-cell>
          <table:table-cell office:value-type="float" office:value="0.00600656619006392" calcext:value-type="float">
            <text:p>0.00600656619006392</text:p>
          </table:table-cell>
          <table:table-cell office:value-type="float" office:value="0.707566666666667" calcext:value-type="float">
            <text:p>0.707566666666667</text:p>
          </table:table-cell>
          <table:table-cell office:value-type="float" office:value="0.00744310508047108" calcext:value-type="float">
            <text:p>0.00744310508047108</text:p>
          </table:table-cell>
          <table:table-cell office:value-type="float" office:value="0.715666666666667" calcext:value-type="float">
            <text:p>0.715666666666667</text:p>
          </table:table-cell>
          <table:table-cell office:value-type="float" office:value="0.00823190194228188" calcext:value-type="float">
            <text:p>0.00823190194228188</text:p>
          </table:table-cell>
          <table:table-cell office:value-type="float" office:value="0.7045" calcext:value-type="float">
            <text:p>0.7045</text:p>
          </table:table-cell>
          <table:table-cell office:value-type="float" office:value="0.00892930614152978" calcext:value-type="float">
            <text:p>0.00892930614152978</text:p>
          </table:table-cell>
          <table:table-cell office:value-type="float" office:value="0.707933333333333" calcext:value-type="float">
            <text:p>0.707933333333333</text:p>
          </table:table-cell>
          <table:table-cell office:value-type="float" office:value="0.00599434606066336" calcext:value-type="float">
            <text:p>0.00599434606066336</text:p>
          </table:table-cell>
          <table:table-cell office:value-type="float" office:value="0.706533333333333" calcext:value-type="float">
            <text:p>0.706533333333333</text:p>
          </table:table-cell>
          <table:table-cell office:value-type="float" office:value="0.00835541816009068" calcext:value-type="float">
            <text:p>0.00835541816009068</text:p>
          </table:table-cell>
          <table:table-cell office:value-type="float" office:value="0.712033333333333" calcext:value-type="float">
            <text:p>0.712033333333333</text:p>
          </table:table-cell>
          <table:table-cell office:value-type="float" office:value="0.00551025077000524" calcext:value-type="float">
            <text:p>0.00551025077000524</text:p>
          </table:table-cell>
          <table:table-cell office:value-type="float" office:value="0.703866666666667" calcext:value-type="float">
            <text:p>0.703866666666667</text:p>
          </table:table-cell>
          <table:table-cell office:value-type="float" office:value="0.00555753012324182" calcext:value-type="float">
            <text:p>0.00555753012324182</text:p>
          </table:table-cell>
          <table:table-cell office:value-type="float" office:value="0.7073" calcext:value-type="float">
            <text:p>0.7073</text:p>
          </table:table-cell>
          <table:table-cell office:value-type="float" office:value="0.00736187003422318" calcext:value-type="float">
            <text:p>0.00736187003422318</text:p>
          </table:table-cell>
          <table:table-cell office:value-type="float" office:value="0.706833333333333" calcext:value-type="float">
            <text:p>0.706833333333333</text:p>
          </table:table-cell>
          <table:table-cell office:value-type="float" office:value="0.00921695412155254" calcext:value-type="float">
            <text:p>0.00921695412155254</text:p>
          </table:table-cell>
          <table:table-cell office:value-type="float" office:value="0.713166666666667" calcext:value-type="float">
            <text:p>0.713166666666667</text:p>
          </table:table-cell>
          <table:table-cell office:value-type="float" office:value="0.00683033087094962" calcext:value-type="float">
            <text:p>0.00683033087094962</text:p>
          </table:table-cell>
          <table:table-cell office:value-type="float" office:value="0.705866666666667" calcext:value-type="float">
            <text:p>0.705866666666667</text:p>
          </table:table-cell>
          <table:table-cell office:value-type="float" office:value="0.0078304452959185" calcext:value-type="float">
            <text:p>0.0078304452959185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00837725328737794" calcext:value-type="float">
            <text:p>0.00837725328737794</text:p>
          </table:table-cell>
          <table:table-cell office:value-type="float" office:value="0.705866666666667" calcext:value-type="float">
            <text:p>0.705866666666667</text:p>
          </table:table-cell>
          <table:table-cell office:value-type="float" office:value="0.00449144429904432" calcext:value-type="float">
            <text:p>0.00449144429904432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0071254776292758" calcext:value-type="float">
            <text:p>0.00712547762927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698166666666667" calcext:value-type="float">
            <text:p>0.698166666666667</text:p>
          </table:table-cell>
          <table:table-cell office:value-type="float" office:value="0.0077145245406887" calcext:value-type="float">
            <text:p>0.0077145245406887</text:p>
          </table:table-cell>
          <table:table-cell office:value-type="float" office:value="0.699333333333333" calcext:value-type="float">
            <text:p>0.699333333333333</text:p>
          </table:table-cell>
          <table:table-cell office:value-type="float" office:value="0.0057554322166106" calcext:value-type="float">
            <text:p>0.0057554322166106</text:p>
          </table:table-cell>
          <table:table-cell office:value-type="float" office:value="0.702" calcext:value-type="float">
            <text:p>0.702</text:p>
          </table:table-cell>
          <table:table-cell office:value-type="float" office:value="0.0083249958291614" calcext:value-type="float">
            <text:p>0.0083249958291614</text:p>
          </table:table-cell>
          <table:table-cell office:value-type="float" office:value="0.701833333333333" calcext:value-type="float">
            <text:p>0.701833333333333</text:p>
          </table:table-cell>
          <table:table-cell office:value-type="float" office:value="0.0090791274666432" calcext:value-type="float">
            <text:p>0.0090791274666432</text:p>
          </table:table-cell>
          <table:table-cell office:value-type="float" office:value="0.703833333333333" calcext:value-type="float">
            <text:p>0.703833333333333</text:p>
          </table:table-cell>
          <table:table-cell office:value-type="float" office:value="0.0071831206465033" calcext:value-type="float">
            <text:p>0.0071831206465033</text:p>
          </table:table-cell>
          <table:table-cell office:value-type="float" office:value="0.693333333333333" calcext:value-type="float">
            <text:p>0.693333333333333</text:p>
          </table:table-cell>
          <table:table-cell office:value-type="float" office:value="0.0076603234628543" calcext:value-type="float">
            <text:p>0.0076603234628543</text:p>
          </table:table-cell>
          <table:table-cell office:value-type="float" office:value="0.703166666666667" calcext:value-type="float">
            <text:p>0.703166666666667</text:p>
          </table:table-cell>
          <table:table-cell office:value-type="float" office:value="0.0049441323247304" calcext:value-type="float">
            <text:p>0.0049441323247304</text:p>
          </table:table-cell>
          <table:table-cell office:value-type="float" office:value="0.697166666666667" calcext:value-type="float">
            <text:p>0.697166666666667</text:p>
          </table:table-cell>
          <table:table-cell office:value-type="float" office:value="0.0078306733072223" calcext:value-type="float">
            <text:p>0.0078306733072223</text:p>
          </table:table-cell>
          <table:table-cell office:value-type="float" office:value="0.700666666666667" calcext:value-type="float">
            <text:p>0.700666666666667</text:p>
          </table:table-cell>
          <table:table-cell office:value-type="float" office:value="0.0064657215804235" calcext:value-type="float">
            <text:p>0.0064657215804235</text:p>
          </table:table-cell>
          <table:table-cell office:value-type="float" office:value="0.703833333333333" calcext:value-type="float">
            <text:p>0.703833333333333</text:p>
          </table:table-cell>
          <table:table-cell office:value-type="float" office:value="0.0086120071218425" calcext:value-type="float">
            <text:p>0.0086120071218425</text:p>
          </table:table-cell>
          <table:table-cell office:value-type="float" office:value="0.697833333333333" calcext:value-type="float">
            <text:p>0.697833333333333</text:p>
          </table:table-cell>
          <table:table-cell office:value-type="float" office:value="0.0065775290868903" calcext:value-type="float">
            <text:p>0.0065775290868903</text:p>
          </table:table-cell>
          <table:table-cell office:value-type="float" office:value="0.696666666666667" calcext:value-type="float">
            <text:p>0.696666666666667</text:p>
          </table:table-cell>
          <table:table-cell office:value-type="float" office:value="0.0087994633674761" calcext:value-type="float">
            <text:p>0.0087994633674761</text:p>
          </table:table-cell>
          <table:table-cell office:value-type="float" office:value="0.700833333333333" calcext:value-type="float">
            <text:p>0.700833333333333</text:p>
          </table:table-cell>
          <table:table-cell office:value-type="float" office:value="0.0088584548439455" calcext:value-type="float">
            <text:p>0.0088584548439455</text:p>
          </table:table-cell>
          <table:table-cell office:value-type="float" office:value="0.7015" calcext:value-type="float">
            <text:p>0.7015</text:p>
          </table:table-cell>
          <table:table-cell office:value-type="float" office:value="0.0057251880124392" calcext:value-type="float">
            <text:p>0.0057251880124392</text:p>
          </table:table-cell>
          <table:table-cell office:value-type="float" office:value="0.703833333333333" calcext:value-type="float">
            <text:p>0.703833333333333</text:p>
          </table:table-cell>
          <table:table-cell office:value-type="float" office:value="0.0037546267753563" calcext:value-type="float">
            <text:p>0.0037546267753563</text:p>
          </table:table-cell>
          <table:table-cell office:value-type="float" office:value="0.7" calcext:value-type="float">
            <text:p>0.7</text:p>
          </table:table-cell>
          <table:table-cell office:value-type="float" office:value="0.01244432043589" calcext:value-type="float">
            <text:p>0.012444320435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705166666666667" calcext:value-type="float">
            <text:p>0.705166666666667</text:p>
          </table:table-cell>
          <table:table-cell office:value-type="float" office:value="0.0094538352005945" calcext:value-type="float">
            <text:p>0.0094538352005945</text:p>
          </table:table-cell>
          <table:table-cell office:value-type="float" office:value="0.700666666666667" calcext:value-type="float">
            <text:p>0.700666666666667</text:p>
          </table:table-cell>
          <table:table-cell office:value-type="float" office:value="0.004141591213263" calcext:value-type="float">
            <text:p>0.004141591213263</text:p>
          </table:table-cell>
          <table:table-cell office:value-type="float" office:value="0.7065" calcext:value-type="float">
            <text:p>0.7065</text:p>
          </table:table-cell>
          <table:table-cell office:value-type="float" office:value="0.008547254269972" calcext:value-type="float">
            <text:p>0.008547254269972</text:p>
          </table:table-cell>
          <table:table-cell office:value-type="float" office:value="0.706333333333333" calcext:value-type="float">
            <text:p>0.706333333333333</text:p>
          </table:table-cell>
          <table:table-cell office:value-type="float" office:value="0.0091401130554641" calcext:value-type="float">
            <text:p>0.0091401130554641</text:p>
          </table:table-cell>
          <table:table-cell office:value-type="float" office:value="0.707833333333333" calcext:value-type="float">
            <text:p>0.707833333333333</text:p>
          </table:table-cell>
          <table:table-cell office:value-type="float" office:value="0.006759766596891" calcext:value-type="float">
            <text:p>0.006759766596891</text:p>
          </table:table-cell>
          <table:table-cell office:value-type="float" office:value="0.704333333333333" calcext:value-type="float">
            <text:p>0.704333333333333</text:p>
          </table:table-cell>
          <table:table-cell office:value-type="float" office:value="0.002725904538966" calcext:value-type="float">
            <text:p>0.002725904538966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72504789113853" calcext:value-type="float">
            <text:p>0.0072504789113853</text:p>
          </table:table-cell>
          <table:table-cell office:value-type="float" office:value="0.708" calcext:value-type="float">
            <text:p>0.708</text:p>
          </table:table-cell>
          <table:table-cell office:value-type="float" office:value="0.0064710895527724" calcext:value-type="float">
            <text:p>0.0064710895527724</text:p>
          </table:table-cell>
          <table:table-cell office:value-type="float" office:value="0.705333333333333" calcext:value-type="float">
            <text:p>0.705333333333333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706333333333333" calcext:value-type="float">
            <text:p>0.706333333333333</text:p>
          </table:table-cell>
          <table:table-cell office:value-type="float" office:value="0.0076512526207587" calcext:value-type="float">
            <text:p>0.0076512526207587</text:p>
          </table:table-cell>
          <table:table-cell office:value-type="float" office:value="0.706166666666667" calcext:value-type="float">
            <text:p>0.706166666666667</text:p>
          </table:table-cell>
          <table:table-cell office:value-type="float" office:value="0.0079843597113356" calcext:value-type="float">
            <text:p>0.0079843597113356</text:p>
          </table:table-cell>
          <table:table-cell office:value-type="float" office:value="0.704666666666667" calcext:value-type="float">
            <text:p>0.704666666666667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69071219283673" calcext:value-type="float">
            <text:p>0.0069071219283673</text:p>
          </table:table-cell>
          <table:table-cell office:value-type="float" office:value="0.7025" calcext:value-type="float">
            <text:p>0.7025</text:p>
          </table:table-cell>
          <table:table-cell office:value-type="float" office:value="0.0038640077064565" calcext:value-type="float">
            <text:p>0.0038640077064565</text:p>
          </table:table-cell>
          <table:table-cell office:value-type="float" office:value="0.705" calcext:value-type="float">
            <text:p>0.705</text:p>
          </table:table-cell>
          <table:table-cell office:value-type="float" office:value="0.0064818121608767" calcext:value-type="float">
            <text:p>0.0064818121608767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59918926707491" calcext:value-type="float">
            <text:p>0.005991892670749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706333333333333" calcext:value-type="float">
            <text:p>0.706333333333333</text:p>
          </table:table-cell>
          <table:table-cell office:value-type="float" office:value="0.0041499665326628" calcext:value-type="float">
            <text:p>0.0041499665326628</text:p>
          </table:table-cell>
          <table:table-cell office:value-type="float" office:value="0.705666666666667" calcext:value-type="float">
            <text:p>0.705666666666667</text:p>
          </table:table-cell>
          <table:table-cell office:value-type="float" office:value="0.0054134605896372" calcext:value-type="float">
            <text:p>0.0054134605896372</text:p>
          </table:table-cell>
          <table:table-cell office:value-type="float" office:value="0.705666666666667" calcext:value-type="float">
            <text:p>0.705666666666667</text:p>
          </table:table-cell>
          <table:table-cell office:value-type="float" office:value="0.0075323376923177" calcext:value-type="float">
            <text:p>0.0075323376923177</text:p>
          </table:table-cell>
          <table:table-cell office:value-type="float" office:value="0.7065" calcext:value-type="float">
            <text:p>0.7065</text:p>
          </table:table-cell>
          <table:table-cell office:value-type="float" office:value="0.0105967762393412" calcext:value-type="float">
            <text:p>0.0105967762393412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56947831877565" calcext:value-type="float">
            <text:p>0.0056947831877565</text:p>
          </table:table-cell>
          <table:table-cell office:value-type="float" office:value="0.711166666666667" calcext:value-type="float">
            <text:p>0.711166666666667</text:p>
          </table:table-cell>
          <table:table-cell office:value-type="float" office:value="0.0047726070210921" calcext:value-type="float">
            <text:p>0.0047726070210921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4691896086753" calcext:value-type="float">
            <text:p>0.004691896086753</text:p>
          </table:table-cell>
          <table:table-cell office:value-type="float" office:value="0.7085" calcext:value-type="float">
            <text:p>0.7085</text:p>
          </table:table-cell>
          <table:table-cell office:value-type="float" office:value="0.0075323376923177" calcext:value-type="float">
            <text:p>0.0075323376923177</text:p>
          </table:table-cell>
          <table:table-cell office:value-type="float" office:value="0.706333333333333" calcext:value-type="float">
            <text:p>0.706333333333333</text:p>
          </table:table-cell>
          <table:table-cell office:value-type="float" office:value="0.0073267015467777" calcext:value-type="float">
            <text:p>0.0073267015467777</text:p>
          </table:table-cell>
          <table:table-cell office:value-type="float" office:value="0.707166666666667" calcext:value-type="float">
            <text:p>0.707166666666667</text:p>
          </table:table-cell>
          <table:table-cell office:value-type="float" office:value="0.0094207218407083" calcext:value-type="float">
            <text:p>0.0094207218407083</text:p>
          </table:table-cell>
          <table:table-cell office:value-type="float" office:value="0.707166666666667" calcext:value-type="float">
            <text:p>0.707166666666667</text:p>
          </table:table-cell>
          <table:table-cell office:value-type="float" office:value="0.0053554230043532" calcext:value-type="float">
            <text:p>0.0053554230043532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085796917841558" calcext:value-type="float">
            <text:p>0.0085796917841558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98142470136248" calcext:value-type="float">
            <text:p>0.0098142470136248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52174919474994" calcext:value-type="float">
            <text:p>0.0052174919474994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88858501750441" calcext:value-type="float">
            <text:p>0.0088858501750441</text:p>
          </table:table-cell>
          <table:table-cell office:value-type="float" office:value="0.708166666666667" calcext:value-type="float">
            <text:p>0.708166666666667</text:p>
          </table:table-cell>
          <table:table-cell office:value-type="float" office:value="0.0057251880124392" calcext:value-type="float">
            <text:p>0.005725188012439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707833333333333" calcext:value-type="float">
            <text:p>0.707833333333333</text:p>
          </table:table-cell>
          <table:table-cell office:value-type="float" office:value="0.0053554230043531" calcext:value-type="float">
            <text:p>0.0053554230043531</text:p>
          </table:table-cell>
          <table:table-cell office:value-type="float" office:value="0.708" calcext:value-type="float">
            <text:p>0.708</text:p>
          </table:table-cell>
          <table:table-cell office:value-type="float" office:value="0.0054835612921206" calcext:value-type="float">
            <text:p>0.0054835612921206</text:p>
          </table:table-cell>
          <table:table-cell office:value-type="float" office:value="0.706666666666667" calcext:value-type="float">
            <text:p>0.706666666666667</text:p>
          </table:table-cell>
          <table:table-cell office:value-type="float" office:value="0.0065880784586841" calcext:value-type="float">
            <text:p>0.0065880784586841</text:p>
          </table:table-cell>
          <table:table-cell office:value-type="float" office:value="0.705833333333333" calcext:value-type="float">
            <text:p>0.705833333333333</text:p>
          </table:table-cell>
          <table:table-cell office:value-type="float" office:value="0.0085999031002292" calcext:value-type="float">
            <text:p>0.0085999031002292</text:p>
          </table:table-cell>
          <table:table-cell office:value-type="float" office:value="0.7095" calcext:value-type="float">
            <text:p>0.7095</text:p>
          </table:table-cell>
          <table:table-cell office:value-type="float" office:value="0.0068869845037981" calcext:value-type="float">
            <text:p>0.0068869845037981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034860834438919" calcext:value-type="float">
            <text:p>0.0034860834438919</text:p>
          </table:table-cell>
          <table:table-cell office:value-type="float" office:value="0.708166666666667" calcext:value-type="float">
            <text:p>0.708166666666667</text:p>
          </table:table-cell>
          <table:table-cell office:value-type="float" office:value="0.0052836224947158" calcext:value-type="float">
            <text:p>0.0052836224947158</text:p>
          </table:table-cell>
          <table:table-cell office:value-type="float" office:value="0.708166666666667" calcext:value-type="float">
            <text:p>0.708166666666667</text:p>
          </table:table-cell>
          <table:table-cell office:value-type="float" office:value="0.0089636612063499" calcext:value-type="float">
            <text:p>0.0089636612063499</text:p>
          </table:table-cell>
          <table:table-cell office:value-type="float" office:value="0.708666666666667" calcext:value-type="float">
            <text:p>0.708666666666667</text:p>
          </table:table-cell>
          <table:table-cell office:value-type="float" office:value="0.006252777160768" calcext:value-type="float">
            <text:p>0.006252777160768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97075285789489" calcext:value-type="float">
            <text:p>0.0097075285789489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40138648595974" calcext:value-type="float">
            <text:p>0.0040138648595974</text:p>
          </table:table-cell>
          <table:table-cell office:value-type="float" office:value="0.707" calcext:value-type="float">
            <text:p>0.707</text:p>
          </table:table-cell>
          <table:table-cell office:value-type="float" office:value="0.0070612400547716" calcext:value-type="float">
            <text:p>0.0070612400547716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85065334367831" calcext:value-type="float">
            <text:p>0.0085065334367831</text:p>
          </table:table-cell>
          <table:table-cell office:value-type="float" office:value="0.704833333333333" calcext:value-type="float">
            <text:p>0.704833333333333</text:p>
          </table:table-cell>
          <table:table-cell office:value-type="float" office:value="0.0067288764127287" calcext:value-type="float">
            <text:p>0.0067288764127287</text:p>
          </table:table-cell>
          <table:table-cell office:value-type="float" office:value="0.707833333333333" calcext:value-type="float">
            <text:p>0.707833333333333</text:p>
          </table:table-cell>
          <table:table-cell office:value-type="float" office:value="0.007444237144709" calcext:value-type="float">
            <text:p>0.007444237144709</text:p>
          </table:table-cell>
          <table:table-cell office:value-type="float" office:value="0.709666666666667" calcext:value-type="float">
            <text:p>0.709666666666667</text:p>
          </table:table-cell>
          <table:table-cell office:value-type="float" office:value="0.0050552502960343" calcext:value-type="float">
            <text:p>0.00505525029603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706166666666667" calcext:value-type="float">
            <text:p>0.706166666666667</text:p>
          </table:table-cell>
          <table:table-cell office:value-type="float" office:value="0.0064172077693928" calcext:value-type="float">
            <text:p>0.0064172077693928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57554322166106" calcext:value-type="float">
            <text:p>0.0057554322166106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05" calcext:value-type="float">
            <text:p>0.005</text:p>
          </table:table-cell>
          <table:table-cell office:value-type="float" office:value="0.707" calcext:value-type="float">
            <text:p>0.707</text:p>
          </table:table-cell>
          <table:table-cell office:value-type="float" office:value="0.0081351432412438" calcext:value-type="float">
            <text:p>0.0081351432412438</text:p>
          </table:table-cell>
          <table:table-cell office:value-type="float" office:value="0.707166666666667" calcext:value-type="float">
            <text:p>0.707166666666667</text:p>
          </table:table-cell>
          <table:table-cell office:value-type="float" office:value="0.0070612400547716" calcext:value-type="float">
            <text:p>0.0070612400547716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44253060157838" calcext:value-type="float">
            <text:p>0.0044253060157838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670302585073" calcext:value-type="float">
            <text:p>0.00670302585073</text:p>
          </table:table-cell>
          <table:table-cell office:value-type="float" office:value="0.706666666666667" calcext:value-type="float">
            <text:p>0.706666666666667</text:p>
          </table:table-cell>
          <table:table-cell office:value-type="float" office:value="0.0077504480157242" calcext:value-type="float">
            <text:p>0.0077504480157242</text:p>
          </table:table-cell>
          <table:table-cell office:value-type="float" office:value="0.708166666666667" calcext:value-type="float">
            <text:p>0.708166666666667</text:p>
          </table:table-cell>
          <table:table-cell office:value-type="float" office:value="0.00584522597225" calcext:value-type="float">
            <text:p>0.00584522597225</text:p>
          </table:table-cell>
          <table:table-cell office:value-type="float" office:value="0.708666666666667" calcext:value-type="float">
            <text:p>0.708666666666667</text:p>
          </table:table-cell>
          <table:table-cell office:value-type="float" office:value="0.0084697172981812" calcext:value-type="float">
            <text:p>0.0084697172981812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040824829046386" calcext:value-type="float">
            <text:p>0.0040824829046386</text:p>
          </table:table-cell>
          <table:table-cell office:value-type="float" office:value="0.709833333333333" calcext:value-type="float">
            <text:p>0.709833333333333</text:p>
          </table:table-cell>
          <table:table-cell office:value-type="float" office:value="0.0061350541064353" calcext:value-type="float">
            <text:p>0.0061350541064353</text:p>
          </table:table-cell>
          <table:table-cell office:value-type="float" office:value="0.707833333333333" calcext:value-type="float">
            <text:p>0.707833333333333</text:p>
          </table:table-cell>
          <table:table-cell office:value-type="float" office:value="0.0075599456200278" calcext:value-type="float">
            <text:p>0.0075599456200278</text:p>
          </table:table-cell>
          <table:table-cell office:value-type="float" office:value="0.709333333333333" calcext:value-type="float">
            <text:p>0.709333333333333</text:p>
          </table:table-cell>
          <table:table-cell office:value-type="float" office:value="0.0075323376923177" calcext:value-type="float">
            <text:p>0.0075323376923177</text:p>
          </table:table-cell>
          <table:table-cell office:value-type="float" office:value="0.707166666666667" calcext:value-type="float">
            <text:p>0.707166666666667</text:p>
          </table:table-cell>
          <table:table-cell office:value-type="float" office:value="0.0082200635304384" calcext:value-type="float">
            <text:p>0.0082200635304384</text:p>
          </table:table-cell>
          <table:table-cell office:value-type="float" office:value="0.709333333333333" calcext:value-type="float">
            <text:p>0.709333333333333</text:p>
          </table:table-cell>
          <table:table-cell office:value-type="float" office:value="0.0051841103383319" calcext:value-type="float">
            <text:p>0.00518411033833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704733333333333" calcext:value-type="float">
            <text:p>0.704733333333333</text:p>
          </table:table-cell>
          <table:table-cell office:value-type="float" office:value="0.00661819140953838" calcext:value-type="float">
            <text:p>0.00661819140953838</text:p>
          </table:table-cell>
          <table:table-cell office:value-type="float" office:value="0.704266666666667" calcext:value-type="float">
            <text:p>0.704266666666667</text:p>
          </table:table-cell>
          <table:table-cell office:value-type="float" office:value="0.0053098955056484" calcext:value-type="float">
            <text:p>0.0053098955056484</text:p>
          </table:table-cell>
          <table:table-cell office:value-type="float" office:value="0.705666666666667" calcext:value-type="float">
            <text:p>0.705666666666667</text:p>
          </table:table-cell>
          <table:table-cell office:value-type="float" office:value="0.00719853325002704" calcext:value-type="float">
            <text:p>0.00719853325002704</text:p>
          </table:table-cell>
          <table:table-cell office:value-type="float" office:value="0.7055" calcext:value-type="float">
            <text:p>0.7055</text:p>
          </table:table-cell>
          <table:table-cell office:value-type="float" office:value="0.0091102126205843" calcext:value-type="float">
            <text:p>0.0091102126205843</text:p>
          </table:table-cell>
          <table:table-cell office:value-type="float" office:value="0.707133333333333" calcext:value-type="float">
            <text:p>0.707133333333333</text:p>
          </table:table-cell>
          <table:table-cell office:value-type="float" office:value="0.0067171789979441" calcext:value-type="float">
            <text:p>0.0067171789979441</text:p>
          </table:table-cell>
          <table:table-cell office:value-type="float" office:value="0.704466666666667" calcext:value-type="float">
            <text:p>0.704466666666667</text:p>
          </table:table-cell>
          <table:table-cell office:value-type="float" office:value="0.00461404489651762" calcext:value-type="float">
            <text:p>0.00461404489651762</text:p>
          </table:table-cell>
          <table:table-cell office:value-type="float" office:value="0.7068" calcext:value-type="float">
            <text:p>0.7068</text:p>
          </table:table-cell>
          <table:table-cell office:value-type="float" office:value="0.0057746311336629" calcext:value-type="float">
            <text:p>0.0057746311336629</text:p>
          </table:table-cell>
          <table:table-cell office:value-type="float" office:value="0.7057" calcext:value-type="float">
            <text:p>0.7057</text:p>
          </table:table-cell>
          <table:table-cell office:value-type="float" office:value="0.0077096419548773" calcext:value-type="float">
            <text:p>0.0077096419548773</text:p>
          </table:table-cell>
          <table:table-cell office:value-type="float" office:value="0.705833333333333" calcext:value-type="float">
            <text:p>0.705833333333333</text:p>
          </table:table-cell>
          <table:table-cell office:value-type="float" office:value="0.00604089719241348" calcext:value-type="float">
            <text:p>0.00604089719241348</text:p>
          </table:table-cell>
          <table:table-cell office:value-type="float" office:value="0.706733333333333" calcext:value-type="float">
            <text:p>0.706733333333333</text:p>
          </table:table-cell>
          <table:table-cell office:value-type="float" office:value="0.00877224549208792" calcext:value-type="float">
            <text:p>0.00877224549208792</text:p>
          </table:table-cell>
          <table:table-cell office:value-type="float" office:value="0.705266666666667" calcext:value-type="float">
            <text:p>0.705266666666667</text:p>
          </table:table-cell>
          <table:table-cell office:value-type="float" office:value="0.00560273191336302" calcext:value-type="float">
            <text:p>0.00560273191336302</text:p>
          </table:table-cell>
          <table:table-cell office:value-type="float" office:value="0.705133333333333" calcext:value-type="float">
            <text:p>0.705133333333333</text:p>
          </table:table-cell>
          <table:table-cell office:value-type="float" office:value="0.00743586404631168" calcext:value-type="float">
            <text:p>0.00743586404631168</text:p>
          </table:table-cell>
          <table:table-cell office:value-type="float" office:value="0.706133333333333" calcext:value-type="float">
            <text:p>0.706133333333333</text:p>
          </table:table-cell>
          <table:table-cell office:value-type="float" office:value="0.0083292605685497" calcext:value-type="float">
            <text:p>0.0083292605685497</text:p>
          </table:table-cell>
          <table:table-cell office:value-type="float" office:value="0.704833333333333" calcext:value-type="float">
            <text:p>0.704833333333333</text:p>
          </table:table-cell>
          <table:table-cell office:value-type="float" office:value="0.0058135803542883" calcext:value-type="float">
            <text:p>0.0058135803542883</text:p>
          </table:table-cell>
          <table:table-cell office:value-type="float" office:value="0.7063" calcext:value-type="float">
            <text:p>0.7063</text:p>
          </table:table-cell>
          <table:table-cell office:value-type="float" office:value="0.0069573179572849" calcext:value-type="float">
            <text:p>0.0069573179572849</text:p>
          </table:table-cell>
          <table:table-cell office:value-type="float" office:value="0.706633333333333" calcext:value-type="float">
            <text:p>0.706633333333333</text:p>
          </table:table-cell>
          <table:table-cell office:value-type="float" office:value="0.0068801523506889" calcext:value-type="float">
            <text:p>0.006880152350688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2_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870666666666667" calcext:value-type="float">
            <text:p>0.870666666666667</text:p>
          </table:table-cell>
          <table:table-cell office:value-type="float" office:value="0.0082999330653258" calcext:value-type="float">
            <text:p>0.0082999330653258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50552502960343" calcext:value-type="float">
            <text:p>0.0050552502960343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49441323247304" calcext:value-type="float">
            <text:p>0.0049441323247304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021730674684009" calcext:value-type="float">
            <text:p>0.0021730674684009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95306523036638" calcext:value-type="float">
            <text:p>0.0095306523036638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97894501037256" calcext:value-type="float">
            <text:p>0.0097894501037256</text:p>
          </table:table-cell>
          <table:table-cell office:value-type="float" office:value="0.882" calcext:value-type="float">
            <text:p>0.882</text:p>
          </table:table-cell>
          <table:table-cell office:value-type="float" office:value="0.0087717982446271" calcext:value-type="float">
            <text:p>0.0087717982446271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55777335102272" calcext:value-type="float">
            <text:p>0.0055777335102272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24720661623652" calcext:value-type="float">
            <text:p>0.0024720661623652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75092535507125" calcext:value-type="float">
            <text:p>0.0075092535507125</text:p>
          </table:table-cell>
          <table:table-cell office:value-type="float" office:value="0.882" calcext:value-type="float">
            <text:p>0.882</text:p>
          </table:table-cell>
          <table:table-cell office:value-type="float" office:value="0.0058214163988576" calcext:value-type="float">
            <text:p>0.0058214163988576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91590877760227" calcext:value-type="float">
            <text:p>0.0091590877760227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73029674334021" calcext:value-type="float">
            <text:p>0.007302967433402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2_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05672449894315" calcext:value-type="float">
            <text:p>0.0105672449894315</text:p>
          </table:table-cell>
          <table:table-cell office:value-type="float" office:value="0.878333333333333" calcext:value-type="float">
            <text:p>0.878333333333333</text:p>
          </table:table-cell>
          <table:table-cell office:value-type="float" office:value="0.0133333333333332" calcext:value-type="float">
            <text:p>0.0133333333333332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42491829279939" calcext:value-type="float">
            <text:p>0.0042491829279939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50552502960343" calcext:value-type="float">
            <text:p>0.0050552502960343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66248689714506" calcext:value-type="float">
            <text:p>0.0066248689714506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65192024052026" calcext:value-type="float">
            <text:p>0.0065192024052026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48591265790377" calcext:value-type="float">
            <text:p>0.0048591265790377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051908038341324" calcext:value-type="float">
            <text:p>0.0051908038341324</text:p>
          </table:table-cell>
          <table:table-cell office:value-type="float" office:value="0.883333333333333" calcext:value-type="float">
            <text:p>0.883333333333333</text:p>
          </table:table-cell>
          <table:table-cell office:value-type="float" office:value="0.0112422813026933" calcext:value-type="float">
            <text:p>0.0112422813026933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57008771254956" calcext:value-type="float">
            <text:p>0.0057008771254956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21730674684008" calcext:value-type="float">
            <text:p>0.0021730674684008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0829510622924" calcext:value-type="float">
            <text:p>0.0090829510622924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032058973436118" calcext:value-type="float">
            <text:p>0.0032058973436118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58925565098878" calcext:value-type="float">
            <text:p>0.005892556509887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52174919474994" calcext:value-type="float">
            <text:p>0.005217491947499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2_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878666666666667" calcext:value-type="float">
            <text:p>0.878666666666667</text:p>
          </table:table-cell>
          <table:table-cell office:value-type="float" office:value="0.0113284303119776" calcext:value-type="float">
            <text:p>0.0113284303119776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40138648595974" calcext:value-type="float">
            <text:p>0.0040138648595974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59628479399994" calcext:value-type="float">
            <text:p>0.0059628479399994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76011695006608" calcext:value-type="float">
            <text:p>0.0076011695006608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52704627669473" calcext:value-type="float">
            <text:p>0.0052704627669473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47140452079103" calcext:value-type="float">
            <text:p>0.0047140452079103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55277079839256" calcext:value-type="float">
            <text:p>0.0055277079839256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71686043892021" calcext:value-type="float">
            <text:p>0.0071686043892021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0903618155864" calcext:value-type="float">
            <text:p>0.010903618155864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94721814922552" calcext:value-type="float">
            <text:p>0.0094721814922552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48591265790377" calcext:value-type="float">
            <text:p>0.0048591265790377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76919871728095" calcext:value-type="float">
            <text:p>0.0076919871728095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61689185077739" calcext:value-type="float">
            <text:p>0.0061689185077739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29814239699997" calcext:value-type="float">
            <text:p>0.0029814239699997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71102430025671" calcext:value-type="float">
            <text:p>0.007110243002567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2_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8283182426526" calcext:value-type="float">
            <text:p>0.008283182426526</text:p>
          </table:table-cell>
          <table:table-cell office:value-type="float" office:value="0.876666666666667" calcext:value-type="float">
            <text:p>0.876666666666667</text:p>
          </table:table-cell>
          <table:table-cell office:value-type="float" office:value="0.0077280154129131" calcext:value-type="float">
            <text:p>0.0077280154129131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44721359549995" calcext:value-type="float">
            <text:p>0.0044721359549995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62360956446232" calcext:value-type="float">
            <text:p>0.0062360956446232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73974470070573" calcext:value-type="float">
            <text:p>0.0073974470070573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50826502273256" calcext:value-type="float">
            <text:p>0.0050826502273256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43461349368017" calcext:value-type="float">
            <text:p>0.0043461349368017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27386127875258" calcext:value-type="float">
            <text:p>0.0027386127875258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59628479399994" calcext:value-type="float">
            <text:p>0.0059628479399994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69121471177759" calcext:value-type="float">
            <text:p>0.0069121471177759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69121471177759" calcext:value-type="float">
            <text:p>0.0069121471177759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40824829046386" calcext:value-type="float">
            <text:p>0.0040824829046386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64117946872237" calcext:value-type="float">
            <text:p>0.0064117946872237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85309892613798" calcext:value-type="float">
            <text:p>0.0085309892613798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029814239699997" calcext:value-type="float">
            <text:p>0.0029814239699997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69322114476951" calcext:value-type="float">
            <text:p>0.006932211447695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2_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88662907188468" calcext:value-type="float">
            <text:p>0.0088662907188468</text:p>
          </table:table-cell>
          <table:table-cell office:value-type="float" office:value="0.876666666666667" calcext:value-type="float">
            <text:p>0.876666666666667</text:p>
          </table:table-cell>
          <table:table-cell office:value-type="float" office:value="0.008897565210026" calcext:value-type="float">
            <text:p>0.008897565210026</text:p>
          </table:table-cell>
          <table:table-cell office:value-type="float" office:value="0.89" calcext:value-type="float">
            <text:p>0.89</text:p>
          </table:table-cell>
          <table:table-cell office:value-type="float" office:value="0.004249182927994" calcext:value-type="float">
            <text:p>0.004249182927994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67082039324993" calcext:value-type="float">
            <text:p>0.0067082039324993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44095855184409" calcext:value-type="float">
            <text:p>0.0044095855184409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3651483716701" calcext:value-type="float">
            <text:p>0.003651483716701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42491829279939" calcext:value-type="float">
            <text:p>0.0042491829279939</text:p>
          </table:table-cell>
          <table:table-cell office:value-type="float" office:value="0.882666666666667" calcext:value-type="float">
            <text:p>0.882666666666667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40138648595974" calcext:value-type="float">
            <text:p>0.0040138648595974</text:p>
          </table:table-cell>
          <table:table-cell office:value-type="float" office:value="0.89" calcext:value-type="float">
            <text:p>0.89</text:p>
          </table:table-cell>
          <table:table-cell office:value-type="float" office:value="0.0035355339059327" calcext:value-type="float">
            <text:p>0.0035355339059327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57735026918962" calcext:value-type="float">
            <text:p>0.0057735026918962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584522597225" calcext:value-type="float">
            <text:p>0.00584522597225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082831824265261" calcext:value-type="float">
            <text:p>0.00828318242652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2_</text:p>
          </table:table-cell>
          <table:table-cell office:value-type="float" office:value="0.8926" calcext:value-type="float">
            <text:p>0.8926</text:p>
          </table:table-cell>
          <table:table-cell office:value-type="float" office:value="0.00812462917078404" calcext:value-type="float">
            <text:p>0.00812462917078404</text:p>
          </table:table-cell>
          <table:table-cell office:value-type="float" office:value="0.8762" calcext:value-type="float">
            <text:p>0.8762</text:p>
          </table:table-cell>
          <table:table-cell office:value-type="float" office:value="0.00991745546671514" calcext:value-type="float">
            <text:p>0.00991745546671514</text:p>
          </table:table-cell>
          <table:table-cell office:value-type="float" office:value="0.890866666666667" calcext:value-type="float">
            <text:p>0.890866666666667</text:p>
          </table:table-cell>
          <table:table-cell office:value-type="float" office:value="0.00440792339332382" calcext:value-type="float">
            <text:p>0.00440792339332382</text:p>
          </table:table-cell>
          <table:table-cell office:value-type="float" office:value="0.891133333333333" calcext:value-type="float">
            <text:p>0.891133333333333</text:p>
          </table:table-cell>
          <table:table-cell office:value-type="float" office:value="0.00570017660115672" calcext:value-type="float">
            <text:p>0.00570017660115672</text:p>
          </table:table-cell>
          <table:table-cell office:value-type="float" office:value="0.891866666666667" calcext:value-type="float">
            <text:p>0.891866666666667</text:p>
          </table:table-cell>
          <table:table-cell office:value-type="float" office:value="0.00656695495474068" calcext:value-type="float">
            <text:p>0.00656695495474068</text:p>
          </table:table-cell>
          <table:table-cell office:value-type="float" office:value="0.889533333333333" calcext:value-type="float">
            <text:p>0.889533333333333</text:p>
          </table:table-cell>
          <table:table-cell office:value-type="float" office:value="0.00464573660010934" calcext:value-type="float">
            <text:p>0.00464573660010934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00557190890917088" calcext:value-type="float">
            <text:p>0.00557190890917088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485971109296376" calcext:value-type="float">
            <text:p>0.00485971109296376</text:p>
          </table:table-cell>
          <table:table-cell office:value-type="float" office:value="0.887733333333333" calcext:value-type="float">
            <text:p>0.887733333333333</text:p>
          </table:table-cell>
          <table:table-cell office:value-type="float" office:value="0.00647217783901068" calcext:value-type="float">
            <text:p>0.00647217783901068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895241125373108" calcext:value-type="float">
            <text:p>0.00895241125373108</text:p>
          </table:table-cell>
          <table:table-cell office:value-type="float" office:value="0.888466666666667" calcext:value-type="float">
            <text:p>0.888466666666667</text:p>
          </table:table-cell>
          <table:table-cell office:value-type="float" office:value="0.00633536082107026" calcext:value-type="float">
            <text:p>0.00633536082107026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3424455404075" calcext:value-type="float">
            <text:p>0.003424455404075</text:p>
          </table:table-cell>
          <table:table-cell office:value-type="float" office:value="0.886533333333333" calcext:value-type="float">
            <text:p>0.886533333333333</text:p>
          </table:table-cell>
          <table:table-cell office:value-type="float" office:value="0.00729389783298686" calcext:value-type="float">
            <text:p>0.00729389783298686</text:p>
          </table:table-cell>
          <table:table-cell office:value-type="float" office:value="0.8838" calcext:value-type="float">
            <text:p>0.8838</text:p>
          </table:table-cell>
          <table:table-cell office:value-type="float" office:value="0.00591448949677462" calcext:value-type="float">
            <text:p>0.00591448949677462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529326026076838" calcext:value-type="float">
            <text:p>0.00529326026076838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00696921925153796" calcext:value-type="float">
            <text:p>0.0069692192515379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49159604012509" calcext:value-type="float">
            <text:p>0.0049159604012509</text:p>
          </table:table-cell>
          <table:table-cell office:value-type="float" office:value="0.882" calcext:value-type="float">
            <text:p>0.882</text:p>
          </table:table-cell>
          <table:table-cell office:value-type="float" office:value="0.0057008771254956" calcext:value-type="float">
            <text:p>0.0057008771254956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40138648595974" calcext:value-type="float">
            <text:p>0.0040138648595974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48016200969626" calcext:value-type="float">
            <text:p>0.0048016200969626</text:p>
          </table:table-cell>
          <table:table-cell office:value-type="float" office:value="0.879666666666667" calcext:value-type="float">
            <text:p>0.879666666666667</text:p>
          </table:table-cell>
          <table:table-cell office:value-type="float" office:value="0.0059395098937352" calcext:value-type="float">
            <text:p>0.0059395098937352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63464775882199" calcext:value-type="float">
            <text:p>0.0063464775882199</text:p>
          </table:table-cell>
          <table:table-cell office:value-type="float" office:value="0.882666666666667" calcext:value-type="float">
            <text:p>0.882666666666667</text:p>
          </table:table-cell>
          <table:table-cell office:value-type="float" office:value="0.0064117946872238" calcext:value-type="float">
            <text:p>0.0064117946872238</text:p>
          </table:table-cell>
          <table:table-cell office:value-type="float" office:value="0.881" calcext:value-type="float">
            <text:p>0.881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880666666666667" calcext:value-type="float">
            <text:p>0.880666666666667</text:p>
          </table:table-cell>
          <table:table-cell office:value-type="float" office:value="0.0065192024052026" calcext:value-type="float">
            <text:p>0.0065192024052026</text:p>
          </table:table-cell>
          <table:table-cell office:value-type="float" office:value="0.881333333333333" calcext:value-type="float">
            <text:p>0.881333333333333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77666666666667" calcext:value-type="float">
            <text:p>0.877666666666667</text:p>
          </table:table-cell>
          <table:table-cell office:value-type="float" office:value="0.0099023005183419" calcext:value-type="float">
            <text:p>0.0099023005183419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49441323247304" calcext:value-type="float">
            <text:p>0.0049441323247304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032489314482696" calcext:value-type="float">
            <text:p>0.0032489314482696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7226494462893" calcext:value-type="float">
            <text:p>0.007226494462893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59395098937351" calcext:value-type="float">
            <text:p>0.005939509893735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72072494368132" calcext:value-type="float">
            <text:p>0.0072072494368132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75828754440515" calcext:value-type="float">
            <text:p>0.0075828754440515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76919871728095" calcext:value-type="float">
            <text:p>0.0076919871728095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882666666666667" calcext:value-type="float">
            <text:p>0.882666666666667</text:p>
          </table:table-cell>
          <table:table-cell office:value-type="float" office:value="0.0092496246170077" calcext:value-type="float">
            <text:p>0.009249624617007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5828754440515" calcext:value-type="float">
            <text:p>0.0075828754440515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84656167328001" calcext:value-type="float">
            <text:p>0.0084656167328001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64978628965392" calcext:value-type="float">
            <text:p>0.006497862896539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4907350180813" calcext:value-type="float">
            <text:p>0.007490735018081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77817450199525" calcext:value-type="float">
            <text:p>0.0077817450199525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73219608788296" calcext:value-type="float">
            <text:p>0.007321960878829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22360679774997" calcext:value-type="float">
            <text:p>0.002236067977499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48591265790377" calcext:value-type="float">
            <text:p>0.0048591265790377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34560735588879" calcext:value-type="float">
            <text:p>0.0034560735588879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80794664290272" calcext:value-type="float">
            <text:p>0.008079466429027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46248123085038" calcext:value-type="float">
            <text:p>0.0046248123085038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36514837167011" calcext:value-type="float">
            <text:p>0.003651483716701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55277079839256" calcext:value-type="float">
            <text:p>0.0055277079839256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73974470070574" calcext:value-type="float">
            <text:p>0.0073974470070574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69721668877839" calcext:value-type="float">
            <text:p>0.0069721668877839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19002923751652" calcext:value-type="float">
            <text:p>0.001900292375165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53229064742237" calcext:value-type="float">
            <text:p>0.0053229064742237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43461349368017" calcext:value-type="float">
            <text:p>0.004346134936801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25276251480172" calcext:value-type="float">
            <text:p>0.0025276251480172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45643546458764" calcext:value-type="float">
            <text:p>0.0045643546458764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38369548110737" calcext:value-type="float">
            <text:p>0.0038369548110737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31180478223116" calcext:value-type="float">
            <text:p>0.0031180478223116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27386127875258" calcext:value-type="float">
            <text:p>0.0027386127875258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48016200969626" calcext:value-type="float">
            <text:p>0.0048016200969626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76919871728095" calcext:value-type="float">
            <text:p>0.0076919871728095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70316743699096" calcext:value-type="float">
            <text:p>0.007031674369909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57735026918962" calcext:value-type="float">
            <text:p>0.005773502691896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40138648595974" calcext:value-type="float">
            <text:p>0.004013864859597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49159604012508" calcext:value-type="float">
            <text:p>0.004915960401250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6055300708195" calcext:value-type="float">
            <text:p>0.006055300708195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66038709187196" calcext:value-type="float">
            <text:p>0.00660387091871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30276503540974" calcext:value-type="float">
            <text:p>0.0030276503540974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40824829046386" calcext:value-type="float">
            <text:p>0.0040824829046386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49441323247304" calcext:value-type="float">
            <text:p>0.0049441323247304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29814239699997" calcext:value-type="float">
            <text:p>0.0029814239699997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19002923751652" calcext:value-type="float">
            <text:p>0.0019002923751652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60553007081949" calcext:value-type="float">
            <text:p>0.0060553007081949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38369548110737" calcext:value-type="float">
            <text:p>0.0038369548110737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41499665326629" calcext:value-type="float">
            <text:p>0.0041499665326629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27888667551135" calcext:value-type="float">
            <text:p>0.0027888667551135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42491829279939" calcext:value-type="float">
            <text:p>0.0042491829279939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58214163988576" calcext:value-type="float">
            <text:p>0.0058214163988576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67288764127287" calcext:value-type="float">
            <text:p>0.006728876412728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48591265790377" calcext:value-type="float">
            <text:p>0.00485912657903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87933333333333" calcext:value-type="float">
            <text:p>0.887933333333333</text:p>
          </table:table-cell>
          <table:table-cell office:value-type="float" office:value="0.00398291066353568" calcext:value-type="float">
            <text:p>0.00398291066353568</text:p>
          </table:table-cell>
          <table:table-cell office:value-type="float" office:value="0.885133333333333" calcext:value-type="float">
            <text:p>0.885133333333333</text:p>
          </table:table-cell>
          <table:table-cell office:value-type="float" office:value="0.00528173243717874" calcext:value-type="float">
            <text:p>0.0052817324371787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533024407855932" calcext:value-type="float">
            <text:p>0.00533024407855932</text:p>
          </table:table-cell>
          <table:table-cell office:value-type="float" office:value="0.889133333333333" calcext:value-type="float">
            <text:p>0.889133333333333</text:p>
          </table:table-cell>
          <table:table-cell office:value-type="float" office:value="0.00421358537449128" calcext:value-type="float">
            <text:p>0.00421358537449128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0060385782580079" calcext:value-type="float">
            <text:p>0.0060385782580079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0047734468807632" calcext:value-type="float">
            <text:p>0.0047734468807632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460048611548902" calcext:value-type="float">
            <text:p>0.0046004861154890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711138214974468" calcext:value-type="float">
            <text:p>0.00711138214974468</text:p>
          </table:table-cell>
          <table:table-cell office:value-type="float" office:value="0.887266666666667" calcext:value-type="float">
            <text:p>0.887266666666667</text:p>
          </table:table-cell>
          <table:table-cell office:value-type="float" office:value="0.0054794570846967" calcext:value-type="float">
            <text:p>0.0054794570846967</text:p>
          </table:table-cell>
          <table:table-cell office:value-type="float" office:value="0.885733333333333" calcext:value-type="float">
            <text:p>0.885733333333333</text:p>
          </table:table-cell>
          <table:table-cell office:value-type="float" office:value="0.00630603889134934" calcext:value-type="float">
            <text:p>0.00630603889134934</text:p>
          </table:table-cell>
          <table:table-cell office:value-type="float" office:value="0.8854" calcext:value-type="float">
            <text:p>0.8854</text:p>
          </table:table-cell>
          <table:table-cell office:value-type="float" office:value="0.00583008972944778" calcext:value-type="float">
            <text:p>0.00583008972944778</text:p>
          </table:table-cell>
          <table:table-cell office:value-type="float" office:value="0.8858" calcext:value-type="float">
            <text:p>0.8858</text:p>
          </table:table-cell>
          <table:table-cell office:value-type="float" office:value="0.00493670373689762" calcext:value-type="float">
            <text:p>0.00493670373689762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474887697291548" calcext:value-type="float">
            <text:p>0.00474887697291548</text:p>
          </table:table-cell>
          <table:table-cell office:value-type="float" office:value="0.8862" calcext:value-type="float">
            <text:p>0.8862</text:p>
          </table:table-cell>
          <table:table-cell office:value-type="float" office:value="0.00475533228541874" calcext:value-type="float">
            <text:p>0.00475533228541874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662306461559858" calcext:value-type="float">
            <text:p>0.00662306461559858</text:p>
          </table:table-cell>
          <table:table-cell office:value-type="float" office:value="0.885266666666667" calcext:value-type="float">
            <text:p>0.885266666666667</text:p>
          </table:table-cell>
          <table:table-cell office:value-type="float" office:value="0.00581412064142474" calcext:value-type="float">
            <text:p>0.0058141206414247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3_</text:p>
          </table:table-cell>
          <table:table-cell office:value-type="float" office:value="0.67" calcext:value-type="float">
            <text:p>0.67</text:p>
          </table:table-cell>
          <table:table-cell office:value-type="float" office:value="0.03372684390808" calcext:value-type="float">
            <text:p>0.03372684390808</text:p>
          </table:table-cell>
          <table:table-cell office:value-type="float" office:value="0.626" calcext:value-type="float">
            <text:p>0.626</text:p>
          </table:table-cell>
          <table:table-cell office:value-type="float" office:value="0.0267861904719577" calcext:value-type="float">
            <text:p>0.0267861904719577</text:p>
          </table:table-cell>
          <table:table-cell office:value-type="float" office:value="0.654" calcext:value-type="float">
            <text:p>0.654</text:p>
          </table:table-cell>
          <table:table-cell office:value-type="float" office:value="0.0198116127561589" calcext:value-type="float">
            <text:p>0.0198116127561589</text:p>
          </table:table-cell>
          <table:table-cell office:value-type="float" office:value="0.666" calcext:value-type="float">
            <text:p>0.666</text:p>
          </table:table-cell>
          <table:table-cell office:value-type="float" office:value="0.0263153947338815" calcext:value-type="float">
            <text:p>0.0263153947338815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5951356024495" calcext:value-type="float">
            <text:p>0.035951356024495</text:p>
          </table:table-cell>
          <table:table-cell office:value-type="float" office:value="0.667" calcext:value-type="float">
            <text:p>0.667</text:p>
          </table:table-cell>
          <table:table-cell office:value-type="float" office:value="0.0453596737201669" calcext:value-type="float">
            <text:p>0.0453596737201669</text:p>
          </table:table-cell>
          <table:table-cell office:value-type="float" office:value="0.658" calcext:value-type="float">
            <text:p>0.658</text:p>
          </table:table-cell>
          <table:table-cell office:value-type="float" office:value="0.0263628526529281" calcext:value-type="float">
            <text:p>0.0263628526529281</text:p>
          </table:table-cell>
          <table:table-cell office:value-type="float" office:value="0.651" calcext:value-type="float">
            <text:p>0.651</text:p>
          </table:table-cell>
          <table:table-cell office:value-type="float" office:value="0.0364691650576209" calcext:value-type="float">
            <text:p>0.0364691650576209</text:p>
          </table:table-cell>
          <table:table-cell office:value-type="float" office:value="0.658" calcext:value-type="float">
            <text:p>0.658</text:p>
          </table:table-cell>
          <table:table-cell office:value-type="float" office:value="0.0349284983931459" calcext:value-type="float">
            <text:p>0.0349284983931459</text:p>
          </table:table-cell>
          <table:table-cell office:value-type="float" office:value="0.658" calcext:value-type="float">
            <text:p>0.658</text:p>
          </table:table-cell>
          <table:table-cell office:value-type="float" office:value="0.0258843582110895" calcext:value-type="float">
            <text:p>0.0258843582110895</text:p>
          </table:table-cell>
          <table:table-cell office:value-type="float" office:value="0.659" calcext:value-type="float">
            <text:p>0.659</text:p>
          </table:table-cell>
          <table:table-cell office:value-type="float" office:value="0.0277037903543901" calcext:value-type="float">
            <text:p>0.0277037903543901</text:p>
          </table:table-cell>
          <table:table-cell office:value-type="float" office:value="0.669" calcext:value-type="float">
            <text:p>0.669</text:p>
          </table:table-cell>
          <table:table-cell office:value-type="float" office:value="0.0114017542509914" calcext:value-type="float">
            <text:p>0.0114017542509914</text:p>
          </table:table-cell>
          <table:table-cell office:value-type="float" office:value="0.638" calcext:value-type="float">
            <text:p>0.638</text:p>
          </table:table-cell>
          <table:table-cell office:value-type="float" office:value="0.0338378486313773" calcext:value-type="float">
            <text:p>0.0338378486313773</text:p>
          </table:table-cell>
          <table:table-cell office:value-type="float" office:value="0.659" calcext:value-type="float">
            <text:p>0.659</text:p>
          </table:table-cell>
          <table:table-cell office:value-type="float" office:value="0.046690470119715" calcext:value-type="float">
            <text:p>0.046690470119715</text:p>
          </table:table-cell>
          <table:table-cell office:value-type="float" office:value="0.664" calcext:value-type="float">
            <text:p>0.664</text:p>
          </table:table-cell>
          <table:table-cell office:value-type="float" office:value="0.0232916293977042" calcext:value-type="float">
            <text:p>0.0232916293977042</text:p>
          </table:table-cell>
          <table:table-cell office:value-type="float" office:value="0.673" calcext:value-type="float">
            <text:p>0.673</text:p>
          </table:table-cell>
          <table:table-cell office:value-type="float" office:value="0.0417731971484108" calcext:value-type="float">
            <text:p>0.041773197148410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3_</text:p>
          </table:table-cell>
          <table:table-cell office:value-type="float" office:value="0.676" calcext:value-type="float">
            <text:p>0.676</text:p>
          </table:table-cell>
          <table:table-cell office:value-type="float" office:value="0.0307001628660174" calcext:value-type="float">
            <text:p>0.0307001628660174</text:p>
          </table:table-cell>
          <table:table-cell office:value-type="float" office:value="0.643" calcext:value-type="float">
            <text:p>0.643</text:p>
          </table:table-cell>
          <table:table-cell office:value-type="float" office:value="0.042807709586008" calcext:value-type="float">
            <text:p>0.042807709586008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18982758154731" calcext:value-type="float">
            <text:p>0.0318982758154731</text:p>
          </table:table-cell>
          <table:table-cell office:value-type="float" office:value="0.674" calcext:value-type="float">
            <text:p>0.674</text:p>
          </table:table-cell>
          <table:table-cell office:value-type="float" office:value="0.0391152144312158" calcext:value-type="float">
            <text:p>0.0391152144312158</text:p>
          </table:table-cell>
          <table:table-cell office:value-type="float" office:value="0.668" calcext:value-type="float">
            <text:p>0.668</text:p>
          </table:table-cell>
          <table:table-cell office:value-type="float" office:value="0.018907670401189" calcext:value-type="float">
            <text:p>0.018907670401189</text:p>
          </table:table-cell>
          <table:table-cell office:value-type="float" office:value="0.669" calcext:value-type="float">
            <text:p>0.669</text:p>
          </table:table-cell>
          <table:table-cell office:value-type="float" office:value="0.0371483512420134" calcext:value-type="float">
            <text:p>0.0371483512420134</text:p>
          </table:table-cell>
          <table:table-cell office:value-type="float" office:value="0.656" calcext:value-type="float">
            <text:p>0.656</text:p>
          </table:table-cell>
          <table:table-cell office:value-type="float" office:value="0.0302902624617219" calcext:value-type="float">
            <text:p>0.0302902624617219</text:p>
          </table:table-cell>
          <table:table-cell office:value-type="float" office:value="0.661" calcext:value-type="float">
            <text:p>0.661</text:p>
          </table:table-cell>
          <table:table-cell office:value-type="float" office:value="0.0359513560244951" calcext:value-type="float">
            <text:p>0.0359513560244951</text:p>
          </table:table-cell>
          <table:table-cell office:value-type="float" office:value="0.658" calcext:value-type="float">
            <text:p>0.658</text:p>
          </table:table-cell>
          <table:table-cell office:value-type="float" office:value="0.0356370593624109" calcext:value-type="float">
            <text:p>0.0356370593624109</text:p>
          </table:table-cell>
          <table:table-cell office:value-type="float" office:value="0.673" calcext:value-type="float">
            <text:p>0.673</text:p>
          </table:table-cell>
          <table:table-cell office:value-type="float" office:value="0.0275227178890457" calcext:value-type="float">
            <text:p>0.0275227178890457</text:p>
          </table:table-cell>
          <table:table-cell office:value-type="float" office:value="0.659" calcext:value-type="float">
            <text:p>0.659</text:p>
          </table:table-cell>
          <table:table-cell office:value-type="float" office:value="0.0230217288664426" calcext:value-type="float">
            <text:p>0.0230217288664426</text:p>
          </table:table-cell>
          <table:table-cell office:value-type="float" office:value="0.682" calcext:value-type="float">
            <text:p>0.682</text:p>
          </table:table-cell>
          <table:table-cell office:value-type="float" office:value="0.0201866292381863" calcext:value-type="float">
            <text:p>0.0201866292381863</text:p>
          </table:table-cell>
          <table:table-cell office:value-type="float" office:value="0.648" calcext:value-type="float">
            <text:p>0.648</text:p>
          </table:table-cell>
          <table:table-cell office:value-type="float" office:value="0.0436749356038449" calcext:value-type="float">
            <text:p>0.0436749356038449</text:p>
          </table:table-cell>
          <table:table-cell office:value-type="float" office:value="0.66" calcext:value-type="float">
            <text:p>0.66</text:p>
          </table:table-cell>
          <table:table-cell office:value-type="float" office:value="0.0404660351405965" calcext:value-type="float">
            <text:p>0.0404660351405965</text:p>
          </table:table-cell>
          <table:table-cell office:value-type="float" office:value="0.672" calcext:value-type="float">
            <text:p>0.672</text:p>
          </table:table-cell>
          <table:table-cell office:value-type="float" office:value="0.0248997991959774" calcext:value-type="float">
            <text:p>0.0248997991959774</text:p>
          </table:table-cell>
          <table:table-cell office:value-type="float" office:value="0.667" calcext:value-type="float">
            <text:p>0.667</text:p>
          </table:table-cell>
          <table:table-cell office:value-type="float" office:value="0.0413219070227887" calcext:value-type="float">
            <text:p>0.041321907022788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3_</text:p>
          </table:table-cell>
          <table:table-cell office:value-type="float" office:value="0.677" calcext:value-type="float">
            <text:p>0.677</text:p>
          </table:table-cell>
          <table:table-cell office:value-type="float" office:value="0.0325192250830181" calcext:value-type="float">
            <text:p>0.0325192250830181</text:p>
          </table:table-cell>
          <table:table-cell office:value-type="float" office:value="0.634" calcext:value-type="float">
            <text:p>0.634</text:p>
          </table:table-cell>
          <table:table-cell office:value-type="float" office:value="0.0307001628660175" calcext:value-type="float">
            <text:p>0.0307001628660175</text:p>
          </table:table-cell>
          <table:table-cell office:value-type="float" office:value="0.66" calcext:value-type="float">
            <text:p>0.66</text:p>
          </table:table-cell>
          <table:table-cell office:value-type="float" office:value="0.0289395922569755" calcext:value-type="float">
            <text:p>0.0289395922569755</text:p>
          </table:table-cell>
          <table:table-cell office:value-type="float" office:value="0.674" calcext:value-type="float">
            <text:p>0.674</text:p>
          </table:table-cell>
          <table:table-cell office:value-type="float" office:value="0.0429243520626694" calcext:value-type="float">
            <text:p>0.0429243520626694</text:p>
          </table:table-cell>
          <table:table-cell office:value-type="float" office:value="0.667" calcext:value-type="float">
            <text:p>0.667</text:p>
          </table:table-cell>
          <table:table-cell office:value-type="float" office:value="0.0352845575287546" calcext:value-type="float">
            <text:p>0.0352845575287546</text:p>
          </table:table-cell>
          <table:table-cell office:value-type="float" office:value="0.674" calcext:value-type="float">
            <text:p>0.674</text:p>
          </table:table-cell>
          <table:table-cell office:value-type="float" office:value="0.0361247837363768" calcext:value-type="float">
            <text:p>0.0361247837363768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31662479035539" calcext:value-type="float">
            <text:p>0.0331662479035539</text:p>
          </table:table-cell>
          <table:table-cell office:value-type="float" office:value="0.668" calcext:value-type="float">
            <text:p>0.668</text:p>
          </table:table-cell>
          <table:table-cell office:value-type="float" office:value="0.0319374388453426" calcext:value-type="float">
            <text:p>0.0319374388453426</text:p>
          </table:table-cell>
          <table:table-cell office:value-type="float" office:value="0.659" calcext:value-type="float">
            <text:p>0.659</text:p>
          </table:table-cell>
          <table:table-cell office:value-type="float" office:value="0.032672618505409" calcext:value-type="float">
            <text:p>0.032672618505409</text:p>
          </table:table-cell>
          <table:table-cell office:value-type="float" office:value="0.67" calcext:value-type="float">
            <text:p>0.67</text:p>
          </table:table-cell>
          <table:table-cell office:value-type="float" office:value="0.031024184114977" calcext:value-type="float">
            <text:p>0.031024184114977</text:p>
          </table:table-cell>
          <table:table-cell office:value-type="float" office:value="0.659" calcext:value-type="float">
            <text:p>0.659</text:p>
          </table:table-cell>
          <table:table-cell office:value-type="float" office:value="0.0336154726279432" calcext:value-type="float">
            <text:p>0.0336154726279432</text:p>
          </table:table-cell>
          <table:table-cell office:value-type="float" office:value="0.681" calcext:value-type="float">
            <text:p>0.681</text:p>
          </table:table-cell>
          <table:table-cell office:value-type="float" office:value="0.0263153947338815" calcext:value-type="float">
            <text:p>0.0263153947338815</text:p>
          </table:table-cell>
          <table:table-cell office:value-type="float" office:value="0.651" calcext:value-type="float">
            <text:p>0.651</text:p>
          </table:table-cell>
          <table:table-cell office:value-type="float" office:value="0.0300832179129826" calcext:value-type="float">
            <text:p>0.0300832179129826</text:p>
          </table:table-cell>
          <table:table-cell office:value-type="float" office:value="0.67" calcext:value-type="float">
            <text:p>0.67</text:p>
          </table:table-cell>
          <table:table-cell office:value-type="float" office:value="0.0385681215513537" calcext:value-type="float">
            <text:p>0.0385681215513537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08220700148448" calcext:value-type="float">
            <text:p>0.0308220700148448</text:p>
          </table:table-cell>
          <table:table-cell office:value-type="float" office:value="0.668" calcext:value-type="float">
            <text:p>0.668</text:p>
          </table:table-cell>
          <table:table-cell office:value-type="float" office:value="0.0356370593624109" calcext:value-type="float">
            <text:p>0.035637059362410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3_</text:p>
          </table:table-cell>
          <table:table-cell office:value-type="float" office:value="0.678" calcext:value-type="float">
            <text:p>0.678</text:p>
          </table:table-cell>
          <table:table-cell office:value-type="float" office:value="0.0313448560373149" calcext:value-type="float">
            <text:p>0.0313448560373149</text:p>
          </table:table-cell>
          <table:table-cell office:value-type="float" office:value="0.64" calcext:value-type="float">
            <text:p>0.64</text:p>
          </table:table-cell>
          <table:table-cell office:value-type="float" office:value="0.0322102468168128" calcext:value-type="float">
            <text:p>0.0322102468168128</text:p>
          </table:table-cell>
          <table:table-cell office:value-type="float" office:value="0.668" calcext:value-type="float">
            <text:p>0.668</text:p>
          </table:table-cell>
          <table:table-cell office:value-type="float" office:value="0.0370135110466434" calcext:value-type="float">
            <text:p>0.0370135110466434</text:p>
          </table:table-cell>
          <table:table-cell office:value-type="float" office:value="0.678" calcext:value-type="float">
            <text:p>0.678</text:p>
          </table:table-cell>
          <table:table-cell office:value-type="float" office:value="0.036844266853881" calcext:value-type="float">
            <text:p>0.036844266853881</text:p>
          </table:table-cell>
          <table:table-cell office:value-type="float" office:value="0.665" calcext:value-type="float">
            <text:p>0.665</text:p>
          </table:table-cell>
          <table:table-cell office:value-type="float" office:value="0.0407737660757502" calcext:value-type="float">
            <text:p>0.0407737660757502</text:p>
          </table:table-cell>
          <table:table-cell office:value-type="float" office:value="0.679" calcext:value-type="float">
            <text:p>0.679</text:p>
          </table:table-cell>
          <table:table-cell office:value-type="float" office:value="0.0435028734683124" calcext:value-type="float">
            <text:p>0.0435028734683124</text:p>
          </table:table-cell>
          <table:table-cell office:value-type="float" office:value="0.665" calcext:value-type="float">
            <text:p>0.665</text:p>
          </table:table-cell>
          <table:table-cell office:value-type="float" office:value="0.0242383992870816" calcext:value-type="float">
            <text:p>0.0242383992870816</text:p>
          </table:table-cell>
          <table:table-cell office:value-type="float" office:value="0.669" calcext:value-type="float">
            <text:p>0.669</text:p>
          </table:table-cell>
          <table:table-cell office:value-type="float" office:value="0.0369797241742011" calcext:value-type="float">
            <text:p>0.0369797241742011</text:p>
          </table:table-cell>
          <table:table-cell office:value-type="float" office:value="0.662" calcext:value-type="float">
            <text:p>0.662</text:p>
          </table:table-cell>
          <table:table-cell office:value-type="float" office:value="0.036844266853881" calcext:value-type="float">
            <text:p>0.036844266853881</text:p>
          </table:table-cell>
          <table:table-cell office:value-type="float" office:value="0.669" calcext:value-type="float">
            <text:p>0.669</text:p>
          </table:table-cell>
          <table:table-cell office:value-type="float" office:value="0.0338008875623111" calcext:value-type="float">
            <text:p>0.0338008875623111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58843582110895" calcext:value-type="float">
            <text:p>0.0258843582110895</text:p>
          </table:table-cell>
          <table:table-cell office:value-type="float" office:value="0.677" calcext:value-type="float">
            <text:p>0.677</text:p>
          </table:table-cell>
          <table:table-cell office:value-type="float" office:value="0.0246475150877324" calcext:value-type="float">
            <text:p>0.0246475150877324</text:p>
          </table:table-cell>
          <table:table-cell office:value-type="float" office:value="0.652" calcext:value-type="float">
            <text:p>0.652</text:p>
          </table:table-cell>
          <table:table-cell office:value-type="float" office:value="0.0315436205911749" calcext:value-type="float">
            <text:p>0.0315436205911749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48209706929603" calcext:value-type="float">
            <text:p>0.0348209706929603</text:p>
          </table:table-cell>
          <table:table-cell office:value-type="float" office:value="0.668" calcext:value-type="float">
            <text:p>0.668</text:p>
          </table:table-cell>
          <table:table-cell office:value-type="float" office:value="0.0342052627529741" calcext:value-type="float">
            <text:p>0.0342052627529741</text:p>
          </table:table-cell>
          <table:table-cell office:value-type="float" office:value="0.673" calcext:value-type="float">
            <text:p>0.673</text:p>
          </table:table-cell>
          <table:table-cell office:value-type="float" office:value="0.0405585995813464" calcext:value-type="float">
            <text:p>0.040558599581346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3_</text:p>
          </table:table-cell>
          <table:table-cell office:value-type="float" office:value="0.676" calcext:value-type="float">
            <text:p>0.676</text:p>
          </table:table-cell>
          <table:table-cell office:value-type="float" office:value="0.0307001628660174" calcext:value-type="float">
            <text:p>0.0307001628660174</text:p>
          </table:table-cell>
          <table:table-cell office:value-type="float" office:value="0.635" calcext:value-type="float">
            <text:p>0.635</text:p>
          </table:table-cell>
          <table:table-cell office:value-type="float" office:value="0.0310241841149771" calcext:value-type="float">
            <text:p>0.0310241841149771</text:p>
          </table:table-cell>
          <table:table-cell office:value-type="float" office:value="0.674" calcext:value-type="float">
            <text:p>0.674</text:p>
          </table:table-cell>
          <table:table-cell office:value-type="float" office:value="0.0348926926447357" calcext:value-type="float">
            <text:p>0.0348926926447357</text:p>
          </table:table-cell>
          <table:table-cell office:value-type="float" office:value="0.678" calcext:value-type="float">
            <text:p>0.678</text:p>
          </table:table-cell>
          <table:table-cell office:value-type="float" office:value="0.034749100707788" calcext:value-type="float">
            <text:p>0.034749100707788</text:p>
          </table:table-cell>
          <table:table-cell office:value-type="float" office:value="0.659" calcext:value-type="float">
            <text:p>0.659</text:p>
          </table:table-cell>
          <table:table-cell office:value-type="float" office:value="0.0373162163140905" calcext:value-type="float">
            <text:p>0.0373162163140905</text:p>
          </table:table-cell>
          <table:table-cell office:value-type="float" office:value="0.669" calcext:value-type="float">
            <text:p>0.669</text:p>
          </table:table-cell>
          <table:table-cell office:value-type="float" office:value="0.0334290293008935" calcext:value-type="float">
            <text:p>0.0334290293008935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18982758154731" calcext:value-type="float">
            <text:p>0.0318982758154731</text:p>
          </table:table-cell>
          <table:table-cell office:value-type="float" office:value="0.675" calcext:value-type="float">
            <text:p>0.675</text:p>
          </table:table-cell>
          <table:table-cell office:value-type="float" office:value="0.0390512483795332" calcext:value-type="float">
            <text:p>0.0390512483795332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79143772202577" calcext:value-type="float">
            <text:p>0.0379143772202577</text:p>
          </table:table-cell>
          <table:table-cell office:value-type="float" office:value="0.665" calcext:value-type="float">
            <text:p>0.665</text:p>
          </table:table-cell>
          <table:table-cell office:value-type="float" office:value="0.0273861278752582" calcext:value-type="float">
            <text:p>0.0273861278752582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11448230047948" calcext:value-type="float">
            <text:p>0.0311448230047948</text:p>
          </table:table-cell>
          <table:table-cell office:value-type="float" office:value="0.674" calcext:value-type="float">
            <text:p>0.674</text:p>
          </table:table-cell>
          <table:table-cell office:value-type="float" office:value="0.0277037903543901" calcext:value-type="float">
            <text:p>0.0277037903543901</text:p>
          </table:table-cell>
          <table:table-cell office:value-type="float" office:value="0.651" calcext:value-type="float">
            <text:p>0.651</text:p>
          </table:table-cell>
          <table:table-cell office:value-type="float" office:value="0.0343511280746353" calcext:value-type="float">
            <text:p>0.0343511280746353</text:p>
          </table:table-cell>
          <table:table-cell office:value-type="float" office:value="0.667" calcext:value-type="float">
            <text:p>0.667</text:p>
          </table:table-cell>
          <table:table-cell office:value-type="float" office:value="0.0332791225845874" calcext:value-type="float">
            <text:p>0.0332791225845874</text:p>
          </table:table-cell>
          <table:table-cell office:value-type="float" office:value="0.669" calcext:value-type="float">
            <text:p>0.669</text:p>
          </table:table-cell>
          <table:table-cell office:value-type="float" office:value="0.0334290293008935" calcext:value-type="float">
            <text:p>0.0334290293008935</text:p>
          </table:table-cell>
          <table:table-cell office:value-type="float" office:value="0.671" calcext:value-type="float">
            <text:p>0.671</text:p>
          </table:table-cell>
          <table:table-cell office:value-type="float" office:value="0.0399061398784698" calcext:value-type="float">
            <text:p>0.03990613987846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3_</text:p>
          </table:table-cell>
          <table:table-cell office:value-type="float" office:value="0.6754" calcext:value-type="float">
            <text:p>0.6754</text:p>
          </table:table-cell>
          <table:table-cell office:value-type="float" office:value="0.0317982501520896" calcext:value-type="float">
            <text:p>0.0317982501520896</text:p>
          </table:table-cell>
          <table:table-cell office:value-type="float" office:value="0.6356" calcext:value-type="float">
            <text:p>0.6356</text:p>
          </table:table-cell>
          <table:table-cell office:value-type="float" office:value="0.0327056987711546" calcext:value-type="float">
            <text:p>0.0327056987711546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05111369039973" calcext:value-type="float">
            <text:p>0.0305111369039973</text:p>
          </table:table-cell>
          <table:table-cell office:value-type="float" office:value="0.674" calcext:value-type="float">
            <text:p>0.674</text:p>
          </table:table-cell>
          <table:table-cell office:value-type="float" office:value="0.0359896657578871" calcext:value-type="float">
            <text:p>0.0359896657578871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0336467132688559" calcext:value-type="float">
            <text:p>0.0336467132688559</text:p>
          </table:table-cell>
          <table:table-cell office:value-type="float" office:value="0.6716" calcext:value-type="float">
            <text:p>0.6716</text:p>
          </table:table-cell>
          <table:table-cell office:value-type="float" office:value="0.0391129422935526" calcext:value-type="float">
            <text:p>0.0391129422935526</text:p>
          </table:table-cell>
          <table:table-cell office:value-type="float" office:value="0.6616" calcext:value-type="float">
            <text:p>0.6616</text:p>
          </table:table-cell>
          <table:table-cell office:value-type="float" office:value="0.0291912076241517" calcext:value-type="float">
            <text:p>0.0291912076241517</text:p>
          </table:table-cell>
          <table:table-cell office:value-type="float" office:value="0.6648" calcext:value-type="float">
            <text:p>0.6648</text:p>
          </table:table-cell>
          <table:table-cell office:value-type="float" office:value="0.0360777864962386" calcext:value-type="float">
            <text:p>0.0360777864962386</text:p>
          </table:table-cell>
          <table:table-cell office:value-type="float" office:value="0.6604" calcext:value-type="float">
            <text:p>0.6604</text:p>
          </table:table-cell>
          <table:table-cell office:value-type="float" office:value="0.0355993640670209" calcext:value-type="float">
            <text:p>0.0355993640670209</text:p>
          </table:table-cell>
          <table:table-cell office:value-type="float" office:value="0.667" calcext:value-type="float">
            <text:p>0.667</text:p>
          </table:table-cell>
          <table:table-cell office:value-type="float" office:value="0.0291236551305363" calcext:value-type="float">
            <text:p>0.0291236551305363</text:p>
          </table:table-cell>
          <table:table-cell office:value-type="float" office:value="0.6604" calcext:value-type="float">
            <text:p>0.6604</text:p>
          </table:table-cell>
          <table:table-cell office:value-type="float" office:value="0.028274034612932" calcext:value-type="float">
            <text:p>0.028274034612932</text:p>
          </table:table-cell>
          <table:table-cell office:value-type="float" office:value="0.6766" calcext:value-type="float">
            <text:p>0.6766</text:p>
          </table:table-cell>
          <table:table-cell office:value-type="float" office:value="0.0220510167330363" calcext:value-type="float">
            <text:p>0.0220510167330363</text:p>
          </table:table-cell>
          <table:table-cell office:value-type="float" office:value="0.648" calcext:value-type="float">
            <text:p>0.648</text:p>
          </table:table-cell>
          <table:table-cell office:value-type="float" office:value="0.034698150162803" calcext:value-type="float">
            <text:p>0.034698150162803</text:p>
          </table:table-cell>
          <table:table-cell office:value-type="float" office:value="0.6642" calcext:value-type="float">
            <text:p>0.6642</text:p>
          </table:table-cell>
          <table:table-cell office:value-type="float" office:value="0.0387649440178426" calcext:value-type="float">
            <text:p>0.0387649440178426</text:p>
          </table:table-cell>
          <table:table-cell office:value-type="float" office:value="0.6676" calcext:value-type="float">
            <text:p>0.6676</text:p>
          </table:table-cell>
          <table:table-cell office:value-type="float" office:value="0.0293295581324788" calcext:value-type="float">
            <text:p>0.0293295581324788</text:p>
          </table:table-cell>
          <table:table-cell office:value-type="float" office:value="0.6704" calcext:value-type="float">
            <text:p>0.6704</text:p>
          </table:table-cell>
          <table:table-cell office:value-type="float" office:value="0.0398393805986853" calcext:value-type="float">
            <text:p>0.039839380598685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57" calcext:value-type="float">
            <text:p>0.657</text:p>
          </table:table-cell>
          <table:table-cell office:value-type="float" office:value="0.0317411404962077" calcext:value-type="float">
            <text:p>0.0317411404962077</text:p>
          </table:table-cell>
          <table:table-cell office:value-type="float" office:value="0.661" calcext:value-type="float">
            <text:p>0.661</text:p>
          </table:table-cell>
          <table:table-cell office:value-type="float" office:value="0.032672618505409" calcext:value-type="float">
            <text:p>0.032672618505409</text:p>
          </table:table-cell>
          <table:table-cell office:value-type="float" office:value="0.653" calcext:value-type="float">
            <text:p>0.653</text:p>
          </table:table-cell>
          <table:table-cell office:value-type="float" office:value="0.0144048602908879" calcext:value-type="float">
            <text:p>0.0144048602908879</text:p>
          </table:table-cell>
          <table:table-cell office:value-type="float" office:value="0.659" calcext:value-type="float">
            <text:p>0.659</text:p>
          </table:table-cell>
          <table:table-cell office:value-type="float" office:value="0.0194935886896179" calcext:value-type="float">
            <text:p>0.0194935886896179</text:p>
          </table:table-cell>
          <table:table-cell office:value-type="float" office:value="0.658" calcext:value-type="float">
            <text:p>0.658</text:p>
          </table:table-cell>
          <table:table-cell office:value-type="float" office:value="0.0394651745213422" calcext:value-type="float">
            <text:p>0.0394651745213422</text:p>
          </table:table-cell>
          <table:table-cell office:value-type="float" office:value="0.665" calcext:value-type="float">
            <text:p>0.665</text:p>
          </table:table-cell>
          <table:table-cell office:value-type="float" office:value="0.0412310562561765" calcext:value-type="float">
            <text:p>0.0412310562561765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10241841149771" calcext:value-type="float">
            <text:p>0.0310241841149771</text:p>
          </table:table-cell>
          <table:table-cell office:value-type="float" office:value="0.651" calcext:value-type="float">
            <text:p>0.651</text:p>
          </table:table-cell>
          <table:table-cell office:value-type="float" office:value="0.0318982758154731" calcext:value-type="float">
            <text:p>0.0318982758154731</text:p>
          </table:table-cell>
          <table:table-cell office:value-type="float" office:value="0.65" calcext:value-type="float">
            <text:p>0.65</text:p>
          </table:table-cell>
          <table:table-cell office:value-type="float" office:value="0.0158113883008419" calcext:value-type="float">
            <text:p>0.0158113883008419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46475150877324" calcext:value-type="float">
            <text:p>0.0246475150877324</text:p>
          </table:table-cell>
          <table:table-cell office:value-type="float" office:value="0.664" calcext:value-type="float">
            <text:p>0.664</text:p>
          </table:table-cell>
          <table:table-cell office:value-type="float" office:value="0.0277037903543901" calcext:value-type="float">
            <text:p>0.0277037903543901</text:p>
          </table:table-cell>
          <table:table-cell office:value-type="float" office:value="0.648" calcext:value-type="float">
            <text:p>0.648</text:p>
          </table:table-cell>
          <table:table-cell office:value-type="float" office:value="0.0338378486313772" calcext:value-type="float">
            <text:p>0.0338378486313772</text:p>
          </table:table-cell>
          <table:table-cell office:value-type="float" office:value="0.64" calcext:value-type="float">
            <text:p>0.64</text:p>
          </table:table-cell>
          <table:table-cell office:value-type="float" office:value="0.0398434436262731" calcext:value-type="float">
            <text:p>0.0398434436262731</text:p>
          </table:table-cell>
          <table:table-cell office:value-type="float" office:value="0.651" calcext:value-type="float">
            <text:p>0.651</text:p>
          </table:table-cell>
          <table:table-cell office:value-type="float" office:value="0.0429243520626695" calcext:value-type="float">
            <text:p>0.0429243520626695</text:p>
          </table:table-cell>
          <table:table-cell office:value-type="float" office:value="0.663" calcext:value-type="float">
            <text:p>0.663</text:p>
          </table:table-cell>
          <table:table-cell office:value-type="float" office:value="0.0281957443597433" calcext:value-type="float">
            <text:p>0.0281957443597433</text:p>
          </table:table-cell>
          <table:table-cell office:value-type="float" office:value="0.646" calcext:value-type="float">
            <text:p>0.646</text:p>
          </table:table-cell>
          <table:table-cell office:value-type="float" office:value="0.0178185296812054" calcext:value-type="float">
            <text:p>0.017818529681205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63" calcext:value-type="float">
            <text:p>0.663</text:p>
          </table:table-cell>
          <table:table-cell office:value-type="float" office:value="0.042661458015403" calcext:value-type="float">
            <text:p>0.042661458015403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36526373409276" calcext:value-type="float">
            <text:p>0.0336526373409276</text:p>
          </table:table-cell>
          <table:table-cell office:value-type="float" office:value="0.668" calcext:value-type="float">
            <text:p>0.668</text:p>
          </table:table-cell>
          <table:table-cell office:value-type="float" office:value="0.0277488738510231" calcext:value-type="float">
            <text:p>0.0277488738510231</text:p>
          </table:table-cell>
          <table:table-cell office:value-type="float" office:value="0.668" calcext:value-type="float">
            <text:p>0.668</text:p>
          </table:table-cell>
          <table:table-cell office:value-type="float" office:value="0.0299165506033031" calcext:value-type="float">
            <text:p>0.0299165506033031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91471582621267" calcext:value-type="float">
            <text:p>0.0391471582621267</text:p>
          </table:table-cell>
          <table:table-cell office:value-type="float" office:value="0.667" calcext:value-type="float">
            <text:p>0.667</text:p>
          </table:table-cell>
          <table:table-cell office:value-type="float" office:value="0.0432434966208793" calcext:value-type="float">
            <text:p>0.0432434966208793</text:p>
          </table:table-cell>
          <table:table-cell office:value-type="float" office:value="0.668" calcext:value-type="float">
            <text:p>0.668</text:p>
          </table:table-cell>
          <table:table-cell office:value-type="float" office:value="0.0373496987939661" calcext:value-type="float">
            <text:p>0.0373496987939661</text:p>
          </table:table-cell>
          <table:table-cell office:value-type="float" office:value="0.662" calcext:value-type="float">
            <text:p>0.662</text:p>
          </table:table-cell>
          <table:table-cell office:value-type="float" office:value="0.0325192250830181" calcext:value-type="float">
            <text:p>0.0325192250830181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30759615184286" calcext:value-type="float">
            <text:p>0.0230759615184286</text:p>
          </table:table-cell>
          <table:table-cell office:value-type="float" office:value="0.663" calcext:value-type="float">
            <text:p>0.663</text:p>
          </table:table-cell>
          <table:table-cell office:value-type="float" office:value="0.0265988721565407" calcext:value-type="float">
            <text:p>0.0265988721565407</text:p>
          </table:table-cell>
          <table:table-cell office:value-type="float" office:value="0.654" calcext:value-type="float">
            <text:p>0.654</text:p>
          </table:table-cell>
          <table:table-cell office:value-type="float" office:value="0.0339852909359328" calcext:value-type="float">
            <text:p>0.0339852909359328</text:p>
          </table:table-cell>
          <table:table-cell office:value-type="float" office:value="0.672" calcext:value-type="float">
            <text:p>0.672</text:p>
          </table:table-cell>
          <table:table-cell office:value-type="float" office:value="0.0256417628099161" calcext:value-type="float">
            <text:p>0.0256417628099161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65988721565407" calcext:value-type="float">
            <text:p>0.0265988721565407</text:p>
          </table:table-cell>
          <table:table-cell office:value-type="float" office:value="0.661" calcext:value-type="float">
            <text:p>0.661</text:p>
          </table:table-cell>
          <table:table-cell office:value-type="float" office:value="0.0462871472441324" calcext:value-type="float">
            <text:p>0.0462871472441324</text:p>
          </table:table-cell>
          <table:table-cell office:value-type="float" office:value="0.661" calcext:value-type="float">
            <text:p>0.661</text:p>
          </table:table-cell>
          <table:table-cell office:value-type="float" office:value="0.0277037903543901" calcext:value-type="float">
            <text:p>0.0277037903543901</text:p>
          </table:table-cell>
          <table:table-cell office:value-type="float" office:value="0.657" calcext:value-type="float">
            <text:p>0.657</text:p>
          </table:table-cell>
          <table:table-cell office:value-type="float" office:value="0.0286356421265527" calcext:value-type="float">
            <text:p>0.028635642126552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30529877620768" calcext:value-type="float">
            <text:p>0.0330529877620768</text:p>
          </table:table-cell>
          <table:table-cell office:value-type="float" office:value="0.66" calcext:value-type="float">
            <text:p>0.66</text:p>
          </table:table-cell>
          <table:table-cell office:value-type="float" office:value="0.0444409720865779" calcext:value-type="float">
            <text:p>0.0444409720865779</text:p>
          </table:table-cell>
          <table:table-cell office:value-type="float" office:value="0.664" calcext:value-type="float">
            <text:p>0.664</text:p>
          </table:table-cell>
          <table:table-cell office:value-type="float" office:value="0.0290258505473999" calcext:value-type="float">
            <text:p>0.0290258505473999</text:p>
          </table:table-cell>
          <table:table-cell office:value-type="float" office:value="0.672" calcext:value-type="float">
            <text:p>0.672</text:p>
          </table:table-cell>
          <table:table-cell office:value-type="float" office:value="0.0347491007077881" calcext:value-type="float">
            <text:p>0.0347491007077881</text:p>
          </table:table-cell>
          <table:table-cell office:value-type="float" office:value="0.673" calcext:value-type="float">
            <text:p>0.673</text:p>
          </table:table-cell>
          <table:table-cell office:value-type="float" office:value="0.0356370593624109" calcext:value-type="float">
            <text:p>0.0356370593624109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79143772202577" calcext:value-type="float">
            <text:p>0.0379143772202577</text:p>
          </table:table-cell>
          <table:table-cell office:value-type="float" office:value="0.671" calcext:value-type="float">
            <text:p>0.671</text:p>
          </table:table-cell>
          <table:table-cell office:value-type="float" office:value="0.0426321474945844" calcext:value-type="float">
            <text:p>0.0426321474945844</text:p>
          </table:table-cell>
          <table:table-cell office:value-type="float" office:value="0.657" calcext:value-type="float">
            <text:p>0.657</text:p>
          </table:table-cell>
          <table:table-cell office:value-type="float" office:value="0.0275227178890457" calcext:value-type="float">
            <text:p>0.0275227178890457</text:p>
          </table:table-cell>
          <table:table-cell office:value-type="float" office:value="0.666" calcext:value-type="float">
            <text:p>0.666</text:p>
          </table:table-cell>
          <table:table-cell office:value-type="float" office:value="0.0219089023002066" calcext:value-type="float">
            <text:p>0.0219089023002066</text:p>
          </table:table-cell>
          <table:table-cell office:value-type="float" office:value="0.669" calcext:value-type="float">
            <text:p>0.669</text:p>
          </table:table-cell>
          <table:table-cell office:value-type="float" office:value="0.0334290293008935" calcext:value-type="float">
            <text:p>0.0334290293008935</text:p>
          </table:table-cell>
          <table:table-cell office:value-type="float" office:value="0.645" calcext:value-type="float">
            <text:p>0.645</text:p>
          </table:table-cell>
          <table:table-cell office:value-type="float" office:value="0.0390512483795332" calcext:value-type="float">
            <text:p>0.0390512483795332</text:p>
          </table:table-cell>
          <table:table-cell office:value-type="float" office:value="0.663" calcext:value-type="float">
            <text:p>0.663</text:p>
          </table:table-cell>
          <table:table-cell office:value-type="float" office:value="0.0275227178890457" calcext:value-type="float">
            <text:p>0.0275227178890457</text:p>
          </table:table-cell>
          <table:table-cell office:value-type="float" office:value="0.668" calcext:value-type="float">
            <text:p>0.668</text:p>
          </table:table-cell>
          <table:table-cell office:value-type="float" office:value="0.0288530760925069" calcext:value-type="float">
            <text:p>0.0288530760925069</text:p>
          </table:table-cell>
          <table:table-cell office:value-type="float" office:value="0.661" calcext:value-type="float">
            <text:p>0.661</text:p>
          </table:table-cell>
          <table:table-cell office:value-type="float" office:value="0.0460163014593741" calcext:value-type="float">
            <text:p>0.0460163014593741</text:p>
          </table:table-cell>
          <table:table-cell office:value-type="float" office:value="0.66" calcext:value-type="float">
            <text:p>0.66</text:p>
          </table:table-cell>
          <table:table-cell office:value-type="float" office:value="0.0367423461417476" calcext:value-type="float">
            <text:p>0.0367423461417476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11046620299915" calcext:value-type="float">
            <text:p>0.031104662029991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62" calcext:value-type="float">
            <text:p>0.662</text:p>
          </table:table-cell>
          <table:table-cell office:value-type="float" office:value="0.0309434968935315" calcext:value-type="float">
            <text:p>0.0309434968935315</text:p>
          </table:table-cell>
          <table:table-cell office:value-type="float" office:value="0.664" calcext:value-type="float">
            <text:p>0.664</text:p>
          </table:table-cell>
          <table:table-cell office:value-type="float" office:value="0.0405277682583188" calcext:value-type="float">
            <text:p>0.0405277682583188</text:p>
          </table:table-cell>
          <table:table-cell office:value-type="float" office:value="0.664" calcext:value-type="float">
            <text:p>0.664</text:p>
          </table:table-cell>
          <table:table-cell office:value-type="float" office:value="0.0260768096208105" calcext:value-type="float">
            <text:p>0.0260768096208105</text:p>
          </table:table-cell>
          <table:table-cell office:value-type="float" office:value="0.673" calcext:value-type="float">
            <text:p>0.673</text:p>
          </table:table-cell>
          <table:table-cell office:value-type="float" office:value="0.0416233107765348" calcext:value-type="float">
            <text:p>0.0416233107765348</text:p>
          </table:table-cell>
          <table:table-cell office:value-type="float" office:value="0.678" calcext:value-type="float">
            <text:p>0.678</text:p>
          </table:table-cell>
          <table:table-cell office:value-type="float" office:value="0.0313448560373149" calcext:value-type="float">
            <text:p>0.0313448560373149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44601218802255" calcext:value-type="float">
            <text:p>0.0344601218802255</text:p>
          </table:table-cell>
          <table:table-cell office:value-type="float" office:value="0.671" calcext:value-type="float">
            <text:p>0.671</text:p>
          </table:table-cell>
          <table:table-cell office:value-type="float" office:value="0.0397492138287036" calcext:value-type="float">
            <text:p>0.0397492138287036</text:p>
          </table:table-cell>
          <table:table-cell office:value-type="float" office:value="0.661" calcext:value-type="float">
            <text:p>0.661</text:p>
          </table:table-cell>
          <table:table-cell office:value-type="float" office:value="0.0258360213655276" calcext:value-type="float">
            <text:p>0.0258360213655276</text:p>
          </table:table-cell>
          <table:table-cell office:value-type="float" office:value="0.67" calcext:value-type="float">
            <text:p>0.67</text:p>
          </table:table-cell>
          <table:table-cell office:value-type="float" office:value="0.0318198051533946" calcext:value-type="float">
            <text:p>0.0318198051533946</text:p>
          </table:table-cell>
          <table:table-cell office:value-type="float" office:value="0.667" calcext:value-type="float">
            <text:p>0.667</text:p>
          </table:table-cell>
          <table:table-cell office:value-type="float" office:value="0.0265988721565407" calcext:value-type="float">
            <text:p>0.0265988721565407</text:p>
          </table:table-cell>
          <table:table-cell office:value-type="float" office:value="0.659" calcext:value-type="float">
            <text:p>0.659</text:p>
          </table:table-cell>
          <table:table-cell office:value-type="float" office:value="0.0350713558335003" calcext:value-type="float">
            <text:p>0.0350713558335003</text:p>
          </table:table-cell>
          <table:table-cell office:value-type="float" office:value="0.666" calcext:value-type="float">
            <text:p>0.666</text:p>
          </table:table-cell>
          <table:table-cell office:value-type="float" office:value="0.0302902624617218" calcext:value-type="float">
            <text:p>0.0302902624617218</text:p>
          </table:table-cell>
          <table:table-cell office:value-type="float" office:value="0.667" calcext:value-type="float">
            <text:p>0.667</text:p>
          </table:table-cell>
          <table:table-cell office:value-type="float" office:value="0.0370135110466434" calcext:value-type="float">
            <text:p>0.0370135110466434</text:p>
          </table:table-cell>
          <table:table-cell office:value-type="float" office:value="0.661" calcext:value-type="float">
            <text:p>0.661</text:p>
          </table:table-cell>
          <table:table-cell office:value-type="float" office:value="0.037815340802378" calcext:value-type="float">
            <text:p>0.037815340802378</text:p>
          </table:table-cell>
          <table:table-cell office:value-type="float" office:value="0.661" calcext:value-type="float">
            <text:p>0.661</text:p>
          </table:table-cell>
          <table:table-cell office:value-type="float" office:value="0.0309030742807248" calcext:value-type="float">
            <text:p>0.0309030742807248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79732014613987" calcext:value-type="float">
            <text:p>0.027973201461398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30907842155486" calcext:value-type="float">
            <text:p>0.0330907842155486</text:p>
          </table:table-cell>
          <table:table-cell office:value-type="float" office:value="0.664" calcext:value-type="float">
            <text:p>0.664</text:p>
          </table:table-cell>
          <table:table-cell office:value-type="float" office:value="0.0433589667773575" calcext:value-type="float">
            <text:p>0.0433589667773575</text:p>
          </table:table-cell>
          <table:table-cell office:value-type="float" office:value="0.669" calcext:value-type="float">
            <text:p>0.669</text:p>
          </table:table-cell>
          <table:table-cell office:value-type="float" office:value="0.0288097205817758" calcext:value-type="float">
            <text:p>0.0288097205817758</text:p>
          </table:table-cell>
          <table:table-cell office:value-type="float" office:value="0.675" calcext:value-type="float">
            <text:p>0.675</text:p>
          </table:table-cell>
          <table:table-cell office:value-type="float" office:value="0.0404660351405966" calcext:value-type="float">
            <text:p>0.0404660351405966</text:p>
          </table:table-cell>
          <table:table-cell office:value-type="float" office:value="0.677" calcext:value-type="float">
            <text:p>0.677</text:p>
          </table:table-cell>
          <table:table-cell office:value-type="float" office:value="0.0294957624075052" calcext:value-type="float">
            <text:p>0.0294957624075052</text:p>
          </table:table-cell>
          <table:table-cell office:value-type="float" office:value="0.67" calcext:value-type="float">
            <text:p>0.67</text:p>
          </table:table-cell>
          <table:table-cell office:value-type="float" office:value="0.0353553390593273" calcext:value-type="float">
            <text:p>0.0353553390593273</text:p>
          </table:table-cell>
          <table:table-cell office:value-type="float" office:value="0.669" calcext:value-type="float">
            <text:p>0.669</text:p>
          </table:table-cell>
          <table:table-cell office:value-type="float" office:value="0.0384707681233426" calcext:value-type="float">
            <text:p>0.0384707681233426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29013677527241" calcext:value-type="float">
            <text:p>0.0329013677527241</text:p>
          </table:table-cell>
          <table:table-cell office:value-type="float" office:value="0.671" calcext:value-type="float">
            <text:p>0.671</text:p>
          </table:table-cell>
          <table:table-cell office:value-type="float" office:value="0.0267861904719577" calcext:value-type="float">
            <text:p>0.0267861904719577</text:p>
          </table:table-cell>
          <table:table-cell office:value-type="float" office:value="0.67" calcext:value-type="float">
            <text:p>0.67</text:p>
          </table:table-cell>
          <table:table-cell office:value-type="float" office:value="0.0280624304008045" calcext:value-type="float">
            <text:p>0.0280624304008045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5951356024495" calcext:value-type="float">
            <text:p>0.035951356024495</text:p>
          </table:table-cell>
          <table:table-cell office:value-type="float" office:value="0.674" calcext:value-type="float">
            <text:p>0.674</text:p>
          </table:table-cell>
          <table:table-cell office:value-type="float" office:value="0.0294533529500462" calcext:value-type="float">
            <text:p>0.0294533529500462</text:p>
          </table:table-cell>
          <table:table-cell office:value-type="float" office:value="0.67" calcext:value-type="float">
            <text:p>0.67</text:p>
          </table:table-cell>
          <table:table-cell office:value-type="float" office:value="0.0333541601603157" calcext:value-type="float">
            <text:p>0.0333541601603157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56019662378357" calcext:value-type="float">
            <text:p>0.0356019662378357</text:p>
          </table:table-cell>
          <table:table-cell office:value-type="float" office:value="0.666" calcext:value-type="float">
            <text:p>0.666</text:p>
          </table:table-cell>
          <table:table-cell office:value-type="float" office:value="0.0311046620299915" calcext:value-type="float">
            <text:p>0.0311046620299915</text:p>
          </table:table-cell>
          <table:table-cell office:value-type="float" office:value="0.663" calcext:value-type="float">
            <text:p>0.663</text:p>
          </table:table-cell>
          <table:table-cell office:value-type="float" office:value="0.0290688837074972" calcext:value-type="float">
            <text:p>0.02906888370749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0342979734765535" calcext:value-type="float">
            <text:p>0.0342979734765535</text:p>
          </table:table-cell>
          <table:table-cell office:value-type="float" office:value="0.6624" calcext:value-type="float">
            <text:p>0.6624</text:p>
          </table:table-cell>
          <table:table-cell office:value-type="float" office:value="0.0389305925937182" calcext:value-type="float">
            <text:p>0.0389305925937182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0252132229783794" calcext:value-type="float">
            <text:p>0.0252132229783794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0332497171835681" calcext:value-type="float">
            <text:p>0.0332497171835681</text:p>
          </table:table-cell>
          <table:table-cell office:value-type="float" office:value="0.6698" calcext:value-type="float">
            <text:p>0.6698</text:p>
          </table:table-cell>
          <table:table-cell office:value-type="float" office:value="0.03501800211814" calcext:value-type="float">
            <text:p>0.03501800211814</text:p>
          </table:table-cell>
          <table:table-cell office:value-type="float" office:value="0.6664" calcext:value-type="float">
            <text:p>0.6664</text:p>
          </table:table-cell>
          <table:table-cell office:value-type="float" office:value="0.0384408782073733" calcext:value-type="float">
            <text:p>0.0384408782073733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0378452024711148" calcext:value-type="float">
            <text:p>0.0378452024711148</text:p>
          </table:table-cell>
          <table:table-cell office:value-type="float" office:value="0.6588" calcext:value-type="float">
            <text:p>0.6588</text:p>
          </table:table-cell>
          <table:table-cell office:value-type="float" office:value="0.0301355215811577" calcext:value-type="float">
            <text:p>0.0301355215811577</text:p>
          </table:table-cell>
          <table:table-cell office:value-type="float" office:value="0.6638" calcext:value-type="float">
            <text:p>0.6638</text:p>
          </table:table-cell>
          <table:table-cell office:value-type="float" office:value="0.0238804495489659" calcext:value-type="float">
            <text:p>0.0238804495489659</text:p>
          </table:table-cell>
          <table:table-cell office:value-type="float" office:value="0.6662" calcext:value-type="float">
            <text:p>0.6662</text:p>
          </table:table-cell>
          <table:table-cell office:value-type="float" office:value="0.0278673438205024" calcext:value-type="float">
            <text:p>0.0278673438205024</text:p>
          </table:table-cell>
          <table:table-cell office:value-type="float" office:value="0.6572" calcext:value-type="float">
            <text:p>0.6572</text:p>
          </table:table-cell>
          <table:table-cell office:value-type="float" office:value="0.0343526083055703" calcext:value-type="float">
            <text:p>0.0343526083055703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0293491889484214" calcext:value-type="float">
            <text:p>0.0293491889484214</text:p>
          </table:table-cell>
          <table:table-cell office:value-type="float" office:value="0.6614" calcext:value-type="float">
            <text:p>0.6614</text:p>
          </table:table-cell>
          <table:table-cell office:value-type="float" office:value="0.033132612616456" calcext:value-type="float">
            <text:p>0.033132612616456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0417290215612779" calcext:value-type="float">
            <text:p>0.0417290215612779</text:p>
          </table:table-cell>
          <table:table-cell office:value-type="float" office:value="0.6622" calcext:value-type="float">
            <text:p>0.6622</text:p>
          </table:table-cell>
          <table:table-cell office:value-type="float" office:value="0.0309299234333195" calcext:value-type="float">
            <text:p>0.0309299234333195</text:p>
          </table:table-cell>
          <table:table-cell office:value-type="float" office:value="0.6584" calcext:value-type="float">
            <text:p>0.6584</text:p>
          </table:table-cell>
          <table:table-cell office:value-type="float" office:value="0.0269201838013291" calcext:value-type="float">
            <text:p>0.026920183801329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4_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095452140421842" calcext:value-type="float">
            <text:p>0.0095452140421842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52023390013218" calcext:value-type="float">
            <text:p>0.0152023390013218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86488009742658" calcext:value-type="float">
            <text:p>0.0186488009742658</text:p>
          </table:table-cell>
          <table:table-cell office:value-type="float" office:value="0.944666666666667" calcext:value-type="float">
            <text:p>0.944666666666667</text:p>
          </table:table-cell>
          <table:table-cell office:value-type="float" office:value="0.0177325814376938" calcext:value-type="float">
            <text:p>0.0177325814376938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89150146121481" calcext:value-type="float">
            <text:p>0.0189150146121481</text:p>
          </table:table-cell>
          <table:table-cell office:value-type="float" office:value="0.944" calcext:value-type="float">
            <text:p>0.944</text:p>
          </table:table-cell>
          <table:table-cell office:value-type="float" office:value="0.0129957257930786" calcext:value-type="float">
            <text:p>0.0129957257930786</text:p>
          </table:table-cell>
          <table:table-cell office:value-type="float" office:value="0.945333333333333" calcext:value-type="float">
            <text:p>0.945333333333333</text:p>
          </table:table-cell>
          <table:table-cell office:value-type="float" office:value="0.0148323969741913" calcext:value-type="float">
            <text:p>0.0148323969741913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51657508881031" calcext:value-type="float">
            <text:p>0.0151657508881031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64316767251549" calcext:value-type="float">
            <text:p>0.0164316767251549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226077666104175" calcext:value-type="float">
            <text:p>0.0226077666104175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28235893744475" calcext:value-type="float">
            <text:p>0.0128235893744475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0434983894999" calcext:value-type="float">
            <text:p>0.010434983894999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52023390013218" calcext:value-type="float">
            <text:p>0.0152023390013218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67332005306815" calcext:value-type="float">
            <text:p>0.0167332005306815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65998661306516" calcext:value-type="float">
            <text:p>0.016599866130651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4_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34164078649987" calcext:value-type="float">
            <text:p>0.0134164078649987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73205080756887" calcext:value-type="float">
            <text:p>0.0173205080756887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4023789311975" calcext:value-type="float">
            <text:p>0.014023789311975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48323969741912" calcext:value-type="float">
            <text:p>0.0148323969741912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57056253191863" calcext:value-type="float">
            <text:p>0.015705625319186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64316767251549" calcext:value-type="float">
            <text:p>0.0164316767251549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5165750888103" calcext:value-type="float">
            <text:p>0.015165750888103</text:p>
          </table:table-cell>
          <table:table-cell office:value-type="float" office:value="0.945333333333333" calcext:value-type="float">
            <text:p>0.945333333333333</text:p>
          </table:table-cell>
          <table:table-cell office:value-type="float" office:value="0.0150185071014251" calcext:value-type="float">
            <text:p>0.0150185071014251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77325814376938" calcext:value-type="float">
            <text:p>0.0177325814376938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96355686333641" calcext:value-type="float">
            <text:p>0.0196355686333641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49814700361627" calcext:value-type="float">
            <text:p>0.0149814700361627</text:p>
          </table:table-cell>
          <table:table-cell office:value-type="float" office:value="0.95" calcext:value-type="float">
            <text:p>0.95</text:p>
          </table:table-cell>
          <table:table-cell office:value-type="float" office:value="0.0141421356237309" calcext:value-type="float">
            <text:p>0.0141421356237309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58815056660953" calcext:value-type="float">
            <text:p>0.015881505666095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60900245148628" calcext:value-type="float">
            <text:p>0.0160900245148628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46059348668044" calcext:value-type="float">
            <text:p>0.0146059348668044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5018507101425" calcext:value-type="float">
            <text:p>0.01501850710142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4_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55277529318028" calcext:value-type="float">
            <text:p>0.0155277529318028</text:p>
          </table:table-cell>
          <table:table-cell office:value-type="float" office:value="0.944666666666667" calcext:value-type="float">
            <text:p>0.944666666666667</text:p>
          </table:table-cell>
          <table:table-cell office:value-type="float" office:value="0.0183484785926972" calcext:value-type="float">
            <text:p>0.0183484785926972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32077418374393" calcext:value-type="float">
            <text:p>0.013207741837439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55634900399049" calcext:value-type="float">
            <text:p>0.0155634900399049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60900245148628" calcext:value-type="float">
            <text:p>0.0160900245148628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5018507101425" calcext:value-type="float">
            <text:p>0.015018507101425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34164078649987" calcext:value-type="float">
            <text:p>0.0134164078649987</text:p>
          </table:table-cell>
          <table:table-cell office:value-type="float" office:value="0.945333333333333" calcext:value-type="float">
            <text:p>0.945333333333333</text:p>
          </table:table-cell>
          <table:table-cell office:value-type="float" office:value="0.0146439217576592" calcext:value-type="float">
            <text:p>0.0146439217576592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83181755520454" calcext:value-type="float">
            <text:p>0.0183181755520454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7384539747207" calcext:value-type="float">
            <text:p>0.017384539747207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34164078649987" calcext:value-type="float">
            <text:p>0.0134164078649987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53478192442951" calcext:value-type="float">
            <text:p>0.0153478192442951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5165750888103" calcext:value-type="float">
            <text:p>0.015165750888103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67332005306815" calcext:value-type="float">
            <text:p>0.0167332005306815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62275485928507" calcext:value-type="float">
            <text:p>0.0162275485928507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56347191994114" calcext:value-type="float">
            <text:p>0.015634719199411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4_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68325082306034" calcext:value-type="float">
            <text:p>0.0168325082306034</text:p>
          </table:table-cell>
          <table:table-cell office:value-type="float" office:value="0.946" calcext:value-type="float">
            <text:p>0.946</text:p>
          </table:table-cell>
          <table:table-cell office:value-type="float" office:value="0.0192064803878506" calcext:value-type="float">
            <text:p>0.0192064803878506</text:p>
          </table:table-cell>
          <table:table-cell office:value-type="float" office:value="0.95" calcext:value-type="float">
            <text:p>0.95</text:p>
          </table:table-cell>
          <table:table-cell office:value-type="float" office:value="0.0150923085635623" calcext:value-type="float">
            <text:p>0.015092308563562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55634900399049" calcext:value-type="float">
            <text:p>0.0155634900399049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5018507101425" calcext:value-type="float">
            <text:p>0.015018507101425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5347819244295" calcext:value-type="float">
            <text:p>0.015347819244295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46439217576591" calcext:value-type="float">
            <text:p>0.0146439217576591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57409586041568" calcext:value-type="float">
            <text:p>0.0157409586041568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62617478902006" calcext:value-type="float">
            <text:p>0.0162617478902006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46439217576591" calcext:value-type="float">
            <text:p>0.0146439217576591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65663648530522" calcext:value-type="float">
            <text:p>0.0165663648530522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42594997574715" calcext:value-type="float">
            <text:p>0.0142594997574715</text:p>
          </table:table-cell>
          <table:table-cell office:value-type="float" office:value="0.95" calcext:value-type="float">
            <text:p>0.95</text:p>
          </table:table-cell>
          <table:table-cell office:value-type="float" office:value="0.0174801474695025" calcext:value-type="float">
            <text:p>0.0174801474695025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383974345619" calcext:value-type="float">
            <text:p>0.015383974345619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75435964892543" calcext:value-type="float">
            <text:p>0.017543596489254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4_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70619785227596" calcext:value-type="float">
            <text:p>0.0170619785227596</text:p>
          </table:table-cell>
          <table:table-cell office:value-type="float" office:value="0.944666666666667" calcext:value-type="float">
            <text:p>0.944666666666667</text:p>
          </table:table-cell>
          <table:table-cell office:value-type="float" office:value="0.0202210011841375" calcext:value-type="float">
            <text:p>0.0202210011841375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49814700361627" calcext:value-type="float">
            <text:p>0.0149814700361627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6766368453279" calcext:value-type="float">
            <text:p>0.016766368453279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62275485928507" calcext:value-type="float">
            <text:p>0.0162275485928507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62275485928507" calcext:value-type="float">
            <text:p>0.0162275485928507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5018507101425" calcext:value-type="float">
            <text:p>0.015018507101425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65998661306516" calcext:value-type="float">
            <text:p>0.0165998661306516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64316767251549" calcext:value-type="float">
            <text:p>0.0164316767251549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7384539747207" calcext:value-type="float">
            <text:p>0.017384539747207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70619785227596" calcext:value-type="float">
            <text:p>0.0170619785227596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7325814376938" calcext:value-type="float">
            <text:p>0.0177325814376938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6766368453279" calcext:value-type="float">
            <text:p>0.016766368453279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78574603146385" calcext:value-type="float">
            <text:p>0.0178574603146385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64316767251549" calcext:value-type="float">
            <text:p>0.0164316767251549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62275485928507" calcext:value-type="float">
            <text:p>0.01622754859285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4_</text:p>
          </table:table-cell>
          <table:table-cell office:value-type="float" office:value="0.9476" calcext:value-type="float">
            <text:p>0.9476</text:p>
          </table:table-cell>
          <table:table-cell office:value-type="float" office:value="0.0144767723184697" calcext:value-type="float">
            <text:p>0.0144767723184697</text:p>
          </table:table-cell>
          <table:table-cell office:value-type="float" office:value="0.946" calcext:value-type="float">
            <text:p>0.946</text:p>
          </table:table-cell>
          <table:table-cell office:value-type="float" office:value="0.0180597614483392" calcext:value-type="float">
            <text:p>0.0180597614483392</text:p>
          </table:table-cell>
          <table:table-cell office:value-type="float" office:value="0.9504" calcext:value-type="float">
            <text:p>0.9504</text:p>
          </table:table-cell>
          <table:table-cell office:value-type="float" office:value="0.015190822144681" calcext:value-type="float">
            <text:p>0.015190822144681</text:p>
          </table:table-cell>
          <table:table-cell office:value-type="float" office:value="0.947733333333333" calcext:value-type="float">
            <text:p>0.947733333333333</text:p>
          </table:table-cell>
          <table:table-cell office:value-type="float" office:value="0.0160916653889948" calcext:value-type="float">
            <text:p>0.0160916653889948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63466214106325" calcext:value-type="float">
            <text:p>0.0163466214106325</text:p>
          </table:table-cell>
          <table:table-cell office:value-type="float" office:value="0.947066666666667" calcext:value-type="float">
            <text:p>0.947066666666667</text:p>
          </table:table-cell>
          <table:table-cell office:value-type="float" office:value="0.0151383930627868" calcext:value-type="float">
            <text:p>0.0151383930627868</text:p>
          </table:table-cell>
          <table:table-cell office:value-type="float" office:value="0.949466666666667" calcext:value-type="float">
            <text:p>0.949466666666667</text:p>
          </table:table-cell>
          <table:table-cell office:value-type="float" office:value="0.0147561764146026" calcext:value-type="float">
            <text:p>0.0147561764146026</text:p>
          </table:table-cell>
          <table:table-cell office:value-type="float" office:value="0.946933333333333" calcext:value-type="float">
            <text:p>0.946933333333333</text:p>
          </table:table-cell>
          <table:table-cell office:value-type="float" office:value="0.0152143935270996" calcext:value-type="float">
            <text:p>0.0152143935270996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0169310138088412" calcext:value-type="float">
            <text:p>0.0169310138088412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86548325256792" calcext:value-type="float">
            <text:p>0.0186548325256792</text:p>
          </table:table-cell>
          <table:table-cell office:value-type="float" office:value="0.950266666666666" calcext:value-type="float">
            <text:p>0.950266666666666</text:p>
          </table:table-cell>
          <table:table-cell office:value-type="float" office:value="0.0145854735112055" calcext:value-type="float">
            <text:p>0.0145854735112055</text:p>
          </table:table-cell>
          <table:table-cell office:value-type="float" office:value="0.9492" calcext:value-type="float">
            <text:p>0.9492</text:p>
          </table:table-cell>
          <table:table-cell office:value-type="float" office:value="0.0148447770107542" calcext:value-type="float">
            <text:p>0.0148447770107542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53736037558127" calcext:value-type="float">
            <text:p>0.0153736037558127</text:p>
          </table:table-cell>
          <table:table-cell office:value-type="float" office:value="0.949066666666667" calcext:value-type="float">
            <text:p>0.949066666666667</text:p>
          </table:table-cell>
          <table:table-cell office:value-type="float" office:value="0.0166726343662014" calcext:value-type="float">
            <text:p>0.0166726343662014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58764670122221" calcext:value-type="float">
            <text:p>0.0158764670122221</text:p>
          </table:table-cell>
          <table:table-cell office:value-type="float" office:value="0.947733333333333" calcext:value-type="float">
            <text:p>0.947733333333333</text:p>
          </table:table-cell>
          <table:table-cell office:value-type="float" office:value="0.0162048475027186" calcext:value-type="float">
            <text:p>0.016204847502718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4" calcext:value-type="float">
            <text:p>0.944</text:p>
          </table:table-cell>
          <table:table-cell office:value-type="float" office:value="0.015165750888103" calcext:value-type="float">
            <text:p>0.015165750888103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68325082306034" calcext:value-type="float">
            <text:p>0.0168325082306034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23827837473378" calcext:value-type="float">
            <text:p>0.0123827837473378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65998661306516" calcext:value-type="float">
            <text:p>0.0165998661306516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18790197874702" calcext:value-type="float">
            <text:p>0.0118790197874702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65663648530522" calcext:value-type="float">
            <text:p>0.0165663648530522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70945085399441" calcext:value-type="float">
            <text:p>0.0170945085399441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80123414481417" calcext:value-type="float">
            <text:p>0.0180123414481417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14017542509913" calcext:value-type="float">
            <text:p>0.011401754250991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36626010212794" calcext:value-type="float">
            <text:p>0.0136626010212794</text:p>
          </table:table-cell>
          <table:table-cell office:value-type="float" office:value="0.945333333333333" calcext:value-type="float">
            <text:p>0.945333333333333</text:p>
          </table:table-cell>
          <table:table-cell office:value-type="float" office:value="0.017256238807393" calcext:value-type="float">
            <text:p>0.017256238807393</text:p>
          </table:table-cell>
          <table:table-cell office:value-type="float" office:value="0.946" calcext:value-type="float">
            <text:p>0.946</text:p>
          </table:table-cell>
          <table:table-cell office:value-type="float" office:value="0.0204667752440116" calcext:value-type="float">
            <text:p>0.0204667752440116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28235893744475" calcext:value-type="float">
            <text:p>0.0128235893744475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71593835683116" calcext:value-type="float">
            <text:p>0.0171593835683116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34577528254575" calcext:value-type="float">
            <text:p>0.0134577528254575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25609624542778" calcext:value-type="float">
            <text:p>0.012560962454277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57056253191863" calcext:value-type="float">
            <text:p>0.0157056253191863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87675843470123" calcext:value-type="float">
            <text:p>0.0187675843470123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89150146121481" calcext:value-type="float">
            <text:p>0.0189150146121481</text:p>
          </table:table-cell>
          <table:table-cell office:value-type="float" office:value="0.95" calcext:value-type="float">
            <text:p>0.95</text:p>
          </table:table-cell>
          <table:table-cell office:value-type="float" office:value="0.0149071198499985" calcext:value-type="float">
            <text:p>0.0149071198499985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36218778278016" calcext:value-type="float">
            <text:p>0.0136218778278016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26051136007926" calcext:value-type="float">
            <text:p>0.0126051136007926</text:p>
          </table:table-cell>
          <table:table-cell office:value-type="float" office:value="0.95" calcext:value-type="float">
            <text:p>0.95</text:p>
          </table:table-cell>
          <table:table-cell office:value-type="float" office:value="0.0154560308258261" calcext:value-type="float">
            <text:p>0.0154560308258261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62275485928507" calcext:value-type="float">
            <text:p>0.0162275485928507</text:p>
          </table:table-cell>
          <table:table-cell office:value-type="float" office:value="0.946" calcext:value-type="float">
            <text:p>0.946</text:p>
          </table:table-cell>
          <table:table-cell office:value-type="float" office:value="0.0149814700361628" calcext:value-type="float">
            <text:p>0.0149814700361628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92930615046503" calcext:value-type="float">
            <text:p>0.019293061504650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8885438199983" calcext:value-type="float">
            <text:p>0.017888543819998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44529889257858" calcext:value-type="float">
            <text:p>0.0144529889257858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48" calcext:value-type="float">
            <text:p>0.948</text:p>
          </table:table-cell>
          <table:table-cell office:value-type="float" office:value="0.0219342451684828" calcext:value-type="float">
            <text:p>0.0219342451684828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65998661306516" calcext:value-type="float">
            <text:p>0.0165998661306516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59164485150844" calcext:value-type="float">
            <text:p>0.015916448515084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5333333333333" calcext:value-type="float">
            <text:p>0.945333333333333</text:p>
          </table:table-cell>
          <table:table-cell office:value-type="float" office:value="0.016766368453279" calcext:value-type="float">
            <text:p>0.016766368453279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87675843470123" calcext:value-type="float">
            <text:p>0.0187675843470123</text:p>
          </table:table-cell>
          <table:table-cell office:value-type="float" office:value="0.95" calcext:value-type="float">
            <text:p>0.95</text:p>
          </table:table-cell>
          <table:table-cell office:value-type="float" office:value="0.0181046341520003" calcext:value-type="float">
            <text:p>0.018104634152000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0945085399441" calcext:value-type="float">
            <text:p>0.0170945085399441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70619785227596" calcext:value-type="float">
            <text:p>0.0170619785227596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5383974345619" calcext:value-type="float">
            <text:p>0.015383974345619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256238807393" calcext:value-type="float">
            <text:p>0.01725623880739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69312334656003" calcext:value-type="float">
            <text:p>0.016931233465600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26051136007927" calcext:value-type="float">
            <text:p>0.0126051136007927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75435964892543" calcext:value-type="float">
            <text:p>0.0175435964892543</text:p>
          </table:table-cell>
          <table:table-cell office:value-type="float" office:value="0.95" calcext:value-type="float">
            <text:p>0.95</text:p>
          </table:table-cell>
          <table:table-cell office:value-type="float" office:value="0.0201384099559909" calcext:value-type="float">
            <text:p>0.0201384099559909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55277529318027" calcext:value-type="float">
            <text:p>0.0155277529318027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0945085399441" calcext:value-type="float">
            <text:p>0.0170945085399441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89443629845104" calcext:value-type="float">
            <text:p>0.0189443629845104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44529889257858" calcext:value-type="float">
            <text:p>0.0144529889257858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57409586041567" calcext:value-type="float">
            <text:p>0.015740958604156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98046010366839" calcext:value-type="float">
            <text:p>0.0198046010366839</text:p>
          </table:table-cell>
          <table:table-cell office:value-type="float" office:value="0.95" calcext:value-type="float">
            <text:p>0.95</text:p>
          </table:table-cell>
          <table:table-cell office:value-type="float" office:value="0.015986105077709" calcext:value-type="float">
            <text:p>0.015986105077709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75435964892543" calcext:value-type="float">
            <text:p>0.0175435964892543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48323969741913" calcext:value-type="float">
            <text:p>0.014832396974191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62617478902005" calcext:value-type="float">
            <text:p>0.0162617478902005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75435964892543" calcext:value-type="float">
            <text:p>0.0175435964892543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65998661306516" calcext:value-type="float">
            <text:p>0.0165998661306516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5347819244295" calcext:value-type="float">
            <text:p>0.015347819244295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46439217576591" calcext:value-type="float">
            <text:p>0.0146439217576591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7224014243685" calcext:value-type="float">
            <text:p>0.017224014243685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90613046073277" calcext:value-type="float">
            <text:p>0.0190613046073277</text:p>
          </table:table-cell>
          <table:table-cell office:value-type="float" office:value="0.95" calcext:value-type="float">
            <text:p>0.95</text:p>
          </table:table-cell>
          <table:table-cell office:value-type="float" office:value="0.0169967317119759" calcext:value-type="float">
            <text:p>0.0169967317119759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4164673034841" calcext:value-type="float">
            <text:p>0.0174164673034841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201935083078146" calcext:value-type="float">
            <text:p>0.0201935083078146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51657508881031" calcext:value-type="float">
            <text:p>0.0151657508881031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63978318349984" calcext:value-type="float">
            <text:p>0.016397831834998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83484785926972" calcext:value-type="float">
            <text:p>0.0183484785926972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68983891408487" calcext:value-type="float">
            <text:p>0.0168983891408487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81964587519415" calcext:value-type="float">
            <text:p>0.0181964587519415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58815056660954" calcext:value-type="float">
            <text:p>0.0158815056660954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67332005306815" calcext:value-type="float">
            <text:p>0.0167332005306815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62617478902006" calcext:value-type="float">
            <text:p>0.0162617478902006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5" calcext:value-type="float">
            <text:p>0.95</text:p>
          </table:table-cell>
          <table:table-cell office:value-type="float" office:value="0.0150923085635623" calcext:value-type="float">
            <text:p>0.015092308563562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40633487398193" calcext:value-type="float">
            <text:p>0.0140633487398193</text:p>
          </table:table-cell>
          <table:table-cell office:value-type="float" office:value="0.95" calcext:value-type="float">
            <text:p>0.95</text:p>
          </table:table-cell>
          <table:table-cell office:value-type="float" office:value="0.016499158227686" calcext:value-type="float">
            <text:p>0.016499158227686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207364413533277" calcext:value-type="float">
            <text:p>0.0207364413533277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7224014243685" calcext:value-type="float">
            <text:p>0.017224014243685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80123414481417" calcext:value-type="float">
            <text:p>0.0180123414481417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201935083078146" calcext:value-type="float">
            <text:p>0.0201935083078146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2023390013218" calcext:value-type="float">
            <text:p>0.0152023390013218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51657508881031" calcext:value-type="float">
            <text:p>0.015165750888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71581648579899" calcext:value-type="float">
            <text:p>0.0171581648579899</text:p>
          </table:table-cell>
          <table:table-cell office:value-type="float" office:value="0.949466666666667" calcext:value-type="float">
            <text:p>0.949466666666667</text:p>
          </table:table-cell>
          <table:table-cell office:value-type="float" office:value="0.0174504342286371" calcext:value-type="float">
            <text:p>0.0174504342286371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70284975505364" calcext:value-type="float">
            <text:p>0.0170284975505364</text:p>
          </table:table-cell>
          <table:table-cell office:value-type="float" office:value="0.9504" calcext:value-type="float">
            <text:p>0.9504</text:p>
          </table:table-cell>
          <table:table-cell office:value-type="float" office:value="0.0158630794321762" calcext:value-type="float">
            <text:p>0.0158630794321762</text:p>
          </table:table-cell>
          <table:table-cell office:value-type="float" office:value="0.9476" calcext:value-type="float">
            <text:p>0.9476</text:p>
          </table:table-cell>
          <table:table-cell office:value-type="float" office:value="0.0151115649117827" calcext:value-type="float">
            <text:p>0.0151115649117827</text:p>
          </table:table-cell>
          <table:table-cell office:value-type="float" office:value="0.949466666666667" calcext:value-type="float">
            <text:p>0.949466666666667</text:p>
          </table:table-cell>
          <table:table-cell office:value-type="float" office:value="0.0156721594357837" calcext:value-type="float">
            <text:p>0.0156721594357837</text:p>
          </table:table-cell>
          <table:table-cell office:value-type="float" office:value="0.949866666666667" calcext:value-type="float">
            <text:p>0.949866666666667</text:p>
          </table:table-cell>
          <table:table-cell office:value-type="float" office:value="0.0160057044263233" calcext:value-type="float">
            <text:p>0.016005704426323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632225026289" calcext:value-type="float">
            <text:p>0.01632225026289</text:p>
          </table:table-cell>
          <table:table-cell office:value-type="float" office:value="0.9476" calcext:value-type="float">
            <text:p>0.9476</text:p>
          </table:table-cell>
          <table:table-cell office:value-type="float" office:value="0.013539121677085" calcext:value-type="float">
            <text:p>0.013539121677085</text:p>
          </table:table-cell>
          <table:table-cell office:value-type="float" office:value="0.948266666666667" calcext:value-type="float">
            <text:p>0.948266666666667</text:p>
          </table:table-cell>
          <table:table-cell office:value-type="float" office:value="0.016844486297311" calcext:value-type="float">
            <text:p>0.016844486297311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0190161877088075" calcext:value-type="float">
            <text:p>0.0190161877088075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0169336526114522" calcext:value-type="float">
            <text:p>0.0169336526114522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0160283601360264" calcext:value-type="float">
            <text:p>0.0160283601360264</text:p>
          </table:table-cell>
          <table:table-cell office:value-type="float" office:value="0.9484" calcext:value-type="float">
            <text:p>0.9484</text:p>
          </table:table-cell>
          <table:table-cell office:value-type="float" office:value="0.0196850016673868" calcext:value-type="float">
            <text:p>0.0196850016673868</text:p>
          </table:table-cell>
          <table:table-cell office:value-type="float" office:value="0.950133333333333" calcext:value-type="float">
            <text:p>0.950133333333333</text:p>
          </table:table-cell>
          <table:table-cell office:value-type="float" office:value="0.014975739554264" calcext:value-type="float">
            <text:p>0.014975739554264</text:p>
          </table:table-cell>
          <table:table-cell office:value-type="float" office:value="0.949466666666667" calcext:value-type="float">
            <text:p>0.949466666666667</text:p>
          </table:table-cell>
          <table:table-cell office:value-type="float" office:value="0.0151563904593241" calcext:value-type="float">
            <text:p>0.015156390459324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5_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164738850575353" calcext:value-type="float">
            <text:p>0.0164738850575353</text:p>
          </table:table-cell>
          <table:table-cell office:value-type="float" office:value="0.872666666666667" calcext:value-type="float">
            <text:p>0.872666666666667</text:p>
          </table:table-cell>
          <table:table-cell office:value-type="float" office:value="0.0200554786086551" calcext:value-type="float">
            <text:p>0.0200554786086551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70619785227596" calcext:value-type="float">
            <text:p>0.017061978522759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6032401939253" calcext:value-type="float">
            <text:p>0.0096032401939253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36218778278016" calcext:value-type="float">
            <text:p>0.0136218778278016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23939949617187" calcext:value-type="float">
            <text:p>0.0123939949617187</text:p>
          </table:table-cell>
          <table:table-cell office:value-type="float" office:value="0.882" calcext:value-type="float">
            <text:p>0.882</text:p>
          </table:table-cell>
          <table:table-cell office:value-type="float" office:value="0.0204599880525652" calcext:value-type="float">
            <text:p>0.0204599880525652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51198912400556" calcext:value-type="float">
            <text:p>0.0151198912400556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27693208729185" calcext:value-type="float">
            <text:p>0.0127693208729185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32497379429011" calcext:value-type="float">
            <text:p>0.0132497379429011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40138820063852" calcext:value-type="float">
            <text:p>0.0140138820063852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96896279024991" calcext:value-type="float">
            <text:p>0.0096896279024991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23939949617187" calcext:value-type="float">
            <text:p>0.0123939949617187</text:p>
          </table:table-cell>
          <table:table-cell office:value-type="float" office:value="0.882" calcext:value-type="float">
            <text:p>0.882</text:p>
          </table:table-cell>
          <table:table-cell office:value-type="float" office:value="0.0092345967847967" calcext:value-type="float">
            <text:p>0.0092345967847967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01789543230683" calcext:value-type="float">
            <text:p>0.0101789543230683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33645467978196" calcext:value-type="float">
            <text:p>0.013364546797819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5_</text:p>
          </table:table-cell>
          <table:table-cell office:value-type="float" office:value="0.898" calcext:value-type="float">
            <text:p>0.898</text:p>
          </table:table-cell>
          <table:table-cell office:value-type="float" office:value="0.0100967541539072" calcext:value-type="float">
            <text:p>0.0100967541539072</text:p>
          </table:table-cell>
          <table:table-cell office:value-type="float" office:value="0.876333333333333" calcext:value-type="float">
            <text:p>0.876333333333333</text:p>
          </table:table-cell>
          <table:table-cell office:value-type="float" office:value="0.0157409586041568" calcext:value-type="float">
            <text:p>0.0157409586041568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156080463579242" calcext:value-type="float">
            <text:p>0.015608046357924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27693208729186" calcext:value-type="float">
            <text:p>0.0127693208729186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152479506819768" calcext:value-type="float">
            <text:p>0.015247950681976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9817784316682" calcext:value-type="float">
            <text:p>0.009817784316682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8744369255115" calcext:value-type="float">
            <text:p>0.0138744369255115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52114722788061" calcext:value-type="float">
            <text:p>0.0152114722788061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16069902309867" calcext:value-type="float">
            <text:p>0.0116069902309867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22247472139281" calcext:value-type="float">
            <text:p>0.0122247472139281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128235893744475" calcext:value-type="float">
            <text:p>0.0128235893744475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05803801654026" calcext:value-type="float">
            <text:p>0.0105803801654026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38744369255116" calcext:value-type="float">
            <text:p>0.0138744369255116</text:p>
          </table:table-cell>
          <table:table-cell office:value-type="float" office:value="0.882" calcext:value-type="float">
            <text:p>0.882</text:p>
          </table:table-cell>
          <table:table-cell office:value-type="float" office:value="0.0145964226972075" calcext:value-type="float">
            <text:p>0.0145964226972075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48884742894181" calcext:value-type="float">
            <text:p>0.014888474289418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7257394458806" calcext:value-type="float">
            <text:p>0.012725739445880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5_</text:p>
          </table:table-cell>
          <table:table-cell office:value-type="float" office:value="0.897666666666667" calcext:value-type="float">
            <text:p>0.897666666666667</text:p>
          </table:table-cell>
          <table:table-cell office:value-type="float" office:value="0.0128344155387855" calcext:value-type="float">
            <text:p>0.0128344155387855</text:p>
          </table:table-cell>
          <table:table-cell office:value-type="float" office:value="0.875333333333333" calcext:value-type="float">
            <text:p>0.875333333333333</text:p>
          </table:table-cell>
          <table:table-cell office:value-type="float" office:value="0.0174960312960142" calcext:value-type="float">
            <text:p>0.0174960312960142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49814700361627" calcext:value-type="float">
            <text:p>0.0149814700361627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45583118679482" calcext:value-type="float">
            <text:p>0.0145583118679482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153387671531247" calcext:value-type="float">
            <text:p>0.015338767153124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90061707240708" calcext:value-type="float">
            <text:p>0.0090061707240708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31233464566863" calcext:value-type="float">
            <text:p>0.013123346456686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8744369255115" calcext:value-type="float">
            <text:p>0.0138744369255115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39940463531221" calcext:value-type="float">
            <text:p>0.0139940463531221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32602161872773" calcext:value-type="float">
            <text:p>0.0132602161872773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68572437446537" calcext:value-type="float">
            <text:p>0.0168572437446537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31761569173682" calcext:value-type="float">
            <text:p>0.0131761569173682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27257394458806" calcext:value-type="float">
            <text:p>0.0127257394458806</text:p>
          </table:table-cell>
          <table:table-cell office:value-type="float" office:value="0.882666666666667" calcext:value-type="float">
            <text:p>0.882666666666667</text:p>
          </table:table-cell>
          <table:table-cell office:value-type="float" office:value="0.0141224801095432" calcext:value-type="float">
            <text:p>0.0141224801095432</text:p>
          </table:table-cell>
          <table:table-cell office:value-type="float" office:value="0.89" calcext:value-type="float">
            <text:p>0.89</text:p>
          </table:table-cell>
          <table:table-cell office:value-type="float" office:value="0.0182954153334168" calcext:value-type="float">
            <text:p>0.018295415333416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47384606462894" calcext:value-type="float">
            <text:p>0.014738460646289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5_</text:p>
          </table:table-cell>
          <table:table-cell office:value-type="float" office:value="0.897333333333333" calcext:value-type="float">
            <text:p>0.897333333333333</text:p>
          </table:table-cell>
          <table:table-cell office:value-type="float" office:value="0.0118790197874703" calcext:value-type="float">
            <text:p>0.0118790197874703</text:p>
          </table:table-cell>
          <table:table-cell office:value-type="float" office:value="0.875333333333333" calcext:value-type="float">
            <text:p>0.875333333333333</text:p>
          </table:table-cell>
          <table:table-cell office:value-type="float" office:value="0.015563490039905" calcext:value-type="float">
            <text:p>0.01556349003990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6727628679957" calcext:value-type="float">
            <text:p>0.0136727628679957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37436854187255" calcext:value-type="float">
            <text:p>0.0137436854187255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130490527540422" calcext:value-type="float">
            <text:p>0.013049052754042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99023005183419" calcext:value-type="float">
            <text:p>0.0099023005183419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35195331937821" calcext:value-type="float">
            <text:p>0.0135195331937821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37133349538161" calcext:value-type="float">
            <text:p>0.0137133349538161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30490527540422" calcext:value-type="float">
            <text:p>0.0130490527540422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38744369255116" calcext:value-type="float">
            <text:p>0.0138744369255116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39144209764945" calcext:value-type="float">
            <text:p>0.0139144209764945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12051575426476" calcext:value-type="float">
            <text:p>0.011205157542647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40138820063852" calcext:value-type="float">
            <text:p>0.0140138820063852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34680692338913" calcext:value-type="float">
            <text:p>0.0134680692338913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60986541880577" calcext:value-type="float">
            <text:p>0.016098654188057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34060517014601" calcext:value-type="float">
            <text:p>0.013406051701460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5_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0110805134257297" calcext:value-type="float">
            <text:p>0.0110805134257297</text:p>
          </table:table-cell>
          <table:table-cell office:value-type="float" office:value="0.875666666666667" calcext:value-type="float">
            <text:p>0.875666666666667</text:p>
          </table:table-cell>
          <table:table-cell office:value-type="float" office:value="0.0123378370155478" calcext:value-type="float">
            <text:p>0.0123378370155478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9957257930786" calcext:value-type="float">
            <text:p>0.0129957257930786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27257394458807" calcext:value-type="float">
            <text:p>0.0127257394458807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136626010212794" calcext:value-type="float">
            <text:p>0.0136626010212794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88662907188469" calcext:value-type="float">
            <text:p>0.0088662907188469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31550581737807" calcext:value-type="float">
            <text:p>0.0131550581737807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46723473847158" calcext:value-type="float">
            <text:p>0.0146723473847158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34680692338913" calcext:value-type="float">
            <text:p>0.0134680692338913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41224801095432" calcext:value-type="float">
            <text:p>0.0141224801095432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45583118679483" calcext:value-type="float">
            <text:p>0.0145583118679483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05013226680156" calcext:value-type="float">
            <text:p>0.0105013226680156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48417579072621" calcext:value-type="float">
            <text:p>0.0148417579072621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47855034108112" calcext:value-type="float">
            <text:p>0.014785503410811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2189875009371" calcext:value-type="float">
            <text:p>0.0162189875009371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35092560861062" calcext:value-type="float">
            <text:p>0.01350925608610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5_</text:p>
          </table:table-cell>
          <table:table-cell office:value-type="float" office:value="0.896933333333333" calcext:value-type="float">
            <text:p>0.896933333333333</text:p>
          </table:table-cell>
          <table:table-cell office:value-type="float" office:value="0.0124729175926856" calcext:value-type="float">
            <text:p>0.0124729175926856</text:p>
          </table:table-cell>
          <table:table-cell office:value-type="float" office:value="0.875066666666667" calcext:value-type="float">
            <text:p>0.875066666666667</text:p>
          </table:table-cell>
          <table:table-cell office:value-type="float" office:value="0.0162387591128558" calcext:value-type="float">
            <text:p>0.0162387591128558</text:p>
          </table:table-cell>
          <table:table-cell office:value-type="float" office:value="0.889066666666667" calcext:value-type="float">
            <text:p>0.889066666666667</text:p>
          </table:table-cell>
          <table:table-cell office:value-type="float" office:value="0.0148639967155842" calcext:value-type="float">
            <text:p>0.0148639967155842</text:p>
          </table:table-cell>
          <table:table-cell office:value-type="float" office:value="0.887533333333333" calcext:value-type="float">
            <text:p>0.887533333333333</text:p>
          </table:table-cell>
          <table:table-cell office:value-type="float" office:value="0.0126800595598797" calcext:value-type="float">
            <text:p>0.0126800595598797</text:p>
          </table:table-cell>
          <table:table-cell office:value-type="float" office:value="0.89" calcext:value-type="float">
            <text:p>0.89</text:p>
          </table:table-cell>
          <table:table-cell office:value-type="float" office:value="0.0141840498876449" calcext:value-type="float">
            <text:p>0.0141840498876449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999730824793206" calcext:value-type="float">
            <text:p>0.00999730824793206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48264725604652" calcext:value-type="float">
            <text:p>0.0148264725604652</text:p>
          </table:table-cell>
          <table:table-cell office:value-type="float" office:value="0.8882" calcext:value-type="float">
            <text:p>0.8882</text:p>
          </table:table-cell>
          <table:table-cell office:value-type="float" office:value="0.014518296556581" calcext:value-type="float">
            <text:p>0.014518296556581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0129774958889922" calcext:value-type="float">
            <text:p>0.0129774958889922</text:p>
          </table:table-cell>
          <table:table-cell office:value-type="float" office:value="0.884533333333333" calcext:value-type="float">
            <text:p>0.884533333333333</text:p>
          </table:table-cell>
          <table:table-cell office:value-type="float" office:value="0.0133463236758323" calcext:value-type="float">
            <text:p>0.0133463236758323</text:p>
          </table:table-cell>
          <table:table-cell office:value-type="float" office:value="0.889066666666667" calcext:value-type="float">
            <text:p>0.889066666666667</text:p>
          </table:table-cell>
          <table:table-cell office:value-type="float" office:value="0.0144334895939858" calcext:value-type="float">
            <text:p>0.0144334895939858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10305290391866" calcext:value-type="float">
            <text:p>0.011030529039186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5699622493516" calcext:value-type="float">
            <text:p>0.0135699622493516</text:p>
          </table:table-cell>
          <table:table-cell office:value-type="float" office:value="0.883133333333333" calcext:value-type="float">
            <text:p>0.883133333333333</text:p>
          </table:table-cell>
          <table:table-cell office:value-type="float" office:value="0.01324141444725" calcext:value-type="float">
            <text:p>0.01324141444725</text:p>
          </table:table-cell>
          <table:table-cell office:value-type="float" office:value="0.8888" calcext:value-type="float">
            <text:p>0.8888</text:p>
          </table:table-cell>
          <table:table-cell office:value-type="float" office:value="0.0151360971269796" calcext:value-type="float">
            <text:p>0.0151360971269796</text:p>
          </table:table-cell>
          <table:table-cell office:value-type="float" office:value="0.8886" calcext:value-type="float">
            <text:p>0.8886</text:p>
          </table:table-cell>
          <table:table-cell office:value-type="float" office:value="0.0135488109355112" calcext:value-type="float">
            <text:p>0.013548810935511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2666666666667" calcext:value-type="float">
            <text:p>0.882666666666667</text:p>
          </table:table-cell>
          <table:table-cell office:value-type="float" office:value="0.014073221221723" calcext:value-type="float">
            <text:p>0.014073221221723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8547254269972" calcext:value-type="float">
            <text:p>0.008547254269972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33020466261565" calcext:value-type="float">
            <text:p>0.0133020466261565</text:p>
          </table:table-cell>
          <table:table-cell office:value-type="float" office:value="0.879666666666667" calcext:value-type="float">
            <text:p>0.879666666666667</text:p>
          </table:table-cell>
          <table:table-cell office:value-type="float" office:value="0.0167248982724027" calcext:value-type="float">
            <text:p>0.0167248982724027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66499916583229" calcext:value-type="float">
            <text:p>0.0166499916583229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152114722788062" calcext:value-type="float">
            <text:p>0.0152114722788062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67746501867815" calcext:value-type="float">
            <text:p>0.0167746501867815</text:p>
          </table:table-cell>
          <table:table-cell office:value-type="float" office:value="0.883333333333333" calcext:value-type="float">
            <text:p>0.883333333333333</text:p>
          </table:table-cell>
          <table:table-cell office:value-type="float" office:value="0.0149536320374386" calcext:value-type="float">
            <text:p>0.0149536320374386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48417579072621" calcext:value-type="float">
            <text:p>0.0148417579072621</text:p>
          </table:table-cell>
          <table:table-cell office:value-type="float" office:value="0.879" calcext:value-type="float">
            <text:p>0.879</text:p>
          </table:table-cell>
          <table:table-cell office:value-type="float" office:value="0.0128344155387856" calcext:value-type="float">
            <text:p>0.0128344155387856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63469331136523" calcext:value-type="float">
            <text:p>0.0163469331136523</text:p>
          </table:table-cell>
          <table:table-cell office:value-type="float" office:value="0.881666666666666" calcext:value-type="float">
            <text:p>0.881666666666666</text:p>
          </table:table-cell>
          <table:table-cell office:value-type="float" office:value="0.0161589328580544" calcext:value-type="float">
            <text:p>0.0161589328580544</text:p>
          </table:table-cell>
          <table:table-cell office:value-type="float" office:value="0.882" calcext:value-type="float">
            <text:p>0.882</text:p>
          </table:table-cell>
          <table:table-cell office:value-type="float" office:value="0.0130384048104052" calcext:value-type="float">
            <text:p>0.0130384048104052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182421977233495" calcext:value-type="float">
            <text:p>0.0182421977233495</text:p>
          </table:table-cell>
          <table:table-cell office:value-type="float" office:value="0.881333333333333" calcext:value-type="float">
            <text:p>0.881333333333333</text:p>
          </table:table-cell>
          <table:table-cell office:value-type="float" office:value="0.0112669625207703" calcext:value-type="float">
            <text:p>0.011266962520770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0490527540422" calcext:value-type="float">
            <text:p>0.013049052754042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54560308258261" calcext:value-type="float">
            <text:p>0.015456030825826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55724115023974" calcext:value-type="float">
            <text:p>0.0155724115023974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66416478884888" calcext:value-type="float">
            <text:p>0.0166416478884888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46723473847158" calcext:value-type="float">
            <text:p>0.0146723473847158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16904519445001" calcext:value-type="float">
            <text:p>0.011690451944500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0468065358812" calcext:value-type="float">
            <text:p>0.0160468065358812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46912672473592" calcext:value-type="float">
            <text:p>0.0146912672473592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36116779927302" calcext:value-type="float">
            <text:p>0.0136116779927302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71755640373176" calcext:value-type="float">
            <text:p>0.0171755640373176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62446572413483" calcext:value-type="float">
            <text:p>0.0162446572413483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43662412930066" calcext:value-type="float">
            <text:p>0.0143662412930066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15710366384732" calcext:value-type="float">
            <text:p>0.0115710366384732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63129124043229" calcext:value-type="float">
            <text:p>0.0163129124043229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26381257400859" calcext:value-type="float">
            <text:p>0.0126381257400859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28776291813879" calcext:value-type="float">
            <text:p>0.012877629181387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28344155387856" calcext:value-type="float">
            <text:p>0.012834415538785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07625895273086" calcext:value-type="float">
            <text:p>0.0107625895273086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42204860051343" calcext:value-type="float">
            <text:p>0.014220486005134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45009578227707" calcext:value-type="float">
            <text:p>0.0145009578227707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61158996715113" calcext:value-type="float">
            <text:p>0.0161158996715113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45773797371132" calcext:value-type="float">
            <text:p>0.0145773797371132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70538363230486" calcext:value-type="float">
            <text:p>0.017053836323048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8644228953902" calcext:value-type="float">
            <text:p>0.0138644228953902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03144989645105" calcext:value-type="float">
            <text:p>0.0103144989645105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60986541880576" calcext:value-type="float">
            <text:p>0.0160986541880576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3645467978196" calcext:value-type="float">
            <text:p>0.013364546797819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52479506819769" calcext:value-type="float">
            <text:p>0.0152479506819769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50738920727933" calcext:value-type="float">
            <text:p>0.0150738920727933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69967317119759" calcext:value-type="float">
            <text:p>0.0169967317119759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24387387713635" calcext:value-type="float">
            <text:p>0.0124387387713635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27257394458807" calcext:value-type="float">
            <text:p>0.012725739445880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39741825441697" calcext:value-type="float">
            <text:p>0.0139741825441697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21678081656292" calcext:value-type="float">
            <text:p>0.0121678081656292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34680692338912" calcext:value-type="float">
            <text:p>0.0134680692338912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33645467978196" calcext:value-type="float">
            <text:p>0.0133645467978196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46534030935555" calcext:value-type="float">
            <text:p>0.0146534030935555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26600860098885" calcext:value-type="float">
            <text:p>0.0126600860098885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54290490813774" calcext:value-type="float">
            <text:p>0.0154290490813774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48884742894182" calcext:value-type="float">
            <text:p>0.0148884742894182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092906420717" calcext:value-type="float">
            <text:p>0.0109290642071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37133349538161" calcext:value-type="float">
            <text:p>0.0137133349538161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34680692338912" calcext:value-type="float">
            <text:p>0.013468069233891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29850341205216" calcext:value-type="float">
            <text:p>0.0129850341205216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44144988736264" calcext:value-type="float">
            <text:p>0.014414498873626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80046290344085" calcext:value-type="float">
            <text:p>0.0180046290344085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40138820063852" calcext:value-type="float">
            <text:p>0.0140138820063852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38242942355518" calcext:value-type="float">
            <text:p>0.013824294235551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56613466144446" calcext:value-type="float">
            <text:p>0.0156613466144446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18204154843314" calcext:value-type="float">
            <text:p>0.0118204154843314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32287565553229" calcext:value-type="float">
            <text:p>0.0132287565553229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53025052415173" calcext:value-type="float">
            <text:p>0.0153025052415173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28884099527874" calcext:value-type="float">
            <text:p>0.0128884099527874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4164078649987" calcext:value-type="float">
            <text:p>0.013416407864998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3893596919193" calcext:value-type="float">
            <text:p>0.0163893596919193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1444961020869" calcext:value-type="float">
            <text:p>0.0131444961020869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21678081656292" calcext:value-type="float">
            <text:p>0.0121678081656292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44337567297406" calcext:value-type="float">
            <text:p>0.0144337567297406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4023789311975" calcext:value-type="float">
            <text:p>0.014023789311975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9642400437689" calcext:value-type="float">
            <text:p>0.0139642400437689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67248982724027" calcext:value-type="float">
            <text:p>0.016724898272402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49350445448132" calcext:value-type="float">
            <text:p>0.014935044544813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3020466261565" calcext:value-type="float">
            <text:p>0.01330204662615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43998393489898" calcext:value-type="float">
            <text:p>0.0143998393489898</text:p>
          </table:table-cell>
          <table:table-cell office:value-type="float" office:value="0.886733333333333" calcext:value-type="float">
            <text:p>0.886733333333333</text:p>
          </table:table-cell>
          <table:table-cell office:value-type="float" office:value="0.0107861652104798" calcext:value-type="float">
            <text:p>0.0107861652104798</text:p>
          </table:table-cell>
          <table:table-cell office:value-type="float" office:value="0.8872" calcext:value-type="float">
            <text:p>0.8872</text:p>
          </table:table-cell>
          <table:table-cell office:value-type="float" office:value="0.0139583539845805" calcext:value-type="float">
            <text:p>0.0139583539845805</text:p>
          </table:table-cell>
          <table:table-cell office:value-type="float" office:value="0.884533333333333" calcext:value-type="float">
            <text:p>0.884533333333333</text:p>
          </table:table-cell>
          <table:table-cell office:value-type="float" office:value="0.0153069112045998" calcext:value-type="float">
            <text:p>0.0153069112045998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0149960103521786" calcext:value-type="float">
            <text:p>0.0149960103521786</text:p>
          </table:table-cell>
          <table:table-cell office:value-type="float" office:value="0.886133333333333" calcext:value-type="float">
            <text:p>0.886133333333333</text:p>
          </table:table-cell>
          <table:table-cell office:value-type="float" office:value="0.0135111595670613" calcext:value-type="float">
            <text:p>0.0135111595670613</text:p>
          </table:table-cell>
          <table:table-cell office:value-type="float" office:value="0.887533333333333" calcext:value-type="float">
            <text:p>0.887533333333333</text:p>
          </table:table-cell>
          <table:table-cell office:value-type="float" office:value="0.0163387403638016" calcext:value-type="float">
            <text:p>0.0163387403638016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43084585143386" calcext:value-type="float">
            <text:p>0.0143084585143386</text:p>
          </table:table-cell>
          <table:table-cell office:value-type="float" office:value="0.886733333333333" calcext:value-type="float">
            <text:p>0.886733333333333</text:p>
          </table:table-cell>
          <table:table-cell office:value-type="float" office:value="0.0123729614474604" calcext:value-type="float">
            <text:p>0.0123729614474604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48511450895435" calcext:value-type="float">
            <text:p>0.0148511450895435</text:p>
          </table:table-cell>
          <table:table-cell office:value-type="float" office:value="0.886266666666666" calcext:value-type="float">
            <text:p>0.886266666666666</text:p>
          </table:table-cell>
          <table:table-cell office:value-type="float" office:value="0.0146895991397373" calcext:value-type="float">
            <text:p>0.0146895991397373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0147106105935348" calcext:value-type="float">
            <text:p>0.0147106105935348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0136124144878134" calcext:value-type="float">
            <text:p>0.0136124144878134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72562738292919" calcext:value-type="float">
            <text:p>0.0172562738292919</text:p>
          </table:table-cell>
          <table:table-cell office:value-type="float" office:value="0.887066666666667" calcext:value-type="float">
            <text:p>0.887066666666667</text:p>
          </table:table-cell>
          <table:table-cell office:value-type="float" office:value="0.0130585507166836" calcext:value-type="float">
            <text:p>0.0130585507166836</text:p>
          </table:table-cell>
          <table:table-cell office:value-type="float" office:value="0.8882" calcext:value-type="float">
            <text:p>0.8882</text:p>
          </table:table-cell>
          <table:table-cell office:value-type="float" office:value="0.0131557524486038" calcext:value-type="float">
            <text:p>0.013155752448603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6_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211607603308051" calcext:value-type="float">
            <text:p>0.0211607603308051</text:p>
          </table:table-cell>
          <table:table-cell office:value-type="float" office:value="0.905333333333333" calcext:value-type="float">
            <text:p>0.905333333333333</text:p>
          </table:table-cell>
          <table:table-cell office:value-type="float" office:value="0.0170945085399441" calcext:value-type="float">
            <text:p>0.0170945085399441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65663648530522" calcext:value-type="float">
            <text:p>0.0165663648530522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81964587519415" calcext:value-type="float">
            <text:p>0.0181964587519415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5347819244295" calcext:value-type="float">
            <text:p>0.015347819244295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80431581369657" calcext:value-type="float">
            <text:p>0.0180431581369657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155277529318028" calcext:value-type="float">
            <text:p>0.0155277529318028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60900245148629" calcext:value-type="float">
            <text:p>0.0160900245148629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42204860051343" calcext:value-type="float">
            <text:p>0.0142204860051343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62617478902006" calcext:value-type="float">
            <text:p>0.0162617478902006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6766368453279" calcext:value-type="float">
            <text:p>0.016766368453279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203579086461366" calcext:value-type="float">
            <text:p>0.0203579086461366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28235893744475" calcext:value-type="float">
            <text:p>0.0128235893744475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09544511501033" calcext:value-type="float">
            <text:p>0.0109544511501033</text:p>
          </table:table-cell>
          <table:table-cell office:value-type="float" office:value="0.910666666666667" calcext:value-type="float">
            <text:p>0.910666666666667</text:p>
          </table:table-cell>
          <table:table-cell office:value-type="float" office:value="0.0165663648530522" calcext:value-type="float">
            <text:p>0.0165663648530522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65663648530522" calcext:value-type="float">
            <text:p>0.016566364853052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6_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89150146121482" calcext:value-type="float">
            <text:p>0.0189150146121482</text:p>
          </table:table-cell>
          <table:table-cell office:value-type="float" office:value="0.904666666666667" calcext:value-type="float">
            <text:p>0.904666666666667</text:p>
          </table:table-cell>
          <table:table-cell office:value-type="float" office:value="0.0123827837473377" calcext:value-type="float">
            <text:p>0.0123827837473377</text:p>
          </table:table-cell>
          <table:table-cell office:value-type="float" office:value="0.922" calcext:value-type="float">
            <text:p>0.922</text:p>
          </table:table-cell>
          <table:table-cell office:value-type="float" office:value="0.0157409586041568" calcext:value-type="float">
            <text:p>0.0157409586041568</text:p>
          </table:table-cell>
          <table:table-cell office:value-type="float" office:value="0.918" calcext:value-type="float">
            <text:p>0.918</text:p>
          </table:table-cell>
          <table:table-cell office:value-type="float" office:value="0.0208965706915433" calcext:value-type="float">
            <text:p>0.020896570691543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39443337755679" calcext:value-type="float">
            <text:p>0.0139443337755679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77325814376938" calcext:value-type="float">
            <text:p>0.0177325814376938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42594997574716" calcext:value-type="float">
            <text:p>0.0142594997574716</text:p>
          </table:table-cell>
          <table:table-cell office:value-type="float" office:value="0.92" calcext:value-type="float">
            <text:p>0.92</text:p>
          </table:table-cell>
          <table:table-cell office:value-type="float" office:value="0.0171593835683116" calcext:value-type="float">
            <text:p>0.0171593835683116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16428327977153" calcext:value-type="float">
            <text:p>0.0116428327977153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63978318349984" calcext:value-type="float">
            <text:p>0.0163978318349984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138242942355518" calcext:value-type="float">
            <text:p>0.0138242942355518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44144988736264" calcext:value-type="float">
            <text:p>0.0144144988736264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0434983894999" calcext:value-type="float">
            <text:p>0.010434983894999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53839743456191" calcext:value-type="float">
            <text:p>0.0153839743456191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47948940141147" calcext:value-type="float">
            <text:p>0.014794894014114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6_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219342451684828" calcext:value-type="float">
            <text:p>0.0219342451684828</text:p>
          </table:table-cell>
          <table:table-cell office:value-type="float" office:value="0.908666666666667" calcext:value-type="float">
            <text:p>0.908666666666667</text:p>
          </table:table-cell>
          <table:table-cell office:value-type="float" office:value="0.0174164673034841" calcext:value-type="float">
            <text:p>0.0174164673034841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57409586041567" calcext:value-type="float">
            <text:p>0.0157409586041567</text:p>
          </table:table-cell>
          <table:table-cell office:value-type="float" office:value="0.92" calcext:value-type="float">
            <text:p>0.92</text:p>
          </table:table-cell>
          <table:table-cell office:value-type="float" office:value="0.0185592145427668" calcext:value-type="float">
            <text:p>0.0185592145427668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149814700361628" calcext:value-type="float">
            <text:p>0.0149814700361628</text:p>
          </table:table-cell>
          <table:table-cell office:value-type="float" office:value="0.92" calcext:value-type="float">
            <text:p>0.92</text:p>
          </table:table-cell>
          <table:table-cell office:value-type="float" office:value="0.0169967317119759" calcext:value-type="float">
            <text:p>0.0169967317119759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27801930084538" calcext:value-type="float">
            <text:p>0.0127801930084538</text:p>
          </table:table-cell>
          <table:table-cell office:value-type="float" office:value="0.921333333333333" calcext:value-type="float">
            <text:p>0.921333333333333</text:p>
          </table:table-cell>
          <table:table-cell office:value-type="float" office:value="0.0136626010212794" calcext:value-type="float">
            <text:p>0.0136626010212794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08012344973464" calcext:value-type="float">
            <text:p>0.0108012344973464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32497379429012" calcext:value-type="float">
            <text:p>0.0132497379429012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5383974345619" calcext:value-type="float">
            <text:p>0.015383974345619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60554594383897" calcext:value-type="float">
            <text:p>0.0160554594383897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36626010212794" calcext:value-type="float">
            <text:p>0.0136626010212794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0903618155864" calcext:value-type="float">
            <text:p>0.010903618155864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38242942355518" calcext:value-type="float">
            <text:p>0.0138242942355518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60900245148629" calcext:value-type="float">
            <text:p>0.016090024514862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6_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232139804619735" calcext:value-type="float">
            <text:p>0.0232139804619735</text:p>
          </table:table-cell>
          <table:table-cell office:value-type="float" office:value="0.908666666666667" calcext:value-type="float">
            <text:p>0.908666666666667</text:p>
          </table:table-cell>
          <table:table-cell office:value-type="float" office:value="0.0187971629064955" calcext:value-type="float">
            <text:p>0.0187971629064955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60900245148628" calcext:value-type="float">
            <text:p>0.0160900245148628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18165902124585" calcext:value-type="float">
            <text:p>0.01816590212458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08012344973464" calcext:value-type="float">
            <text:p>0.0108012344973464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70945085399441" calcext:value-type="float">
            <text:p>0.0170945085399441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44144988736264" calcext:value-type="float">
            <text:p>0.0144144988736264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36626010212794" calcext:value-type="float">
            <text:p>0.0136626010212794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01653004546512" calcext:value-type="float">
            <text:p>0.0101653004546512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21106014163899" calcext:value-type="float">
            <text:p>0.0121106014163899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32077418374393" calcext:value-type="float">
            <text:p>0.0132077418374393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29957257930786" calcext:value-type="float">
            <text:p>0.0129957257930786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18790197874702" calcext:value-type="float">
            <text:p>0.0118790197874702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6766368453279" calcext:value-type="float">
            <text:p>0.01676636845327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6_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232139804619735" calcext:value-type="float">
            <text:p>0.0232139804619735</text:p>
          </table:table-cell>
          <table:table-cell office:value-type="float" office:value="0.907333333333333" calcext:value-type="float">
            <text:p>0.907333333333333</text:p>
          </table:table-cell>
          <table:table-cell office:value-type="float" office:value="0.0175435964892543" calcext:value-type="float">
            <text:p>0.0175435964892543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69312334656004" calcext:value-type="float">
            <text:p>0.0169312334656004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189150146121481" calcext:value-type="float">
            <text:p>0.0189150146121481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22474487139158" calcext:value-type="float">
            <text:p>0.0122474487139158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50185071014251" calcext:value-type="float">
            <text:p>0.0150185071014251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34577528254575" calcext:value-type="float">
            <text:p>0.0134577528254575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42594997574716" calcext:value-type="float">
            <text:p>0.0142594997574716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16904519445" calcext:value-type="float">
            <text:p>0.0116904519445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40237893119751" calcext:value-type="float">
            <text:p>0.0140237893119751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18790197874703" calcext:value-type="float">
            <text:p>0.0118790197874703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23827837473378" calcext:value-type="float">
            <text:p>0.0123827837473378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46439217576591" calcext:value-type="float">
            <text:p>0.0146439217576591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30384048104052" calcext:value-type="float">
            <text:p>0.0130384048104052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24721912892464" calcext:value-type="float">
            <text:p>0.0124721912892464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72240142436851" calcext:value-type="float">
            <text:p>0.01722401424368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6_</text:p>
          </table:table-cell>
          <table:table-cell office:value-type="float" office:value="0.916266666666667" calcext:value-type="float">
            <text:p>0.916266666666667</text:p>
          </table:table-cell>
          <table:table-cell office:value-type="float" office:value="0.0216875962070766" calcext:value-type="float">
            <text:p>0.0216875962070766</text:p>
          </table:table-cell>
          <table:table-cell office:value-type="float" office:value="0.906933333333333" calcext:value-type="float">
            <text:p>0.906933333333333</text:p>
          </table:table-cell>
          <table:table-cell office:value-type="float" office:value="0.0166469037973031" calcext:value-type="float">
            <text:p>0.0166469037973031</text:p>
          </table:table-cell>
          <table:table-cell office:value-type="float" office:value="0.918933333333333" calcext:value-type="float">
            <text:p>0.918933333333333</text:p>
          </table:table-cell>
          <table:table-cell office:value-type="float" office:value="0.0162139080083658" calcext:value-type="float">
            <text:p>0.0162139080083658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0189466321445969" calcext:value-type="float">
            <text:p>0.0189466321445969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34644612534576" calcext:value-type="float">
            <text:p>0.0134644612534576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69770973856009" calcext:value-type="float">
            <text:p>0.0169770973856009</text:p>
          </table:table-cell>
          <table:table-cell office:value-type="float" office:value="0.918133333333333" calcext:value-type="float">
            <text:p>0.918133333333333</text:p>
          </table:table-cell>
          <table:table-cell office:value-type="float" office:value="0.0140879394793624" calcext:value-type="float">
            <text:p>0.0140879394793624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14966821976641" calcext:value-type="float">
            <text:p>0.014966821976641</text:p>
          </table:table-cell>
          <table:table-cell office:value-type="float" office:value="0.916133333333333" calcext:value-type="float">
            <text:p>0.916133333333333</text:p>
          </table:table-cell>
          <table:table-cell office:value-type="float" office:value="0.0117040611398694" calcext:value-type="float">
            <text:p>0.0117040611398694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4408741679293" calcext:value-type="float">
            <text:p>0.014408741679293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14109322399672" calcext:value-type="float">
            <text:p>0.014109322399672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54425847347561" calcext:value-type="float">
            <text:p>0.0154425847347561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137504705728903" calcext:value-type="float">
            <text:p>0.0137504705728903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1166543676089" calcext:value-type="float">
            <text:p>0.01166543676089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140251689021879" calcext:value-type="float">
            <text:p>0.0140251689021879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62883332157988" calcext:value-type="float">
            <text:p>0.016288333215798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08" calcext:value-type="float">
            <text:p>0.908</text:p>
          </table:table-cell>
          <table:table-cell office:value-type="float" office:value="0.0153839743456191" calcext:value-type="float">
            <text:p>0.0153839743456191</text:p>
          </table:table-cell>
          <table:table-cell office:value-type="float" office:value="0.907333333333333" calcext:value-type="float">
            <text:p>0.907333333333333</text:p>
          </table:table-cell>
          <table:table-cell office:value-type="float" office:value="0.0165663648530522" calcext:value-type="float">
            <text:p>0.0165663648530522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03816076682649" calcext:value-type="float">
            <text:p>0.0103816076682649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46059348668044" calcext:value-type="float">
            <text:p>0.0146059348668044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16428327977153" calcext:value-type="float">
            <text:p>0.0116428327977153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210290803941166" calcext:value-type="float">
            <text:p>0.0210290803941166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0204124145231931" calcext:value-type="float">
            <text:p>0.0204124145231931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80431581369658" calcext:value-type="float">
            <text:p>0.0180431581369658</text:p>
          </table:table-cell>
          <table:table-cell office:value-type="float" office:value="0.91" calcext:value-type="float">
            <text:p>0.91</text:p>
          </table:table-cell>
          <table:table-cell office:value-type="float" office:value="0.0181046341520003" calcext:value-type="float">
            <text:p>0.0181046341520003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70619785227596" calcext:value-type="float">
            <text:p>0.0170619785227596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78574603146385" calcext:value-type="float">
            <text:p>0.0178574603146385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0145296631451355" calcext:value-type="float">
            <text:p>0.0145296631451355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34577528254575" calcext:value-type="float">
            <text:p>0.0134577528254575</text:p>
          </table:table-cell>
          <table:table-cell office:value-type="float" office:value="0.908666666666667" calcext:value-type="float">
            <text:p>0.908666666666667</text:p>
          </table:table-cell>
          <table:table-cell office:value-type="float" office:value="0.0210290803941166" calcext:value-type="float">
            <text:p>0.0210290803941166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16428327977153" calcext:value-type="float">
            <text:p>0.0116428327977153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86189867250252" calcext:value-type="float">
            <text:p>0.018618986725025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51657508881031" calcext:value-type="float">
            <text:p>0.0151657508881031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43372087784043" calcext:value-type="float">
            <text:p>0.0143372087784043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19256958799988" calcext:value-type="float">
            <text:p>0.0119256958799988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84089350286454" calcext:value-type="float">
            <text:p>0.0184089350286454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5018507101425" calcext:value-type="float">
            <text:p>0.015018507101425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46439217576592" calcext:value-type="float">
            <text:p>0.0146439217576592</text:p>
          </table:table-cell>
          <table:table-cell office:value-type="float" office:value="0.910666666666667" calcext:value-type="float">
            <text:p>0.910666666666667</text:p>
          </table:table-cell>
          <table:table-cell office:value-type="float" office:value="0.0127801930084538" calcext:value-type="float">
            <text:p>0.0127801930084538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26051136007927" calcext:value-type="float">
            <text:p>0.0126051136007927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37436854187255" calcext:value-type="float">
            <text:p>0.0137436854187255</text:p>
          </table:table-cell>
          <table:table-cell office:value-type="float" office:value="0.910666666666667" calcext:value-type="float">
            <text:p>0.910666666666667</text:p>
          </table:table-cell>
          <table:table-cell office:value-type="float" office:value="0.0138242942355518" calcext:value-type="float">
            <text:p>0.0138242942355518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21106014163899" calcext:value-type="float">
            <text:p>0.0121106014163899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68983891408487" calcext:value-type="float">
            <text:p>0.0168983891408487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40633487398193" calcext:value-type="float">
            <text:p>0.014063348739819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50923085635623" calcext:value-type="float">
            <text:p>0.015092308563562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32077418374393" calcext:value-type="float">
            <text:p>0.0132077418374393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16904519445" calcext:value-type="float">
            <text:p>0.0116904519445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42594997574715" calcext:value-type="float">
            <text:p>0.0142594997574715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86281194036965" calcext:value-type="float">
            <text:p>0.0086281194036965</text:p>
          </table:table-cell>
          <table:table-cell office:value-type="float" office:value="0.91" calcext:value-type="float">
            <text:p>0.91</text:p>
          </table:table-cell>
          <table:table-cell office:value-type="float" office:value="0.0150923085635623" calcext:value-type="float">
            <text:p>0.0150923085635623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33333333333333" calcext:value-type="float">
            <text:p>0.0133333333333333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34577528254576" calcext:value-type="float">
            <text:p>0.0134577528254576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18790197874703" calcext:value-type="float">
            <text:p>0.0118790197874703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52752523165195" calcext:value-type="float">
            <text:p>0.0152752523165195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68983891408487" calcext:value-type="float">
            <text:p>0.0168983891408487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23378370155478" calcext:value-type="float">
            <text:p>0.0123378370155478</text:p>
          </table:table-cell>
          <table:table-cell office:value-type="float" office:value="0.910666666666667" calcext:value-type="float">
            <text:p>0.910666666666667</text:p>
          </table:table-cell>
          <table:table-cell office:value-type="float" office:value="0.0098319208025017" calcext:value-type="float">
            <text:p>0.0098319208025017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32077418374393" calcext:value-type="float">
            <text:p>0.013207741837439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16428327977153" calcext:value-type="float">
            <text:p>0.0116428327977153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26051136007927" calcext:value-type="float">
            <text:p>0.0126051136007927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28235893744475" calcext:value-type="float">
            <text:p>0.0128235893744475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18790197874702" calcext:value-type="float">
            <text:p>0.0118790197874702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4721912892464" calcext:value-type="float">
            <text:p>0.0124721912892464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34164078649987" calcext:value-type="float">
            <text:p>0.0134164078649987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32077418374393" calcext:value-type="float">
            <text:p>0.0132077418374393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909944487358" calcext:value-type="float">
            <text:p>0.012909944487358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39443337755679" calcext:value-type="float">
            <text:p>0.0139443337755679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46059348668044" calcext:value-type="float">
            <text:p>0.0146059348668044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38644228953903" calcext:value-type="float">
            <text:p>0.0138644228953903</text:p>
          </table:table-cell>
          <table:table-cell office:value-type="float" office:value="0.910666666666666" calcext:value-type="float">
            <text:p>0.910666666666666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23378370155478" calcext:value-type="float">
            <text:p>0.0123378370155478</text:p>
          </table:table-cell>
          <table:table-cell office:value-type="float" office:value="0.91" calcext:value-type="float">
            <text:p>0.91</text:p>
          </table:table-cell>
          <table:table-cell office:value-type="float" office:value="0.0113038833052087" calcext:value-type="float">
            <text:p>0.0113038833052087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16428327977153" calcext:value-type="float">
            <text:p>0.011642832797715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39443337755679" calcext:value-type="float">
            <text:p>0.0139443337755679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32077418374393" calcext:value-type="float">
            <text:p>0.0132077418374393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26051136007926" calcext:value-type="float">
            <text:p>0.0126051136007926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40633487398193" calcext:value-type="float">
            <text:p>0.0140633487398193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36626010212794" calcext:value-type="float">
            <text:p>0.0136626010212794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14017542509913" calcext:value-type="float">
            <text:p>0.0114017542509913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39443337755679" calcext:value-type="float">
            <text:p>0.0139443337755679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03816076682649" calcext:value-type="float">
            <text:p>0.0103816076682649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60900245148628" calcext:value-type="float">
            <text:p>0.0160900245148628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19256958799988" calcext:value-type="float">
            <text:p>0.0119256958799988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21563883525403" calcext:value-type="float">
            <text:p>0.0121563883525403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32077418374392" calcext:value-type="float">
            <text:p>0.01320774183743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11466666666667" calcext:value-type="float">
            <text:p>0.911466666666667</text:p>
          </table:table-cell>
          <table:table-cell office:value-type="float" office:value="0.0138689267288889" calcext:value-type="float">
            <text:p>0.0138689267288889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38557404480523" calcext:value-type="float">
            <text:p>0.0138557404480523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12858863293085" calcext:value-type="float">
            <text:p>0.012858863293085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134098309722546" calcext:value-type="float">
            <text:p>0.0134098309722546</text:p>
          </table:table-cell>
          <table:table-cell office:value-type="float" office:value="0.913733333333333" calcext:value-type="float">
            <text:p>0.913733333333333</text:p>
          </table:table-cell>
          <table:table-cell office:value-type="float" office:value="0.0114723589094194" calcext:value-type="float">
            <text:p>0.0114723589094194</text:p>
          </table:table-cell>
          <table:table-cell office:value-type="float" office:value="0.913466666666667" calcext:value-type="float">
            <text:p>0.913466666666667</text:p>
          </table:table-cell>
          <table:table-cell office:value-type="float" office:value="0.0164020161182285" calcext:value-type="float">
            <text:p>0.0164020161182285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150158175924386" calcext:value-type="float">
            <text:p>0.0150158175924386</text:p>
          </table:table-cell>
          <table:table-cell office:value-type="float" office:value="0.912266666666667" calcext:value-type="float">
            <text:p>0.912266666666667</text:p>
          </table:table-cell>
          <table:table-cell office:value-type="float" office:value="0.0146030351157603" calcext:value-type="float">
            <text:p>0.0146030351157603</text:p>
          </table:table-cell>
          <table:table-cell office:value-type="float" office:value="0.913066666666667" calcext:value-type="float">
            <text:p>0.913066666666667</text:p>
          </table:table-cell>
          <table:table-cell office:value-type="float" office:value="0.0134151091372547" calcext:value-type="float">
            <text:p>0.0134151091372547</text:p>
          </table:table-cell>
          <table:table-cell office:value-type="float" office:value="0.913733333333333" calcext:value-type="float">
            <text:p>0.913733333333333</text:p>
          </table:table-cell>
          <table:table-cell office:value-type="float" office:value="0.0144701307377606" calcext:value-type="float">
            <text:p>0.0144701307377606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143727881169906" calcext:value-type="float">
            <text:p>0.0143727881169906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50413587863578" calcext:value-type="float">
            <text:p>0.0150413587863578</text:p>
          </table:table-cell>
          <table:table-cell office:value-type="float" office:value="0.912266666666667" calcext:value-type="float">
            <text:p>0.912266666666667</text:p>
          </table:table-cell>
          <table:table-cell office:value-type="float" office:value="0.0131010130147781" calcext:value-type="float">
            <text:p>0.0131010130147781</text:p>
          </table:table-cell>
          <table:table-cell office:value-type="float" office:value="0.911733333333333" calcext:value-type="float">
            <text:p>0.911733333333333</text:p>
          </table:table-cell>
          <table:table-cell office:value-type="float" office:value="0.0149057678892119" calcext:value-type="float">
            <text:p>0.0149057678892119</text:p>
          </table:table-cell>
          <table:table-cell office:value-type="float" office:value="0.910533333333333" calcext:value-type="float">
            <text:p>0.910533333333333</text:p>
          </table:table-cell>
          <table:table-cell office:value-type="float" office:value="0.0117996747995571" calcext:value-type="float">
            <text:p>0.0117996747995571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143539223522363" calcext:value-type="float">
            <text:p>0.014353922352236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7_</text:p>
          </table:table-cell>
          <table:table-cell office:value-type="float" office:value="0.942333333333333" calcext:value-type="float">
            <text:p>0.942333333333333</text:p>
          </table:table-cell>
          <table:table-cell office:value-type="float" office:value="0.0127257394458807" calcext:value-type="float">
            <text:p>0.0127257394458807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088662907188469" calcext:value-type="float">
            <text:p>0.0088662907188469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07367489389376" calcext:value-type="float">
            <text:p>0.0107367489389376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105013226680156" calcext:value-type="float">
            <text:p>0.0105013226680156</text:p>
          </table:table-cell>
          <table:table-cell office:value-type="float" office:value="0.953" calcext:value-type="float">
            <text:p>0.953</text:p>
          </table:table-cell>
          <table:table-cell office:value-type="float" office:value="0.0140138820063852" calcext:value-type="float">
            <text:p>0.0140138820063852</text:p>
          </table:table-cell>
          <table:table-cell office:value-type="float" office:value="0.953666666666667" calcext:value-type="float">
            <text:p>0.953666666666667</text:p>
          </table:table-cell>
          <table:table-cell office:value-type="float" office:value="0.0092345967847967" calcext:value-type="float">
            <text:p>0.0092345967847967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09544511501033" calcext:value-type="float">
            <text:p>0.0109544511501033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139642400437689" calcext:value-type="float">
            <text:p>0.0139642400437689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09671225842413" calcext:value-type="float">
            <text:p>0.0109671225842413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29314431608472" calcext:value-type="float">
            <text:p>0.0129314431608472</text:p>
          </table:table-cell>
          <table:table-cell office:value-type="float" office:value="0.954333333333333" calcext:value-type="float">
            <text:p>0.954333333333333</text:p>
          </table:table-cell>
          <table:table-cell office:value-type="float" office:value="0.0098319208025017" calcext:value-type="float">
            <text:p>0.0098319208025017</text:p>
          </table:table-cell>
          <table:table-cell office:value-type="float" office:value="0.954333333333333" calcext:value-type="float">
            <text:p>0.954333333333333</text:p>
          </table:table-cell>
          <table:table-cell office:value-type="float" office:value="0.0080450122574314" calcext:value-type="float">
            <text:p>0.0080450122574314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0903618155864" calcext:value-type="float">
            <text:p>0.010903618155864</text:p>
          </table:table-cell>
          <table:table-cell office:value-type="float" office:value="0.956333333333334" calcext:value-type="float">
            <text:p>0.956333333333334</text:p>
          </table:table-cell>
          <table:table-cell office:value-type="float" office:value="0.0097467943448089" calcext:value-type="float">
            <text:p>0.0097467943448089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087717982446272" calcext:value-type="float">
            <text:p>0.0087717982446272</text:p>
          </table:table-cell>
          <table:table-cell office:value-type="float" office:value="0.954" calcext:value-type="float">
            <text:p>0.954</text:p>
          </table:table-cell>
          <table:table-cell office:value-type="float" office:value="0.0098319208025017" calcext:value-type="float">
            <text:p>0.009831920802501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7_</text:p>
          </table:table-cell>
          <table:table-cell office:value-type="float" office:value="0.945333333333333" calcext:value-type="float">
            <text:p>0.945333333333333</text:p>
          </table:table-cell>
          <table:table-cell office:value-type="float" office:value="0.0144048602908879" calcext:value-type="float">
            <text:p>0.0144048602908879</text:p>
          </table:table-cell>
          <table:table-cell office:value-type="float" office:value="0.951666666666666" calcext:value-type="float">
            <text:p>0.951666666666666</text:p>
          </table:table-cell>
          <table:table-cell office:value-type="float" office:value="0.0093541434669348" calcext:value-type="float">
            <text:p>0.0093541434669348</text:p>
          </table:table-cell>
          <table:table-cell office:value-type="float" office:value="0.953666666666667" calcext:value-type="float">
            <text:p>0.953666666666667</text:p>
          </table:table-cell>
          <table:table-cell office:value-type="float" office:value="0.0119256958799988" calcext:value-type="float">
            <text:p>0.0119256958799988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116308975482452" calcext:value-type="float">
            <text:p>0.0116308975482452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11803398874989" calcext:value-type="float">
            <text:p>0.0111803398874989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088662907188468" calcext:value-type="float">
            <text:p>0.0088662907188468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13406838908027" calcext:value-type="float">
            <text:p>0.0113406838908027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16069902309867" calcext:value-type="float">
            <text:p>0.0116069902309867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097610336428976" calcext:value-type="float">
            <text:p>0.0097610336428976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098882646494608" calcext:value-type="float">
            <text:p>0.0098882646494608</text:p>
          </table:table-cell>
          <table:table-cell office:value-type="float" office:value="0.955" calcext:value-type="float">
            <text:p>0.955</text:p>
          </table:table-cell>
          <table:table-cell office:value-type="float" office:value="0.0081649658092772" calcext:value-type="float">
            <text:p>0.0081649658092772</text:p>
          </table:table-cell>
          <table:table-cell office:value-type="float" office:value="0.955" calcext:value-type="float">
            <text:p>0.955</text:p>
          </table:table-cell>
          <table:table-cell office:value-type="float" office:value="0.0085796917841558" calcext:value-type="float">
            <text:p>0.0085796917841558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18204154843314" calcext:value-type="float">
            <text:p>0.0118204154843314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73219608788295" calcext:value-type="float">
            <text:p>0.0073219608788295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15830335692627" calcext:value-type="float">
            <text:p>0.0115830335692627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095452140421842" calcext:value-type="float">
            <text:p>0.009545214042184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7_</text:p>
          </table:table-cell>
          <table:table-cell office:value-type="float" office:value="0.947" calcext:value-type="float">
            <text:p>0.947</text:p>
          </table:table-cell>
          <table:table-cell office:value-type="float" office:value="0.0131444961020869" calcext:value-type="float">
            <text:p>0.0131444961020869</text:p>
          </table:table-cell>
          <table:table-cell office:value-type="float" office:value="0.951" calcext:value-type="float">
            <text:p>0.951</text:p>
          </table:table-cell>
          <table:table-cell office:value-type="float" office:value="0.0064117946872237" calcext:value-type="float">
            <text:p>0.0064117946872237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03816076682649" calcext:value-type="float">
            <text:p>0.0103816076682649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2281422284627" calcext:value-type="float">
            <text:p>0.012281422284627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096752835158" calcext:value-type="float">
            <text:p>0.0096752835158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096752835157999" calcext:value-type="float">
            <text:p>0.0096752835157999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96465307523252" calcext:value-type="float">
            <text:p>0.0096465307523252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26600860098885" calcext:value-type="float">
            <text:p>0.0126600860098885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09671225842414" calcext:value-type="float">
            <text:p>0.0109671225842414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09689627902499" calcext:value-type="float">
            <text:p>0.009689627902499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10554159678513" calcext:value-type="float">
            <text:p>0.0110554159678513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16428327977153" calcext:value-type="float">
            <text:p>0.0116428327977153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082831824265261" calcext:value-type="float">
            <text:p>0.0082831824265261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09671225842414" calcext:value-type="float">
            <text:p>0.0109671225842414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90215790684829" calcext:value-type="float">
            <text:p>0.009021579068482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7_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58727579344121" calcext:value-type="float">
            <text:p>0.0158727579344121</text:p>
          </table:table-cell>
          <table:table-cell office:value-type="float" office:value="0.950333333333333" calcext:value-type="float">
            <text:p>0.950333333333333</text:p>
          </table:table-cell>
          <table:table-cell office:value-type="float" office:value="0.0068109389139008" calcext:value-type="float">
            <text:p>0.0068109389139008</text:p>
          </table:table-cell>
          <table:table-cell office:value-type="float" office:value="0.954333333333333" calcext:value-type="float">
            <text:p>0.954333333333333</text:p>
          </table:table-cell>
          <table:table-cell office:value-type="float" office:value="0.0111554670204543" calcext:value-type="float">
            <text:p>0.0111554670204543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27257394458807" calcext:value-type="float">
            <text:p>0.0127257394458807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01653004546513" calcext:value-type="float">
            <text:p>0.0101653004546513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086120071218425" calcext:value-type="float">
            <text:p>0.0086120071218425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01789543230683" calcext:value-type="float">
            <text:p>0.0101789543230683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26600860098885" calcext:value-type="float">
            <text:p>0.0126600860098885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19953694769644" calcext:value-type="float">
            <text:p>0.0119953694769644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087717982446272" calcext:value-type="float">
            <text:p>0.0087717982446272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97182531580755" calcext:value-type="float">
            <text:p>0.0097182531580755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09671225842414" calcext:value-type="float">
            <text:p>0.0109671225842414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10176625873589" calcext:value-type="float">
            <text:p>0.0110176625873589</text:p>
          </table:table-cell>
          <table:table-cell office:value-type="float" office:value="0.955" calcext:value-type="float">
            <text:p>0.955</text:p>
          </table:table-cell>
          <table:table-cell office:value-type="float" office:value="0.0089752746785575" calcext:value-type="float">
            <text:p>0.0089752746785575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107367489389375" calcext:value-type="float">
            <text:p>0.0107367489389375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6752835157999" calcext:value-type="float">
            <text:p>0.009675283515799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7_</text:p>
          </table:table-cell>
          <table:table-cell office:value-type="float" office:value="0.948333333333334" calcext:value-type="float">
            <text:p>0.948333333333334</text:p>
          </table:table-cell>
          <table:table-cell office:value-type="float" office:value="0.0162018517460196" calcext:value-type="float">
            <text:p>0.0162018517460196</text:p>
          </table:table-cell>
          <table:table-cell office:value-type="float" office:value="0.951" calcext:value-type="float">
            <text:p>0.951</text:p>
          </table:table-cell>
          <table:table-cell office:value-type="float" office:value="0.0075092535507125" calcext:value-type="float">
            <text:p>0.0075092535507125</text:p>
          </table:table-cell>
          <table:table-cell office:value-type="float" office:value="0.954333333333333" calcext:value-type="float">
            <text:p>0.954333333333333</text:p>
          </table:table-cell>
          <table:table-cell office:value-type="float" office:value="0.0116428327977152" calcext:value-type="float">
            <text:p>0.0116428327977152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33645467978196" calcext:value-type="float">
            <text:p>0.0133645467978196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9924216318941" calcext:value-type="float">
            <text:p>0.0109924216318941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084491945704244" calcext:value-type="float">
            <text:p>0.0084491945704244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097182531580754" calcext:value-type="float">
            <text:p>0.0097182531580754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33541504160067" calcext:value-type="float">
            <text:p>0.0133541504160067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113651514141548" calcext:value-type="float">
            <text:p>0.0113651514141548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085472542699721" calcext:value-type="float">
            <text:p>0.0085472542699721</text:p>
          </table:table-cell>
          <table:table-cell office:value-type="float" office:value="0.958" calcext:value-type="float">
            <text:p>0.958</text:p>
          </table:table-cell>
          <table:table-cell office:value-type="float" office:value="0.0092345967847967" calcext:value-type="float">
            <text:p>0.0092345967847967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95742710775633" calcext:value-type="float">
            <text:p>0.0095742710775633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105145401970583" calcext:value-type="float">
            <text:p>0.0105145401970583</text:p>
          </table:table-cell>
          <table:table-cell office:value-type="float" office:value="0.954" calcext:value-type="float">
            <text:p>0.954</text:p>
          </table:table-cell>
          <table:table-cell office:value-type="float" office:value="0.0096176920308356" calcext:value-type="float">
            <text:p>0.0096176920308356</text:p>
          </table:table-cell>
          <table:table-cell office:value-type="float" office:value="0.958" calcext:value-type="float">
            <text:p>0.958</text:p>
          </table:table-cell>
          <table:table-cell office:value-type="float" office:value="0.0100967541539072" calcext:value-type="float">
            <text:p>0.0100967541539072</text:p>
          </table:table-cell>
          <table:table-cell office:value-type="float" office:value="0.958" calcext:value-type="float">
            <text:p>0.958</text:p>
          </table:table-cell>
          <table:table-cell office:value-type="float" office:value="0.0101653004546513" calcext:value-type="float">
            <text:p>0.01016530045465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7_</text:p>
          </table:table-cell>
          <table:table-cell office:value-type="float" office:value="0.946333333333334" calcext:value-type="float">
            <text:p>0.946333333333334</text:p>
          </table:table-cell>
          <table:table-cell office:value-type="float" office:value="0.0144699411038574" calcext:value-type="float">
            <text:p>0.0144699411038574</text:p>
          </table:table-cell>
          <table:table-cell office:value-type="float" office:value="0.950933333333333" calcext:value-type="float">
            <text:p>0.950933333333333</text:p>
          </table:table-cell>
          <table:table-cell office:value-type="float" office:value="0.00779048426752374" calcext:value-type="float">
            <text:p>0.00779048426752374</text:p>
          </table:table-cell>
          <table:table-cell office:value-type="float" office:value="0.954266666666667" calcext:value-type="float">
            <text:p>0.954266666666667</text:p>
          </table:table-cell>
          <table:table-cell office:value-type="float" office:value="0.0111684704610742" calcext:value-type="float">
            <text:p>0.0111684704610742</text:p>
          </table:table-cell>
          <table:table-cell office:value-type="float" office:value="0.954266666666667" calcext:value-type="float">
            <text:p>0.954266666666667</text:p>
          </table:table-cell>
          <table:table-cell office:value-type="float" office:value="0.0121007857489176" calcext:value-type="float">
            <text:p>0.0121007857489176</text:p>
          </table:table-cell>
          <table:table-cell office:value-type="float" office:value="0.9554" calcext:value-type="float">
            <text:p>0.9554</text:p>
          </table:table-cell>
          <table:table-cell office:value-type="float" office:value="0.0112054454992459" calcext:value-type="float">
            <text:p>0.0112054454992459</text:p>
          </table:table-cell>
          <table:table-cell office:value-type="float" office:value="0.955133333333333" calcext:value-type="float">
            <text:p>0.955133333333333</text:p>
          </table:table-cell>
          <table:table-cell office:value-type="float" office:value="0.00896747454234206" calcext:value-type="float">
            <text:p>0.00896747454234206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0367774654875" calcext:value-type="float">
            <text:p>0.010367774654875</text:p>
          </table:table-cell>
          <table:table-cell office:value-type="float" office:value="0.956066666666667" calcext:value-type="float">
            <text:p>0.956066666666667</text:p>
          </table:table-cell>
          <table:table-cell office:value-type="float" office:value="0.0128491105421079" calcext:value-type="float">
            <text:p>0.0128491105421079</text:p>
          </table:table-cell>
          <table:table-cell office:value-type="float" office:value="0.957066666666667" calcext:value-type="float">
            <text:p>0.957066666666667</text:p>
          </table:table-cell>
          <table:table-cell office:value-type="float" office:value="0.0109442871446832" calcext:value-type="float">
            <text:p>0.0109442871446832</text:p>
          </table:table-cell>
          <table:table-cell office:value-type="float" office:value="0.954466666666667" calcext:value-type="float">
            <text:p>0.954466666666667</text:p>
          </table:table-cell>
          <table:table-cell office:value-type="float" office:value="0.0102211765818297" calcext:value-type="float">
            <text:p>0.0102211765818297</text:p>
          </table:table-cell>
          <table:table-cell office:value-type="float" office:value="0.956266666666667" calcext:value-type="float">
            <text:p>0.956266666666667</text:p>
          </table:table-cell>
          <table:table-cell office:value-type="float" office:value="0.00932787289143002" calcext:value-type="float">
            <text:p>0.00932787289143002</text:p>
          </table:table-cell>
          <table:table-cell office:value-type="float" office:value="0.9554" calcext:value-type="float">
            <text:p>0.9554</text:p>
          </table:table-cell>
          <table:table-cell office:value-type="float" office:value="0.00964430273424864" calcext:value-type="float">
            <text:p>0.00964430273424864</text:p>
          </table:table-cell>
          <table:table-cell office:value-type="float" office:value="0.9556" calcext:value-type="float">
            <text:p>0.9556</text:p>
          </table:table-cell>
          <table:table-cell office:value-type="float" office:value="0.0111798138444656" calcext:value-type="float">
            <text:p>0.0111798138444656</text:p>
          </table:table-cell>
          <table:table-cell office:value-type="float" office:value="0.955533333333333" calcext:value-type="float">
            <text:p>0.955533333333333</text:p>
          </table:table-cell>
          <table:table-cell office:value-type="float" office:value="0.00878898087191152" calcext:value-type="float">
            <text:p>0.00878898087191152</text:p>
          </table:table-cell>
          <table:table-cell office:value-type="float" office:value="0.9576" calcext:value-type="float">
            <text:p>0.9576</text:p>
          </table:table-cell>
          <table:table-cell office:value-type="float" office:value="0.0104310914981952" calcext:value-type="float">
            <text:p>0.0104310914981952</text:p>
          </table:table-cell>
          <table:table-cell office:value-type="float" office:value="0.956133333333333" calcext:value-type="float">
            <text:p>0.956133333333333</text:p>
          </table:table-cell>
          <table:table-cell office:value-type="float" office:value="0.009647859576724" calcext:value-type="float">
            <text:p>0.00964785957672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49159604012508" calcext:value-type="float">
            <text:p>0.0049159604012508</text:p>
          </table:table-cell>
          <table:table-cell office:value-type="float" office:value="0.951666666666666" calcext:value-type="float">
            <text:p>0.951666666666666</text:p>
          </table:table-cell>
          <table:table-cell office:value-type="float" office:value="0.0070710678118655" calcext:value-type="float">
            <text:p>0.0070710678118655</text:p>
          </table:table-cell>
          <table:table-cell office:value-type="float" office:value="0.95" calcext:value-type="float">
            <text:p>0.95</text:p>
          </table:table-cell>
          <table:table-cell office:value-type="float" office:value="0.0117851130197757" calcext:value-type="float">
            <text:p>0.0117851130197757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096176920308356" calcext:value-type="float">
            <text:p>0.0096176920308356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093244004871328" calcext:value-type="float">
            <text:p>0.0093244004871328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10930408615291" calcext:value-type="float">
            <text:p>0.0110930408615291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17260393995586" calcext:value-type="float">
            <text:p>0.0117260393995586</text:p>
          </table:table-cell>
          <table:table-cell office:value-type="float" office:value="0.953666666666667" calcext:value-type="float">
            <text:p>0.953666666666667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17497044880097" calcext:value-type="float">
            <text:p>0.0117497044880097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953" calcext:value-type="float">
            <text:p>0.953</text:p>
          </table:table-cell>
          <table:table-cell office:value-type="float" office:value="0.0104349838949989" calcext:value-type="float">
            <text:p>0.0104349838949989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088662907188469" calcext:value-type="float">
            <text:p>0.0088662907188469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074161984870956" calcext:value-type="float">
            <text:p>0.0074161984870956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109544511501033" calcext:value-type="float">
            <text:p>0.0109544511501033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03144989645105" calcext:value-type="float">
            <text:p>0.0103144989645105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00277393043275" calcext:value-type="float">
            <text:p>0.010027739304327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4" calcext:value-type="float">
            <text:p>0.954</text:p>
          </table:table-cell>
          <table:table-cell office:value-type="float" office:value="0.008547254269972" calcext:value-type="float">
            <text:p>0.008547254269972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80450122574313" calcext:value-type="float">
            <text:p>0.0080450122574313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10930408615291" calcext:value-type="float">
            <text:p>0.0110930408615291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093837921735061" calcext:value-type="float">
            <text:p>0.0093837921735061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20761472884911" calcext:value-type="float">
            <text:p>0.0120761472884911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27693208729186" calcext:value-type="float">
            <text:p>0.0127693208729186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10302614051828" calcext:value-type="float">
            <text:p>0.0110302614051828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0903618155864" calcext:value-type="float">
            <text:p>0.010903618155864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82158383625774" calcext:value-type="float">
            <text:p>0.0082158383625774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075828754440515" calcext:value-type="float">
            <text:p>0.0075828754440515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94280904158206" calcext:value-type="float">
            <text:p>0.0094280904158206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21906156986065" calcext:value-type="float">
            <text:p>0.0121906156986065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0084162541153017" calcext:value-type="float">
            <text:p>0.0084162541153017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093837921735061" calcext:value-type="float">
            <text:p>0.0093837921735061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47478812037526" calcext:value-type="float">
            <text:p>0.014747881203752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090829510622925" calcext:value-type="float">
            <text:p>0.0090829510622925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099721835344344" calcext:value-type="float">
            <text:p>0.0099721835344344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21906156986065" calcext:value-type="float">
            <text:p>0.0121906156986065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92044675143226" calcext:value-type="float">
            <text:p>0.0092044675143226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15108644332213" calcext:value-type="float">
            <text:p>0.0115108644332213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2345967847967" calcext:value-type="float">
            <text:p>0.0092345967847967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958666666666666" calcext:value-type="float">
            <text:p>0.958666666666666</text:p>
          </table:table-cell>
          <table:table-cell office:value-type="float" office:value="0.0107625895273086" calcext:value-type="float">
            <text:p>0.0107625895273086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092796072713833" calcext:value-type="float">
            <text:p>0.0092796072713833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101105005920687" calcext:value-type="float">
            <text:p>0.0101105005920687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13895663755132" calcext:value-type="float">
            <text:p>0.0113895663755132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97610336428975" calcext:value-type="float">
            <text:p>0.0097610336428975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4748375749804" calcext:value-type="float">
            <text:p>0.0104748375749804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18790197874703" calcext:value-type="float">
            <text:p>0.0118790197874703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7367489389375" calcext:value-type="float">
            <text:p>0.010736748938937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9582461641931" calcext:value-type="float">
            <text:p>0.0099582461641931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93985814532478" calcext:value-type="float">
            <text:p>0.0093985814532478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8787617550976" calcext:value-type="float">
            <text:p>0.008787617550976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21678081656293" calcext:value-type="float">
            <text:p>0.0121678081656293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9924216318941" calcext:value-type="float">
            <text:p>0.0109924216318941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17851130197758" calcext:value-type="float">
            <text:p>0.0117851130197758</text:p>
          </table:table-cell>
          <table:table-cell office:value-type="float" office:value="0.959333333333333" calcext:value-type="float">
            <text:p>0.959333333333333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958" calcext:value-type="float">
            <text:p>0.958</text:p>
          </table:table-cell>
          <table:table-cell office:value-type="float" office:value="0.009958246164193" calcext:value-type="float">
            <text:p>0.009958246164193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098601329718326" calcext:value-type="float">
            <text:p>0.0098601329718326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3682206766638" calcext:value-type="float">
            <text:p>0.0103682206766638</text:p>
          </table:table-cell>
          <table:table-cell office:value-type="float" office:value="0.959333333333333" calcext:value-type="float">
            <text:p>0.959333333333333</text:p>
          </table:table-cell>
          <table:table-cell office:value-type="float" office:value="0.0097610336428976" calcext:value-type="float">
            <text:p>0.0097610336428976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107367489389376" calcext:value-type="float">
            <text:p>0.0107367489389376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0381607668265" calcext:value-type="float">
            <text:p>0.010381607668265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96465307523252" calcext:value-type="float">
            <text:p>0.009646530752325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094721814922552" calcext:value-type="float">
            <text:p>0.0094721814922552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11803398874989" calcext:value-type="float">
            <text:p>0.0111803398874989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2345967847966" calcext:value-type="float">
            <text:p>0.0092345967847966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14624992426996" calcext:value-type="float">
            <text:p>0.0114624992426996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2505554321536" calcext:value-type="float">
            <text:p>0.012505554321536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21563883525403" calcext:value-type="float">
            <text:p>0.0121563883525403</text:p>
          </table:table-cell>
          <table:table-cell office:value-type="float" office:value="0.959666666666667" calcext:value-type="float">
            <text:p>0.959666666666667</text:p>
          </table:table-cell>
          <table:table-cell office:value-type="float" office:value="0.0099582461641931" calcext:value-type="float">
            <text:p>0.0099582461641931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4083299973307" calcext:value-type="float">
            <text:p>0.0104083299973307</text:p>
          </table:table-cell>
          <table:table-cell office:value-type="float" office:value="0.958" calcext:value-type="float">
            <text:p>0.958</text:p>
          </table:table-cell>
          <table:table-cell office:value-type="float" office:value="0.0105013226680155" calcext:value-type="float">
            <text:p>0.0105013226680155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21563883525403" calcext:value-type="float">
            <text:p>0.0121563883525403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93244004871328" calcext:value-type="float">
            <text:p>0.0093244004871328</text:p>
          </table:table-cell>
          <table:table-cell office:value-type="float" office:value="0.958666666666666" calcext:value-type="float">
            <text:p>0.958666666666666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95452140421842" calcext:value-type="float">
            <text:p>0.0095452140421842</text:p>
          </table:table-cell>
          <table:table-cell office:value-type="float" office:value="0.958666666666666" calcext:value-type="float">
            <text:p>0.958666666666666</text:p>
          </table:table-cell>
          <table:table-cell office:value-type="float" office:value="0.0101653004546513" calcext:value-type="float">
            <text:p>0.01016530045465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5133333333333" calcext:value-type="float">
            <text:p>0.955133333333333</text:p>
          </table:table-cell>
          <table:table-cell office:value-type="float" office:value="0.00839531867799272" calcext:value-type="float">
            <text:p>0.00839531867799272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0090580365119426" calcext:value-type="float">
            <text:p>0.0090580365119426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0113701030500368" calcext:value-type="float">
            <text:p>0.0113701030500368</text:p>
          </table:table-cell>
          <table:table-cell office:value-type="float" office:value="0.955" calcext:value-type="float">
            <text:p>0.955</text:p>
          </table:table-cell>
          <table:table-cell office:value-type="float" office:value="0.00936782599134174" calcext:value-type="float">
            <text:p>0.00936782599134174</text:p>
          </table:table-cell>
          <table:table-cell office:value-type="float" office:value="0.954933333333333" calcext:value-type="float">
            <text:p>0.954933333333333</text:p>
          </table:table-cell>
          <table:table-cell office:value-type="float" office:value="0.00988862640341772" calcext:value-type="float">
            <text:p>0.00988862640341772</text:p>
          </table:table-cell>
          <table:table-cell office:value-type="float" office:value="0.956933333333333" calcext:value-type="float">
            <text:p>0.956933333333333</text:p>
          </table:table-cell>
          <table:table-cell office:value-type="float" office:value="0.0118007067151996" calcext:value-type="float">
            <text:p>0.0118007067151996</text:p>
          </table:table-cell>
          <table:table-cell office:value-type="float" office:value="0.956466666666667" calcext:value-type="float">
            <text:p>0.956466666666667</text:p>
          </table:table-cell>
          <table:table-cell office:value-type="float" office:value="0.0110977747085936" calcext:value-type="float">
            <text:p>0.0110977747085936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11422531510687" calcext:value-type="float">
            <text:p>0.0111422531510687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0994159152211434" calcext:value-type="float">
            <text:p>0.00994159152211434</text:p>
          </table:table-cell>
          <table:table-cell office:value-type="float" office:value="0.955933333333333" calcext:value-type="float">
            <text:p>0.955933333333333</text:p>
          </table:table-cell>
          <table:table-cell office:value-type="float" office:value="0.00903396234200124" calcext:value-type="float">
            <text:p>0.00903396234200124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0670061085473" calcext:value-type="float">
            <text:p>0.0100670061085473</text:p>
          </table:table-cell>
          <table:table-cell office:value-type="float" office:value="0.955733333333333" calcext:value-type="float">
            <text:p>0.955733333333333</text:p>
          </table:table-cell>
          <table:table-cell office:value-type="float" office:value="0.0109942163644341" calcext:value-type="float">
            <text:p>0.0109942163644341</text:p>
          </table:table-cell>
          <table:table-cell office:value-type="float" office:value="0.956133333333333" calcext:value-type="float">
            <text:p>0.956133333333333</text:p>
          </table:table-cell>
          <table:table-cell office:value-type="float" office:value="0.00893578407506504" calcext:value-type="float">
            <text:p>0.00893578407506504</text:p>
          </table:table-cell>
          <table:table-cell office:value-type="float" office:value="0.957066666666667" calcext:value-type="float">
            <text:p>0.957066666666667</text:p>
          </table:table-cell>
          <table:table-cell office:value-type="float" office:value="0.010606436778237" calcext:value-type="float">
            <text:p>0.010606436778237</text:p>
          </table:table-cell>
          <table:table-cell office:value-type="float" office:value="0.9556" calcext:value-type="float">
            <text:p>0.9556</text:p>
          </table:table-cell>
          <table:table-cell office:value-type="float" office:value="0.0103008265271872" calcext:value-type="float">
            <text:p>0.0103008265271872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0110648401307988" calcext:value-type="float">
            <text:p>0.011064840130798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8_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80498447189992" calcext:value-type="float">
            <text:p>0.0080498447189992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0084380092438915" calcext:value-type="float">
            <text:p>0.0084380092438915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0084380092438915" calcext:value-type="float">
            <text:p>0.0084380092438915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0088769364084688" calcext:value-type="float">
            <text:p>0.0088769364084688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104498803820904" calcext:value-type="float">
            <text:p>0.0104498803820904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0055497747702046" calcext:value-type="float">
            <text:p>0.0055497747702046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008173126696681" calcext:value-type="float">
            <text:p>0.008173126696681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0065421708935184" calcext:value-type="float">
            <text:p>0.0065421708935184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73484692283495" calcext:value-type="float">
            <text:p>0.0073484692283495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009208691546577" calcext:value-type="float">
            <text:p>0.009208691546577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64187226143524" calcext:value-type="float">
            <text:p>0.0064187226143524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0105261578935526" calcext:value-type="float">
            <text:p>0.0105261578935526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70142711667" calcext:value-type="float">
            <text:p>0.0070142711667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0080746516952745" calcext:value-type="float">
            <text:p>0.0080746516952745</text:p>
          </table:table-cell>
          <table:table-cell office:value-type="float" office:value="0.908" calcext:value-type="float">
            <text:p>0.908</text:p>
          </table:table-cell>
          <table:table-cell office:value-type="float" office:value="0.0092736184954957" calcext:value-type="float">
            <text:p>0.0092736184954957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80746516952745" calcext:value-type="float">
            <text:p>0.008074651695274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8_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61644140029689" calcext:value-type="float">
            <text:p>0.0061644140029689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0111892805845594" calcext:value-type="float">
            <text:p>0.0111892805845594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54772255750516" calcext:value-type="float">
            <text:p>0.0054772255750516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0087863530545955" calcext:value-type="float">
            <text:p>0.0087863530545955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8" calcext:value-type="float">
            <text:p>0.008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0026832815729997" calcext:value-type="float">
            <text:p>0.0026832815729997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08294576541331" calcext:value-type="float">
            <text:p>0.008294576541331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0086717933554715" calcext:value-type="float">
            <text:p>0.0086717933554715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64187226143525" calcext:value-type="float">
            <text:p>0.0064187226143525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0074027022093287" calcext:value-type="float">
            <text:p>0.0074027022093287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043358966777357" calcext:value-type="float">
            <text:p>0.0043358966777357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071274118724821" calcext:value-type="float">
            <text:p>0.0071274118724821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055497747702046" calcext:value-type="float">
            <text:p>0.0055497747702046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78740078740117" calcext:value-type="float">
            <text:p>0.0078740078740117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67230945255886" calcext:value-type="float">
            <text:p>0.0067230945255886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55497747702046" calcext:value-type="float">
            <text:p>0.005549774770204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8_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0064187226143524" calcext:value-type="float">
            <text:p>0.0064187226143524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90553851381374" calcext:value-type="float">
            <text:p>0.0090553851381374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51768716422178" calcext:value-type="float">
            <text:p>0.0051768716422178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051768716422179" calcext:value-type="float">
            <text:p>0.0051768716422179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9208691546577" calcext:value-type="float">
            <text:p>0.009208691546577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26832815729997" calcext:value-type="float">
            <text:p>0.0026832815729997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071274118724821" calcext:value-type="float">
            <text:p>0.0071274118724821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72938330115241" calcext:value-type="float">
            <text:p>0.0072938330115241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55856960175076" calcext:value-type="float">
            <text:p>0.0055856960175076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005899152481501" calcext:value-type="float">
            <text:p>0.005899152481501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0052153619241621" calcext:value-type="float">
            <text:p>0.0052153619241621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075365774725667" calcext:value-type="float">
            <text:p>0.0075365774725667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81240384046359" calcext:value-type="float">
            <text:p>0.0081240384046359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75630681604756" calcext:value-type="float">
            <text:p>0.0075630681604756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46043457732885" calcext:value-type="float">
            <text:p>0.0046043457732885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60663003552412" calcext:value-type="float">
            <text:p>0.006066300355241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8_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0064187226143524" calcext:value-type="float">
            <text:p>0.0064187226143524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98994949366116" calcext:value-type="float">
            <text:p>0.0098994949366116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51768716422179" calcext:value-type="float">
            <text:p>0.0051768716422179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59999999999999" calcext:value-type="float">
            <text:p>0.0059999999999999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77459666924148" calcext:value-type="float">
            <text:p>0.0077459666924148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049799598391955" calcext:value-type="float">
            <text:p>0.0049799598391955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6" calcext:value-type="float">
            <text:p>0.006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52153619241621" calcext:value-type="float">
            <text:p>0.0052153619241621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41472882706655" calcext:value-type="float">
            <text:p>0.0041472882706655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57619441163551" calcext:value-type="float">
            <text:p>0.0057619441163551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0047749345545253" calcext:value-type="float">
            <text:p>0.0047749345545253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65726706900619" calcext:value-type="float">
            <text:p>0.0065726706900619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52153619241621" calcext:value-type="float">
            <text:p>0.0052153619241621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82945765413311" calcext:value-type="float">
            <text:p>0.0082945765413311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43358966777357" calcext:value-type="float">
            <text:p>0.0043358966777357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64807406984078" calcext:value-type="float">
            <text:p>0.006480740698407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8_</text:p>
          </table:table-cell>
          <table:table-cell office:value-type="float" office:value="0.9176" calcext:value-type="float">
            <text:p>0.9176</text:p>
          </table:table-cell>
          <table:table-cell office:value-type="float" office:value="0.0062289646009589" calcext:value-type="float">
            <text:p>0.0062289646009589</text:p>
          </table:table-cell>
          <table:table-cell office:value-type="float" office:value="0.9028" calcext:value-type="float">
            <text:p>0.9028</text:p>
          </table:table-cell>
          <table:table-cell office:value-type="float" office:value="0.0095498691090506" calcext:value-type="float">
            <text:p>0.0095498691090506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48166378315169" calcext:value-type="float">
            <text:p>0.0048166378315169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055497747702046" calcext:value-type="float">
            <text:p>0.0055497747702046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72938330115241" calcext:value-type="float">
            <text:p>0.0072938330115241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038470768123342" calcext:value-type="float">
            <text:p>0.0038470768123342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59329587896765" calcext:value-type="float">
            <text:p>0.0059329587896765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38470768123342" calcext:value-type="float">
            <text:p>0.0038470768123342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035777087639996" calcext:value-type="float">
            <text:p>0.0035777087639996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05899152481501" calcext:value-type="float">
            <text:p>0.005899152481501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38470768123342" calcext:value-type="float">
            <text:p>0.0038470768123342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59329587896765" calcext:value-type="float">
            <text:p>0.0059329587896765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31622776601683" calcext:value-type="float">
            <text:p>0.0031622776601683</text:p>
          </table:table-cell>
          <table:table-cell office:value-type="float" office:value="0.91" calcext:value-type="float">
            <text:p>0.91</text:p>
          </table:table-cell>
          <table:table-cell office:value-type="float" office:value="0.0067823299831252" calcext:value-type="float">
            <text:p>0.0067823299831252</text:p>
          </table:table-cell>
          <table:table-cell office:value-type="float" office:value="0.91" calcext:value-type="float">
            <text:p>0.91</text:p>
          </table:table-cell>
          <table:table-cell office:value-type="float" office:value="0.0037416573867739" calcext:value-type="float">
            <text:p>0.0037416573867739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38987177379235" calcext:value-type="float">
            <text:p>0.00389871773792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8_</text:p>
          </table:table-cell>
          <table:table-cell office:value-type="float" office:value="0.91648" calcext:value-type="float">
            <text:p>0.91648</text:p>
          </table:table-cell>
          <table:table-cell office:value-type="float" office:value="0.00665613371032636" calcext:value-type="float">
            <text:p>0.00665613371032636</text:p>
          </table:table-cell>
          <table:table-cell office:value-type="float" office:value="0.90296" calcext:value-type="float">
            <text:p>0.90296</text:p>
          </table:table-cell>
          <table:table-cell office:value-type="float" office:value="0.0096264078024501" calcext:value-type="float">
            <text:p>0.0096264078024501</text:p>
          </table:table-cell>
          <table:table-cell office:value-type="float" office:value="0.91336" calcext:value-type="float">
            <text:p>0.91336</text:p>
          </table:table-cell>
          <table:table-cell office:value-type="float" office:value="0.00581712318697914" calcext:value-type="float">
            <text:p>0.00581712318697914</text:p>
          </table:table-cell>
          <table:table-cell office:value-type="float" office:value="0.91376" calcext:value-type="float">
            <text:p>0.91376</text:p>
          </table:table-cell>
          <table:table-cell office:value-type="float" office:value="0.00687798717509734" calcext:value-type="float">
            <text:p>0.00687798717509734</text:p>
          </table:table-cell>
          <table:table-cell office:value-type="float" office:value="0.91336" calcext:value-type="float">
            <text:p>0.91336</text:p>
          </table:table-cell>
          <table:table-cell office:value-type="float" office:value="0.00853967432652126" calcext:value-type="float">
            <text:p>0.00853967432652126</text:p>
          </table:table-cell>
          <table:table-cell office:value-type="float" office:value="0.91096" calcext:value-type="float">
            <text:p>0.91096</text:p>
          </table:table-cell>
          <table:table-cell office:value-type="float" office:value="0.00394867491354674" calcext:value-type="float">
            <text:p>0.00394867491354674</text:p>
          </table:table-cell>
          <table:table-cell office:value-type="float" office:value="0.91208" calcext:value-type="float">
            <text:p>0.91208</text:p>
          </table:table-cell>
          <table:table-cell office:value-type="float" office:value="0.00710561478003412" calcext:value-type="float">
            <text:p>0.00710561478003412</text:p>
          </table:table-cell>
          <table:table-cell office:value-type="float" office:value="0.91376" calcext:value-type="float">
            <text:p>0.91376</text:p>
          </table:table-cell>
          <table:table-cell office:value-type="float" office:value="0.00631404719940206" calcext:value-type="float">
            <text:p>0.00631404719940206</text:p>
          </table:table-cell>
          <table:table-cell office:value-type="float" office:value="0.91248" calcext:value-type="float">
            <text:p>0.91248</text:p>
          </table:table-cell>
          <table:table-cell office:value-type="float" office:value="0.00541557697897494" calcext:value-type="float">
            <text:p>0.00541557697897494</text:p>
          </table:table-cell>
          <table:table-cell office:value-type="float" office:value="0.91024" calcext:value-type="float">
            <text:p>0.91024</text:p>
          </table:table-cell>
          <table:table-cell office:value-type="float" office:value="0.00683432856705256" calcext:value-type="float">
            <text:p>0.00683432856705256</text:p>
          </table:table-cell>
          <table:table-cell office:value-type="float" office:value="0.91528" calcext:value-type="float">
            <text:p>0.91528</text:p>
          </table:table-cell>
          <table:table-cell office:value-type="float" office:value="0.00491839851662194" calcext:value-type="float">
            <text:p>0.00491839851662194</text:p>
          </table:table-cell>
          <table:table-cell office:value-type="float" office:value="0.91368" calcext:value-type="float">
            <text:p>0.91368</text:p>
          </table:table-cell>
          <table:table-cell office:value-type="float" office:value="0.00753915534366796" calcext:value-type="float">
            <text:p>0.00753915534366796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581314478517418" calcext:value-type="float">
            <text:p>0.00581314478517418</text:p>
          </table:table-cell>
          <table:table-cell office:value-type="float" office:value="0.91048" calcext:value-type="float">
            <text:p>0.91048</text:p>
          </table:table-cell>
          <table:table-cell office:value-type="float" office:value="0.00771772685084362" calcext:value-type="float">
            <text:p>0.00771772685084362</text:p>
          </table:table-cell>
          <table:table-cell office:value-type="float" office:value="0.91048" calcext:value-type="float">
            <text:p>0.91048</text:p>
          </table:table-cell>
          <table:table-cell office:value-type="float" office:value="0.00573572257177648" calcext:value-type="float">
            <text:p>0.00573572257177648</text:p>
          </table:table-cell>
          <table:table-cell office:value-type="float" office:value="0.91336" calcext:value-type="float">
            <text:p>0.91336</text:p>
          </table:table-cell>
          <table:table-cell office:value-type="float" office:value="0.00601403705141032" calcext:value-type="float">
            <text:p>0.0060140370514103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08" calcext:value-type="float">
            <text:p>0.908</text:p>
          </table:table-cell>
          <table:table-cell office:value-type="float" office:value="0.0063245553203367" calcext:value-type="float">
            <text:p>0.0063245553203367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0072663608498339" calcext:value-type="float">
            <text:p>0.0072663608498339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0077974354758471" calcext:value-type="float">
            <text:p>0.0077974354758471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0069856996786291" calcext:value-type="float">
            <text:p>0.0069856996786291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0074027022093286" calcext:value-type="float">
            <text:p>0.0074027022093286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0104307238483242" calcext:value-type="float">
            <text:p>0.0104307238483242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0076941536246685" calcext:value-type="float">
            <text:p>0.0076941536246685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0097365291557104" calcext:value-type="float">
            <text:p>0.0097365291557104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0096540147089177" calcext:value-type="float">
            <text:p>0.0096540147089177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0021908902300206" calcext:value-type="float">
            <text:p>0.0021908902300206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0096540147089177" calcext:value-type="float">
            <text:p>0.0096540147089177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97979589711327" calcext:value-type="float">
            <text:p>0.0097979589711327</text:p>
          </table:table-cell>
          <table:table-cell office:value-type="float" office:value="0.906" calcext:value-type="float">
            <text:p>0.906</text:p>
          </table:table-cell>
          <table:table-cell office:value-type="float" office:value="0.0103923048454132" calcext:value-type="float">
            <text:p>0.0103923048454132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0133716117203574" calcext:value-type="float">
            <text:p>0.0133716117203574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011081516141756" calcext:value-type="float">
            <text:p>0.011081516141756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010334408546211" calcext:value-type="float">
            <text:p>0.01033440854621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38987177379235" calcext:value-type="float">
            <text:p>0.0038987177379235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55856960175075" calcext:value-type="float">
            <text:p>0.0055856960175075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48166378315169" calcext:value-type="float">
            <text:p>0.0048166378315169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0057619441163551" calcext:value-type="float">
            <text:p>0.0057619441163551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95289033996572" calcext:value-type="float">
            <text:p>0.0095289033996572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0086486993241758" calcext:value-type="float">
            <text:p>0.0086486993241758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75630681604756" calcext:value-type="float">
            <text:p>0.0075630681604756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64187226143525" calcext:value-type="float">
            <text:p>0.0064187226143525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79498427657407" calcext:value-type="float">
            <text:p>0.0079498427657407</text:p>
          </table:table-cell>
          <table:table-cell office:value-type="float" office:value="0.908" calcext:value-type="float">
            <text:p>0.908</text:p>
          </table:table-cell>
          <table:table-cell office:value-type="float" office:value="0.0076157731058639" calcext:value-type="float">
            <text:p>0.0076157731058639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95289033996572" calcext:value-type="float">
            <text:p>0.0095289033996572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0062609903369993" calcext:value-type="float">
            <text:p>0.0062609903369993</text:p>
          </table:table-cell>
          <table:table-cell office:value-type="float" office:value="0.91" calcext:value-type="float">
            <text:p>0.91</text:p>
          </table:table-cell>
          <table:table-cell office:value-type="float" office:value="0.0088317608663278" calcext:value-type="float">
            <text:p>0.0088317608663278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85556998544829" calcext:value-type="float">
            <text:p>0.0085556998544829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62289646009589" calcext:value-type="float">
            <text:p>0.0062289646009589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81975606127677" calcext:value-type="float">
            <text:p>0.008197560612767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1" calcext:value-type="float">
            <text:p>0.91</text:p>
          </table:table-cell>
          <table:table-cell office:value-type="float" office:value="0.0058309518948453" calcext:value-type="float">
            <text:p>0.0058309518948453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35777087639996" calcext:value-type="float">
            <text:p>0.0035777087639996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45607017003965" calcext:value-type="float">
            <text:p>0.0045607017003965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0050199601592044" calcext:value-type="float">
            <text:p>0.0050199601592044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83186537372341" calcext:value-type="float">
            <text:p>0.0083186537372341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62289646009589" calcext:value-type="float">
            <text:p>0.0062289646009589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040987803063838" calcext:value-type="float">
            <text:p>0.0040987803063838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57271284253105" calcext:value-type="float">
            <text:p>0.0057271284253105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6870225614927" calcext:value-type="float">
            <text:p>0.006870225614927</text:p>
          </table:table-cell>
          <table:table-cell office:value-type="float" office:value="0.91" calcext:value-type="float">
            <text:p>0.91</text:p>
          </table:table-cell>
          <table:table-cell office:value-type="float" office:value="0.0070710678118654" calcext:value-type="float">
            <text:p>0.0070710678118654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60991802727907" calcext:value-type="float">
            <text:p>0.0060991802727907</text:p>
          </table:table-cell>
          <table:table-cell office:value-type="float" office:value="0.91" calcext:value-type="float">
            <text:p>0.91</text:p>
          </table:table-cell>
          <table:table-cell office:value-type="float" office:value="0.0050990195135927" calcext:value-type="float">
            <text:p>0.0050990195135927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68410525505948" calcext:value-type="float">
            <text:p>0.0068410525505948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76941536246685" calcext:value-type="float">
            <text:p>0.0076941536246685</text:p>
          </table:table-cell>
          <table:table-cell office:value-type="float" office:value="0.91" calcext:value-type="float">
            <text:p>0.91</text:p>
          </table:table-cell>
          <table:table-cell office:value-type="float" office:value="0.0078740078740118" calcext:value-type="float">
            <text:p>0.0078740078740118</text:p>
          </table:table-cell>
          <table:table-cell office:value-type="float" office:value="0.91" calcext:value-type="float">
            <text:p>0.91</text:p>
          </table:table-cell>
          <table:table-cell office:value-type="float" office:value="0.0046904157598234" calcext:value-type="float">
            <text:p>0.004690415759823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0053665631459994" calcext:value-type="float">
            <text:p>0.0053665631459994</text:p>
          </table:table-cell>
          <table:table-cell office:value-type="float" office:value="0.91" calcext:value-type="float">
            <text:p>0.91</text:p>
          </table:table-cell>
          <table:table-cell office:value-type="float" office:value="0.0048989794855663" calcext:value-type="float">
            <text:p>0.0048989794855663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57619441163552" calcext:value-type="float">
            <text:p>0.0057619441163552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59329587896765" calcext:value-type="float">
            <text:p>0.0059329587896765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78230428862431" calcext:value-type="float">
            <text:p>0.0078230428862431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66332495807108" calcext:value-type="float">
            <text:p>0.0066332495807108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5215361924162" calcext:value-type="float">
            <text:p>0.005215361924162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6870225614927" calcext:value-type="float">
            <text:p>0.006870225614927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59329587896765" calcext:value-type="float">
            <text:p>0.0059329587896765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43358966777357" calcext:value-type="float">
            <text:p>0.0043358966777357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5899152481501" calcext:value-type="float">
            <text:p>0.005899152481501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71274118724821" calcext:value-type="float">
            <text:p>0.0071274118724821</text:p>
          </table:table-cell>
          <table:table-cell office:value-type="float" office:value="0.91" calcext:value-type="float">
            <text:p>0.91</text:p>
          </table:table-cell>
          <table:table-cell office:value-type="float" office:value="0.0066332495807107" calcext:value-type="float">
            <text:p>0.0066332495807107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44721359549995" calcext:value-type="float">
            <text:p>0.0044721359549995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75630681604756" calcext:value-type="float">
            <text:p>0.0075630681604756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35777087639996" calcext:value-type="float">
            <text:p>0.003577708763999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43817804600413" calcext:value-type="float">
            <text:p>0.0043817804600413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46904157598234" calcext:value-type="float">
            <text:p>0.0046904157598234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65421708935184" calcext:value-type="float">
            <text:p>0.0065421708935184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053665631459995" calcext:value-type="float">
            <text:p>0.0053665631459995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81240384046359" calcext:value-type="float">
            <text:p>0.0081240384046359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48166378315169" calcext:value-type="float">
            <text:p>0.0048166378315169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043358966777357" calcext:value-type="float">
            <text:p>0.0043358966777357</text:p>
          </table:table-cell>
          <table:table-cell office:value-type="float" office:value="0.91" calcext:value-type="float">
            <text:p>0.91</text:p>
          </table:table-cell>
          <table:table-cell office:value-type="float" office:value="0.0078740078740118" calcext:value-type="float">
            <text:p>0.0078740078740118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74027022093287" calcext:value-type="float">
            <text:p>0.0074027022093287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40987803063838" calcext:value-type="float">
            <text:p>0.0040987803063838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57271284253105" calcext:value-type="float">
            <text:p>0.0057271284253105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0057619441163551" calcext:value-type="float">
            <text:p>0.0057619441163551</text:p>
          </table:table-cell>
          <table:table-cell office:value-type="float" office:value="0.91" calcext:value-type="float">
            <text:p>0.91</text:p>
          </table:table-cell>
          <table:table-cell office:value-type="float" office:value="0.0050990195135927" calcext:value-type="float">
            <text:p>0.0050990195135927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055497747702046" calcext:value-type="float">
            <text:p>0.0055497747702046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59329587896765" calcext:value-type="float">
            <text:p>0.0059329587896765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3286335345031" calcext:value-type="float">
            <text:p>0.0032863353450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0904" calcext:value-type="float">
            <text:p>0.90904</text:p>
          </table:table-cell>
          <table:table-cell office:value-type="float" office:value="0.00516051371182924" calcext:value-type="float">
            <text:p>0.00516051371182924</text:p>
          </table:table-cell>
          <table:table-cell office:value-type="float" office:value="0.90952" calcext:value-type="float">
            <text:p>0.90952</text:p>
          </table:table-cell>
          <table:table-cell office:value-type="float" office:value="0.00520383217534614" calcext:value-type="float">
            <text:p>0.00520383217534614</text:p>
          </table:table-cell>
          <table:table-cell office:value-type="float" office:value="0.91128" calcext:value-type="float">
            <text:p>0.91128</text:p>
          </table:table-cell>
          <table:table-cell office:value-type="float" office:value="0.00589577800352682" calcext:value-type="float">
            <text:p>0.00589577800352682</text:p>
          </table:table-cell>
          <table:table-cell office:value-type="float" office:value="0.90888" calcext:value-type="float">
            <text:p>0.90888</text:p>
          </table:table-cell>
          <table:table-cell office:value-type="float" office:value="0.00581342517797292" calcext:value-type="float">
            <text:p>0.00581342517797292</text:p>
          </table:table-cell>
          <table:table-cell office:value-type="float" office:value="0.91088" calcext:value-type="float">
            <text:p>0.91088</text:p>
          </table:table-cell>
          <table:table-cell office:value-type="float" office:value="0.00823946812741978" calcext:value-type="float">
            <text:p>0.00823946812741978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735165503713732" calcext:value-type="float">
            <text:p>0.00735165503713732</text:p>
          </table:table-cell>
          <table:table-cell office:value-type="float" office:value="0.91168" calcext:value-type="float">
            <text:p>0.91168</text:p>
          </table:table-cell>
          <table:table-cell office:value-type="float" office:value="0.00578145213868512" calcext:value-type="float">
            <text:p>0.00578145213868512</text:p>
          </table:table-cell>
          <table:table-cell office:value-type="float" office:value="0.90952" calcext:value-type="float">
            <text:p>0.90952</text:p>
          </table:table-cell>
          <table:table-cell office:value-type="float" office:value="0.00732532273686244" calcext:value-type="float">
            <text:p>0.00732532273686244</text:p>
          </table:table-cell>
          <table:table-cell office:value-type="float" office:value="0.91024" calcext:value-type="float">
            <text:p>0.91024</text:p>
          </table:table-cell>
          <table:table-cell office:value-type="float" office:value="0.00756194881771812" calcext:value-type="float">
            <text:p>0.00756194881771812</text:p>
          </table:table-cell>
          <table:table-cell office:value-type="float" office:value="0.90912" calcext:value-type="float">
            <text:p>0.90912</text:p>
          </table:table-cell>
          <table:table-cell office:value-type="float" office:value="0.00506248162637388" calcext:value-type="float">
            <text:p>0.00506248162637388</text:p>
          </table:table-cell>
          <table:table-cell office:value-type="float" office:value="0.91128" calcext:value-type="float">
            <text:p>0.91128</text:p>
          </table:table-cell>
          <table:table-cell office:value-type="float" office:value="0.00738167585763542" calcext:value-type="float">
            <text:p>0.00738167585763542</text:p>
          </table:table-cell>
          <table:table-cell office:value-type="float" office:value="0.90888" calcext:value-type="float">
            <text:p>0.90888</text:p>
          </table:table-cell>
          <table:table-cell office:value-type="float" office:value="0.00680946496211238" calcext:value-type="float">
            <text:p>0.00680946496211238</text:p>
          </table:table-cell>
          <table:table-cell office:value-type="float" office:value="0.90928" calcext:value-type="float">
            <text:p>0.90928</text:p>
          </table:table-cell>
          <table:table-cell office:value-type="float" office:value="0.00755947747132784" calcext:value-type="float">
            <text:p>0.00755947747132784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792867518494258" calcext:value-type="float">
            <text:p>0.00792867518494258</text:p>
          </table:table-cell>
          <table:table-cell office:value-type="float" office:value="0.90952" calcext:value-type="float">
            <text:p>0.90952</text:p>
          </table:table-cell>
          <table:table-cell office:value-type="float" office:value="0.00773610311337576" calcext:value-type="float">
            <text:p>0.00773610311337576</text:p>
          </table:table-cell>
          <table:table-cell office:value-type="float" office:value="0.91032" calcext:value-type="float">
            <text:p>0.91032</text:p>
          </table:table-cell>
          <table:table-cell office:value-type="float" office:value="0.00601728580556654" calcext:value-type="float">
            <text:p>0.0060172858055665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9_</text:p>
          </table:table-cell>
          <table:table-cell office:value-type="float" office:value="0.89" calcext:value-type="float">
            <text:p>0.89</text:p>
          </table:table-cell>
          <table:table-cell office:value-type="float" office:value="0.0182859235479097" calcext:value-type="float">
            <text:p>0.0182859235479097</text:p>
          </table:table-cell>
          <table:table-cell office:value-type="float" office:value="0.881" calcext:value-type="float">
            <text:p>0.881</text:p>
          </table:table-cell>
          <table:table-cell office:value-type="float" office:value="0.0192516233081784" calcext:value-type="float">
            <text:p>0.0192516233081784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7374550353894" calcext:value-type="float">
            <text:p>0.017374550353894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71937488640493" calcext:value-type="float">
            <text:p>0.0171937488640493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8758331482304" calcext:value-type="float">
            <text:p>0.01875833148230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26737918556365" calcext:value-type="float">
            <text:p>0.0126737918556365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30623504776131" calcext:value-type="float">
            <text:p>0.0130623504776131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94538352005944" calcext:value-type="float">
            <text:p>0.0094538352005944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54717484467658" calcext:value-type="float">
            <text:p>0.015471748446765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74463463223679" calcext:value-type="float">
            <text:p>0.0174463463223679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0163363092527045" calcext:value-type="float">
            <text:p>0.0163363092527045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63363092527045" calcext:value-type="float">
            <text:p>0.0163363092527045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77306232264971" calcext:value-type="float">
            <text:p>0.0177306232264971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33930952359788" calcext:value-type="float">
            <text:p>0.0133930952359788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66395612922937" calcext:value-type="float">
            <text:p>0.016639561292293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9_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9088609168821" calcext:value-type="float">
            <text:p>0.019088609168821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0154515371403624" calcext:value-type="float">
            <text:p>0.0154515371403624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18057189531176" calcext:value-type="float">
            <text:p>0.0118057189531176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58508674841473" calcext:value-type="float">
            <text:p>0.0158508674841473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57519840020233" calcext:value-type="float">
            <text:p>0.0157519840020233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24498995979887" calcext:value-type="float">
            <text:p>0.0124498995979887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37613589445228" calcext:value-type="float">
            <text:p>0.0137613589445228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0623504776131" calcext:value-type="float">
            <text:p>0.0130623504776131</text:p>
          </table:table-cell>
          <table:table-cell office:value-type="float" office:value="0.89" calcext:value-type="float">
            <text:p>0.89</text:p>
          </table:table-cell>
          <table:table-cell office:value-type="float" office:value="0.0121191996435408" calcext:value-type="float">
            <text:p>0.0121191996435408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70843495632698" calcext:value-type="float">
            <text:p>0.0170843495632698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091855865354369" calcext:value-type="float">
            <text:p>0.0091855865354369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67145146504467" calcext:value-type="float">
            <text:p>0.0167145146504467</text:p>
          </table:table-cell>
          <table:table-cell office:value-type="float" office:value="0.89" calcext:value-type="float">
            <text:p>0.89</text:p>
          </table:table-cell>
          <table:table-cell office:value-type="float" office:value="0.0131101106021269" calcext:value-type="float">
            <text:p>0.0131101106021269</text:p>
          </table:table-cell>
          <table:table-cell office:value-type="float" office:value="0.89" calcext:value-type="float">
            <text:p>0.89</text:p>
          </table:table-cell>
          <table:table-cell office:value-type="float" office:value="0.0161051234084063" calcext:value-type="float">
            <text:p>0.0161051234084063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51657508881031" calcext:value-type="float">
            <text:p>0.015165750888103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9_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204328167417025" calcext:value-type="float">
            <text:p>0.0204328167417025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37613589445228" calcext:value-type="float">
            <text:p>0.0137613589445228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44048602908879" calcext:value-type="float">
            <text:p>0.0144048602908879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45344418537486" calcext:value-type="float">
            <text:p>0.0145344418537486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29903810567665" calcext:value-type="float">
            <text:p>0.0129903810567665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24247736397891" calcext:value-type="float">
            <text:p>0.0124247736397891</text:p>
          </table:table-cell>
          <table:table-cell office:value-type="float" office:value="0.89" calcext:value-type="float">
            <text:p>0.89</text:p>
          </table:table-cell>
          <table:table-cell office:value-type="float" office:value="0.0122474487139158" calcext:value-type="float">
            <text:p>0.0122474487139158</text:p>
          </table:table-cell>
          <table:table-cell office:value-type="float" office:value="0.8945" calcext:value-type="float">
            <text:p>0.8945</text:p>
          </table:table-cell>
          <table:table-cell office:value-type="float" office:value="0.0125499003980111" calcext:value-type="float">
            <text:p>0.012549900398011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99058063780794" calcext:value-type="float">
            <text:p>0.009905806378079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1645814698852" calcext:value-type="float">
            <text:p>0.01164581469885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2994360782703" calcext:value-type="float">
            <text:p>0.013299436078270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85877820186588" calcext:value-type="float">
            <text:p>0.0085877820186588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58705702481038" calcext:value-type="float">
            <text:p>0.0158705702481038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7102631376487" calcext:value-type="float">
            <text:p>0.017102631376487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39642400437689" calcext:value-type="float">
            <text:p>0.0139642400437689</text:p>
          </table:table-cell>
          <table:table-cell office:value-type="float" office:value="0.89" calcext:value-type="float">
            <text:p>0.89</text:p>
          </table:table-cell>
          <table:table-cell office:value-type="float" office:value="0.0127475487839819" calcext:value-type="float">
            <text:p>0.012747548783981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9_</text:p>
          </table:table-cell>
          <table:table-cell office:value-type="float" office:value="0.889" calcext:value-type="float">
            <text:p>0.889</text:p>
          </table:table-cell>
          <table:table-cell office:value-type="float" office:value="0.020124611797498" calcext:value-type="float">
            <text:p>0.020124611797498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738631664034" calcext:value-type="float">
            <text:p>0.013738631664034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55724115023974" calcext:value-type="float">
            <text:p>0.0155724115023974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09829413182444" calcext:value-type="float">
            <text:p>0.0109829413182444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30384048104052" calcext:value-type="float">
            <text:p>0.0130384048104052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30384048104053" calcext:value-type="float">
            <text:p>0.0130384048104053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0128695376762337" calcext:value-type="float">
            <text:p>0.0128695376762337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081009258730098" calcext:value-type="float">
            <text:p>0.0081009258730098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47266764750231" calcext:value-type="float">
            <text:p>0.0147266764750231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21706614446381" calcext:value-type="float">
            <text:p>0.0121706614446381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97467943448089" calcext:value-type="float">
            <text:p>0.0097467943448089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3919410907075" calcext:value-type="float">
            <text:p>0.013919410907075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57519840020233" calcext:value-type="float">
            <text:p>0.0157519840020233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25747763399592" calcext:value-type="float">
            <text:p>0.0125747763399592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36473440639561" calcext:value-type="float">
            <text:p>0.013647344063956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9_</text:p>
          </table:table-cell>
          <table:table-cell office:value-type="float" office:value="0.89" calcext:value-type="float">
            <text:p>0.89</text:p>
          </table:table-cell>
          <table:table-cell office:value-type="float" office:value="0.0185404962177391" calcext:value-type="float">
            <text:p>0.0185404962177391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096176920308357" calcext:value-type="float">
            <text:p>0.0096176920308357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37613589445228" calcext:value-type="float">
            <text:p>0.013761358944522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3181426326464" calcext:value-type="float">
            <text:p>0.013181426326464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3851895177195" calcext:value-type="float">
            <text:p>0.013851895177195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5165750888103" calcext:value-type="float">
            <text:p>0.015165750888103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03682206766638" calcext:value-type="float">
            <text:p>0.010368220676663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2820881404958" calcext:value-type="float">
            <text:p>0.012820881404958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07529065838032" calcext:value-type="float">
            <text:p>0.0107529065838032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22983738762488" calcext:value-type="float">
            <text:p>0.0122983738762488</text:p>
          </table:table-cell>
          <table:table-cell office:value-type="float" office:value="0.89" calcext:value-type="float">
            <text:p>0.89</text:p>
          </table:table-cell>
          <table:table-cell office:value-type="float" office:value="0.0131101106021269" calcext:value-type="float">
            <text:p>0.0131101106021269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094538352005945" calcext:value-type="float">
            <text:p>0.0094538352005945</text:p>
          </table:table-cell>
          <table:table-cell office:value-type="float" office:value="0.89" calcext:value-type="float">
            <text:p>0.89</text:p>
          </table:table-cell>
          <table:table-cell office:value-type="float" office:value="0.0126243811729525" calcext:value-type="float">
            <text:p>0.0126243811729525</text:p>
          </table:table-cell>
          <table:table-cell office:value-type="float" office:value="0.89" calcext:value-type="float">
            <text:p>0.89</text:p>
          </table:table-cell>
          <table:table-cell office:value-type="float" office:value="0.0141421356237309" calcext:value-type="float">
            <text:p>0.0141421356237309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20415945787923" calcext:value-type="float">
            <text:p>0.0120415945787923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29421791055447" calcext:value-type="float">
            <text:p>0.01294217910554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9_</text:p>
          </table:table-cell>
          <table:table-cell office:value-type="float" office:value="0.8892" calcext:value-type="float">
            <text:p>0.8892</text:p>
          </table:table-cell>
          <table:table-cell office:value-type="float" office:value="0.0192944914947341" calcext:value-type="float">
            <text:p>0.0192944914947341</text:p>
          </table:table-cell>
          <table:table-cell office:value-type="float" office:value="0.8857" calcext:value-type="float">
            <text:p>0.8857</text:p>
          </table:table-cell>
          <table:table-cell office:value-type="float" office:value="0.0143641686175867" calcext:value-type="float">
            <text:p>0.0143641686175867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0145837800089639" calcext:value-type="float">
            <text:p>0.0145837800089639</text:p>
          </table:table-cell>
          <table:table-cell office:value-type="float" office:value="0.8891" calcext:value-type="float">
            <text:p>0.8891</text:p>
          </table:table-cell>
          <table:table-cell office:value-type="float" office:value="0.0139758318186411" calcext:value-type="float">
            <text:p>0.0139758318186411</text:p>
          </table:table-cell>
          <table:table-cell office:value-type="float" office:value="0.8887" calcext:value-type="float">
            <text:p>0.8887</text:p>
          </table:table-cell>
          <table:table-cell office:value-type="float" office:value="0.0150876151862224" calcext:value-type="float">
            <text:p>0.0150876151862224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38109410391914" calcext:value-type="float">
            <text:p>0.0138109410391914</text:p>
          </table:table-cell>
          <table:table-cell office:value-type="float" office:value="0.8894" calcext:value-type="float">
            <text:p>0.8894</text:p>
          </table:table-cell>
          <table:table-cell office:value-type="float" office:value="0.0122332648553173" calcext:value-type="float">
            <text:p>0.0122332648553173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2291102724864" calcext:value-type="float">
            <text:p>0.012291102724864</text:p>
          </table:table-cell>
          <table:table-cell office:value-type="float" office:value="0.8876" calcext:value-type="float">
            <text:p>0.8876</text:p>
          </table:table-cell>
          <table:table-cell office:value-type="float" office:value="0.0114587475518543" calcext:value-type="float">
            <text:p>0.011458747551854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6472822032065" calcext:value-type="float">
            <text:p>0.0136472822032065</text:p>
          </table:table-cell>
          <table:table-cell office:value-type="float" office:value="0.8889" calcext:value-type="float">
            <text:p>0.8889</text:p>
          </table:table-cell>
          <table:table-cell office:value-type="float" office:value="0.0144001733882019" calcext:value-type="float">
            <text:p>0.0144001733882019</text:p>
          </table:table-cell>
          <table:table-cell office:value-type="float" office:value="0.8901" calcext:value-type="float">
            <text:p>0.8901</text:p>
          </table:table-cell>
          <table:table-cell office:value-type="float" office:value="0.0106620614704407" calcext:value-type="float">
            <text:p>0.0106620614704407</text:p>
          </table:table-cell>
          <table:table-cell office:value-type="float" office:value="0.8901" calcext:value-type="float">
            <text:p>0.8901</text:p>
          </table:table-cell>
          <table:table-cell office:value-type="float" office:value="0.015371900041015" calcext:value-type="float">
            <text:p>0.015371900041015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0146999913680694" calcext:value-type="float">
            <text:p>0.0146999913680694</text:p>
          </table:table-cell>
          <table:table-cell office:value-type="float" office:value="0.89" calcext:value-type="float">
            <text:p>0.89</text:p>
          </table:table-cell>
          <table:table-cell office:value-type="float" office:value="0.0137344670203252" calcext:value-type="float">
            <text:p>0.0137344670203252</text:p>
          </table:table-cell>
          <table:table-cell office:value-type="float" office:value="0.8884" calcext:value-type="float">
            <text:p>0.8884</text:p>
          </table:table-cell>
          <table:table-cell office:value-type="float" office:value="0.0142284768267759" calcext:value-type="float">
            <text:p>0.014228476826775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91" calcext:value-type="float">
            <text:p>0.891</text:p>
          </table:table-cell>
          <table:table-cell office:value-type="float" office:value="0.0208116553882674" calcext:value-type="float">
            <text:p>0.0208116553882674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016583123951777" calcext:value-type="float">
            <text:p>0.016583123951777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26737918556365" calcext:value-type="float">
            <text:p>0.0126737918556365</text:p>
          </table:table-cell>
          <table:table-cell office:value-type="float" office:value="0.881" calcext:value-type="float">
            <text:p>0.881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20721365785102" calcext:value-type="float">
            <text:p>0.02072136578510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4207218407084" calcext:value-type="float">
            <text:p>0.0094207218407084</text:p>
          </table:table-cell>
          <table:table-cell office:value-type="float" office:value="0.8815" calcext:value-type="float">
            <text:p>0.8815</text:p>
          </table:table-cell>
          <table:table-cell office:value-type="float" office:value="0.0195735791310633" calcext:value-type="float">
            <text:p>0.0195735791310633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0161438842909629" calcext:value-type="float">
            <text:p>0.0161438842909629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200779730052612" calcext:value-type="float">
            <text:p>0.0200779730052612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42959784554957" calcext:value-type="float">
            <text:p>0.0142959784554957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38744369255116" calcext:value-type="float">
            <text:p>0.0138744369255116</text:p>
          </table:table-cell>
          <table:table-cell office:value-type="float" office:value="0.879" calcext:value-type="float">
            <text:p>0.879</text:p>
          </table:table-cell>
          <table:table-cell office:value-type="float" office:value="0.0179930542154465" calcext:value-type="float">
            <text:p>0.0179930542154465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228172084182092" calcext:value-type="float">
            <text:p>0.0228172084182092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36473440639562" calcext:value-type="float">
            <text:p>0.0136473440639562</text:p>
          </table:table-cell>
          <table:table-cell office:value-type="float" office:value="0.881" calcext:value-type="float">
            <text:p>0.881</text:p>
          </table:table-cell>
          <table:table-cell office:value-type="float" office:value="0.0182517122484439" calcext:value-type="float">
            <text:p>0.018251712248443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0662690130596" calcext:value-type="float">
            <text:p>0.0160662690130596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45129252737" calcext:value-type="float">
            <text:p>0.0145129252737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67145146504467" calcext:value-type="float">
            <text:p>0.0167145146504467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42082722383828" calcext:value-type="float">
            <text:p>0.0142082722383828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7102631376487" calcext:value-type="float">
            <text:p>0.017102631376487</text:p>
          </table:table-cell>
          <table:table-cell office:value-type="float" office:value="0.89" calcext:value-type="float">
            <text:p>0.89</text:p>
          </table:table-cell>
          <table:table-cell office:value-type="float" office:value="0.0164886324478411" calcext:value-type="float">
            <text:p>0.0164886324478411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26243811729526" calcext:value-type="float">
            <text:p>0.012624381172952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22388613177238" calcext:value-type="float">
            <text:p>0.02238861317723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56724280186575" calcext:value-type="float">
            <text:p>0.0156724280186575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87916204729661" calcext:value-type="float">
            <text:p>0.018791620472966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6984250992002" calcext:value-type="float">
            <text:p>0.0126984250992002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0194775511807824" calcext:value-type="float">
            <text:p>0.0194775511807824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74104853464801" calcext:value-type="float">
            <text:p>0.0174104853464801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65264938810384" calcext:value-type="float">
            <text:p>0.0165264938810384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20675183861471" calcext:value-type="float">
            <text:p>0.012067518386147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52684314846024" calcext:value-type="float">
            <text:p>0.0152684314846024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2759180473517" calcext:value-type="float">
            <text:p>0.0132759180473517</text:p>
          </table:table-cell>
          <table:table-cell office:value-type="float" office:value="0.89" calcext:value-type="float">
            <text:p>0.89</text:p>
          </table:table-cell>
          <table:table-cell office:value-type="float" office:value="0.0166770800801579" calcext:value-type="float">
            <text:p>0.0166770800801579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78185296812053" calcext:value-type="float">
            <text:p>0.0178185296812053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3919410907075" calcext:value-type="float">
            <text:p>0.01391941090707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211098318325845" calcext:value-type="float">
            <text:p>0.0211098318325845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94775511807824" calcext:value-type="float">
            <text:p>0.0194775511807824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46415504643462" calcext:value-type="float">
            <text:p>0.014641550464346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70843495632698" calcext:value-type="float">
            <text:p>0.0170843495632698</text:p>
          </table:table-cell>
          <table:table-cell office:value-type="float" office:value="0.89" calcext:value-type="float">
            <text:p>0.89</text:p>
          </table:table-cell>
          <table:table-cell office:value-type="float" office:value="0.0121191996435408" calcext:value-type="float">
            <text:p>0.012119199643540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72843860174436" calcext:value-type="float">
            <text:p>0.017284386017443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48323969741913" calcext:value-type="float">
            <text:p>0.0148323969741913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48534507775129" calcext:value-type="float">
            <text:p>0.0148534507775129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94538352005945" calcext:value-type="float">
            <text:p>0.009453835200594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2820881404958" calcext:value-type="float">
            <text:p>0.012820881404958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81486914128815" calcext:value-type="float">
            <text:p>0.0181486914128815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38744369255116" calcext:value-type="float">
            <text:p>0.0138744369255116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62018517460195" calcext:value-type="float">
            <text:p>0.0162018517460195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64316767251549" calcext:value-type="float">
            <text:p>0.0164316767251549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44265380462534" calcext:value-type="float">
            <text:p>0.0144265380462534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42082722383828" calcext:value-type="float">
            <text:p>0.014208272238382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79756780122475" calcext:value-type="float">
            <text:p>0.0179756780122475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66207701385946" calcext:value-type="float">
            <text:p>0.0166207701385946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30384048104052" calcext:value-type="float">
            <text:p>0.0130384048104052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63935963107549" calcext:value-type="float">
            <text:p>0.0163935963107549</text:p>
          </table:table-cell>
          <table:table-cell office:value-type="float" office:value="0.89" calcext:value-type="float">
            <text:p>0.89</text:p>
          </table:table-cell>
          <table:table-cell office:value-type="float" office:value="0.0107529065838032" calcext:value-type="float">
            <text:p>0.0107529065838032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60662690130596" calcext:value-type="float">
            <text:p>0.0160662690130596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3919410907075" calcext:value-type="float">
            <text:p>0.013919410907075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0131576973669407" calcext:value-type="float">
            <text:p>0.013157697366940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1236102527122" calcext:value-type="float">
            <text:p>0.01123610252712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20415945787922" calcext:value-type="float">
            <text:p>0.012041594578792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63363092527045" calcext:value-type="float">
            <text:p>0.0163363092527045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33463478150391" calcext:value-type="float">
            <text:p>0.013346347815039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56524758424985" calcext:value-type="float">
            <text:p>0.0156524758424985</text:p>
          </table:table-cell>
          <table:table-cell office:value-type="float" office:value="0.89" calcext:value-type="float">
            <text:p>0.89</text:p>
          </table:table-cell>
          <table:table-cell office:value-type="float" office:value="0.0151038074669932" calcext:value-type="float">
            <text:p>0.0151038074669932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5062370331392" calcext:value-type="float">
            <text:p>0.01506237033139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4164078649987" calcext:value-type="float">
            <text:p>0.013416407864998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59491379077365" calcext:value-type="float">
            <text:p>0.015949137907736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8263186704638" calcext:value-type="float">
            <text:p>0.016826318670463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56524758424984" calcext:value-type="float">
            <text:p>0.0156524758424984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58705702481038" calcext:value-type="float">
            <text:p>0.0158705702481038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1645814698852" calcext:value-type="float">
            <text:p>0.01164581469885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76422787643773" calcext:value-type="float">
            <text:p>0.017642278764377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355427233796" calcext:value-type="float">
            <text:p>0.016355427233796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0141862609591111" calcext:value-type="float">
            <text:p>0.0141862609591111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21191996435407" calcext:value-type="float">
            <text:p>0.01211919964354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51454002231553" calcext:value-type="float">
            <text:p>0.0151454002231553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0161698962751331" calcext:value-type="float">
            <text:p>0.0161698962751331</text:p>
          </table:table-cell>
          <table:table-cell office:value-type="float" office:value="0.8886" calcext:value-type="float">
            <text:p>0.8886</text:p>
          </table:table-cell>
          <table:table-cell office:value-type="float" office:value="0.0141191383954666" calcext:value-type="float">
            <text:p>0.0141191383954666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0146650237209904" calcext:value-type="float">
            <text:p>0.0146650237209904</text:p>
          </table:table-cell>
          <table:table-cell office:value-type="float" office:value="0.89" calcext:value-type="float">
            <text:p>0.89</text:p>
          </table:table-cell>
          <table:table-cell office:value-type="float" office:value="0.0158603592758985" calcext:value-type="float">
            <text:p>0.0158603592758985</text:p>
          </table:table-cell>
          <table:table-cell office:value-type="float" office:value="0.8877" calcext:value-type="float">
            <text:p>0.8877</text:p>
          </table:table-cell>
          <table:table-cell office:value-type="float" office:value="0.0169034872583588" calcext:value-type="float">
            <text:p>0.0169034872583588</text:p>
          </table:table-cell>
          <table:table-cell office:value-type="float" office:value="0.8879" calcext:value-type="float">
            <text:p>0.8879</text:p>
          </table:table-cell>
          <table:table-cell office:value-type="float" office:value="0.0127178388048235" calcext:value-type="float">
            <text:p>0.0127178388048235</text:p>
          </table:table-cell>
          <table:table-cell office:value-type="float" office:value="0.8867" calcext:value-type="float">
            <text:p>0.8867</text:p>
          </table:table-cell>
          <table:table-cell office:value-type="float" office:value="0.019399368012174" calcext:value-type="float">
            <text:p>0.019399368012174</text:p>
          </table:table-cell>
          <table:table-cell office:value-type="float" office:value="0.8889" calcext:value-type="float">
            <text:p>0.8889</text:p>
          </table:table-cell>
          <table:table-cell office:value-type="float" office:value="0.0169481904598922" calcext:value-type="float">
            <text:p>0.0169481904598922</text:p>
          </table:table-cell>
          <table:table-cell office:value-type="float" office:value="0.8877" calcext:value-type="float">
            <text:p>0.8877</text:p>
          </table:table-cell>
          <table:table-cell office:value-type="float" office:value="0.0154794009706421" calcext:value-type="float">
            <text:p>0.015479400970642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4872230101181" calcext:value-type="float">
            <text:p>0.0164872230101181</text:p>
          </table:table-cell>
          <table:table-cell office:value-type="float" office:value="0.8894" calcext:value-type="float">
            <text:p>0.8894</text:p>
          </table:table-cell>
          <table:table-cell office:value-type="float" office:value="0.0122181565901816" calcext:value-type="float">
            <text:p>0.0122181565901816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0176927078382219" calcext:value-type="float">
            <text:p>0.0176927078382219</text:p>
          </table:table-cell>
          <table:table-cell office:value-type="float" office:value="0.8874" calcext:value-type="float">
            <text:p>0.8874</text:p>
          </table:table-cell>
          <table:table-cell office:value-type="float" office:value="0.0170669857759503" calcext:value-type="float">
            <text:p>0.0170669857759503</text:p>
          </table:table-cell>
          <table:table-cell office:value-type="float" office:value="0.8861" calcext:value-type="float">
            <text:p>0.8861</text:p>
          </table:table-cell>
          <table:table-cell office:value-type="float" office:value="0.0144742494097119" calcext:value-type="float">
            <text:p>0.0144742494097119</text:p>
          </table:table-cell>
          <table:table-cell office:value-type="float" office:value="0.8857" calcext:value-type="float">
            <text:p>0.8857</text:p>
          </table:table-cell>
          <table:table-cell office:value-type="float" office:value="0.0126256736011696" calcext:value-type="float">
            <text:p>0.012625673601169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arrhythmia_cfs</text:p>
          </table:table-cell>
          <table:table-cell office:value-type="float" office:value="0.831868131868132" calcext:value-type="float">
            <text:p>0.831868131868132</text:p>
          </table:table-cell>
          <table:table-cell office:value-type="float" office:value="0.0344073291235662" calcext:value-type="float">
            <text:p>0.0344073291235662</text:p>
          </table:table-cell>
          <table:table-cell office:value-type="float" office:value="0.798681318681319" calcext:value-type="float">
            <text:p>0.798681318681319</text:p>
          </table:table-cell>
          <table:table-cell office:value-type="float" office:value="0.0285084044464861" calcext:value-type="float">
            <text:p>0.0285084044464861</text:p>
          </table:table-cell>
          <table:table-cell office:value-type="float" office:value="0.851697191697192" calcext:value-type="float">
            <text:p>0.851697191697192</text:p>
          </table:table-cell>
          <table:table-cell office:value-type="float" office:value="0.0302080736072744" calcext:value-type="float">
            <text:p>0.0302080736072744</text:p>
          </table:table-cell>
          <table:table-cell office:value-type="float" office:value="0.845006105006105" calcext:value-type="float">
            <text:p>0.845006105006105</text:p>
          </table:table-cell>
          <table:table-cell office:value-type="float" office:value="0.030012622308407" calcext:value-type="float">
            <text:p>0.030012622308407</text:p>
          </table:table-cell>
          <table:table-cell office:value-type="float" office:value="0.82962148962149" calcext:value-type="float">
            <text:p>0.82962148962149</text:p>
          </table:table-cell>
          <table:table-cell office:value-type="float" office:value="0.0231217142561879" calcext:value-type="float">
            <text:p>0.0231217142561879</text:p>
          </table:table-cell>
          <table:table-cell office:value-type="float" office:value="0.84959706959707" calcext:value-type="float">
            <text:p>0.84959706959707</text:p>
          </table:table-cell>
          <table:table-cell office:value-type="float" office:value="0.0383983433384315" calcext:value-type="float">
            <text:p>0.0383983433384315</text:p>
          </table:table-cell>
          <table:table-cell office:value-type="float" office:value="0.856141636141636" calcext:value-type="float">
            <text:p>0.856141636141636</text:p>
          </table:table-cell>
          <table:table-cell office:value-type="float" office:value="0.0360704509667617" calcext:value-type="float">
            <text:p>0.0360704509667617</text:p>
          </table:table-cell>
          <table:table-cell office:value-type="float" office:value="0.842881562881563" calcext:value-type="float">
            <text:p>0.842881562881563</text:p>
          </table:table-cell>
          <table:table-cell office:value-type="float" office:value="0.0379677785381232" calcext:value-type="float">
            <text:p>0.0379677785381232</text:p>
          </table:table-cell>
          <table:table-cell office:value-type="float" office:value="0.840634920634921" calcext:value-type="float">
            <text:p>0.840634920634921</text:p>
          </table:table-cell>
          <table:table-cell office:value-type="float" office:value="0.0368433350207783" calcext:value-type="float">
            <text:p>0.0368433350207783</text:p>
          </table:table-cell>
          <table:table-cell office:value-type="float" office:value="0.847252747252747" calcext:value-type="float">
            <text:p>0.847252747252747</text:p>
          </table:table-cell>
          <table:table-cell office:value-type="float" office:value="0.0322008834925807" calcext:value-type="float">
            <text:p>0.0322008834925807</text:p>
          </table:table-cell>
          <table:table-cell office:value-type="float" office:value="0.836263736263736" calcext:value-type="float">
            <text:p>0.836263736263736</text:p>
          </table:table-cell>
          <table:table-cell office:value-type="float" office:value="0.0123269733849551" calcext:value-type="float">
            <text:p>0.0123269733849551</text:p>
          </table:table-cell>
          <table:table-cell office:value-type="float" office:value="0.825323565323565" calcext:value-type="float">
            <text:p>0.825323565323565</text:p>
          </table:table-cell>
          <table:table-cell office:value-type="float" office:value="0.0395627571337607" calcext:value-type="float">
            <text:p>0.0395627571337607</text:p>
          </table:table-cell>
          <table:table-cell office:value-type="float" office:value="0.838412698412698" calcext:value-type="float">
            <text:p>0.838412698412698</text:p>
          </table:table-cell>
          <table:table-cell office:value-type="float" office:value="0.028308222751493" calcext:value-type="float">
            <text:p>0.028308222751493</text:p>
          </table:table-cell>
          <table:table-cell office:value-type="float" office:value="0.827399267399267" calcext:value-type="float">
            <text:p>0.827399267399267</text:p>
          </table:table-cell>
          <table:table-cell office:value-type="float" office:value="0.0269048110827783" calcext:value-type="float">
            <text:p>0.0269048110827783</text:p>
          </table:table-cell>
          <table:table-cell office:value-type="float" office:value="0.836336996336996" calcext:value-type="float">
            <text:p>0.836336996336996</text:p>
          </table:table-cell>
          <table:table-cell office:value-type="float" office:value="0.0339269860947391" calcext:value-type="float">
            <text:p>0.0339269860947391</text:p>
          </table:table-cell>
          <table:table-cell office:value-type="float" office:value="0.842881562881563" calcext:value-type="float">
            <text:p>0.842881562881563</text:p>
          </table:table-cell>
          <table:table-cell office:value-type="float" office:value="0.0228849637101439" calcext:value-type="float">
            <text:p>0.0228849637101439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arrhythmia_cfs</text:p>
          </table:table-cell>
          <table:table-cell office:value-type="float" office:value="0.856141636141636" calcext:value-type="float">
            <text:p>0.856141636141636</text:p>
          </table:table-cell>
          <table:table-cell office:value-type="float" office:value="0.0407676747766162" calcext:value-type="float">
            <text:p>0.0407676747766162</text:p>
          </table:table-cell>
          <table:table-cell office:value-type="float" office:value="0.80979242979243" calcext:value-type="float">
            <text:p>0.80979242979243</text:p>
          </table:table-cell>
          <table:table-cell office:value-type="float" office:value="0.0367230605535813" calcext:value-type="float">
            <text:p>0.0367230605535813</text:p>
          </table:table-cell>
          <table:table-cell office:value-type="float" office:value="0.856141636141636" calcext:value-type="float">
            <text:p>0.856141636141636</text:p>
          </table:table-cell>
          <table:table-cell office:value-type="float" office:value="0.0274275034665414" calcext:value-type="float">
            <text:p>0.0274275034665414</text:p>
          </table:table-cell>
          <table:table-cell office:value-type="float" office:value="0.862808302808303" calcext:value-type="float">
            <text:p>0.862808302808303</text:p>
          </table:table-cell>
          <table:table-cell office:value-type="float" office:value="0.0290742671472244" calcext:value-type="float">
            <text:p>0.0290742671472244</text:p>
          </table:table-cell>
          <table:table-cell office:value-type="float" office:value="0.858388278388278" calcext:value-type="float">
            <text:p>0.858388278388278</text:p>
          </table:table-cell>
          <table:table-cell office:value-type="float" office:value="0.0344498089009138" calcext:value-type="float">
            <text:p>0.0344498089009138</text:p>
          </table:table-cell>
          <table:table-cell office:value-type="float" office:value="0.856166056166056" calcext:value-type="float">
            <text:p>0.856166056166056</text:p>
          </table:table-cell>
          <table:table-cell office:value-type="float" office:value="0.0260721646141982" calcext:value-type="float">
            <text:p>0.0260721646141982</text:p>
          </table:table-cell>
          <table:table-cell office:value-type="float" office:value="0.847252747252747" calcext:value-type="float">
            <text:p>0.847252747252747</text:p>
          </table:table-cell>
          <table:table-cell office:value-type="float" office:value="0.0292533648308678" calcext:value-type="float">
            <text:p>0.0292533648308678</text:p>
          </table:table-cell>
          <table:table-cell office:value-type="float" office:value="0.856092796092796" calcext:value-type="float">
            <text:p>0.856092796092796</text:p>
          </table:table-cell>
          <table:table-cell office:value-type="float" office:value="0.0288358768702766" calcext:value-type="float">
            <text:p>0.0288358768702766</text:p>
          </table:table-cell>
          <table:table-cell office:value-type="float" office:value="0.847301587301587" calcext:value-type="float">
            <text:p>0.847301587301587</text:p>
          </table:table-cell>
          <table:table-cell office:value-type="float" office:value="0.0329172055952774" calcext:value-type="float">
            <text:p>0.0329172055952774</text:p>
          </table:table-cell>
          <table:table-cell office:value-type="float" office:value="0.851697191697192" calcext:value-type="float">
            <text:p>0.851697191697192</text:p>
          </table:table-cell>
          <table:table-cell office:value-type="float" office:value="0.0322913389348149" calcext:value-type="float">
            <text:p>0.0322913389348149</text:p>
          </table:table-cell>
          <table:table-cell office:value-type="float" office:value="0.856166056166056" calcext:value-type="float">
            <text:p>0.856166056166056</text:p>
          </table:table-cell>
          <table:table-cell office:value-type="float" office:value="0.0342576258395656" calcext:value-type="float">
            <text:p>0.0342576258395656</text:p>
          </table:table-cell>
          <table:table-cell office:value-type="float" office:value="0.847350427350427" calcext:value-type="float">
            <text:p>0.847350427350427</text:p>
          </table:table-cell>
          <table:table-cell office:value-type="float" office:value="0.0181400679526236" calcext:value-type="float">
            <text:p>0.0181400679526236</text:p>
          </table:table-cell>
          <table:table-cell office:value-type="float" office:value="0.842808302808303" calcext:value-type="float">
            <text:p>0.842808302808303</text:p>
          </table:table-cell>
          <table:table-cell office:value-type="float" office:value="0.0282222487404503" calcext:value-type="float">
            <text:p>0.0282222487404503</text:p>
          </table:table-cell>
          <table:table-cell office:value-type="float" office:value="0.84952380952381" calcext:value-type="float">
            <text:p>0.84952380952381</text:p>
          </table:table-cell>
          <table:table-cell office:value-type="float" office:value="0.0357427748158788" calcext:value-type="float">
            <text:p>0.0357427748158788</text:p>
          </table:table-cell>
          <table:table-cell office:value-type="float" office:value="0.858412698412698" calcext:value-type="float">
            <text:p>0.858412698412698</text:p>
          </table:table-cell>
          <table:table-cell office:value-type="float" office:value="0.0262447956843049" calcext:value-type="float">
            <text:p>0.0262447956843049</text:p>
          </table:table-cell>
          <table:table-cell office:value-type="float" office:value="0.845079365079365" calcext:value-type="float">
            <text:p>0.845079365079365</text:p>
          </table:table-cell>
          <table:table-cell office:value-type="float" office:value="0.0305315499753477" calcext:value-type="float">
            <text:p>0.0305315499753477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arrhythmia_cfs</text:p>
          </table:table-cell>
          <table:table-cell office:value-type="float" office:value="0.847350427350427" calcext:value-type="float">
            <text:p>0.847350427350427</text:p>
          </table:table-cell>
          <table:table-cell office:value-type="float" office:value="0.0334774176229418" calcext:value-type="float">
            <text:p>0.0334774176229418</text:p>
          </table:table-cell>
          <table:table-cell office:value-type="float" office:value="0.825323565323565" calcext:value-type="float">
            <text:p>0.825323565323565</text:p>
          </table:table-cell>
          <table:table-cell office:value-type="float" office:value="0.0364011571353872" calcext:value-type="float">
            <text:p>0.0364011571353872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28990163452415" calcext:value-type="float">
            <text:p>0.0328990163452415</text:p>
          </table:table-cell>
          <table:table-cell office:value-type="float" office:value="0.84959706959707" calcext:value-type="float">
            <text:p>0.84959706959707</text:p>
          </table:table-cell>
          <table:table-cell office:value-type="float" office:value="0.0307109599987071" calcext:value-type="float">
            <text:p>0.0307109599987071</text:p>
          </table:table-cell>
          <table:table-cell office:value-type="float" office:value="0.853968253968254" calcext:value-type="float">
            <text:p>0.853968253968254</text:p>
          </table:table-cell>
          <table:table-cell office:value-type="float" office:value="0.0362371070154549" calcext:value-type="float">
            <text:p>0.0362371070154549</text:p>
          </table:table-cell>
          <table:table-cell office:value-type="float" office:value="0.856141636141636" calcext:value-type="float">
            <text:p>0.856141636141636</text:p>
          </table:table-cell>
          <table:table-cell office:value-type="float" office:value="0.0384293913757005" calcext:value-type="float">
            <text:p>0.0384293913757005</text:p>
          </table:table-cell>
          <table:table-cell office:value-type="float" office:value="0.853894993894994" calcext:value-type="float">
            <text:p>0.853894993894994</text:p>
          </table:table-cell>
          <table:table-cell office:value-type="float" office:value="0.0270274074313237" calcext:value-type="float">
            <text:p>0.0270274074313237</text:p>
          </table:table-cell>
          <table:table-cell office:value-type="float" office:value="0.864957264957265" calcext:value-type="float">
            <text:p>0.864957264957265</text:p>
          </table:table-cell>
          <table:table-cell office:value-type="float" office:value="0.0269328348583928" calcext:value-type="float">
            <text:p>0.0269328348583928</text:p>
          </table:table-cell>
          <table:table-cell office:value-type="float" office:value="0.851697191697192" calcext:value-type="float">
            <text:p>0.851697191697192</text:p>
          </table:table-cell>
          <table:table-cell office:value-type="float" office:value="0.0384035068142897" calcext:value-type="float">
            <text:p>0.0384035068142897</text:p>
          </table:table-cell>
          <table:table-cell office:value-type="float" office:value="0.860561660561661" calcext:value-type="float">
            <text:p>0.860561660561661</text:p>
          </table:table-cell>
          <table:table-cell office:value-type="float" office:value="0.0331019713863075" calcext:value-type="float">
            <text:p>0.0331019713863075</text:p>
          </table:table-cell>
          <table:table-cell office:value-type="float" office:value="0.864981684981685" calcext:value-type="float">
            <text:p>0.864981684981685</text:p>
          </table:table-cell>
          <table:table-cell office:value-type="float" office:value="0.0347934362093943" calcext:value-type="float">
            <text:p>0.0347934362093943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301457016838014" calcext:value-type="float">
            <text:p>0.0301457016838014</text:p>
          </table:table-cell>
          <table:table-cell office:value-type="float" office:value="0.858388278388278" calcext:value-type="float">
            <text:p>0.858388278388278</text:p>
          </table:table-cell>
          <table:table-cell office:value-type="float" office:value="0.0199452334040309" calcext:value-type="float">
            <text:p>0.0199452334040309</text:p>
          </table:table-cell>
          <table:table-cell office:value-type="float" office:value="0.851746031746032" calcext:value-type="float">
            <text:p>0.851746031746032</text:p>
          </table:table-cell>
          <table:table-cell office:value-type="float" office:value="0.0290158551355264" calcext:value-type="float">
            <text:p>0.0290158551355264</text:p>
          </table:table-cell>
          <table:table-cell office:value-type="float" office:value="0.853919413919414" calcext:value-type="float">
            <text:p>0.853919413919414</text:p>
          </table:table-cell>
          <table:table-cell office:value-type="float" office:value="0.0310708946262095" calcext:value-type="float">
            <text:p>0.0310708946262095</text:p>
          </table:table-cell>
          <table:table-cell office:value-type="float" office:value="0.858290598290598" calcext:value-type="float">
            <text:p>0.858290598290598</text:p>
          </table:table-cell>
          <table:table-cell office:value-type="float" office:value="0.042229223508204" calcext:value-type="float">
            <text:p>0.04222922350820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arrhythmia_cfs</text:p>
          </table:table-cell>
          <table:table-cell office:value-type="float" office:value="0.853943833943834" calcext:value-type="float">
            <text:p>0.853943833943834</text:p>
          </table:table-cell>
          <table:table-cell office:value-type="float" office:value="0.0318823269392546" calcext:value-type="float">
            <text:p>0.0318823269392546</text:p>
          </table:table-cell>
          <table:table-cell office:value-type="float" office:value="0.814261294261294" calcext:value-type="float">
            <text:p>0.814261294261294</text:p>
          </table:table-cell>
          <table:table-cell office:value-type="float" office:value="0.0467591978726109" calcext:value-type="float">
            <text:p>0.0467591978726109</text:p>
          </table:table-cell>
          <table:table-cell office:value-type="float" office:value="0.853968253968254" calcext:value-type="float">
            <text:p>0.853968253968254</text:p>
          </table:table-cell>
          <table:table-cell office:value-type="float" office:value="0.0355463423437439" calcext:value-type="float">
            <text:p>0.0355463423437439</text:p>
          </table:table-cell>
          <table:table-cell office:value-type="float" office:value="0.853992673992674" calcext:value-type="float">
            <text:p>0.853992673992674</text:p>
          </table:table-cell>
          <table:table-cell office:value-type="float" office:value="0.036239102316638" calcext:value-type="float">
            <text:p>0.036239102316638</text:p>
          </table:table-cell>
          <table:table-cell office:value-type="float" office:value="0.860610500610501" calcext:value-type="float">
            <text:p>0.860610500610501</text:p>
          </table:table-cell>
          <table:table-cell office:value-type="float" office:value="0.0363207947653537" calcext:value-type="float">
            <text:p>0.0363207947653537</text:p>
          </table:table-cell>
          <table:table-cell office:value-type="float" office:value="0.858388278388278" calcext:value-type="float">
            <text:p>0.858388278388278</text:p>
          </table:table-cell>
          <table:table-cell office:value-type="float" office:value="0.0345671030913792" calcext:value-type="float">
            <text:p>0.0345671030913792</text:p>
          </table:table-cell>
          <table:table-cell office:value-type="float" office:value="0.853943833943834" calcext:value-type="float">
            <text:p>0.853943833943834</text:p>
          </table:table-cell>
          <table:table-cell office:value-type="float" office:value="0.0278382119761366" calcext:value-type="float">
            <text:p>0.0278382119761366</text:p>
          </table:table-cell>
          <table:table-cell office:value-type="float" office:value="0.869426129426129" calcext:value-type="float">
            <text:p>0.869426129426129</text:p>
          </table:table-cell>
          <table:table-cell office:value-type="float" office:value="0.0298198896649325" calcext:value-type="float">
            <text:p>0.0298198896649325</text:p>
          </table:table-cell>
          <table:table-cell office:value-type="float" office:value="0.847277167277167" calcext:value-type="float">
            <text:p>0.847277167277167</text:p>
          </table:table-cell>
          <table:table-cell office:value-type="float" office:value="0.0329906983299575" calcext:value-type="float">
            <text:p>0.0329906983299575</text:p>
          </table:table-cell>
          <table:table-cell office:value-type="float" office:value="0.862808302808303" calcext:value-type="float">
            <text:p>0.862808302808303</text:p>
          </table:table-cell>
          <table:table-cell office:value-type="float" office:value="0.0256140622227851" calcext:value-type="float">
            <text:p>0.0256140622227851</text:p>
          </table:table-cell>
          <table:table-cell office:value-type="float" office:value="0.853943833943834" calcext:value-type="float">
            <text:p>0.853943833943834</text:p>
          </table:table-cell>
          <table:table-cell office:value-type="float" office:value="0.0346650826660879" calcext:value-type="float">
            <text:p>0.0346650826660879</text:p>
          </table:table-cell>
          <table:table-cell office:value-type="float" office:value="0.853943833943834" calcext:value-type="float">
            <text:p>0.853943833943834</text:p>
          </table:table-cell>
          <table:table-cell office:value-type="float" office:value="0.0395467197602597" calcext:value-type="float">
            <text:p>0.0395467197602597</text:p>
          </table:table-cell>
          <table:table-cell office:value-type="float" office:value="0.853919413919414" calcext:value-type="float">
            <text:p>0.853919413919414</text:p>
          </table:table-cell>
          <table:table-cell office:value-type="float" office:value="0.0245036115239438" calcext:value-type="float">
            <text:p>0.0245036115239438</text:p>
          </table:table-cell>
          <table:table-cell office:value-type="float" office:value="0.84957264957265" calcext:value-type="float">
            <text:p>0.84957264957265</text:p>
          </table:table-cell>
          <table:table-cell office:value-type="float" office:value="0.0307261991476766" calcext:value-type="float">
            <text:p>0.0307261991476766</text:p>
          </table:table-cell>
          <table:table-cell office:value-type="float" office:value="0.856166056166056" calcext:value-type="float">
            <text:p>0.856166056166056</text:p>
          </table:table-cell>
          <table:table-cell office:value-type="float" office:value="0.0250224829988689" calcext:value-type="float">
            <text:p>0.0250224829988689</text:p>
          </table:table-cell>
          <table:table-cell office:value-type="float" office:value="0.853894993894994" calcext:value-type="float">
            <text:p>0.853894993894994</text:p>
          </table:table-cell>
          <table:table-cell office:value-type="float" office:value="0.0442374656922476" calcext:value-type="float">
            <text:p>0.044237465692247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arrhythmia_cfs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09659246004541" calcext:value-type="float">
            <text:p>0.0309659246004541</text:p>
          </table:table-cell>
          <table:table-cell office:value-type="float" office:value="0.820879120879121" calcext:value-type="float">
            <text:p>0.820879120879121</text:p>
          </table:table-cell>
          <table:table-cell office:value-type="float" office:value="0.0310554645786018" calcext:value-type="float">
            <text:p>0.0310554645786018</text:p>
          </table:table-cell>
          <table:table-cell office:value-type="float" office:value="0.856141636141636" calcext:value-type="float">
            <text:p>0.856141636141636</text:p>
          </table:table-cell>
          <table:table-cell office:value-type="float" office:value="0.0225998057817746" calcext:value-type="float">
            <text:p>0.0225998057817746</text:p>
          </table:table-cell>
          <table:table-cell office:value-type="float" office:value="0.860634920634921" calcext:value-type="float">
            <text:p>0.860634920634921</text:p>
          </table:table-cell>
          <table:table-cell office:value-type="float" office:value="0.037925563718992" calcext:value-type="float">
            <text:p>0.037925563718992</text:p>
          </table:table-cell>
          <table:table-cell office:value-type="float" office:value="0.867228327228327" calcext:value-type="float">
            <text:p>0.867228327228327</text:p>
          </table:table-cell>
          <table:table-cell office:value-type="float" office:value="0.0323935558909774" calcext:value-type="float">
            <text:p>0.0323935558909774</text:p>
          </table:table-cell>
          <table:table-cell office:value-type="float" office:value="0.856166056166056" calcext:value-type="float">
            <text:p>0.856166056166056</text:p>
          </table:table-cell>
          <table:table-cell office:value-type="float" office:value="0.031438825407106" calcext:value-type="float">
            <text:p>0.031438825407106</text:p>
          </table:table-cell>
          <table:table-cell office:value-type="float" office:value="0.84949938949939" calcext:value-type="float">
            <text:p>0.84949938949939</text:p>
          </table:table-cell>
          <table:table-cell office:value-type="float" office:value="0.0398894390252119" calcext:value-type="float">
            <text:p>0.0398894390252119</text:p>
          </table:table-cell>
          <table:table-cell office:value-type="float" office:value="0.871648351648351" calcext:value-type="float">
            <text:p>0.871648351648351</text:p>
          </table:table-cell>
          <table:table-cell office:value-type="float" office:value="0.0330229932500383" calcext:value-type="float">
            <text:p>0.0330229932500383</text:p>
          </table:table-cell>
          <table:table-cell office:value-type="float" office:value="0.845079365079365" calcext:value-type="float">
            <text:p>0.845079365079365</text:p>
          </table:table-cell>
          <table:table-cell office:value-type="float" office:value="0.0353208661873251" calcext:value-type="float">
            <text:p>0.0353208661873251</text:p>
          </table:table-cell>
          <table:table-cell office:value-type="float" office:value="0.865006105006105" calcext:value-type="float">
            <text:p>0.865006105006105</text:p>
          </table:table-cell>
          <table:table-cell office:value-type="float" office:value="0.0328200267784814" calcext:value-type="float">
            <text:p>0.0328200267784814</text:p>
          </table:table-cell>
          <table:table-cell office:value-type="float" office:value="0.862783882783883" calcext:value-type="float">
            <text:p>0.862783882783883</text:p>
          </table:table-cell>
          <table:table-cell office:value-type="float" office:value="0.035746403432953" calcext:value-type="float">
            <text:p>0.035746403432953</text:p>
          </table:table-cell>
          <table:table-cell office:value-type="float" office:value="0.84949938949939" calcext:value-type="float">
            <text:p>0.84949938949939</text:p>
          </table:table-cell>
          <table:table-cell office:value-type="float" office:value="0.0405561395843745" calcext:value-type="float">
            <text:p>0.0405561395843745</text:p>
          </table:table-cell>
          <table:table-cell office:value-type="float" office:value="0.856117216117216" calcext:value-type="float">
            <text:p>0.856117216117216</text:p>
          </table:table-cell>
          <table:table-cell office:value-type="float" office:value="0.0265079055751376" calcext:value-type="float">
            <text:p>0.0265079055751376</text:p>
          </table:table-cell>
          <table:table-cell office:value-type="float" office:value="0.851770451770452" calcext:value-type="float">
            <text:p>0.851770451770452</text:p>
          </table:table-cell>
          <table:table-cell office:value-type="float" office:value="0.0277187447158389" calcext:value-type="float">
            <text:p>0.0277187447158389</text:p>
          </table:table-cell>
          <table:table-cell office:value-type="float" office:value="0.853919413919414" calcext:value-type="float">
            <text:p>0.853919413919414</text:p>
          </table:table-cell>
          <table:table-cell office:value-type="float" office:value="0.0348183008361972" calcext:value-type="float">
            <text:p>0.0348183008361972</text:p>
          </table:table-cell>
          <table:table-cell office:value-type="float" office:value="0.8604884004884" calcext:value-type="float">
            <text:p>0.8604884004884</text:p>
          </table:table-cell>
          <table:table-cell office:value-type="float" office:value="0.0369277280633514" calcext:value-type="float">
            <text:p>0.03692772806335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arrhythmia_cfs</text:p>
          </table:table-cell>
          <table:table-cell office:value-type="float" office:value="0.849533577533578" calcext:value-type="float">
            <text:p>0.849533577533578</text:p>
          </table:table-cell>
          <table:table-cell office:value-type="float" office:value="0.0343001346125666" calcext:value-type="float">
            <text:p>0.0343001346125666</text:p>
          </table:table-cell>
          <table:table-cell office:value-type="float" office:value="0.813787545787546" calcext:value-type="float">
            <text:p>0.813787545787546</text:p>
          </table:table-cell>
          <table:table-cell office:value-type="float" office:value="0.0358894569173335" calcext:value-type="float">
            <text:p>0.0358894569173335</text:p>
          </table:table-cell>
          <table:table-cell office:value-type="float" office:value="0.855262515262515" calcext:value-type="float">
            <text:p>0.855262515262515</text:p>
          </table:table-cell>
          <table:table-cell office:value-type="float" office:value="0.0297361483089152" calcext:value-type="float">
            <text:p>0.0297361483089152</text:p>
          </table:table-cell>
          <table:table-cell office:value-type="float" office:value="0.854407814407814" calcext:value-type="float">
            <text:p>0.854407814407814</text:p>
          </table:table-cell>
          <table:table-cell office:value-type="float" office:value="0.0327925030979937" calcext:value-type="float">
            <text:p>0.0327925030979937</text:p>
          </table:table-cell>
          <table:table-cell office:value-type="float" office:value="0.85396336996337" calcext:value-type="float">
            <text:p>0.85396336996337</text:p>
          </table:table-cell>
          <table:table-cell office:value-type="float" office:value="0.0325045961657775" calcext:value-type="float">
            <text:p>0.0325045961657775</text:p>
          </table:table-cell>
          <table:table-cell office:value-type="float" office:value="0.855291819291819" calcext:value-type="float">
            <text:p>0.855291819291819</text:p>
          </table:table-cell>
          <table:table-cell office:value-type="float" office:value="0.0337811655653631" calcext:value-type="float">
            <text:p>0.0337811655653631</text:p>
          </table:table-cell>
          <table:table-cell office:value-type="float" office:value="0.85214652014652" calcext:value-type="float">
            <text:p>0.85214652014652</text:p>
          </table:table-cell>
          <table:table-cell office:value-type="float" office:value="0.0320157748460603" calcext:value-type="float">
            <text:p>0.0320157748460603</text:p>
          </table:table-cell>
          <table:table-cell office:value-type="float" office:value="0.861001221001221" calcext:value-type="float">
            <text:p>0.861001221001221</text:p>
          </table:table-cell>
          <table:table-cell office:value-type="float" office:value="0.0313158746363527" calcext:value-type="float">
            <text:p>0.0313158746363527</text:p>
          </table:table-cell>
          <table:table-cell office:value-type="float" office:value="0.846398046398046" calcext:value-type="float">
            <text:p>0.846398046398046</text:p>
          </table:table-cell>
          <table:table-cell office:value-type="float" office:value="0.0352951223895256" calcext:value-type="float">
            <text:p>0.0352951223895256</text:p>
          </table:table-cell>
          <table:table-cell office:value-type="float" office:value="0.857465201465202" calcext:value-type="float">
            <text:p>0.857465201465202</text:p>
          </table:table-cell>
          <table:table-cell office:value-type="float" office:value="0.0312056565629939" calcext:value-type="float">
            <text:p>0.0312056565629939</text:p>
          </table:table-cell>
          <table:table-cell office:value-type="float" office:value="0.854827838827839" calcext:value-type="float">
            <text:p>0.854827838827839</text:p>
          </table:table-cell>
          <table:table-cell office:value-type="float" office:value="0.0303579043065912" calcext:value-type="float">
            <text:p>0.0303579043065912</text:p>
          </table:table-cell>
          <table:table-cell office:value-type="float" office:value="0.845567765567766" calcext:value-type="float">
            <text:p>0.845567765567766</text:p>
          </table:table-cell>
          <table:table-cell office:value-type="float" office:value="0.033590277222964" calcext:value-type="float">
            <text:p>0.033590277222964</text:p>
          </table:table-cell>
          <table:table-cell office:value-type="float" office:value="0.849929181929182" calcext:value-type="float">
            <text:p>0.849929181929182</text:p>
          </table:table-cell>
          <table:table-cell office:value-type="float" office:value="0.0254974443990111" calcext:value-type="float">
            <text:p>0.0254974443990111</text:p>
          </table:table-cell>
          <table:table-cell office:value-type="float" office:value="0.846002442002442" calcext:value-type="float">
            <text:p>0.846002442002442</text:p>
          </table:table-cell>
          <table:table-cell office:value-type="float" office:value="0.0300216769795398" calcext:value-type="float">
            <text:p>0.0300216769795398</text:p>
          </table:table-cell>
          <table:table-cell office:value-type="float" office:value="0.851750915750916" calcext:value-type="float">
            <text:p>0.851750915750916</text:p>
          </table:table-cell>
          <table:table-cell office:value-type="float" office:value="0.0302166920480639" calcext:value-type="float">
            <text:p>0.0302166920480639</text:p>
          </table:table-cell>
          <table:table-cell office:value-type="float" office:value="0.852126984126984" calcext:value-type="float">
            <text:p>0.852126984126984</text:p>
          </table:table-cell>
          <table:table-cell office:value-type="float" office:value="0.0353621861898589" calcext:value-type="float">
            <text:p>0.035362186189858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31819291819292" calcext:value-type="float">
            <text:p>0.831819291819292</text:p>
          </table:table-cell>
          <table:table-cell office:value-type="float" office:value="0.0242182752810172" calcext:value-type="float">
            <text:p>0.0242182752810172</text:p>
          </table:table-cell>
          <table:table-cell office:value-type="float" office:value="0.834017094017094" calcext:value-type="float">
            <text:p>0.834017094017094</text:p>
          </table:table-cell>
          <table:table-cell office:value-type="float" office:value="0.0326787923711062" calcext:value-type="float">
            <text:p>0.0326787923711062</text:p>
          </table:table-cell>
          <table:table-cell office:value-type="float" office:value="0.829548229548229" calcext:value-type="float">
            <text:p>0.829548229548229</text:p>
          </table:table-cell>
          <table:table-cell office:value-type="float" office:value="0.0368851514949775" calcext:value-type="float">
            <text:p>0.0368851514949775</text:p>
          </table:table-cell>
          <table:table-cell office:value-type="float" office:value="0.840634920634921" calcext:value-type="float">
            <text:p>0.840634920634921</text:p>
          </table:table-cell>
          <table:table-cell office:value-type="float" office:value="0.0602543628487585" calcext:value-type="float">
            <text:p>0.0602543628487585</text:p>
          </table:table-cell>
          <table:table-cell office:value-type="float" office:value="0.847252747252747" calcext:value-type="float">
            <text:p>0.847252747252747</text:p>
          </table:table-cell>
          <table:table-cell office:value-type="float" office:value="0.0291841003376422" calcext:value-type="float">
            <text:p>0.0291841003376422</text:p>
          </table:table-cell>
          <table:table-cell office:value-type="float" office:value="0.811770451770452" calcext:value-type="float">
            <text:p>0.811770451770452</text:p>
          </table:table-cell>
          <table:table-cell office:value-type="float" office:value="0.0508659934957432" calcext:value-type="float">
            <text:p>0.0508659934957432</text:p>
          </table:table-cell>
          <table:table-cell office:value-type="float" office:value="0.82957264957265" calcext:value-type="float">
            <text:p>0.82957264957265</text:p>
          </table:table-cell>
          <table:table-cell office:value-type="float" office:value="0.0413471110522545" calcext:value-type="float">
            <text:p>0.0413471110522545</text:p>
          </table:table-cell>
          <table:table-cell office:value-type="float" office:value="0.823003663003663" calcext:value-type="float">
            <text:p>0.823003663003663</text:p>
          </table:table-cell>
          <table:table-cell office:value-type="float" office:value="0.0283480881891601" calcext:value-type="float">
            <text:p>0.0283480881891601</text:p>
          </table:table-cell>
          <table:table-cell office:value-type="float" office:value="0.834017094017094" calcext:value-type="float">
            <text:p>0.834017094017094</text:p>
          </table:table-cell>
          <table:table-cell office:value-type="float" office:value="0.0642023527032932" calcext:value-type="float">
            <text:p>0.0642023527032932</text:p>
          </table:table-cell>
          <table:table-cell office:value-type="float" office:value="0.844981684981685" calcext:value-type="float">
            <text:p>0.844981684981685</text:p>
          </table:table-cell>
          <table:table-cell office:value-type="float" office:value="0.0405567828793979" calcext:value-type="float">
            <text:p>0.0405567828793979</text:p>
          </table:table-cell>
          <table:table-cell office:value-type="float" office:value="0.845030525030525" calcext:value-type="float">
            <text:p>0.845030525030525</text:p>
          </table:table-cell>
          <table:table-cell office:value-type="float" office:value="0.0229277566248973" calcext:value-type="float">
            <text:p>0.0229277566248973</text:p>
          </table:table-cell>
          <table:table-cell office:value-type="float" office:value="0.831819291819292" calcext:value-type="float">
            <text:p>0.831819291819292</text:p>
          </table:table-cell>
          <table:table-cell office:value-type="float" office:value="0.0309337231505924" calcext:value-type="float">
            <text:p>0.0309337231505924</text:p>
          </table:table-cell>
          <table:table-cell office:value-type="float" office:value="0.845079365079365" calcext:value-type="float">
            <text:p>0.845079365079365</text:p>
          </table:table-cell>
          <table:table-cell office:value-type="float" office:value="0.0457774022138217" calcext:value-type="float">
            <text:p>0.0457774022138217</text:p>
          </table:table-cell>
          <table:table-cell office:value-type="float" office:value="0.838461538461539" calcext:value-type="float">
            <text:p>0.838461538461539</text:p>
          </table:table-cell>
          <table:table-cell office:value-type="float" office:value="0.0231892209867947" calcext:value-type="float">
            <text:p>0.0231892209867947</text:p>
          </table:table-cell>
          <table:table-cell office:value-type="float" office:value="0.84947496947497" calcext:value-type="float">
            <text:p>0.84947496947497</text:p>
          </table:table-cell>
          <table:table-cell office:value-type="float" office:value="0.0292242248700762" calcext:value-type="float">
            <text:p>0.0292242248700762</text:p>
          </table:table-cell>
          <table:table-cell office:value-type="float" office:value="0.86053724053724" calcext:value-type="float">
            <text:p>0.86053724053724</text:p>
          </table:table-cell>
          <table:table-cell office:value-type="float" office:value="0.0304023664814739" calcext:value-type="float">
            <text:p>0.0304023664814739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51746031746032" calcext:value-type="float">
            <text:p>0.851746031746032</text:p>
          </table:table-cell>
          <table:table-cell office:value-type="float" office:value="0.0244755778360638" calcext:value-type="float">
            <text:p>0.0244755778360638</text:p>
          </table:table-cell>
          <table:table-cell office:value-type="float" office:value="0.847326007326007" calcext:value-type="float">
            <text:p>0.847326007326007</text:p>
          </table:table-cell>
          <table:table-cell office:value-type="float" office:value="0.0307976350085634" calcext:value-type="float">
            <text:p>0.0307976350085634</text:p>
          </table:table-cell>
          <table:table-cell office:value-type="float" office:value="0.84947496947497" calcext:value-type="float">
            <text:p>0.84947496947497</text:p>
          </table:table-cell>
          <table:table-cell office:value-type="float" office:value="0.0429151446489982" calcext:value-type="float">
            <text:p>0.0429151446489982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348913356768896" calcext:value-type="float">
            <text:p>0.0348913356768896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322120625751582" calcext:value-type="float">
            <text:p>0.0322120625751582</text:p>
          </table:table-cell>
          <table:table-cell office:value-type="float" office:value="0.842783882783883" calcext:value-type="float">
            <text:p>0.842783882783883</text:p>
          </table:table-cell>
          <table:table-cell office:value-type="float" office:value="0.0401282938285609" calcext:value-type="float">
            <text:p>0.0401282938285609</text:p>
          </table:table-cell>
          <table:table-cell office:value-type="float" office:value="0.847203907203907" calcext:value-type="float">
            <text:p>0.847203907203907</text:p>
          </table:table-cell>
          <table:table-cell office:value-type="float" office:value="0.048431102316373" calcext:value-type="float">
            <text:p>0.048431102316373</text:p>
          </table:table-cell>
          <table:table-cell office:value-type="float" office:value="0.845103785103785" calcext:value-type="float">
            <text:p>0.845103785103785</text:p>
          </table:table-cell>
          <table:table-cell office:value-type="float" office:value="0.034269221584476" calcext:value-type="float">
            <text:p>0.034269221584476</text:p>
          </table:table-cell>
          <table:table-cell office:value-type="float" office:value="0.847301587301587" calcext:value-type="float">
            <text:p>0.847301587301587</text:p>
          </table:table-cell>
          <table:table-cell office:value-type="float" office:value="0.0364754164396882" calcext:value-type="float">
            <text:p>0.0364754164396882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200831504203264" calcext:value-type="float">
            <text:p>0.0200831504203264</text:p>
          </table:table-cell>
          <table:table-cell office:value-type="float" office:value="0.847228327228327" calcext:value-type="float">
            <text:p>0.847228327228327</text:p>
          </table:table-cell>
          <table:table-cell office:value-type="float" office:value="0.0367291495901621" calcext:value-type="float">
            <text:p>0.0367291495901621</text:p>
          </table:table-cell>
          <table:table-cell office:value-type="float" office:value="0.856190476190476" calcext:value-type="float">
            <text:p>0.856190476190476</text:p>
          </table:table-cell>
          <table:table-cell office:value-type="float" office:value="0.0477844876647144" calcext:value-type="float">
            <text:p>0.0477844876647144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488901300007499" calcext:value-type="float">
            <text:p>0.0488901300007499</text:p>
          </table:table-cell>
          <table:table-cell office:value-type="float" office:value="0.84949938949939" calcext:value-type="float">
            <text:p>0.84949938949939</text:p>
          </table:table-cell>
          <table:table-cell office:value-type="float" office:value="0.0302019039146058" calcext:value-type="float">
            <text:p>0.0302019039146058</text:p>
          </table:table-cell>
          <table:table-cell office:value-type="float" office:value="0.86053724053724" calcext:value-type="float">
            <text:p>0.86053724053724</text:p>
          </table:table-cell>
          <table:table-cell office:value-type="float" office:value="0.033248179370437" calcext:value-type="float">
            <text:p>0.033248179370437</text:p>
          </table:table-cell>
          <table:table-cell office:value-type="float" office:value="0.858412698412698" calcext:value-type="float">
            <text:p>0.858412698412698</text:p>
          </table:table-cell>
          <table:table-cell office:value-type="float" office:value="0.0394079539100307" calcext:value-type="float">
            <text:p>0.039407953910030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62759462759463" calcext:value-type="float">
            <text:p>0.862759462759463</text:p>
          </table:table-cell>
          <table:table-cell office:value-type="float" office:value="0.0323229950367531" calcext:value-type="float">
            <text:p>0.0323229950367531</text:p>
          </table:table-cell>
          <table:table-cell office:value-type="float" office:value="0.853968253968254" calcext:value-type="float">
            <text:p>0.853968253968254</text:p>
          </table:table-cell>
          <table:table-cell office:value-type="float" office:value="0.0416627194702608" calcext:value-type="float">
            <text:p>0.0416627194702608</text:p>
          </table:table-cell>
          <table:table-cell office:value-type="float" office:value="0.847228327228327" calcext:value-type="float">
            <text:p>0.847228327228327</text:p>
          </table:table-cell>
          <table:table-cell office:value-type="float" office:value="0.0414656580797517" calcext:value-type="float">
            <text:p>0.0414656580797517</text:p>
          </table:table-cell>
          <table:table-cell office:value-type="float" office:value="0.858290598290598" calcext:value-type="float">
            <text:p>0.858290598290598</text:p>
          </table:table-cell>
          <table:table-cell office:value-type="float" office:value="0.0443068352297626" calcext:value-type="float">
            <text:p>0.0443068352297626</text:p>
          </table:table-cell>
          <table:table-cell office:value-type="float" office:value="0.860561660561661" calcext:value-type="float">
            <text:p>0.860561660561661</text:p>
          </table:table-cell>
          <table:table-cell office:value-type="float" office:value="0.0341403600968444" calcext:value-type="float">
            <text:p>0.0341403600968444</text:p>
          </table:table-cell>
          <table:table-cell office:value-type="float" office:value="0.853846153846154" calcext:value-type="float">
            <text:p>0.853846153846154</text:p>
          </table:table-cell>
          <table:table-cell office:value-type="float" office:value="0.0436699583090436" calcext:value-type="float">
            <text:p>0.0436699583090436</text:p>
          </table:table-cell>
          <table:table-cell office:value-type="float" office:value="0.856117216117216" calcext:value-type="float">
            <text:p>0.856117216117216</text:p>
          </table:table-cell>
          <table:table-cell office:value-type="float" office:value="0.0307714837247162" calcext:value-type="float">
            <text:p>0.0307714837247162</text:p>
          </table:table-cell>
          <table:table-cell office:value-type="float" office:value="0.847301587301587" calcext:value-type="float">
            <text:p>0.847301587301587</text:p>
          </table:table-cell>
          <table:table-cell office:value-type="float" office:value="0.0411592068169676" calcext:value-type="float">
            <text:p>0.0411592068169676</text:p>
          </table:table-cell>
          <table:table-cell office:value-type="float" office:value="0.853894993894994" calcext:value-type="float">
            <text:p>0.853894993894994</text:p>
          </table:table-cell>
          <table:table-cell office:value-type="float" office:value="0.0366014947817093" calcext:value-type="float">
            <text:p>0.0366014947817093</text:p>
          </table:table-cell>
          <table:table-cell office:value-type="float" office:value="0.849450549450549" calcext:value-type="float">
            <text:p>0.849450549450549</text:p>
          </table:table-cell>
          <table:table-cell office:value-type="float" office:value="0.0343288135857285" calcext:value-type="float">
            <text:p>0.0343288135857285</text:p>
          </table:table-cell>
          <table:table-cell office:value-type="float" office:value="0.851672771672772" calcext:value-type="float">
            <text:p>0.851672771672772</text:p>
          </table:table-cell>
          <table:table-cell office:value-type="float" office:value="0.0464500222984229" calcext:value-type="float">
            <text:p>0.0464500222984229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97010382355209" calcext:value-type="float">
            <text:p>0.0397010382355209</text:p>
          </table:table-cell>
          <table:table-cell office:value-type="float" office:value="0.853919413919414" calcext:value-type="float">
            <text:p>0.853919413919414</text:p>
          </table:table-cell>
          <table:table-cell office:value-type="float" office:value="0.0389128510830476" calcext:value-type="float">
            <text:p>0.0389128510830476</text:p>
          </table:table-cell>
          <table:table-cell office:value-type="float" office:value="0.860512820512821" calcext:value-type="float">
            <text:p>0.860512820512821</text:p>
          </table:table-cell>
          <table:table-cell office:value-type="float" office:value="0.0376435488322384" calcext:value-type="float">
            <text:p>0.0376435488322384</text:p>
          </table:table-cell>
          <table:table-cell office:value-type="float" office:value="0.864957264957265" calcext:value-type="float">
            <text:p>0.864957264957265</text:p>
          </table:table-cell>
          <table:table-cell office:value-type="float" office:value="0.0365686298473574" calcext:value-type="float">
            <text:p>0.0365686298473574</text:p>
          </table:table-cell>
          <table:table-cell office:value-type="float" office:value="0.856141636141636" calcext:value-type="float">
            <text:p>0.856141636141636</text:p>
          </table:table-cell>
          <table:table-cell office:value-type="float" office:value="0.0471911364439498" calcext:value-type="float">
            <text:p>0.047191136443949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64957264957265" calcext:value-type="float">
            <text:p>0.864957264957265</text:p>
          </table:table-cell>
          <table:table-cell office:value-type="float" office:value="0.0413887897201297" calcext:value-type="float">
            <text:p>0.0413887897201297</text:p>
          </table:table-cell>
          <table:table-cell office:value-type="float" office:value="0.853919413919414" calcext:value-type="float">
            <text:p>0.853919413919414</text:p>
          </table:table-cell>
          <table:table-cell office:value-type="float" office:value="0.0355991067186317" calcext:value-type="float">
            <text:p>0.0355991067186317</text:p>
          </table:table-cell>
          <table:table-cell office:value-type="float" office:value="0.858315018315018" calcext:value-type="float">
            <text:p>0.858315018315018</text:p>
          </table:table-cell>
          <table:table-cell office:value-type="float" office:value="0.0382060822833352" calcext:value-type="float">
            <text:p>0.0382060822833352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72959414922469" calcext:value-type="float">
            <text:p>0.0372959414922469</text:p>
          </table:table-cell>
          <table:table-cell office:value-type="float" office:value="0.864957264957265" calcext:value-type="float">
            <text:p>0.864957264957265</text:p>
          </table:table-cell>
          <table:table-cell office:value-type="float" office:value="0.0399033025197227" calcext:value-type="float">
            <text:p>0.0399033025197227</text:p>
          </table:table-cell>
          <table:table-cell office:value-type="float" office:value="0.853846153846154" calcext:value-type="float">
            <text:p>0.853846153846154</text:p>
          </table:table-cell>
          <table:table-cell office:value-type="float" office:value="0.0442797738358585" calcext:value-type="float">
            <text:p>0.0442797738358585</text:p>
          </table:table-cell>
          <table:table-cell office:value-type="float" office:value="0.853943833943834" calcext:value-type="float">
            <text:p>0.853943833943834</text:p>
          </table:table-cell>
          <table:table-cell office:value-type="float" office:value="0.0318823269392546" calcext:value-type="float">
            <text:p>0.0318823269392546</text:p>
          </table:table-cell>
          <table:table-cell office:value-type="float" office:value="0.853943833943834" calcext:value-type="float">
            <text:p>0.853943833943834</text:p>
          </table:table-cell>
          <table:table-cell office:value-type="float" office:value="0.0364022629292488" calcext:value-type="float">
            <text:p>0.0364022629292488</text:p>
          </table:table-cell>
          <table:table-cell office:value-type="float" office:value="0.862735042735043" calcext:value-type="float">
            <text:p>0.862735042735043</text:p>
          </table:table-cell>
          <table:table-cell office:value-type="float" office:value="0.0519845051848323" calcext:value-type="float">
            <text:p>0.0519845051848323</text:p>
          </table:table-cell>
          <table:table-cell office:value-type="float" office:value="0.853894993894994" calcext:value-type="float">
            <text:p>0.853894993894994</text:p>
          </table:table-cell>
          <table:table-cell office:value-type="float" office:value="0.0331383870341072" calcext:value-type="float">
            <text:p>0.0331383870341072</text:p>
          </table:table-cell>
          <table:table-cell office:value-type="float" office:value="0.847252747252747" calcext:value-type="float">
            <text:p>0.847252747252747</text:p>
          </table:table-cell>
          <table:table-cell office:value-type="float" office:value="0.042162040254754" calcext:value-type="float">
            <text:p>0.042162040254754</text:p>
          </table:table-cell>
          <table:table-cell office:value-type="float" office:value="0.864981684981685" calcext:value-type="float">
            <text:p>0.864981684981685</text:p>
          </table:table-cell>
          <table:table-cell office:value-type="float" office:value="0.0347934362093944" calcext:value-type="float">
            <text:p>0.0347934362093944</text:p>
          </table:table-cell>
          <table:table-cell office:value-type="float" office:value="0.84947496947497" calcext:value-type="float">
            <text:p>0.84947496947497</text:p>
          </table:table-cell>
          <table:table-cell office:value-type="float" office:value="0.0368602250424224" calcext:value-type="float">
            <text:p>0.0368602250424224</text:p>
          </table:table-cell>
          <table:table-cell office:value-type="float" office:value="0.858315018315018" calcext:value-type="float">
            <text:p>0.858315018315018</text:p>
          </table:table-cell>
          <table:table-cell office:value-type="float" office:value="0.0340265898548396" calcext:value-type="float">
            <text:p>0.0340265898548396</text:p>
          </table:table-cell>
          <table:table-cell office:value-type="float" office:value="0.858339438339438" calcext:value-type="float">
            <text:p>0.858339438339438</text:p>
          </table:table-cell>
          <table:table-cell office:value-type="float" office:value="0.0426516192543897" calcext:value-type="float">
            <text:p>0.0426516192543897</text:p>
          </table:table-cell>
          <table:table-cell office:value-type="float" office:value="0.853919413919414" calcext:value-type="float">
            <text:p>0.853919413919414</text:p>
          </table:table-cell>
          <table:table-cell office:value-type="float" office:value="0.041305462515432" calcext:value-type="float">
            <text:p>0.04130546251543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58290598290598" calcext:value-type="float">
            <text:p>0.858290598290598</text:p>
          </table:table-cell>
          <table:table-cell office:value-type="float" office:value="0.0531722971004782" calcext:value-type="float">
            <text:p>0.0531722971004782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72053918508591" calcext:value-type="float">
            <text:p>0.0372053918508591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46273879695075" calcext:value-type="float">
            <text:p>0.0346273879695075</text:p>
          </table:table-cell>
          <table:table-cell office:value-type="float" office:value="0.858339438339438" calcext:value-type="float">
            <text:p>0.858339438339438</text:p>
          </table:table-cell>
          <table:table-cell office:value-type="float" office:value="0.0365899658726523" calcext:value-type="float">
            <text:p>0.0365899658726523</text:p>
          </table:table-cell>
          <table:table-cell office:value-type="float" office:value="0.862759462759463" calcext:value-type="float">
            <text:p>0.862759462759463</text:p>
          </table:table-cell>
          <table:table-cell office:value-type="float" office:value="0.0350130483094642" calcext:value-type="float">
            <text:p>0.0350130483094642</text:p>
          </table:table-cell>
          <table:table-cell office:value-type="float" office:value="0.851648351648352" calcext:value-type="float">
            <text:p>0.851648351648352</text:p>
          </table:table-cell>
          <table:table-cell office:value-type="float" office:value="0.05081998648066" calcext:value-type="float">
            <text:p>0.05081998648066</text:p>
          </table:table-cell>
          <table:table-cell office:value-type="float" office:value="0.847301587301587" calcext:value-type="float">
            <text:p>0.847301587301587</text:p>
          </table:table-cell>
          <table:table-cell office:value-type="float" office:value="0.0299726081450476" calcext:value-type="float">
            <text:p>0.0299726081450476</text:p>
          </table:table-cell>
          <table:table-cell office:value-type="float" office:value="0.862759462759463" calcext:value-type="float">
            <text:p>0.862759462759463</text:p>
          </table:table-cell>
          <table:table-cell office:value-type="float" office:value="0.02924966976823" calcext:value-type="float">
            <text:p>0.02924966976823</text:p>
          </table:table-cell>
          <table:table-cell office:value-type="float" office:value="0.856141636141636" calcext:value-type="float">
            <text:p>0.856141636141636</text:p>
          </table:table-cell>
          <table:table-cell office:value-type="float" office:value="0.0457613600335921" calcext:value-type="float">
            <text:p>0.0457613600335921</text:p>
          </table:table-cell>
          <table:table-cell office:value-type="float" office:value="0.853919413919414" calcext:value-type="float">
            <text:p>0.853919413919414</text:p>
          </table:table-cell>
          <table:table-cell office:value-type="float" office:value="0.0355991067186317" calcext:value-type="float">
            <text:p>0.0355991067186317</text:p>
          </table:table-cell>
          <table:table-cell office:value-type="float" office:value="0.842881562881563" calcext:value-type="float">
            <text:p>0.842881562881563</text:p>
          </table:table-cell>
          <table:table-cell office:value-type="float" office:value="0.0397303553379238" calcext:value-type="float">
            <text:p>0.0397303553379238</text:p>
          </table:table-cell>
          <table:table-cell office:value-type="float" office:value="0.86053724053724" calcext:value-type="float">
            <text:p>0.86053724053724</text:p>
          </table:table-cell>
          <table:table-cell office:value-type="float" office:value="0.0349592927925477" calcext:value-type="float">
            <text:p>0.0349592927925477</text:p>
          </table:table-cell>
          <table:table-cell office:value-type="float" office:value="0.856141636141636" calcext:value-type="float">
            <text:p>0.856141636141636</text:p>
          </table:table-cell>
          <table:table-cell office:value-type="float" office:value="0.0306178564173314" calcext:value-type="float">
            <text:p>0.0306178564173314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321281826459606" calcext:value-type="float">
            <text:p>0.0321281826459606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433366858824" calcext:value-type="float">
            <text:p>0.0433366858824</text:p>
          </table:table-cell>
          <table:table-cell office:value-type="float" office:value="0.851672771672772" calcext:value-type="float">
            <text:p>0.851672771672772</text:p>
          </table:table-cell>
          <table:table-cell office:value-type="float" office:value="0.0422756927933016" calcext:value-type="float">
            <text:p>0.04227569279330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5391452991453" calcext:value-type="float">
            <text:p>0.85391452991453</text:p>
          </table:table-cell>
          <table:table-cell office:value-type="float" office:value="0.0351155869948884" calcext:value-type="float">
            <text:p>0.0351155869948884</text:p>
          </table:table-cell>
          <table:table-cell office:value-type="float" office:value="0.849518925518926" calcext:value-type="float">
            <text:p>0.849518925518926</text:p>
          </table:table-cell>
          <table:table-cell office:value-type="float" office:value="0.0355887290838842" calcext:value-type="float">
            <text:p>0.0355887290838842</text:p>
          </table:table-cell>
          <table:table-cell office:value-type="float" office:value="0.848586080586081" calcext:value-type="float">
            <text:p>0.848586080586081</text:p>
          </table:table-cell>
          <table:table-cell office:value-type="float" office:value="0.038819884895314" calcext:value-type="float">
            <text:p>0.038819884895314</text:p>
          </table:table-cell>
          <table:table-cell office:value-type="float" office:value="0.853470085470086" calcext:value-type="float">
            <text:p>0.853470085470086</text:p>
          </table:table-cell>
          <table:table-cell office:value-type="float" office:value="0.042667688224062" calcext:value-type="float">
            <text:p>0.042667688224062</text:p>
          </table:table-cell>
          <table:table-cell office:value-type="float" office:value="0.857450549450549" calcext:value-type="float">
            <text:p>0.857450549450549</text:p>
          </table:table-cell>
          <table:table-cell office:value-type="float" office:value="0.0340905747677663" calcext:value-type="float">
            <text:p>0.0340905747677663</text:p>
          </table:table-cell>
          <table:table-cell office:value-type="float" office:value="0.842778998778999" calcext:value-type="float">
            <text:p>0.842778998778999</text:p>
          </table:table-cell>
          <table:table-cell office:value-type="float" office:value="0.0459528011899732" calcext:value-type="float">
            <text:p>0.0459528011899732</text:p>
          </table:table-cell>
          <table:table-cell office:value-type="float" office:value="0.846827838827839" calcext:value-type="float">
            <text:p>0.846827838827839</text:p>
          </table:table-cell>
          <table:table-cell office:value-type="float" office:value="0.0364809264355292" calcext:value-type="float">
            <text:p>0.0364809264355292</text:p>
          </table:table-cell>
          <table:table-cell office:value-type="float" office:value="0.846422466422466" calcext:value-type="float">
            <text:p>0.846422466422466</text:p>
          </table:table-cell>
          <table:table-cell office:value-type="float" office:value="0.0338856898576165" calcext:value-type="float">
            <text:p>0.0338856898576165</text:p>
          </table:table-cell>
          <table:table-cell office:value-type="float" office:value="0.850818070818071" calcext:value-type="float">
            <text:p>0.850818070818071</text:p>
          </table:table-cell>
          <table:table-cell office:value-type="float" office:value="0.047005025828623" calcext:value-type="float">
            <text:p>0.047005025828623</text:p>
          </table:table-cell>
          <table:table-cell office:value-type="float" office:value="0.8521221001221" calcext:value-type="float">
            <text:p>0.8521221001221</text:p>
          </table:table-cell>
          <table:table-cell office:value-type="float" office:value="0.0327412481276383" calcext:value-type="float">
            <text:p>0.0327412481276383</text:p>
          </table:table-cell>
          <table:table-cell office:value-type="float" office:value="0.846813186813187" calcext:value-type="float">
            <text:p>0.846813186813187</text:p>
          </table:table-cell>
          <table:table-cell office:value-type="float" office:value="0.037599864821232" calcext:value-type="float">
            <text:p>0.037599864821232</text:p>
          </table:table-cell>
          <table:table-cell office:value-type="float" office:value="0.85437851037851" calcext:value-type="float">
            <text:p>0.85437851037851</text:p>
          </table:table-cell>
          <table:table-cell office:value-type="float" office:value="0.037634395610554" calcext:value-type="float">
            <text:p>0.037634395610554</text:p>
          </table:table-cell>
          <table:table-cell office:value-type="float" office:value="0.851267399267399" calcext:value-type="float">
            <text:p>0.851267399267399</text:p>
          </table:table-cell>
          <table:table-cell office:value-type="float" office:value="0.0402116929514746" calcext:value-type="float">
            <text:p>0.0402116929514746</text:p>
          </table:table-cell>
          <table:table-cell office:value-type="float" office:value="0.851702075702076" calcext:value-type="float">
            <text:p>0.851702075702076</text:p>
          </table:table-cell>
          <table:table-cell office:value-type="float" office:value="0.0314378892468878" calcext:value-type="float">
            <text:p>0.0314378892468878</text:p>
          </table:table-cell>
          <table:table-cell office:value-type="float" office:value="0.858334554334554" calcext:value-type="float">
            <text:p>0.858334554334554</text:p>
          </table:table-cell>
          <table:table-cell office:value-type="float" office:value="0.0370058678449321" calcext:value-type="float">
            <text:p>0.0370058678449321</text:p>
          </table:table-cell>
          <table:table-cell office:value-type="float" office:value="0.856136752136752" calcext:value-type="float">
            <text:p>0.856136752136752</text:p>
          </table:table-cell>
          <table:table-cell office:value-type="float" office:value="0.0401165224288376" calcext:value-type="float">
            <text:p>0.0401165224288376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knote_authentication</text:p>
          </table:table-cell>
          <table:table-cell office:value-type="float" office:value="0.955572660915727" calcext:value-type="float">
            <text:p>0.955572660915727</text:p>
          </table:table-cell>
          <table:table-cell office:value-type="float" office:value="0.0242829318226781" calcext:value-type="float">
            <text:p>0.0242829318226781</text:p>
          </table:table-cell>
          <table:table-cell office:value-type="float" office:value="0.990534837425348" calcext:value-type="float">
            <text:p>0.990534837425348</text:p>
          </table:table-cell>
          <table:table-cell office:value-type="float" office:value="0.0091213889958683" calcext:value-type="float">
            <text:p>0.0091213889958683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34688222421044" calcext:value-type="float">
            <text:p>0.0134688222421044</text:p>
          </table:table-cell>
          <table:table-cell office:value-type="float" office:value="0.979609820836098" calcext:value-type="float">
            <text:p>0.979609820836098</text:p>
          </table:table-cell>
          <table:table-cell office:value-type="float" office:value="0.0159737237061031" calcext:value-type="float">
            <text:p>0.0159737237061031</text:p>
          </table:table-cell>
          <table:table-cell office:value-type="float" office:value="0.985438619774386" calcext:value-type="float">
            <text:p>0.985438619774386</text:p>
          </table:table-cell>
          <table:table-cell office:value-type="float" office:value="0.0168697464894608" calcext:value-type="float">
            <text:p>0.0168697464894608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48784636400493" calcext:value-type="float">
            <text:p>0.0148784636400493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57779523019956" calcext:value-type="float">
            <text:p>0.0157779523019956</text:p>
          </table:table-cell>
          <table:table-cell office:value-type="float" office:value="0.987625746516258" calcext:value-type="float">
            <text:p>0.987625746516258</text:p>
          </table:table-cell>
          <table:table-cell office:value-type="float" office:value="0.0149066171719471" calcext:value-type="float">
            <text:p>0.0149066171719471</text:p>
          </table:table-cell>
          <table:table-cell office:value-type="float" office:value="0.98543596549436" calcext:value-type="float">
            <text:p>0.98543596549436</text:p>
          </table:table-cell>
          <table:table-cell office:value-type="float" office:value="0.0138477620008722" calcext:value-type="float">
            <text:p>0.0138477620008722</text:p>
          </table:table-cell>
          <table:table-cell office:value-type="float" office:value="0.988350364963504" calcext:value-type="float">
            <text:p>0.988350364963504</text:p>
          </table:table-cell>
          <table:table-cell office:value-type="float" office:value="0.0121646532485186" calcext:value-type="float">
            <text:p>0.0121646532485186</text:p>
          </table:table-cell>
          <table:table-cell office:value-type="float" office:value="0.986165892501659" calcext:value-type="float">
            <text:p>0.986165892501659</text:p>
          </table:table-cell>
          <table:table-cell office:value-type="float" office:value="0.0171427390095017" calcext:value-type="float">
            <text:p>0.0171427390095017</text:p>
          </table:table-cell>
          <table:table-cell office:value-type="float" office:value="0.986165892501659" calcext:value-type="float">
            <text:p>0.986165892501659</text:p>
          </table:table-cell>
          <table:table-cell office:value-type="float" office:value="0.0155110978705378" calcext:value-type="float">
            <text:p>0.0155110978705378</text:p>
          </table:table-cell>
          <table:table-cell office:value-type="float" office:value="0.984708692767087" calcext:value-type="float">
            <text:p>0.984708692767087</text:p>
          </table:table-cell>
          <table:table-cell office:value-type="float" office:value="0.0171331524392094" calcext:value-type="float">
            <text:p>0.0171331524392094</text:p>
          </table:table-cell>
          <table:table-cell office:value-type="float" office:value="0.986160583941606" calcext:value-type="float">
            <text:p>0.986160583941606</text:p>
          </table:table-cell>
          <table:table-cell office:value-type="float" office:value="0.0094068831900079" calcext:value-type="float">
            <text:p>0.0094068831900079</text:p>
          </table:table-cell>
          <table:table-cell office:value-type="float" office:value="0.986885202388852" calcext:value-type="float">
            <text:p>0.986885202388852</text:p>
          </table:table-cell>
          <table:table-cell office:value-type="float" office:value="0.00709305993373" calcext:value-type="float">
            <text:p>0.00709305993373</text:p>
          </table:table-cell>
          <table:table-cell office:value-type="float" office:value="0.989077637690776" calcext:value-type="float">
            <text:p>0.989077637690776</text:p>
          </table:table-cell>
          <table:table-cell office:value-type="float" office:value="0.0112188240714115" calcext:value-type="float">
            <text:p>0.0112188240714115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knote_authentication</text:p>
          </table:table-cell>
          <table:table-cell office:value-type="float" office:value="0.957024552090246" calcext:value-type="float">
            <text:p>0.957024552090246</text:p>
          </table:table-cell>
          <table:table-cell office:value-type="float" office:value="0.0261151302370897" calcext:value-type="float">
            <text:p>0.0261151302370897</text:p>
          </table:table-cell>
          <table:table-cell office:value-type="float" office:value="0.990534837425348" calcext:value-type="float">
            <text:p>0.990534837425348</text:p>
          </table:table-cell>
          <table:table-cell office:value-type="float" office:value="0.0083709791614741" calcext:value-type="float">
            <text:p>0.0083709791614741</text:p>
          </table:table-cell>
          <table:table-cell office:value-type="float" office:value="0.983254147312542" calcext:value-type="float">
            <text:p>0.983254147312542</text:p>
          </table:table-cell>
          <table:table-cell office:value-type="float" office:value="0.0159788495325257" calcext:value-type="float">
            <text:p>0.0159788495325257</text:p>
          </table:table-cell>
          <table:table-cell office:value-type="float" office:value="0.982518911745189" calcext:value-type="float">
            <text:p>0.982518911745189</text:p>
          </table:table-cell>
          <table:table-cell office:value-type="float" office:value="0.0150858971408725" calcext:value-type="float">
            <text:p>0.0150858971408725</text:p>
          </table:table-cell>
          <table:table-cell office:value-type="float" office:value="0.986165892501659" calcext:value-type="float">
            <text:p>0.986165892501659</text:p>
          </table:table-cell>
          <table:table-cell office:value-type="float" office:value="0.0155235607630601" calcext:value-type="float">
            <text:p>0.0155235607630601</text:p>
          </table:table-cell>
          <table:table-cell office:value-type="float" office:value="0.991262110152621" calcext:value-type="float">
            <text:p>0.991262110152621</text:p>
          </table:table-cell>
          <table:table-cell office:value-type="float" office:value="0.0083807898841459" calcext:value-type="float">
            <text:p>0.0083807898841459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42359680776725" calcext:value-type="float">
            <text:p>0.0142359680776725</text:p>
          </table:table-cell>
          <table:table-cell office:value-type="float" office:value="0.989807564698076" calcext:value-type="float">
            <text:p>0.989807564698076</text:p>
          </table:table-cell>
          <table:table-cell office:value-type="float" office:value="0.0139462020648592" calcext:value-type="float">
            <text:p>0.0139462020648592</text:p>
          </table:table-cell>
          <table:table-cell office:value-type="float" office:value="0.986895819508958" calcext:value-type="float">
            <text:p>0.986895819508958</text:p>
          </table:table-cell>
          <table:table-cell office:value-type="float" office:value="0.0151304368726676" calcext:value-type="float">
            <text:p>0.0151304368726676</text:p>
          </table:table-cell>
          <table:table-cell office:value-type="float" office:value="0.991259455872595" calcext:value-type="float">
            <text:p>0.991259455872595</text:p>
          </table:table-cell>
          <table:table-cell office:value-type="float" office:value="0.012236668496495" calcext:value-type="float">
            <text:p>0.012236668496495</text:p>
          </table:table-cell>
          <table:table-cell office:value-type="float" office:value="0.988350364963504" calcext:value-type="float">
            <text:p>0.988350364963504</text:p>
          </table:table-cell>
          <table:table-cell office:value-type="float" office:value="0.0124470395202139" calcext:value-type="float">
            <text:p>0.0124470395202139</text:p>
          </table:table-cell>
          <table:table-cell office:value-type="float" office:value="0.989807564698076" calcext:value-type="float">
            <text:p>0.989807564698076</text:p>
          </table:table-cell>
          <table:table-cell office:value-type="float" office:value="0.012174381310701" calcext:value-type="float">
            <text:p>0.012174381310701</text:p>
          </table:table-cell>
          <table:table-cell office:value-type="float" office:value="0.987623092236231" calcext:value-type="float">
            <text:p>0.987623092236231</text:p>
          </table:table-cell>
          <table:table-cell office:value-type="float" office:value="0.0153481536356702" calcext:value-type="float">
            <text:p>0.0153481536356702</text:p>
          </table:table-cell>
          <table:table-cell office:value-type="float" office:value="0.992716655607166" calcext:value-type="float">
            <text:p>0.992716655607166</text:p>
          </table:table-cell>
          <table:table-cell office:value-type="float" office:value="0.0072860252639592" calcext:value-type="float">
            <text:p>0.0072860252639592</text:p>
          </table:table-cell>
          <table:table-cell office:value-type="float" office:value="0.986895819508958" calcext:value-type="float">
            <text:p>0.986895819508958</text:p>
          </table:table-cell>
          <table:table-cell office:value-type="float" office:value="0.0151304368726676" calcext:value-type="float">
            <text:p>0.0151304368726676</text:p>
          </table:table-cell>
          <table:table-cell office:value-type="float" office:value="0.989077637690776" calcext:value-type="float">
            <text:p>0.989077637690776</text:p>
          </table:table-cell>
          <table:table-cell office:value-type="float" office:value="0.0126063422444796" calcext:value-type="float">
            <text:p>0.0126063422444796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knote_authentication</text:p>
          </table:table-cell>
          <table:table-cell office:value-type="float" office:value="0.954837425348374" calcext:value-type="float">
            <text:p>0.954837425348374</text:p>
          </table:table-cell>
          <table:table-cell office:value-type="float" office:value="0.027619924810188" calcext:value-type="float">
            <text:p>0.027619924810188</text:p>
          </table:table-cell>
          <table:table-cell office:value-type="float" office:value="0.991989382879894" calcext:value-type="float">
            <text:p>0.991989382879894</text:p>
          </table:table-cell>
          <table:table-cell office:value-type="float" office:value="0.0069967760460031" calcext:value-type="float">
            <text:p>0.0069967760460031</text:p>
          </table:table-cell>
          <table:table-cell office:value-type="float" office:value="0.983981420039814" calcext:value-type="float">
            <text:p>0.983981420039814</text:p>
          </table:table-cell>
          <table:table-cell office:value-type="float" office:value="0.0159799065744731" calcext:value-type="float">
            <text:p>0.0159799065744731</text:p>
          </table:table-cell>
          <table:table-cell office:value-type="float" office:value="0.982518911745189" calcext:value-type="float">
            <text:p>0.982518911745189</text:p>
          </table:table-cell>
          <table:table-cell office:value-type="float" office:value="0.0150858971408725" calcext:value-type="float">
            <text:p>0.0150858971408725</text:p>
          </table:table-cell>
          <table:table-cell office:value-type="float" office:value="0.986165892501659" calcext:value-type="float">
            <text:p>0.986165892501659</text:p>
          </table:table-cell>
          <table:table-cell office:value-type="float" office:value="0.0155235607630601" calcext:value-type="float">
            <text:p>0.0155235607630601</text:p>
          </table:table-cell>
          <table:table-cell office:value-type="float" office:value="0.989804910418049" calcext:value-type="float">
            <text:p>0.989804910418049</text:p>
          </table:table-cell>
          <table:table-cell office:value-type="float" office:value="0.0113371412385521" calcext:value-type="float">
            <text:p>0.0113371412385521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42359680776725" calcext:value-type="float">
            <text:p>0.0142359680776725</text:p>
          </table:table-cell>
          <table:table-cell office:value-type="float" office:value="0.987623092236231" calcext:value-type="float">
            <text:p>0.987623092236231</text:p>
          </table:table-cell>
          <table:table-cell office:value-type="float" office:value="0.0137580822896434" calcext:value-type="float">
            <text:p>0.0137580822896434</text:p>
          </table:table-cell>
          <table:table-cell office:value-type="float" office:value="0.986895819508958" calcext:value-type="float">
            <text:p>0.986895819508958</text:p>
          </table:table-cell>
          <table:table-cell office:value-type="float" office:value="0.0151304368726676" calcext:value-type="float">
            <text:p>0.0151304368726676</text:p>
          </table:table-cell>
          <table:table-cell office:value-type="float" office:value="0.99199203715992" calcext:value-type="float">
            <text:p>0.99199203715992</text:p>
          </table:table-cell>
          <table:table-cell office:value-type="float" office:value="0.0107284458759121" calcext:value-type="float">
            <text:p>0.0107284458759121</text:p>
          </table:table-cell>
          <table:table-cell office:value-type="float" office:value="0.987623092236231" calcext:value-type="float">
            <text:p>0.987623092236231</text:p>
          </table:table-cell>
          <table:table-cell office:value-type="float" office:value="0.0137580822896434" calcext:value-type="float">
            <text:p>0.0137580822896434</text:p>
          </table:table-cell>
          <table:table-cell office:value-type="float" office:value="0.989077637690776" calcext:value-type="float">
            <text:p>0.989077637690776</text:p>
          </table:table-cell>
          <table:table-cell office:value-type="float" office:value="0.0112188240714115" calcext:value-type="float">
            <text:p>0.0112188240714115</text:p>
          </table:table-cell>
          <table:table-cell office:value-type="float" office:value="0.988350364963504" calcext:value-type="float">
            <text:p>0.988350364963504</text:p>
          </table:table-cell>
          <table:table-cell office:value-type="float" office:value="0.0139498463900277" calcext:value-type="float">
            <text:p>0.0139498463900277</text:p>
          </table:table-cell>
          <table:table-cell office:value-type="float" office:value="0.991986728599867" calcext:value-type="float">
            <text:p>0.991986728599867</text:p>
          </table:table-cell>
          <table:table-cell office:value-type="float" office:value="0.0078926590976236" calcext:value-type="float">
            <text:p>0.0078926590976236</text:p>
          </table:table-cell>
          <table:table-cell office:value-type="float" office:value="0.986895819508958" calcext:value-type="float">
            <text:p>0.986895819508958</text:p>
          </table:table-cell>
          <table:table-cell office:value-type="float" office:value="0.0151304368726676" calcext:value-type="float">
            <text:p>0.0151304368726676</text:p>
          </table:table-cell>
          <table:table-cell office:value-type="float" office:value="0.989807564698076" calcext:value-type="float">
            <text:p>0.989807564698076</text:p>
          </table:table-cell>
          <table:table-cell office:value-type="float" office:value="0.0107311559982453" calcext:value-type="float">
            <text:p>0.0107311559982453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knote_authentication</text:p>
          </table:table-cell>
          <table:table-cell office:value-type="float" office:value="0.954840079628401" calcext:value-type="float">
            <text:p>0.954840079628401</text:p>
          </table:table-cell>
          <table:table-cell office:value-type="float" office:value="0.0295828609462045" calcext:value-type="float">
            <text:p>0.0295828609462045</text:p>
          </table:table-cell>
          <table:table-cell office:value-type="float" office:value="0.991989382879894" calcext:value-type="float">
            <text:p>0.991989382879894</text:p>
          </table:table-cell>
          <table:table-cell office:value-type="float" office:value="0.0069967760460031" calcext:value-type="float">
            <text:p>0.0069967760460031</text:p>
          </table:table-cell>
          <table:table-cell office:value-type="float" office:value="0.984711347047113" calcext:value-type="float">
            <text:p>0.984711347047113</text:p>
          </table:table-cell>
          <table:table-cell office:value-type="float" office:value="0.0167508939668248" calcext:value-type="float">
            <text:p>0.0167508939668248</text:p>
          </table:table-cell>
          <table:table-cell office:value-type="float" office:value="0.983246184472462" calcext:value-type="float">
            <text:p>0.983246184472462</text:p>
          </table:table-cell>
          <table:table-cell office:value-type="float" office:value="0.0137581046930097" calcext:value-type="float">
            <text:p>0.0137581046930097</text:p>
          </table:table-cell>
          <table:table-cell office:value-type="float" office:value="0.986895819508958" calcext:value-type="float">
            <text:p>0.986895819508958</text:p>
          </table:table-cell>
          <table:table-cell office:value-type="float" office:value="0.0151304368726676" calcext:value-type="float">
            <text:p>0.0151304368726676</text:p>
          </table:table-cell>
          <table:table-cell office:value-type="float" office:value="0.989077637690776" calcext:value-type="float">
            <text:p>0.989077637690776</text:p>
          </table:table-cell>
          <table:table-cell office:value-type="float" office:value="0.0126063422444796" calcext:value-type="float">
            <text:p>0.0126063422444796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42359680776725" calcext:value-type="float">
            <text:p>0.0142359680776725</text:p>
          </table:table-cell>
          <table:table-cell office:value-type="float" office:value="0.989077637690776" calcext:value-type="float">
            <text:p>0.989077637690776</text:p>
          </table:table-cell>
          <table:table-cell office:value-type="float" office:value="0.0126063422444796" calcext:value-type="float">
            <text:p>0.0126063422444796</text:p>
          </table:table-cell>
          <table:table-cell office:value-type="float" office:value="0.986895819508958" calcext:value-type="float">
            <text:p>0.986895819508958</text:p>
          </table:table-cell>
          <table:table-cell office:value-type="float" office:value="0.0151304368726676" calcext:value-type="float">
            <text:p>0.0151304368726676</text:p>
          </table:table-cell>
          <table:table-cell office:value-type="float" office:value="0.991262110152621" calcext:value-type="float">
            <text:p>0.991262110152621</text:p>
          </table:table-cell>
          <table:table-cell office:value-type="float" office:value="0.0110964048712037" calcext:value-type="float">
            <text:p>0.0110964048712037</text:p>
          </table:table-cell>
          <table:table-cell office:value-type="float" office:value="0.986895819508958" calcext:value-type="float">
            <text:p>0.986895819508958</text:p>
          </table:table-cell>
          <table:table-cell office:value-type="float" office:value="0.0151304368726676" calcext:value-type="float">
            <text:p>0.0151304368726676</text:p>
          </table:table-cell>
          <table:table-cell office:value-type="float" office:value="0.991262110152621" calcext:value-type="float">
            <text:p>0.991262110152621</text:p>
          </table:table-cell>
          <table:table-cell office:value-type="float" office:value="0.009490645385115" calcext:value-type="float">
            <text:p>0.009490645385115</text:p>
          </table:table-cell>
          <table:table-cell office:value-type="float" office:value="0.988350364963504" calcext:value-type="float">
            <text:p>0.988350364963504</text:p>
          </table:table-cell>
          <table:table-cell office:value-type="float" office:value="0.0139498463900277" calcext:value-type="float">
            <text:p>0.0139498463900277</text:p>
          </table:table-cell>
          <table:table-cell office:value-type="float" office:value="0.991989382879894" calcext:value-type="float">
            <text:p>0.991989382879894</text:p>
          </table:table-cell>
          <table:table-cell office:value-type="float" office:value="0.0097663150614287" calcext:value-type="float">
            <text:p>0.0097663150614287</text:p>
          </table:table-cell>
          <table:table-cell office:value-type="float" office:value="0.986895819508958" calcext:value-type="float">
            <text:p>0.986895819508958</text:p>
          </table:table-cell>
          <table:table-cell office:value-type="float" office:value="0.0151304368726676" calcext:value-type="float">
            <text:p>0.0151304368726676</text:p>
          </table:table-cell>
          <table:table-cell office:value-type="float" office:value="0.989807564698076" calcext:value-type="float">
            <text:p>0.989807564698076</text:p>
          </table:table-cell>
          <table:table-cell office:value-type="float" office:value="0.0107311559982453" calcext:value-type="float">
            <text:p>0.0107311559982453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knote_authentication</text:p>
          </table:table-cell>
          <table:table-cell office:value-type="float" office:value="0.954837425348374" calcext:value-type="float">
            <text:p>0.954837425348374</text:p>
          </table:table-cell>
          <table:table-cell office:value-type="float" office:value="0.0300323985095502" calcext:value-type="float">
            <text:p>0.0300323985095502</text:p>
          </table:table-cell>
          <table:table-cell office:value-type="float" office:value="0.991989382879894" calcext:value-type="float">
            <text:p>0.991989382879894</text:p>
          </table:table-cell>
          <table:table-cell office:value-type="float" office:value="0.0069967760460031" calcext:value-type="float">
            <text:p>0.0069967760460031</text:p>
          </table:table-cell>
          <table:table-cell office:value-type="float" office:value="0.985438619774386" calcext:value-type="float">
            <text:p>0.985438619774386</text:p>
          </table:table-cell>
          <table:table-cell office:value-type="float" office:value="0.0168697464894608" calcext:value-type="float">
            <text:p>0.0168697464894608</text:p>
          </table:table-cell>
          <table:table-cell office:value-type="float" office:value="0.98470603848706" calcext:value-type="float">
            <text:p>0.98470603848706</text:p>
          </table:table-cell>
          <table:table-cell office:value-type="float" office:value="0.0139458755949457" calcext:value-type="float">
            <text:p>0.0139458755949457</text:p>
          </table:table-cell>
          <table:table-cell office:value-type="float" office:value="0.986895819508958" calcext:value-type="float">
            <text:p>0.986895819508958</text:p>
          </table:table-cell>
          <table:table-cell office:value-type="float" office:value="0.0151304368726676" calcext:value-type="float">
            <text:p>0.0151304368726676</text:p>
          </table:table-cell>
          <table:table-cell office:value-type="float" office:value="0.989077637690776" calcext:value-type="float">
            <text:p>0.989077637690776</text:p>
          </table:table-cell>
          <table:table-cell office:value-type="float" office:value="0.0126063422444796" calcext:value-type="float">
            <text:p>0.0126063422444796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42359680776725" calcext:value-type="float">
            <text:p>0.0142359680776725</text:p>
          </table:table-cell>
          <table:table-cell office:value-type="float" office:value="0.989077637690776" calcext:value-type="float">
            <text:p>0.989077637690776</text:p>
          </table:table-cell>
          <table:table-cell office:value-type="float" office:value="0.0126063422444796" calcext:value-type="float">
            <text:p>0.0126063422444796</text:p>
          </table:table-cell>
          <table:table-cell office:value-type="float" office:value="0.987623092236231" calcext:value-type="float">
            <text:p>0.987623092236231</text:p>
          </table:table-cell>
          <table:table-cell office:value-type="float" office:value="0.0137580822896434" calcext:value-type="float">
            <text:p>0.0137580822896434</text:p>
          </table:table-cell>
          <table:table-cell office:value-type="float" office:value="0.991259455872595" calcext:value-type="float">
            <text:p>0.991259455872595</text:p>
          </table:table-cell>
          <table:table-cell office:value-type="float" office:value="0.0104912646714069" calcext:value-type="float">
            <text:p>0.0104912646714069</text:p>
          </table:table-cell>
          <table:table-cell office:value-type="float" office:value="0.987623092236231" calcext:value-type="float">
            <text:p>0.987623092236231</text:p>
          </table:table-cell>
          <table:table-cell office:value-type="float" office:value="0.0137580822896434" calcext:value-type="float">
            <text:p>0.0137580822896434</text:p>
          </table:table-cell>
          <table:table-cell office:value-type="float" office:value="0.990534837425348" calcext:value-type="float">
            <text:p>0.990534837425348</text:p>
          </table:table-cell>
          <table:table-cell office:value-type="float" office:value="0.0107934853945795" calcext:value-type="float">
            <text:p>0.0107934853945795</text:p>
          </table:table-cell>
          <table:table-cell office:value-type="float" office:value="0.988350364963504" calcext:value-type="float">
            <text:p>0.988350364963504</text:p>
          </table:table-cell>
          <table:table-cell office:value-type="float" office:value="0.0139498463900277" calcext:value-type="float">
            <text:p>0.0139498463900277</text:p>
          </table:table-cell>
          <table:table-cell office:value-type="float" office:value="0.992716655607166" calcext:value-type="float">
            <text:p>0.992716655607166</text:p>
          </table:table-cell>
          <table:table-cell office:value-type="float" office:value="0.008539372043122" calcext:value-type="float">
            <text:p>0.008539372043122</text:p>
          </table:table-cell>
          <table:table-cell office:value-type="float" office:value="0.986895819508958" calcext:value-type="float">
            <text:p>0.986895819508958</text:p>
          </table:table-cell>
          <table:table-cell office:value-type="float" office:value="0.0151304368726676" calcext:value-type="float">
            <text:p>0.0151304368726676</text:p>
          </table:table-cell>
          <table:table-cell office:value-type="float" office:value="0.989077637690776" calcext:value-type="float">
            <text:p>0.989077637690776</text:p>
          </table:table-cell>
          <table:table-cell office:value-type="float" office:value="0.0126063422444796" calcext:value-type="float">
            <text:p>0.01260634224447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knote_authentication</text:p>
          </table:table-cell>
          <table:table-cell office:value-type="float" office:value="0.955422428666224" calcext:value-type="float">
            <text:p>0.955422428666224</text:p>
          </table:table-cell>
          <table:table-cell office:value-type="float" office:value="0.0275266492651421" calcext:value-type="float">
            <text:p>0.0275266492651421</text:p>
          </table:table-cell>
          <table:table-cell office:value-type="float" office:value="0.991407564698076" calcext:value-type="float">
            <text:p>0.991407564698076</text:p>
          </table:table-cell>
          <table:table-cell office:value-type="float" office:value="0.00769653925907034" calcext:value-type="float">
            <text:p>0.00769653925907034</text:p>
          </table:table-cell>
          <table:table-cell office:value-type="float" office:value="0.984709754479098" calcext:value-type="float">
            <text:p>0.984709754479098</text:p>
          </table:table-cell>
          <table:table-cell office:value-type="float" office:value="0.0158096437610778" calcext:value-type="float">
            <text:p>0.0158096437610778</text:p>
          </table:table-cell>
          <table:table-cell office:value-type="float" office:value="0.9825199734572" calcext:value-type="float">
            <text:p>0.9825199734572</text:p>
          </table:table-cell>
          <table:table-cell office:value-type="float" office:value="0.0147698996551607" calcext:value-type="float">
            <text:p>0.0147698996551607</text:p>
          </table:table-cell>
          <table:table-cell office:value-type="float" office:value="0.986312408759124" calcext:value-type="float">
            <text:p>0.986312408759124</text:p>
          </table:table-cell>
          <table:table-cell office:value-type="float" office:value="0.0156355483521832" calcext:value-type="float">
            <text:p>0.0156355483521832</text:p>
          </table:table-cell>
          <table:table-cell office:value-type="float" office:value="0.989077106834771" calcext:value-type="float">
            <text:p>0.989077106834771</text:p>
          </table:table-cell>
          <table:table-cell office:value-type="float" office:value="0.0119618158503413" calcext:value-type="float">
            <text:p>0.0119618158503413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45443649225371" calcext:value-type="float">
            <text:p>0.0145443649225371</text:p>
          </table:table-cell>
          <table:table-cell office:value-type="float" office:value="0.988642335766423" calcext:value-type="float">
            <text:p>0.988642335766423</text:p>
          </table:table-cell>
          <table:table-cell office:value-type="float" office:value="0.0135647172030818" calcext:value-type="float">
            <text:p>0.0135647172030818</text:p>
          </table:table-cell>
          <table:table-cell office:value-type="float" office:value="0.986749303251493" calcext:value-type="float">
            <text:p>0.986749303251493</text:p>
          </table:table-cell>
          <table:table-cell office:value-type="float" office:value="0.0145994309817037" calcext:value-type="float">
            <text:p>0.0145994309817037</text:p>
          </table:table-cell>
          <table:table-cell office:value-type="float" office:value="0.990824684804247" calcext:value-type="float">
            <text:p>0.990824684804247</text:p>
          </table:table-cell>
          <table:table-cell office:value-type="float" office:value="0.0113434874327073" calcext:value-type="float">
            <text:p>0.0113434874327073</text:p>
          </table:table-cell>
          <table:table-cell office:value-type="float" office:value="0.987331652289316" calcext:value-type="float">
            <text:p>0.987331652289316</text:p>
          </table:table-cell>
          <table:table-cell office:value-type="float" office:value="0.014447275996334" calcext:value-type="float">
            <text:p>0.014447275996334</text:p>
          </table:table-cell>
          <table:table-cell office:value-type="float" office:value="0.989369608493696" calcext:value-type="float">
            <text:p>0.989369608493696</text:p>
          </table:table-cell>
          <table:table-cell office:value-type="float" office:value="0.011837686806469" calcext:value-type="float">
            <text:p>0.011837686806469</text:p>
          </table:table-cell>
          <table:table-cell office:value-type="float" office:value="0.987476575978766" calcext:value-type="float">
            <text:p>0.987476575978766</text:p>
          </table:table-cell>
          <table:table-cell office:value-type="float" office:value="0.0148661690489925" calcext:value-type="float">
            <text:p>0.0148661690489925</text:p>
          </table:table-cell>
          <table:table-cell office:value-type="float" office:value="0.99111400132714" calcext:value-type="float">
            <text:p>0.99111400132714</text:p>
          </table:table-cell>
          <table:table-cell office:value-type="float" office:value="0.00857825093122828" calcext:value-type="float">
            <text:p>0.00857825093122828</text:p>
          </table:table-cell>
          <table:table-cell office:value-type="float" office:value="0.986893696084937" calcext:value-type="float">
            <text:p>0.986893696084937</text:p>
          </table:table-cell>
          <table:table-cell office:value-type="float" office:value="0.0135229614848801" calcext:value-type="float">
            <text:p>0.0135229614848801</text:p>
          </table:table-cell>
          <table:table-cell office:value-type="float" office:value="0.989369608493696" calcext:value-type="float">
            <text:p>0.989369608493696</text:p>
          </table:table-cell>
          <table:table-cell office:value-type="float" office:value="0.0115787641113723" calcext:value-type="float">
            <text:p>0.0115787641113723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6895819508958" calcext:value-type="float">
            <text:p>0.986895819508958</text:p>
          </table:table-cell>
          <table:table-cell office:value-type="float" office:value="0.0142228846637571" calcext:value-type="float">
            <text:p>0.0142228846637571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5430656934307" calcext:value-type="float">
            <text:p>0.985430656934307</text:p>
          </table:table-cell>
          <table:table-cell office:value-type="float" office:value="0.0092670795569116" calcext:value-type="float">
            <text:p>0.0092670795569116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6160583941606" calcext:value-type="float">
            <text:p>0.986160583941606</text:p>
          </table:table-cell>
          <table:table-cell office:value-type="float" office:value="0.0090459677979" calcext:value-type="float">
            <text:p>0.0090459677979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098296217808285" calcext:value-type="float">
            <text:p>0.009829621780828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04735204254659" calcext:value-type="float">
            <text:p>0.0104735204254659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27543817245492" calcext:value-type="float">
            <text:p>0.0127543817245492</text:p>
          </table:table-cell>
          <table:table-cell office:value-type="float" office:value="0.984708692767087" calcext:value-type="float">
            <text:p>0.984708692767087</text:p>
          </table:table-cell>
          <table:table-cell office:value-type="float" office:value="0.0171331524392094" calcext:value-type="float">
            <text:p>0.0171331524392094</text:p>
          </table:table-cell>
          <table:table-cell office:value-type="float" office:value="0.98470603848706" calcext:value-type="float">
            <text:p>0.98470603848706</text:p>
          </table:table-cell>
          <table:table-cell office:value-type="float" office:value="0.0094027780964723" calcext:value-type="float">
            <text:p>0.0094027780964723</text:p>
          </table:table-cell>
          <table:table-cell office:value-type="float" office:value="0.98543596549436" calcext:value-type="float">
            <text:p>0.98543596549436</text:p>
          </table:table-cell>
          <table:table-cell office:value-type="float" office:value="0.0138477620008722" calcext:value-type="float">
            <text:p>0.0138477620008722</text:p>
          </table:table-cell>
          <table:table-cell office:value-type="float" office:value="0.989080291970803" calcext:value-type="float">
            <text:p>0.989080291970803</text:p>
          </table:table-cell>
          <table:table-cell office:value-type="float" office:value="0.0120644779557357" calcext:value-type="float">
            <text:p>0.0120644779557357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37088841857347" calcext:value-type="float">
            <text:p>0.0137088841857347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6160583941606" calcext:value-type="float">
            <text:p>0.986160583941606</text:p>
          </table:table-cell>
          <table:table-cell office:value-type="float" office:value="0.008681186915298" calcext:value-type="float">
            <text:p>0.008681186915298</text:p>
          </table:table-cell>
          <table:table-cell office:value-type="float" office:value="0.98907498341075" calcext:value-type="float">
            <text:p>0.98907498341075</text:p>
          </table:table-cell>
          <table:table-cell office:value-type="float" office:value="0.0092709702175288" calcext:value-type="float">
            <text:p>0.0092709702175288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543596549436" calcext:value-type="float">
            <text:p>0.98543596549436</text:p>
          </table:table-cell>
          <table:table-cell office:value-type="float" office:value="0.0138477620008722" calcext:value-type="float">
            <text:p>0.0138477620008722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10323002837347" calcext:value-type="float">
            <text:p>0.0110323002837347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098313399951344" calcext:value-type="float">
            <text:p>0.0098313399951344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16749880565158" calcext:value-type="float">
            <text:p>0.0116749880565158</text:p>
          </table:table-cell>
          <table:table-cell office:value-type="float" office:value="0.98543596549436" calcext:value-type="float">
            <text:p>0.98543596549436</text:p>
          </table:table-cell>
          <table:table-cell office:value-type="float" office:value="0.0138477620008722" calcext:value-type="float">
            <text:p>0.0138477620008722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19017861635281" calcext:value-type="float">
            <text:p>0.0119017861635281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10323002837347" calcext:value-type="float">
            <text:p>0.0110323002837347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098296217808285" calcext:value-type="float">
            <text:p>0.009829621780828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41792275010206" calcext:value-type="float">
            <text:p>0.0141792275010206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7623092236231" calcext:value-type="float">
            <text:p>0.987623092236231</text:p>
          </table:table-cell>
          <table:table-cell office:value-type="float" office:value="0.0137580822896434" calcext:value-type="float">
            <text:p>0.0137580822896434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10305376130503" calcext:value-type="float">
            <text:p>0.0110305376130503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9077637690776" calcext:value-type="float">
            <text:p>0.989077637690776</text:p>
          </table:table-cell>
          <table:table-cell office:value-type="float" office:value="0.0126063422444796" calcext:value-type="float">
            <text:p>0.0126063422444796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098313399951344" calcext:value-type="float">
            <text:p>0.0098313399951344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04208762895776" calcext:value-type="float">
            <text:p>0.0104208762895776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07867765366889" calcext:value-type="float">
            <text:p>0.0107867765366889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19017861635281" calcext:value-type="float">
            <text:p>0.0119017861635281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098313399951344" calcext:value-type="float">
            <text:p>0.0098313399951344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834505640345" calcext:value-type="float">
            <text:p>0.98834505640345</text:p>
          </table:table-cell>
          <table:table-cell office:value-type="float" office:value="0.0100984297811129" calcext:value-type="float">
            <text:p>0.0100984297811129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543596549436" calcext:value-type="float">
            <text:p>0.98543596549436</text:p>
          </table:table-cell>
          <table:table-cell office:value-type="float" office:value="0.0138477620008722" calcext:value-type="float">
            <text:p>0.0138477620008722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6456801592568" calcext:value-type="float">
            <text:p>0.986456801592568</text:p>
          </table:table-cell>
          <table:table-cell office:value-type="float" office:value="0.0137380905174312" calcext:value-type="float">
            <text:p>0.0137380905174312</text:p>
          </table:table-cell>
          <table:table-cell office:value-type="float" office:value="0.987182481751825" calcext:value-type="float">
            <text:p>0.987182481751825</text:p>
          </table:table-cell>
          <table:table-cell office:value-type="float" office:value="0.0113400105112649" calcext:value-type="float">
            <text:p>0.0113400105112649</text:p>
          </table:table-cell>
          <table:table-cell office:value-type="float" office:value="0.98674505640345" calcext:value-type="float">
            <text:p>0.98674505640345</text:p>
          </table:table-cell>
          <table:table-cell office:value-type="float" office:value="0.0115488352962558" calcext:value-type="float">
            <text:p>0.0115488352962558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110549984827" calcext:value-type="float">
            <text:p>0.011110549984827</text:p>
          </table:table-cell>
          <table:table-cell office:value-type="float" office:value="0.987473921698739" calcext:value-type="float">
            <text:p>0.987473921698739</text:p>
          </table:table-cell>
          <table:table-cell office:value-type="float" office:value="0.0112645349088936" calcext:value-type="float">
            <text:p>0.0112645349088936</text:p>
          </table:table-cell>
          <table:table-cell office:value-type="float" office:value="0.98703596549436" calcext:value-type="float">
            <text:p>0.98703596549436</text:p>
          </table:table-cell>
          <table:table-cell office:value-type="float" office:value="0.011568976228957" calcext:value-type="float">
            <text:p>0.011568976228957</text:p>
          </table:table-cell>
          <table:table-cell office:value-type="float" office:value="0.987619376244194" calcext:value-type="float">
            <text:p>0.987619376244194</text:p>
          </table:table-cell>
          <table:table-cell office:value-type="float" office:value="0.0116395096571499" calcext:value-type="float">
            <text:p>0.0116395096571499</text:p>
          </table:table-cell>
          <table:table-cell office:value-type="float" office:value="0.987181420039814" calcext:value-type="float">
            <text:p>0.987181420039814</text:p>
          </table:table-cell>
          <table:table-cell office:value-type="float" office:value="0.0109085904561194" calcext:value-type="float">
            <text:p>0.0109085904561194</text:p>
          </table:table-cell>
          <table:table-cell office:value-type="float" office:value="0.986454147312541" calcext:value-type="float">
            <text:p>0.986454147312541</text:p>
          </table:table-cell>
          <table:table-cell office:value-type="float" office:value="0.0136321087604867" calcext:value-type="float">
            <text:p>0.0136321087604867</text:p>
          </table:table-cell>
          <table:table-cell office:value-type="float" office:value="0.986308692767087" calcext:value-type="float">
            <text:p>0.986308692767087</text:p>
          </table:table-cell>
          <table:table-cell office:value-type="float" office:value="0.0111579812222579" calcext:value-type="float">
            <text:p>0.0111579812222579</text:p>
          </table:table-cell>
          <table:table-cell office:value-type="float" office:value="0.986455209024552" calcext:value-type="float">
            <text:p>0.986455209024552</text:p>
          </table:table-cell>
          <table:table-cell office:value-type="float" office:value="0.0130019282579637" calcext:value-type="float">
            <text:p>0.0130019282579637</text:p>
          </table:table-cell>
          <table:table-cell office:value-type="float" office:value="0.987765361645654" calcext:value-type="float">
            <text:p>0.987765361645654</text:p>
          </table:table-cell>
          <table:table-cell office:value-type="float" office:value="0.012199588103353" calcext:value-type="float">
            <text:p>0.012199588103353</text:p>
          </table:table-cell>
          <table:table-cell office:value-type="float" office:value="0.987911347047113" calcext:value-type="float">
            <text:p>0.987911347047113</text:p>
          </table:table-cell>
          <table:table-cell office:value-type="float" office:value="0.0121497712206045" calcext:value-type="float">
            <text:p>0.0121497712206045</text:p>
          </table:table-cell>
          <table:table-cell office:value-type="float" office:value="0.987474452554745" calcext:value-type="float">
            <text:p>0.987474452554745</text:p>
          </table:table-cell>
          <table:table-cell office:value-type="float" office:value="0.0122104343073541" calcext:value-type="float">
            <text:p>0.0122104343073541</text:p>
          </table:table-cell>
          <table:table-cell office:value-type="float" office:value="0.987180889183809" calcext:value-type="float">
            <text:p>0.987180889183809</text:p>
          </table:table-cell>
          <table:table-cell office:value-type="float" office:value="0.0107884549120854" calcext:value-type="float">
            <text:p>0.0107884549120854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20483522082013" calcext:value-type="float">
            <text:p>0.012048352208201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reast-w</text:p>
          </table:table-cell>
          <table:table-cell office:value-type="float" office:value="0.949958890030832" calcext:value-type="float">
            <text:p>0.949958890030832</text:p>
          </table:table-cell>
          <table:table-cell office:value-type="float" office:value="0.0142087213718917" calcext:value-type="float">
            <text:p>0.0142087213718917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156287003964894" calcext:value-type="float">
            <text:p>0.0156287003964894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77799131456587" calcext:value-type="float">
            <text:p>0.0177799131456587</text:p>
          </table:table-cell>
          <table:table-cell office:value-type="float" office:value="0.952816032887975" calcext:value-type="float">
            <text:p>0.952816032887975</text:p>
          </table:table-cell>
          <table:table-cell office:value-type="float" office:value="0.017875355784892" calcext:value-type="float">
            <text:p>0.017875355784892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50526445465952" calcext:value-type="float">
            <text:p>0.0050526445465952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062884690784088" calcext:value-type="float">
            <text:p>0.0062884690784088</text:p>
          </table:table-cell>
          <table:table-cell office:value-type="float" office:value="0.957070914696814" calcext:value-type="float">
            <text:p>0.957070914696814</text:p>
          </table:table-cell>
          <table:table-cell office:value-type="float" office:value="0.0143315106589382" calcext:value-type="float">
            <text:p>0.0143315106589382</text:p>
          </table:table-cell>
          <table:table-cell office:value-type="float" office:value="0.954244604316547" calcext:value-type="float">
            <text:p>0.954244604316547</text:p>
          </table:table-cell>
          <table:table-cell office:value-type="float" office:value="0.0129079022798104" calcext:value-type="float">
            <text:p>0.0129079022798104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059155204739722" calcext:value-type="float">
            <text:p>0.0059155204739722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81181943490831" calcext:value-type="float">
            <text:p>0.0081181943490831</text:p>
          </table:table-cell>
          <table:table-cell office:value-type="float" office:value="0.959958890030832" calcext:value-type="float">
            <text:p>0.959958890030832</text:p>
          </table:table-cell>
          <table:table-cell office:value-type="float" office:value="0.0119034038181237" calcext:value-type="float">
            <text:p>0.0119034038181237</text:p>
          </table:table-cell>
          <table:table-cell office:value-type="float" office:value="0.957101747173689" calcext:value-type="float">
            <text:p>0.957101747173689</text:p>
          </table:table-cell>
          <table:table-cell office:value-type="float" office:value="0.0112290363509712" calcext:value-type="float">
            <text:p>0.0112290363509712</text:p>
          </table:table-cell>
          <table:table-cell office:value-type="float" office:value="0.952816032887975" calcext:value-type="float">
            <text:p>0.952816032887975</text:p>
          </table:table-cell>
          <table:table-cell office:value-type="float" office:value="0.0118725277790808" calcext:value-type="float">
            <text:p>0.0118725277790808</text:p>
          </table:table-cell>
          <table:table-cell office:value-type="float" office:value="0.955673175745118" calcext:value-type="float">
            <text:p>0.955673175745118</text:p>
          </table:table-cell>
          <table:table-cell office:value-type="float" office:value="0.0136809694776684" calcext:value-type="float">
            <text:p>0.0136809694776684</text:p>
          </table:table-cell>
          <table:table-cell office:value-type="float" office:value="0.948489208633094" calcext:value-type="float">
            <text:p>0.948489208633094</text:p>
          </table:table-cell>
          <table:table-cell office:value-type="float" office:value="0.0137834640545482" calcext:value-type="float">
            <text:p>0.0137834640545482</text:p>
          </table:table-cell>
          <table:table-cell office:value-type="float" office:value="0.955642343268243" calcext:value-type="float">
            <text:p>0.955642343268243</text:p>
          </table:table-cell>
          <table:table-cell office:value-type="float" office:value="0.0060636551288136" calcext:value-type="float">
            <text:p>0.006063655128813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reast-w</text:p>
          </table:table-cell>
          <table:table-cell office:value-type="float" office:value="0.955673175745118" calcext:value-type="float">
            <text:p>0.955673175745118</text:p>
          </table:table-cell>
          <table:table-cell office:value-type="float" office:value="0.0116682696954446" calcext:value-type="float">
            <text:p>0.0116682696954446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095496100231074" calcext:value-type="float">
            <text:p>0.0095496100231074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78117392846178" calcext:value-type="float">
            <text:p>0.007811739284617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27852004111" calcext:value-type="float">
            <text:p>0.9527852004111</text:p>
          </table:table-cell>
          <table:table-cell office:value-type="float" office:value="0.0039806878351972" calcext:value-type="float">
            <text:p>0.0039806878351972</text:p>
          </table:table-cell>
          <table:table-cell office:value-type="float" office:value="0.955642343268243" calcext:value-type="float">
            <text:p>0.955642343268243</text:p>
          </table:table-cell>
          <table:table-cell office:value-type="float" office:value="0.0106441780220966" calcext:value-type="float">
            <text:p>0.0106441780220966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50526445465952" calcext:value-type="float">
            <text:p>0.0050526445465952</text:p>
          </table:table-cell>
          <table:table-cell office:value-type="float" office:value="0.958530318602261" calcext:value-type="float">
            <text:p>0.958530318602261</text:p>
          </table:table-cell>
          <table:table-cell office:value-type="float" office:value="0.0077402550395736" calcext:value-type="float">
            <text:p>0.0077402550395736</text:p>
          </table:table-cell>
          <table:table-cell office:value-type="float" office:value="0.955642343268243" calcext:value-type="float">
            <text:p>0.955642343268243</text:p>
          </table:table-cell>
          <table:table-cell office:value-type="float" office:value="0.0060636551288136" calcext:value-type="float">
            <text:p>0.0060636551288136</text:p>
          </table:table-cell>
          <table:table-cell office:value-type="float" office:value="0.955642343268243" calcext:value-type="float">
            <text:p>0.955642343268243</text:p>
          </table:table-cell>
          <table:table-cell office:value-type="float" office:value="0.0093695422345199" calcext:value-type="float">
            <text:p>0.0093695422345199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01024664888895" calcext:value-type="float">
            <text:p>0.0101024664888895</text:p>
          </table:table-cell>
          <table:table-cell office:value-type="float" office:value="0.957101747173689" calcext:value-type="float">
            <text:p>0.957101747173689</text:p>
          </table:table-cell>
          <table:table-cell office:value-type="float" office:value="0.0112290363509712" calcext:value-type="float">
            <text:p>0.0112290363509712</text:p>
          </table:table-cell>
          <table:table-cell office:value-type="float" office:value="0.947070914696814" calcext:value-type="float">
            <text:p>0.947070914696814</text:p>
          </table:table-cell>
          <table:table-cell office:value-type="float" office:value="0.0108101314857234" calcext:value-type="float">
            <text:p>0.0108101314857234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01024664888895" calcext:value-type="float">
            <text:p>0.0101024664888895</text:p>
          </table:table-cell>
          <table:table-cell office:value-type="float" office:value="0.957070914696814" calcext:value-type="float">
            <text:p>0.957070914696814</text:p>
          </table:table-cell>
          <table:table-cell office:value-type="float" office:value="0.0072340150177798" calcext:value-type="float">
            <text:p>0.0072340150177798</text:p>
          </table:table-cell>
          <table:table-cell office:value-type="float" office:value="0.958499486125385" calcext:value-type="float">
            <text:p>0.958499486125385</text:p>
          </table:table-cell>
          <table:table-cell office:value-type="float" office:value="0.0079241398408542" calcext:value-type="float">
            <text:p>0.0079241398408542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reast-w</text:p>
          </table:table-cell>
          <table:table-cell office:value-type="float" office:value="0.954244604316547" calcext:value-type="float">
            <text:p>0.954244604316547</text:p>
          </table:table-cell>
          <table:table-cell office:value-type="float" office:value="0.0138608854459867" calcext:value-type="float">
            <text:p>0.0138608854459867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09254552249845" calcext:value-type="float">
            <text:p>0.009254552249845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50526445465952" calcext:value-type="float">
            <text:p>0.0050526445465952</text:p>
          </table:table-cell>
          <table:table-cell office:value-type="float" office:value="0.955673175745118" calcext:value-type="float">
            <text:p>0.955673175745118</text:p>
          </table:table-cell>
          <table:table-cell office:value-type="float" office:value="0.0127145083179517" calcext:value-type="float">
            <text:p>0.0127145083179517</text:p>
          </table:table-cell>
          <table:table-cell office:value-type="float" office:value="0.958499486125385" calcext:value-type="float">
            <text:p>0.958499486125385</text:p>
          </table:table-cell>
          <table:table-cell office:value-type="float" office:value="0.0079241398408542" calcext:value-type="float">
            <text:p>0.0079241398408542</text:p>
          </table:table-cell>
          <table:table-cell office:value-type="float" office:value="0.957070914696814" calcext:value-type="float">
            <text:p>0.957070914696814</text:p>
          </table:table-cell>
          <table:table-cell office:value-type="float" office:value="0.0088227647230954" calcext:value-type="float">
            <text:p>0.0088227647230954</text:p>
          </table:table-cell>
          <table:table-cell office:value-type="float" office:value="0.957070914696814" calcext:value-type="float">
            <text:p>0.957070914696814</text:p>
          </table:table-cell>
          <table:table-cell office:value-type="float" office:value="0.0088227647230954" calcext:value-type="float">
            <text:p>0.0088227647230954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059155204739722" calcext:value-type="float">
            <text:p>0.0059155204739722</text:p>
          </table:table-cell>
          <table:table-cell office:value-type="float" office:value="0.954213771839671" calcext:value-type="float">
            <text:p>0.954213771839671</text:p>
          </table:table-cell>
          <table:table-cell office:value-type="float" office:value="0.0040128310391274" calcext:value-type="float">
            <text:p>0.0040128310391274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7070914696814" calcext:value-type="float">
            <text:p>0.957070914696814</text:p>
          </table:table-cell>
          <table:table-cell office:value-type="float" office:value="0.0088227647230954" calcext:value-type="float">
            <text:p>0.0088227647230954</text:p>
          </table:table-cell>
          <table:table-cell office:value-type="float" office:value="0.958530318602261" calcext:value-type="float">
            <text:p>0.958530318602261</text:p>
          </table:table-cell>
          <table:table-cell office:value-type="float" office:value="0.0127260506208397" calcext:value-type="float">
            <text:p>0.0127260506208397</text:p>
          </table:table-cell>
          <table:table-cell office:value-type="float" office:value="0.951356628982528" calcext:value-type="float">
            <text:p>0.951356628982528</text:p>
          </table:table-cell>
          <table:table-cell office:value-type="float" office:value="0.0078426593500501" calcext:value-type="float">
            <text:p>0.0078426593500501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27868898068583" calcext:value-type="float">
            <text:p>0.0127868898068583</text:p>
          </table:table-cell>
          <table:table-cell office:value-type="float" office:value="0.957070914696814" calcext:value-type="float">
            <text:p>0.957070914696814</text:p>
          </table:table-cell>
          <table:table-cell office:value-type="float" office:value="0.0143315106589382" calcext:value-type="float">
            <text:p>0.0143315106589382</text:p>
          </table:table-cell>
          <table:table-cell office:value-type="float" office:value="0.955642343268243" calcext:value-type="float">
            <text:p>0.955642343268243</text:p>
          </table:table-cell>
          <table:table-cell office:value-type="float" office:value="0.0106441780220966" calcext:value-type="float">
            <text:p>0.010644178022096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reast-w</text:p>
          </table:table-cell>
          <table:table-cell office:value-type="float" office:value="0.954244604316547" calcext:value-type="float">
            <text:p>0.954244604316547</text:p>
          </table:table-cell>
          <table:table-cell office:value-type="float" office:value="0.0138608854459867" calcext:value-type="float">
            <text:p>0.0138608854459867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118989772533875" calcext:value-type="float">
            <text:p>0.0118989772533875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59592840651548" calcext:value-type="float">
            <text:p>0.0059592840651548</text:p>
          </table:table-cell>
          <table:table-cell office:value-type="float" office:value="0.957101747173689" calcext:value-type="float">
            <text:p>0.957101747173689</text:p>
          </table:table-cell>
          <table:table-cell office:value-type="float" office:value="0.0112290363509712" calcext:value-type="float">
            <text:p>0.0112290363509712</text:p>
          </table:table-cell>
          <table:table-cell office:value-type="float" office:value="0.958499486125385" calcext:value-type="float">
            <text:p>0.958499486125385</text:p>
          </table:table-cell>
          <table:table-cell office:value-type="float" office:value="0.0079241398408542" calcext:value-type="float">
            <text:p>0.0079241398408542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078398810326565" calcext:value-type="float">
            <text:p>0.0078398810326565</text:p>
          </table:table-cell>
          <table:table-cell office:value-type="float" office:value="0.957070914696814" calcext:value-type="float">
            <text:p>0.957070914696814</text:p>
          </table:table-cell>
          <table:table-cell office:value-type="float" office:value="0.0088227647230954" calcext:value-type="float">
            <text:p>0.0088227647230954</text:p>
          </table:table-cell>
          <table:table-cell office:value-type="float" office:value="0.959938335046249" calcext:value-type="float">
            <text:p>0.959938335046249</text:p>
          </table:table-cell>
          <table:table-cell office:value-type="float" office:value="0.0064246247609167" calcext:value-type="float">
            <text:p>0.0064246247609167</text:p>
          </table:table-cell>
          <table:table-cell office:value-type="float" office:value="0.954213771839671" calcext:value-type="float">
            <text:p>0.954213771839671</text:p>
          </table:table-cell>
          <table:table-cell office:value-type="float" office:value="0.0040128310391274" calcext:value-type="float">
            <text:p>0.0040128310391274</text:p>
          </table:table-cell>
          <table:table-cell office:value-type="float" office:value="0.957070914696814" calcext:value-type="float">
            <text:p>0.957070914696814</text:p>
          </table:table-cell>
          <table:table-cell office:value-type="float" office:value="0.0051788772138207" calcext:value-type="float">
            <text:p>0.0051788772138207</text:p>
          </table:table-cell>
          <table:table-cell office:value-type="float" office:value="0.955642343268243" calcext:value-type="float">
            <text:p>0.955642343268243</text:p>
          </table:table-cell>
          <table:table-cell office:value-type="float" office:value="0.0060636551288136" calcext:value-type="float">
            <text:p>0.0060636551288136</text:p>
          </table:table-cell>
          <table:table-cell office:value-type="float" office:value="0.957070914696814" calcext:value-type="float">
            <text:p>0.957070914696814</text:p>
          </table:table-cell>
          <table:table-cell office:value-type="float" office:value="0.0088227647230954" calcext:value-type="float">
            <text:p>0.0088227647230954</text:p>
          </table:table-cell>
          <table:table-cell office:value-type="float" office:value="0.9527852004111" calcext:value-type="float">
            <text:p>0.9527852004111</text:p>
          </table:table-cell>
          <table:table-cell office:value-type="float" office:value="0.0064308692820582" calcext:value-type="float">
            <text:p>0.0064308692820582</text:p>
          </table:table-cell>
          <table:table-cell office:value-type="float" office:value="0.96136690647482" calcext:value-type="float">
            <text:p>0.96136690647482</text:p>
          </table:table-cell>
          <table:table-cell office:value-type="float" office:value="0.0139483783927044" calcext:value-type="float">
            <text:p>0.0139483783927044</text:p>
          </table:table-cell>
          <table:table-cell office:value-type="float" office:value="0.9527852004111" calcext:value-type="float">
            <text:p>0.9527852004111</text:p>
          </table:table-cell>
          <table:table-cell office:value-type="float" office:value="0.0129964264369511" calcext:value-type="float">
            <text:p>0.0129964264369511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01024664888895" calcext:value-type="float">
            <text:p>0.010102466488889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reast-w</text:p>
          </table:table-cell>
          <table:table-cell office:value-type="float" office:value="0.954244604316547" calcext:value-type="float">
            <text:p>0.954244604316547</text:p>
          </table:table-cell>
          <table:table-cell office:value-type="float" office:value="0.0138608854459867" calcext:value-type="float">
            <text:p>0.0138608854459867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09254552249845" calcext:value-type="float">
            <text:p>0.009254552249845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59592840651548" calcext:value-type="float">
            <text:p>0.0059592840651548</text:p>
          </table:table-cell>
          <table:table-cell office:value-type="float" office:value="0.957101747173689" calcext:value-type="float">
            <text:p>0.957101747173689</text:p>
          </table:table-cell>
          <table:table-cell office:value-type="float" office:value="0.0112290363509712" calcext:value-type="float">
            <text:p>0.0112290363509712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078398810326565" calcext:value-type="float">
            <text:p>0.0078398810326565</text:p>
          </table:table-cell>
          <table:table-cell office:value-type="float" office:value="0.957070914696814" calcext:value-type="float">
            <text:p>0.957070914696814</text:p>
          </table:table-cell>
          <table:table-cell office:value-type="float" office:value="0.0088227647230954" calcext:value-type="float">
            <text:p>0.0088227647230954</text:p>
          </table:table-cell>
          <table:table-cell office:value-type="float" office:value="0.959938335046249" calcext:value-type="float">
            <text:p>0.959938335046249</text:p>
          </table:table-cell>
          <table:table-cell office:value-type="float" office:value="0.0064246247609167" calcext:value-type="float">
            <text:p>0.0064246247609167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032316135974063" calcext:value-type="float">
            <text:p>0.0032316135974063</text:p>
          </table:table-cell>
          <table:table-cell office:value-type="float" office:value="0.954213771839671" calcext:value-type="float">
            <text:p>0.954213771839671</text:p>
          </table:table-cell>
          <table:table-cell office:value-type="float" office:value="0.0040128310391274" calcext:value-type="float">
            <text:p>0.0040128310391274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032316135974063" calcext:value-type="float">
            <text:p>0.0032316135974063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78117392846178" calcext:value-type="float">
            <text:p>0.0078117392846178</text:p>
          </table:table-cell>
          <table:table-cell office:value-type="float" office:value="0.957070914696814" calcext:value-type="float">
            <text:p>0.957070914696814</text:p>
          </table:table-cell>
          <table:table-cell office:value-type="float" office:value="0.0088227647230954" calcext:value-type="float">
            <text:p>0.0088227647230954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63556962960679" calcext:value-type="float">
            <text:p>0.0063556962960679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01024664888895" calcext:value-type="float">
            <text:p>0.0101024664888895</text:p>
          </table:table-cell>
          <table:table-cell office:value-type="float" office:value="0.955642343268243" calcext:value-type="float">
            <text:p>0.955642343268243</text:p>
          </table:table-cell>
          <table:table-cell office:value-type="float" office:value="0.0106441780220966" calcext:value-type="float">
            <text:p>0.0106441780220966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01024664888895" calcext:value-type="float">
            <text:p>0.01010246648888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reast-w</text:p>
          </table:table-cell>
          <table:table-cell office:value-type="float" office:value="0.953673175745118" calcext:value-type="float">
            <text:p>0.953673175745118</text:p>
          </table:table-cell>
          <table:table-cell office:value-type="float" office:value="0.0134919294810593" calcext:value-type="float">
            <text:p>0.0134919294810593</text:p>
          </table:table-cell>
          <table:table-cell office:value-type="float" office:value="0.954230215827338" calcext:value-type="float">
            <text:p>0.954230215827338</text:p>
          </table:table-cell>
          <table:table-cell office:value-type="float" office:value="0.0111172784345349" calcext:value-type="float">
            <text:p>0.0111172784345349</text:p>
          </table:table-cell>
          <table:table-cell office:value-type="float" office:value="0.955938335046249" calcext:value-type="float">
            <text:p>0.955938335046249</text:p>
          </table:table-cell>
          <table:table-cell office:value-type="float" office:value="0.00851257302143626" calcext:value-type="float">
            <text:p>0.00851257302143626</text:p>
          </table:table-cell>
          <table:table-cell office:value-type="float" office:value="0.955383350462487" calcext:value-type="float">
            <text:p>0.955383350462487</text:p>
          </table:table-cell>
          <table:table-cell office:value-type="float" office:value="0.0127722291496291" calcext:value-type="float">
            <text:p>0.0127722291496291</text:p>
          </table:table-cell>
          <table:table-cell office:value-type="float" office:value="0.957075025693731" calcext:value-type="float">
            <text:p>0.957075025693731</text:p>
          </table:table-cell>
          <table:table-cell office:value-type="float" office:value="0.00654429861923146" calcext:value-type="float">
            <text:p>0.00654429861923146</text:p>
          </table:table-cell>
          <table:table-cell office:value-type="float" office:value="0.956505652620761" calcext:value-type="float">
            <text:p>0.956505652620761</text:p>
          </table:table-cell>
          <table:table-cell office:value-type="float" office:value="0.00848361151587054" calcext:value-type="float">
            <text:p>0.00848361151587054</text:p>
          </table:table-cell>
          <table:table-cell office:value-type="float" office:value="0.957646454265159" calcext:value-type="float">
            <text:p>0.957646454265159</text:p>
          </table:table-cell>
          <table:table-cell office:value-type="float" office:value="0.00869086188252818" calcext:value-type="float">
            <text:p>0.00869086188252818</text:p>
          </table:table-cell>
          <table:table-cell office:value-type="float" office:value="0.95794861253854" calcext:value-type="float">
            <text:p>0.95794861253854</text:p>
          </table:table-cell>
          <table:table-cell office:value-type="float" office:value="0.00724398323033584" calcext:value-type="float">
            <text:p>0.00724398323033584</text:p>
          </table:table-cell>
          <table:table-cell office:value-type="float" office:value="0.955360739979445" calcext:value-type="float">
            <text:p>0.955360739979445</text:p>
          </table:table-cell>
          <table:table-cell office:value-type="float" office:value="0.0048035337440336" calcext:value-type="float">
            <text:p>0.0048035337440336</text:p>
          </table:table-cell>
          <table:table-cell office:value-type="float" office:value="0.956505652620761" calcext:value-type="float">
            <text:p>0.956505652620761</text:p>
          </table:table-cell>
          <table:table-cell office:value-type="float" office:value="0.00692949833080816" calcext:value-type="float">
            <text:p>0.00692949833080816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940805888708" calcext:value-type="float">
            <text:p>0.008940805888708</text:p>
          </table:table-cell>
          <table:table-cell office:value-type="float" office:value="0.957375128468654" calcext:value-type="float">
            <text:p>0.957375128468654</text:p>
          </table:table-cell>
          <table:table-cell office:value-type="float" office:value="0.0105659305537946" calcext:value-type="float">
            <text:p>0.0105659305537946</text:p>
          </table:table-cell>
          <table:table-cell office:value-type="float" office:value="0.951650565262076" calcext:value-type="float">
            <text:p>0.951650565262076</text:p>
          </table:table-cell>
          <table:table-cell office:value-type="float" office:value="0.00866237683859608" calcext:value-type="float">
            <text:p>0.00866237683859608</text:p>
          </table:table-cell>
          <table:table-cell office:value-type="float" office:value="0.957942446043165" calcext:value-type="float">
            <text:p>0.957942446043165</text:p>
          </table:table-cell>
          <table:table-cell office:value-type="float" office:value="0.012124234131002" calcext:value-type="float">
            <text:p>0.012124234131002</text:p>
          </table:table-cell>
          <table:table-cell office:value-type="float" office:value="0.954211716341213" calcext:value-type="float">
            <text:p>0.954211716341213</text:p>
          </table:table-cell>
          <table:table-cell office:value-type="float" office:value="0.0117979188380628" calcext:value-type="float">
            <text:p>0.0117979188380628</text:p>
          </table:table-cell>
          <table:table-cell office:value-type="float" office:value="0.956789311408016" calcext:value-type="float">
            <text:p>0.956789311408016</text:p>
          </table:table-cell>
          <table:table-cell office:value-type="float" office:value="0.00896738119390868" calcext:value-type="float">
            <text:p>0.0089673811939086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51529155467619" calcext:value-type="float">
            <text:p>0.0151529155467619</text:p>
          </table:table-cell>
          <table:table-cell office:value-type="float" office:value="0.949928057553957" calcext:value-type="float">
            <text:p>0.949928057553957</text:p>
          </table:table-cell>
          <table:table-cell office:value-type="float" office:value="0.0133640303482572" calcext:value-type="float">
            <text:p>0.0133640303482572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139009304695752" calcext:value-type="float">
            <text:p>0.0139009304695752</text:p>
          </table:table-cell>
          <table:table-cell office:value-type="float" office:value="0.954213771839671" calcext:value-type="float">
            <text:p>0.954213771839671</text:p>
          </table:table-cell>
          <table:table-cell office:value-type="float" office:value="0.017225418945458" calcext:value-type="float">
            <text:p>0.017225418945458</text:p>
          </table:table-cell>
          <table:table-cell office:value-type="float" office:value="0.9527852004111" calcext:value-type="float">
            <text:p>0.9527852004111</text:p>
          </table:table-cell>
          <table:table-cell office:value-type="float" office:value="0.0119748443016788" calcext:value-type="float">
            <text:p>0.0119748443016788</text:p>
          </table:table-cell>
          <table:table-cell office:value-type="float" office:value="0.947091469681398" calcext:value-type="float">
            <text:p>0.947091469681398</text:p>
          </table:table-cell>
          <table:table-cell office:value-type="float" office:value="0.0147376605565871" calcext:value-type="float">
            <text:p>0.0147376605565871</text:p>
          </table:table-cell>
          <table:table-cell office:value-type="float" office:value="0.954244604316547" calcext:value-type="float">
            <text:p>0.954244604316547</text:p>
          </table:table-cell>
          <table:table-cell office:value-type="float" office:value="0.0147524353727918" calcext:value-type="float">
            <text:p>0.0147524353727918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12734887105507" calcext:value-type="float">
            <text:p>0.012734887105507</text:p>
          </table:table-cell>
          <table:table-cell office:value-type="float" office:value="0.961387461459404" calcext:value-type="float">
            <text:p>0.961387461459404</text:p>
          </table:table-cell>
          <table:table-cell office:value-type="float" office:value="0.011909569420251" calcext:value-type="float">
            <text:p>0.011909569420251</text:p>
          </table:table-cell>
          <table:table-cell office:value-type="float" office:value="0.95136690647482" calcext:value-type="float">
            <text:p>0.95136690647482</text:p>
          </table:table-cell>
          <table:table-cell office:value-type="float" office:value="0.0105538136652613" calcext:value-type="float">
            <text:p>0.0105538136652613</text:p>
          </table:table-cell>
          <table:table-cell office:value-type="float" office:value="0.952816032887975" calcext:value-type="float">
            <text:p>0.952816032887975</text:p>
          </table:table-cell>
          <table:table-cell office:value-type="float" office:value="0.0155883845279611" calcext:value-type="float">
            <text:p>0.0155883845279611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062884690784088" calcext:value-type="float">
            <text:p>0.0062884690784088</text:p>
          </table:table-cell>
          <table:table-cell office:value-type="float" office:value="0.954213771839671" calcext:value-type="float">
            <text:p>0.954213771839671</text:p>
          </table:table-cell>
          <table:table-cell office:value-type="float" office:value="0.0064508152221418" calcext:value-type="float">
            <text:p>0.006450815222141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8118194349083" calcext:value-type="float">
            <text:p>0.008118194349083</text:p>
          </table:table-cell>
          <table:table-cell office:value-type="float" office:value="0.947070914696814" calcext:value-type="float">
            <text:p>0.947070914696814</text:p>
          </table:table-cell>
          <table:table-cell office:value-type="float" office:value="0.0038494319596661" calcext:value-type="float">
            <text:p>0.0038494319596661</text:p>
          </table:table-cell>
          <table:table-cell office:value-type="float" office:value="0.952805755395683" calcext:value-type="float">
            <text:p>0.952805755395683</text:p>
          </table:table-cell>
          <table:table-cell office:value-type="float" office:value="0.0107653113725025" calcext:value-type="float">
            <text:p>0.010765311372502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78117392846178" calcext:value-type="float">
            <text:p>0.007811739284617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3329178470073" calcext:value-type="float">
            <text:p>0.013329178470073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1377183967112" calcext:value-type="float">
            <text:p>0.951377183967112</text:p>
          </table:table-cell>
          <table:table-cell office:value-type="float" office:value="0.0145824270205294" calcext:value-type="float">
            <text:p>0.0145824270205294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092743620072353" calcext:value-type="float">
            <text:p>0.0092743620072353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9938335046249" calcext:value-type="float">
            <text:p>0.959938335046249</text:p>
          </table:table-cell>
          <table:table-cell office:value-type="float" office:value="0.008172270639193" calcext:value-type="float">
            <text:p>0.008172270639193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50526445465952" calcext:value-type="float">
            <text:p>0.0050526445465952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086963315461479" calcext:value-type="float">
            <text:p>0.0086963315461479</text:p>
          </table:table-cell>
          <table:table-cell office:value-type="float" office:value="0.95136690647482" calcext:value-type="float">
            <text:p>0.95136690647482</text:p>
          </table:table-cell>
          <table:table-cell office:value-type="float" office:value="0.0092667566494121" calcext:value-type="float">
            <text:p>0.0092667566494121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54930682299419" calcext:value-type="float">
            <text:p>0.0154930682299419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78117392846178" calcext:value-type="float">
            <text:p>0.0078117392846178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23351852278523" calcext:value-type="float">
            <text:p>0.012335185227852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108030206736387" calcext:value-type="float">
            <text:p>0.0108030206736387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12946904889319" calcext:value-type="float">
            <text:p>0.0112946904889319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118989772533875" calcext:value-type="float">
            <text:p>0.0118989772533875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01024664888895" calcext:value-type="float">
            <text:p>0.0101024664888895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50526445465952" calcext:value-type="float">
            <text:p>0.0050526445465952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27696549278894" calcext:value-type="float">
            <text:p>0.0127696549278894</text:p>
          </table:table-cell>
          <table:table-cell office:value-type="float" office:value="0.949938335046249" calcext:value-type="float">
            <text:p>0.949938335046249</text:p>
          </table:table-cell>
          <table:table-cell office:value-type="float" office:value="0.0100478191300759" calcext:value-type="float">
            <text:p>0.0100478191300759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27696549278894" calcext:value-type="float">
            <text:p>0.0127696549278894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78117392846178" calcext:value-type="float">
            <text:p>0.007811739284617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29593941145415" calcext:value-type="float">
            <text:p>0.0129593941145415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23351852278523" calcext:value-type="float">
            <text:p>0.0123351852278523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9302337057561" calcext:value-type="float">
            <text:p>0.009302337057561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108030206736387" calcext:value-type="float">
            <text:p>0.0108030206736387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5642343268243" calcext:value-type="float">
            <text:p>0.955642343268243</text:p>
          </table:table-cell>
          <table:table-cell office:value-type="float" office:value="0.0137778495423263" calcext:value-type="float">
            <text:p>0.0137778495423263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12946904889319" calcext:value-type="float">
            <text:p>0.0112946904889319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373223547202" calcext:value-type="float">
            <text:p>0.01373223547202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81181943490831" calcext:value-type="float">
            <text:p>0.0081181943490831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27696549278894" calcext:value-type="float">
            <text:p>0.0127696549278894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27696549278894" calcext:value-type="float">
            <text:p>0.0127696549278894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108030206736387" calcext:value-type="float">
            <text:p>0.0108030206736387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23351852278523" calcext:value-type="float">
            <text:p>0.01233518522785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4469074545102" calcext:value-type="float">
            <text:p>0.0114469074545102</text:p>
          </table:table-cell>
          <table:table-cell office:value-type="float" office:value="0.954221993833504" calcext:value-type="float">
            <text:p>0.954221993833504</text:p>
          </table:table-cell>
          <table:table-cell office:value-type="float" office:value="0.0108193756017052" calcext:value-type="float">
            <text:p>0.0108193756017052</text:p>
          </table:table-cell>
          <table:table-cell office:value-type="float" office:value="0.954511819116136" calcext:value-type="float">
            <text:p>0.954511819116136</text:p>
          </table:table-cell>
          <table:table-cell office:value-type="float" office:value="0.0129449518399697" calcext:value-type="float">
            <text:p>0.0129449518399697</text:p>
          </table:table-cell>
          <table:table-cell office:value-type="float" office:value="0.956507708119219" calcext:value-type="float">
            <text:p>0.956507708119219</text:p>
          </table:table-cell>
          <table:table-cell office:value-type="float" office:value="0.0115700024264703" calcext:value-type="float">
            <text:p>0.0115700024264703</text:p>
          </table:table-cell>
          <table:table-cell office:value-type="float" office:value="0.95593627954779" calcext:value-type="float">
            <text:p>0.95593627954779</text:p>
          </table:table-cell>
          <table:table-cell office:value-type="float" office:value="0.0101784871875798" calcext:value-type="float">
            <text:p>0.0101784871875798</text:p>
          </table:table-cell>
          <table:table-cell office:value-type="float" office:value="0.953089414182939" calcext:value-type="float">
            <text:p>0.953089414182939</text:p>
          </table:table-cell>
          <table:table-cell office:value-type="float" office:value="0.0130565173614525" calcext:value-type="float">
            <text:p>0.0130565173614525</text:p>
          </table:table-cell>
          <table:table-cell office:value-type="float" office:value="0.955944501541624" calcext:value-type="float">
            <text:p>0.955944501541624</text:p>
          </table:table-cell>
          <table:table-cell office:value-type="float" office:value="0.0115424255480331" calcext:value-type="float">
            <text:p>0.0115424255480331</text:p>
          </table:table-cell>
          <table:table-cell office:value-type="float" office:value="0.957083247687564" calcext:value-type="float">
            <text:p>0.957083247687564</text:p>
          </table:table-cell>
          <table:table-cell office:value-type="float" office:value="0.0103996393542315" calcext:value-type="float">
            <text:p>0.0103996393542315</text:p>
          </table:table-cell>
          <table:table-cell office:value-type="float" office:value="0.95822816032888" calcext:value-type="float">
            <text:p>0.95822816032888</text:p>
          </table:table-cell>
          <table:table-cell office:value-type="float" office:value="0.00986174106535432" calcext:value-type="float">
            <text:p>0.00986174106535432</text:p>
          </table:table-cell>
          <table:table-cell office:value-type="float" office:value="0.954795477903392" calcext:value-type="float">
            <text:p>0.954795477903392</text:p>
          </table:table-cell>
          <table:table-cell office:value-type="float" office:value="0.00845710412903414" calcext:value-type="float">
            <text:p>0.00845710412903414</text:p>
          </table:table-cell>
          <table:table-cell office:value-type="float" office:value="0.95565878725591" calcext:value-type="float">
            <text:p>0.95565878725591</text:p>
          </table:table-cell>
          <table:table-cell office:value-type="float" office:value="0.0126375598803259" calcext:value-type="float">
            <text:p>0.0126375598803259</text:p>
          </table:table-cell>
          <table:table-cell office:value-type="float" office:value="0.952226104830421" calcext:value-type="float">
            <text:p>0.952226104830421</text:p>
          </table:table-cell>
          <table:table-cell office:value-type="float" office:value="0.00944181724103484" calcext:value-type="float">
            <text:p>0.00944181724103484</text:p>
          </table:table-cell>
          <table:table-cell office:value-type="float" office:value="0.956793422404933" calcext:value-type="float">
            <text:p>0.956793422404933</text:p>
          </table:table-cell>
          <table:table-cell office:value-type="float" office:value="0.0107591903941303" calcext:value-type="float">
            <text:p>0.0107591903941303</text:p>
          </table:table-cell>
          <table:table-cell office:value-type="float" office:value="0.956507708119219" calcext:value-type="float">
            <text:p>0.956507708119219</text:p>
          </table:table-cell>
          <table:table-cell office:value-type="float" office:value="0.012823331812967" calcext:value-type="float">
            <text:p>0.012823331812967</text:p>
          </table:table-cell>
          <table:table-cell office:value-type="float" office:value="0.954793422404933" calcext:value-type="float">
            <text:p>0.954793422404933</text:p>
          </table:table-cell>
          <table:table-cell office:value-type="float" office:value="0.008548925285368" calcext:value-type="float">
            <text:p>0.008548925285368</text:p>
          </table:table-cell>
          <table:table-cell office:value-type="float" office:value="0.955944501541624" calcext:value-type="float">
            <text:p>0.955944501541624</text:p>
          </table:table-cell>
          <table:table-cell office:value-type="float" office:value="0.012105558409771" calcext:value-type="float">
            <text:p>0.012105558409771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es</text:p>
          </table:table-cell>
          <table:table-cell office:value-type="float" office:value="0.748646125116713" calcext:value-type="float">
            <text:p>0.748646125116713</text:p>
          </table:table-cell>
          <table:table-cell office:value-type="float" office:value="0.0216442435420225" calcext:value-type="float">
            <text:p>0.0216442435420225</text:p>
          </table:table-cell>
          <table:table-cell office:value-type="float" office:value="0.716093710211357" calcext:value-type="float">
            <text:p>0.716093710211357</text:p>
          </table:table-cell>
          <table:table-cell office:value-type="float" office:value="0.0393437493263311" calcext:value-type="float">
            <text:p>0.0393437493263311</text:p>
          </table:table-cell>
          <table:table-cell office:value-type="float" office:value="0.7473049825991" calcext:value-type="float">
            <text:p>0.7473049825991</text:p>
          </table:table-cell>
          <table:table-cell office:value-type="float" office:value="0.0371476208879564" calcext:value-type="float">
            <text:p>0.0371476208879564</text:p>
          </table:table-cell>
          <table:table-cell office:value-type="float" office:value="0.759078176725236" calcext:value-type="float">
            <text:p>0.759078176725236</text:p>
          </table:table-cell>
          <table:table-cell office:value-type="float" office:value="0.0225461480724459" calcext:value-type="float">
            <text:p>0.0225461480724459</text:p>
          </table:table-cell>
          <table:table-cell office:value-type="float" office:value="0.764315423138952" calcext:value-type="float">
            <text:p>0.764315423138952</text:p>
          </table:table-cell>
          <table:table-cell office:value-type="float" office:value="0.0162859958700676" calcext:value-type="float">
            <text:p>0.0162859958700676</text:p>
          </table:table-cell>
          <table:table-cell office:value-type="float" office:value="0.732993803582039" calcext:value-type="float">
            <text:p>0.732993803582039</text:p>
          </table:table-cell>
          <table:table-cell office:value-type="float" office:value="0.0303646293172565" calcext:value-type="float">
            <text:p>0.0303646293172565</text:p>
          </table:table-cell>
          <table:table-cell office:value-type="float" office:value="0.751218062982769" calcext:value-type="float">
            <text:p>0.751218062982769</text:p>
          </table:table-cell>
          <table:table-cell office:value-type="float" office:value="0.0566361520580644" calcext:value-type="float">
            <text:p>0.0566361520580644</text:p>
          </table:table-cell>
          <table:table-cell office:value-type="float" office:value="0.739572192513369" calcext:value-type="float">
            <text:p>0.739572192513369</text:p>
          </table:table-cell>
          <table:table-cell office:value-type="float" office:value="0.0316345754147496" calcext:value-type="float">
            <text:p>0.0316345754147496</text:p>
          </table:table-cell>
          <table:table-cell office:value-type="float" office:value="0.73691537220949" calcext:value-type="float">
            <text:p>0.73691537220949</text:p>
          </table:table-cell>
          <table:table-cell office:value-type="float" office:value="0.0223626644733032" calcext:value-type="float">
            <text:p>0.0223626644733032</text:p>
          </table:table-cell>
          <table:table-cell office:value-type="float" office:value="0.716136151430269" calcext:value-type="float">
            <text:p>0.716136151430269</text:p>
          </table:table-cell>
          <table:table-cell office:value-type="float" office:value="0.0495642811560075" calcext:value-type="float">
            <text:p>0.0495642811560075</text:p>
          </table:table-cell>
          <table:table-cell office:value-type="float" office:value="0.749995755878109" calcext:value-type="float">
            <text:p>0.749995755878109</text:p>
          </table:table-cell>
          <table:table-cell office:value-type="float" office:value="0.0237220142742358" calcext:value-type="float">
            <text:p>0.0237220142742358</text:p>
          </table:table-cell>
          <table:table-cell office:value-type="float" office:value="0.75510567863509" calcext:value-type="float">
            <text:p>0.75510567863509</text:p>
          </table:table-cell>
          <table:table-cell office:value-type="float" office:value="0.0468622593995937" calcext:value-type="float">
            <text:p>0.0468622593995937</text:p>
          </table:table-cell>
          <table:table-cell office:value-type="float" office:value="0.738248026483321" calcext:value-type="float">
            <text:p>0.738248026483321</text:p>
          </table:table-cell>
          <table:table-cell office:value-type="float" office:value="0.020248166903128" calcext:value-type="float">
            <text:p>0.020248166903128</text:p>
          </table:table-cell>
          <table:table-cell office:value-type="float" office:value="0.755199049316696" calcext:value-type="float">
            <text:p>0.755199049316696</text:p>
          </table:table-cell>
          <table:table-cell office:value-type="float" office:value="0.0259125973404229" calcext:value-type="float">
            <text:p>0.0259125973404229</text:p>
          </table:table-cell>
          <table:table-cell office:value-type="float" office:value="0.742144130379424" calcext:value-type="float">
            <text:p>0.742144130379424</text:p>
          </table:table-cell>
          <table:table-cell office:value-type="float" office:value="0.0331153930446678" calcext:value-type="float">
            <text:p>0.0331153930446678</text:p>
          </table:table-cell>
          <table:table-cell office:value-type="float" office:value="0.736898395721925" calcext:value-type="float">
            <text:p>0.736898395721925</text:p>
          </table:table-cell>
          <table:table-cell office:value-type="float" office:value="0.0371241495666909" calcext:value-type="float">
            <text:p>0.0371241495666909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es</text:p>
          </table:table-cell>
          <table:table-cell office:value-type="float" office:value="0.759035735506324" calcext:value-type="float">
            <text:p>0.759035735506324</text:p>
          </table:table-cell>
          <table:table-cell office:value-type="float" office:value="0.0309770981998925" calcext:value-type="float">
            <text:p>0.0309770981998925</text:p>
          </table:table-cell>
          <table:table-cell office:value-type="float" office:value="0.734360410830999" calcext:value-type="float">
            <text:p>0.734360410830999</text:p>
          </table:table-cell>
          <table:table-cell office:value-type="float" office:value="0.0425444589326559" calcext:value-type="float">
            <text:p>0.0425444589326559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325604179923829" calcext:value-type="float">
            <text:p>0.0325604179923829</text:p>
          </table:table-cell>
          <table:table-cell office:value-type="float" office:value="0.753832442067736" calcext:value-type="float">
            <text:p>0.753832442067736</text:p>
          </table:table-cell>
          <table:table-cell office:value-type="float" office:value="0.0396984054414606" calcext:value-type="float">
            <text:p>0.0396984054414606</text:p>
          </table:table-cell>
          <table:table-cell office:value-type="float" office:value="0.756438332908921" calcext:value-type="float">
            <text:p>0.756438332908921</text:p>
          </table:table-cell>
          <table:table-cell office:value-type="float" office:value="0.0369821028982331" calcext:value-type="float">
            <text:p>0.0369821028982331</text:p>
          </table:table-cell>
          <table:table-cell office:value-type="float" office:value="0.757770987182752" calcext:value-type="float">
            <text:p>0.757770987182752</text:p>
          </table:table-cell>
          <table:table-cell office:value-type="float" office:value="0.0316889940919267" calcext:value-type="float">
            <text:p>0.0316889940919267</text:p>
          </table:table-cell>
          <table:table-cell office:value-type="float" office:value="0.762957304133775" calcext:value-type="float">
            <text:p>0.762957304133775</text:p>
          </table:table-cell>
          <table:table-cell office:value-type="float" office:value="0.039934113159261" calcext:value-type="float">
            <text:p>0.039934113159261</text:p>
          </table:table-cell>
          <table:table-cell office:value-type="float" office:value="0.756438332908921" calcext:value-type="float">
            <text:p>0.756438332908921</text:p>
          </table:table-cell>
          <table:table-cell office:value-type="float" office:value="0.0413117405246977" calcext:value-type="float">
            <text:p>0.0413117405246977</text:p>
          </table:table-cell>
          <table:table-cell office:value-type="float" office:value="0.748663101604278" calcext:value-type="float">
            <text:p>0.748663101604278</text:p>
          </table:table-cell>
          <table:table-cell office:value-type="float" office:value="0.0245773870350166" calcext:value-type="float">
            <text:p>0.0245773870350166</text:p>
          </table:table-cell>
          <table:table-cell office:value-type="float" office:value="0.73953823953824" calcext:value-type="float">
            <text:p>0.73953823953824</text:p>
          </table:table-cell>
          <table:table-cell office:value-type="float" office:value="0.0277268518881233" calcext:value-type="float">
            <text:p>0.0277268518881233</text:p>
          </table:table-cell>
          <table:table-cell office:value-type="float" office:value="0.757779475426534" calcext:value-type="float">
            <text:p>0.757779475426534</text:p>
          </table:table-cell>
          <table:table-cell office:value-type="float" office:value="0.031266670938208" calcext:value-type="float">
            <text:p>0.031266670938208</text:p>
          </table:table-cell>
          <table:table-cell office:value-type="float" office:value="0.76552924199983" calcext:value-type="float">
            <text:p>0.76552924199983</text:p>
          </table:table-cell>
          <table:table-cell office:value-type="float" office:value="0.0373111374055976" calcext:value-type="float">
            <text:p>0.0373111374055976</text:p>
          </table:table-cell>
          <table:table-cell office:value-type="float" office:value="0.757787963670317" calcext:value-type="float">
            <text:p>0.757787963670317</text:p>
          </table:table-cell>
          <table:table-cell office:value-type="float" office:value="0.0291030117818604" calcext:value-type="float">
            <text:p>0.0291030117818604</text:p>
          </table:table-cell>
          <table:table-cell office:value-type="float" office:value="0.744758509464392" calcext:value-type="float">
            <text:p>0.744758509464392</text:p>
          </table:table-cell>
          <table:table-cell office:value-type="float" office:value="0.024478412224988" calcext:value-type="float">
            <text:p>0.024478412224988</text:p>
          </table:table-cell>
          <table:table-cell office:value-type="float" office:value="0.74992784992785" calcext:value-type="float">
            <text:p>0.74992784992785</text:p>
          </table:table-cell>
          <table:table-cell office:value-type="float" office:value="0.0314541033217929" calcext:value-type="float">
            <text:p>0.0314541033217929</text:p>
          </table:table-cell>
          <table:table-cell office:value-type="float" office:value="0.760308972073678" calcext:value-type="float">
            <text:p>0.760308972073678</text:p>
          </table:table-cell>
          <table:table-cell office:value-type="float" office:value="0.044740559902063" calcext:value-type="float">
            <text:p>0.044740559902063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es</text:p>
          </table:table-cell>
          <table:table-cell office:value-type="float" office:value="0.761650114591291" calcext:value-type="float">
            <text:p>0.761650114591291</text:p>
          </table:table-cell>
          <table:table-cell office:value-type="float" office:value="0.0310701609691959" calcext:value-type="float">
            <text:p>0.0310701609691959</text:p>
          </table:table-cell>
          <table:table-cell office:value-type="float" office:value="0.730404889228419" calcext:value-type="float">
            <text:p>0.730404889228419</text:p>
          </table:table-cell>
          <table:table-cell office:value-type="float" office:value="0.0339970906423555" calcext:value-type="float">
            <text:p>0.0339970906423555</text:p>
          </table:table-cell>
          <table:table-cell office:value-type="float" office:value="0.752542229012817" calcext:value-type="float">
            <text:p>0.752542229012817</text:p>
          </table:table-cell>
          <table:table-cell office:value-type="float" office:value="0.0314691779007214" calcext:value-type="float">
            <text:p>0.0314691779007214</text:p>
          </table:table-cell>
          <table:table-cell office:value-type="float" office:value="0.75251676428147" calcext:value-type="float">
            <text:p>0.75251676428147</text:p>
          </table:table-cell>
          <table:table-cell office:value-type="float" office:value="0.0444835645808198" calcext:value-type="float">
            <text:p>0.0444835645808198</text:p>
          </table:table-cell>
          <table:table-cell office:value-type="float" office:value="0.756463797640268" calcext:value-type="float">
            <text:p>0.756463797640268</text:p>
          </table:table-cell>
          <table:table-cell office:value-type="float" office:value="0.0286940055993474" calcext:value-type="float">
            <text:p>0.0286940055993474</text:p>
          </table:table-cell>
          <table:table-cell office:value-type="float" office:value="0.764298446651388" calcext:value-type="float">
            <text:p>0.764298446651388</text:p>
          </table:table-cell>
          <table:table-cell office:value-type="float" office:value="0.0247591609739279" calcext:value-type="float">
            <text:p>0.0247591609739279</text:p>
          </table:table-cell>
          <table:table-cell office:value-type="float" office:value="0.760359901536372" calcext:value-type="float">
            <text:p>0.760359901536372</text:p>
          </table:table-cell>
          <table:table-cell office:value-type="float" office:value="0.0290812732194734" calcext:value-type="float">
            <text:p>0.0290812732194734</text:p>
          </table:table-cell>
          <table:table-cell office:value-type="float" office:value="0.759061200237671" calcext:value-type="float">
            <text:p>0.759061200237671</text:p>
          </table:table-cell>
          <table:table-cell office:value-type="float" office:value="0.0316819364059316" calcext:value-type="float">
            <text:p>0.0316819364059316</text:p>
          </table:table-cell>
          <table:table-cell office:value-type="float" office:value="0.752559205500382" calcext:value-type="float">
            <text:p>0.752559205500382</text:p>
          </table:table-cell>
          <table:table-cell office:value-type="float" office:value="0.0284415768204609" calcext:value-type="float">
            <text:p>0.0284415768204609</text:p>
          </table:table-cell>
          <table:table-cell office:value-type="float" office:value="0.746057210763093" calcext:value-type="float">
            <text:p>0.746057210763093</text:p>
          </table:table-cell>
          <table:table-cell office:value-type="float" office:value="0.0260206486670564" calcext:value-type="float">
            <text:p>0.0260206486670564</text:p>
          </table:table-cell>
          <table:table-cell office:value-type="float" office:value="0.759044223750106" calcext:value-type="float">
            <text:p>0.759044223750106</text:p>
          </table:table-cell>
          <table:table-cell office:value-type="float" office:value="0.0376399372077449" calcext:value-type="float">
            <text:p>0.0376399372077449</text:p>
          </table:table-cell>
          <table:table-cell office:value-type="float" office:value="0.755131143366438" calcext:value-type="float">
            <text:p>0.755131143366438</text:p>
          </table:table-cell>
          <table:table-cell office:value-type="float" office:value="0.0294271264976426" calcext:value-type="float">
            <text:p>0.0294271264976426</text:p>
          </table:table-cell>
          <table:table-cell office:value-type="float" office:value="0.747355912061794" calcext:value-type="float">
            <text:p>0.747355912061794</text:p>
          </table:table-cell>
          <table:table-cell office:value-type="float" office:value="0.029622836783417" calcext:value-type="float">
            <text:p>0.029622836783417</text:p>
          </table:table-cell>
          <table:table-cell office:value-type="float" office:value="0.757745522451405" calcext:value-type="float">
            <text:p>0.757745522451405</text:p>
          </table:table-cell>
          <table:table-cell office:value-type="float" office:value="0.0357082897268263" calcext:value-type="float">
            <text:p>0.0357082897268263</text:p>
          </table:table-cell>
          <table:table-cell office:value-type="float" office:value="0.751209574738987" calcext:value-type="float">
            <text:p>0.751209574738987</text:p>
          </table:table-cell>
          <table:table-cell office:value-type="float" office:value="0.0422057277088708" calcext:value-type="float">
            <text:p>0.0422057277088708</text:p>
          </table:table-cell>
          <table:table-cell office:value-type="float" office:value="0.757737034207622" calcext:value-type="float">
            <text:p>0.757737034207622</text:p>
          </table:table-cell>
          <table:table-cell office:value-type="float" office:value="0.0366696601452853" calcext:value-type="float">
            <text:p>0.0366696601452853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es</text:p>
          </table:table-cell>
          <table:table-cell office:value-type="float" office:value="0.764264493676258" calcext:value-type="float">
            <text:p>0.764264493676258</text:p>
          </table:table-cell>
          <table:table-cell office:value-type="float" office:value="0.0287286081111019" calcext:value-type="float">
            <text:p>0.0287286081111019</text:p>
          </table:table-cell>
          <table:table-cell office:value-type="float" office:value="0.731729055258467" calcext:value-type="float">
            <text:p>0.731729055258467</text:p>
          </table:table-cell>
          <table:table-cell office:value-type="float" office:value="0.0358140018950094" calcext:value-type="float">
            <text:p>0.0358140018950094</text:p>
          </table:table-cell>
          <table:table-cell office:value-type="float" office:value="0.757754010695187" calcext:value-type="float">
            <text:p>0.757754010695187</text:p>
          </table:table-cell>
          <table:table-cell office:value-type="float" office:value="0.0294788775458158" calcext:value-type="float">
            <text:p>0.0294788775458158</text:p>
          </table:table-cell>
          <table:table-cell office:value-type="float" office:value="0.75251676428147" calcext:value-type="float">
            <text:p>0.75251676428147</text:p>
          </table:table-cell>
          <table:table-cell office:value-type="float" office:value="0.0386543568707483" calcext:value-type="float">
            <text:p>0.0386543568707483</text:p>
          </table:table-cell>
          <table:table-cell office:value-type="float" office:value="0.751235039470334" calcext:value-type="float">
            <text:p>0.751235039470334</text:p>
          </table:table-cell>
          <table:table-cell office:value-type="float" office:value="0.0288884224232804" calcext:value-type="float">
            <text:p>0.0288884224232804</text:p>
          </table:table-cell>
          <table:table-cell office:value-type="float" office:value="0.751260504201681" calcext:value-type="float">
            <text:p>0.751260504201681</text:p>
          </table:table-cell>
          <table:table-cell office:value-type="float" office:value="0.025018628774883" calcext:value-type="float">
            <text:p>0.025018628774883</text:p>
          </table:table-cell>
          <table:table-cell office:value-type="float" office:value="0.762965792377557" calcext:value-type="float">
            <text:p>0.762965792377557</text:p>
          </table:table-cell>
          <table:table-cell office:value-type="float" office:value="0.0335124555834754" calcext:value-type="float">
            <text:p>0.0335124555834754</text:p>
          </table:table-cell>
          <table:table-cell office:value-type="float" office:value="0.759061200237671" calcext:value-type="float">
            <text:p>0.759061200237671</text:p>
          </table:table-cell>
          <table:table-cell office:value-type="float" office:value="0.0316819364059316" calcext:value-type="float">
            <text:p>0.0316819364059316</text:p>
          </table:table-cell>
          <table:table-cell office:value-type="float" office:value="0.753832442067736" calcext:value-type="float">
            <text:p>0.753832442067736</text:p>
          </table:table-cell>
          <table:table-cell office:value-type="float" office:value="0.0345900672934253" calcext:value-type="float">
            <text:p>0.0345900672934253</text:p>
          </table:table-cell>
          <table:table-cell office:value-type="float" office:value="0.749953314659197" calcext:value-type="float">
            <text:p>0.749953314659197</text:p>
          </table:table-cell>
          <table:table-cell office:value-type="float" office:value="0.0279434190736179" calcext:value-type="float">
            <text:p>0.0279434190736179</text:p>
          </table:table-cell>
          <table:table-cell office:value-type="float" office:value="0.768143621084797" calcext:value-type="float">
            <text:p>0.768143621084797</text:p>
          </table:table-cell>
          <table:table-cell office:value-type="float" office:value="0.0365139050257079" calcext:value-type="float">
            <text:p>0.0365139050257079</text:p>
          </table:table-cell>
          <table:table-cell office:value-type="float" office:value="0.759010270774977" calcext:value-type="float">
            <text:p>0.759010270774977</text:p>
          </table:table-cell>
          <table:table-cell office:value-type="float" office:value="0.0404042900574979" calcext:value-type="float">
            <text:p>0.0404042900574979</text:p>
          </table:table-cell>
          <table:table-cell office:value-type="float" office:value="0.7525507172566" calcext:value-type="float">
            <text:p>0.7525507172566</text:p>
          </table:table-cell>
          <table:table-cell office:value-type="float" office:value="0.0285507760894793" calcext:value-type="float">
            <text:p>0.0285507760894793</text:p>
          </table:table-cell>
          <table:table-cell office:value-type="float" office:value="0.755148119854002" calcext:value-type="float">
            <text:p>0.755148119854002</text:p>
          </table:table-cell>
          <table:table-cell office:value-type="float" office:value="0.0288642633092395" calcext:value-type="float">
            <text:p>0.0288642633092395</text:p>
          </table:table-cell>
          <table:table-cell office:value-type="float" office:value="0.753806977336389" calcext:value-type="float">
            <text:p>0.753806977336389</text:p>
          </table:table-cell>
          <table:table-cell office:value-type="float" office:value="0.0402107357026033" calcext:value-type="float">
            <text:p>0.0402107357026033</text:p>
          </table:table-cell>
          <table:table-cell office:value-type="float" office:value="0.76035141329259" calcext:value-type="float">
            <text:p>0.76035141329259</text:p>
          </table:table-cell>
          <table:table-cell office:value-type="float" office:value="0.032920266768431" calcext:value-type="float">
            <text:p>0.03292026676843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es</text:p>
          </table:table-cell>
          <table:table-cell office:value-type="float" office:value="0.761650114591291" calcext:value-type="float">
            <text:p>0.761650114591291</text:p>
          </table:table-cell>
          <table:table-cell office:value-type="float" office:value="0.0327057028248631" calcext:value-type="float">
            <text:p>0.0327057028248631</text:p>
          </table:table-cell>
          <table:table-cell office:value-type="float" office:value="0.73170359052712" calcext:value-type="float">
            <text:p>0.73170359052712</text:p>
          </table:table-cell>
          <table:table-cell office:value-type="float" office:value="0.034878143606795" calcext:value-type="float">
            <text:p>0.034878143606795</text:p>
          </table:table-cell>
          <table:table-cell office:value-type="float" office:value="0.757745522451405" calcext:value-type="float">
            <text:p>0.757745522451405</text:p>
          </table:table-cell>
          <table:table-cell office:value-type="float" office:value="0.0277524847189751" calcext:value-type="float">
            <text:p>0.0277524847189751</text:p>
          </table:table-cell>
          <table:table-cell office:value-type="float" office:value="0.749902385196503" calcext:value-type="float">
            <text:p>0.749902385196503</text:p>
          </table:table-cell>
          <table:table-cell office:value-type="float" office:value="0.0440101054066968" calcext:value-type="float">
            <text:p>0.0440101054066968</text:p>
          </table:table-cell>
          <table:table-cell office:value-type="float" office:value="0.759044223750106" calcext:value-type="float">
            <text:p>0.759044223750106</text:p>
          </table:table-cell>
          <table:table-cell office:value-type="float" office:value="0.0276260323063992" calcext:value-type="float">
            <text:p>0.0276260323063992</text:p>
          </table:table-cell>
          <table:table-cell office:value-type="float" office:value="0.751277480689245" calcext:value-type="float">
            <text:p>0.751277480689245</text:p>
          </table:table-cell>
          <table:table-cell office:value-type="float" office:value="0.0195423863453791" calcext:value-type="float">
            <text:p>0.0195423863453791</text:p>
          </table:table-cell>
          <table:table-cell office:value-type="float" office:value="0.759044223750106" calcext:value-type="float">
            <text:p>0.759044223750106</text:p>
          </table:table-cell>
          <table:table-cell office:value-type="float" office:value="0.0338036728806961" calcext:value-type="float">
            <text:p>0.0338036728806961</text:p>
          </table:table-cell>
          <table:table-cell office:value-type="float" office:value="0.759052711993888" calcext:value-type="float">
            <text:p>0.759052711993888</text:p>
          </table:table-cell>
          <table:table-cell office:value-type="float" office:value="0.03007351051317" calcext:value-type="float">
            <text:p>0.03007351051317</text:p>
          </table:table-cell>
          <table:table-cell office:value-type="float" office:value="0.74471606824548" calcext:value-type="float">
            <text:p>0.74471606824548</text:p>
          </table:table-cell>
          <table:table-cell office:value-type="float" office:value="0.0337090166041371" calcext:value-type="float">
            <text:p>0.0337090166041371</text:p>
          </table:table-cell>
          <table:table-cell office:value-type="float" office:value="0.751260504201681" calcext:value-type="float">
            <text:p>0.751260504201681</text:p>
          </table:table-cell>
          <table:table-cell office:value-type="float" office:value="0.0303403722113889" calcext:value-type="float">
            <text:p>0.0303403722113889</text:p>
          </table:table-cell>
          <table:table-cell office:value-type="float" office:value="0.757737034207622" calcext:value-type="float">
            <text:p>0.757737034207622</text:p>
          </table:table-cell>
          <table:table-cell office:value-type="float" office:value="0.0366696601452853" calcext:value-type="float">
            <text:p>0.0366696601452853</text:p>
          </table:table-cell>
          <table:table-cell office:value-type="float" office:value="0.757711569476275" calcext:value-type="float">
            <text:p>0.757711569476275</text:p>
          </table:table-cell>
          <table:table-cell office:value-type="float" office:value="0.0415045111587505" calcext:value-type="float">
            <text:p>0.0415045111587505</text:p>
          </table:table-cell>
          <table:table-cell office:value-type="float" office:value="0.7525507172566" calcext:value-type="float">
            <text:p>0.7525507172566</text:p>
          </table:table-cell>
          <table:table-cell office:value-type="float" office:value="0.0237097670976397" calcext:value-type="float">
            <text:p>0.0237097670976397</text:p>
          </table:table-cell>
          <table:table-cell office:value-type="float" office:value="0.756438332908921" calcext:value-type="float">
            <text:p>0.756438332908921</text:p>
          </table:table-cell>
          <table:table-cell office:value-type="float" office:value="0.0333951367897556" calcext:value-type="float">
            <text:p>0.0333951367897556</text:p>
          </table:table-cell>
          <table:table-cell office:value-type="float" office:value="0.751235039470334" calcext:value-type="float">
            <text:p>0.751235039470334</text:p>
          </table:table-cell>
          <table:table-cell office:value-type="float" office:value="0.0354311690047142" calcext:value-type="float">
            <text:p>0.0354311690047142</text:p>
          </table:table-cell>
          <table:table-cell office:value-type="float" office:value="0.761650114591291" calcext:value-type="float">
            <text:p>0.761650114591291</text:p>
          </table:table-cell>
          <table:table-cell office:value-type="float" office:value="0.0303567178449148" calcext:value-type="float">
            <text:p>0.03035671784491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es</text:p>
          </table:table-cell>
          <table:table-cell office:value-type="float" office:value="0.759049316696376" calcext:value-type="float">
            <text:p>0.759049316696376</text:p>
          </table:table-cell>
          <table:table-cell office:value-type="float" office:value="0.0290251627294152" calcext:value-type="float">
            <text:p>0.0290251627294152</text:p>
          </table:table-cell>
          <table:table-cell office:value-type="float" office:value="0.728858331211272" calcext:value-type="float">
            <text:p>0.728858331211272</text:p>
          </table:table-cell>
          <table:table-cell office:value-type="float" office:value="0.0373154888806294" calcext:value-type="float">
            <text:p>0.0373154888806294</text:p>
          </table:table-cell>
          <table:table-cell office:value-type="float" office:value="0.754360410830999" calcext:value-type="float">
            <text:p>0.754360410830999</text:p>
          </table:table-cell>
          <table:table-cell office:value-type="float" office:value="0.0316817158091703" calcext:value-type="float">
            <text:p>0.0316817158091703</text:p>
          </table:table-cell>
          <table:table-cell office:value-type="float" office:value="0.753569306510483" calcext:value-type="float">
            <text:p>0.753569306510483</text:p>
          </table:table-cell>
          <table:table-cell office:value-type="float" office:value="0.0378785160744343" calcext:value-type="float">
            <text:p>0.0378785160744343</text:p>
          </table:table-cell>
          <table:table-cell office:value-type="float" office:value="0.757499363381716" calcext:value-type="float">
            <text:p>0.757499363381716</text:p>
          </table:table-cell>
          <table:table-cell office:value-type="float" office:value="0.0276953118194655" calcext:value-type="float">
            <text:p>0.0276953118194655</text:p>
          </table:table-cell>
          <table:table-cell office:value-type="float" office:value="0.751520244461421" calcext:value-type="float">
            <text:p>0.751520244461421</text:p>
          </table:table-cell>
          <table:table-cell office:value-type="float" office:value="0.0262747599006746" calcext:value-type="float">
            <text:p>0.0262747599006746</text:p>
          </table:table-cell>
          <table:table-cell office:value-type="float" office:value="0.759309056956116" calcext:value-type="float">
            <text:p>0.759309056956116</text:p>
          </table:table-cell>
          <table:table-cell office:value-type="float" office:value="0.0385935333801941" calcext:value-type="float">
            <text:p>0.0385935333801941</text:p>
          </table:table-cell>
          <table:table-cell office:value-type="float" office:value="0.754637127578304" calcext:value-type="float">
            <text:p>0.754637127578304</text:p>
          </table:table-cell>
          <table:table-cell office:value-type="float" office:value="0.0332767398528961" calcext:value-type="float">
            <text:p>0.0332767398528961</text:p>
          </table:table-cell>
          <table:table-cell office:value-type="float" office:value="0.747337237925473" calcext:value-type="float">
            <text:p>0.747337237925473</text:p>
          </table:table-cell>
          <table:table-cell office:value-type="float" office:value="0.0287361424452686" calcext:value-type="float">
            <text:p>0.0287361424452686</text:p>
          </table:table-cell>
          <table:table-cell office:value-type="float" office:value="0.740589084118496" calcext:value-type="float">
            <text:p>0.740589084118496</text:p>
          </table:table-cell>
          <table:table-cell office:value-type="float" office:value="0.0323191145992388" calcext:value-type="float">
            <text:p>0.0323191145992388</text:p>
          </table:table-cell>
          <table:table-cell office:value-type="float" office:value="0.758540022069434" calcext:value-type="float">
            <text:p>0.758540022069434</text:p>
          </table:table-cell>
          <table:table-cell office:value-type="float" office:value="0.0331624375182364" calcext:value-type="float">
            <text:p>0.0331624375182364</text:p>
          </table:table-cell>
          <table:table-cell office:value-type="float" office:value="0.758497580850522" calcext:value-type="float">
            <text:p>0.758497580850522</text:p>
          </table:table-cell>
          <table:table-cell office:value-type="float" office:value="0.0391018649038165" calcext:value-type="float">
            <text:p>0.0391018649038165</text:p>
          </table:table-cell>
          <table:table-cell office:value-type="float" office:value="0.749698667345726" calcext:value-type="float">
            <text:p>0.749698667345726</text:p>
          </table:table-cell>
          <table:table-cell office:value-type="float" office:value="0.0262469117311049" calcext:value-type="float">
            <text:p>0.0262469117311049</text:p>
          </table:table-cell>
          <table:table-cell office:value-type="float" office:value="0.753857906799083" calcext:value-type="float">
            <text:p>0.753857906799083</text:p>
          </table:table-cell>
          <table:table-cell office:value-type="float" office:value="0.0296717398782465" calcext:value-type="float">
            <text:p>0.0296717398782465</text:p>
          </table:table-cell>
          <table:table-cell office:value-type="float" office:value="0.749664714370597" calcext:value-type="float">
            <text:p>0.749664714370597</text:p>
          </table:table-cell>
          <table:table-cell office:value-type="float" office:value="0.0364834257565298" calcext:value-type="float">
            <text:p>0.0364834257565298</text:p>
          </table:table-cell>
          <table:table-cell office:value-type="float" office:value="0.755389185977421" calcext:value-type="float">
            <text:p>0.755389185977421</text:p>
          </table:table-cell>
          <table:table-cell office:value-type="float" office:value="0.036362270845477" calcext:value-type="float">
            <text:p>0.036362270845477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34377387318564" calcext:value-type="float">
            <text:p>0.734377387318564</text:p>
          </table:table-cell>
          <table:table-cell office:value-type="float" office:value="0.0350785159879705" calcext:value-type="float">
            <text:p>0.0350785159879705</text:p>
          </table:table-cell>
          <table:table-cell office:value-type="float" office:value="0.73950428656311" calcext:value-type="float">
            <text:p>0.73950428656311</text:p>
          </table:table-cell>
          <table:table-cell office:value-type="float" office:value="0.0361044383543969" calcext:value-type="float">
            <text:p>0.0361044383543969</text:p>
          </table:table-cell>
          <table:table-cell office:value-type="float" office:value="0.748612172141584" calcext:value-type="float">
            <text:p>0.748612172141584</text:p>
          </table:table-cell>
          <table:table-cell office:value-type="float" office:value="0.0319563834493367" calcext:value-type="float">
            <text:p>0.0319563834493367</text:p>
          </table:table-cell>
          <table:table-cell office:value-type="float" office:value="0.742076224429166" calcext:value-type="float">
            <text:p>0.742076224429166</text:p>
          </table:table-cell>
          <table:table-cell office:value-type="float" office:value="0.047610227577452" calcext:value-type="float">
            <text:p>0.047610227577452</text:p>
          </table:table-cell>
          <table:table-cell office:value-type="float" office:value="0.742076224429166" calcext:value-type="float">
            <text:p>0.742076224429166</text:p>
          </table:table-cell>
          <table:table-cell office:value-type="float" office:value="0.0538649246947209" calcext:value-type="float">
            <text:p>0.0538649246947209</text:p>
          </table:table-cell>
          <table:table-cell office:value-type="float" office:value="0.73569306510483" calcext:value-type="float">
            <text:p>0.73569306510483</text:p>
          </table:table-cell>
          <table:table-cell office:value-type="float" office:value="0.0275784105109626" calcext:value-type="float">
            <text:p>0.0275784105109626</text:p>
          </table:table-cell>
          <table:table-cell office:value-type="float" office:value="0.761675579322638" calcext:value-type="float">
            <text:p>0.761675579322638</text:p>
          </table:table-cell>
          <table:table-cell office:value-type="float" office:value="0.0330834351312354" calcext:value-type="float">
            <text:p>0.0330834351312354</text:p>
          </table:table-cell>
          <table:table-cell office:value-type="float" office:value="0.734317969612087" calcext:value-type="float">
            <text:p>0.734317969612087</text:p>
          </table:table-cell>
          <table:table-cell office:value-type="float" office:value="0.0390713202047325" calcext:value-type="float">
            <text:p>0.0390713202047325</text:p>
          </table:table-cell>
          <table:table-cell office:value-type="float" office:value="0.738222561751974" calcext:value-type="float">
            <text:p>0.738222561751974</text:p>
          </table:table-cell>
          <table:table-cell office:value-type="float" office:value="0.0359656089379863" calcext:value-type="float">
            <text:p>0.0359656089379863</text:p>
          </table:table-cell>
          <table:table-cell office:value-type="float" office:value="0.739495798319328" calcext:value-type="float">
            <text:p>0.739495798319328</text:p>
          </table:table-cell>
          <table:table-cell office:value-type="float" office:value="0.046374319906375" calcext:value-type="float">
            <text:p>0.046374319906375</text:p>
          </table:table-cell>
          <table:table-cell office:value-type="float" office:value="0.749944826415415" calcext:value-type="float">
            <text:p>0.749944826415415</text:p>
          </table:table-cell>
          <table:table-cell office:value-type="float" office:value="0.0244727712437461" calcext:value-type="float">
            <text:p>0.0244727712437461</text:p>
          </table:table-cell>
          <table:table-cell office:value-type="float" office:value="0.742101689160513" calcext:value-type="float">
            <text:p>0.742101689160513</text:p>
          </table:table-cell>
          <table:table-cell office:value-type="float" office:value="0.0383015200171599" calcext:value-type="float">
            <text:p>0.0383015200171599</text:p>
          </table:table-cell>
          <table:table-cell office:value-type="float" office:value="0.74733893557423" calcext:value-type="float">
            <text:p>0.74733893557423</text:p>
          </table:table-cell>
          <table:table-cell office:value-type="float" office:value="0.025648148962713" calcext:value-type="float">
            <text:p>0.025648148962713</text:p>
          </table:table-cell>
          <table:table-cell office:value-type="float" office:value="0.738265002970885" calcext:value-type="float">
            <text:p>0.738265002970885</text:p>
          </table:table-cell>
          <table:table-cell office:value-type="float" office:value="0.0314530811034608" calcext:value-type="float">
            <text:p>0.0314530811034608</text:p>
          </table:table-cell>
          <table:table-cell office:value-type="float" office:value="0.73432645785587" calcext:value-type="float">
            <text:p>0.73432645785587</text:p>
          </table:table-cell>
          <table:table-cell office:value-type="float" office:value="0.0293959659599958" calcext:value-type="float">
            <text:p>0.0293959659599958</text:p>
          </table:table-cell>
          <table:table-cell office:value-type="float" office:value="0.733053221288515" calcext:value-type="float">
            <text:p>0.733053221288515</text:p>
          </table:table-cell>
          <table:table-cell office:value-type="float" office:value="0.0313422640294297" calcext:value-type="float">
            <text:p>0.0313422640294297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46023257787964" calcext:value-type="float">
            <text:p>0.746023257787964</text:p>
          </table:table-cell>
          <table:table-cell office:value-type="float" office:value="0.0390445189681822" calcext:value-type="float">
            <text:p>0.0390445189681822</text:p>
          </table:table-cell>
          <table:table-cell office:value-type="float" office:value="0.757745522451405" calcext:value-type="float">
            <text:p>0.757745522451405</text:p>
          </table:table-cell>
          <table:table-cell office:value-type="float" office:value="0.0313213751451465" calcext:value-type="float">
            <text:p>0.0313213751451465</text:p>
          </table:table-cell>
          <table:table-cell office:value-type="float" office:value="0.753866395042866" calcext:value-type="float">
            <text:p>0.753866395042866</text:p>
          </table:table-cell>
          <table:table-cell office:value-type="float" office:value="0.0277799354198156" calcext:value-type="float">
            <text:p>0.0277799354198156</text:p>
          </table:table-cell>
          <table:table-cell office:value-type="float" office:value="0.751268992445463" calcext:value-type="float">
            <text:p>0.751268992445463</text:p>
          </table:table-cell>
          <table:table-cell office:value-type="float" office:value="0.0295560295027935" calcext:value-type="float">
            <text:p>0.0295560295027935</text:p>
          </table:table-cell>
          <table:table-cell office:value-type="float" office:value="0.756480774127833" calcext:value-type="float">
            <text:p>0.756480774127833</text:p>
          </table:table-cell>
          <table:table-cell office:value-type="float" office:value="0.0207730235758282" calcext:value-type="float">
            <text:p>0.0207730235758282</text:p>
          </table:table-cell>
          <table:table-cell office:value-type="float" office:value="0.752576181987947" calcext:value-type="float">
            <text:p>0.752576181987947</text:p>
          </table:table-cell>
          <table:table-cell office:value-type="float" office:value="0.0333698574066285" calcext:value-type="float">
            <text:p>0.0333698574066285</text:p>
          </table:table-cell>
          <table:table-cell office:value-type="float" office:value="0.759035735506324" calcext:value-type="float">
            <text:p>0.759035735506324</text:p>
          </table:table-cell>
          <table:table-cell office:value-type="float" office:value="0.0399006893625153" calcext:value-type="float">
            <text:p>0.0399006893625153</text:p>
          </table:table-cell>
          <table:table-cell office:value-type="float" office:value="0.742135642135642" calcext:value-type="float">
            <text:p>0.742135642135642</text:p>
          </table:table-cell>
          <table:table-cell office:value-type="float" office:value="0.0235649761056589" calcext:value-type="float">
            <text:p>0.0235649761056589</text:p>
          </table:table-cell>
          <table:table-cell office:value-type="float" office:value="0.74733893557423" calcext:value-type="float">
            <text:p>0.74733893557423</text:p>
          </table:table-cell>
          <table:table-cell office:value-type="float" office:value="0.0395558467191473" calcext:value-type="float">
            <text:p>0.0395558467191473</text:p>
          </table:table-cell>
          <table:table-cell office:value-type="float" office:value="0.739546727782022" calcext:value-type="float">
            <text:p>0.739546727782022</text:p>
          </table:table-cell>
          <table:table-cell office:value-type="float" office:value="0.0477489686077349" calcext:value-type="float">
            <text:p>0.0477489686077349</text:p>
          </table:table-cell>
          <table:table-cell office:value-type="float" office:value="0.752533740769035" calcext:value-type="float">
            <text:p>0.752533740769035</text:p>
          </table:table-cell>
          <table:table-cell office:value-type="float" office:value="0.0287823348664881" calcext:value-type="float">
            <text:p>0.0287823348664881</text:p>
          </table:table-cell>
          <table:table-cell office:value-type="float" office:value="0.757754010695187" calcext:value-type="float">
            <text:p>0.757754010695187</text:p>
          </table:table-cell>
          <table:table-cell office:value-type="float" office:value="0.0235108915611919" calcext:value-type="float">
            <text:p>0.0235108915611919</text:p>
          </table:table-cell>
          <table:table-cell office:value-type="float" office:value="0.744750021220609" calcext:value-type="float">
            <text:p>0.744750021220609</text:p>
          </table:table-cell>
          <table:table-cell office:value-type="float" office:value="0.0176015560045746" calcext:value-type="float">
            <text:p>0.0176015560045746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366033307687168" calcext:value-type="float">
            <text:p>0.0366033307687168</text:p>
          </table:table-cell>
          <table:table-cell office:value-type="float" office:value="0.743442831678126" calcext:value-type="float">
            <text:p>0.743442831678126</text:p>
          </table:table-cell>
          <table:table-cell office:value-type="float" office:value="0.023890749841271" calcext:value-type="float">
            <text:p>0.023890749841271</text:p>
          </table:table-cell>
          <table:table-cell office:value-type="float" office:value="0.743417366946779" calcext:value-type="float">
            <text:p>0.743417366946779</text:p>
          </table:table-cell>
          <table:table-cell office:value-type="float" office:value="0.045912156572827" calcext:value-type="float">
            <text:p>0.045912156572827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9044223750106" calcext:value-type="float">
            <text:p>0.759044223750106</text:p>
          </table:table-cell>
          <table:table-cell office:value-type="float" office:value="0.0308832067552423" calcext:value-type="float">
            <text:p>0.0308832067552423</text:p>
          </table:table-cell>
          <table:table-cell office:value-type="float" office:value="0.749936338171632" calcext:value-type="float">
            <text:p>0.749936338171632</text:p>
          </table:table-cell>
          <table:table-cell office:value-type="float" office:value="0.0299764074769194" calcext:value-type="float">
            <text:p>0.0299764074769194</text:p>
          </table:table-cell>
          <table:table-cell office:value-type="float" office:value="0.753832442067736" calcext:value-type="float">
            <text:p>0.753832442067736</text:p>
          </table:table-cell>
          <table:table-cell office:value-type="float" office:value="0.0380718598816889" calcext:value-type="float">
            <text:p>0.0380718598816889</text:p>
          </table:table-cell>
          <table:table-cell office:value-type="float" office:value="0.743451319921908" calcext:value-type="float">
            <text:p>0.743451319921908</text:p>
          </table:table-cell>
          <table:table-cell office:value-type="float" office:value="0.0317407743869984" calcext:value-type="float">
            <text:p>0.0317407743869984</text:p>
          </table:table-cell>
          <table:table-cell office:value-type="float" office:value="0.761650114591291" calcext:value-type="float">
            <text:p>0.761650114591291</text:p>
          </table:table-cell>
          <table:table-cell office:value-type="float" office:value="0.0320459729883303" calcext:value-type="float">
            <text:p>0.0320459729883303</text:p>
          </table:table-cell>
          <table:table-cell office:value-type="float" office:value="0.753874883286648" calcext:value-type="float">
            <text:p>0.753874883286648</text:p>
          </table:table-cell>
          <table:table-cell office:value-type="float" office:value="0.0244353709978288" calcext:value-type="float">
            <text:p>0.0244353709978288</text:p>
          </table:table-cell>
          <table:table-cell office:value-type="float" office:value="0.756421356421356" calcext:value-type="float">
            <text:p>0.756421356421356</text:p>
          </table:table-cell>
          <table:table-cell office:value-type="float" office:value="0.0360109103163901" calcext:value-type="float">
            <text:p>0.0360109103163901</text:p>
          </table:table-cell>
          <table:table-cell office:value-type="float" office:value="0.74212715389186" calcext:value-type="float">
            <text:p>0.74212715389186</text:p>
          </table:table-cell>
          <table:table-cell office:value-type="float" office:value="0.0285117821691666" calcext:value-type="float">
            <text:p>0.0285117821691666</text:p>
          </table:table-cell>
          <table:table-cell office:value-type="float" office:value="0.752542229012817" calcext:value-type="float">
            <text:p>0.752542229012817</text:p>
          </table:table-cell>
          <table:table-cell office:value-type="float" office:value="0.037294538611823" calcext:value-type="float">
            <text:p>0.037294538611823</text:p>
          </table:table-cell>
          <table:table-cell office:value-type="float" office:value="0.75513963161022" calcext:value-type="float">
            <text:p>0.75513963161022</text:p>
          </table:table-cell>
          <table:table-cell office:value-type="float" office:value="0.0427757337370515" calcext:value-type="float">
            <text:p>0.0427757337370515</text:p>
          </table:table-cell>
          <table:table-cell office:value-type="float" office:value="0.749953314659197" calcext:value-type="float">
            <text:p>0.749953314659197</text:p>
          </table:table-cell>
          <table:table-cell office:value-type="float" office:value="0.0220631197996083" calcext:value-type="float">
            <text:p>0.0220631197996083</text:p>
          </table:table-cell>
          <table:table-cell office:value-type="float" office:value="0.759027247262541" calcext:value-type="float">
            <text:p>0.759027247262541</text:p>
          </table:table-cell>
          <table:table-cell office:value-type="float" office:value="0.0343000468224753" calcext:value-type="float">
            <text:p>0.0343000468224753</text:p>
          </table:table-cell>
          <table:table-cell office:value-type="float" office:value="0.759044223750106" calcext:value-type="float">
            <text:p>0.759044223750106</text:p>
          </table:table-cell>
          <table:table-cell office:value-type="float" office:value="0.0252274510858995" calcext:value-type="float">
            <text:p>0.0252274510858995</text:p>
          </table:table-cell>
          <table:table-cell office:value-type="float" office:value="0.757745522451405" calcext:value-type="float">
            <text:p>0.757745522451405</text:p>
          </table:table-cell>
          <table:table-cell office:value-type="float" office:value="0.0398914045199471" calcext:value-type="float">
            <text:p>0.0398914045199471</text:p>
          </table:table-cell>
          <table:table-cell office:value-type="float" office:value="0.742101689160513" calcext:value-type="float">
            <text:p>0.742101689160513</text:p>
          </table:table-cell>
          <table:table-cell office:value-type="float" office:value="0.0371694661062809" calcext:value-type="float">
            <text:p>0.0371694661062809</text:p>
          </table:table-cell>
          <table:table-cell office:value-type="float" office:value="0.748612172141584" calcext:value-type="float">
            <text:p>0.748612172141584</text:p>
          </table:table-cell>
          <table:table-cell office:value-type="float" office:value="0.0365711996319525" calcext:value-type="float">
            <text:p>0.0365711996319525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3832442067736" calcext:value-type="float">
            <text:p>0.753832442067736</text:p>
          </table:table-cell>
          <table:table-cell office:value-type="float" office:value="0.0320637917595217" calcext:value-type="float">
            <text:p>0.0320637917595217</text:p>
          </table:table-cell>
          <table:table-cell office:value-type="float" office:value="0.751218062982769" calcext:value-type="float">
            <text:p>0.751218062982769</text:p>
          </table:table-cell>
          <table:table-cell office:value-type="float" office:value="0.0321931738722816" calcext:value-type="float">
            <text:p>0.0321931738722816</text:p>
          </table:table-cell>
          <table:table-cell office:value-type="float" office:value="0.757754010695187" calcext:value-type="float">
            <text:p>0.757754010695187</text:p>
          </table:table-cell>
          <table:table-cell office:value-type="float" office:value="0.0294694966947681" calcext:value-type="float">
            <text:p>0.0294694966947681</text:p>
          </table:table-cell>
          <table:table-cell office:value-type="float" office:value="0.739529751294457" calcext:value-type="float">
            <text:p>0.739529751294457</text:p>
          </table:table-cell>
          <table:table-cell office:value-type="float" office:value="0.0320580611634138" calcext:value-type="float">
            <text:p>0.0320580611634138</text:p>
          </table:table-cell>
          <table:table-cell office:value-type="float" office:value="0.757720057720058" calcext:value-type="float">
            <text:p>0.757720057720058</text:p>
          </table:table-cell>
          <table:table-cell office:value-type="float" office:value="0.0398687601276646" calcext:value-type="float">
            <text:p>0.0398687601276646</text:p>
          </table:table-cell>
          <table:table-cell office:value-type="float" office:value="0.747355912061794" calcext:value-type="float">
            <text:p>0.747355912061794</text:p>
          </table:table-cell>
          <table:table-cell office:value-type="float" office:value="0.0203665544101144" calcext:value-type="float">
            <text:p>0.0203665544101144</text:p>
          </table:table-cell>
          <table:table-cell office:value-type="float" office:value="0.753815465580171" calcext:value-type="float">
            <text:p>0.753815465580171</text:p>
          </table:table-cell>
          <table:table-cell office:value-type="float" office:value="0.0338567305797697" calcext:value-type="float">
            <text:p>0.0338567305797697</text:p>
          </table:table-cell>
          <table:table-cell office:value-type="float" office:value="0.752542229012817" calcext:value-type="float">
            <text:p>0.752542229012817</text:p>
          </table:table-cell>
          <table:table-cell office:value-type="float" office:value="0.0286547319914906" calcext:value-type="float">
            <text:p>0.0286547319914906</text:p>
          </table:table-cell>
          <table:table-cell office:value-type="float" office:value="0.752533740769035" calcext:value-type="float">
            <text:p>0.752533740769035</text:p>
          </table:table-cell>
          <table:table-cell office:value-type="float" office:value="0.0411337898376031" calcext:value-type="float">
            <text:p>0.0411337898376031</text:p>
          </table:table-cell>
          <table:table-cell office:value-type="float" office:value="0.75251676428147" calcext:value-type="float">
            <text:p>0.75251676428147</text:p>
          </table:table-cell>
          <table:table-cell office:value-type="float" office:value="0.0397267424450389" calcext:value-type="float">
            <text:p>0.0397267424450389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342219420407324" calcext:value-type="float">
            <text:p>0.0342219420407324</text:p>
          </table:table-cell>
          <table:table-cell office:value-type="float" office:value="0.75772854596384" calcext:value-type="float">
            <text:p>0.75772854596384</text:p>
          </table:table-cell>
          <table:table-cell office:value-type="float" office:value="0.0346903110694429" calcext:value-type="float">
            <text:p>0.0346903110694429</text:p>
          </table:table-cell>
          <table:table-cell office:value-type="float" office:value="0.757745522451405" calcext:value-type="float">
            <text:p>0.757745522451405</text:p>
          </table:table-cell>
          <table:table-cell office:value-type="float" office:value="0.0284826273862094" calcext:value-type="float">
            <text:p>0.0284826273862094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341408096900428" calcext:value-type="float">
            <text:p>0.0341408096900428</text:p>
          </table:table-cell>
          <table:table-cell office:value-type="float" office:value="0.751235039470334" calcext:value-type="float">
            <text:p>0.751235039470334</text:p>
          </table:table-cell>
          <table:table-cell office:value-type="float" office:value="0.0368887761181317" calcext:value-type="float">
            <text:p>0.0368887761181317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348325558008662" calcext:value-type="float">
            <text:p>0.0348325558008662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60359901536372" calcext:value-type="float">
            <text:p>0.760359901536372</text:p>
          </table:table-cell>
          <table:table-cell office:value-type="float" office:value="0.0275982914663638" calcext:value-type="float">
            <text:p>0.0275982914663638</text:p>
          </table:table-cell>
          <table:table-cell office:value-type="float" office:value="0.753823953823954" calcext:value-type="float">
            <text:p>0.753823953823954</text:p>
          </table:table-cell>
          <table:table-cell office:value-type="float" office:value="0.0343790194328686" calcext:value-type="float">
            <text:p>0.0343790194328686</text:p>
          </table:table-cell>
          <table:table-cell office:value-type="float" office:value="0.760359901536372" calcext:value-type="float">
            <text:p>0.760359901536372</text:p>
          </table:table-cell>
          <table:table-cell office:value-type="float" office:value="0.0290860266283449" calcext:value-type="float">
            <text:p>0.0290860266283449</text:p>
          </table:table-cell>
          <table:table-cell office:value-type="float" office:value="0.746031746031746" calcext:value-type="float">
            <text:p>0.746031746031746</text:p>
          </table:table-cell>
          <table:table-cell office:value-type="float" office:value="0.0358675132766519" calcext:value-type="float">
            <text:p>0.0358675132766519</text:p>
          </table:table-cell>
          <table:table-cell office:value-type="float" office:value="0.751226551226551" calcext:value-type="float">
            <text:p>0.751226551226551</text:p>
          </table:table-cell>
          <table:table-cell office:value-type="float" office:value="0.0327386291877408" calcext:value-type="float">
            <text:p>0.0327386291877408</text:p>
          </table:table-cell>
          <table:table-cell office:value-type="float" office:value="0.753840930311519" calcext:value-type="float">
            <text:p>0.753840930311519</text:p>
          </table:table-cell>
          <table:table-cell office:value-type="float" office:value="0.026168444738814" calcext:value-type="float">
            <text:p>0.026168444738814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393780644048199" calcext:value-type="float">
            <text:p>0.0393780644048199</text:p>
          </table:table-cell>
          <table:table-cell office:value-type="float" office:value="0.75513963161022" calcext:value-type="float">
            <text:p>0.75513963161022</text:p>
          </table:table-cell>
          <table:table-cell office:value-type="float" office:value="0.0303751450914862" calcext:value-type="float">
            <text:p>0.0303751450914862</text:p>
          </table:table-cell>
          <table:table-cell office:value-type="float" office:value="0.749919361684068" calcext:value-type="float">
            <text:p>0.749919361684068</text:p>
          </table:table-cell>
          <table:table-cell office:value-type="float" office:value="0.0379281409002383" calcext:value-type="float">
            <text:p>0.0379281409002383</text:p>
          </table:table-cell>
          <table:table-cell office:value-type="float" office:value="0.747330447330447" calcext:value-type="float">
            <text:p>0.747330447330447</text:p>
          </table:table-cell>
          <table:table-cell office:value-type="float" office:value="0.0342082490507073" calcext:value-type="float">
            <text:p>0.0342082490507073</text:p>
          </table:table-cell>
          <table:table-cell office:value-type="float" office:value="0.752542229012817" calcext:value-type="float">
            <text:p>0.752542229012817</text:p>
          </table:table-cell>
          <table:table-cell office:value-type="float" office:value="0.0293906835239268" calcext:value-type="float">
            <text:p>0.0293906835239268</text:p>
          </table:table-cell>
          <table:table-cell office:value-type="float" office:value="0.756429844665139" calcext:value-type="float">
            <text:p>0.756429844665139</text:p>
          </table:table-cell>
          <table:table-cell office:value-type="float" office:value="0.0341050383755042" calcext:value-type="float">
            <text:p>0.0341050383755042</text:p>
          </table:table-cell>
          <table:table-cell office:value-type="float" office:value="0.7473049825991" calcext:value-type="float">
            <text:p>0.7473049825991</text:p>
          </table:table-cell>
          <table:table-cell office:value-type="float" office:value="0.0368590074660944" calcext:value-type="float">
            <text:p>0.0368590074660944</text:p>
          </table:table-cell>
          <table:table-cell office:value-type="float" office:value="0.757745522451405" calcext:value-type="float">
            <text:p>0.757745522451405</text:p>
          </table:table-cell>
          <table:table-cell office:value-type="float" office:value="0.0398914045199471" calcext:value-type="float">
            <text:p>0.0398914045199471</text:p>
          </table:table-cell>
          <table:table-cell office:value-type="float" office:value="0.759035735506324" calcext:value-type="float">
            <text:p>0.759035735506324</text:p>
          </table:table-cell>
          <table:table-cell office:value-type="float" office:value="0.046028060549526" calcext:value-type="float">
            <text:p>0.046028060549526</text:p>
          </table:table-cell>
          <table:table-cell office:value-type="float" office:value="0.749936338171632" calcext:value-type="float">
            <text:p>0.749936338171632</text:p>
          </table:table-cell>
          <table:table-cell office:value-type="float" office:value="0.0323487432710403" calcext:value-type="float">
            <text:p>0.03234874327104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0727442492148" calcext:value-type="float">
            <text:p>0.750727442492148</text:p>
          </table:table-cell>
          <table:table-cell office:value-type="float" office:value="0.0329336649874561" calcext:value-type="float">
            <text:p>0.0329336649874561</text:p>
          </table:table-cell>
          <table:table-cell office:value-type="float" office:value="0.750445632798574" calcext:value-type="float">
            <text:p>0.750445632798574</text:p>
          </table:table-cell>
          <table:table-cell office:value-type="float" office:value="0.0327948828563226" calcext:value-type="float">
            <text:p>0.0327948828563226</text:p>
          </table:table-cell>
          <table:table-cell office:value-type="float" office:value="0.754884984296749" calcext:value-type="float">
            <text:p>0.754884984296749</text:p>
          </table:table-cell>
          <table:table-cell office:value-type="float" office:value="0.0312727404147908" calcext:value-type="float">
            <text:p>0.0312727404147908</text:p>
          </table:table-cell>
          <table:table-cell office:value-type="float" office:value="0.744471606824548" calcext:value-type="float">
            <text:p>0.744471606824548</text:p>
          </table:table-cell>
          <table:table-cell office:value-type="float" office:value="0.0353665211814619" calcext:value-type="float">
            <text:p>0.0353665211814619</text:p>
          </table:table-cell>
          <table:table-cell office:value-type="float" office:value="0.75383074441898" calcext:value-type="float">
            <text:p>0.75383074441898</text:p>
          </table:table-cell>
          <table:table-cell office:value-type="float" office:value="0.035858262114857" calcext:value-type="float">
            <text:p>0.035858262114857</text:p>
          </table:table-cell>
          <table:table-cell office:value-type="float" office:value="0.748668194550547" calcext:value-type="float">
            <text:p>0.748668194550547</text:p>
          </table:table-cell>
          <table:table-cell office:value-type="float" office:value="0.0263837276128697" calcext:value-type="float">
            <text:p>0.0263837276128697</text:p>
          </table:table-cell>
          <table:table-cell office:value-type="float" office:value="0.756694677871148" calcext:value-type="float">
            <text:p>0.756694677871148</text:p>
          </table:table-cell>
          <table:table-cell office:value-type="float" office:value="0.0364459659589461" calcext:value-type="float">
            <text:p>0.0364459659589461</text:p>
          </table:table-cell>
          <table:table-cell office:value-type="float" office:value="0.745252525252525" calcext:value-type="float">
            <text:p>0.745252525252525</text:p>
          </table:table-cell>
          <table:table-cell office:value-type="float" office:value="0.030035591112507" calcext:value-type="float">
            <text:p>0.030035591112507</text:p>
          </table:table-cell>
          <table:table-cell office:value-type="float" office:value="0.748111365758425" calcext:value-type="float">
            <text:p>0.748111365758425</text:p>
          </table:table-cell>
          <table:table-cell office:value-type="float" office:value="0.0383755850013596" calcext:value-type="float">
            <text:p>0.0383755850013596</text:p>
          </table:table-cell>
          <table:table-cell office:value-type="float" office:value="0.746805873864697" calcext:value-type="float">
            <text:p>0.746805873864697</text:p>
          </table:table-cell>
          <table:table-cell office:value-type="float" office:value="0.0421668027493815" calcext:value-type="float">
            <text:p>0.0421668027493815</text:p>
          </table:table-cell>
          <table:table-cell office:value-type="float" office:value="0.751499872676343" calcext:value-type="float">
            <text:p>0.751499872676343</text:p>
          </table:table-cell>
          <table:table-cell office:value-type="float" office:value="0.0277861702949003" calcext:value-type="float">
            <text:p>0.0277861702949003</text:p>
          </table:table-cell>
          <table:table-cell office:value-type="float" office:value="0.754608267549444" calcext:value-type="float">
            <text:p>0.754608267549444</text:p>
          </table:table-cell>
          <table:table-cell office:value-type="float" office:value="0.0329815615691548" calcext:value-type="float">
            <text:p>0.0329815615691548</text:p>
          </table:table-cell>
          <table:table-cell office:value-type="float" office:value="0.75123673711909" calcext:value-type="float">
            <text:p>0.75123673711909</text:p>
          </table:table-cell>
          <table:table-cell office:value-type="float" office:value="0.0267637581810982" calcext:value-type="float">
            <text:p>0.0267637581810982</text:p>
          </table:table-cell>
          <table:table-cell office:value-type="float" office:value="0.752547321959087" calcext:value-type="float">
            <text:p>0.752547321959087</text:p>
          </table:table-cell>
          <table:table-cell office:value-type="float" office:value="0.0363960061204229" calcext:value-type="float">
            <text:p>0.0363960061204229</text:p>
          </table:table-cell>
          <table:table-cell office:value-type="float" office:value="0.746028350734233" calcext:value-type="float">
            <text:p>0.746028350734233</text:p>
          </table:table-cell>
          <table:table-cell office:value-type="float" office:value="0.0346746037150411" calcext:value-type="float">
            <text:p>0.0346746037150411</text:p>
          </table:table-cell>
          <table:table-cell office:value-type="float" office:value="0.745508870214753" calcext:value-type="float">
            <text:p>0.745508870214753</text:p>
          </table:table-cell>
          <table:table-cell office:value-type="float" office:value="0.0362013838612231" calcext:value-type="float">
            <text:p>0.036201383861223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ic_retinopathy</text:p>
          </table:table-cell>
          <table:table-cell office:value-type="float" office:value="0.673310747223791" calcext:value-type="float">
            <text:p>0.673310747223791</text:p>
          </table:table-cell>
          <table:table-cell office:value-type="float" office:value="0.0322045531230707" calcext:value-type="float">
            <text:p>0.0322045531230707</text:p>
          </table:table-cell>
          <table:table-cell office:value-type="float" office:value="0.62292113683418" calcext:value-type="float">
            <text:p>0.62292113683418</text:p>
          </table:table-cell>
          <table:table-cell office:value-type="float" office:value="0.0225536555528643" calcext:value-type="float">
            <text:p>0.0225536555528643</text:p>
          </table:table-cell>
          <table:table-cell office:value-type="float" office:value="0.660301148127235" calcext:value-type="float">
            <text:p>0.660301148127235</text:p>
          </table:table-cell>
          <table:table-cell office:value-type="float" office:value="0.0146878672747495" calcext:value-type="float">
            <text:p>0.0146878672747495</text:p>
          </table:table-cell>
          <table:table-cell office:value-type="float" office:value="0.661987577639752" calcext:value-type="float">
            <text:p>0.661987577639752</text:p>
          </table:table-cell>
          <table:table-cell office:value-type="float" office:value="0.0433480748360414" calcext:value-type="float">
            <text:p>0.0433480748360414</text:p>
          </table:table-cell>
          <table:table-cell office:value-type="float" office:value="0.636837944664032" calcext:value-type="float">
            <text:p>0.636837944664032</text:p>
          </table:table-cell>
          <table:table-cell office:value-type="float" office:value="0.0285945911472492" calcext:value-type="float">
            <text:p>0.0285945911472492</text:p>
          </table:table-cell>
          <table:table-cell office:value-type="float" office:value="0.664622623753059" calcext:value-type="float">
            <text:p>0.664622623753059</text:p>
          </table:table-cell>
          <table:table-cell office:value-type="float" office:value="0.02880204576607" calcext:value-type="float">
            <text:p>0.02880204576607</text:p>
          </table:table-cell>
          <table:table-cell office:value-type="float" office:value="0.654199134199134" calcext:value-type="float">
            <text:p>0.654199134199134</text:p>
          </table:table-cell>
          <table:table-cell office:value-type="float" office:value="0.0217016444464628" calcext:value-type="float">
            <text:p>0.0217016444464628</text:p>
          </table:table-cell>
          <table:table-cell office:value-type="float" office:value="0.654217955957086" calcext:value-type="float">
            <text:p>0.654217955957086</text:p>
          </table:table-cell>
          <table:table-cell office:value-type="float" office:value="0.0262959513900504" calcext:value-type="float">
            <text:p>0.0262959513900504</text:p>
          </table:table-cell>
          <table:table-cell office:value-type="float" office:value="0.648119706380576" calcext:value-type="float">
            <text:p>0.648119706380576</text:p>
          </table:table-cell>
          <table:table-cell office:value-type="float" office:value="0.0331204186266808" calcext:value-type="float">
            <text:p>0.0331204186266808</text:p>
          </table:table-cell>
          <table:table-cell office:value-type="float" office:value="0.665465838509317" calcext:value-type="float">
            <text:p>0.665465838509317</text:p>
          </table:table-cell>
          <table:table-cell office:value-type="float" office:value="0.0408065552904182" calcext:value-type="float">
            <text:p>0.0408065552904182</text:p>
          </table:table-cell>
          <table:table-cell office:value-type="float" office:value="0.660271033314512" calcext:value-type="float">
            <text:p>0.660271033314512</text:p>
          </table:table-cell>
          <table:table-cell office:value-type="float" office:value="0.0266907174616818" calcext:value-type="float">
            <text:p>0.0266907174616818</text:p>
          </table:table-cell>
          <table:table-cell office:value-type="float" office:value="0.655957086391869" calcext:value-type="float">
            <text:p>0.655957086391869</text:p>
          </table:table-cell>
          <table:table-cell office:value-type="float" office:value="0.015315834731803" calcext:value-type="float">
            <text:p>0.015315834731803</text:p>
          </table:table-cell>
          <table:table-cell office:value-type="float" office:value="0.644641445511011" calcext:value-type="float">
            <text:p>0.644641445511011</text:p>
          </table:table-cell>
          <table:table-cell office:value-type="float" office:value="0.0373671209996656" calcext:value-type="float">
            <text:p>0.0373671209996656</text:p>
          </table:table-cell>
          <table:table-cell office:value-type="float" office:value="0.662872200263505" calcext:value-type="float">
            <text:p>0.662872200263505</text:p>
          </table:table-cell>
          <table:table-cell office:value-type="float" office:value="0.0274877118531027" calcext:value-type="float">
            <text:p>0.0274877118531027</text:p>
          </table:table-cell>
          <table:table-cell office:value-type="float" office:value="0.658501788067005" calcext:value-type="float">
            <text:p>0.658501788067005</text:p>
          </table:table-cell>
          <table:table-cell office:value-type="float" office:value="0.0367224976135369" calcext:value-type="float">
            <text:p>0.0367224976135369</text:p>
          </table:table-cell>
          <table:table-cell office:value-type="float" office:value="0.655046113306983" calcext:value-type="float">
            <text:p>0.655046113306983</text:p>
          </table:table-cell>
          <table:table-cell office:value-type="float" office:value="0.0401421406209533" calcext:value-type="float">
            <text:p>0.040142140620953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ic_retinopathy</text:p>
          </table:table-cell>
          <table:table-cell office:value-type="float" office:value="0.669828722002635" calcext:value-type="float">
            <text:p>0.669828722002635</text:p>
          </table:table-cell>
          <table:table-cell office:value-type="float" office:value="0.0350337283831378" calcext:value-type="float">
            <text:p>0.0350337283831378</text:p>
          </table:table-cell>
          <table:table-cell office:value-type="float" office:value="0.650713344626388" calcext:value-type="float">
            <text:p>0.650713344626388</text:p>
          </table:table-cell>
          <table:table-cell office:value-type="float" office:value="0.0396929692359915" calcext:value-type="float">
            <text:p>0.0396929692359915</text:p>
          </table:table-cell>
          <table:table-cell office:value-type="float" office:value="0.668966685488425" calcext:value-type="float">
            <text:p>0.668966685488425</text:p>
          </table:table-cell>
          <table:table-cell office:value-type="float" office:value="0.0235642448761599" calcext:value-type="float">
            <text:p>0.0235642448761599</text:p>
          </table:table-cell>
          <table:table-cell office:value-type="float" office:value="0.677654808959157" calcext:value-type="float">
            <text:p>0.677654808959157</text:p>
          </table:table-cell>
          <table:table-cell office:value-type="float" office:value="0.0267505204123271" calcext:value-type="float">
            <text:p>0.0267505204123271</text:p>
          </table:table-cell>
          <table:table-cell office:value-type="float" office:value="0.67158667419537" calcext:value-type="float">
            <text:p>0.67158667419537</text:p>
          </table:table-cell>
          <table:table-cell office:value-type="float" office:value="0.0415708758679557" calcext:value-type="float">
            <text:p>0.0415708758679557</text:p>
          </table:table-cell>
          <table:table-cell office:value-type="float" office:value="0.672452475061171" calcext:value-type="float">
            <text:p>0.672452475061171</text:p>
          </table:table-cell>
          <table:table-cell office:value-type="float" office:value="0.0215402936167791" calcext:value-type="float">
            <text:p>0.0215402936167791</text:p>
          </table:table-cell>
          <table:table-cell office:value-type="float" office:value="0.667227555053642" calcext:value-type="float">
            <text:p>0.667227555053642</text:p>
          </table:table-cell>
          <table:table-cell office:value-type="float" office:value="0.0137739741418356" calcext:value-type="float">
            <text:p>0.0137739741418356</text:p>
          </table:table-cell>
          <table:table-cell office:value-type="float" office:value="0.675053642010164" calcext:value-type="float">
            <text:p>0.675053642010164</text:p>
          </table:table-cell>
          <table:table-cell office:value-type="float" office:value="0.0381905959280074" calcext:value-type="float">
            <text:p>0.0381905959280074</text:p>
          </table:table-cell>
          <table:table-cell office:value-type="float" office:value="0.656807829851308" calcext:value-type="float">
            <text:p>0.656807829851308</text:p>
          </table:table-cell>
          <table:table-cell office:value-type="float" office:value="0.023620805310973" calcext:value-type="float">
            <text:p>0.023620805310973</text:p>
          </table:table-cell>
          <table:table-cell office:value-type="float" office:value="0.661136834180312" calcext:value-type="float">
            <text:p>0.661136834180312</text:p>
          </table:table-cell>
          <table:table-cell office:value-type="float" office:value="0.0384222514306542" calcext:value-type="float">
            <text:p>0.0384222514306542</text:p>
          </table:table-cell>
          <table:table-cell office:value-type="float" office:value="0.6733069828722" calcext:value-type="float">
            <text:p>0.6733069828722</text:p>
          </table:table-cell>
          <table:table-cell office:value-type="float" office:value="0.0375291302763146" calcext:value-type="float">
            <text:p>0.0375291302763146</text:p>
          </table:table-cell>
          <table:table-cell office:value-type="float" office:value="0.667227555053642" calcext:value-type="float">
            <text:p>0.667227555053642</text:p>
          </table:table-cell>
          <table:table-cell office:value-type="float" office:value="0.0244161746559934" calcext:value-type="float">
            <text:p>0.0244161746559934</text:p>
          </table:table-cell>
          <table:table-cell office:value-type="float" office:value="0.681129305477132" calcext:value-type="float">
            <text:p>0.681129305477132</text:p>
          </table:table-cell>
          <table:table-cell office:value-type="float" office:value="0.031645181785726" calcext:value-type="float">
            <text:p>0.031645181785726</text:p>
          </table:table-cell>
          <table:table-cell office:value-type="float" office:value="0.660267268962921" calcext:value-type="float">
            <text:p>0.660267268962921</text:p>
          </table:table-cell>
          <table:table-cell office:value-type="float" office:value="0.0473943731466035" calcext:value-type="float">
            <text:p>0.0473943731466035</text:p>
          </table:table-cell>
          <table:table-cell office:value-type="float" office:value="0.677647280255976" calcext:value-type="float">
            <text:p>0.677647280255976</text:p>
          </table:table-cell>
          <table:table-cell office:value-type="float" office:value="0.0264931724707177" calcext:value-type="float">
            <text:p>0.0264931724707177</text:p>
          </table:table-cell>
          <table:table-cell office:value-type="float" office:value="0.667223790702051" calcext:value-type="float">
            <text:p>0.667223790702051</text:p>
          </table:table-cell>
          <table:table-cell office:value-type="float" office:value="0.0288989831812572" calcext:value-type="float">
            <text:p>0.028898983181257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ic_retinopathy</text:p>
          </table:table-cell>
          <table:table-cell office:value-type="float" office:value="0.675900621118012" calcext:value-type="float">
            <text:p>0.675900621118012</text:p>
          </table:table-cell>
          <table:table-cell office:value-type="float" office:value="0.0541378374472311" calcext:value-type="float">
            <text:p>0.0541378374472311</text:p>
          </table:table-cell>
          <table:table-cell office:value-type="float" office:value="0.6585431959345" calcext:value-type="float">
            <text:p>0.6585431959345</text:p>
          </table:table-cell>
          <table:table-cell office:value-type="float" office:value="0.0351624634446364" calcext:value-type="float">
            <text:p>0.0351624634446364</text:p>
          </table:table-cell>
          <table:table-cell office:value-type="float" office:value="0.670720873329569" calcext:value-type="float">
            <text:p>0.670720873329569</text:p>
          </table:table-cell>
          <table:table-cell office:value-type="float" office:value="0.0056500804430767" calcext:value-type="float">
            <text:p>0.0056500804430767</text:p>
          </table:table-cell>
          <table:table-cell office:value-type="float" office:value="0.684615095049878" calcext:value-type="float">
            <text:p>0.684615095049878</text:p>
          </table:table-cell>
          <table:table-cell office:value-type="float" office:value="0.028697227030122" calcext:value-type="float">
            <text:p>0.028697227030122</text:p>
          </table:table-cell>
          <table:table-cell office:value-type="float" office:value="0.674187841144363" calcext:value-type="float">
            <text:p>0.674187841144363</text:p>
          </table:table-cell>
          <table:table-cell office:value-type="float" office:value="0.029112905402256" calcext:value-type="float">
            <text:p>0.029112905402256</text:p>
          </table:table-cell>
          <table:table-cell office:value-type="float" office:value="0.691571616789008" calcext:value-type="float">
            <text:p>0.691571616789008</text:p>
          </table:table-cell>
          <table:table-cell office:value-type="float" office:value="0.0223897821132057" calcext:value-type="float">
            <text:p>0.0223897821132057</text:p>
          </table:table-cell>
          <table:table-cell office:value-type="float" office:value="0.66635422548466" calcext:value-type="float">
            <text:p>0.66635422548466</text:p>
          </table:table-cell>
          <table:table-cell office:value-type="float" office:value="0.0310832274869244" calcext:value-type="float">
            <text:p>0.0310832274869244</text:p>
          </table:table-cell>
          <table:table-cell office:value-type="float" office:value="0.678524374176548" calcext:value-type="float">
            <text:p>0.678524374176548</text:p>
          </table:table-cell>
          <table:table-cell office:value-type="float" office:value="0.0285518220458094" calcext:value-type="float">
            <text:p>0.0285518220458094</text:p>
          </table:table-cell>
          <table:table-cell office:value-type="float" office:value="0.671579145492189" calcext:value-type="float">
            <text:p>0.671579145492189</text:p>
          </table:table-cell>
          <table:table-cell office:value-type="float" office:value="0.023304832854957" calcext:value-type="float">
            <text:p>0.023304832854957</text:p>
          </table:table-cell>
          <table:table-cell office:value-type="float" office:value="0.669817428947864" calcext:value-type="float">
            <text:p>0.669817428947864</text:p>
          </table:table-cell>
          <table:table-cell office:value-type="float" office:value="0.0455634790216052" calcext:value-type="float">
            <text:p>0.0455634790216052</text:p>
          </table:table-cell>
          <table:table-cell office:value-type="float" office:value="0.671567852437418" calcext:value-type="float">
            <text:p>0.671567852437418</text:p>
          </table:table-cell>
          <table:table-cell office:value-type="float" office:value="0.030486555443118" calcext:value-type="float">
            <text:p>0.030486555443118</text:p>
          </table:table-cell>
          <table:table-cell office:value-type="float" office:value="0.665480895915678" calcext:value-type="float">
            <text:p>0.665480895915678</text:p>
          </table:table-cell>
          <table:table-cell office:value-type="float" office:value="0.0275251977816858" calcext:value-type="float">
            <text:p>0.0275251977816858</text:p>
          </table:table-cell>
          <table:table-cell office:value-type="float" office:value="0.678531902879729" calcext:value-type="float">
            <text:p>0.678531902879729</text:p>
          </table:table-cell>
          <table:table-cell office:value-type="float" office:value="0.0225212011990554" calcext:value-type="float">
            <text:p>0.0225212011990554</text:p>
          </table:table-cell>
          <table:table-cell office:value-type="float" office:value="0.675042348955392" calcext:value-type="float">
            <text:p>0.675042348955392</text:p>
          </table:table-cell>
          <table:table-cell office:value-type="float" office:value="0.0343956953881782" calcext:value-type="float">
            <text:p>0.0343956953881782</text:p>
          </table:table-cell>
          <table:table-cell office:value-type="float" office:value="0.675027291549031" calcext:value-type="float">
            <text:p>0.675027291549031</text:p>
          </table:table-cell>
          <table:table-cell office:value-type="float" office:value="0.0298371837051947" calcext:value-type="float">
            <text:p>0.0298371837051947</text:p>
          </table:table-cell>
          <table:table-cell office:value-type="float" office:value="0.675930735930736" calcext:value-type="float">
            <text:p>0.675930735930736</text:p>
          </table:table-cell>
          <table:table-cell office:value-type="float" office:value="0.0235813470585214" calcext:value-type="float">
            <text:p>0.023581347058521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ic_retinopathy</text:p>
          </table:table-cell>
          <table:table-cell office:value-type="float" office:value="0.678520609824958" calcext:value-type="float">
            <text:p>0.678520609824958</text:p>
          </table:table-cell>
          <table:table-cell office:value-type="float" office:value="0.0435357441176506" calcext:value-type="float">
            <text:p>0.0435357441176506</text:p>
          </table:table-cell>
          <table:table-cell office:value-type="float" office:value="0.655068699416526" calcext:value-type="float">
            <text:p>0.655068699416526</text:p>
          </table:table-cell>
          <table:table-cell office:value-type="float" office:value="0.0269358111636466" calcext:value-type="float">
            <text:p>0.0269358111636466</text:p>
          </table:table-cell>
          <table:table-cell office:value-type="float" office:value="0.676796536796537" calcext:value-type="float">
            <text:p>0.676796536796537</text:p>
          </table:table-cell>
          <table:table-cell office:value-type="float" office:value="0.0150871353892521" calcext:value-type="float">
            <text:p>0.0150871353892521</text:p>
          </table:table-cell>
          <table:table-cell office:value-type="float" office:value="0.681136834180312" calcext:value-type="float">
            <text:p>0.681136834180312</text:p>
          </table:table-cell>
          <table:table-cell office:value-type="float" office:value="0.0312583372976901" calcext:value-type="float">
            <text:p>0.0312583372976901</text:p>
          </table:table-cell>
          <table:table-cell office:value-type="float" office:value="0.681125541125541" calcext:value-type="float">
            <text:p>0.681125541125541</text:p>
          </table:table-cell>
          <table:table-cell office:value-type="float" office:value="0.0290401378593045" calcext:value-type="float">
            <text:p>0.0290401378593045</text:p>
          </table:table-cell>
          <table:table-cell office:value-type="float" office:value="0.682860907208733" calcext:value-type="float">
            <text:p>0.682860907208733</text:p>
          </table:table-cell>
          <table:table-cell office:value-type="float" office:value="0.0264063616139942" calcext:value-type="float">
            <text:p>0.0264063616139942</text:p>
          </table:table-cell>
          <table:table-cell office:value-type="float" office:value="0.678516845473367" calcext:value-type="float">
            <text:p>0.678516845473367</text:p>
          </table:table-cell>
          <table:table-cell office:value-type="float" office:value="0.0262316450879459" calcext:value-type="float">
            <text:p>0.0262316450879459</text:p>
          </table:table-cell>
          <table:table-cell office:value-type="float" office:value="0.681129305477132" calcext:value-type="float">
            <text:p>0.681129305477132</text:p>
          </table:table-cell>
          <table:table-cell office:value-type="float" office:value="0.0322370084470703" calcext:value-type="float">
            <text:p>0.0322370084470703</text:p>
          </table:table-cell>
          <table:table-cell office:value-type="float" office:value="0.677654808959157" calcext:value-type="float">
            <text:p>0.677654808959157</text:p>
          </table:table-cell>
          <table:table-cell office:value-type="float" office:value="0.0265732675162299" calcext:value-type="float">
            <text:p>0.0265732675162299</text:p>
          </table:table-cell>
          <table:table-cell office:value-type="float" office:value="0.675027291549031" calcext:value-type="float">
            <text:p>0.675027291549031</text:p>
          </table:table-cell>
          <table:table-cell office:value-type="float" office:value="0.0495908826408481" calcext:value-type="float">
            <text:p>0.0495908826408481</text:p>
          </table:table-cell>
          <table:table-cell office:value-type="float" office:value="0.675915678524374" calcext:value-type="float">
            <text:p>0.675915678524374</text:p>
          </table:table-cell>
          <table:table-cell office:value-type="float" office:value="0.02572772043292" calcext:value-type="float">
            <text:p>0.02572772043292</text:p>
          </table:table-cell>
          <table:table-cell office:value-type="float" office:value="0.677643515904385" calcext:value-type="float">
            <text:p>0.677643515904385</text:p>
          </table:table-cell>
          <table:table-cell office:value-type="float" office:value="0.0237189677339147" calcext:value-type="float">
            <text:p>0.0237189677339147</text:p>
          </table:table-cell>
          <table:table-cell office:value-type="float" office:value="0.663741765480896" calcext:value-type="float">
            <text:p>0.663741765480896</text:p>
          </table:table-cell>
          <table:table-cell office:value-type="float" office:value="0.0233893556623734" calcext:value-type="float">
            <text:p>0.0233893556623734</text:p>
          </table:table-cell>
          <table:table-cell office:value-type="float" office:value="0.675042348955392" calcext:value-type="float">
            <text:p>0.675042348955392</text:p>
          </table:table-cell>
          <table:table-cell office:value-type="float" office:value="0.0335611842191108" calcext:value-type="float">
            <text:p>0.0335611842191108</text:p>
          </table:table-cell>
          <table:table-cell office:value-type="float" office:value="0.675042348955392" calcext:value-type="float">
            <text:p>0.675042348955392</text:p>
          </table:table-cell>
          <table:table-cell office:value-type="float" office:value="0.0318265853665543" calcext:value-type="float">
            <text:p>0.0318265853665543</text:p>
          </table:table-cell>
          <table:table-cell office:value-type="float" office:value="0.678524374176548" calcext:value-type="float">
            <text:p>0.678524374176548</text:p>
          </table:table-cell>
          <table:table-cell office:value-type="float" office:value="0.023863357900013" calcext:value-type="float">
            <text:p>0.02386335790001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ic_retinopathy</text:p>
          </table:table-cell>
          <table:table-cell office:value-type="float" office:value="0.679382646339168" calcext:value-type="float">
            <text:p>0.679382646339168</text:p>
          </table:table-cell>
          <table:table-cell office:value-type="float" office:value="0.0483573208162413" calcext:value-type="float">
            <text:p>0.0483573208162413</text:p>
          </table:table-cell>
          <table:table-cell office:value-type="float" office:value="0.659405232448711" calcext:value-type="float">
            <text:p>0.659405232448711</text:p>
          </table:table-cell>
          <table:table-cell office:value-type="float" office:value="0.0338665288983517" calcext:value-type="float">
            <text:p>0.0338665288983517</text:p>
          </table:table-cell>
          <table:table-cell office:value-type="float" office:value="0.676804065499718" calcext:value-type="float">
            <text:p>0.676804065499718</text:p>
          </table:table-cell>
          <table:table-cell office:value-type="float" office:value="0.0177802593408674" calcext:value-type="float">
            <text:p>0.0177802593408674</text:p>
          </table:table-cell>
          <table:table-cell office:value-type="float" office:value="0.687220026350461" calcext:value-type="float">
            <text:p>0.687220026350461</text:p>
          </table:table-cell>
          <table:table-cell office:value-type="float" office:value="0.0308424240071663" calcext:value-type="float">
            <text:p>0.0308424240071663</text:p>
          </table:table-cell>
          <table:table-cell office:value-type="float" office:value="0.680248447204969" calcext:value-type="float">
            <text:p>0.680248447204969</text:p>
          </table:table-cell>
          <table:table-cell office:value-type="float" office:value="0.0329409280581076" calcext:value-type="float">
            <text:p>0.0329409280581076</text:p>
          </table:table-cell>
          <table:table-cell office:value-type="float" office:value="0.683741765480896" calcext:value-type="float">
            <text:p>0.683741765480896</text:p>
          </table:table-cell>
          <table:table-cell office:value-type="float" office:value="0.0236717501695556" calcext:value-type="float">
            <text:p>0.0236717501695556</text:p>
          </table:table-cell>
          <table:table-cell office:value-type="float" office:value="0.676766421983813" calcext:value-type="float">
            <text:p>0.676766421983813</text:p>
          </table:table-cell>
          <table:table-cell office:value-type="float" office:value="0.0338567945890554" calcext:value-type="float">
            <text:p>0.0338567945890554</text:p>
          </table:table-cell>
          <table:table-cell office:value-type="float" office:value="0.680252211556559" calcext:value-type="float">
            <text:p>0.680252211556559</text:p>
          </table:table-cell>
          <table:table-cell office:value-type="float" office:value="0.0245080010388038" calcext:value-type="float">
            <text:p>0.0245080010388038</text:p>
          </table:table-cell>
          <table:table-cell office:value-type="float" office:value="0.676785243741765" calcext:value-type="float">
            <text:p>0.676785243741765</text:p>
          </table:table-cell>
          <table:table-cell office:value-type="float" office:value="0.0274929212884881" calcext:value-type="float">
            <text:p>0.0274929212884881</text:p>
          </table:table-cell>
          <table:table-cell office:value-type="float" office:value="0.678509316770186" calcext:value-type="float">
            <text:p>0.678509316770186</text:p>
          </table:table-cell>
          <table:table-cell office:value-type="float" office:value="0.0321442823820604" calcext:value-type="float">
            <text:p>0.0321442823820604</text:p>
          </table:table-cell>
          <table:table-cell office:value-type="float" office:value="0.671564088085827" calcext:value-type="float">
            <text:p>0.671564088085827</text:p>
          </table:table-cell>
          <table:table-cell office:value-type="float" office:value="0.0284454038064229" calcext:value-type="float">
            <text:p>0.0284454038064229</text:p>
          </table:table-cell>
          <table:table-cell office:value-type="float" office:value="0.675034820252211" calcext:value-type="float">
            <text:p>0.675034820252211</text:p>
          </table:table-cell>
          <table:table-cell office:value-type="float" office:value="0.022317520414499" calcext:value-type="float">
            <text:p>0.022317520414499</text:p>
          </table:table-cell>
          <table:table-cell office:value-type="float" office:value="0.668966685488425" calcext:value-type="float">
            <text:p>0.668966685488425</text:p>
          </table:table-cell>
          <table:table-cell office:value-type="float" office:value="0.0276263125496372" calcext:value-type="float">
            <text:p>0.0276263125496372</text:p>
          </table:table-cell>
          <table:table-cell office:value-type="float" office:value="0.671556559382646" calcext:value-type="float">
            <text:p>0.671556559382646</text:p>
          </table:table-cell>
          <table:table-cell office:value-type="float" office:value="0.0375436761831609" calcext:value-type="float">
            <text:p>0.0375436761831609</text:p>
          </table:table-cell>
          <table:table-cell office:value-type="float" office:value="0.673295689817429" calcext:value-type="float">
            <text:p>0.673295689817429</text:p>
          </table:table-cell>
          <table:table-cell office:value-type="float" office:value="0.0320697498671937" calcext:value-type="float">
            <text:p>0.0320697498671937</text:p>
          </table:table-cell>
          <table:table-cell office:value-type="float" office:value="0.673295689817429" calcext:value-type="float">
            <text:p>0.673295689817429</text:p>
          </table:table-cell>
          <table:table-cell office:value-type="float" office:value="0.0253168960786027" calcext:value-type="float">
            <text:p>0.02531689607860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ic_retinopathy</text:p>
          </table:table-cell>
          <table:table-cell office:value-type="float" office:value="0.675388669301713" calcext:value-type="float">
            <text:p>0.675388669301713</text:p>
          </table:table-cell>
          <table:table-cell office:value-type="float" office:value="0.0426538367774663" calcext:value-type="float">
            <text:p>0.0426538367774663</text:p>
          </table:table-cell>
          <table:table-cell office:value-type="float" office:value="0.649330321852061" calcext:value-type="float">
            <text:p>0.649330321852061</text:p>
          </table:table-cell>
          <table:table-cell office:value-type="float" office:value="0.0316422856590981" calcext:value-type="float">
            <text:p>0.0316422856590981</text:p>
          </table:table-cell>
          <table:table-cell office:value-type="float" office:value="0.670717861848297" calcext:value-type="float">
            <text:p>0.670717861848297</text:p>
          </table:table-cell>
          <table:table-cell office:value-type="float" office:value="0.0153539174648211" calcext:value-type="float">
            <text:p>0.0153539174648211</text:p>
          </table:table-cell>
          <table:table-cell office:value-type="float" office:value="0.678522868435912" calcext:value-type="float">
            <text:p>0.678522868435912</text:p>
          </table:table-cell>
          <table:table-cell office:value-type="float" office:value="0.0321793167166694" calcext:value-type="float">
            <text:p>0.0321793167166694</text:p>
          </table:table-cell>
          <table:table-cell office:value-type="float" office:value="0.668797289666855" calcext:value-type="float">
            <text:p>0.668797289666855</text:p>
          </table:table-cell>
          <table:table-cell office:value-type="float" office:value="0.0322518876669746" calcext:value-type="float">
            <text:p>0.0322518876669746</text:p>
          </table:table-cell>
          <table:table-cell office:value-type="float" office:value="0.679049877658573" calcext:value-type="float">
            <text:p>0.679049877658573</text:p>
          </table:table-cell>
          <table:table-cell office:value-type="float" office:value="0.0245620466559209" calcext:value-type="float">
            <text:p>0.0245620466559209</text:p>
          </table:table-cell>
          <table:table-cell office:value-type="float" office:value="0.668612836438923" calcext:value-type="float">
            <text:p>0.668612836438923</text:p>
          </table:table-cell>
          <table:table-cell office:value-type="float" office:value="0.0253294571504448" calcext:value-type="float">
            <text:p>0.0253294571504448</text:p>
          </table:table-cell>
          <table:table-cell office:value-type="float" office:value="0.673835497835498" calcext:value-type="float">
            <text:p>0.673835497835498</text:p>
          </table:table-cell>
          <table:table-cell office:value-type="float" office:value="0.0299566757699483" calcext:value-type="float">
            <text:p>0.0299566757699483</text:p>
          </table:table-cell>
          <table:table-cell office:value-type="float" office:value="0.666189346884999" calcext:value-type="float">
            <text:p>0.666189346884999</text:p>
          </table:table-cell>
          <table:table-cell office:value-type="float" office:value="0.0268224491194658" calcext:value-type="float">
            <text:p>0.0268224491194658</text:p>
          </table:table-cell>
          <table:table-cell office:value-type="float" office:value="0.669991341991342" calcext:value-type="float">
            <text:p>0.669991341991342</text:p>
          </table:table-cell>
          <table:table-cell office:value-type="float" office:value="0.0413054901531172" calcext:value-type="float">
            <text:p>0.0413054901531172</text:p>
          </table:table-cell>
          <table:table-cell office:value-type="float" office:value="0.670525127046866" calcext:value-type="float">
            <text:p>0.670525127046866</text:p>
          </table:table-cell>
          <table:table-cell office:value-type="float" office:value="0.0297759054840915" calcext:value-type="float">
            <text:p>0.0297759054840915</text:p>
          </table:table-cell>
          <table:table-cell office:value-type="float" office:value="0.668268774703557" calcext:value-type="float">
            <text:p>0.668268774703557</text:p>
          </table:table-cell>
          <table:table-cell office:value-type="float" office:value="0.0226587390635792" calcext:value-type="float">
            <text:p>0.0226587390635792</text:p>
          </table:table-cell>
          <table:table-cell office:value-type="float" office:value="0.667402220967438" calcext:value-type="float">
            <text:p>0.667402220967438</text:p>
          </table:table-cell>
          <table:table-cell office:value-type="float" office:value="0.0285098344392915" calcext:value-type="float">
            <text:p>0.0285098344392915</text:p>
          </table:table-cell>
          <table:table-cell office:value-type="float" office:value="0.668956145303971" calcext:value-type="float">
            <text:p>0.668956145303971</text:p>
          </table:table-cell>
          <table:table-cell office:value-type="float" office:value="0.0360765281580312" calcext:value-type="float">
            <text:p>0.0360765281580312</text:p>
          </table:table-cell>
          <table:table-cell office:value-type="float" office:value="0.671902879728967" calcext:value-type="float">
            <text:p>0.671902879728967</text:p>
          </table:table-cell>
          <table:table-cell office:value-type="float" office:value="0.0313898378046395" calcext:value-type="float">
            <text:p>0.0313898378046395</text:p>
          </table:table-cell>
          <table:table-cell office:value-type="float" office:value="0.67000414078675" calcext:value-type="float">
            <text:p>0.67000414078675</text:p>
          </table:table-cell>
          <table:table-cell office:value-type="float" office:value="0.0283605449678695" calcext:value-type="float">
            <text:p>0.028360544967869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58558253340862" calcext:value-type="float">
            <text:p>0.658558253340862</text:p>
          </table:table-cell>
          <table:table-cell office:value-type="float" office:value="0.0200448426146985" calcext:value-type="float">
            <text:p>0.0200448426146985</text:p>
          </table:table-cell>
          <table:table-cell office:value-type="float" office:value="0.657677395068699" calcext:value-type="float">
            <text:p>0.657677395068699</text:p>
          </table:table-cell>
          <table:table-cell office:value-type="float" office:value="0.0348320992558462" calcext:value-type="float">
            <text:p>0.0348320992558462</text:p>
          </table:table-cell>
          <table:table-cell office:value-type="float" office:value="0.660278562017692" calcext:value-type="float">
            <text:p>0.660278562017692</text:p>
          </table:table-cell>
          <table:table-cell office:value-type="float" office:value="0.0181327032392353" calcext:value-type="float">
            <text:p>0.0181327032392353</text:p>
          </table:table-cell>
          <table:table-cell office:value-type="float" office:value="0.651579145492189" calcext:value-type="float">
            <text:p>0.651579145492189</text:p>
          </table:table-cell>
          <table:table-cell office:value-type="float" office:value="0.0378679517767578" calcext:value-type="float">
            <text:p>0.0378679517767578</text:p>
          </table:table-cell>
          <table:table-cell office:value-type="float" office:value="0.657666102013928" calcext:value-type="float">
            <text:p>0.657666102013928</text:p>
          </table:table-cell>
          <table:table-cell office:value-type="float" office:value="0.0315438973409534" calcext:value-type="float">
            <text:p>0.0315438973409534</text:p>
          </table:table-cell>
          <table:table-cell office:value-type="float" office:value="0.664603801995106" calcext:value-type="float">
            <text:p>0.664603801995106</text:p>
          </table:table-cell>
          <table:table-cell office:value-type="float" office:value="0.0271770236701881" calcext:value-type="float">
            <text:p>0.0271770236701881</text:p>
          </table:table-cell>
          <table:table-cell office:value-type="float" office:value="0.659386410690759" calcext:value-type="float">
            <text:p>0.659386410690759</text:p>
          </table:table-cell>
          <table:table-cell office:value-type="float" office:value="0.029439652458329" calcext:value-type="float">
            <text:p>0.029439652458329</text:p>
          </table:table-cell>
          <table:table-cell office:value-type="float" office:value="0.664626388104649" calcext:value-type="float">
            <text:p>0.664626388104649</text:p>
          </table:table-cell>
          <table:table-cell office:value-type="float" office:value="0.0389447474601674" calcext:value-type="float">
            <text:p>0.0389447474601674</text:p>
          </table:table-cell>
          <table:table-cell office:value-type="float" office:value="0.660271033314512" calcext:value-type="float">
            <text:p>0.660271033314512</text:p>
          </table:table-cell>
          <table:table-cell office:value-type="float" office:value="0.0261541394638725" calcext:value-type="float">
            <text:p>0.0261541394638725</text:p>
          </table:table-cell>
          <table:table-cell office:value-type="float" office:value="0.653299454169019" calcext:value-type="float">
            <text:p>0.653299454169019</text:p>
          </table:table-cell>
          <table:table-cell office:value-type="float" office:value="0.042589642489445" calcext:value-type="float">
            <text:p>0.042589642489445</text:p>
          </table:table-cell>
          <table:table-cell office:value-type="float" office:value="0.666365518539431" calcext:value-type="float">
            <text:p>0.666365518539431</text:p>
          </table:table-cell>
          <table:table-cell office:value-type="float" office:value="0.0195260522017042" calcext:value-type="float">
            <text:p>0.0195260522017042</text:p>
          </table:table-cell>
          <table:table-cell office:value-type="float" office:value="0.667220026350461" calcext:value-type="float">
            <text:p>0.667220026350461</text:p>
          </table:table-cell>
          <table:table-cell office:value-type="float" office:value="0.0180936262122003" calcext:value-type="float">
            <text:p>0.0180936262122003</text:p>
          </table:table-cell>
          <table:table-cell office:value-type="float" office:value="0.662006399397704" calcext:value-type="float">
            <text:p>0.662006399397704</text:p>
          </table:table-cell>
          <table:table-cell office:value-type="float" office:value="0.0275886320777296" calcext:value-type="float">
            <text:p>0.0275886320777296</text:p>
          </table:table-cell>
          <table:table-cell office:value-type="float" office:value="0.648970449840015" calcext:value-type="float">
            <text:p>0.648970449840015</text:p>
          </table:table-cell>
          <table:table-cell office:value-type="float" office:value="0.0274817144641981" calcext:value-type="float">
            <text:p>0.0274817144641981</text:p>
          </table:table-cell>
          <table:table-cell office:value-type="float" office:value="0.655057406361754" calcext:value-type="float">
            <text:p>0.655057406361754</text:p>
          </table:table-cell>
          <table:table-cell office:value-type="float" office:value="0.0326322317380423" calcext:value-type="float">
            <text:p>0.0326322317380423</text:p>
          </table:table-cell>
          <table:table-cell office:value-type="float" office:value="0.645537361189535" calcext:value-type="float">
            <text:p>0.645537361189535</text:p>
          </table:table-cell>
          <table:table-cell office:value-type="float" office:value="0.0308056713461378" calcext:value-type="float">
            <text:p>0.030805671346137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5908149821193" calcext:value-type="float">
            <text:p>0.675908149821193</text:p>
          </table:table-cell>
          <table:table-cell office:value-type="float" office:value="0.0401530059425027" calcext:value-type="float">
            <text:p>0.0401530059425027</text:p>
          </table:table-cell>
          <table:table-cell office:value-type="float" office:value="0.673314511575381" calcext:value-type="float">
            <text:p>0.673314511575381</text:p>
          </table:table-cell>
          <table:table-cell office:value-type="float" office:value="0.025433159078407" calcext:value-type="float">
            <text:p>0.025433159078407</text:p>
          </table:table-cell>
          <table:table-cell office:value-type="float" office:value="0.666342932429889" calcext:value-type="float">
            <text:p>0.666342932429889</text:p>
          </table:table-cell>
          <table:table-cell office:value-type="float" office:value="0.0262720135816201" calcext:value-type="float">
            <text:p>0.0262720135816201</text:p>
          </table:table-cell>
          <table:table-cell office:value-type="float" office:value="0.666361754187841" calcext:value-type="float">
            <text:p>0.666361754187841</text:p>
          </table:table-cell>
          <table:table-cell office:value-type="float" office:value="0.0398058630750077" calcext:value-type="float">
            <text:p>0.0398058630750077</text:p>
          </table:table-cell>
          <table:table-cell office:value-type="float" office:value="0.671560323734237" calcext:value-type="float">
            <text:p>0.671560323734237</text:p>
          </table:table-cell>
          <table:table-cell office:value-type="float" office:value="0.0294678530197027" calcext:value-type="float">
            <text:p>0.0294678530197027</text:p>
          </table:table-cell>
          <table:table-cell office:value-type="float" office:value="0.664626388104649" calcext:value-type="float">
            <text:p>0.664626388104649</text:p>
          </table:table-cell>
          <table:table-cell office:value-type="float" office:value="0.0158162167414999" calcext:value-type="float">
            <text:p>0.0158162167414999</text:p>
          </table:table-cell>
          <table:table-cell office:value-type="float" office:value="0.668955392433653" calcext:value-type="float">
            <text:p>0.668955392433653</text:p>
          </table:table-cell>
          <table:table-cell office:value-type="float" office:value="0.035666266877502" calcext:value-type="float">
            <text:p>0.035666266877502</text:p>
          </table:table-cell>
          <table:table-cell office:value-type="float" office:value="0.67244494635799" calcext:value-type="float">
            <text:p>0.67244494635799</text:p>
          </table:table-cell>
          <table:table-cell office:value-type="float" office:value="0.0405186834196333" calcext:value-type="float">
            <text:p>0.0405186834196333</text:p>
          </table:table-cell>
          <table:table-cell office:value-type="float" office:value="0.675900621118012" calcext:value-type="float">
            <text:p>0.675900621118012</text:p>
          </table:table-cell>
          <table:table-cell office:value-type="float" office:value="0.0269932771715651" calcext:value-type="float">
            <text:p>0.0269932771715651</text:p>
          </table:table-cell>
          <table:table-cell office:value-type="float" office:value="0.666324110671937" calcext:value-type="float">
            <text:p>0.666324110671937</text:p>
          </table:table-cell>
          <table:table-cell office:value-type="float" office:value="0.0401077693341545" calcext:value-type="float">
            <text:p>0.0401077693341545</text:p>
          </table:table-cell>
          <table:table-cell office:value-type="float" office:value="0.671552795031056" calcext:value-type="float">
            <text:p>0.671552795031056</text:p>
          </table:table-cell>
          <table:table-cell office:value-type="float" office:value="0.0273905296998953" calcext:value-type="float">
            <text:p>0.0273905296998953</text:p>
          </table:table-cell>
          <table:table-cell office:value-type="float" office:value="0.673299454169019" calcext:value-type="float">
            <text:p>0.673299454169019</text:p>
          </table:table-cell>
          <table:table-cell office:value-type="float" office:value="0.0241204723928695" calcext:value-type="float">
            <text:p>0.0241204723928695</text:p>
          </table:table-cell>
          <table:table-cell office:value-type="float" office:value="0.651564088085827" calcext:value-type="float">
            <text:p>0.651564088085827</text:p>
          </table:table-cell>
          <table:table-cell office:value-type="float" office:value="0.0348885808949009" calcext:value-type="float">
            <text:p>0.0348885808949009</text:p>
          </table:table-cell>
          <table:table-cell office:value-type="float" office:value="0.663764351590439" calcext:value-type="float">
            <text:p>0.663764351590439</text:p>
          </table:table-cell>
          <table:table-cell office:value-type="float" office:value="0.0238346350105686" calcext:value-type="float">
            <text:p>0.0238346350105686</text:p>
          </table:table-cell>
          <table:table-cell office:value-type="float" office:value="0.66635422548466" calcext:value-type="float">
            <text:p>0.66635422548466</text:p>
          </table:table-cell>
          <table:table-cell office:value-type="float" office:value="0.0389149224564827" calcext:value-type="float">
            <text:p>0.0389149224564827</text:p>
          </table:table-cell>
          <table:table-cell office:value-type="float" office:value="0.660267268962921" calcext:value-type="float">
            <text:p>0.660267268962921</text:p>
          </table:table-cell>
          <table:table-cell office:value-type="float" office:value="0.0384789701372256" calcext:value-type="float">
            <text:p>0.038478970137225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5038584603802" calcext:value-type="float">
            <text:p>0.675038584603802</text:p>
          </table:table-cell>
          <table:table-cell office:value-type="float" office:value="0.0282502310445758" calcext:value-type="float">
            <text:p>0.0282502310445758</text:p>
          </table:table-cell>
          <table:table-cell office:value-type="float" office:value="0.677654808959157" calcext:value-type="float">
            <text:p>0.677654808959157</text:p>
          </table:table-cell>
          <table:table-cell office:value-type="float" office:value="0.0235565237891707" calcext:value-type="float">
            <text:p>0.0235565237891707</text:p>
          </table:table-cell>
          <table:table-cell office:value-type="float" office:value="0.668962921136834" calcext:value-type="float">
            <text:p>0.668962921136834</text:p>
          </table:table-cell>
          <table:table-cell office:value-type="float" office:value="0.021963205245327" calcext:value-type="float">
            <text:p>0.021963205245327</text:p>
          </table:table-cell>
          <table:table-cell office:value-type="float" office:value="0.68025974025974" calcext:value-type="float">
            <text:p>0.68025974025974</text:p>
          </table:table-cell>
          <table:table-cell office:value-type="float" office:value="0.0346477978471304" calcext:value-type="float">
            <text:p>0.0346477978471304</text:p>
          </table:table-cell>
          <table:table-cell office:value-type="float" office:value="0.681140598531903" calcext:value-type="float">
            <text:p>0.681140598531903</text:p>
          </table:table-cell>
          <table:table-cell office:value-type="float" office:value="0.0192179872713562" calcext:value-type="float">
            <text:p>0.0192179872713562</text:p>
          </table:table-cell>
          <table:table-cell office:value-type="float" office:value="0.683715415019763" calcext:value-type="float">
            <text:p>0.683715415019763</text:p>
          </table:table-cell>
          <table:table-cell office:value-type="float" office:value="0.0298234374756232" calcext:value-type="float">
            <text:p>0.0298234374756232</text:p>
          </table:table-cell>
          <table:table-cell office:value-type="float" office:value="0.668947863730472" calcext:value-type="float">
            <text:p>0.668947863730472</text:p>
          </table:table-cell>
          <table:table-cell office:value-type="float" office:value="0.0421651770773294" calcext:value-type="float">
            <text:p>0.0421651770773294</text:p>
          </table:table-cell>
          <table:table-cell office:value-type="float" office:value="0.675926971579145" calcext:value-type="float">
            <text:p>0.675926971579145</text:p>
          </table:table-cell>
          <table:table-cell office:value-type="float" office:value="0.0285347224034033" calcext:value-type="float">
            <text:p>0.0285347224034033</text:p>
          </table:table-cell>
          <table:table-cell office:value-type="float" office:value="0.683730472426125" calcext:value-type="float">
            <text:p>0.683730472426125</text:p>
          </table:table-cell>
          <table:table-cell office:value-type="float" office:value="0.0273457006719346" calcext:value-type="float">
            <text:p>0.0273457006719346</text:p>
          </table:table-cell>
          <table:table-cell office:value-type="float" office:value="0.671541501976285" calcext:value-type="float">
            <text:p>0.671541501976285</text:p>
          </table:table-cell>
          <table:table-cell office:value-type="float" office:value="0.0371562525685566" calcext:value-type="float">
            <text:p>0.0371562525685566</text:p>
          </table:table-cell>
          <table:table-cell office:value-type="float" office:value="0.676762657632223" calcext:value-type="float">
            <text:p>0.676762657632223</text:p>
          </table:table-cell>
          <table:table-cell office:value-type="float" office:value="0.0284296115085304" calcext:value-type="float">
            <text:p>0.0284296115085304</text:p>
          </table:table-cell>
          <table:table-cell office:value-type="float" office:value="0.67244494635799" calcext:value-type="float">
            <text:p>0.67244494635799</text:p>
          </table:table-cell>
          <table:table-cell office:value-type="float" office:value="0.0193706753454377" calcext:value-type="float">
            <text:p>0.0193706753454377</text:p>
          </table:table-cell>
          <table:table-cell office:value-type="float" office:value="0.662006399397704" calcext:value-type="float">
            <text:p>0.662006399397704</text:p>
          </table:table-cell>
          <table:table-cell office:value-type="float" office:value="0.0355257343274485" calcext:value-type="float">
            <text:p>0.0355257343274485</text:p>
          </table:table-cell>
          <table:table-cell office:value-type="float" office:value="0.673310747223791" calcext:value-type="float">
            <text:p>0.673310747223791</text:p>
          </table:table-cell>
          <table:table-cell office:value-type="float" office:value="0.0221117408420619" calcext:value-type="float">
            <text:p>0.0221117408420619</text:p>
          </table:table-cell>
          <table:table-cell office:value-type="float" office:value="0.673310747223791" calcext:value-type="float">
            <text:p>0.673310747223791</text:p>
          </table:table-cell>
          <table:table-cell office:value-type="float" office:value="0.0326418233158062" calcext:value-type="float">
            <text:p>0.0326418233158062</text:p>
          </table:table-cell>
          <table:table-cell office:value-type="float" office:value="0.668955392433653" calcext:value-type="float">
            <text:p>0.668955392433653</text:p>
          </table:table-cell>
          <table:table-cell office:value-type="float" office:value="0.0297415359974496" calcext:value-type="float">
            <text:p>0.029741535997449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9371353284397" calcext:value-type="float">
            <text:p>0.679371353284397</text:p>
          </table:table-cell>
          <table:table-cell office:value-type="float" office:value="0.0377968222110962" calcext:value-type="float">
            <text:p>0.0377968222110962</text:p>
          </table:table-cell>
          <table:table-cell office:value-type="float" office:value="0.675049877658573" calcext:value-type="float">
            <text:p>0.675049877658573</text:p>
          </table:table-cell>
          <table:table-cell office:value-type="float" office:value="0.0289393070100521" calcext:value-type="float">
            <text:p>0.0289393070100521</text:p>
          </table:table-cell>
          <table:table-cell office:value-type="float" office:value="0.665488424618859" calcext:value-type="float">
            <text:p>0.665488424618859</text:p>
          </table:table-cell>
          <table:table-cell office:value-type="float" office:value="0.0200654179178587" calcext:value-type="float">
            <text:p>0.0200654179178587</text:p>
          </table:table-cell>
          <table:table-cell office:value-type="float" office:value="0.677654808959157" calcext:value-type="float">
            <text:p>0.677654808959157</text:p>
          </table:table-cell>
          <table:table-cell office:value-type="float" office:value="0.0327835108598257" calcext:value-type="float">
            <text:p>0.0327835108598257</text:p>
          </table:table-cell>
          <table:table-cell office:value-type="float" office:value="0.677658573310747" calcext:value-type="float">
            <text:p>0.677658573310747</text:p>
          </table:table-cell>
          <table:table-cell office:value-type="float" office:value="0.0218305334291731" calcext:value-type="float">
            <text:p>0.0218305334291731</text:p>
          </table:table-cell>
          <table:table-cell office:value-type="float" office:value="0.675034820252211" calcext:value-type="float">
            <text:p>0.675034820252211</text:p>
          </table:table-cell>
          <table:table-cell office:value-type="float" office:value="0.0313067613360641" calcext:value-type="float">
            <text:p>0.0313067613360641</text:p>
          </table:table-cell>
          <table:table-cell office:value-type="float" office:value="0.667197440240918" calcext:value-type="float">
            <text:p>0.667197440240918</text:p>
          </table:table-cell>
          <table:table-cell office:value-type="float" office:value="0.0429447278699704" calcext:value-type="float">
            <text:p>0.0429447278699704</text:p>
          </table:table-cell>
          <table:table-cell office:value-type="float" office:value="0.6733069828722" calcext:value-type="float">
            <text:p>0.6733069828722</text:p>
          </table:table-cell>
          <table:table-cell office:value-type="float" office:value="0.0332562498243244" calcext:value-type="float">
            <text:p>0.0332562498243244</text:p>
          </table:table-cell>
          <table:table-cell office:value-type="float" office:value="0.677639751552795" calcext:value-type="float">
            <text:p>0.677639751552795</text:p>
          </table:table-cell>
          <table:table-cell office:value-type="float" office:value="0.0330800012977763" calcext:value-type="float">
            <text:p>0.0330800012977763</text:p>
          </table:table-cell>
          <table:table-cell office:value-type="float" office:value="0.675904385469603" calcext:value-type="float">
            <text:p>0.675904385469603</text:p>
          </table:table-cell>
          <table:table-cell office:value-type="float" office:value="0.0239797447308553" calcext:value-type="float">
            <text:p>0.0239797447308553</text:p>
          </table:table-cell>
          <table:table-cell office:value-type="float" office:value="0.685458309806136" calcext:value-type="float">
            <text:p>0.685458309806136</text:p>
          </table:table-cell>
          <table:table-cell office:value-type="float" office:value="0.0276622173447214" calcext:value-type="float">
            <text:p>0.0276622173447214</text:p>
          </table:table-cell>
          <table:table-cell office:value-type="float" office:value="0.671560323734237" calcext:value-type="float">
            <text:p>0.671560323734237</text:p>
          </table:table-cell>
          <table:table-cell office:value-type="float" office:value="0.0302591034367651" calcext:value-type="float">
            <text:p>0.0302591034367651</text:p>
          </table:table-cell>
          <table:table-cell office:value-type="float" office:value="0.663749294184077" calcext:value-type="float">
            <text:p>0.663749294184077</text:p>
          </table:table-cell>
          <table:table-cell office:value-type="float" office:value="0.0314011150399491" calcext:value-type="float">
            <text:p>0.0314011150399491</text:p>
          </table:table-cell>
          <table:table-cell office:value-type="float" office:value="0.673299454169019" calcext:value-type="float">
            <text:p>0.673299454169019</text:p>
          </table:table-cell>
          <table:table-cell office:value-type="float" office:value="0.0209766596682368" calcext:value-type="float">
            <text:p>0.0209766596682368</text:p>
          </table:table-cell>
          <table:table-cell office:value-type="float" office:value="0.673310747223791" calcext:value-type="float">
            <text:p>0.673310747223791</text:p>
          </table:table-cell>
          <table:table-cell office:value-type="float" office:value="0.0233589352949523" calcext:value-type="float">
            <text:p>0.0233589352949523</text:p>
          </table:table-cell>
          <table:table-cell office:value-type="float" office:value="0.67330321852061" calcext:value-type="float">
            <text:p>0.67330321852061</text:p>
          </table:table-cell>
          <table:table-cell office:value-type="float" office:value="0.0255908694577916" calcext:value-type="float">
            <text:p>0.025590869457791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80240918501788" calcext:value-type="float">
            <text:p>0.680240918501788</text:p>
          </table:table-cell>
          <table:table-cell office:value-type="float" office:value="0.0398829151624173" calcext:value-type="float">
            <text:p>0.0398829151624173</text:p>
          </table:table-cell>
          <table:table-cell office:value-type="float" office:value="0.669824957651045" calcext:value-type="float">
            <text:p>0.669824957651045</text:p>
          </table:table-cell>
          <table:table-cell office:value-type="float" office:value="0.0318204137966413" calcext:value-type="float">
            <text:p>0.0318204137966413</text:p>
          </table:table-cell>
          <table:table-cell office:value-type="float" office:value="0.670709580274798" calcext:value-type="float">
            <text:p>0.670709580274798</text:p>
          </table:table-cell>
          <table:table-cell office:value-type="float" office:value="0.0174793411039906" calcext:value-type="float">
            <text:p>0.0174793411039906</text:p>
          </table:table-cell>
          <table:table-cell office:value-type="float" office:value="0.677654808959157" calcext:value-type="float">
            <text:p>0.677654808959157</text:p>
          </table:table-cell>
          <table:table-cell office:value-type="float" office:value="0.0365979352949067" calcext:value-type="float">
            <text:p>0.0365979352949067</text:p>
          </table:table-cell>
          <table:table-cell office:value-type="float" office:value="0.675042348955392" calcext:value-type="float">
            <text:p>0.675042348955392</text:p>
          </table:table-cell>
          <table:table-cell office:value-type="float" office:value="0.0266547194540827" calcext:value-type="float">
            <text:p>0.0266547194540827</text:p>
          </table:table-cell>
          <table:table-cell office:value-type="float" office:value="0.668951628082063" calcext:value-type="float">
            <text:p>0.668951628082063</text:p>
          </table:table-cell>
          <table:table-cell office:value-type="float" office:value="0.0353016323159083" calcext:value-type="float">
            <text:p>0.0353016323159083</text:p>
          </table:table-cell>
          <table:table-cell office:value-type="float" office:value="0.670679465462074" calcext:value-type="float">
            <text:p>0.670679465462074</text:p>
          </table:table-cell>
          <table:table-cell office:value-type="float" office:value="0.0423182907571283" calcext:value-type="float">
            <text:p>0.0423182907571283</text:p>
          </table:table-cell>
          <table:table-cell office:value-type="float" office:value="0.671556559382646" calcext:value-type="float">
            <text:p>0.671556559382646</text:p>
          </table:table-cell>
          <table:table-cell office:value-type="float" office:value="0.0322630994099894" calcext:value-type="float">
            <text:p>0.0322630994099894</text:p>
          </table:table-cell>
          <table:table-cell office:value-type="float" office:value="0.675046113306983" calcext:value-type="float">
            <text:p>0.675046113306983</text:p>
          </table:table-cell>
          <table:table-cell office:value-type="float" office:value="0.0247656838470451" calcext:value-type="float">
            <text:p>0.0247656838470451</text:p>
          </table:table-cell>
          <table:table-cell office:value-type="float" office:value="0.677647280255976" calcext:value-type="float">
            <text:p>0.677647280255976</text:p>
          </table:table-cell>
          <table:table-cell office:value-type="float" office:value="0.0259525104766294" calcext:value-type="float">
            <text:p>0.0259525104766294</text:p>
          </table:table-cell>
          <table:table-cell office:value-type="float" office:value="0.684596273291925" calcext:value-type="float">
            <text:p>0.684596273291925</text:p>
          </table:table-cell>
          <table:table-cell office:value-type="float" office:value="0.0258171495564228" calcext:value-type="float">
            <text:p>0.0258171495564228</text:p>
          </table:table-cell>
          <table:table-cell office:value-type="float" office:value="0.668951628082063" calcext:value-type="float">
            <text:p>0.668951628082063</text:p>
          </table:table-cell>
          <table:table-cell office:value-type="float" office:value="0.0373822682247471" calcext:value-type="float">
            <text:p>0.0373822682247471</text:p>
          </table:table-cell>
          <table:table-cell office:value-type="float" office:value="0.666346696781479" calcext:value-type="float">
            <text:p>0.666346696781479</text:p>
          </table:table-cell>
          <table:table-cell office:value-type="float" office:value="0.0327915970719251" calcext:value-type="float">
            <text:p>0.0327915970719251</text:p>
          </table:table-cell>
          <table:table-cell office:value-type="float" office:value="0.677643515904385" calcext:value-type="float">
            <text:p>0.677643515904385</text:p>
          </table:table-cell>
          <table:table-cell office:value-type="float" office:value="0.0248857430150226" calcext:value-type="float">
            <text:p>0.0248857430150226</text:p>
          </table:table-cell>
          <table:table-cell office:value-type="float" office:value="0.678524374176548" calcext:value-type="float">
            <text:p>0.678524374176548</text:p>
          </table:table-cell>
          <table:table-cell office:value-type="float" office:value="0.0185099095101806" calcext:value-type="float">
            <text:p>0.0185099095101806</text:p>
          </table:table-cell>
          <table:table-cell office:value-type="float" office:value="0.675053642010164" calcext:value-type="float">
            <text:p>0.675053642010164</text:p>
          </table:table-cell>
          <table:table-cell office:value-type="float" office:value="0.0209219422254645" calcext:value-type="float">
            <text:p>0.02092194222546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3823451910408" calcext:value-type="float">
            <text:p>0.673823451910408</text:p>
          </table:table-cell>
          <table:table-cell office:value-type="float" office:value="0.0332255633950581" calcext:value-type="float">
            <text:p>0.0332255633950581</text:p>
          </table:table-cell>
          <table:table-cell office:value-type="float" office:value="0.670704310182571" calcext:value-type="float">
            <text:p>0.670704310182571</text:p>
          </table:table-cell>
          <table:table-cell office:value-type="float" office:value="0.0289163005860235" calcext:value-type="float">
            <text:p>0.0289163005860235</text:p>
          </table:table-cell>
          <table:table-cell office:value-type="float" office:value="0.666356484095615" calcext:value-type="float">
            <text:p>0.666356484095615</text:p>
          </table:table-cell>
          <table:table-cell office:value-type="float" office:value="0.0207825362176063" calcext:value-type="float">
            <text:p>0.0207825362176063</text:p>
          </table:table-cell>
          <table:table-cell office:value-type="float" office:value="0.670702051571617" calcext:value-type="float">
            <text:p>0.670702051571617</text:p>
          </table:table-cell>
          <table:table-cell office:value-type="float" office:value="0.0363406117707257" calcext:value-type="float">
            <text:p>0.0363406117707257</text:p>
          </table:table-cell>
          <table:table-cell office:value-type="float" office:value="0.672613589309241" calcext:value-type="float">
            <text:p>0.672613589309241</text:p>
          </table:table-cell>
          <table:table-cell office:value-type="float" office:value="0.0257429981030536" calcext:value-type="float">
            <text:p>0.0257429981030536</text:p>
          </table:table-cell>
          <table:table-cell office:value-type="float" office:value="0.671386410690759" calcext:value-type="float">
            <text:p>0.671386410690759</text:p>
          </table:table-cell>
          <table:table-cell office:value-type="float" office:value="0.0278850143078567" calcext:value-type="float">
            <text:p>0.0278850143078567</text:p>
          </table:table-cell>
          <table:table-cell office:value-type="float" office:value="0.667033314511575" calcext:value-type="float">
            <text:p>0.667033314511575</text:p>
          </table:table-cell>
          <table:table-cell office:value-type="float" office:value="0.0385068230080518" calcext:value-type="float">
            <text:p>0.0385068230080518</text:p>
          </table:table-cell>
          <table:table-cell office:value-type="float" office:value="0.671572369659326" calcext:value-type="float">
            <text:p>0.671572369659326</text:p>
          </table:table-cell>
          <table:table-cell office:value-type="float" office:value="0.0347035005035036" calcext:value-type="float">
            <text:p>0.0347035005035036</text:p>
          </table:table-cell>
          <table:table-cell office:value-type="float" office:value="0.674517598343685" calcext:value-type="float">
            <text:p>0.674517598343685</text:p>
          </table:table-cell>
          <table:table-cell office:value-type="float" office:value="0.0276677604904387" calcext:value-type="float">
            <text:p>0.0276677604904387</text:p>
          </table:table-cell>
          <table:table-cell office:value-type="float" office:value="0.668943346508564" calcext:value-type="float">
            <text:p>0.668943346508564</text:p>
          </table:table-cell>
          <table:table-cell office:value-type="float" office:value="0.0339571839199282" calcext:value-type="float">
            <text:p>0.0339571839199282</text:p>
          </table:table-cell>
          <table:table-cell office:value-type="float" office:value="0.676947110860154" calcext:value-type="float">
            <text:p>0.676947110860154</text:p>
          </table:table-cell>
          <table:table-cell office:value-type="float" office:value="0.0257651120622548" calcext:value-type="float">
            <text:p>0.0257651120622548</text:p>
          </table:table-cell>
          <table:table-cell office:value-type="float" office:value="0.670695275738754" calcext:value-type="float">
            <text:p>0.670695275738754</text:p>
          </table:table-cell>
          <table:table-cell office:value-type="float" office:value="0.0258452291224039" calcext:value-type="float">
            <text:p>0.0258452291224039</text:p>
          </table:table-cell>
          <table:table-cell office:value-type="float" office:value="0.661134575569358" calcext:value-type="float">
            <text:p>0.661134575569358</text:p>
          </table:table-cell>
          <table:table-cell office:value-type="float" office:value="0.0324391318823906" calcext:value-type="float">
            <text:p>0.0324391318823906</text:p>
          </table:table-cell>
          <table:table-cell office:value-type="float" office:value="0.66739770374553" calcext:value-type="float">
            <text:p>0.66739770374553</text:p>
          </table:table-cell>
          <table:table-cell office:value-type="float" office:value="0.0238580986000176" calcext:value-type="float">
            <text:p>0.0238580986000176</text:p>
          </table:table-cell>
          <table:table-cell office:value-type="float" office:value="0.669311500094109" calcext:value-type="float">
            <text:p>0.669311500094109</text:p>
          </table:table-cell>
          <table:table-cell office:value-type="float" office:value="0.0292115644630928" calcext:value-type="float">
            <text:p>0.0292115644630928</text:p>
          </table:table-cell>
          <table:table-cell office:value-type="float" office:value="0.664623376623377" calcext:value-type="float">
            <text:p>0.664623376623377</text:p>
          </table:table-cell>
          <table:table-cell office:value-type="float" office:value="0.0291077978328138" calcext:value-type="float">
            <text:p>0.029107797832813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lpd</text:p>
          </table:table-cell>
          <table:table-cell office:value-type="float" office:value="0.716731634182908" calcext:value-type="float">
            <text:p>0.716731634182908</text:p>
          </table:table-cell>
          <table:table-cell office:value-type="float" office:value="0.0551285341038444" calcext:value-type="float">
            <text:p>0.0551285341038444</text:p>
          </table:table-cell>
          <table:table-cell office:value-type="float" office:value="0.685652173913043" calcext:value-type="float">
            <text:p>0.685652173913043</text:p>
          </table:table-cell>
          <table:table-cell office:value-type="float" office:value="0.0291287796187288" calcext:value-type="float">
            <text:p>0.0291287796187288</text:p>
          </table:table-cell>
          <table:table-cell office:value-type="float" office:value="0.721844077961019" calcext:value-type="float">
            <text:p>0.721844077961019</text:p>
          </table:table-cell>
          <table:table-cell office:value-type="float" office:value="0.0324624752483182" calcext:value-type="float">
            <text:p>0.0324624752483182</text:p>
          </table:table-cell>
          <table:table-cell office:value-type="float" office:value="0.730614692653673" calcext:value-type="float">
            <text:p>0.730614692653673</text:p>
          </table:table-cell>
          <table:table-cell office:value-type="float" office:value="0.0383812341852451" calcext:value-type="float">
            <text:p>0.0383812341852451</text:p>
          </table:table-cell>
          <table:table-cell office:value-type="float" office:value="0.714977511244378" calcext:value-type="float">
            <text:p>0.714977511244378</text:p>
          </table:table-cell>
          <table:table-cell office:value-type="float" office:value="0.0370681279589095" calcext:value-type="float">
            <text:p>0.0370681279589095</text:p>
          </table:table-cell>
          <table:table-cell office:value-type="float" office:value="0.701244377811095" calcext:value-type="float">
            <text:p>0.701244377811095</text:p>
          </table:table-cell>
          <table:table-cell office:value-type="float" office:value="0.0475732012242492" calcext:value-type="float">
            <text:p>0.0475732012242492</text:p>
          </table:table-cell>
          <table:table-cell office:value-type="float" office:value="0.713208395802099" calcext:value-type="float">
            <text:p>0.713208395802099</text:p>
          </table:table-cell>
          <table:table-cell office:value-type="float" office:value="0.0347045455368272" calcext:value-type="float">
            <text:p>0.0347045455368272</text:p>
          </table:table-cell>
          <table:table-cell office:value-type="float" office:value="0.696116941529235" calcext:value-type="float">
            <text:p>0.696116941529235</text:p>
          </table:table-cell>
          <table:table-cell office:value-type="float" office:value="0.0354717854480887" calcext:value-type="float">
            <text:p>0.0354717854480887</text:p>
          </table:table-cell>
          <table:table-cell office:value-type="float" office:value="0.711574212893553" calcext:value-type="float">
            <text:p>0.711574212893553</text:p>
          </table:table-cell>
          <table:table-cell office:value-type="float" office:value="0.0428952536676505" calcext:value-type="float">
            <text:p>0.0428952536676505</text:p>
          </table:table-cell>
          <table:table-cell office:value-type="float" office:value="0.702893553223388" calcext:value-type="float">
            <text:p>0.702893553223388</text:p>
          </table:table-cell>
          <table:table-cell office:value-type="float" office:value="0.0239818910871746" calcext:value-type="float">
            <text:p>0.0239818910871746</text:p>
          </table:table-cell>
          <table:table-cell office:value-type="float" office:value="0.715007496251874" calcext:value-type="float">
            <text:p>0.715007496251874</text:p>
          </table:table-cell>
          <table:table-cell office:value-type="float" office:value="0.0175940401092265" calcext:value-type="float">
            <text:p>0.0175940401092265</text:p>
          </table:table-cell>
          <table:table-cell office:value-type="float" office:value="0.711589205397301" calcext:value-type="float">
            <text:p>0.711589205397301</text:p>
          </table:table-cell>
          <table:table-cell office:value-type="float" office:value="0.0329629552974085" calcext:value-type="float">
            <text:p>0.0329629552974085</text:p>
          </table:table-cell>
          <table:table-cell office:value-type="float" office:value="0.692548725637181" calcext:value-type="float">
            <text:p>0.692548725637181</text:p>
          </table:table-cell>
          <table:table-cell office:value-type="float" office:value="0.0279952441563063" calcext:value-type="float">
            <text:p>0.0279952441563063</text:p>
          </table:table-cell>
          <table:table-cell office:value-type="float" office:value="0.711604197901049" calcext:value-type="float">
            <text:p>0.711604197901049</text:p>
          </table:table-cell>
          <table:table-cell office:value-type="float" office:value="0.0258492135009157" calcext:value-type="float">
            <text:p>0.0258492135009157</text:p>
          </table:table-cell>
          <table:table-cell office:value-type="float" office:value="0.685712143928036" calcext:value-type="float">
            <text:p>0.685712143928036</text:p>
          </table:table-cell>
          <table:table-cell office:value-type="float" office:value="0.0516008896001756" calcext:value-type="float">
            <text:p>0.0516008896001756</text:p>
          </table:table-cell>
          <table:table-cell office:value-type="float" office:value="0.711529235382309" calcext:value-type="float">
            <text:p>0.711529235382309</text:p>
          </table:table-cell>
          <table:table-cell office:value-type="float" office:value="0.0489383087998787" calcext:value-type="float">
            <text:p>0.0489383087998787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lpd</text:p>
          </table:table-cell>
          <table:table-cell office:value-type="float" office:value="0.720179910044978" calcext:value-type="float">
            <text:p>0.720179910044978</text:p>
          </table:table-cell>
          <table:table-cell office:value-type="float" office:value="0.033447835693778" calcext:value-type="float">
            <text:p>0.033447835693778</text:p>
          </table:table-cell>
          <table:table-cell office:value-type="float" office:value="0.702893553223388" calcext:value-type="float">
            <text:p>0.702893553223388</text:p>
          </table:table-cell>
          <table:table-cell office:value-type="float" office:value="0.0401940189822846" calcext:value-type="float">
            <text:p>0.0401940189822846</text:p>
          </table:table-cell>
          <table:table-cell office:value-type="float" office:value="0.721904047976012" calcext:value-type="float">
            <text:p>0.721904047976012</text:p>
          </table:table-cell>
          <table:table-cell office:value-type="float" office:value="0.0475964889239287" calcext:value-type="float">
            <text:p>0.0475964889239287</text:p>
          </table:table-cell>
          <table:table-cell office:value-type="float" office:value="0.706416791604198" calcext:value-type="float">
            <text:p>0.706416791604198</text:p>
          </table:table-cell>
          <table:table-cell office:value-type="float" office:value="0.0357911526866306" calcext:value-type="float">
            <text:p>0.0357911526866306</text:p>
          </table:table-cell>
          <table:table-cell office:value-type="float" office:value="0.697691154422789" calcext:value-type="float">
            <text:p>0.697691154422789</text:p>
          </table:table-cell>
          <table:table-cell office:value-type="float" office:value="0.0387463921452694" calcext:value-type="float">
            <text:p>0.0387463921452694</text:p>
          </table:table-cell>
          <table:table-cell office:value-type="float" office:value="0.697751124437781" calcext:value-type="float">
            <text:p>0.697751124437781</text:p>
          </table:table-cell>
          <table:table-cell office:value-type="float" office:value="0.0409083521527185" calcext:value-type="float">
            <text:p>0.0409083521527185</text:p>
          </table:table-cell>
          <table:table-cell office:value-type="float" office:value="0.713238380809595" calcext:value-type="float">
            <text:p>0.713238380809595</text:p>
          </table:table-cell>
          <table:table-cell office:value-type="float" office:value="0.0501424898628203" calcext:value-type="float">
            <text:p>0.0501424898628203</text:p>
          </table:table-cell>
          <table:table-cell office:value-type="float" office:value="0.709835082458771" calcext:value-type="float">
            <text:p>0.709835082458771</text:p>
          </table:table-cell>
          <table:table-cell office:value-type="float" office:value="0.0290769261356765" calcext:value-type="float">
            <text:p>0.0290769261356765</text:p>
          </table:table-cell>
          <table:table-cell office:value-type="float" office:value="0.690854572713643" calcext:value-type="float">
            <text:p>0.690854572713643</text:p>
          </table:table-cell>
          <table:table-cell office:value-type="float" office:value="0.0356450520776719" calcext:value-type="float">
            <text:p>0.0356450520776719</text:p>
          </table:table-cell>
          <table:table-cell office:value-type="float" office:value="0.702908545727136" calcext:value-type="float">
            <text:p>0.702908545727136</text:p>
          </table:table-cell>
          <table:table-cell office:value-type="float" office:value="0.0252367417695227" calcext:value-type="float">
            <text:p>0.0252367417695227</text:p>
          </table:table-cell>
          <table:table-cell office:value-type="float" office:value="0.69599700149925" calcext:value-type="float">
            <text:p>0.69599700149925</text:p>
          </table:table-cell>
          <table:table-cell office:value-type="float" office:value="0.0292472297526053" calcext:value-type="float">
            <text:p>0.0292472297526053</text:p>
          </table:table-cell>
          <table:table-cell office:value-type="float" office:value="0.709835082458771" calcext:value-type="float">
            <text:p>0.709835082458771</text:p>
          </table:table-cell>
          <table:table-cell office:value-type="float" office:value="0.0348862305810412" calcext:value-type="float">
            <text:p>0.0348862305810412</text:p>
          </table:table-cell>
          <table:table-cell office:value-type="float" office:value="0.708050974512744" calcext:value-type="float">
            <text:p>0.708050974512744</text:p>
          </table:table-cell>
          <table:table-cell office:value-type="float" office:value="0.026452667992476" calcext:value-type="float">
            <text:p>0.026452667992476</text:p>
          </table:table-cell>
          <table:table-cell office:value-type="float" office:value="0.715022488755622" calcext:value-type="float">
            <text:p>0.715022488755622</text:p>
          </table:table-cell>
          <table:table-cell office:value-type="float" office:value="0.0370954885156264" calcext:value-type="float">
            <text:p>0.0370954885156264</text:p>
          </table:table-cell>
          <table:table-cell office:value-type="float" office:value="0.708110944527736" calcext:value-type="float">
            <text:p>0.708110944527736</text:p>
          </table:table-cell>
          <table:table-cell office:value-type="float" office:value="0.0363165900528017" calcext:value-type="float">
            <text:p>0.0363165900528017</text:p>
          </table:table-cell>
          <table:table-cell office:value-type="float" office:value="0.704647676161919" calcext:value-type="float">
            <text:p>0.704647676161919</text:p>
          </table:table-cell>
          <table:table-cell office:value-type="float" office:value="0.0388794677058169" calcext:value-type="float">
            <text:p>0.0388794677058169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lpd</text:p>
          </table:table-cell>
          <table:table-cell office:value-type="float" office:value="0.704662668665667" calcext:value-type="float">
            <text:p>0.704662668665667</text:p>
          </table:table-cell>
          <table:table-cell office:value-type="float" office:value="0.0346846640940949" calcext:value-type="float">
            <text:p>0.0346846640940949</text:p>
          </table:table-cell>
          <table:table-cell office:value-type="float" office:value="0.699430284857571" calcext:value-type="float">
            <text:p>0.699430284857571</text:p>
          </table:table-cell>
          <table:table-cell office:value-type="float" office:value="0.0406641988982163" calcext:value-type="float">
            <text:p>0.0406641988982163</text:p>
          </table:table-cell>
          <table:table-cell office:value-type="float" office:value="0.716731634182908" calcext:value-type="float">
            <text:p>0.716731634182908</text:p>
          </table:table-cell>
          <table:table-cell office:value-type="float" office:value="0.0264233255537346" calcext:value-type="float">
            <text:p>0.0264233255537346</text:p>
          </table:table-cell>
          <table:table-cell office:value-type="float" office:value="0.701184407796102" calcext:value-type="float">
            <text:p>0.701184407796102</text:p>
          </table:table-cell>
          <table:table-cell office:value-type="float" office:value="0.0422666441673989" calcext:value-type="float">
            <text:p>0.0422666441673989</text:p>
          </table:table-cell>
          <table:table-cell office:value-type="float" office:value="0.702863568215892" calcext:value-type="float">
            <text:p>0.702863568215892</text:p>
          </table:table-cell>
          <table:table-cell office:value-type="float" office:value="0.0499724968132435" calcext:value-type="float">
            <text:p>0.0499724968132435</text:p>
          </table:table-cell>
          <table:table-cell office:value-type="float" office:value="0.699460269865067" calcext:value-type="float">
            <text:p>0.699460269865067</text:p>
          </table:table-cell>
          <table:table-cell office:value-type="float" office:value="0.0242415039771112" calcext:value-type="float">
            <text:p>0.0242415039771112</text:p>
          </table:table-cell>
          <table:table-cell office:value-type="float" office:value="0.713253373313343" calcext:value-type="float">
            <text:p>0.713253373313343</text:p>
          </table:table-cell>
          <table:table-cell office:value-type="float" office:value="0.0367345178319173" calcext:value-type="float">
            <text:p>0.0367345178319173</text:p>
          </table:table-cell>
          <table:table-cell office:value-type="float" office:value="0.701154422788606" calcext:value-type="float">
            <text:p>0.701154422788606</text:p>
          </table:table-cell>
          <table:table-cell office:value-type="float" office:value="0.0364560154731089" calcext:value-type="float">
            <text:p>0.0364560154731089</text:p>
          </table:table-cell>
          <table:table-cell office:value-type="float" office:value="0.701139430284858" calcext:value-type="float">
            <text:p>0.701139430284858</text:p>
          </table:table-cell>
          <table:table-cell office:value-type="float" office:value="0.0480514247535314" calcext:value-type="float">
            <text:p>0.0480514247535314</text:p>
          </table:table-cell>
          <table:table-cell office:value-type="float" office:value="0.709790104947526" calcext:value-type="float">
            <text:p>0.709790104947526</text:p>
          </table:table-cell>
          <table:table-cell office:value-type="float" office:value="0.0337944885968646" calcext:value-type="float">
            <text:p>0.0337944885968646</text:p>
          </table:table-cell>
          <table:table-cell office:value-type="float" office:value="0.704617691154423" calcext:value-type="float">
            <text:p>0.704617691154423</text:p>
          </table:table-cell>
          <table:table-cell office:value-type="float" office:value="0.0367479463825364" calcext:value-type="float">
            <text:p>0.0367479463825364</text:p>
          </table:table-cell>
          <table:table-cell office:value-type="float" office:value="0.702968515742129" calcext:value-type="float">
            <text:p>0.702968515742129</text:p>
          </table:table-cell>
          <table:table-cell office:value-type="float" office:value="0.0339195084621287" calcext:value-type="float">
            <text:p>0.0339195084621287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209690546120554" calcext:value-type="float">
            <text:p>0.0209690546120554</text:p>
          </table:table-cell>
          <table:table-cell office:value-type="float" office:value="0.69599700149925" calcext:value-type="float">
            <text:p>0.69599700149925</text:p>
          </table:table-cell>
          <table:table-cell office:value-type="float" office:value="0.0339509294235794" calcext:value-type="float">
            <text:p>0.0339509294235794</text:p>
          </table:table-cell>
          <table:table-cell office:value-type="float" office:value="0.711514242878561" calcext:value-type="float">
            <text:p>0.711514242878561</text:p>
          </table:table-cell>
          <table:table-cell office:value-type="float" office:value="0.0354391441851547" calcext:value-type="float">
            <text:p>0.0354391441851547</text:p>
          </table:table-cell>
          <table:table-cell office:value-type="float" office:value="0.706371814092954" calcext:value-type="float">
            <text:p>0.706371814092954</text:p>
          </table:table-cell>
          <table:table-cell office:value-type="float" office:value="0.033019266428504" calcext:value-type="float">
            <text:p>0.033019266428504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lpd</text:p>
          </table:table-cell>
          <table:table-cell office:value-type="float" office:value="0.721874062968516" calcext:value-type="float">
            <text:p>0.721874062968516</text:p>
          </table:table-cell>
          <table:table-cell office:value-type="float" office:value="0.0348198841907731" calcext:value-type="float">
            <text:p>0.0348198841907731</text:p>
          </table:table-cell>
          <table:table-cell office:value-type="float" office:value="0.699460269865068" calcext:value-type="float">
            <text:p>0.699460269865068</text:p>
          </table:table-cell>
          <table:table-cell office:value-type="float" office:value="0.0471445532161439" calcext:value-type="float">
            <text:p>0.0471445532161439</text:p>
          </table:table-cell>
          <table:table-cell office:value-type="float" office:value="0.714977511244378" calcext:value-type="float">
            <text:p>0.714977511244378</text:p>
          </table:table-cell>
          <table:table-cell office:value-type="float" office:value="0.0456075746627757" calcext:value-type="float">
            <text:p>0.0456075746627757</text:p>
          </table:table-cell>
          <table:table-cell office:value-type="float" office:value="0.699460269865067" calcext:value-type="float">
            <text:p>0.699460269865067</text:p>
          </table:table-cell>
          <table:table-cell office:value-type="float" office:value="0.0190971632626395" calcext:value-type="float">
            <text:p>0.0190971632626395</text:p>
          </table:table-cell>
          <table:table-cell office:value-type="float" office:value="0.701124437781109" calcext:value-type="float">
            <text:p>0.701124437781109</text:p>
          </table:table-cell>
          <table:table-cell office:value-type="float" office:value="0.046234010823713" calcext:value-type="float">
            <text:p>0.046234010823713</text:p>
          </table:table-cell>
          <table:table-cell office:value-type="float" office:value="0.699475262368815" calcext:value-type="float">
            <text:p>0.699475262368815</text:p>
          </table:table-cell>
          <table:table-cell office:value-type="float" office:value="0.0223954837393313" calcext:value-type="float">
            <text:p>0.0223954837393313</text:p>
          </table:table-cell>
          <table:table-cell office:value-type="float" office:value="0.716701649175412" calcext:value-type="float">
            <text:p>0.716701649175412</text:p>
          </table:table-cell>
          <table:table-cell office:value-type="float" office:value="0.0313447953523431" calcext:value-type="float">
            <text:p>0.0313447953523431</text:p>
          </table:table-cell>
          <table:table-cell office:value-type="float" office:value="0.708020989505247" calcext:value-type="float">
            <text:p>0.708020989505247</text:p>
          </table:table-cell>
          <table:table-cell office:value-type="float" office:value="0.037874622497774" calcext:value-type="float">
            <text:p>0.037874622497774</text:p>
          </table:table-cell>
          <table:table-cell office:value-type="float" office:value="0.71496251874063" calcext:value-type="float">
            <text:p>0.71496251874063</text:p>
          </table:table-cell>
          <table:table-cell office:value-type="float" office:value="0.027483890907212" calcext:value-type="float">
            <text:p>0.027483890907212</text:p>
          </table:table-cell>
          <table:table-cell office:value-type="float" office:value="0.704587706146927" calcext:value-type="float">
            <text:p>0.704587706146927</text:p>
          </table:table-cell>
          <table:table-cell office:value-type="float" office:value="0.0371159635245127" calcext:value-type="float">
            <text:p>0.0371159635245127</text:p>
          </table:table-cell>
          <table:table-cell office:value-type="float" office:value="0.709805097451274" calcext:value-type="float">
            <text:p>0.709805097451274</text:p>
          </table:table-cell>
          <table:table-cell office:value-type="float" office:value="0.0341527869732287" calcext:value-type="float">
            <text:p>0.0341527869732287</text:p>
          </table:table-cell>
          <table:table-cell office:value-type="float" office:value="0.704662668665667" calcext:value-type="float">
            <text:p>0.704662668665667</text:p>
          </table:table-cell>
          <table:table-cell office:value-type="float" office:value="0.0372668304078464" calcext:value-type="float">
            <text:p>0.0372668304078464</text:p>
          </table:table-cell>
          <table:table-cell office:value-type="float" office:value="0.702863568215892" calcext:value-type="float">
            <text:p>0.702863568215892</text:p>
          </table:table-cell>
          <table:table-cell office:value-type="float" office:value="0.0267144057506529" calcext:value-type="float">
            <text:p>0.0267144057506529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332948624039885" calcext:value-type="float">
            <text:p>0.0332948624039885</text:p>
          </table:table-cell>
          <table:table-cell office:value-type="float" office:value="0.701139430284858" calcext:value-type="float">
            <text:p>0.701139430284858</text:p>
          </table:table-cell>
          <table:table-cell office:value-type="float" office:value="0.0464791011163372" calcext:value-type="float">
            <text:p>0.0464791011163372</text:p>
          </table:table-cell>
          <table:table-cell office:value-type="float" office:value="0.70808095952024" calcext:value-type="float">
            <text:p>0.70808095952024</text:p>
          </table:table-cell>
          <table:table-cell office:value-type="float" office:value="0.029942407895366" calcext:value-type="float">
            <text:p>0.029942407895366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lpd</text:p>
          </table:table-cell>
          <table:table-cell office:value-type="float" office:value="0.727046476761619" calcext:value-type="float">
            <text:p>0.727046476761619</text:p>
          </table:table-cell>
          <table:table-cell office:value-type="float" office:value="0.0322652213339865" calcext:value-type="float">
            <text:p>0.0322652213339865</text:p>
          </table:table-cell>
          <table:table-cell office:value-type="float" office:value="0.702908545727136" calcext:value-type="float">
            <text:p>0.702908545727136</text:p>
          </table:table-cell>
          <table:table-cell office:value-type="float" office:value="0.0323362448478631" calcext:value-type="float">
            <text:p>0.0323362448478631</text:p>
          </table:table-cell>
          <table:table-cell office:value-type="float" office:value="0.706356821589205" calcext:value-type="float">
            <text:p>0.706356821589205</text:p>
          </table:table-cell>
          <table:table-cell office:value-type="float" office:value="0.0393472326946646" calcext:value-type="float">
            <text:p>0.0393472326946646</text:p>
          </table:table-cell>
          <table:table-cell office:value-type="float" office:value="0.702848575712144" calcext:value-type="float">
            <text:p>0.702848575712144</text:p>
          </table:table-cell>
          <table:table-cell office:value-type="float" office:value="0.0337179292739157" calcext:value-type="float">
            <text:p>0.0337179292739157</text:p>
          </table:table-cell>
          <table:table-cell office:value-type="float" office:value="0.702833583208396" calcext:value-type="float">
            <text:p>0.702833583208396</text:p>
          </table:table-cell>
          <table:table-cell office:value-type="float" office:value="0.051365092404172" calcext:value-type="float">
            <text:p>0.051365092404172</text:p>
          </table:table-cell>
          <table:table-cell office:value-type="float" office:value="0.711499250374813" calcext:value-type="float">
            <text:p>0.711499250374813</text:p>
          </table:table-cell>
          <table:table-cell office:value-type="float" office:value="0.0345708330275415" calcext:value-type="float">
            <text:p>0.0345708330275415</text:p>
          </table:table-cell>
          <table:table-cell office:value-type="float" office:value="0.711544227886057" calcext:value-type="float">
            <text:p>0.711544227886057</text:p>
          </table:table-cell>
          <table:table-cell office:value-type="float" office:value="0.0323270158348744" calcext:value-type="float">
            <text:p>0.0323270158348744</text:p>
          </table:table-cell>
          <table:table-cell office:value-type="float" office:value="0.713223388305847" calcext:value-type="float">
            <text:p>0.713223388305847</text:p>
          </table:table-cell>
          <table:table-cell office:value-type="float" office:value="0.032843448368377" calcext:value-type="float">
            <text:p>0.032843448368377</text:p>
          </table:table-cell>
          <table:table-cell office:value-type="float" office:value="0.713208395802099" calcext:value-type="float">
            <text:p>0.713208395802099</text:p>
          </table:table-cell>
          <table:table-cell office:value-type="float" office:value="0.0347045455368272" calcext:value-type="float">
            <text:p>0.0347045455368272</text:p>
          </table:table-cell>
          <table:table-cell office:value-type="float" office:value="0.708050974512744" calcext:value-type="float">
            <text:p>0.708050974512744</text:p>
          </table:table-cell>
          <table:table-cell office:value-type="float" office:value="0.0398940988805328" calcext:value-type="float">
            <text:p>0.0398940988805328</text:p>
          </table:table-cell>
          <table:table-cell office:value-type="float" office:value="0.701169415292354" calcext:value-type="float">
            <text:p>0.701169415292354</text:p>
          </table:table-cell>
          <table:table-cell office:value-type="float" office:value="0.033059856097332" calcext:value-type="float">
            <text:p>0.033059856097332</text:p>
          </table:table-cell>
          <table:table-cell office:value-type="float" office:value="0.706386806596702" calcext:value-type="float">
            <text:p>0.706386806596702</text:p>
          </table:table-cell>
          <table:table-cell office:value-type="float" office:value="0.0426854578126935" calcext:value-type="float">
            <text:p>0.0426854578126935</text:p>
          </table:table-cell>
          <table:table-cell office:value-type="float" office:value="0.697676161919041" calcext:value-type="float">
            <text:p>0.697676161919041</text:p>
          </table:table-cell>
          <table:table-cell office:value-type="float" office:value="0.0332693421059622" calcext:value-type="float">
            <text:p>0.0332693421059622</text:p>
          </table:table-cell>
          <table:table-cell office:value-type="float" office:value="0.706311844077961" calcext:value-type="float">
            <text:p>0.706311844077961</text:p>
          </table:table-cell>
          <table:table-cell office:value-type="float" office:value="0.03794164034456" calcext:value-type="float">
            <text:p>0.03794164034456</text:p>
          </table:table-cell>
          <table:table-cell office:value-type="float" office:value="0.709790104947526" calcext:value-type="float">
            <text:p>0.709790104947526</text:p>
          </table:table-cell>
          <table:table-cell office:value-type="float" office:value="0.0332401762097948" calcext:value-type="float">
            <text:p>0.0332401762097948</text:p>
          </table:table-cell>
          <table:table-cell office:value-type="float" office:value="0.706341829085457" calcext:value-type="float">
            <text:p>0.706341829085457</text:p>
          </table:table-cell>
          <table:table-cell office:value-type="float" office:value="0.0316783213819074" calcext:value-type="float">
            <text:p>0.03167832138190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lpd</text:p>
          </table:table-cell>
          <table:table-cell office:value-type="float" office:value="0.718098950524738" calcext:value-type="float">
            <text:p>0.718098950524738</text:p>
          </table:table-cell>
          <table:table-cell office:value-type="float" office:value="0.0380692278832954" calcext:value-type="float">
            <text:p>0.0380692278832954</text:p>
          </table:table-cell>
          <table:table-cell office:value-type="float" office:value="0.698068965517241" calcext:value-type="float">
            <text:p>0.698068965517241</text:p>
          </table:table-cell>
          <table:table-cell office:value-type="float" office:value="0.0378935591126473" calcext:value-type="float">
            <text:p>0.0378935591126473</text:p>
          </table:table-cell>
          <table:table-cell office:value-type="float" office:value="0.716362818590705" calcext:value-type="float">
            <text:p>0.716362818590705</text:p>
          </table:table-cell>
          <table:table-cell office:value-type="float" office:value="0.0382874194166844" calcext:value-type="float">
            <text:p>0.0382874194166844</text:p>
          </table:table-cell>
          <table:table-cell office:value-type="float" office:value="0.708104947526237" calcext:value-type="float">
            <text:p>0.708104947526237</text:p>
          </table:table-cell>
          <table:table-cell office:value-type="float" office:value="0.033850824715166" calcext:value-type="float">
            <text:p>0.033850824715166</text:p>
          </table:table-cell>
          <table:table-cell office:value-type="float" office:value="0.703898050974513" calcext:value-type="float">
            <text:p>0.703898050974513</text:p>
          </table:table-cell>
          <table:table-cell office:value-type="float" office:value="0.0446772240290615" calcext:value-type="float">
            <text:p>0.0446772240290615</text:p>
          </table:table-cell>
          <table:table-cell office:value-type="float" office:value="0.701886056971514" calcext:value-type="float">
            <text:p>0.701886056971514</text:p>
          </table:table-cell>
          <table:table-cell office:value-type="float" office:value="0.0339378748241903" calcext:value-type="float">
            <text:p>0.0339378748241903</text:p>
          </table:table-cell>
          <table:table-cell office:value-type="float" office:value="0.713589205397301" calcext:value-type="float">
            <text:p>0.713589205397301</text:p>
          </table:table-cell>
          <table:table-cell office:value-type="float" office:value="0.0370506728837565" calcext:value-type="float">
            <text:p>0.0370506728837565</text:p>
          </table:table-cell>
          <table:table-cell office:value-type="float" office:value="0.705670164917541" calcext:value-type="float">
            <text:p>0.705670164917541</text:p>
          </table:table-cell>
          <table:table-cell office:value-type="float" office:value="0.034344559584605" calcext:value-type="float">
            <text:p>0.034344559584605</text:p>
          </table:table-cell>
          <table:table-cell office:value-type="float" office:value="0.706347826086956" calcext:value-type="float">
            <text:p>0.706347826086956</text:p>
          </table:table-cell>
          <table:table-cell office:value-type="float" office:value="0.0377560333885786" calcext:value-type="float">
            <text:p>0.0377560333885786</text:p>
          </table:table-cell>
          <table:table-cell office:value-type="float" office:value="0.705646176911544" calcext:value-type="float">
            <text:p>0.705646176911544</text:p>
          </table:table-cell>
          <table:table-cell office:value-type="float" office:value="0.0320046367717215" calcext:value-type="float">
            <text:p>0.0320046367717215</text:p>
          </table:table-cell>
          <table:table-cell office:value-type="float" office:value="0.705319340329835" calcext:value-type="float">
            <text:p>0.705319340329835</text:p>
          </table:table-cell>
          <table:table-cell office:value-type="float" office:value="0.0301603718629858" calcext:value-type="float">
            <text:p>0.0301603718629858</text:p>
          </table:table-cell>
          <table:table-cell office:value-type="float" office:value="0.707088455772114" calcext:value-type="float">
            <text:p>0.707088455772114</text:p>
          </table:table-cell>
          <table:table-cell office:value-type="float" office:value="0.0363441965122237" calcext:value-type="float">
            <text:p>0.0363441965122237</text:p>
          </table:table-cell>
          <table:table-cell office:value-type="float" office:value="0.7008035982009" calcext:value-type="float">
            <text:p>0.7008035982009</text:p>
          </table:table-cell>
          <table:table-cell office:value-type="float" office:value="0.0270801429234906" calcext:value-type="float">
            <text:p>0.0270801429234906</text:p>
          </table:table-cell>
          <table:table-cell office:value-type="float" office:value="0.706362818590705" calcext:value-type="float">
            <text:p>0.706362818590705</text:p>
          </table:table-cell>
          <table:table-cell office:value-type="float" office:value="0.033626426837734" calcext:value-type="float">
            <text:p>0.033626426837734</text:p>
          </table:table-cell>
          <table:table-cell office:value-type="float" office:value="0.703253373313343" calcext:value-type="float">
            <text:p>0.703253373313343</text:p>
          </table:table-cell>
          <table:table-cell office:value-type="float" office:value="0.0406151802328528" calcext:value-type="float">
            <text:p>0.0406151802328528</text:p>
          </table:table-cell>
          <table:table-cell office:value-type="float" office:value="0.707394302848576" calcext:value-type="float">
            <text:p>0.707394302848576</text:p>
          </table:table-cell>
          <table:table-cell office:value-type="float" office:value="0.0364915544422946" calcext:value-type="float">
            <text:p>0.036491554442294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675262368815592" calcext:value-type="float">
            <text:p>0.675262368815592</text:p>
          </table:table-cell>
          <table:table-cell office:value-type="float" office:value="0.0282537601562746" calcext:value-type="float">
            <text:p>0.0282537601562746</text:p>
          </table:table-cell>
          <table:table-cell office:value-type="float" office:value="0.689130434782609" calcext:value-type="float">
            <text:p>0.689130434782609</text:p>
          </table:table-cell>
          <table:table-cell office:value-type="float" office:value="0.0290638105509237" calcext:value-type="float">
            <text:p>0.0290638105509237</text:p>
          </table:table-cell>
          <table:table-cell office:value-type="float" office:value="0.689070464767616" calcext:value-type="float">
            <text:p>0.689070464767616</text:p>
          </table:table-cell>
          <table:table-cell office:value-type="float" office:value="0.0600557717052321" calcext:value-type="float">
            <text:p>0.0600557717052321</text:p>
          </table:table-cell>
          <table:table-cell office:value-type="float" office:value="0.673613193403298" calcext:value-type="float">
            <text:p>0.673613193403298</text:p>
          </table:table-cell>
          <table:table-cell office:value-type="float" office:value="0.032590811756518" calcext:value-type="float">
            <text:p>0.032590811756518</text:p>
          </table:table-cell>
          <table:table-cell office:value-type="float" office:value="0.730524737631184" calcext:value-type="float">
            <text:p>0.730524737631184</text:p>
          </table:table-cell>
          <table:table-cell office:value-type="float" office:value="0.0324066792049831" calcext:value-type="float">
            <text:p>0.0324066792049831</text:p>
          </table:table-cell>
          <table:table-cell office:value-type="float" office:value="0.69424287856072" calcext:value-type="float">
            <text:p>0.69424287856072</text:p>
          </table:table-cell>
          <table:table-cell office:value-type="float" office:value="0.0310026616950313" calcext:value-type="float">
            <text:p>0.0310026616950313</text:p>
          </table:table-cell>
          <table:table-cell office:value-type="float" office:value="0.70119940029985" calcext:value-type="float">
            <text:p>0.70119940029985</text:p>
          </table:table-cell>
          <table:table-cell office:value-type="float" office:value="0.0234181396812716" calcext:value-type="float">
            <text:p>0.0234181396812716</text:p>
          </table:table-cell>
          <table:table-cell office:value-type="float" office:value="0.711529235382309" calcext:value-type="float">
            <text:p>0.711529235382309</text:p>
          </table:table-cell>
          <table:table-cell office:value-type="float" office:value="0.0254661589196048" calcext:value-type="float">
            <text:p>0.0254661589196048</text:p>
          </table:table-cell>
          <table:table-cell office:value-type="float" office:value="0.701154422788606" calcext:value-type="float">
            <text:p>0.701154422788606</text:p>
          </table:table-cell>
          <table:table-cell office:value-type="float" office:value="0.0544426252770114" calcext:value-type="float">
            <text:p>0.0544426252770114</text:p>
          </table:table-cell>
          <table:table-cell office:value-type="float" office:value="0.699385307346327" calcext:value-type="float">
            <text:p>0.699385307346327</text:p>
          </table:table-cell>
          <table:table-cell office:value-type="float" office:value="0.0567465623198603" calcext:value-type="float">
            <text:p>0.0567465623198603</text:p>
          </table:table-cell>
          <table:table-cell office:value-type="float" office:value="0.690839580209895" calcext:value-type="float">
            <text:p>0.690839580209895</text:p>
          </table:table-cell>
          <table:table-cell office:value-type="float" office:value="0.0406645374619195" calcext:value-type="float">
            <text:p>0.0406645374619195</text:p>
          </table:table-cell>
          <table:table-cell office:value-type="float" office:value="0.696011994002999" calcext:value-type="float">
            <text:p>0.696011994002999</text:p>
          </table:table-cell>
          <table:table-cell office:value-type="float" office:value="0.0466990139820278" calcext:value-type="float">
            <text:p>0.0466990139820278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42159156463071" calcext:value-type="float">
            <text:p>0.042159156463071</text:p>
          </table:table-cell>
          <table:table-cell office:value-type="float" office:value="0.706371814092954" calcext:value-type="float">
            <text:p>0.706371814092954</text:p>
          </table:table-cell>
          <table:table-cell office:value-type="float" office:value="0.0351980757391384" calcext:value-type="float">
            <text:p>0.0351980757391384</text:p>
          </table:table-cell>
          <table:table-cell office:value-type="float" office:value="0.709775112443778" calcext:value-type="float">
            <text:p>0.709775112443778</text:p>
          </table:table-cell>
          <table:table-cell office:value-type="float" office:value="0.0385998962177876" calcext:value-type="float">
            <text:p>0.0385998962177876</text:p>
          </table:table-cell>
          <table:table-cell office:value-type="float" office:value="0.715067466266867" calcext:value-type="float">
            <text:p>0.715067466266867</text:p>
          </table:table-cell>
          <table:table-cell office:value-type="float" office:value="0.0213304263123492" calcext:value-type="float">
            <text:p>0.021330426312349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695967016491754" calcext:value-type="float">
            <text:p>0.695967016491754</text:p>
          </table:table-cell>
          <table:table-cell office:value-type="float" office:value="0.0442665066557955" calcext:value-type="float">
            <text:p>0.0442665066557955</text:p>
          </table:table-cell>
          <table:table-cell office:value-type="float" office:value="0.706311844077961" calcext:value-type="float">
            <text:p>0.706311844077961</text:p>
          </table:table-cell>
          <table:table-cell office:value-type="float" office:value="0.0446871373889279" calcext:value-type="float">
            <text:p>0.0446871373889279</text:p>
          </table:table-cell>
          <table:table-cell office:value-type="float" office:value="0.687286356821589" calcext:value-type="float">
            <text:p>0.687286356821589</text:p>
          </table:table-cell>
          <table:table-cell office:value-type="float" office:value="0.0487654260332779" calcext:value-type="float">
            <text:p>0.0487654260332779</text:p>
          </table:table-cell>
          <table:table-cell office:value-type="float" office:value="0.68904047976012" calcext:value-type="float">
            <text:p>0.68904047976012</text:p>
          </table:table-cell>
          <table:table-cell office:value-type="float" office:value="0.0443079345731167" calcext:value-type="float">
            <text:p>0.0443079345731167</text:p>
          </table:table-cell>
          <table:table-cell office:value-type="float" office:value="0.706356821589205" calcext:value-type="float">
            <text:p>0.706356821589205</text:p>
          </table:table-cell>
          <table:table-cell office:value-type="float" office:value="0.0383912546108784" calcext:value-type="float">
            <text:p>0.0383912546108784</text:p>
          </table:table-cell>
          <table:table-cell office:value-type="float" office:value="0.711484257871064" calcext:value-type="float">
            <text:p>0.711484257871064</text:p>
          </table:table-cell>
          <table:table-cell office:value-type="float" office:value="0.0540239899615047" calcext:value-type="float">
            <text:p>0.0540239899615047</text:p>
          </table:table-cell>
          <table:table-cell office:value-type="float" office:value="0.70808095952024" calcext:value-type="float">
            <text:p>0.70808095952024</text:p>
          </table:table-cell>
          <table:table-cell office:value-type="float" office:value="0.0317493657538016" calcext:value-type="float">
            <text:p>0.0317493657538016</text:p>
          </table:table-cell>
          <table:table-cell office:value-type="float" office:value="0.708065967016492" calcext:value-type="float">
            <text:p>0.708065967016492</text:p>
          </table:table-cell>
          <table:table-cell office:value-type="float" office:value="0.0347355880155345" calcext:value-type="float">
            <text:p>0.0347355880155345</text:p>
          </table:table-cell>
          <table:table-cell office:value-type="float" office:value="0.701184407796102" calcext:value-type="float">
            <text:p>0.701184407796102</text:p>
          </table:table-cell>
          <table:table-cell office:value-type="float" office:value="0.044826533209316" calcext:value-type="float">
            <text:p>0.044826533209316</text:p>
          </table:table-cell>
          <table:table-cell office:value-type="float" office:value="0.699445277361319" calcext:value-type="float">
            <text:p>0.699445277361319</text:p>
          </table:table-cell>
          <table:table-cell office:value-type="float" office:value="0.0305695735993364" calcext:value-type="float">
            <text:p>0.0305695735993364</text:p>
          </table:table-cell>
          <table:table-cell office:value-type="float" office:value="0.701214392803598" calcext:value-type="float">
            <text:p>0.701214392803598</text:p>
          </table:table-cell>
          <table:table-cell office:value-type="float" office:value="0.0415484924961422" calcext:value-type="float">
            <text:p>0.0415484924961422</text:p>
          </table:table-cell>
          <table:table-cell office:value-type="float" office:value="0.702848575712144" calcext:value-type="float">
            <text:p>0.702848575712144</text:p>
          </table:table-cell>
          <table:table-cell office:value-type="float" office:value="0.0325972769474689" calcext:value-type="float">
            <text:p>0.0325972769474689</text:p>
          </table:table-cell>
          <table:table-cell office:value-type="float" office:value="0.69767616191904" calcext:value-type="float">
            <text:p>0.69767616191904</text:p>
          </table:table-cell>
          <table:table-cell office:value-type="float" office:value="0.0447062032131237" calcext:value-type="float">
            <text:p>0.0447062032131237</text:p>
          </table:table-cell>
          <table:table-cell office:value-type="float" office:value="0.706341829085457" calcext:value-type="float">
            <text:p>0.706341829085457</text:p>
          </table:table-cell>
          <table:table-cell office:value-type="float" office:value="0.0292383902654338" calcext:value-type="float">
            <text:p>0.0292383902654338</text:p>
          </table:table-cell>
          <table:table-cell office:value-type="float" office:value="0.713268365817091" calcext:value-type="float">
            <text:p>0.713268365817091</text:p>
          </table:table-cell>
          <table:table-cell office:value-type="float" office:value="0.0279241671039938" calcext:value-type="float">
            <text:p>0.0279241671039938</text:p>
          </table:table-cell>
          <table:table-cell office:value-type="float" office:value="0.697736131934033" calcext:value-type="float">
            <text:p>0.697736131934033</text:p>
          </table:table-cell>
          <table:table-cell office:value-type="float" office:value="0.0165286319315167" calcext:value-type="float">
            <text:p>0.016528631931516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8065967016492" calcext:value-type="float">
            <text:p>0.708065967016492</text:p>
          </table:table-cell>
          <table:table-cell office:value-type="float" office:value="0.0397258420356187" calcext:value-type="float">
            <text:p>0.0397258420356187</text:p>
          </table:table-cell>
          <table:table-cell office:value-type="float" office:value="0.701139430284858" calcext:value-type="float">
            <text:p>0.701139430284858</text:p>
          </table:table-cell>
          <table:table-cell office:value-type="float" office:value="0.0472718005867504" calcext:value-type="float">
            <text:p>0.0472718005867504</text:p>
          </table:table-cell>
          <table:table-cell office:value-type="float" office:value="0.694227886056972" calcext:value-type="float">
            <text:p>0.694227886056972</text:p>
          </table:table-cell>
          <table:table-cell office:value-type="float" office:value="0.0267438700753041" calcext:value-type="float">
            <text:p>0.0267438700753041</text:p>
          </table:table-cell>
          <table:table-cell office:value-type="float" office:value="0.695952023988006" calcext:value-type="float">
            <text:p>0.695952023988006</text:p>
          </table:table-cell>
          <table:table-cell office:value-type="float" office:value="0.0328933020945752" calcext:value-type="float">
            <text:p>0.0328933020945752</text:p>
          </table:table-cell>
          <table:table-cell office:value-type="float" office:value="0.701154422788606" calcext:value-type="float">
            <text:p>0.701154422788606</text:p>
          </table:table-cell>
          <table:table-cell office:value-type="float" office:value="0.0364560154731089" calcext:value-type="float">
            <text:p>0.0364560154731089</text:p>
          </table:table-cell>
          <table:table-cell office:value-type="float" office:value="0.701109445277361" calcext:value-type="float">
            <text:p>0.701109445277361</text:p>
          </table:table-cell>
          <table:table-cell office:value-type="float" office:value="0.0360281828300356" calcext:value-type="float">
            <text:p>0.0360281828300356</text:p>
          </table:table-cell>
          <table:table-cell office:value-type="float" office:value="0.720149925037481" calcext:value-type="float">
            <text:p>0.720149925037481</text:p>
          </table:table-cell>
          <table:table-cell office:value-type="float" office:value="0.0226169136894044" calcext:value-type="float">
            <text:p>0.0226169136894044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332948624039886" calcext:value-type="float">
            <text:p>0.0332948624039886</text:p>
          </table:table-cell>
          <table:table-cell office:value-type="float" office:value="0.711499250374813" calcext:value-type="float">
            <text:p>0.711499250374813</text:p>
          </table:table-cell>
          <table:table-cell office:value-type="float" office:value="0.0495834592222214" calcext:value-type="float">
            <text:p>0.0495834592222214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22671954954396" calcext:value-type="float">
            <text:p>0.022671954954396</text:p>
          </table:table-cell>
          <table:table-cell office:value-type="float" office:value="0.706341829085457" calcext:value-type="float">
            <text:p>0.706341829085457</text:p>
          </table:table-cell>
          <table:table-cell office:value-type="float" office:value="0.0404376620452665" calcext:value-type="float">
            <text:p>0.0404376620452665</text:p>
          </table:table-cell>
          <table:table-cell office:value-type="float" office:value="0.699385307346327" calcext:value-type="float">
            <text:p>0.699385307346327</text:p>
          </table:table-cell>
          <table:table-cell office:value-type="float" office:value="0.0342997719602461" calcext:value-type="float">
            <text:p>0.0342997719602461</text:p>
          </table:table-cell>
          <table:table-cell office:value-type="float" office:value="0.699430284857571" calcext:value-type="float">
            <text:p>0.699430284857571</text:p>
          </table:table-cell>
          <table:table-cell office:value-type="float" office:value="0.0406641988982163" calcext:value-type="float">
            <text:p>0.0406641988982163</text:p>
          </table:table-cell>
          <table:table-cell office:value-type="float" office:value="0.69424287856072" calcext:value-type="float">
            <text:p>0.69424287856072</text:p>
          </table:table-cell>
          <table:table-cell office:value-type="float" office:value="0.0285049548660399" calcext:value-type="float">
            <text:p>0.0285049548660399</text:p>
          </table:table-cell>
          <table:table-cell office:value-type="float" office:value="0.714947526236881" calcext:value-type="float">
            <text:p>0.714947526236881</text:p>
          </table:table-cell>
          <table:table-cell office:value-type="float" office:value="0.0283932649753364" calcext:value-type="float">
            <text:p>0.0283932649753364</text:p>
          </table:table-cell>
          <table:table-cell office:value-type="float" office:value="0.709835082458771" calcext:value-type="float">
            <text:p>0.709835082458771</text:p>
          </table:table-cell>
          <table:table-cell office:value-type="float" office:value="0.0354147882842602" calcext:value-type="float">
            <text:p>0.035414788284260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4632683658171" calcext:value-type="float">
            <text:p>0.704632683658171</text:p>
          </table:table-cell>
          <table:table-cell office:value-type="float" office:value="0.032828123155439" calcext:value-type="float">
            <text:p>0.032828123155439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343927921610231" calcext:value-type="float">
            <text:p>0.0343927921610231</text:p>
          </table:table-cell>
          <table:table-cell office:value-type="float" office:value="0.68904047976012" calcext:value-type="float">
            <text:p>0.68904047976012</text:p>
          </table:table-cell>
          <table:table-cell office:value-type="float" office:value="0.0327322101998328" calcext:value-type="float">
            <text:p>0.0327322101998328</text:p>
          </table:table-cell>
          <table:table-cell office:value-type="float" office:value="0.697661169415292" calcext:value-type="float">
            <text:p>0.697661169415292</text:p>
          </table:table-cell>
          <table:table-cell office:value-type="float" office:value="0.0381605388028209" calcext:value-type="float">
            <text:p>0.0381605388028209</text:p>
          </table:table-cell>
          <table:table-cell office:value-type="float" office:value="0.701124437781109" calcext:value-type="float">
            <text:p>0.701124437781109</text:p>
          </table:table-cell>
          <table:table-cell office:value-type="float" office:value="0.037341944988702" calcext:value-type="float">
            <text:p>0.037341944988702</text:p>
          </table:table-cell>
          <table:table-cell office:value-type="float" office:value="0.695982008995502" calcext:value-type="float">
            <text:p>0.695982008995502</text:p>
          </table:table-cell>
          <table:table-cell office:value-type="float" office:value="0.0377586660808691" calcext:value-type="float">
            <text:p>0.0377586660808691</text:p>
          </table:table-cell>
          <table:table-cell office:value-type="float" office:value="0.713238380809595" calcext:value-type="float">
            <text:p>0.713238380809595</text:p>
          </table:table-cell>
          <table:table-cell office:value-type="float" office:value="0.0208185774245198" calcext:value-type="float">
            <text:p>0.0208185774245198</text:p>
          </table:table-cell>
          <table:table-cell office:value-type="float" office:value="0.699415292353823" calcext:value-type="float">
            <text:p>0.699415292353823</text:p>
          </table:table-cell>
          <table:table-cell office:value-type="float" office:value="0.043902232854365" calcext:value-type="float">
            <text:p>0.043902232854365</text:p>
          </table:table-cell>
          <table:table-cell office:value-type="float" office:value="0.699400299850075" calcext:value-type="float">
            <text:p>0.699400299850075</text:p>
          </table:table-cell>
          <table:table-cell office:value-type="float" office:value="0.0400918094188728" calcext:value-type="float">
            <text:p>0.0400918094188728</text:p>
          </table:table-cell>
          <table:table-cell office:value-type="float" office:value="0.695967016491754" calcext:value-type="float">
            <text:p>0.695967016491754</text:p>
          </table:table-cell>
          <table:table-cell office:value-type="float" office:value="0.0249365272071563" calcext:value-type="float">
            <text:p>0.0249365272071563</text:p>
          </table:table-cell>
          <table:table-cell office:value-type="float" office:value="0.702863568215892" calcext:value-type="float">
            <text:p>0.702863568215892</text:p>
          </table:table-cell>
          <table:table-cell office:value-type="float" office:value="0.0381683425880465" calcext:value-type="float">
            <text:p>0.0381683425880465</text:p>
          </table:table-cell>
          <table:table-cell office:value-type="float" office:value="0.699430284857571" calcext:value-type="float">
            <text:p>0.699430284857571</text:p>
          </table:table-cell>
          <table:table-cell office:value-type="float" office:value="0.024761845856126" calcext:value-type="float">
            <text:p>0.024761845856126</text:p>
          </table:table-cell>
          <table:table-cell office:value-type="float" office:value="0.702863568215892" calcext:value-type="float">
            <text:p>0.702863568215892</text:p>
          </table:table-cell>
          <table:table-cell office:value-type="float" office:value="0.0461049778993077" calcext:value-type="float">
            <text:p>0.0461049778993077</text:p>
          </table:table-cell>
          <table:table-cell office:value-type="float" office:value="0.695952023988006" calcext:value-type="float">
            <text:p>0.695952023988006</text:p>
          </table:table-cell>
          <table:table-cell office:value-type="float" office:value="0.0305505604273209" calcext:value-type="float">
            <text:p>0.0305505604273209</text:p>
          </table:table-cell>
          <table:table-cell office:value-type="float" office:value="0.70976011994003" calcext:value-type="float">
            <text:p>0.70976011994003</text:p>
          </table:table-cell>
          <table:table-cell office:value-type="float" office:value="0.033095650644426" calcext:value-type="float">
            <text:p>0.033095650644426</text:p>
          </table:table-cell>
          <table:table-cell office:value-type="float" office:value="0.709820089955022" calcext:value-type="float">
            <text:p>0.709820089955022</text:p>
          </table:table-cell>
          <table:table-cell office:value-type="float" office:value="0.0360954452543751" calcext:value-type="float">
            <text:p>0.036095445254375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14977511244378" calcext:value-type="float">
            <text:p>0.714977511244378</text:p>
          </table:table-cell>
          <table:table-cell office:value-type="float" office:value="0.0316617223113985" calcext:value-type="float">
            <text:p>0.0316617223113985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479333756853539" calcext:value-type="float">
            <text:p>0.0479333756853539</text:p>
          </table:table-cell>
          <table:table-cell office:value-type="float" office:value="0.687316341829085" calcext:value-type="float">
            <text:p>0.687316341829085</text:p>
          </table:table-cell>
          <table:table-cell office:value-type="float" office:value="0.0323489282701372" calcext:value-type="float">
            <text:p>0.0323489282701372</text:p>
          </table:table-cell>
          <table:table-cell office:value-type="float" office:value="0.689025487256372" calcext:value-type="float">
            <text:p>0.689025487256372</text:p>
          </table:table-cell>
          <table:table-cell office:value-type="float" office:value="0.041898971941675" calcext:value-type="float">
            <text:p>0.041898971941675</text:p>
          </table:table-cell>
          <table:table-cell office:value-type="float" office:value="0.708035982008995" calcext:value-type="float">
            <text:p>0.708035982008995</text:p>
          </table:table-cell>
          <table:table-cell office:value-type="float" office:value="0.0436216616192601" calcext:value-type="float">
            <text:p>0.0436216616192601</text:p>
          </table:table-cell>
          <table:table-cell office:value-type="float" office:value="0.694227886056972" calcext:value-type="float">
            <text:p>0.694227886056972</text:p>
          </table:table-cell>
          <table:table-cell office:value-type="float" office:value="0.0376993281484871" calcext:value-type="float">
            <text:p>0.0376993281484871</text:p>
          </table:table-cell>
          <table:table-cell office:value-type="float" office:value="0.713223388305847" calcext:value-type="float">
            <text:p>0.713223388305847</text:p>
          </table:table-cell>
          <table:table-cell office:value-type="float" office:value="0.0304968772248021" calcext:value-type="float">
            <text:p>0.0304968772248021</text:p>
          </table:table-cell>
          <table:table-cell office:value-type="float" office:value="0.695982008995502" calcext:value-type="float">
            <text:p>0.695982008995502</text:p>
          </table:table-cell>
          <table:table-cell office:value-type="float" office:value="0.0362524816945044" calcext:value-type="float">
            <text:p>0.0362524816945044</text:p>
          </table:table-cell>
          <table:table-cell office:value-type="float" office:value="0.694227886056972" calcext:value-type="float">
            <text:p>0.694227886056972</text:p>
          </table:table-cell>
          <table:table-cell office:value-type="float" office:value="0.0496151932847033" calcext:value-type="float">
            <text:p>0.0496151932847033</text:p>
          </table:table-cell>
          <table:table-cell office:value-type="float" office:value="0.699460269865067" calcext:value-type="float">
            <text:p>0.699460269865067</text:p>
          </table:table-cell>
          <table:table-cell office:value-type="float" office:value="0.0190971632626395" calcext:value-type="float">
            <text:p>0.0190971632626395</text:p>
          </table:table-cell>
          <table:table-cell office:value-type="float" office:value="0.695982008995502" calcext:value-type="float">
            <text:p>0.695982008995502</text:p>
          </table:table-cell>
          <table:table-cell office:value-type="float" office:value="0.0288303059845053" calcext:value-type="float">
            <text:p>0.0288303059845053</text:p>
          </table:table-cell>
          <table:table-cell office:value-type="float" office:value="0.699445277361319" calcext:value-type="float">
            <text:p>0.699445277361319</text:p>
          </table:table-cell>
          <table:table-cell office:value-type="float" office:value="0.0184382349751508" calcext:value-type="float">
            <text:p>0.0184382349751508</text:p>
          </table:table-cell>
          <table:table-cell office:value-type="float" office:value="0.701124437781109" calcext:value-type="float">
            <text:p>0.701124437781109</text:p>
          </table:table-cell>
          <table:table-cell office:value-type="float" office:value="0.040675888078775" calcext:value-type="float">
            <text:p>0.040675888078775</text:p>
          </table:table-cell>
          <table:table-cell office:value-type="float" office:value="0.694227886056972" calcext:value-type="float">
            <text:p>0.694227886056972</text:p>
          </table:table-cell>
          <table:table-cell office:value-type="float" office:value="0.0280989479649246" calcext:value-type="float">
            <text:p>0.0280989479649246</text:p>
          </table:table-cell>
          <table:table-cell office:value-type="float" office:value="0.716686656671664" calcext:value-type="float">
            <text:p>0.716686656671664</text:p>
          </table:table-cell>
          <table:table-cell office:value-type="float" office:value="0.0327090770858069" calcext:value-type="float">
            <text:p>0.0327090770858069</text:p>
          </table:table-cell>
          <table:table-cell office:value-type="float" office:value="0.71671664167916" calcext:value-type="float">
            <text:p>0.71671664167916</text:p>
          </table:table-cell>
          <table:table-cell office:value-type="float" office:value="0.0334470628652081" calcext:value-type="float">
            <text:p>0.03344706286520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699781109445277" calcext:value-type="float">
            <text:p>0.699781109445277</text:p>
          </table:table-cell>
          <table:table-cell office:value-type="float" office:value="0.0353471908629053" calcext:value-type="float">
            <text:p>0.0353471908629053</text:p>
          </table:table-cell>
          <table:table-cell office:value-type="float" office:value="0.700467766116941" calcext:value-type="float">
            <text:p>0.700467766116941</text:p>
          </table:table-cell>
          <table:table-cell office:value-type="float" office:value="0.0406697832745958" calcext:value-type="float">
            <text:p>0.0406697832745958</text:p>
          </table:table-cell>
          <table:table-cell office:value-type="float" office:value="0.689388305847076" calcext:value-type="float">
            <text:p>0.689388305847076</text:p>
          </table:table-cell>
          <table:table-cell office:value-type="float" office:value="0.0401292412567568" calcext:value-type="float">
            <text:p>0.0401292412567568</text:p>
          </table:table-cell>
          <table:table-cell office:value-type="float" office:value="0.689058470764618" calcext:value-type="float">
            <text:p>0.689058470764618</text:p>
          </table:table-cell>
          <table:table-cell office:value-type="float" office:value="0.0379703118337412" calcext:value-type="float">
            <text:p>0.0379703118337412</text:p>
          </table:table-cell>
          <table:table-cell office:value-type="float" office:value="0.70943928035982" calcext:value-type="float">
            <text:p>0.70943928035982</text:p>
          </table:table-cell>
          <table:table-cell office:value-type="float" office:value="0.0376435111793865" calcext:value-type="float">
            <text:p>0.0376435111793865</text:p>
          </table:table-cell>
          <table:table-cell office:value-type="float" office:value="0.699409295352324" calcext:value-type="float">
            <text:p>0.699409295352324</text:p>
          </table:table-cell>
          <table:table-cell office:value-type="float" office:value="0.0393025657431856" calcext:value-type="float">
            <text:p>0.0393025657431856</text:p>
          </table:table-cell>
          <table:table-cell office:value-type="float" office:value="0.711178410794603" calcext:value-type="float">
            <text:p>0.711178410794603</text:p>
          </table:table-cell>
          <table:table-cell office:value-type="float" office:value="0.0258199747547599" calcext:value-type="float">
            <text:p>0.0258199747547599</text:p>
          </table:table-cell>
          <table:table-cell office:value-type="float" office:value="0.703574212893553" calcext:value-type="float">
            <text:p>0.703574212893553</text:p>
          </table:table-cell>
          <table:table-cell office:value-type="float" office:value="0.0347302647775995" calcext:value-type="float">
            <text:p>0.0347302647775995</text:p>
          </table:table-cell>
          <table:table-cell office:value-type="float" office:value="0.701493253373313" calcext:value-type="float">
            <text:p>0.701493253373313</text:p>
          </table:table-cell>
          <table:table-cell office:value-type="float" office:value="0.047711924082425" calcext:value-type="float">
            <text:p>0.047711924082425</text:p>
          </table:table-cell>
          <table:table-cell office:value-type="float" office:value="0.699427286356822" calcext:value-type="float">
            <text:p>0.699427286356822</text:p>
          </table:table-cell>
          <table:table-cell office:value-type="float" office:value="0.0308043562686777" calcext:value-type="float">
            <text:p>0.0308043562686777</text:p>
          </table:table-cell>
          <table:table-cell office:value-type="float" office:value="0.699448275862069" calcext:value-type="float">
            <text:p>0.699448275862069</text:p>
          </table:table-cell>
          <table:table-cell office:value-type="float" office:value="0.037929868115176" calcext:value-type="float">
            <text:p>0.037929868115176</text:p>
          </table:table-cell>
          <table:table-cell office:value-type="float" office:value="0.699424287856072" calcext:value-type="float">
            <text:p>0.699424287856072</text:p>
          </table:table-cell>
          <table:table-cell office:value-type="float" office:value="0.0313592287442039" calcext:value-type="float">
            <text:p>0.0313592287442039</text:p>
          </table:table-cell>
          <table:table-cell office:value-type="float" office:value="0.700794602698651" calcext:value-type="float">
            <text:p>0.700794602698651</text:p>
          </table:table-cell>
          <table:table-cell office:value-type="float" office:value="0.0428620849104987" calcext:value-type="float">
            <text:p>0.0428620849104987</text:p>
          </table:table-cell>
          <table:table-cell office:value-type="float" office:value="0.699427286356822" calcext:value-type="float">
            <text:p>0.699427286356822</text:p>
          </table:table-cell>
          <table:table-cell office:value-type="float" office:value="0.0303181858525715" calcext:value-type="float">
            <text:p>0.0303181858525715</text:p>
          </table:table-cell>
          <table:table-cell office:value-type="float" office:value="0.712887556221889" calcext:value-type="float">
            <text:p>0.712887556221889</text:p>
          </table:table-cell>
          <table:table-cell office:value-type="float" office:value="0.0321444112054701" calcext:value-type="float">
            <text:p>0.0321444112054701</text:p>
          </table:table-cell>
          <table:table-cell office:value-type="float" office:value="0.709835082458771" calcext:value-type="float">
            <text:p>0.709835082458771</text:p>
          </table:table-cell>
          <table:table-cell office:value-type="float" office:value="0.0285632709295419" calcext:value-type="float">
            <text:p>0.0285632709295419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onosphere</text:p>
          </table:table-cell>
          <table:table-cell office:value-type="float" office:value="0.911629778672032" calcext:value-type="float">
            <text:p>0.911629778672032</text:p>
          </table:table-cell>
          <table:table-cell office:value-type="float" office:value="0.0422413990468192" calcext:value-type="float">
            <text:p>0.0422413990468192</text:p>
          </table:table-cell>
          <table:table-cell office:value-type="float" office:value="0.891830985915493" calcext:value-type="float">
            <text:p>0.891830985915493</text:p>
          </table:table-cell>
          <table:table-cell office:value-type="float" office:value="0.0290494068303816" calcext:value-type="float">
            <text:p>0.0290494068303816</text:p>
          </table:table-cell>
          <table:table-cell office:value-type="float" office:value="0.900482897384306" calcext:value-type="float">
            <text:p>0.900482897384306</text:p>
          </table:table-cell>
          <table:table-cell office:value-type="float" office:value="0.0516723941236157" calcext:value-type="float">
            <text:p>0.0516723941236157</text:p>
          </table:table-cell>
          <table:table-cell office:value-type="float" office:value="0.908893360160966" calcext:value-type="float">
            <text:p>0.908893360160966</text:p>
          </table:table-cell>
          <table:table-cell office:value-type="float" office:value="0.0293201829687192" calcext:value-type="float">
            <text:p>0.0293201829687192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272658459044631" calcext:value-type="float">
            <text:p>0.0272658459044631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76683927593896" calcext:value-type="float">
            <text:p>0.0376683927593896</text:p>
          </table:table-cell>
          <table:table-cell office:value-type="float" office:value="0.906076458752515" calcext:value-type="float">
            <text:p>0.906076458752515</text:p>
          </table:table-cell>
          <table:table-cell office:value-type="float" office:value="0.0407859043578993" calcext:value-type="float">
            <text:p>0.0407859043578993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467144551849541" calcext:value-type="float">
            <text:p>0.0467144551849541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393859260267642" calcext:value-type="float">
            <text:p>0.0393859260267642</text:p>
          </table:table-cell>
          <table:table-cell office:value-type="float" office:value="0.897545271629779" calcext:value-type="float">
            <text:p>0.897545271629779</text:p>
          </table:table-cell>
          <table:table-cell office:value-type="float" office:value="0.0473949630669605" calcext:value-type="float">
            <text:p>0.0473949630669605</text:p>
          </table:table-cell>
          <table:table-cell office:value-type="float" office:value="0.914647887323944" calcext:value-type="float">
            <text:p>0.914647887323944</text:p>
          </table:table-cell>
          <table:table-cell office:value-type="float" office:value="0.0435961822027592" calcext:value-type="float">
            <text:p>0.0435961822027592</text:p>
          </table:table-cell>
          <table:table-cell office:value-type="float" office:value="0.900442655935614" calcext:value-type="float">
            <text:p>0.900442655935614</text:p>
          </table:table-cell>
          <table:table-cell office:value-type="float" office:value="0.0477983465683317" calcext:value-type="float">
            <text:p>0.0477983465683317</text:p>
          </table:table-cell>
          <table:table-cell office:value-type="float" office:value="0.920201207243461" calcext:value-type="float">
            <text:p>0.920201207243461</text:p>
          </table:table-cell>
          <table:table-cell office:value-type="float" office:value="0.0359197479289155" calcext:value-type="float">
            <text:p>0.0359197479289155</text:p>
          </table:table-cell>
          <table:table-cell office:value-type="float" office:value="0.908853118712274" calcext:value-type="float">
            <text:p>0.908853118712274</text:p>
          </table:table-cell>
          <table:table-cell office:value-type="float" office:value="0.0258424054052351" calcext:value-type="float">
            <text:p>0.0258424054052351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349968753358507" calcext:value-type="float">
            <text:p>0.0349968753358507</text:p>
          </table:table-cell>
          <table:table-cell office:value-type="float" office:value="0.911710261569416" calcext:value-type="float">
            <text:p>0.911710261569416</text:p>
          </table:table-cell>
          <table:table-cell office:value-type="float" office:value="0.0308469144390197" calcext:value-type="float">
            <text:p>0.0308469144390197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onosphere</text:p>
          </table:table-cell>
          <table:table-cell office:value-type="float" office:value="0.908812877263581" calcext:value-type="float">
            <text:p>0.908812877263581</text:p>
          </table:table-cell>
          <table:table-cell office:value-type="float" office:value="0.0412021638437336" calcext:value-type="float">
            <text:p>0.0412021638437336</text:p>
          </table:table-cell>
          <table:table-cell office:value-type="float" office:value="0.886156941649899" calcext:value-type="float">
            <text:p>0.886156941649899</text:p>
          </table:table-cell>
          <table:table-cell office:value-type="float" office:value="0.0295282855352719" calcext:value-type="float">
            <text:p>0.0295282855352719</text:p>
          </table:table-cell>
          <table:table-cell office:value-type="float" office:value="0.917464788732394" calcext:value-type="float">
            <text:p>0.917464788732394</text:p>
          </table:table-cell>
          <table:table-cell office:value-type="float" office:value="0.0406041003176354" calcext:value-type="float">
            <text:p>0.0406041003176354</text:p>
          </table:table-cell>
          <table:table-cell office:value-type="float" office:value="0.923058350100603" calcext:value-type="float">
            <text:p>0.923058350100603</text:p>
          </table:table-cell>
          <table:table-cell office:value-type="float" office:value="0.0411941059131863" calcext:value-type="float">
            <text:p>0.0411941059131863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258903767465647" calcext:value-type="float">
            <text:p>0.0258903767465647</text:p>
          </table:table-cell>
          <table:table-cell office:value-type="float" office:value="0.920201207243461" calcext:value-type="float">
            <text:p>0.920201207243461</text:p>
          </table:table-cell>
          <table:table-cell office:value-type="float" office:value="0.0373131224585047" calcext:value-type="float">
            <text:p>0.0373131224585047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58127980760822" calcext:value-type="float">
            <text:p>0.0358127980760822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43097257661774" calcext:value-type="float">
            <text:p>0.043097257661774</text:p>
          </table:table-cell>
          <table:table-cell office:value-type="float" office:value="0.911790744466801" calcext:value-type="float">
            <text:p>0.911790744466801</text:p>
          </table:table-cell>
          <table:table-cell office:value-type="float" office:value="0.0417126928740736" calcext:value-type="float">
            <text:p>0.0417126928740736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364255693105765" calcext:value-type="float">
            <text:p>0.0364255693105765</text:p>
          </table:table-cell>
          <table:table-cell office:value-type="float" office:value="0.911710261569416" calcext:value-type="float">
            <text:p>0.911710261569416</text:p>
          </table:table-cell>
          <table:table-cell office:value-type="float" office:value="0.0273395409207093" calcext:value-type="float">
            <text:p>0.0273395409207093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26794261378044" calcext:value-type="float">
            <text:p>0.0326794261378044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437755479281232" calcext:value-type="float">
            <text:p>0.0437755479281232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onosphere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440348384527386" calcext:value-type="float">
            <text:p>0.0440348384527386</text:p>
          </table:table-cell>
          <table:table-cell office:value-type="float" office:value="0.886156941649899" calcext:value-type="float">
            <text:p>0.886156941649899</text:p>
          </table:table-cell>
          <table:table-cell office:value-type="float" office:value="0.0312083396382934" calcext:value-type="float">
            <text:p>0.0312083396382934</text:p>
          </table:table-cell>
          <table:table-cell office:value-type="float" office:value="0.925955734406439" calcext:value-type="float">
            <text:p>0.925955734406439</text:p>
          </table:table-cell>
          <table:table-cell office:value-type="float" office:value="0.036888208035478" calcext:value-type="float">
            <text:p>0.036888208035478</text:p>
          </table:table-cell>
          <table:table-cell office:value-type="float" office:value="0.925875251509054" calcext:value-type="float">
            <text:p>0.925875251509054</text:p>
          </table:table-cell>
          <table:table-cell office:value-type="float" office:value="0.0422201171016681" calcext:value-type="float">
            <text:p>0.0422201171016681</text:p>
          </table:table-cell>
          <table:table-cell office:value-type="float" office:value="0.925875251509054" calcext:value-type="float">
            <text:p>0.925875251509054</text:p>
          </table:table-cell>
          <table:table-cell office:value-type="float" office:value="0.0276067043453808" calcext:value-type="float">
            <text:p>0.0276067043453808</text:p>
          </table:table-cell>
          <table:table-cell office:value-type="float" office:value="0.925915492957746" calcext:value-type="float">
            <text:p>0.925915492957746</text:p>
          </table:table-cell>
          <table:table-cell office:value-type="float" office:value="0.0255871225592103" calcext:value-type="float">
            <text:p>0.0255871225592103</text:p>
          </table:table-cell>
          <table:table-cell office:value-type="float" office:value="0.911790744466801" calcext:value-type="float">
            <text:p>0.911790744466801</text:p>
          </table:table-cell>
          <table:table-cell office:value-type="float" office:value="0.0417126928740736" calcext:value-type="float">
            <text:p>0.0417126928740736</text:p>
          </table:table-cell>
          <table:table-cell office:value-type="float" office:value="0.925915492957746" calcext:value-type="float">
            <text:p>0.925915492957746</text:p>
          </table:table-cell>
          <table:table-cell office:value-type="float" office:value="0.0275089377691429" calcext:value-type="float">
            <text:p>0.0275089377691429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408905397567021" calcext:value-type="float">
            <text:p>0.0408905397567021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23967406055843" calcext:value-type="float">
            <text:p>0.0323967406055843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33809583015465" calcext:value-type="float">
            <text:p>0.03380958301546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419980299079758" calcext:value-type="float">
            <text:p>0.0419980299079758</text:p>
          </table:table-cell>
          <table:table-cell office:value-type="float" office:value="0.917464788732394" calcext:value-type="float">
            <text:p>0.917464788732394</text:p>
          </table:table-cell>
          <table:table-cell office:value-type="float" office:value="0.0393274986018443" calcext:value-type="float">
            <text:p>0.0393274986018443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onosphere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440348384527386" calcext:value-type="float">
            <text:p>0.0440348384527386</text:p>
          </table:table-cell>
          <table:table-cell office:value-type="float" office:value="0.891830985915493" calcext:value-type="float">
            <text:p>0.891830985915493</text:p>
          </table:table-cell>
          <table:table-cell office:value-type="float" office:value="0.0272365052984132" calcext:value-type="float">
            <text:p>0.0272365052984132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23098591549296" calcext:value-type="float">
            <text:p>0.923098591549296</text:p>
          </table:table-cell>
          <table:table-cell office:value-type="float" office:value="0.0357887115236475" calcext:value-type="float">
            <text:p>0.0357887115236475</text:p>
          </table:table-cell>
          <table:table-cell office:value-type="float" office:value="0.925915492957746" calcext:value-type="float">
            <text:p>0.925915492957746</text:p>
          </table:table-cell>
          <table:table-cell office:value-type="float" office:value="0.030997149705088" calcext:value-type="float">
            <text:p>0.030997149705088</text:p>
          </table:table-cell>
          <table:table-cell office:value-type="float" office:value="0.925915492957746" calcext:value-type="float">
            <text:p>0.925915492957746</text:p>
          </table:table-cell>
          <table:table-cell office:value-type="float" office:value="0.0355941812494575" calcext:value-type="float">
            <text:p>0.035594181249457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25955734406439" calcext:value-type="float">
            <text:p>0.925955734406439</text:p>
          </table:table-cell>
          <table:table-cell office:value-type="float" office:value="0.0273586365542862" calcext:value-type="float">
            <text:p>0.0273586365542862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58127980760822" calcext:value-type="float">
            <text:p>0.0358127980760822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309475447702838" calcext:value-type="float">
            <text:p>0.0309475447702838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35550991213865" calcext:value-type="float">
            <text:p>0.035550991213865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onosphere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440348384527386" calcext:value-type="float">
            <text:p>0.0440348384527386</text:p>
          </table:table-cell>
          <table:table-cell office:value-type="float" office:value="0.891830985915493" calcext:value-type="float">
            <text:p>0.891830985915493</text:p>
          </table:table-cell>
          <table:table-cell office:value-type="float" office:value="0.0272365052984132" calcext:value-type="float">
            <text:p>0.0272365052984132</text:p>
          </table:table-cell>
          <table:table-cell office:value-type="float" office:value="0.923058350100603" calcext:value-type="float">
            <text:p>0.923058350100603</text:p>
          </table:table-cell>
          <table:table-cell office:value-type="float" office:value="0.0358997367216068" calcext:value-type="float">
            <text:p>0.0358997367216068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309475447702838" calcext:value-type="float">
            <text:p>0.0309475447702838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26794261378044" calcext:value-type="float">
            <text:p>0.0326794261378044</text:p>
          </table:table-cell>
          <table:table-cell office:value-type="float" office:value="0.923098591549296" calcext:value-type="float">
            <text:p>0.923098591549296</text:p>
          </table:table-cell>
          <table:table-cell office:value-type="float" office:value="0.0357887115236475" calcext:value-type="float">
            <text:p>0.035788711523647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28812877263582" calcext:value-type="float">
            <text:p>0.928812877263582</text:p>
          </table:table-cell>
          <table:table-cell office:value-type="float" office:value="0.0265697955216733" calcext:value-type="float">
            <text:p>0.0265697955216733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58127980760822" calcext:value-type="float">
            <text:p>0.0358127980760822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309475447702838" calcext:value-type="float">
            <text:p>0.0309475447702838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58127980760822" calcext:value-type="float">
            <text:p>0.0358127980760822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58127980760822" calcext:value-type="float">
            <text:p>0.03581279807608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onosphere</text:p>
          </table:table-cell>
          <table:table-cell office:value-type="float" office:value="0.912804828973843" calcext:value-type="float">
            <text:p>0.912804828973843</text:p>
          </table:table-cell>
          <table:table-cell office:value-type="float" office:value="0.0431096156497537" calcext:value-type="float">
            <text:p>0.0431096156497537</text:p>
          </table:table-cell>
          <table:table-cell office:value-type="float" office:value="0.889561368209256" calcext:value-type="float">
            <text:p>0.889561368209256</text:p>
          </table:table-cell>
          <table:table-cell office:value-type="float" office:value="0.0288518085201547" calcext:value-type="float">
            <text:p>0.0288518085201547</text:p>
          </table:table-cell>
          <table:table-cell office:value-type="float" office:value="0.916877263581489" calcext:value-type="float">
            <text:p>0.916877263581489</text:p>
          </table:table-cell>
          <table:table-cell office:value-type="float" office:value="0.0403767760812013" calcext:value-type="float">
            <text:p>0.0403767760812013</text:p>
          </table:table-cell>
          <table:table-cell office:value-type="float" office:value="0.919661971830986" calcext:value-type="float">
            <text:p>0.919661971830986</text:p>
          </table:table-cell>
          <table:table-cell office:value-type="float" office:value="0.035894132455501" calcext:value-type="float">
            <text:p>0.035894132455501</text:p>
          </table:table-cell>
          <table:table-cell office:value-type="float" office:value="0.9219476861167" calcext:value-type="float">
            <text:p>0.9219476861167</text:p>
          </table:table-cell>
          <table:table-cell office:value-type="float" office:value="0.0288879005678602" calcext:value-type="float">
            <text:p>0.0288879005678602</text:p>
          </table:table-cell>
          <table:table-cell office:value-type="float" office:value="0.921939637826962" calcext:value-type="float">
            <text:p>0.921939637826962</text:p>
          </table:table-cell>
          <table:table-cell office:value-type="float" office:value="0.0343903061100419" calcext:value-type="float">
            <text:p>0.0343903061100419</text:p>
          </table:table-cell>
          <table:table-cell office:value-type="float" office:value="0.913464788732394" calcext:value-type="float">
            <text:p>0.913464788732394</text:p>
          </table:table-cell>
          <table:table-cell office:value-type="float" office:value="0.0389944395525395" calcext:value-type="float">
            <text:p>0.0389944395525395</text:p>
          </table:table-cell>
          <table:table-cell office:value-type="float" office:value="0.923661971830986" calcext:value-type="float">
            <text:p>0.923661971830986</text:p>
          </table:table-cell>
          <table:table-cell office:value-type="float" office:value="0.0327929246212277" calcext:value-type="float">
            <text:p>0.0327929246212277</text:p>
          </table:table-cell>
          <table:table-cell office:value-type="float" office:value="0.916289738430584" calcext:value-type="float">
            <text:p>0.916289738430584</text:p>
          </table:table-cell>
          <table:table-cell office:value-type="float" office:value="0.0375344649267142" calcext:value-type="float">
            <text:p>0.0375344649267142</text:p>
          </table:table-cell>
          <table:table-cell office:value-type="float" office:value="0.912869215291751" calcext:value-type="float">
            <text:p>0.912869215291751</text:p>
          </table:table-cell>
          <table:table-cell office:value-type="float" office:value="0.0408029999538379" calcext:value-type="float">
            <text:p>0.0408029999538379</text:p>
          </table:table-cell>
          <table:table-cell office:value-type="float" office:value="0.9140523138833" calcext:value-type="float">
            <text:p>0.9140523138833</text:p>
          </table:table-cell>
          <table:table-cell office:value-type="float" office:value="0.0403626058845966" calcext:value-type="float">
            <text:p>0.0403626058845966</text:p>
          </table:table-cell>
          <table:table-cell office:value-type="float" office:value="0.913432595573441" calcext:value-type="float">
            <text:p>0.913432595573441</text:p>
          </table:table-cell>
          <table:table-cell office:value-type="float" office:value="0.035703149205012" calcext:value-type="float">
            <text:p>0.035703149205012</text:p>
          </table:table-cell>
          <table:table-cell office:value-type="float" office:value="0.914575452716298" calcext:value-type="float">
            <text:p>0.914575452716298</text:p>
          </table:table-cell>
          <table:table-cell office:value-type="float" office:value="0.0349476616191713" calcext:value-type="float">
            <text:p>0.0349476616191713</text:p>
          </table:table-cell>
          <table:table-cell office:value-type="float" office:value="0.916837022132797" calcext:value-type="float">
            <text:p>0.916837022132797</text:p>
          </table:table-cell>
          <table:table-cell office:value-type="float" office:value="0.0343767301481925" calcext:value-type="float">
            <text:p>0.0343767301481925</text:p>
          </table:table-cell>
          <table:table-cell office:value-type="float" office:value="0.915726358148893" calcext:value-type="float">
            <text:p>0.915726358148893</text:p>
          </table:table-cell>
          <table:table-cell office:value-type="float" office:value="0.0387508162377744" calcext:value-type="float">
            <text:p>0.0387508162377744</text:p>
          </table:table-cell>
          <table:table-cell office:value-type="float" office:value="0.915718309859155" calcext:value-type="float">
            <text:p>0.915718309859155</text:p>
          </table:table-cell>
          <table:table-cell office:value-type="float" office:value="0.0362297179907078" calcext:value-type="float">
            <text:p>0.0362297179907078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2735752670797" calcext:value-type="float">
            <text:p>0.02735752670797</text:p>
          </table:table-cell>
          <table:table-cell office:value-type="float" office:value="0.917505030181086" calcext:value-type="float">
            <text:p>0.917505030181086</text:p>
          </table:table-cell>
          <table:table-cell office:value-type="float" office:value="0.0335041780723163" calcext:value-type="float">
            <text:p>0.0335041780723163</text:p>
          </table:table-cell>
          <table:table-cell office:value-type="float" office:value="0.911830985915493" calcext:value-type="float">
            <text:p>0.911830985915493</text:p>
          </table:table-cell>
          <table:table-cell office:value-type="float" office:value="0.0389567049924831" calcext:value-type="float">
            <text:p>0.0389567049924831</text:p>
          </table:table-cell>
          <table:table-cell office:value-type="float" office:value="0.908893360160966" calcext:value-type="float">
            <text:p>0.908893360160966</text:p>
          </table:table-cell>
          <table:table-cell office:value-type="float" office:value="0.0383655838907524" calcext:value-type="float">
            <text:p>0.0383655838907524</text:p>
          </table:table-cell>
          <table:table-cell office:value-type="float" office:value="0.90317907444668" calcext:value-type="float">
            <text:p>0.90317907444668</text:p>
          </table:table-cell>
          <table:table-cell office:value-type="float" office:value="0.0152190371181083" calcext:value-type="float">
            <text:p>0.0152190371181083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39350794634703" calcext:value-type="float">
            <text:p>0.0339350794634703</text:p>
          </table:table-cell>
          <table:table-cell office:value-type="float" office:value="0.905995975855131" calcext:value-type="float">
            <text:p>0.905995975855131</text:p>
          </table:table-cell>
          <table:table-cell office:value-type="float" office:value="0.0312404295511877" calcext:value-type="float">
            <text:p>0.0312404295511877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223727617011593" calcext:value-type="float">
            <text:p>0.0223727617011593</text:p>
          </table:table-cell>
          <table:table-cell office:value-type="float" office:value="0.908933601609658" calcext:value-type="float">
            <text:p>0.908933601609658</text:p>
          </table:table-cell>
          <table:table-cell office:value-type="float" office:value="0.0431854683507277" calcext:value-type="float">
            <text:p>0.0431854683507277</text:p>
          </table:table-cell>
          <table:table-cell office:value-type="float" office:value="0.90897384305835" calcext:value-type="float">
            <text:p>0.90897384305835</text:p>
          </table:table-cell>
          <table:table-cell office:value-type="float" office:value="0.0405332978260527" calcext:value-type="float">
            <text:p>0.0405332978260527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175046832686085" calcext:value-type="float">
            <text:p>0.0175046832686085</text:p>
          </table:table-cell>
          <table:table-cell office:value-type="float" office:value="0.903259557344064" calcext:value-type="float">
            <text:p>0.903259557344064</text:p>
          </table:table-cell>
          <table:table-cell office:value-type="float" office:value="0.0439819428487916" calcext:value-type="float">
            <text:p>0.0439819428487916</text:p>
          </table:table-cell>
          <table:table-cell office:value-type="float" office:value="0.906036217303823" calcext:value-type="float">
            <text:p>0.906036217303823</text:p>
          </table:table-cell>
          <table:table-cell office:value-type="float" office:value="0.0326504865710462" calcext:value-type="float">
            <text:p>0.0326504865710462</text:p>
          </table:table-cell>
          <table:table-cell office:value-type="float" office:value="0.920201207243461" calcext:value-type="float">
            <text:p>0.920201207243461</text:p>
          </table:table-cell>
          <table:table-cell office:value-type="float" office:value="0.0164262024829699" calcext:value-type="float">
            <text:p>0.0164262024829699</text:p>
          </table:table-cell>
          <table:table-cell office:value-type="float" office:value="0.900402414486921" calcext:value-type="float">
            <text:p>0.900402414486921</text:p>
          </table:table-cell>
          <table:table-cell office:value-type="float" office:value="0.0398791538330048" calcext:value-type="float">
            <text:p>0.0398791538330048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295701410333484" calcext:value-type="float">
            <text:p>0.0295701410333484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14647887323944" calcext:value-type="float">
            <text:p>0.914647887323944</text:p>
          </table:table-cell>
          <table:table-cell office:value-type="float" office:value="0.0313410235269591" calcext:value-type="float">
            <text:p>0.0313410235269591</text:p>
          </table:table-cell>
          <table:table-cell office:value-type="float" office:value="0.908933601609658" calcext:value-type="float">
            <text:p>0.908933601609658</text:p>
          </table:table-cell>
          <table:table-cell office:value-type="float" office:value="0.0407541782400116" calcext:value-type="float">
            <text:p>0.0407541782400116</text:p>
          </table:table-cell>
          <table:table-cell office:value-type="float" office:value="0.911830985915493" calcext:value-type="float">
            <text:p>0.911830985915493</text:p>
          </table:table-cell>
          <table:table-cell office:value-type="float" office:value="0.040245070259572" calcext:value-type="float">
            <text:p>0.040245070259572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230400305060657" calcext:value-type="float">
            <text:p>0.0230400305060657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56470184418284" calcext:value-type="float">
            <text:p>0.0256470184418284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43097257661774" calcext:value-type="float">
            <text:p>0.043097257661774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251571823153343" calcext:value-type="float">
            <text:p>0.0251571823153343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32265261309233" calcext:value-type="float">
            <text:p>0.032265261309233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236165368135034" calcext:value-type="float">
            <text:p>0.0236165368135034</text:p>
          </table:table-cell>
          <table:table-cell office:value-type="float" office:value="0.908933601609658" calcext:value-type="float">
            <text:p>0.908933601609658</text:p>
          </table:table-cell>
          <table:table-cell office:value-type="float" office:value="0.0368073443084264" calcext:value-type="float">
            <text:p>0.0368073443084264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183101908122172" calcext:value-type="float">
            <text:p>0.0183101908122172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462941533048381" calcext:value-type="float">
            <text:p>0.0462941533048381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17464788732394" calcext:value-type="float">
            <text:p>0.917464788732394</text:p>
          </table:table-cell>
          <table:table-cell office:value-type="float" office:value="0.0270245372886535" calcext:value-type="float">
            <text:p>0.0270245372886535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299314288523303" calcext:value-type="float">
            <text:p>0.0299314288523303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33809583015465" calcext:value-type="float">
            <text:p>0.033809583015465</text:p>
          </table:table-cell>
          <table:table-cell office:value-type="float" office:value="0.925995975855131" calcext:value-type="float">
            <text:p>0.925995975855131</text:p>
          </table:table-cell>
          <table:table-cell office:value-type="float" office:value="0.0306834119392737" calcext:value-type="float">
            <text:p>0.0306834119392737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93573021173361" calcext:value-type="float">
            <text:p>0.0293573021173361</text:p>
          </table:table-cell>
          <table:table-cell office:value-type="float" office:value="0.917464788732394" calcext:value-type="float">
            <text:p>0.917464788732394</text:p>
          </table:table-cell>
          <table:table-cell office:value-type="float" office:value="0.025065609893623" calcext:value-type="float">
            <text:p>0.025065609893623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26794261378044" calcext:value-type="float">
            <text:p>0.0326794261378044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17922089161718" calcext:value-type="float">
            <text:p>0.0317922089161718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236165368135034" calcext:value-type="float">
            <text:p>0.0236165368135034</text:p>
          </table:table-cell>
          <table:table-cell office:value-type="float" office:value="0.911710261569416" calcext:value-type="float">
            <text:p>0.911710261569416</text:p>
          </table:table-cell>
          <table:table-cell office:value-type="float" office:value="0.0273395409207093" calcext:value-type="float">
            <text:p>0.0273395409207093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14647887323944" calcext:value-type="float">
            <text:p>0.914647887323944</text:p>
          </table:table-cell>
          <table:table-cell office:value-type="float" office:value="0.0313410235269591" calcext:value-type="float">
            <text:p>0.0313410235269591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7464788732394" calcext:value-type="float">
            <text:p>0.917464788732394</text:p>
          </table:table-cell>
          <table:table-cell office:value-type="float" office:value="0.0270245372886535" calcext:value-type="float">
            <text:p>0.0270245372886535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17922089161718" calcext:value-type="float">
            <text:p>0.0317922089161718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272658459044631" calcext:value-type="float">
            <text:p>0.0272658459044631</text:p>
          </table:table-cell>
          <table:table-cell office:value-type="float" office:value="0.925995975855131" calcext:value-type="float">
            <text:p>0.925995975855131</text:p>
          </table:table-cell>
          <table:table-cell office:value-type="float" office:value="0.0306834119392737" calcext:value-type="float">
            <text:p>0.0306834119392737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26794261378044" calcext:value-type="float">
            <text:p>0.0326794261378044</text:p>
          </table:table-cell>
          <table:table-cell office:value-type="float" office:value="0.911710261569416" calcext:value-type="float">
            <text:p>0.911710261569416</text:p>
          </table:table-cell>
          <table:table-cell office:value-type="float" office:value="0.0273395409207093" calcext:value-type="float">
            <text:p>0.0273395409207093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26794261378044" calcext:value-type="float">
            <text:p>0.0326794261378044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309475447702838" calcext:value-type="float">
            <text:p>0.0309475447702838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299314288523303" calcext:value-type="float">
            <text:p>0.0299314288523303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17922089161718" calcext:value-type="float">
            <text:p>0.0317922089161718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272658459044631" calcext:value-type="float">
            <text:p>0.0272658459044631</text:p>
          </table:table-cell>
          <table:table-cell office:value-type="float" office:value="0.925995975855131" calcext:value-type="float">
            <text:p>0.925995975855131</text:p>
          </table:table-cell>
          <table:table-cell office:value-type="float" office:value="0.0306834119392737" calcext:value-type="float">
            <text:p>0.0306834119392737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93573021173361" calcext:value-type="float">
            <text:p>0.0293573021173361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08893360160966" calcext:value-type="float">
            <text:p>0.908893360160966</text:p>
          </table:table-cell>
          <table:table-cell office:value-type="float" office:value="0.0293201829687192" calcext:value-type="float">
            <text:p>0.0293201829687192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26794261378044" calcext:value-type="float">
            <text:p>0.0326794261378044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17480885311871" calcext:value-type="float">
            <text:p>0.917480885311871</text:p>
          </table:table-cell>
          <table:table-cell office:value-type="float" office:value="0.0299076100174409" calcext:value-type="float">
            <text:p>0.0299076100174409</text:p>
          </table:table-cell>
          <table:table-cell office:value-type="float" office:value="0.91461569416499" calcext:value-type="float">
            <text:p>0.91461569416499</text:p>
          </table:table-cell>
          <table:table-cell office:value-type="float" office:value="0.037749446750153" calcext:value-type="float">
            <text:p>0.037749446750153</text:p>
          </table:table-cell>
          <table:table-cell office:value-type="float" office:value="0.914068410462777" calcext:value-type="float">
            <text:p>0.914068410462777</text:p>
          </table:table-cell>
          <table:table-cell office:value-type="float" office:value="0.0332178340490738" calcext:value-type="float">
            <text:p>0.0332178340490738</text:p>
          </table:table-cell>
          <table:table-cell office:value-type="float" office:value="0.914012072434608" calcext:value-type="float">
            <text:p>0.914012072434608</text:p>
          </table:table-cell>
          <table:table-cell office:value-type="float" office:value="0.03552083220923" calcext:value-type="float">
            <text:p>0.03552083220923</text:p>
          </table:table-cell>
          <table:table-cell office:value-type="float" office:value="0.91230583501006" calcext:value-type="float">
            <text:p>0.91230583501006</text:p>
          </table:table-cell>
          <table:table-cell office:value-type="float" office:value="0.025320068489713" calcext:value-type="float">
            <text:p>0.025320068489713</text:p>
          </table:table-cell>
          <table:table-cell office:value-type="float" office:value="0.923710261569417" calcext:value-type="float">
            <text:p>0.923710261569417</text:p>
          </table:table-cell>
          <table:table-cell office:value-type="float" office:value="0.030326466744624" calcext:value-type="float">
            <text:p>0.030326466744624</text:p>
          </table:table-cell>
          <table:table-cell office:value-type="float" office:value="0.91630583501006" calcext:value-type="float">
            <text:p>0.91630583501006</text:p>
          </table:table-cell>
          <table:table-cell office:value-type="float" office:value="0.0337285734807246" calcext:value-type="float">
            <text:p>0.0337285734807246</text:p>
          </table:table-cell>
          <table:table-cell office:value-type="float" office:value="0.916289738430583" calcext:value-type="float">
            <text:p>0.916289738430583</text:p>
          </table:table-cell>
          <table:table-cell office:value-type="float" office:value="0.0343331606879108" calcext:value-type="float">
            <text:p>0.0343331606879108</text:p>
          </table:table-cell>
          <table:table-cell office:value-type="float" office:value="0.917440643863179" calcext:value-type="float">
            <text:p>0.917440643863179</text:p>
          </table:table-cell>
          <table:table-cell office:value-type="float" office:value="0.0357722158042418" calcext:value-type="float">
            <text:p>0.0357722158042418</text:p>
          </table:table-cell>
          <table:table-cell office:value-type="float" office:value="0.911758551307847" calcext:value-type="float">
            <text:p>0.911758551307847</text:p>
          </table:table-cell>
          <table:table-cell office:value-type="float" office:value="0.0294831627848877" calcext:value-type="float">
            <text:p>0.0294831627848877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295616445982509" calcext:value-type="float">
            <text:p>0.0295616445982509</text:p>
          </table:table-cell>
          <table:table-cell office:value-type="float" office:value="0.915758551307847" calcext:value-type="float">
            <text:p>0.915758551307847</text:p>
          </table:table-cell>
          <table:table-cell office:value-type="float" office:value="0.0342762151702008" calcext:value-type="float">
            <text:p>0.0342762151702008</text:p>
          </table:table-cell>
          <table:table-cell office:value-type="float" office:value="0.912313883299799" calcext:value-type="float">
            <text:p>0.912313883299799</text:p>
          </table:table-cell>
          <table:table-cell office:value-type="float" office:value="0.0353808398237397" calcext:value-type="float">
            <text:p>0.0353808398237397</text:p>
          </table:table-cell>
          <table:table-cell office:value-type="float" office:value="0.918543259557344" calcext:value-type="float">
            <text:p>0.918543259557344</text:p>
          </table:table-cell>
          <table:table-cell office:value-type="float" office:value="0.025223983217329" calcext:value-type="float">
            <text:p>0.025223983217329</text:p>
          </table:table-cell>
          <table:table-cell office:value-type="float" office:value="0.912313883299799" calcext:value-type="float">
            <text:p>0.912313883299799</text:p>
          </table:table-cell>
          <table:table-cell office:value-type="float" office:value="0.0359384590568877" calcext:value-type="float">
            <text:p>0.0359384590568877</text:p>
          </table:table-cell>
          <table:table-cell office:value-type="float" office:value="0.917408450704225" calcext:value-type="float">
            <text:p>0.917408450704225</text:p>
          </table:table-cell>
          <table:table-cell office:value-type="float" office:value="0.0372645235922396" calcext:value-type="float">
            <text:p>0.037264523592239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ima</text:p>
          </table:table-cell>
          <table:table-cell office:value-type="float" office:value="0.74867158984806" calcext:value-type="float">
            <text:p>0.74867158984806</text:p>
          </table:table-cell>
          <table:table-cell office:value-type="float" office:value="0.0300548923358788" calcext:value-type="float">
            <text:p>0.0300548923358788</text:p>
          </table:table-cell>
          <table:table-cell office:value-type="float" office:value="0.744775485951956" calcext:value-type="float">
            <text:p>0.744775485951956</text:p>
          </table:table-cell>
          <table:table-cell office:value-type="float" office:value="0.021493295099278" calcext:value-type="float">
            <text:p>0.021493295099278</text:p>
          </table:table-cell>
          <table:table-cell office:value-type="float" office:value="0.742178083354554" calcext:value-type="float">
            <text:p>0.742178083354554</text:p>
          </table:table-cell>
          <table:table-cell office:value-type="float" office:value="0.0338948525303378" calcext:value-type="float">
            <text:p>0.0338948525303378</text:p>
          </table:table-cell>
          <table:table-cell office:value-type="float" office:value="0.743502249384602" calcext:value-type="float">
            <text:p>0.743502249384602</text:p>
          </table:table-cell>
          <table:table-cell office:value-type="float" office:value="0.0235325862211075" calcext:value-type="float">
            <text:p>0.0235325862211075</text:p>
          </table:table-cell>
          <table:table-cell office:value-type="float" office:value="0.753849418555301" calcext:value-type="float">
            <text:p>0.753849418555301</text:p>
          </table:table-cell>
          <table:table-cell office:value-type="float" office:value="0.0345532180447563" calcext:value-type="float">
            <text:p>0.0345532180447563</text:p>
          </table:table-cell>
          <table:table-cell office:value-type="float" office:value="0.75388337153043" calcext:value-type="float">
            <text:p>0.75388337153043</text:p>
          </table:table-cell>
          <table:table-cell office:value-type="float" office:value="0.0256721842866957" calcext:value-type="float">
            <text:p>0.0256721842866957</text:p>
          </table:table-cell>
          <table:table-cell office:value-type="float" office:value="0.746091163738223" calcext:value-type="float">
            <text:p>0.746091163738223</text:p>
          </table:table-cell>
          <table:table-cell office:value-type="float" office:value="0.0252149707306598" calcext:value-type="float">
            <text:p>0.0252149707306598</text:p>
          </table:table-cell>
          <table:table-cell office:value-type="float" office:value="0.738248026483321" calcext:value-type="float">
            <text:p>0.738248026483321</text:p>
          </table:table-cell>
          <table:table-cell office:value-type="float" office:value="0.0273370312138428" calcext:value-type="float">
            <text:p>0.0273370312138428</text:p>
          </table:table-cell>
          <table:table-cell office:value-type="float" office:value="0.756472285884051" calcext:value-type="float">
            <text:p>0.756472285884051</text:p>
          </table:table-cell>
          <table:table-cell office:value-type="float" office:value="0.0282127025082103" calcext:value-type="float">
            <text:p>0.0282127025082103</text:p>
          </table:table-cell>
          <table:table-cell office:value-type="float" office:value="0.735642135642136" calcext:value-type="float">
            <text:p>0.735642135642136</text:p>
          </table:table-cell>
          <table:table-cell office:value-type="float" office:value="0.033100143078142" calcext:value-type="float">
            <text:p>0.033100143078142</text:p>
          </table:table-cell>
          <table:table-cell office:value-type="float" office:value="0.742178083354554" calcext:value-type="float">
            <text:p>0.742178083354554</text:p>
          </table:table-cell>
          <table:table-cell office:value-type="float" office:value="0.0356191251545839" calcext:value-type="float">
            <text:p>0.0356191251545839</text:p>
          </table:table-cell>
          <table:table-cell office:value-type="float" office:value="0.742144130379424" calcext:value-type="float">
            <text:p>0.742144130379424</text:p>
          </table:table-cell>
          <table:table-cell office:value-type="float" office:value="0.0260068347840785" calcext:value-type="float">
            <text:p>0.0260068347840785</text:p>
          </table:table-cell>
          <table:table-cell office:value-type="float" office:value="0.766887361005008" calcext:value-type="float">
            <text:p>0.766887361005008</text:p>
          </table:table-cell>
          <table:table-cell office:value-type="float" office:value="0.025868150973308" calcext:value-type="float">
            <text:p>0.025868150973308</text:p>
          </table:table-cell>
          <table:table-cell office:value-type="float" office:value="0.756514727102962" calcext:value-type="float">
            <text:p>0.756514727102962</text:p>
          </table:table-cell>
          <table:table-cell office:value-type="float" office:value="0.0180507448620661" calcext:value-type="float">
            <text:p>0.0180507448620661</text:p>
          </table:table-cell>
          <table:table-cell office:value-type="float" office:value="0.7590951532128" calcext:value-type="float">
            <text:p>0.7590951532128</text:p>
          </table:table-cell>
          <table:table-cell office:value-type="float" office:value="0.0301112058519124" calcext:value-type="float">
            <text:p>0.0301112058519124</text:p>
          </table:table-cell>
          <table:table-cell office:value-type="float" office:value="0.740836940836941" calcext:value-type="float">
            <text:p>0.740836940836941</text:p>
          </table:table-cell>
          <table:table-cell office:value-type="float" office:value="0.033494116821708" calcext:value-type="float">
            <text:p>0.03349411682170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ima</text:p>
          </table:table-cell>
          <table:table-cell office:value-type="float" office:value="0.764272981920041" calcext:value-type="float">
            <text:p>0.764272981920041</text:p>
          </table:table-cell>
          <table:table-cell office:value-type="float" office:value="0.0325305561486782" calcext:value-type="float">
            <text:p>0.0325305561486782</text:p>
          </table:table-cell>
          <table:table-cell office:value-type="float" office:value="0.74608267549444" calcext:value-type="float">
            <text:p>0.74608267549444</text:p>
          </table:table-cell>
          <table:table-cell office:value-type="float" office:value="0.039829522614898" calcext:value-type="float">
            <text:p>0.039829522614898</text:p>
          </table:table-cell>
          <table:table-cell office:value-type="float" office:value="0.750004244121891" calcext:value-type="float">
            <text:p>0.750004244121891</text:p>
          </table:table-cell>
          <table:table-cell office:value-type="float" office:value="0.0300777807333402" calcext:value-type="float">
            <text:p>0.0300777807333402</text:p>
          </table:table-cell>
          <table:table-cell office:value-type="float" office:value="0.748663101604278" calcext:value-type="float">
            <text:p>0.748663101604278</text:p>
          </table:table-cell>
          <table:table-cell office:value-type="float" office:value="0.0266979387861977" calcext:value-type="float">
            <text:p>0.0266979387861977</text:p>
          </table:table-cell>
          <table:table-cell office:value-type="float" office:value="0.746031746031746" calcext:value-type="float">
            <text:p>0.746031746031746</text:p>
          </table:table-cell>
          <table:table-cell office:value-type="float" office:value="0.0272229736194695" calcext:value-type="float">
            <text:p>0.0272229736194695</text:p>
          </table:table-cell>
          <table:table-cell office:value-type="float" office:value="0.753866395042866" calcext:value-type="float">
            <text:p>0.753866395042866</text:p>
          </table:table-cell>
          <table:table-cell office:value-type="float" office:value="0.0349877284858749" calcext:value-type="float">
            <text:p>0.0349877284858749</text:p>
          </table:table-cell>
          <table:table-cell office:value-type="float" office:value="0.752601646719294" calcext:value-type="float">
            <text:p>0.752601646719294</text:p>
          </table:table-cell>
          <table:table-cell office:value-type="float" office:value="0.0405197788409606" calcext:value-type="float">
            <text:p>0.0405197788409606</text:p>
          </table:table-cell>
          <table:table-cell office:value-type="float" office:value="0.740819964349376" calcext:value-type="float">
            <text:p>0.740819964349376</text:p>
          </table:table-cell>
          <table:table-cell office:value-type="float" office:value="0.0349532671223403" calcext:value-type="float">
            <text:p>0.0349532671223403</text:p>
          </table:table-cell>
          <table:table-cell office:value-type="float" office:value="0.763008233596469" calcext:value-type="float">
            <text:p>0.763008233596469</text:p>
          </table:table-cell>
          <table:table-cell office:value-type="float" office:value="0.0158910204839849" calcext:value-type="float">
            <text:p>0.0158910204839849</text:p>
          </table:table-cell>
          <table:table-cell office:value-type="float" office:value="0.755216025804261" calcext:value-type="float">
            <text:p>0.755216025804261</text:p>
          </table:table-cell>
          <table:table-cell office:value-type="float" office:value="0.0250117017397164" calcext:value-type="float">
            <text:p>0.0250117017397164</text:p>
          </table:table-cell>
          <table:table-cell office:value-type="float" office:value="0.749987267634326" calcext:value-type="float">
            <text:p>0.749987267634326</text:p>
          </table:table-cell>
          <table:table-cell office:value-type="float" office:value="0.0335132671817849" calcext:value-type="float">
            <text:p>0.0335132671817849</text:p>
          </table:table-cell>
          <table:table-cell office:value-type="float" office:value="0.747372888549359" calcext:value-type="float">
            <text:p>0.747372888549359</text:p>
          </table:table-cell>
          <table:table-cell office:value-type="float" office:value="0.017254237311146" calcext:value-type="float">
            <text:p>0.017254237311146</text:p>
          </table:table-cell>
          <table:table-cell office:value-type="float" office:value="0.773397843986079" calcext:value-type="float">
            <text:p>0.773397843986079</text:p>
          </table:table-cell>
          <table:table-cell office:value-type="float" office:value="0.0227815552502128" calcext:value-type="float">
            <text:p>0.0227815552502128</text:p>
          </table:table-cell>
          <table:table-cell office:value-type="float" office:value="0.759103641456583" calcext:value-type="float">
            <text:p>0.759103641456583</text:p>
          </table:table-cell>
          <table:table-cell office:value-type="float" office:value="0.0218024800501609" calcext:value-type="float">
            <text:p>0.0218024800501609</text:p>
          </table:table-cell>
          <table:table-cell office:value-type="float" office:value="0.760410830999066" calcext:value-type="float">
            <text:p>0.760410830999066</text:p>
          </table:table-cell>
          <table:table-cell office:value-type="float" office:value="0.0362051384552316" calcext:value-type="float">
            <text:p>0.0362051384552316</text:p>
          </table:table-cell>
          <table:table-cell office:value-type="float" office:value="0.755165096341567" calcext:value-type="float">
            <text:p>0.755165096341567</text:p>
          </table:table-cell>
          <table:table-cell office:value-type="float" office:value="0.0290782039935541" calcext:value-type="float">
            <text:p>0.029078203993554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ima</text:p>
          </table:table-cell>
          <table:table-cell office:value-type="float" office:value="0.764256005432476" calcext:value-type="float">
            <text:p>0.764256005432476</text:p>
          </table:table-cell>
          <table:table-cell office:value-type="float" office:value="0.0354939494069012" calcext:value-type="float">
            <text:p>0.0354939494069012</text:p>
          </table:table-cell>
          <table:table-cell office:value-type="float" office:value="0.752584670231729" calcext:value-type="float">
            <text:p>0.752584670231729</text:p>
          </table:table-cell>
          <table:table-cell office:value-type="float" office:value="0.029408099099462" calcext:value-type="float">
            <text:p>0.029408099099462</text:p>
          </table:table-cell>
          <table:table-cell office:value-type="float" office:value="0.752576181987947" calcext:value-type="float">
            <text:p>0.752576181987947</text:p>
          </table:table-cell>
          <table:table-cell office:value-type="float" office:value="0.026006502329582" calcext:value-type="float">
            <text:p>0.026006502329582</text:p>
          </table:table-cell>
          <table:table-cell office:value-type="float" office:value="0.756472285884051" calcext:value-type="float">
            <text:p>0.756472285884051</text:p>
          </table:table-cell>
          <table:table-cell office:value-type="float" office:value="0.0331490236921214" calcext:value-type="float">
            <text:p>0.0331490236921214</text:p>
          </table:table-cell>
          <table:table-cell office:value-type="float" office:value="0.756438332908921" calcext:value-type="float">
            <text:p>0.756438332908921</text:p>
          </table:table-cell>
          <table:table-cell office:value-type="float" office:value="0.039344010285985" calcext:value-type="float">
            <text:p>0.039344010285985</text:p>
          </table:table-cell>
          <table:table-cell office:value-type="float" office:value="0.752542229012817" calcext:value-type="float">
            <text:p>0.752542229012817</text:p>
          </table:table-cell>
          <table:table-cell office:value-type="float" office:value="0.0353310032478391" calcext:value-type="float">
            <text:p>0.0353310032478391</text:p>
          </table:table-cell>
          <table:table-cell office:value-type="float" office:value="0.75776249893897" calcext:value-type="float">
            <text:p>0.75776249893897</text:p>
          </table:table-cell>
          <table:table-cell office:value-type="float" office:value="0.0341688003983721" calcext:value-type="float">
            <text:p>0.0341688003983721</text:p>
          </table:table-cell>
          <table:table-cell office:value-type="float" office:value="0.751268992445463" calcext:value-type="float">
            <text:p>0.751268992445463</text:p>
          </table:table-cell>
          <table:table-cell office:value-type="float" office:value="0.0304067801854009" calcext:value-type="float">
            <text:p>0.0304067801854009</text:p>
          </table:table-cell>
          <table:table-cell office:value-type="float" office:value="0.761692555810203" calcext:value-type="float">
            <text:p>0.761692555810203</text:p>
          </table:table-cell>
          <table:table-cell office:value-type="float" office:value="0.0299484680206269" calcext:value-type="float">
            <text:p>0.0299484680206269</text:p>
          </table:table-cell>
          <table:table-cell office:value-type="float" office:value="0.765580171462524" calcext:value-type="float">
            <text:p>0.765580171462524</text:p>
          </table:table-cell>
          <table:table-cell office:value-type="float" office:value="0.0345323102211519" calcext:value-type="float">
            <text:p>0.0345323102211519</text:p>
          </table:table-cell>
          <table:table-cell office:value-type="float" office:value="0.748654613360496" calcext:value-type="float">
            <text:p>0.748654613360496</text:p>
          </table:table-cell>
          <table:table-cell office:value-type="float" office:value="0.0374156403709611" calcext:value-type="float">
            <text:p>0.0374156403709611</text:p>
          </table:table-cell>
          <table:table-cell office:value-type="float" office:value="0.766904337492573" calcext:value-type="float">
            <text:p>0.766904337492573</text:p>
          </table:table-cell>
          <table:table-cell office:value-type="float" office:value="0.0295234492678748" calcext:value-type="float">
            <text:p>0.0295234492678748</text:p>
          </table:table-cell>
          <table:table-cell office:value-type="float" office:value="0.766912825736355" calcext:value-type="float">
            <text:p>0.766912825736355</text:p>
          </table:table-cell>
          <table:table-cell office:value-type="float" office:value="0.0283658673504888" calcext:value-type="float">
            <text:p>0.0283658673504888</text:p>
          </table:table-cell>
          <table:table-cell office:value-type="float" office:value="0.761709532297768" calcext:value-type="float">
            <text:p>0.761709532297768</text:p>
          </table:table-cell>
          <table:table-cell office:value-type="float" office:value="0.0268349286064079" calcext:value-type="float">
            <text:p>0.0268349286064079</text:p>
          </table:table-cell>
          <table:table-cell office:value-type="float" office:value="0.760385366267719" calcext:value-type="float">
            <text:p>0.760385366267719</text:p>
          </table:table-cell>
          <table:table-cell office:value-type="float" office:value="0.0378720216448635" calcext:value-type="float">
            <text:p>0.0378720216448635</text:p>
          </table:table-cell>
          <table:table-cell office:value-type="float" office:value="0.762999745352687" calcext:value-type="float">
            <text:p>0.762999745352687</text:p>
          </table:table-cell>
          <table:table-cell office:value-type="float" office:value="0.0273348204903143" calcext:value-type="float">
            <text:p>0.027334820490314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ima</text:p>
          </table:table-cell>
          <table:table-cell office:value-type="float" office:value="0.759044223750106" calcext:value-type="float">
            <text:p>0.759044223750106</text:p>
          </table:table-cell>
          <table:table-cell office:value-type="float" office:value="0.0368802421921308" calcext:value-type="float">
            <text:p>0.0368802421921308</text:p>
          </table:table-cell>
          <table:table-cell office:value-type="float" office:value="0.75650623885918" calcext:value-type="float">
            <text:p>0.75650623885918</text:p>
          </table:table-cell>
          <table:table-cell office:value-type="float" office:value="0.0279604766592566" calcext:value-type="float">
            <text:p>0.0279604766592566</text:p>
          </table:table-cell>
          <table:table-cell office:value-type="float" office:value="0.76430693489517" calcext:value-type="float">
            <text:p>0.76430693489517</text:p>
          </table:table-cell>
          <table:table-cell office:value-type="float" office:value="0.0305588800940442" calcext:value-type="float">
            <text:p>0.0305588800940442</text:p>
          </table:table-cell>
          <table:table-cell office:value-type="float" office:value="0.760368389780155" calcext:value-type="float">
            <text:p>0.760368389780155</text:p>
          </table:table-cell>
          <table:table-cell office:value-type="float" office:value="0.0263746549083023" calcext:value-type="float">
            <text:p>0.0263746549083023</text:p>
          </table:table-cell>
          <table:table-cell office:value-type="float" office:value="0.759061200237671" calcext:value-type="float">
            <text:p>0.759061200237671</text:p>
          </table:table-cell>
          <table:table-cell office:value-type="float" office:value="0.0337667842813277" calcext:value-type="float">
            <text:p>0.0337667842813277</text:p>
          </table:table-cell>
          <table:table-cell office:value-type="float" office:value="0.748637636872931" calcext:value-type="float">
            <text:p>0.748637636872931</text:p>
          </table:table-cell>
          <table:table-cell office:value-type="float" office:value="0.0366868018874119" calcext:value-type="float">
            <text:p>0.0366868018874119</text:p>
          </table:table-cell>
          <table:table-cell office:value-type="float" office:value="0.757770987182752" calcext:value-type="float">
            <text:p>0.757770987182752</text:p>
          </table:table-cell>
          <table:table-cell office:value-type="float" office:value="0.0353230236112112" calcext:value-type="float">
            <text:p>0.0353230236112112</text:p>
          </table:table-cell>
          <table:table-cell office:value-type="float" office:value="0.751277480689245" calcext:value-type="float">
            <text:p>0.751277480689245</text:p>
          </table:table-cell>
          <table:table-cell office:value-type="float" office:value="0.0320312654616327" calcext:value-type="float">
            <text:p>0.0320312654616327</text:p>
          </table:table-cell>
          <table:table-cell office:value-type="float" office:value="0.759103641456583" calcext:value-type="float">
            <text:p>0.759103641456583</text:p>
          </table:table-cell>
          <table:table-cell office:value-type="float" office:value="0.0292848716090721" calcext:value-type="float">
            <text:p>0.0292848716090721</text:p>
          </table:table-cell>
          <table:table-cell office:value-type="float" office:value="0.764289958407606" calcext:value-type="float">
            <text:p>0.764289958407606</text:p>
          </table:table-cell>
          <table:table-cell office:value-type="float" office:value="0.0360969041505432" calcext:value-type="float">
            <text:p>0.0360969041505432</text:p>
          </table:table-cell>
          <table:table-cell office:value-type="float" office:value="0.759086664969018" calcext:value-type="float">
            <text:p>0.759086664969018</text:p>
          </table:table-cell>
          <table:table-cell office:value-type="float" office:value="0.0338494809857037" calcext:value-type="float">
            <text:p>0.0338494809857037</text:p>
          </table:table-cell>
          <table:table-cell office:value-type="float" office:value="0.75388337153043" calcext:value-type="float">
            <text:p>0.75388337153043</text:p>
          </table:table-cell>
          <table:table-cell office:value-type="float" office:value="0.0291342816226093" calcext:value-type="float">
            <text:p>0.0291342816226093</text:p>
          </table:table-cell>
          <table:table-cell office:value-type="float" office:value="0.761692555810203" calcext:value-type="float">
            <text:p>0.761692555810203</text:p>
          </table:table-cell>
          <table:table-cell office:value-type="float" office:value="0.0310755375792097" calcext:value-type="float">
            <text:p>0.0310755375792097</text:p>
          </table:table-cell>
          <table:table-cell office:value-type="float" office:value="0.763016721840251" calcext:value-type="float">
            <text:p>0.763016721840251</text:p>
          </table:table-cell>
          <table:table-cell office:value-type="float" office:value="0.0209623190978241" calcext:value-type="float">
            <text:p>0.0209623190978241</text:p>
          </table:table-cell>
          <table:table-cell office:value-type="float" office:value="0.760385366267719" calcext:value-type="float">
            <text:p>0.760385366267719</text:p>
          </table:table-cell>
          <table:table-cell office:value-type="float" office:value="0.0336936156559777" calcext:value-type="float">
            <text:p>0.0336936156559777</text:p>
          </table:table-cell>
          <table:table-cell office:value-type="float" office:value="0.764289958407606" calcext:value-type="float">
            <text:p>0.764289958407606</text:p>
          </table:table-cell>
          <table:table-cell office:value-type="float" office:value="0.0236549818198993" calcext:value-type="float">
            <text:p>0.023654981819899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ima</text:p>
          </table:table-cell>
          <table:table-cell office:value-type="float" office:value="0.757737034207622" calcext:value-type="float">
            <text:p>0.757737034207622</text:p>
          </table:table-cell>
          <table:table-cell office:value-type="float" office:value="0.0367449837985169" calcext:value-type="float">
            <text:p>0.0367449837985169</text:p>
          </table:table-cell>
          <table:table-cell office:value-type="float" office:value="0.752601646719294" calcext:value-type="float">
            <text:p>0.752601646719294</text:p>
          </table:table-cell>
          <table:table-cell office:value-type="float" office:value="0.026121689337352" calcext:value-type="float">
            <text:p>0.026121689337352</text:p>
          </table:table-cell>
          <table:table-cell office:value-type="float" office:value="0.759112129700365" calcext:value-type="float">
            <text:p>0.759112129700365</text:p>
          </table:table-cell>
          <table:table-cell office:value-type="float" office:value="0.0269159386262941" calcext:value-type="float">
            <text:p>0.0269159386262941</text:p>
          </table:table-cell>
          <table:table-cell office:value-type="float" office:value="0.7525507172566" calcext:value-type="float">
            <text:p>0.7525507172566</text:p>
          </table:table-cell>
          <table:table-cell office:value-type="float" office:value="0.0321342617658583" calcext:value-type="float">
            <text:p>0.0321342617658583</text:p>
          </table:table-cell>
          <table:table-cell office:value-type="float" office:value="0.762982768865122" calcext:value-type="float">
            <text:p>0.762982768865122</text:p>
          </table:table-cell>
          <table:table-cell office:value-type="float" office:value="0.0301411937191588" calcext:value-type="float">
            <text:p>0.0301411937191588</text:p>
          </table:table-cell>
          <table:table-cell office:value-type="float" office:value="0.753857906799083" calcext:value-type="float">
            <text:p>0.753857906799083</text:p>
          </table:table-cell>
          <table:table-cell office:value-type="float" office:value="0.0356457933437425" calcext:value-type="float">
            <text:p>0.0356457933437425</text:p>
          </table:table-cell>
          <table:table-cell office:value-type="float" office:value="0.753849418555301" calcext:value-type="float">
            <text:p>0.753849418555301</text:p>
          </table:table-cell>
          <table:table-cell office:value-type="float" office:value="0.0360463443874896" calcext:value-type="float">
            <text:p>0.0360463443874896</text:p>
          </table:table-cell>
          <table:table-cell office:value-type="float" office:value="0.742152618623207" calcext:value-type="float">
            <text:p>0.742152618623207</text:p>
          </table:table-cell>
          <table:table-cell office:value-type="float" office:value="0.0338127036240726" calcext:value-type="float">
            <text:p>0.0338127036240726</text:p>
          </table:table-cell>
          <table:table-cell office:value-type="float" office:value="0.764315423138952" calcext:value-type="float">
            <text:p>0.764315423138952</text:p>
          </table:table-cell>
          <table:table-cell office:value-type="float" office:value="0.0340928808399737" calcext:value-type="float">
            <text:p>0.0340928808399737</text:p>
          </table:table-cell>
          <table:table-cell office:value-type="float" office:value="0.760376878023937" calcext:value-type="float">
            <text:p>0.760376878023937</text:p>
          </table:table-cell>
          <table:table-cell office:value-type="float" office:value="0.029360567146956" calcext:value-type="float">
            <text:p>0.029360567146956</text:p>
          </table:table-cell>
          <table:table-cell office:value-type="float" office:value="0.7590951532128" calcext:value-type="float">
            <text:p>0.7590951532128</text:p>
          </table:table-cell>
          <table:table-cell office:value-type="float" office:value="0.0289895645954544" calcext:value-type="float">
            <text:p>0.0289895645954544</text:p>
          </table:table-cell>
          <table:table-cell office:value-type="float" office:value="0.756489262371615" calcext:value-type="float">
            <text:p>0.756489262371615</text:p>
          </table:table-cell>
          <table:table-cell office:value-type="float" office:value="0.027341116134174" calcext:value-type="float">
            <text:p>0.027341116134174</text:p>
          </table:table-cell>
          <table:table-cell office:value-type="float" office:value="0.761701044053985" calcext:value-type="float">
            <text:p>0.761701044053985</text:p>
          </table:table-cell>
          <table:table-cell office:value-type="float" office:value="0.027347584872334" calcext:value-type="float">
            <text:p>0.027347584872334</text:p>
          </table:table-cell>
          <table:table-cell office:value-type="float" office:value="0.759112129700365" calcext:value-type="float">
            <text:p>0.759112129700365</text:p>
          </table:table-cell>
          <table:table-cell office:value-type="float" office:value="0.0284393917884482" calcext:value-type="float">
            <text:p>0.0284393917884482</text:p>
          </table:table-cell>
          <table:table-cell office:value-type="float" office:value="0.751285968933028" calcext:value-type="float">
            <text:p>0.751285968933028</text:p>
          </table:table-cell>
          <table:table-cell office:value-type="float" office:value="0.0279954839584628" calcext:value-type="float">
            <text:p>0.0279954839584628</text:p>
          </table:table-cell>
          <table:table-cell office:value-type="float" office:value="0.761692555810203" calcext:value-type="float">
            <text:p>0.761692555810203</text:p>
          </table:table-cell>
          <table:table-cell office:value-type="float" office:value="0.0218003319004643" calcext:value-type="float">
            <text:p>0.02180033190046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ima</text:p>
          </table:table-cell>
          <table:table-cell office:value-type="float" office:value="0.758796367031661" calcext:value-type="float">
            <text:p>0.758796367031661</text:p>
          </table:table-cell>
          <table:table-cell office:value-type="float" office:value="0.0343409247764212" calcext:value-type="float">
            <text:p>0.0343409247764212</text:p>
          </table:table-cell>
          <table:table-cell office:value-type="float" office:value="0.75051014345132" calcext:value-type="float">
            <text:p>0.75051014345132</text:p>
          </table:table-cell>
          <table:table-cell office:value-type="float" office:value="0.0289626165620493" calcext:value-type="float">
            <text:p>0.0289626165620493</text:p>
          </table:table-cell>
          <table:table-cell office:value-type="float" office:value="0.753635514811985" calcext:value-type="float">
            <text:p>0.753635514811985</text:p>
          </table:table-cell>
          <table:table-cell office:value-type="float" office:value="0.0294907908627197" calcext:value-type="float">
            <text:p>0.0294907908627197</text:p>
          </table:table-cell>
          <table:table-cell office:value-type="float" office:value="0.752311348781937" calcext:value-type="float">
            <text:p>0.752311348781937</text:p>
          </table:table-cell>
          <table:table-cell office:value-type="float" office:value="0.0283776930747174" calcext:value-type="float">
            <text:p>0.0283776930747174</text:p>
          </table:table-cell>
          <table:table-cell office:value-type="float" office:value="0.755672693319752" calcext:value-type="float">
            <text:p>0.755672693319752</text:p>
          </table:table-cell>
          <table:table-cell office:value-type="float" office:value="0.0330056359901395" calcext:value-type="float">
            <text:p>0.0330056359901395</text:p>
          </table:table-cell>
          <table:table-cell office:value-type="float" office:value="0.752557507851625" calcext:value-type="float">
            <text:p>0.752557507851625</text:p>
          </table:table-cell>
          <table:table-cell office:value-type="float" office:value="0.0336647022503128" calcext:value-type="float">
            <text:p>0.0336647022503128</text:p>
          </table:table-cell>
          <table:table-cell office:value-type="float" office:value="0.753615143026908" calcext:value-type="float">
            <text:p>0.753615143026908</text:p>
          </table:table-cell>
          <table:table-cell office:value-type="float" office:value="0.0342545835937387" calcext:value-type="float">
            <text:p>0.0342545835937387</text:p>
          </table:table-cell>
          <table:table-cell office:value-type="float" office:value="0.744753416518122" calcext:value-type="float">
            <text:p>0.744753416518122</text:p>
          </table:table-cell>
          <table:table-cell office:value-type="float" office:value="0.0317082095214579" calcext:value-type="float">
            <text:p>0.0317082095214579</text:p>
          </table:table-cell>
          <table:table-cell office:value-type="float" office:value="0.760918427977251" calcext:value-type="float">
            <text:p>0.760918427977251</text:p>
          </table:table-cell>
          <table:table-cell office:value-type="float" office:value="0.0274859886923736" calcext:value-type="float">
            <text:p>0.0274859886923736</text:p>
          </table:table-cell>
          <table:table-cell office:value-type="float" office:value="0.756221033868093" calcext:value-type="float">
            <text:p>0.756221033868093</text:p>
          </table:table-cell>
          <table:table-cell office:value-type="float" office:value="0.0316203252673019" calcext:value-type="float">
            <text:p>0.0316203252673019</text:p>
          </table:table-cell>
          <table:table-cell office:value-type="float" office:value="0.751800356506239" calcext:value-type="float">
            <text:p>0.751800356506239</text:p>
          </table:table-cell>
          <table:table-cell office:value-type="float" office:value="0.0338774156576976" calcext:value-type="float">
            <text:p>0.0338774156576976</text:p>
          </table:table-cell>
          <table:table-cell office:value-type="float" office:value="0.75335879806468" calcext:value-type="float">
            <text:p>0.75335879806468</text:p>
          </table:table-cell>
          <table:table-cell office:value-type="float" office:value="0.0258519838239765" calcext:value-type="float">
            <text:p>0.0258519838239765</text:p>
          </table:table-cell>
          <table:table-cell office:value-type="float" office:value="0.766118326118326" calcext:value-type="float">
            <text:p>0.766118326118326</text:p>
          </table:table-cell>
          <table:table-cell office:value-type="float" office:value="0.0270877392051107" calcext:value-type="float">
            <text:p>0.0270877392051107</text:p>
          </table:table-cell>
          <table:table-cell office:value-type="float" office:value="0.759891350479586" calcext:value-type="float">
            <text:p>0.759891350479586</text:p>
          </table:table-cell>
          <table:table-cell office:value-type="float" office:value="0.0232179728809814" calcext:value-type="float">
            <text:p>0.0232179728809814</text:p>
          </table:table-cell>
          <table:table-cell office:value-type="float" office:value="0.758312537136067" calcext:value-type="float">
            <text:p>0.758312537136067</text:p>
          </table:table-cell>
          <table:table-cell office:value-type="float" office:value="0.0331754931132896" calcext:value-type="float">
            <text:p>0.0331754931132896</text:p>
          </table:table-cell>
          <table:table-cell office:value-type="float" office:value="0.756996859349801" calcext:value-type="float">
            <text:p>0.756996859349801</text:p>
          </table:table-cell>
          <table:table-cell office:value-type="float" office:value="0.027072491005188" calcext:value-type="float">
            <text:p>0.02707249100518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44783974195739" calcext:value-type="float">
            <text:p>0.744783974195739</text:p>
          </table:table-cell>
          <table:table-cell office:value-type="float" office:value="0.0267184175962153" calcext:value-type="float">
            <text:p>0.0267184175962153</text:p>
          </table:table-cell>
          <table:table-cell office:value-type="float" office:value="0.742152618623207" calcext:value-type="float">
            <text:p>0.742152618623207</text:p>
          </table:table-cell>
          <table:table-cell office:value-type="float" office:value="0.0331332972141112" calcext:value-type="float">
            <text:p>0.0331332972141112</text:p>
          </table:table-cell>
          <table:table-cell office:value-type="float" office:value="0.748663101604278" calcext:value-type="float">
            <text:p>0.748663101604278</text:p>
          </table:table-cell>
          <table:table-cell office:value-type="float" office:value="0.0282723032713467" calcext:value-type="float">
            <text:p>0.0282723032713467</text:p>
          </table:table-cell>
          <table:table-cell office:value-type="float" office:value="0.751260504201681" calcext:value-type="float">
            <text:p>0.751260504201681</text:p>
          </table:table-cell>
          <table:table-cell office:value-type="float" office:value="0.020911538393826" calcext:value-type="float">
            <text:p>0.020911538393826</text:p>
          </table:table-cell>
          <table:table-cell office:value-type="float" office:value="0.738273491214668" calcext:value-type="float">
            <text:p>0.738273491214668</text:p>
          </table:table-cell>
          <table:table-cell office:value-type="float" office:value="0.0356666039706441" calcext:value-type="float">
            <text:p>0.0356666039706441</text:p>
          </table:table-cell>
          <table:table-cell office:value-type="float" office:value="0.757779475426534" calcext:value-type="float">
            <text:p>0.757779475426534</text:p>
          </table:table-cell>
          <table:table-cell office:value-type="float" office:value="0.0249668636397286" calcext:value-type="float">
            <text:p>0.0249668636397286</text:p>
          </table:table-cell>
          <table:table-cell office:value-type="float" office:value="0.747372888549359" calcext:value-type="float">
            <text:p>0.747372888549359</text:p>
          </table:table-cell>
          <table:table-cell office:value-type="float" office:value="0.0291074615097353" calcext:value-type="float">
            <text:p>0.0291074615097353</text:p>
          </table:table-cell>
          <table:table-cell office:value-type="float" office:value="0.719964349376114" calcext:value-type="float">
            <text:p>0.719964349376114</text:p>
          </table:table-cell>
          <table:table-cell office:value-type="float" office:value="0.038746548039085" calcext:value-type="float">
            <text:p>0.038746548039085</text:p>
          </table:table-cell>
          <table:table-cell office:value-type="float" office:value="0.746074187250658" calcext:value-type="float">
            <text:p>0.746074187250658</text:p>
          </table:table-cell>
          <table:table-cell office:value-type="float" office:value="0.0227629591342516" calcext:value-type="float">
            <text:p>0.0227629591342516</text:p>
          </table:table-cell>
          <table:table-cell office:value-type="float" office:value="0.744750021220609" calcext:value-type="float">
            <text:p>0.744750021220609</text:p>
          </table:table-cell>
          <table:table-cell office:value-type="float" office:value="0.0393459216482272" calcext:value-type="float">
            <text:p>0.0393459216482272</text:p>
          </table:table-cell>
          <table:table-cell office:value-type="float" office:value="0.749944826415415" calcext:value-type="float">
            <text:p>0.749944826415415</text:p>
          </table:table-cell>
          <table:table-cell office:value-type="float" office:value="0.0244727712437461" calcext:value-type="float">
            <text:p>0.0244727712437461</text:p>
          </table:table-cell>
          <table:table-cell office:value-type="float" office:value="0.753891859774213" calcext:value-type="float">
            <text:p>0.753891859774213</text:p>
          </table:table-cell>
          <table:table-cell office:value-type="float" office:value="0.0224711605628951" calcext:value-type="float">
            <text:p>0.0224711605628951</text:p>
          </table:table-cell>
          <table:table-cell office:value-type="float" office:value="0.753866395042866" calcext:value-type="float">
            <text:p>0.753866395042866</text:p>
          </table:table-cell>
          <table:table-cell office:value-type="float" office:value="0.0340718755681205" calcext:value-type="float">
            <text:p>0.0340718755681205</text:p>
          </table:table-cell>
          <table:table-cell office:value-type="float" office:value="0.743451319921908" calcext:value-type="float">
            <text:p>0.743451319921908</text:p>
          </table:table-cell>
          <table:table-cell office:value-type="float" office:value="0.0193789923857362" calcext:value-type="float">
            <text:p>0.0193789923857362</text:p>
          </table:table-cell>
          <table:table-cell office:value-type="float" office:value="0.74608267549444" calcext:value-type="float">
            <text:p>0.74608267549444</text:p>
          </table:table-cell>
          <table:table-cell office:value-type="float" office:value="0.0191421518869678" calcext:value-type="float">
            <text:p>0.0191421518869678</text:p>
          </table:table-cell>
          <table:table-cell office:value-type="float" office:value="0.752593158475511" calcext:value-type="float">
            <text:p>0.752593158475511</text:p>
          </table:table-cell>
          <table:table-cell office:value-type="float" office:value="0.0336923887291116" calcext:value-type="float">
            <text:p>0.033692388729111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326452244443386" calcext:value-type="float">
            <text:p>0.0326452244443386</text:p>
          </table:table-cell>
          <table:table-cell office:value-type="float" office:value="0.748680078091843" calcext:value-type="float">
            <text:p>0.748680078091843</text:p>
          </table:table-cell>
          <table:table-cell office:value-type="float" office:value="0.0357611231702186" calcext:value-type="float">
            <text:p>0.0357611231702186</text:p>
          </table:table-cell>
          <table:table-cell office:value-type="float" office:value="0.752567693744164" calcext:value-type="float">
            <text:p>0.752567693744164</text:p>
          </table:table-cell>
          <table:table-cell office:value-type="float" office:value="0.0326484852268226" calcext:value-type="float">
            <text:p>0.0326484852268226</text:p>
          </table:table-cell>
          <table:table-cell office:value-type="float" office:value="0.751252015957898" calcext:value-type="float">
            <text:p>0.751252015957898</text:p>
          </table:table-cell>
          <table:table-cell office:value-type="float" office:value="0.0243232621371661" calcext:value-type="float">
            <text:p>0.0243232621371661</text:p>
          </table:table-cell>
          <table:table-cell office:value-type="float" office:value="0.76430693489517" calcext:value-type="float">
            <text:p>0.76430693489517</text:p>
          </table:table-cell>
          <table:table-cell office:value-type="float" office:value="0.0157961347719413" calcext:value-type="float">
            <text:p>0.0157961347719413</text:p>
          </table:table-cell>
          <table:table-cell office:value-type="float" office:value="0.76294032764621" calcext:value-type="float">
            <text:p>0.76294032764621</text:p>
          </table:table-cell>
          <table:table-cell office:value-type="float" office:value="0.0427242556998992" calcext:value-type="float">
            <text:p>0.0427242556998992</text:p>
          </table:table-cell>
          <table:table-cell office:value-type="float" office:value="0.755148119854002" calcext:value-type="float">
            <text:p>0.755148119854002</text:p>
          </table:table-cell>
          <table:table-cell office:value-type="float" office:value="0.0464421112563834" calcext:value-type="float">
            <text:p>0.0464421112563834</text:p>
          </table:table-cell>
          <table:table-cell office:value-type="float" office:value="0.755148119854002" calcext:value-type="float">
            <text:p>0.755148119854002</text:p>
          </table:table-cell>
          <table:table-cell office:value-type="float" office:value="0.0313694645304773" calcext:value-type="float">
            <text:p>0.0313694645304773</text:p>
          </table:table-cell>
          <table:table-cell office:value-type="float" office:value="0.749910873440285" calcext:value-type="float">
            <text:p>0.749910873440285</text:p>
          </table:table-cell>
          <table:table-cell office:value-type="float" office:value="0.0407630022733598" calcext:value-type="float">
            <text:p>0.0407630022733598</text:p>
          </table:table-cell>
          <table:table-cell office:value-type="float" office:value="0.746040234275528" calcext:value-type="float">
            <text:p>0.746040234275528</text:p>
          </table:table-cell>
          <table:table-cell office:value-type="float" office:value="0.0393205513379828" calcext:value-type="float">
            <text:p>0.0393205513379828</text:p>
          </table:table-cell>
          <table:table-cell office:value-type="float" office:value="0.766878872761226" calcext:value-type="float">
            <text:p>0.766878872761226</text:p>
          </table:table-cell>
          <table:table-cell office:value-type="float" office:value="0.0308675688316349" calcext:value-type="float">
            <text:p>0.0308675688316349</text:p>
          </table:table-cell>
          <table:table-cell office:value-type="float" office:value="0.753857906799083" calcext:value-type="float">
            <text:p>0.753857906799083</text:p>
          </table:table-cell>
          <table:table-cell office:value-type="float" office:value="0.0335118320906297" calcext:value-type="float">
            <text:p>0.0335118320906297</text:p>
          </table:table-cell>
          <table:table-cell office:value-type="float" office:value="0.757770987182752" calcext:value-type="float">
            <text:p>0.757770987182752</text:p>
          </table:table-cell>
          <table:table-cell office:value-type="float" office:value="0.0308097175491788" calcext:value-type="float">
            <text:p>0.0308097175491788</text:p>
          </table:table-cell>
          <table:table-cell office:value-type="float" office:value="0.752576181987947" calcext:value-type="float">
            <text:p>0.752576181987947</text:p>
          </table:table-cell>
          <table:table-cell office:value-type="float" office:value="0.0271036848053189" calcext:value-type="float">
            <text:p>0.0271036848053189</text:p>
          </table:table-cell>
          <table:table-cell office:value-type="float" office:value="0.756472285884051" calcext:value-type="float">
            <text:p>0.756472285884051</text:p>
          </table:table-cell>
          <table:table-cell office:value-type="float" office:value="0.0331990314203646" calcext:value-type="float">
            <text:p>0.0331990314203646</text:p>
          </table:table-cell>
          <table:table-cell office:value-type="float" office:value="0.753891859774213" calcext:value-type="float">
            <text:p>0.753891859774213</text:p>
          </table:table-cell>
          <table:table-cell office:value-type="float" office:value="0.0255879794776897" calcext:value-type="float">
            <text:p>0.025587979477689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48697054579407" calcext:value-type="float">
            <text:p>0.748697054579407</text:p>
          </table:table-cell>
          <table:table-cell office:value-type="float" office:value="0.0436890905220832" calcext:value-type="float">
            <text:p>0.0436890905220832</text:p>
          </table:table-cell>
          <table:table-cell office:value-type="float" office:value="0.748688566335625" calcext:value-type="float">
            <text:p>0.748688566335625</text:p>
          </table:table-cell>
          <table:table-cell office:value-type="float" office:value="0.0347615036028633" calcext:value-type="float">
            <text:p>0.0347615036028633</text:p>
          </table:table-cell>
          <table:table-cell office:value-type="float" office:value="0.761692555810203" calcext:value-type="float">
            <text:p>0.761692555810203</text:p>
          </table:table-cell>
          <table:table-cell office:value-type="float" office:value="0.0310755375792097" calcext:value-type="float">
            <text:p>0.0310755375792097</text:p>
          </table:table-cell>
          <table:table-cell office:value-type="float" office:value="0.756480774127833" calcext:value-type="float">
            <text:p>0.756480774127833</text:p>
          </table:table-cell>
          <table:table-cell office:value-type="float" office:value="0.028594492104807" calcext:value-type="float">
            <text:p>0.028594492104807</text:p>
          </table:table-cell>
          <table:table-cell office:value-type="float" office:value="0.753866395042866" calcext:value-type="float">
            <text:p>0.753866395042866</text:p>
          </table:table-cell>
          <table:table-cell office:value-type="float" office:value="0.0274734306744795" calcext:value-type="float">
            <text:p>0.0274734306744795</text:p>
          </table:table-cell>
          <table:table-cell office:value-type="float" office:value="0.761675579322638" calcext:value-type="float">
            <text:p>0.761675579322638</text:p>
          </table:table-cell>
          <table:table-cell office:value-type="float" office:value="0.0291088693139578" calcext:value-type="float">
            <text:p>0.0291088693139578</text:p>
          </table:table-cell>
          <table:table-cell office:value-type="float" office:value="0.759078176725236" calcext:value-type="float">
            <text:p>0.759078176725236</text:p>
          </table:table-cell>
          <table:table-cell office:value-type="float" office:value="0.0360172272579266" calcext:value-type="float">
            <text:p>0.0360172272579266</text:p>
          </table:table-cell>
          <table:table-cell office:value-type="float" office:value="0.753849418555301" calcext:value-type="float">
            <text:p>0.753849418555301</text:p>
          </table:table-cell>
          <table:table-cell office:value-type="float" office:value="0.0391770889470723" calcext:value-type="float">
            <text:p>0.0391770889470723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348719844810524" calcext:value-type="float">
            <text:p>0.0348719844810524</text:p>
          </table:table-cell>
          <table:table-cell office:value-type="float" office:value="0.749970291146762" calcext:value-type="float">
            <text:p>0.749970291146762</text:p>
          </table:table-cell>
          <table:table-cell office:value-type="float" office:value="0.0364301737269828" calcext:value-type="float">
            <text:p>0.0364301737269828</text:p>
          </table:table-cell>
          <table:table-cell office:value-type="float" office:value="0.76430693489517" calcext:value-type="float">
            <text:p>0.76430693489517</text:p>
          </table:table-cell>
          <table:table-cell office:value-type="float" office:value="0.038869305554693" calcext:value-type="float">
            <text:p>0.038869305554693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407963333094654" calcext:value-type="float">
            <text:p>0.0407963333094654</text:p>
          </table:table-cell>
          <table:table-cell office:value-type="float" office:value="0.751243527714116" calcext:value-type="float">
            <text:p>0.751243527714116</text:p>
          </table:table-cell>
          <table:table-cell office:value-type="float" office:value="0.0366267891334308" calcext:value-type="float">
            <text:p>0.0366267891334308</text:p>
          </table:table-cell>
          <table:table-cell office:value-type="float" office:value="0.752584670231729" calcext:value-type="float">
            <text:p>0.752584670231729</text:p>
          </table:table-cell>
          <table:table-cell office:value-type="float" office:value="0.0232621749496527" calcext:value-type="float">
            <text:p>0.0232621749496527</text:p>
          </table:table-cell>
          <table:table-cell office:value-type="float" office:value="0.762982768865122" calcext:value-type="float">
            <text:p>0.762982768865122</text:p>
          </table:table-cell>
          <table:table-cell office:value-type="float" office:value="0.0331896790273849" calcext:value-type="float">
            <text:p>0.0331896790273849</text:p>
          </table:table-cell>
          <table:table-cell office:value-type="float" office:value="0.7590951532128" calcext:value-type="float">
            <text:p>0.7590951532128</text:p>
          </table:table-cell>
          <table:table-cell office:value-type="float" office:value="0.0242363589663703" calcext:value-type="float">
            <text:p>0.024236358966370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57787963670317" calcext:value-type="float">
            <text:p>0.757787963670317</text:p>
          </table:table-cell>
          <table:table-cell office:value-type="float" office:value="0.0319731705046435" calcext:value-type="float">
            <text:p>0.0319731705046435</text:p>
          </table:table-cell>
          <table:table-cell office:value-type="float" office:value="0.75129445717681" calcext:value-type="float">
            <text:p>0.75129445717681</text:p>
          </table:table-cell>
          <table:table-cell office:value-type="float" office:value="0.0385056364279529" calcext:value-type="float">
            <text:p>0.0385056364279529</text:p>
          </table:table-cell>
          <table:table-cell office:value-type="float" office:value="0.762999745352687" calcext:value-type="float">
            <text:p>0.762999745352687</text:p>
          </table:table-cell>
          <table:table-cell office:value-type="float" office:value="0.0369938879167066" calcext:value-type="float">
            <text:p>0.0369938879167066</text:p>
          </table:table-cell>
          <table:table-cell office:value-type="float" office:value="0.752576181987947" calcext:value-type="float">
            <text:p>0.752576181987947</text:p>
          </table:table-cell>
          <table:table-cell office:value-type="float" office:value="0.026006502329582" calcext:value-type="float">
            <text:p>0.026006502329582</text:p>
          </table:table-cell>
          <table:table-cell office:value-type="float" office:value="0.762991257108904" calcext:value-type="float">
            <text:p>0.762991257108904</text:p>
          </table:table-cell>
          <table:table-cell office:value-type="float" office:value="0.0208146077404267" calcext:value-type="float">
            <text:p>0.0208146077404267</text:p>
          </table:table-cell>
          <table:table-cell office:value-type="float" office:value="0.759069688481453" calcext:value-type="float">
            <text:p>0.759069688481453</text:p>
          </table:table-cell>
          <table:table-cell office:value-type="float" office:value="0.0346308305495615" calcext:value-type="float">
            <text:p>0.0346308305495615</text:p>
          </table:table-cell>
          <table:table-cell office:value-type="float" office:value="0.755156608097785" calcext:value-type="float">
            <text:p>0.755156608097785</text:p>
          </table:table-cell>
          <table:table-cell office:value-type="float" office:value="0.0363213032561052" calcext:value-type="float">
            <text:p>0.0363213032561052</text:p>
          </table:table-cell>
          <table:table-cell office:value-type="float" office:value="0.7525507172566" calcext:value-type="float">
            <text:p>0.7525507172566</text:p>
          </table:table-cell>
          <table:table-cell office:value-type="float" office:value="0.0422053606762679" calcext:value-type="float">
            <text:p>0.0422053606762679</text:p>
          </table:table-cell>
          <table:table-cell office:value-type="float" office:value="0.762982768865122" calcext:value-type="float">
            <text:p>0.762982768865122</text:p>
          </table:table-cell>
          <table:table-cell office:value-type="float" office:value="0.0350435682213508" calcext:value-type="float">
            <text:p>0.0350435682213508</text:p>
          </table:table-cell>
          <table:table-cell office:value-type="float" office:value="0.747381376793142" calcext:value-type="float">
            <text:p>0.747381376793142</text:p>
          </table:table-cell>
          <table:table-cell office:value-type="float" office:value="0.0251773101126142" calcext:value-type="float">
            <text:p>0.0251773101126142</text:p>
          </table:table-cell>
          <table:table-cell office:value-type="float" office:value="0.760393854511502" calcext:value-type="float">
            <text:p>0.760393854511502</text:p>
          </table:table-cell>
          <table:table-cell office:value-type="float" office:value="0.0386547552907393" calcext:value-type="float">
            <text:p>0.0386547552907393</text:p>
          </table:table-cell>
          <table:table-cell office:value-type="float" office:value="0.756438332908921" calcext:value-type="float">
            <text:p>0.756438332908921</text:p>
          </table:table-cell>
          <table:table-cell office:value-type="float" office:value="0.0434643193833881" calcext:value-type="float">
            <text:p>0.0434643193833881</text:p>
          </table:table-cell>
          <table:table-cell office:value-type="float" office:value="0.752567693744164" calcext:value-type="float">
            <text:p>0.752567693744164</text:p>
          </table:table-cell>
          <table:table-cell office:value-type="float" office:value="0.0383417715891717" calcext:value-type="float">
            <text:p>0.0383417715891717</text:p>
          </table:table-cell>
          <table:table-cell office:value-type="float" office:value="0.755190561072914" calcext:value-type="float">
            <text:p>0.755190561072914</text:p>
          </table:table-cell>
          <table:table-cell office:value-type="float" office:value="0.0269134122181896" calcext:value-type="float">
            <text:p>0.0269134122181896</text:p>
          </table:table-cell>
          <table:table-cell office:value-type="float" office:value="0.760368389780154" calcext:value-type="float">
            <text:p>0.760368389780154</text:p>
          </table:table-cell>
          <table:table-cell office:value-type="float" office:value="0.0356812719665682" calcext:value-type="float">
            <text:p>0.0356812719665682</text:p>
          </table:table-cell>
          <table:table-cell office:value-type="float" office:value="0.753874883286648" calcext:value-type="float">
            <text:p>0.753874883286648</text:p>
          </table:table-cell>
          <table:table-cell office:value-type="float" office:value="0.0320991639438942" calcext:value-type="float">
            <text:p>0.032099163943894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65614124437654" calcext:value-type="float">
            <text:p>0.765614124437654</text:p>
          </table:table-cell>
          <table:table-cell office:value-type="float" office:value="0.0278045799810989" calcext:value-type="float">
            <text:p>0.0278045799810989</text:p>
          </table:table-cell>
          <table:table-cell office:value-type="float" office:value="0.757779475426534" calcext:value-type="float">
            <text:p>0.757779475426534</text:p>
          </table:table-cell>
          <table:table-cell office:value-type="float" office:value="0.0303979197521118" calcext:value-type="float">
            <text:p>0.0303979197521118</text:p>
          </table:table-cell>
          <table:table-cell office:value-type="float" office:value="0.762999745352687" calcext:value-type="float">
            <text:p>0.762999745352687</text:p>
          </table:table-cell>
          <table:table-cell office:value-type="float" office:value="0.0285167631525879" calcext:value-type="float">
            <text:p>0.0285167631525879</text:p>
          </table:table-cell>
          <table:table-cell office:value-type="float" office:value="0.755165096341567" calcext:value-type="float">
            <text:p>0.755165096341567</text:p>
          </table:table-cell>
          <table:table-cell office:value-type="float" office:value="0.0275900470156961" calcext:value-type="float">
            <text:p>0.0275900470156961</text:p>
          </table:table-cell>
          <table:table-cell office:value-type="float" office:value="0.765614124437654" calcext:value-type="float">
            <text:p>0.765614124437654</text:p>
          </table:table-cell>
          <table:table-cell office:value-type="float" office:value="0.0236537862810163" calcext:value-type="float">
            <text:p>0.0236537862810163</text:p>
          </table:table-cell>
          <table:table-cell office:value-type="float" office:value="0.753857906799083" calcext:value-type="float">
            <text:p>0.753857906799083</text:p>
          </table:table-cell>
          <table:table-cell office:value-type="float" office:value="0.0272174084227058" calcext:value-type="float">
            <text:p>0.0272174084227058</text:p>
          </table:table-cell>
          <table:table-cell office:value-type="float" office:value="0.757779475426534" calcext:value-type="float">
            <text:p>0.757779475426534</text:p>
          </table:table-cell>
          <table:table-cell office:value-type="float" office:value="0.0324118867855523" calcext:value-type="float">
            <text:p>0.0324118867855523</text:p>
          </table:table-cell>
          <table:table-cell office:value-type="float" office:value="0.753866395042866" calcext:value-type="float">
            <text:p>0.753866395042866</text:p>
          </table:table-cell>
          <table:table-cell office:value-type="float" office:value="0.0406637333906884" calcext:value-type="float">
            <text:p>0.0406637333906884</text:p>
          </table:table-cell>
          <table:table-cell office:value-type="float" office:value="0.760402342755284" calcext:value-type="float">
            <text:p>0.760402342755284</text:p>
          </table:table-cell>
          <table:table-cell office:value-type="float" office:value="0.0294636008144889" calcext:value-type="float">
            <text:p>0.0294636008144889</text:p>
          </table:table-cell>
          <table:table-cell office:value-type="float" office:value="0.7590951532128" calcext:value-type="float">
            <text:p>0.7590951532128</text:p>
          </table:table-cell>
          <table:table-cell office:value-type="float" office:value="0.0259177998508589" calcext:value-type="float">
            <text:p>0.0259177998508589</text:p>
          </table:table-cell>
          <table:table-cell office:value-type="float" office:value="0.760393854511502" calcext:value-type="float">
            <text:p>0.760393854511502</text:p>
          </table:table-cell>
          <table:table-cell office:value-type="float" office:value="0.0381054389819318" calcext:value-type="float">
            <text:p>0.0381054389819318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369723262750739" calcext:value-type="float">
            <text:p>0.0369723262750739</text:p>
          </table:table-cell>
          <table:table-cell office:value-type="float" office:value="0.755156608097785" calcext:value-type="float">
            <text:p>0.755156608097785</text:p>
          </table:table-cell>
          <table:table-cell office:value-type="float" office:value="0.0423113197566867" calcext:value-type="float">
            <text:p>0.0423113197566867</text:p>
          </table:table-cell>
          <table:table-cell office:value-type="float" office:value="0.759086664969018" calcext:value-type="float">
            <text:p>0.759086664969018</text:p>
          </table:table-cell>
          <table:table-cell office:value-type="float" office:value="0.0247514481522916" calcext:value-type="float">
            <text:p>0.0247514481522916</text:p>
          </table:table-cell>
          <table:table-cell office:value-type="float" office:value="0.762982768865122" calcext:value-type="float">
            <text:p>0.762982768865122</text:p>
          </table:table-cell>
          <table:table-cell office:value-type="float" office:value="0.0331896790273849" calcext:value-type="float">
            <text:p>0.0331896790273849</text:p>
          </table:table-cell>
          <table:table-cell office:value-type="float" office:value="0.752576181987947" calcext:value-type="float">
            <text:p>0.752576181987947</text:p>
          </table:table-cell>
          <table:table-cell office:value-type="float" office:value="0.0363149598466708" calcext:value-type="float">
            <text:p>0.03631495984667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54667685255921" calcext:value-type="float">
            <text:p>0.754667685255921</text:p>
          </table:table-cell>
          <table:table-cell office:value-type="float" office:value="0.0325660966096759" calcext:value-type="float">
            <text:p>0.0325660966096759</text:p>
          </table:table-cell>
          <table:table-cell office:value-type="float" office:value="0.749719039130804" calcext:value-type="float">
            <text:p>0.749719039130804</text:p>
          </table:table-cell>
          <table:table-cell office:value-type="float" office:value="0.0345118960334516" calcext:value-type="float">
            <text:p>0.0345118960334516</text:p>
          </table:table-cell>
          <table:table-cell office:value-type="float" office:value="0.757784568372804" calcext:value-type="float">
            <text:p>0.757784568372804</text:p>
          </table:table-cell>
          <table:table-cell office:value-type="float" office:value="0.0315013954293347" calcext:value-type="float">
            <text:p>0.0315013954293347</text:p>
          </table:table-cell>
          <table:table-cell office:value-type="float" office:value="0.753346914523385" calcext:value-type="float">
            <text:p>0.753346914523385</text:p>
          </table:table-cell>
          <table:table-cell office:value-type="float" office:value="0.0254851683962154" calcext:value-type="float">
            <text:p>0.0254851683962154</text:p>
          </table:table-cell>
          <table:table-cell office:value-type="float" office:value="0.757010440539852" calcext:value-type="float">
            <text:p>0.757010440539852</text:p>
          </table:table-cell>
          <table:table-cell office:value-type="float" office:value="0.0246809126877016" calcext:value-type="float">
            <text:p>0.0246809126877016</text:p>
          </table:table-cell>
          <table:table-cell office:value-type="float" office:value="0.759064595535184" calcext:value-type="float">
            <text:p>0.759064595535184</text:p>
          </table:table-cell>
          <table:table-cell office:value-type="float" office:value="0.0317296455251706" calcext:value-type="float">
            <text:p>0.0317296455251706</text:p>
          </table:table-cell>
          <table:table-cell office:value-type="float" office:value="0.754907053730583" calcext:value-type="float">
            <text:p>0.754907053730583</text:p>
          </table:table-cell>
          <table:table-cell office:value-type="float" office:value="0.0360599980131406" calcext:value-type="float">
            <text:p>0.0360599980131406</text:p>
          </table:table-cell>
          <table:table-cell office:value-type="float" office:value="0.747075800016976" calcext:value-type="float">
            <text:p>0.747075800016976</text:p>
          </table:table-cell>
          <table:table-cell office:value-type="float" office:value="0.0384324391167182" calcext:value-type="float">
            <text:p>0.0384324391167182</text:p>
          </table:table-cell>
          <table:table-cell office:value-type="float" office:value="0.755165096341567" calcext:value-type="float">
            <text:p>0.755165096341567</text:p>
          </table:table-cell>
          <table:table-cell office:value-type="float" office:value="0.0325810229849007" calcext:value-type="float">
            <text:p>0.0325810229849007</text:p>
          </table:table-cell>
          <table:table-cell office:value-type="float" office:value="0.749447415329768" calcext:value-type="float">
            <text:p>0.749447415329768</text:p>
          </table:table-cell>
          <table:table-cell office:value-type="float" office:value="0.0332383513353332" calcext:value-type="float">
            <text:p>0.0332383513353332</text:p>
          </table:table-cell>
          <table:table-cell office:value-type="float" office:value="0.760383668618963" calcext:value-type="float">
            <text:p>0.760383668618963</text:p>
          </table:table-cell>
          <table:table-cell office:value-type="float" office:value="0.034193967980549" calcext:value-type="float">
            <text:p>0.034193967980549</text:p>
          </table:table-cell>
          <table:table-cell office:value-type="float" office:value="0.754633732280791" calcext:value-type="float">
            <text:p>0.754633732280791</text:p>
          </table:table-cell>
          <table:table-cell office:value-type="float" office:value="0.0354431943242904" calcext:value-type="float">
            <text:p>0.0354431943242904</text:p>
          </table:table-cell>
          <table:table-cell office:value-type="float" office:value="0.754121042356336" calcext:value-type="float">
            <text:p>0.754121042356336</text:p>
          </table:table-cell>
          <table:table-cell office:value-type="float" office:value="0.0364322947193177" calcext:value-type="float">
            <text:p>0.0364322947193177</text:p>
          </table:table-cell>
          <table:table-cell office:value-type="float" office:value="0.752577879636703" calcext:value-type="float">
            <text:p>0.752577879636703</text:p>
          </table:table-cell>
          <table:table-cell office:value-type="float" office:value="0.0242819425022378" calcext:value-type="float">
            <text:p>0.0242819425022378</text:p>
          </table:table-cell>
          <table:table-cell office:value-type="float" office:value="0.757777777777778" calcext:value-type="float">
            <text:p>0.757777777777778</text:p>
          </table:table-cell>
          <table:table-cell office:value-type="float" office:value="0.0308803626657341" calcext:value-type="float">
            <text:p>0.0308803626657341</text:p>
          </table:table-cell>
          <table:table-cell office:value-type="float" office:value="0.754406247347424" calcext:value-type="float">
            <text:p>0.754406247347424</text:p>
          </table:table-cell>
          <table:table-cell office:value-type="float" office:value="0.0303861701927473" calcext:value-type="float">
            <text:p>0.030386170192747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egment</text:p>
          </table:table-cell>
          <table:table-cell office:value-type="float" office:value="0.96017316017316" calcext:value-type="float">
            <text:p>0.96017316017316</text:p>
          </table:table-cell>
          <table:table-cell office:value-type="float" office:value="0.0113093943529118" calcext:value-type="float">
            <text:p>0.0113093943529118</text:p>
          </table:table-cell>
          <table:table-cell office:value-type="float" office:value="0.968398268398268" calcext:value-type="float">
            <text:p>0.968398268398268</text:p>
          </table:table-cell>
          <table:table-cell office:value-type="float" office:value="0.0084664966301332" calcext:value-type="float">
            <text:p>0.0084664966301332</text:p>
          </table:table-cell>
          <table:table-cell office:value-type="float" office:value="0.97012987012987" calcext:value-type="float">
            <text:p>0.97012987012987</text:p>
          </table:table-cell>
          <table:table-cell office:value-type="float" office:value="0.007713649212643" calcext:value-type="float">
            <text:p>0.007713649212643</text:p>
          </table:table-cell>
          <table:table-cell office:value-type="float" office:value="0.968831168831169" calcext:value-type="float">
            <text:p>0.968831168831169</text:p>
          </table:table-cell>
          <table:table-cell office:value-type="float" office:value="0.0049830581961997" calcext:value-type="float">
            <text:p>0.0049830581961997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0076526707920622" calcext:value-type="float">
            <text:p>0.0076526707920622</text:p>
          </table:table-cell>
          <table:table-cell office:value-type="float" office:value="0.97012987012987" calcext:value-type="float">
            <text:p>0.97012987012987</text:p>
          </table:table-cell>
          <table:table-cell office:value-type="float" office:value="0.00897681443867" calcext:value-type="float">
            <text:p>0.00897681443867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60062497513037" calcext:value-type="float">
            <text:p>0.0060062497513037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80115824776284" calcext:value-type="float">
            <text:p>0.0080115824776284</text:p>
          </table:table-cell>
          <table:table-cell office:value-type="float" office:value="0.97012987012987" calcext:value-type="float">
            <text:p>0.97012987012987</text:p>
          </table:table-cell>
          <table:table-cell office:value-type="float" office:value="0.0035566399837997" calcext:value-type="float">
            <text:p>0.0035566399837997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62358702557956" calcext:value-type="float">
            <text:p>0.0062358702557956</text:p>
          </table:table-cell>
          <table:table-cell office:value-type="float" office:value="0.970995670995671" calcext:value-type="float">
            <text:p>0.970995670995671</text:p>
          </table:table-cell>
          <table:table-cell office:value-type="float" office:value="0.004488407219335" calcext:value-type="float">
            <text:p>0.004488407219335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068447568401913" calcext:value-type="float">
            <text:p>0.0068447568401913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18949191896399" calcext:value-type="float">
            <text:p>0.0118949191896399</text:p>
          </table:table-cell>
          <table:table-cell office:value-type="float" office:value="0.970995670995671" calcext:value-type="float">
            <text:p>0.970995670995671</text:p>
          </table:table-cell>
          <table:table-cell office:value-type="float" office:value="0.009871648702157" calcext:value-type="float">
            <text:p>0.009871648702157</text:p>
          </table:table-cell>
          <table:table-cell office:value-type="float" office:value="0.968831168831169" calcext:value-type="float">
            <text:p>0.968831168831169</text:p>
          </table:table-cell>
          <table:table-cell office:value-type="float" office:value="0.0077439583636356" calcext:value-type="float">
            <text:p>0.0077439583636356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11003302207429" calcext:value-type="float">
            <text:p>0.0111003302207429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egment</text:p>
          </table:table-cell>
          <table:table-cell office:value-type="float" office:value="0.957575757575758" calcext:value-type="float">
            <text:p>0.957575757575758</text:p>
          </table:table-cell>
          <table:table-cell office:value-type="float" office:value="0.0129508877070576" calcext:value-type="float">
            <text:p>0.0129508877070576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74353091070639" calcext:value-type="float">
            <text:p>0.0074353091070639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72438097535418" calcext:value-type="float">
            <text:p>0.0072438097535418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56443310867555" calcext:value-type="float">
            <text:p>0.0056443310867555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60451255600731" calcext:value-type="float">
            <text:p>0.0060451255600731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4488407219335" calcext:value-type="float">
            <text:p>0.004488407219335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58079687727267" calcext:value-type="float">
            <text:p>0.0058079687727267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82421786859999" calcext:value-type="float">
            <text:p>0.0082421786859999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52128115059706" calcext:value-type="float">
            <text:p>0.0052128115059706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44884072193349" calcext:value-type="float">
            <text:p>0.0044884072193349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58481628078382" calcext:value-type="float">
            <text:p>0.0058481628078382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7713649212643" calcext:value-type="float">
            <text:p>0.007713649212643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67413036806915" calcext:value-type="float">
            <text:p>0.0067413036806915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46925288720083" calcext:value-type="float">
            <text:p>0.0046925288720083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062358702557956" calcext:value-type="float">
            <text:p>0.006235870255795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egment</text:p>
          </table:table-cell>
          <table:table-cell office:value-type="float" office:value="0.95974025974026" calcext:value-type="float">
            <text:p>0.95974025974026</text:p>
          </table:table-cell>
          <table:table-cell office:value-type="float" office:value="0.0119145964887644" calcext:value-type="float">
            <text:p>0.0119145964887644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71132799675995" calcext:value-type="float">
            <text:p>0.0071132799675995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56443310867555" calcext:value-type="float">
            <text:p>0.0056443310867555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49358243510784" calcext:value-type="float">
            <text:p>0.0049358243510784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58481628078382" calcext:value-type="float">
            <text:p>0.0058481628078382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75602810374774" calcext:value-type="float">
            <text:p>0.0075602810374774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50762075322763" calcext:value-type="float">
            <text:p>0.0050762075322763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63105539987502" calcext:value-type="float">
            <text:p>0.0063105539987502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49830581961997" calcext:value-type="float">
            <text:p>0.0049830581961997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52128115059706" calcext:value-type="float">
            <text:p>0.0052128115059706</text:p>
          </table:table-cell>
          <table:table-cell office:value-type="float" office:value="0.977489177489178" calcext:value-type="float">
            <text:p>0.977489177489178</text:p>
          </table:table-cell>
          <table:table-cell office:value-type="float" office:value="0.0042193914912593" calcext:value-type="float">
            <text:p>0.0042193914912593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60062497513037" calcext:value-type="float">
            <text:p>0.0060062497513037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55184193870051" calcext:value-type="float">
            <text:p>0.0055184193870051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058481628078382" calcext:value-type="float">
            <text:p>0.0058481628078382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egment</text:p>
          </table:table-cell>
          <table:table-cell office:value-type="float" office:value="0.959307359307359" calcext:value-type="float">
            <text:p>0.959307359307359</text:p>
          </table:table-cell>
          <table:table-cell office:value-type="float" office:value="0.01337795423408" calcext:value-type="float">
            <text:p>0.01337795423408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61981909364832" calcext:value-type="float">
            <text:p>0.0061981909364832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8447568401913" calcext:value-type="float">
            <text:p>0.0068447568401913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51676780893131" calcext:value-type="float">
            <text:p>0.0051676780893131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69466694960524" calcext:value-type="float">
            <text:p>0.0069466694960524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62358702557956" calcext:value-type="float">
            <text:p>0.0062358702557956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7713649212643" calcext:value-type="float">
            <text:p>0.007713649212643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50762075322763" calcext:value-type="float">
            <text:p>0.0050762075322763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67413036806915" calcext:value-type="float">
            <text:p>0.0067413036806915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55184193870051" calcext:value-type="float">
            <text:p>0.0055184193870051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56026749374652" calcext:value-type="float">
            <text:p>0.0056026749374652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43290043290043" calcext:value-type="float">
            <text:p>0.0043290043290043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54328573151563" calcext:value-type="float">
            <text:p>0.0054328573151563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67413036806915" calcext:value-type="float">
            <text:p>0.006741303680691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egment</text:p>
          </table:table-cell>
          <table:table-cell office:value-type="float" office:value="0.960606060606061" calcext:value-type="float">
            <text:p>0.960606060606061</text:p>
          </table:table-cell>
          <table:table-cell office:value-type="float" office:value="0.0119929828373983" calcext:value-type="float">
            <text:p>0.0119929828373983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58079687727267" calcext:value-type="float">
            <text:p>0.0058079687727267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56443310867555" calcext:value-type="float">
            <text:p>0.0056443310867555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54328573151563" calcext:value-type="float">
            <text:p>0.0054328573151563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713649212643" calcext:value-type="float">
            <text:p>0.007713649212643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63105539987502" calcext:value-type="float">
            <text:p>0.0063105539987502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67413036806915" calcext:value-type="float">
            <text:p>0.0067413036806915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61981909364832" calcext:value-type="float">
            <text:p>0.0061981909364832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55184193870051" calcext:value-type="float">
            <text:p>0.0055184193870051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58079687727267" calcext:value-type="float">
            <text:p>0.005807968772726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56026749374652" calcext:value-type="float">
            <text:p>0.0056026749374652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51676780893131" calcext:value-type="float">
            <text:p>0.0051676780893131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69466694960524" calcext:value-type="float">
            <text:p>0.0069466694960524</text:p>
          </table:table-cell>
          <table:table-cell office:value-type="float" office:value="0.977489177489177" calcext:value-type="float">
            <text:p>0.977489177489177</text:p>
          </table:table-cell>
          <table:table-cell office:value-type="float" office:value="0.0052128115059707" calcext:value-type="float">
            <text:p>0.0052128115059707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46925288720083" calcext:value-type="float">
            <text:p>0.0046925288720083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63105539987503" calcext:value-type="float">
            <text:p>0.00631055399875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egment</text:p>
          </table:table-cell>
          <table:table-cell office:value-type="float" office:value="0.95948051948052" calcext:value-type="float">
            <text:p>0.95948051948052</text:p>
          </table:table-cell>
          <table:table-cell office:value-type="float" office:value="0.0123091631240424" calcext:value-type="float">
            <text:p>0.0123091631240424</text:p>
          </table:table-cell>
          <table:table-cell office:value-type="float" office:value="0.973246753246753" calcext:value-type="float">
            <text:p>0.973246753246753</text:p>
          </table:table-cell>
          <table:table-cell office:value-type="float" office:value="0.00703680835456032" calcext:value-type="float">
            <text:p>0.00703680835456032</text:p>
          </table:table-cell>
          <table:table-cell office:value-type="float" office:value="0.973766233766234" calcext:value-type="float">
            <text:p>0.973766233766234</text:p>
          </table:table-cell>
          <table:table-cell office:value-type="float" office:value="0.00691196537214622" calcext:value-type="float">
            <text:p>0.00691196537214622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0537445115483602" calcext:value-type="float">
            <text:p>0.0053744511548360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692262689338454" calcext:value-type="float">
            <text:p>0.00692262689338454</text:p>
          </table:table-cell>
          <table:table-cell office:value-type="float" office:value="0.974112554112554" calcext:value-type="float">
            <text:p>0.974112554112554</text:p>
          </table:table-cell>
          <table:table-cell office:value-type="float" office:value="0.0063316539007772" calcext:value-type="float">
            <text:p>0.0063316539007772</text:p>
          </table:table-cell>
          <table:table-cell office:value-type="float" office:value="0.974285714285714" calcext:value-type="float">
            <text:p>0.974285714285714</text:p>
          </table:table-cell>
          <table:table-cell office:value-type="float" office:value="0.00612791105367114" calcext:value-type="float">
            <text:p>0.00612791105367114</text:p>
          </table:table-cell>
          <table:table-cell office:value-type="float" office:value="0.975497835497836" calcext:value-type="float">
            <text:p>0.975497835497836</text:p>
          </table:table-cell>
          <table:table-cell office:value-type="float" office:value="0.00754517647004638" calcext:value-type="float">
            <text:p>0.00754517647004638</text:p>
          </table:table-cell>
          <table:table-cell office:value-type="float" office:value="0.973246753246753" calcext:value-type="float">
            <text:p>0.973246753246753</text:p>
          </table:table-cell>
          <table:table-cell office:value-type="float" office:value="0.00506992221380142" calcext:value-type="float">
            <text:p>0.00506992221380142</text:p>
          </table:table-cell>
          <table:table-cell office:value-type="float" office:value="0.975151515151515" calcext:value-type="float">
            <text:p>0.975151515151515</text:p>
          </table:table-cell>
          <table:table-cell office:value-type="float" office:value="0.00606170164278692" calcext:value-type="float">
            <text:p>0.00606170164278692</text:p>
          </table:table-cell>
          <table:table-cell office:value-type="float" office:value="0.973939393939394" calcext:value-type="float">
            <text:p>0.973939393939394</text:p>
          </table:table-cell>
          <table:table-cell office:value-type="float" office:value="0.00501619339186798" calcext:value-type="float">
            <text:p>0.00501619339186798</text:p>
          </table:table-cell>
          <table:table-cell office:value-type="float" office:value="0.973766233766234" calcext:value-type="float">
            <text:p>0.973766233766234</text:p>
          </table:table-cell>
          <table:table-cell office:value-type="float" office:value="0.00583910917539258" calcext:value-type="float">
            <text:p>0.00583910917539258</text:p>
          </table:table-cell>
          <table:table-cell office:value-type="float" office:value="0.975411255411255" calcext:value-type="float">
            <text:p>0.975411255411255</text:p>
          </table:table-cell>
          <table:table-cell office:value-type="float" office:value="0.00727546086541196" calcext:value-type="float">
            <text:p>0.00727546086541196</text:p>
          </table:table-cell>
          <table:table-cell office:value-type="float" office:value="0.975411255411255" calcext:value-type="float">
            <text:p>0.975411255411255</text:p>
          </table:table-cell>
          <table:table-cell office:value-type="float" office:value="0.00643220359382544" calcext:value-type="float">
            <text:p>0.00643220359382544</text:p>
          </table:table-cell>
          <table:table-cell office:value-type="float" office:value="0.974112554112554" calcext:value-type="float">
            <text:p>0.974112554112554</text:p>
          </table:table-cell>
          <table:table-cell office:value-type="float" office:value="0.00561605856196272" calcext:value-type="float">
            <text:p>0.00561605856196272</text:p>
          </table:table-cell>
          <table:table-cell office:value-type="float" office:value="0.976017316017316" calcext:value-type="float">
            <text:p>0.976017316017316</text:p>
          </table:table-cell>
          <table:table-cell office:value-type="float" office:value="0.0072472441927637" calcext:value-type="float">
            <text:p>0.007247244192763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60451255600731" calcext:value-type="float">
            <text:p>0.0060451255600731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51676780893131" calcext:value-type="float">
            <text:p>0.0051676780893131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60062497513037" calcext:value-type="float">
            <text:p>0.0060062497513037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91320446362463" calcext:value-type="float">
            <text:p>0.0091320446362463</text:p>
          </table:table-cell>
          <table:table-cell office:value-type="float" office:value="0.971428571428572" calcext:value-type="float">
            <text:p>0.971428571428572</text:p>
          </table:table-cell>
          <table:table-cell office:value-type="float" office:value="0.0074037365266177" calcext:value-type="float">
            <text:p>0.0074037365266177</text:p>
          </table:table-cell>
          <table:table-cell office:value-type="float" office:value="0.969264069264069" calcext:value-type="float">
            <text:p>0.969264069264069</text:p>
          </table:table-cell>
          <table:table-cell office:value-type="float" office:value="0.007713649212643" calcext:value-type="float">
            <text:p>0.007713649212643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45916024752373" calcext:value-type="float">
            <text:p>0.0045916024752373</text:p>
          </table:table-cell>
          <table:table-cell office:value-type="float" office:value="0.971428571428571" calcext:value-type="float">
            <text:p>0.971428571428571</text:p>
          </table:table-cell>
          <table:table-cell office:value-type="float" office:value="0.0067413036806915" calcext:value-type="float">
            <text:p>0.0067413036806915</text:p>
          </table:table-cell>
          <table:table-cell office:value-type="float" office:value="0.970995670995671" calcext:value-type="float">
            <text:p>0.970995670995671</text:p>
          </table:table-cell>
          <table:table-cell office:value-type="float" office:value="0.0064209510710785" calcext:value-type="float">
            <text:p>0.0064209510710785</text:p>
          </table:table-cell>
          <table:table-cell office:value-type="float" office:value="0.97012987012987" calcext:value-type="float">
            <text:p>0.97012987012987</text:p>
          </table:table-cell>
          <table:table-cell office:value-type="float" office:value="0.0070802715297818" calcext:value-type="float">
            <text:p>0.0070802715297818</text:p>
          </table:table-cell>
          <table:table-cell office:value-type="float" office:value="0.97056277056277" calcext:value-type="float">
            <text:p>0.97056277056277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4037365266178" calcext:value-type="float">
            <text:p>0.0074037365266178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58481628078382" calcext:value-type="float">
            <text:p>0.0058481628078382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070137886346405" calcext:value-type="float">
            <text:p>0.0070137886346405</text:p>
          </table:table-cell>
          <table:table-cell office:value-type="float" office:value="0.97012987012987" calcext:value-type="float">
            <text:p>0.97012987012987</text:p>
          </table:table-cell>
          <table:table-cell office:value-type="float" office:value="0.0074037365266177" calcext:value-type="float">
            <text:p>0.0074037365266177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52128115059707" calcext:value-type="float">
            <text:p>0.005212811505970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61981909364832" calcext:value-type="float">
            <text:p>0.0061981909364832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36219048767708" calcext:value-type="float">
            <text:p>0.0036219048767708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69466694960524" calcext:value-type="float">
            <text:p>0.0069466694960524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56026749374652" calcext:value-type="float">
            <text:p>0.0056026749374652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82988266288661" calcext:value-type="float">
            <text:p>0.0082988266288661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75912025613637" calcext:value-type="float">
            <text:p>0.0075912025613637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0451255600731" calcext:value-type="float">
            <text:p>0.0060451255600731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80407686671024" calcext:value-type="float">
            <text:p>0.0080407686671024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0451255600731" calcext:value-type="float">
            <text:p>0.0060451255600731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0802715297818" calcext:value-type="float">
            <text:p>0.0070802715297818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0451255600731" calcext:value-type="float">
            <text:p>0.0060451255600731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56026749374653" calcext:value-type="float">
            <text:p>0.0056026749374653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82988266288661" calcext:value-type="float">
            <text:p>0.0082988266288661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44359094224933" calcext:value-type="float">
            <text:p>0.0044359094224933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56443310867555" calcext:value-type="float">
            <text:p>0.005644331086755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55184193870052" calcext:value-type="float">
            <text:p>0.0055184193870052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60062497513037" calcext:value-type="float">
            <text:p>0.006006249751303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1788415375658" calcext:value-type="float">
            <text:p>0.0071788415375658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65652601247199" calcext:value-type="float">
            <text:p>0.0065652601247199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7759635681811" calcext:value-type="float">
            <text:p>0.0067759635681811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67413036806915" calcext:value-type="float">
            <text:p>0.0067413036806915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85764557385969" calcext:value-type="float">
            <text:p>0.0085764557385969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81851387018134" calcext:value-type="float">
            <text:p>0.0081851387018134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56026749374652" calcext:value-type="float">
            <text:p>0.0056026749374652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49830581961997" calcext:value-type="float">
            <text:p>0.0049830581961997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62358702557956" calcext:value-type="float">
            <text:p>0.006235870255795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87388005360114" calcext:value-type="float">
            <text:p>0.008738800536011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62358702557956" calcext:value-type="float">
            <text:p>0.0062358702557956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74037365266178" calcext:value-type="float">
            <text:p>0.0074037365266178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63843641574686" calcext:value-type="float">
            <text:p>0.006384364157468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4935064935065" calcext:value-type="float">
            <text:p>0.0064935064935065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67413036806915" calcext:value-type="float">
            <text:p>0.0067413036806915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4037365266177" calcext:value-type="float">
            <text:p>0.0074037365266177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70802715297819" calcext:value-type="float">
            <text:p>0.0070802715297819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87388005360114" calcext:value-type="float">
            <text:p>0.0087388005360114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70802715297819" calcext:value-type="float">
            <text:p>0.0070802715297819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75912025613637" calcext:value-type="float">
            <text:p>0.007591202561363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1788415375658" calcext:value-type="float">
            <text:p>0.0071788415375658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58481628078381" calcext:value-type="float">
            <text:p>0.0058481628078381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81564691261544" calcext:value-type="float">
            <text:p>0.0081564691261544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77439583636356" calcext:value-type="float">
            <text:p>0.007743958363635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1788415375658" calcext:value-type="float">
            <text:p>0.0071788415375658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54328573151563" calcext:value-type="float">
            <text:p>0.0054328573151563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49830581961997" calcext:value-type="float">
            <text:p>0.004983058196199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56026749374652" calcext:value-type="float">
            <text:p>0.005602674937465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0802715297818" calcext:value-type="float">
            <text:p>0.007080271529781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1788415375657" calcext:value-type="float">
            <text:p>0.0071788415375657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83270060873036" calcext:value-type="float">
            <text:p>0.0083270060873036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81564691261544" calcext:value-type="float">
            <text:p>0.0081564691261544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77439583636356" calcext:value-type="float">
            <text:p>0.007743958363635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74037365266178" calcext:value-type="float">
            <text:p>0.00740373652661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5411255411255" calcext:value-type="float">
            <text:p>0.975411255411255</text:p>
          </table:table-cell>
          <table:table-cell office:value-type="float" office:value="0.00605766060704784" calcext:value-type="float">
            <text:p>0.00605766060704784</text:p>
          </table:table-cell>
          <table:table-cell office:value-type="float" office:value="0.974545454545454" calcext:value-type="float">
            <text:p>0.974545454545454</text:p>
          </table:table-cell>
          <table:table-cell office:value-type="float" office:value="0.0066449046832749" calcext:value-type="float">
            <text:p>0.0066449046832749</text:p>
          </table:table-cell>
          <table:table-cell office:value-type="float" office:value="0.973766233766234" calcext:value-type="float">
            <text:p>0.973766233766234</text:p>
          </table:table-cell>
          <table:table-cell office:value-type="float" office:value="0.005767467861888" calcext:value-type="float">
            <text:p>0.005767467861888</text:p>
          </table:table-cell>
          <table:table-cell office:value-type="float" office:value="0.974285714285714" calcext:value-type="float">
            <text:p>0.974285714285714</text:p>
          </table:table-cell>
          <table:table-cell office:value-type="float" office:value="0.0060871467376732" calcext:value-type="float">
            <text:p>0.0060871467376732</text:p>
          </table:table-cell>
          <table:table-cell office:value-type="float" office:value="0.974458874458875" calcext:value-type="float">
            <text:p>0.974458874458875</text:p>
          </table:table-cell>
          <table:table-cell office:value-type="float" office:value="0.0068515079458868" calcext:value-type="float">
            <text:p>0.0068515079458868</text:p>
          </table:table-cell>
          <table:table-cell office:value-type="float" office:value="0.972813852813853" calcext:value-type="float">
            <text:p>0.972813852813853</text:p>
          </table:table-cell>
          <table:table-cell office:value-type="float" office:value="0.00718978785221154" calcext:value-type="float">
            <text:p>0.00718978785221154</text:p>
          </table:table-cell>
          <table:table-cell office:value-type="float" office:value="0.972554112554113" calcext:value-type="float">
            <text:p>0.972554112554113</text:p>
          </table:table-cell>
          <table:table-cell office:value-type="float" office:value="0.00733267868127424" calcext:value-type="float">
            <text:p>0.00733267868127424</text:p>
          </table:table-cell>
          <table:table-cell office:value-type="float" office:value="0.973679653679654" calcext:value-type="float">
            <text:p>0.973679653679654</text:p>
          </table:table-cell>
          <table:table-cell office:value-type="float" office:value="0.00634687591443568" calcext:value-type="float">
            <text:p>0.00634687591443568</text:p>
          </table:table-cell>
          <table:table-cell office:value-type="float" office:value="0.972987012987013" calcext:value-type="float">
            <text:p>0.972987012987013</text:p>
          </table:table-cell>
          <table:table-cell office:value-type="float" office:value="0.00808486694194116" calcext:value-type="float">
            <text:p>0.00808486694194116</text:p>
          </table:table-cell>
          <table:table-cell office:value-type="float" office:value="0.972467532467533" calcext:value-type="float">
            <text:p>0.972467532467533</text:p>
          </table:table-cell>
          <table:table-cell office:value-type="float" office:value="0.00668465378768006" calcext:value-type="float">
            <text:p>0.00668465378768006</text:p>
          </table:table-cell>
          <table:table-cell office:value-type="float" office:value="0.972380952380953" calcext:value-type="float">
            <text:p>0.972380952380953</text:p>
          </table:table-cell>
          <table:table-cell office:value-type="float" office:value="0.00761867068977902" calcext:value-type="float">
            <text:p>0.00761867068977902</text:p>
          </table:table-cell>
          <table:table-cell office:value-type="float" office:value="0.973073593073593" calcext:value-type="float">
            <text:p>0.973073593073593</text:p>
          </table:table-cell>
          <table:table-cell office:value-type="float" office:value="0.00609858364318198" calcext:value-type="float">
            <text:p>0.00609858364318198</text:p>
          </table:table-cell>
          <table:table-cell office:value-type="float" office:value="0.974199134199134" calcext:value-type="float">
            <text:p>0.974199134199134</text:p>
          </table:table-cell>
          <table:table-cell office:value-type="float" office:value="0.00658245391229684" calcext:value-type="float">
            <text:p>0.00658245391229684</text:p>
          </table:table-cell>
          <table:table-cell office:value-type="float" office:value="0.974112554112554" calcext:value-type="float">
            <text:p>0.974112554112554</text:p>
          </table:table-cell>
          <table:table-cell office:value-type="float" office:value="0.00647063182679754" calcext:value-type="float">
            <text:p>0.00647063182679754</text:p>
          </table:table-cell>
          <table:table-cell office:value-type="float" office:value="0.973852813852814" calcext:value-type="float">
            <text:p>0.973852813852814</text:p>
          </table:table-cell>
          <table:table-cell office:value-type="float" office:value="0.00646582965360202" calcext:value-type="float">
            <text:p>0.00646582965360202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73869126079276" calcext:value-type="float">
            <text:p>0.0073869126079276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onar</text:p>
          </table:table-cell>
          <table:table-cell office:value-type="float" office:value="0.745296167247387" calcext:value-type="float">
            <text:p>0.745296167247387</text:p>
          </table:table-cell>
          <table:table-cell office:value-type="float" office:value="0.0456218376751061" calcext:value-type="float">
            <text:p>0.0456218376751061</text:p>
          </table:table-cell>
          <table:table-cell office:value-type="float" office:value="0.75993031358885" calcext:value-type="float">
            <text:p>0.75993031358885</text:p>
          </table:table-cell>
          <table:table-cell office:value-type="float" office:value="0.0491276842704238" calcext:value-type="float">
            <text:p>0.0491276842704238</text:p>
          </table:table-cell>
          <table:table-cell office:value-type="float" office:value="0.754936120789779" calcext:value-type="float">
            <text:p>0.754936120789779</text:p>
          </table:table-cell>
          <table:table-cell office:value-type="float" office:value="0.0302058194409035" calcext:value-type="float">
            <text:p>0.0302058194409035</text:p>
          </table:table-cell>
          <table:table-cell office:value-type="float" office:value="0.764924506387921" calcext:value-type="float">
            <text:p>0.764924506387921</text:p>
          </table:table-cell>
          <table:table-cell office:value-type="float" office:value="0.0706123157759273" calcext:value-type="float">
            <text:p>0.0706123157759273</text:p>
          </table:table-cell>
          <table:table-cell office:value-type="float" office:value="0.750174216027874" calcext:value-type="float">
            <text:p>0.750174216027874</text:p>
          </table:table-cell>
          <table:table-cell office:value-type="float" office:value="0.0684368219822802" calcext:value-type="float">
            <text:p>0.0684368219822802</text:p>
          </table:table-cell>
          <table:table-cell office:value-type="float" office:value="0.730429732868757" calcext:value-type="float">
            <text:p>0.730429732868757</text:p>
          </table:table-cell>
          <table:table-cell office:value-type="float" office:value="0.0486773701308693" calcext:value-type="float">
            <text:p>0.0486773701308693</text:p>
          </table:table-cell>
          <table:table-cell office:value-type="float" office:value="0.759349593495935" calcext:value-type="float">
            <text:p>0.759349593495935</text:p>
          </table:table-cell>
          <table:table-cell office:value-type="float" office:value="0.0465022288614491" calcext:value-type="float">
            <text:p>0.0465022288614491</text:p>
          </table:table-cell>
          <table:table-cell office:value-type="float" office:value="0.740766550522648" calcext:value-type="float">
            <text:p>0.740766550522648</text:p>
          </table:table-cell>
          <table:table-cell office:value-type="float" office:value="0.0727809335931104" calcext:value-type="float">
            <text:p>0.0727809335931104</text:p>
          </table:table-cell>
          <table:table-cell office:value-type="float" office:value="0.793379790940767" calcext:value-type="float">
            <text:p>0.793379790940767</text:p>
          </table:table-cell>
          <table:table-cell office:value-type="float" office:value="0.0463711448613532" calcext:value-type="float">
            <text:p>0.0463711448613532</text:p>
          </table:table-cell>
          <table:table-cell office:value-type="float" office:value="0.779094076655052" calcext:value-type="float">
            <text:p>0.779094076655052</text:p>
          </table:table-cell>
          <table:table-cell office:value-type="float" office:value="0.0412527956669082" calcext:value-type="float">
            <text:p>0.0412527956669082</text:p>
          </table:table-cell>
          <table:table-cell office:value-type="float" office:value="0.745180023228804" calcext:value-type="float">
            <text:p>0.745180023228804</text:p>
          </table:table-cell>
          <table:table-cell office:value-type="float" office:value="0.0323810690246634" calcext:value-type="float">
            <text:p>0.0323810690246634</text:p>
          </table:table-cell>
          <table:table-cell office:value-type="float" office:value="0.711614401858304" calcext:value-type="float">
            <text:p>0.711614401858304</text:p>
          </table:table-cell>
          <table:table-cell office:value-type="float" office:value="0.0555272880018189" calcext:value-type="float">
            <text:p>0.0555272880018189</text:p>
          </table:table-cell>
          <table:table-cell office:value-type="float" office:value="0.76945412311266" calcext:value-type="float">
            <text:p>0.76945412311266</text:p>
          </table:table-cell>
          <table:table-cell office:value-type="float" office:value="0.0820902850485281" calcext:value-type="float">
            <text:p>0.0820902850485281</text:p>
          </table:table-cell>
          <table:table-cell office:value-type="float" office:value="0.702206736353078" calcext:value-type="float">
            <text:p>0.702206736353078</text:p>
          </table:table-cell>
          <table:table-cell office:value-type="float" office:value="0.0675315298688632" calcext:value-type="float">
            <text:p>0.0675315298688632</text:p>
          </table:table-cell>
          <table:table-cell office:value-type="float" office:value="0.778513356562137" calcext:value-type="float">
            <text:p>0.778513356562137</text:p>
          </table:table-cell>
          <table:table-cell office:value-type="float" office:value="0.0609764393505868" calcext:value-type="float">
            <text:p>0.0609764393505868</text:p>
          </table:table-cell>
          <table:table-cell office:value-type="float" office:value="0.760046457607433" calcext:value-type="float">
            <text:p>0.760046457607433</text:p>
          </table:table-cell>
          <table:table-cell office:value-type="float" office:value="0.0483349628526347" calcext:value-type="float">
            <text:p>0.0483349628526347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onar</text:p>
          </table:table-cell>
          <table:table-cell office:value-type="float" office:value="0.711265969802555" calcext:value-type="float">
            <text:p>0.711265969802555</text:p>
          </table:table-cell>
          <table:table-cell office:value-type="float" office:value="0.0525534037601341" calcext:value-type="float">
            <text:p>0.0525534037601341</text:p>
          </table:table-cell>
          <table:table-cell office:value-type="float" office:value="0.778745644599303" calcext:value-type="float">
            <text:p>0.778745644599303</text:p>
          </table:table-cell>
          <table:table-cell office:value-type="float" office:value="0.0360444312048379" calcext:value-type="float">
            <text:p>0.0360444312048379</text:p>
          </table:table-cell>
          <table:table-cell office:value-type="float" office:value="0.764576074332172" calcext:value-type="float">
            <text:p>0.764576074332172</text:p>
          </table:table-cell>
          <table:table-cell office:value-type="float" office:value="0.0342023922309983" calcext:value-type="float">
            <text:p>0.0342023922309983</text:p>
          </table:table-cell>
          <table:table-cell office:value-type="float" office:value="0.759698025551684" calcext:value-type="float">
            <text:p>0.759698025551684</text:p>
          </table:table-cell>
          <table:table-cell office:value-type="float" office:value="0.0553612376733046" calcext:value-type="float">
            <text:p>0.0553612376733046</text:p>
          </table:table-cell>
          <table:table-cell office:value-type="float" office:value="0.755400696864111" calcext:value-type="float">
            <text:p>0.755400696864111</text:p>
          </table:table-cell>
          <table:table-cell office:value-type="float" office:value="0.0815187058576822" calcext:value-type="float">
            <text:p>0.0815187058576822</text:p>
          </table:table-cell>
          <table:table-cell office:value-type="float" office:value="0.760046457607433" calcext:value-type="float">
            <text:p>0.760046457607433</text:p>
          </table:table-cell>
          <table:table-cell office:value-type="float" office:value="0.0719078281840509" calcext:value-type="float">
            <text:p>0.0719078281840509</text:p>
          </table:table-cell>
          <table:table-cell office:value-type="float" office:value="0.769221835075494" calcext:value-type="float">
            <text:p>0.769221835075494</text:p>
          </table:table-cell>
          <table:table-cell office:value-type="float" office:value="0.047303920327505" calcext:value-type="float">
            <text:p>0.047303920327505</text:p>
          </table:table-cell>
          <table:table-cell office:value-type="float" office:value="0.76945412311266" calcext:value-type="float">
            <text:p>0.76945412311266</text:p>
          </table:table-cell>
          <table:table-cell office:value-type="float" office:value="0.0451189989422776" calcext:value-type="float">
            <text:p>0.0451189989422776</text:p>
          </table:table-cell>
          <table:table-cell office:value-type="float" office:value="0.788501742160279" calcext:value-type="float">
            <text:p>0.788501742160279</text:p>
          </table:table-cell>
          <table:table-cell office:value-type="float" office:value="0.0192970412088881" calcext:value-type="float">
            <text:p>0.0192970412088881</text:p>
          </table:table-cell>
          <table:table-cell office:value-type="float" office:value="0.798141695702671" calcext:value-type="float">
            <text:p>0.798141695702671</text:p>
          </table:table-cell>
          <table:table-cell office:value-type="float" office:value="0.0315694953635636" calcext:value-type="float">
            <text:p>0.0315694953635636</text:p>
          </table:table-cell>
          <table:table-cell office:value-type="float" office:value="0.774099883855981" calcext:value-type="float">
            <text:p>0.774099883855981</text:p>
          </table:table-cell>
          <table:table-cell office:value-type="float" office:value="0.043418294175421" calcext:value-type="float">
            <text:p>0.043418294175421</text:p>
          </table:table-cell>
          <table:table-cell office:value-type="float" office:value="0.740418118466899" calcext:value-type="float">
            <text:p>0.740418118466899</text:p>
          </table:table-cell>
          <table:table-cell office:value-type="float" office:value="0.0305747888062443" calcext:value-type="float">
            <text:p>0.0305747888062443</text:p>
          </table:table-cell>
          <table:table-cell office:value-type="float" office:value="0.803019744483159" calcext:value-type="float">
            <text:p>0.803019744483159</text:p>
          </table:table-cell>
          <table:table-cell office:value-type="float" office:value="0.0383042022440182" calcext:value-type="float">
            <text:p>0.0383042022440182</text:p>
          </table:table-cell>
          <table:table-cell office:value-type="float" office:value="0.778977932636469" calcext:value-type="float">
            <text:p>0.778977932636469</text:p>
          </table:table-cell>
          <table:table-cell office:value-type="float" office:value="0.0246741126942245" calcext:value-type="float">
            <text:p>0.0246741126942245</text:p>
          </table:table-cell>
          <table:table-cell office:value-type="float" office:value="0.764343786295006" calcext:value-type="float">
            <text:p>0.764343786295006</text:p>
          </table:table-cell>
          <table:table-cell office:value-type="float" office:value="0.0318666678553171" calcext:value-type="float">
            <text:p>0.0318666678553171</text:p>
          </table:table-cell>
          <table:table-cell office:value-type="float" office:value="0.779094076655052" calcext:value-type="float">
            <text:p>0.779094076655052</text:p>
          </table:table-cell>
          <table:table-cell office:value-type="float" office:value="0.0503799364787017" calcext:value-type="float">
            <text:p>0.0503799364787017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onar</text:p>
          </table:table-cell>
          <table:table-cell office:value-type="float" office:value="0.730778164924506" calcext:value-type="float">
            <text:p>0.730778164924506</text:p>
          </table:table-cell>
          <table:table-cell office:value-type="float" office:value="0.0637452401518954" calcext:value-type="float">
            <text:p>0.0637452401518954</text:p>
          </table:table-cell>
          <table:table-cell office:value-type="float" office:value="0.793263646922184" calcext:value-type="float">
            <text:p>0.793263646922184</text:p>
          </table:table-cell>
          <table:table-cell office:value-type="float" office:value="0.0271296367637586" calcext:value-type="float">
            <text:p>0.0271296367637586</text:p>
          </table:table-cell>
          <table:table-cell office:value-type="float" office:value="0.755052264808362" calcext:value-type="float">
            <text:p>0.755052264808362</text:p>
          </table:table-cell>
          <table:table-cell office:value-type="float" office:value="0.0627733977075337" calcext:value-type="float">
            <text:p>0.0627733977075337</text:p>
          </table:table-cell>
          <table:table-cell office:value-type="float" office:value="0.759814169570267" calcext:value-type="float">
            <text:p>0.759814169570267</text:p>
          </table:table-cell>
          <table:table-cell office:value-type="float" office:value="0.0398049630420366" calcext:value-type="float">
            <text:p>0.0398049630420366</text:p>
          </table:table-cell>
          <table:table-cell office:value-type="float" office:value="0.75993031358885" calcext:value-type="float">
            <text:p>0.75993031358885</text:p>
          </table:table-cell>
          <table:table-cell office:value-type="float" office:value="0.0491276842704238" calcext:value-type="float">
            <text:p>0.0491276842704238</text:p>
          </table:table-cell>
          <table:table-cell office:value-type="float" office:value="0.759814169570267" calcext:value-type="float">
            <text:p>0.759814169570267</text:p>
          </table:table-cell>
          <table:table-cell office:value-type="float" office:value="0.0318989288024163" calcext:value-type="float">
            <text:p>0.0318989288024163</text:p>
          </table:table-cell>
          <table:table-cell office:value-type="float" office:value="0.783739837398374" calcext:value-type="float">
            <text:p>0.783739837398374</text:p>
          </table:table-cell>
          <table:table-cell office:value-type="float" office:value="0.0283264046704195" calcext:value-type="float">
            <text:p>0.0283264046704195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478715579204049" calcext:value-type="float">
            <text:p>0.0478715579204049</text:p>
          </table:table-cell>
          <table:table-cell office:value-type="float" office:value="0.764227642276423" calcext:value-type="float">
            <text:p>0.764227642276423</text:p>
          </table:table-cell>
          <table:table-cell office:value-type="float" office:value="0.0282232354941297" calcext:value-type="float">
            <text:p>0.0282232354941297</text:p>
          </table:table-cell>
          <table:table-cell office:value-type="float" office:value="0.798257839721254" calcext:value-type="float">
            <text:p>0.798257839721254</text:p>
          </table:table-cell>
          <table:table-cell office:value-type="float" office:value="0.0192191154989848" calcext:value-type="float">
            <text:p>0.0192191154989848</text:p>
          </table:table-cell>
          <table:table-cell office:value-type="float" office:value="0.774099883855981" calcext:value-type="float">
            <text:p>0.774099883855981</text:p>
          </table:table-cell>
          <table:table-cell office:value-type="float" office:value="0.0622034987217791" calcext:value-type="float">
            <text:p>0.0622034987217791</text:p>
          </table:table-cell>
          <table:table-cell office:value-type="float" office:value="0.754819976771196" calcext:value-type="float">
            <text:p>0.754819976771196</text:p>
          </table:table-cell>
          <table:table-cell office:value-type="float" office:value="0.0388982773645511" calcext:value-type="float">
            <text:p>0.0388982773645511</text:p>
          </table:table-cell>
          <table:table-cell office:value-type="float" office:value="0.78397212543554" calcext:value-type="float">
            <text:p>0.78397212543554</text:p>
          </table:table-cell>
          <table:table-cell office:value-type="float" office:value="0.0460566319602749" calcext:value-type="float">
            <text:p>0.0460566319602749</text:p>
          </table:table-cell>
          <table:table-cell office:value-type="float" office:value="0.803135888501742" calcext:value-type="float">
            <text:p>0.803135888501742</text:p>
          </table:table-cell>
          <table:table-cell office:value-type="float" office:value="0.0339112690375294" calcext:value-type="float">
            <text:p>0.0339112690375294</text:p>
          </table:table-cell>
          <table:table-cell office:value-type="float" office:value="0.783855981416957" calcext:value-type="float">
            <text:p>0.783855981416957</text:p>
          </table:table-cell>
          <table:table-cell office:value-type="float" office:value="0.0364292523079541" calcext:value-type="float">
            <text:p>0.0364292523079541</text:p>
          </table:table-cell>
          <table:table-cell office:value-type="float" office:value="0.774099883855982" calcext:value-type="float">
            <text:p>0.774099883855982</text:p>
          </table:table-cell>
          <table:table-cell office:value-type="float" office:value="0.0640057873795812" calcext:value-type="float">
            <text:p>0.0640057873795812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onar</text:p>
          </table:table-cell>
          <table:table-cell office:value-type="float" office:value="0.735540069686411" calcext:value-type="float">
            <text:p>0.735540069686411</text:p>
          </table:table-cell>
          <table:table-cell office:value-type="float" office:value="0.0584260404675255" calcext:value-type="float">
            <text:p>0.0584260404675255</text:p>
          </table:table-cell>
          <table:table-cell office:value-type="float" office:value="0.807665505226481" calcext:value-type="float">
            <text:p>0.807665505226481</text:p>
          </table:table-cell>
          <table:table-cell office:value-type="float" office:value="0.0446161620042809" calcext:value-type="float">
            <text:p>0.0446161620042809</text:p>
          </table:table-cell>
          <table:table-cell office:value-type="float" office:value="0.754703832752613" calcext:value-type="float">
            <text:p>0.754703832752613</text:p>
          </table:table-cell>
          <table:table-cell office:value-type="float" office:value="0.0464296518677051" calcext:value-type="float">
            <text:p>0.0464296518677051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507218362423458" calcext:value-type="float">
            <text:p>0.0507218362423458</text:p>
          </table:table-cell>
          <table:table-cell office:value-type="float" office:value="0.76945412311266" calcext:value-type="float">
            <text:p>0.76945412311266</text:p>
          </table:table-cell>
          <table:table-cell office:value-type="float" office:value="0.0344294050122686" calcext:value-type="float">
            <text:p>0.0344294050122686</text:p>
          </table:table-cell>
          <table:table-cell office:value-type="float" office:value="0.745528455284553" calcext:value-type="float">
            <text:p>0.745528455284553</text:p>
          </table:table-cell>
          <table:table-cell office:value-type="float" office:value="0.0504398108728518" calcext:value-type="float">
            <text:p>0.0504398108728518</text:p>
          </table:table-cell>
          <table:table-cell office:value-type="float" office:value="0.755052264808362" calcext:value-type="float">
            <text:p>0.755052264808362</text:p>
          </table:table-cell>
          <table:table-cell office:value-type="float" office:value="0.0555892015025741" calcext:value-type="float">
            <text:p>0.0555892015025741</text:p>
          </table:table-cell>
          <table:table-cell office:value-type="float" office:value="0.783623693379791" calcext:value-type="float">
            <text:p>0.783623693379791</text:p>
          </table:table-cell>
          <table:table-cell office:value-type="float" office:value="0.0564100151564185" calcext:value-type="float">
            <text:p>0.0564100151564185</text:p>
          </table:table-cell>
          <table:table-cell office:value-type="float" office:value="0.769105691056911" calcext:value-type="float">
            <text:p>0.769105691056911</text:p>
          </table:table-cell>
          <table:table-cell office:value-type="float" office:value="0.0283264046704194" calcext:value-type="float">
            <text:p>0.0283264046704194</text:p>
          </table:table-cell>
          <table:table-cell office:value-type="float" office:value="0.817421602787456" calcext:value-type="float">
            <text:p>0.817421602787456</text:p>
          </table:table-cell>
          <table:table-cell office:value-type="float" office:value="0.0200099999146511" calcext:value-type="float">
            <text:p>0.0200099999146511</text:p>
          </table:table-cell>
          <table:table-cell office:value-type="float" office:value="0.774099883855982" calcext:value-type="float">
            <text:p>0.774099883855982</text:p>
          </table:table-cell>
          <table:table-cell office:value-type="float" office:value="0.0518989647756248" calcext:value-type="float">
            <text:p>0.0518989647756248</text:p>
          </table:table-cell>
          <table:table-cell office:value-type="float" office:value="0.764343786295006" calcext:value-type="float">
            <text:p>0.764343786295006</text:p>
          </table:table-cell>
          <table:table-cell office:value-type="float" office:value="0.0358460032001777" calcext:value-type="float">
            <text:p>0.0358460032001777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46300183338076" calcext:value-type="float">
            <text:p>0.046300183338076</text:p>
          </table:table-cell>
          <table:table-cell office:value-type="float" office:value="0.803252032520325" calcext:value-type="float">
            <text:p>0.803252032520325</text:p>
          </table:table-cell>
          <table:table-cell office:value-type="float" office:value="0.0504715589341072" calcext:value-type="float">
            <text:p>0.0504715589341072</text:p>
          </table:table-cell>
          <table:table-cell office:value-type="float" office:value="0.759698025551684" calcext:value-type="float">
            <text:p>0.759698025551684</text:p>
          </table:table-cell>
          <table:table-cell office:value-type="float" office:value="0.0439440529383392" calcext:value-type="float">
            <text:p>0.0439440529383392</text:p>
          </table:table-cell>
          <table:table-cell office:value-type="float" office:value="0.759814169570267" calcext:value-type="float">
            <text:p>0.759814169570267</text:p>
          </table:table-cell>
          <table:table-cell office:value-type="float" office:value="0.0549150610457705" calcext:value-type="float">
            <text:p>0.0549150610457705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onar</text:p>
          </table:table-cell>
          <table:table-cell office:value-type="float" office:value="0.735423925667828" calcext:value-type="float">
            <text:p>0.735423925667828</text:p>
          </table:table-cell>
          <table:table-cell office:value-type="float" office:value="0.0566947601755268" calcext:value-type="float">
            <text:p>0.0566947601755268</text:p>
          </table:table-cell>
          <table:table-cell office:value-type="float" office:value="0.826945412311266" calcext:value-type="float">
            <text:p>0.826945412311266</text:p>
          </table:table-cell>
          <table:table-cell office:value-type="float" office:value="0.0310373023613538" calcext:value-type="float">
            <text:p>0.0310373023613538</text:p>
          </table:table-cell>
          <table:table-cell office:value-type="float" office:value="0.764343786295006" calcext:value-type="float">
            <text:p>0.764343786295006</text:p>
          </table:table-cell>
          <table:table-cell office:value-type="float" office:value="0.0491805123346607" calcext:value-type="float">
            <text:p>0.0491805123346607</text:p>
          </table:table-cell>
          <table:table-cell office:value-type="float" office:value="0.759814169570267" calcext:value-type="float">
            <text:p>0.759814169570267</text:p>
          </table:table-cell>
          <table:table-cell office:value-type="float" office:value="0.0398049630420366" calcext:value-type="float">
            <text:p>0.0398049630420366</text:p>
          </table:table-cell>
          <table:table-cell office:value-type="float" office:value="0.76945412311266" calcext:value-type="float">
            <text:p>0.76945412311266</text:p>
          </table:table-cell>
          <table:table-cell office:value-type="float" office:value="0.0344294050122686" calcext:value-type="float">
            <text:p>0.0344294050122686</text:p>
          </table:table-cell>
          <table:table-cell office:value-type="float" office:value="0.75993031358885" calcext:value-type="float">
            <text:p>0.75993031358885</text:p>
          </table:table-cell>
          <table:table-cell office:value-type="float" office:value="0.0593239044253059" calcext:value-type="float">
            <text:p>0.0593239044253059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391768770160014" calcext:value-type="float">
            <text:p>0.0391768770160014</text:p>
          </table:table-cell>
          <table:table-cell office:value-type="float" office:value="0.783739837398374" calcext:value-type="float">
            <text:p>0.783739837398374</text:p>
          </table:table-cell>
          <table:table-cell office:value-type="float" office:value="0.0503096019388485" calcext:value-type="float">
            <text:p>0.0503096019388485</text:p>
          </table:table-cell>
          <table:table-cell office:value-type="float" office:value="0.778745644599303" calcext:value-type="float">
            <text:p>0.778745644599303</text:p>
          </table:table-cell>
          <table:table-cell office:value-type="float" office:value="0.021186337220621" calcext:value-type="float">
            <text:p>0.021186337220621</text:p>
          </table:table-cell>
          <table:table-cell office:value-type="float" office:value="0.802903600464576" calcext:value-type="float">
            <text:p>0.802903600464576</text:p>
          </table:table-cell>
          <table:table-cell office:value-type="float" office:value="0.0195237715230526" calcext:value-type="float">
            <text:p>0.0195237715230526</text:p>
          </table:table-cell>
          <table:table-cell office:value-type="float" office:value="0.764343786295006" calcext:value-type="float">
            <text:p>0.764343786295006</text:p>
          </table:table-cell>
          <table:table-cell office:value-type="float" office:value="0.0358460032001777" calcext:value-type="float">
            <text:p>0.0358460032001777</text:p>
          </table:table-cell>
          <table:table-cell office:value-type="float" office:value="0.754703832752613" calcext:value-type="float">
            <text:p>0.754703832752613</text:p>
          </table:table-cell>
          <table:table-cell office:value-type="float" office:value="0.0319675730152247" calcext:value-type="float">
            <text:p>0.0319675730152247</text:p>
          </table:table-cell>
          <table:table-cell office:value-type="float" office:value="0.779094076655052" calcext:value-type="float">
            <text:p>0.779094076655052</text:p>
          </table:table-cell>
          <table:table-cell office:value-type="float" office:value="0.0374746734678963" calcext:value-type="float">
            <text:p>0.0374746734678963</text:p>
          </table:table-cell>
          <table:table-cell office:value-type="float" office:value="0.788617886178862" calcext:value-type="float">
            <text:p>0.788617886178862</text:p>
          </table:table-cell>
          <table:table-cell office:value-type="float" office:value="0.0247437192571308" calcext:value-type="float">
            <text:p>0.0247437192571308</text:p>
          </table:table-cell>
          <table:table-cell office:value-type="float" office:value="0.745296167247387" calcext:value-type="float">
            <text:p>0.745296167247387</text:p>
          </table:table-cell>
          <table:table-cell office:value-type="float" office:value="0.0350857796949035" calcext:value-type="float">
            <text:p>0.0350857796949035</text:p>
          </table:table-cell>
          <table:table-cell office:value-type="float" office:value="0.764459930313589" calcext:value-type="float">
            <text:p>0.764459930313589</text:p>
          </table:table-cell>
          <table:table-cell office:value-type="float" office:value="0.051629576232478" calcext:value-type="float">
            <text:p>0.0516295762324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onar</text:p>
          </table:table-cell>
          <table:table-cell office:value-type="float" office:value="0.731660859465738" calcext:value-type="float">
            <text:p>0.731660859465738</text:p>
          </table:table-cell>
          <table:table-cell office:value-type="float" office:value="0.0554082564460376" calcext:value-type="float">
            <text:p>0.0554082564460376</text:p>
          </table:table-cell>
          <table:table-cell office:value-type="float" office:value="0.793310104529617" calcext:value-type="float">
            <text:p>0.793310104529617</text:p>
          </table:table-cell>
          <table:table-cell office:value-type="float" office:value="0.037591043320931" calcext:value-type="float">
            <text:p>0.037591043320931</text:p>
          </table:table-cell>
          <table:table-cell office:value-type="float" office:value="0.758722415795587" calcext:value-type="float">
            <text:p>0.758722415795587</text:p>
          </table:table-cell>
          <table:table-cell office:value-type="float" office:value="0.0445583547163603" calcext:value-type="float">
            <text:p>0.0445583547163603</text:p>
          </table:table-cell>
          <table:table-cell office:value-type="float" office:value="0.763716608594657" calcext:value-type="float">
            <text:p>0.763716608594657</text:p>
          </table:table-cell>
          <table:table-cell office:value-type="float" office:value="0.0512610631551302" calcext:value-type="float">
            <text:p>0.0512610631551302</text:p>
          </table:table-cell>
          <table:table-cell office:value-type="float" office:value="0.760882694541231" calcext:value-type="float">
            <text:p>0.760882694541231</text:p>
          </table:table-cell>
          <table:table-cell office:value-type="float" office:value="0.0535884044269847" calcext:value-type="float">
            <text:p>0.0535884044269847</text:p>
          </table:table-cell>
          <table:table-cell office:value-type="float" office:value="0.751149825783972" calcext:value-type="float">
            <text:p>0.751149825783972</text:p>
          </table:table-cell>
          <table:table-cell office:value-type="float" office:value="0.0524495684830988" calcext:value-type="float">
            <text:p>0.0524495684830988</text:p>
          </table:table-cell>
          <table:table-cell office:value-type="float" office:value="0.767340301974448" calcext:value-type="float">
            <text:p>0.767340301974448</text:p>
          </table:table-cell>
          <table:table-cell office:value-type="float" office:value="0.0433797264755898" calcext:value-type="float">
            <text:p>0.0433797264755898</text:p>
          </table:table-cell>
          <table:table-cell office:value-type="float" office:value="0.767433217189315" calcext:value-type="float">
            <text:p>0.767433217189315</text:p>
          </table:table-cell>
          <table:table-cell office:value-type="float" office:value="0.054498221510212" calcext:value-type="float">
            <text:p>0.054498221510212</text:p>
          </table:table-cell>
          <table:table-cell office:value-type="float" office:value="0.778792102206736" calcext:value-type="float">
            <text:p>0.778792102206736</text:p>
          </table:table-cell>
          <table:table-cell office:value-type="float" office:value="0.0286808326910823" calcext:value-type="float">
            <text:p>0.0286808326910823</text:p>
          </table:table-cell>
          <table:table-cell office:value-type="float" office:value="0.799163763066202" calcext:value-type="float">
            <text:p>0.799163763066202</text:p>
          </table:table-cell>
          <table:table-cell office:value-type="float" office:value="0.0263150355934321" calcext:value-type="float">
            <text:p>0.0263150355934321</text:p>
          </table:table-cell>
          <table:table-cell office:value-type="float" office:value="0.766364692218351" calcext:value-type="float">
            <text:p>0.766364692218351</text:p>
          </table:table-cell>
          <table:table-cell office:value-type="float" office:value="0.0451495659795332" calcext:value-type="float">
            <text:p>0.0451495659795332</text:p>
          </table:table-cell>
          <table:table-cell office:value-type="float" office:value="0.745180023228804" calcext:value-type="float">
            <text:p>0.745180023228804</text:p>
          </table:table-cell>
          <table:table-cell office:value-type="float" office:value="0.0385627860776033" calcext:value-type="float">
            <text:p>0.0385627860776033</text:p>
          </table:table-cell>
          <table:table-cell office:value-type="float" office:value="0.780975609756098" calcext:value-type="float">
            <text:p>0.780975609756098</text:p>
          </table:table-cell>
          <table:table-cell office:value-type="float" office:value="0.0500451952117587" calcext:value-type="float">
            <text:p>0.0500451952117587</text:p>
          </table:table-cell>
          <table:table-cell office:value-type="float" office:value="0.775238095238095" calcext:value-type="float">
            <text:p>0.775238095238095</text:p>
          </table:table-cell>
          <table:table-cell office:value-type="float" office:value="0.040266437958371" calcext:value-type="float">
            <text:p>0.040266437958371</text:p>
          </table:table-cell>
          <table:table-cell office:value-type="float" office:value="0.766341463414634" calcext:value-type="float">
            <text:p>0.766341463414634</text:p>
          </table:table-cell>
          <table:table-cell office:value-type="float" office:value="0.0416604384294201" calcext:value-type="float">
            <text:p>0.0416604384294201</text:p>
          </table:table-cell>
          <table:table-cell office:value-type="float" office:value="0.767502903600465" calcext:value-type="float">
            <text:p>0.767502903600465</text:p>
          </table:table-cell>
          <table:table-cell office:value-type="float" office:value="0.0538530647978332" calcext:value-type="float">
            <text:p>0.0538530647978332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88966318234611" calcext:value-type="float">
            <text:p>0.788966318234611</text:p>
          </table:table-cell>
          <table:table-cell office:value-type="float" office:value="0.055066842138108" calcext:value-type="float">
            <text:p>0.055066842138108</text:p>
          </table:table-cell>
          <table:table-cell office:value-type="float" office:value="0.778861788617886" calcext:value-type="float">
            <text:p>0.778861788617886</text:p>
          </table:table-cell>
          <table:table-cell office:value-type="float" office:value="0.0358671647422202" calcext:value-type="float">
            <text:p>0.0358671647422202</text:p>
          </table:table-cell>
          <table:table-cell office:value-type="float" office:value="0.773867595818815" calcext:value-type="float">
            <text:p>0.773867595818815</text:p>
          </table:table-cell>
          <table:table-cell office:value-type="float" office:value="0.0416696510968476" calcext:value-type="float">
            <text:p>0.0416696510968476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479922206880375" calcext:value-type="float">
            <text:p>0.0479922206880375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631851749213018" calcext:value-type="float">
            <text:p>0.0631851749213018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416696510968476" calcext:value-type="float">
            <text:p>0.0416696510968476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543328745127441" calcext:value-type="float">
            <text:p>0.0543328745127441</text:p>
          </table:table-cell>
          <table:table-cell office:value-type="float" office:value="0.788617886178862" calcext:value-type="float">
            <text:p>0.788617886178862</text:p>
          </table:table-cell>
          <table:table-cell office:value-type="float" office:value="0.0422850369649187" calcext:value-type="float">
            <text:p>0.0422850369649187</text:p>
          </table:table-cell>
          <table:table-cell office:value-type="float" office:value="0.74541231126597" calcext:value-type="float">
            <text:p>0.74541231126597</text:p>
          </table:table-cell>
          <table:table-cell office:value-type="float" office:value="0.071890473701543" calcext:value-type="float">
            <text:p>0.071890473701543</text:p>
          </table:table-cell>
          <table:table-cell office:value-type="float" office:value="0.773983739837398" calcext:value-type="float">
            <text:p>0.773983739837398</text:p>
          </table:table-cell>
          <table:table-cell office:value-type="float" office:value="0.0435489737703453" calcext:value-type="float">
            <text:p>0.0435489737703453</text:p>
          </table:table-cell>
          <table:table-cell office:value-type="float" office:value="0.768873403019745" calcext:value-type="float">
            <text:p>0.768873403019745</text:p>
          </table:table-cell>
          <table:table-cell office:value-type="float" office:value="0.0459338213884132" calcext:value-type="float">
            <text:p>0.0459338213884132</text:p>
          </table:table-cell>
          <table:table-cell office:value-type="float" office:value="0.773751451800232" calcext:value-type="float">
            <text:p>0.773751451800232</text:p>
          </table:table-cell>
          <table:table-cell office:value-type="float" office:value="0.066307198993944" calcext:value-type="float">
            <text:p>0.066307198993944</text:p>
          </table:table-cell>
          <table:table-cell office:value-type="float" office:value="0.759814169570267" calcext:value-type="float">
            <text:p>0.759814169570267</text:p>
          </table:table-cell>
          <table:table-cell office:value-type="float" office:value="0.0398049630420367" calcext:value-type="float">
            <text:p>0.0398049630420367</text:p>
          </table:table-cell>
          <table:table-cell office:value-type="float" office:value="0.769221835075494" calcext:value-type="float">
            <text:p>0.769221835075494</text:p>
          </table:table-cell>
          <table:table-cell office:value-type="float" office:value="0.036487526569064" calcext:value-type="float">
            <text:p>0.036487526569064</text:p>
          </table:table-cell>
          <table:table-cell office:value-type="float" office:value="0.764343786295006" calcext:value-type="float">
            <text:p>0.764343786295006</text:p>
          </table:table-cell>
          <table:table-cell office:value-type="float" office:value="0.043195192513236" calcext:value-type="float">
            <text:p>0.043195192513236</text:p>
          </table:table-cell>
          <table:table-cell office:value-type="float" office:value="0.774099883855982" calcext:value-type="float">
            <text:p>0.774099883855982</text:p>
          </table:table-cell>
          <table:table-cell office:value-type="float" office:value="0.0517639571322503" calcext:value-type="float">
            <text:p>0.0517639571322503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84088269454123" calcext:value-type="float">
            <text:p>0.784088269454123</text:p>
          </table:table-cell>
          <table:table-cell office:value-type="float" office:value="0.05680439977107" calcext:value-type="float">
            <text:p>0.05680439977107</text:p>
          </table:table-cell>
          <table:table-cell office:value-type="float" office:value="0.764459930313589" calcext:value-type="float">
            <text:p>0.764459930313589</text:p>
          </table:table-cell>
          <table:table-cell office:value-type="float" office:value="0.0455052650176306" calcext:value-type="float">
            <text:p>0.0455052650176306</text:p>
          </table:table-cell>
          <table:table-cell office:value-type="float" office:value="0.764692218350755" calcext:value-type="float">
            <text:p>0.764692218350755</text:p>
          </table:table-cell>
          <table:table-cell office:value-type="float" office:value="0.0445367259645297" calcext:value-type="float">
            <text:p>0.0445367259645297</text:p>
          </table:table-cell>
          <table:table-cell office:value-type="float" office:value="0.79349593495935" calcext:value-type="float">
            <text:p>0.79349593495935</text:p>
          </table:table-cell>
          <table:table-cell office:value-type="float" office:value="0.0423539671213902" calcext:value-type="float">
            <text:p>0.0423539671213902</text:p>
          </table:table-cell>
          <table:table-cell office:value-type="float" office:value="0.783507549361208" calcext:value-type="float">
            <text:p>0.783507549361208</text:p>
          </table:table-cell>
          <table:table-cell office:value-type="float" office:value="0.0304736984123173" calcext:value-type="float">
            <text:p>0.0304736984123173</text:p>
          </table:table-cell>
          <table:table-cell office:value-type="float" office:value="0.774099883855982" calcext:value-type="float">
            <text:p>0.774099883855982</text:p>
          </table:table-cell>
          <table:table-cell office:value-type="float" office:value="0.0461151723486453" calcext:value-type="float">
            <text:p>0.0461151723486453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379650618552407" calcext:value-type="float">
            <text:p>0.0379650618552407</text:p>
          </table:table-cell>
          <table:table-cell office:value-type="float" office:value="0.783507549361208" calcext:value-type="float">
            <text:p>0.783507549361208</text:p>
          </table:table-cell>
          <table:table-cell office:value-type="float" office:value="0.0190198020728027" calcext:value-type="float">
            <text:p>0.0190198020728027</text:p>
          </table:table-cell>
          <table:table-cell office:value-type="float" office:value="0.778861788617886" calcext:value-type="float">
            <text:p>0.778861788617886</text:p>
          </table:table-cell>
          <table:table-cell office:value-type="float" office:value="0.0390885451032324" calcext:value-type="float">
            <text:p>0.0390885451032324</text:p>
          </table:table-cell>
          <table:table-cell office:value-type="float" office:value="0.774216027874565" calcext:value-type="float">
            <text:p>0.774216027874565</text:p>
          </table:table-cell>
          <table:table-cell office:value-type="float" office:value="0.0484011995168051" calcext:value-type="float">
            <text:p>0.0484011995168051</text:p>
          </table:table-cell>
          <table:table-cell office:value-type="float" office:value="0.754819976771196" calcext:value-type="float">
            <text:p>0.754819976771196</text:p>
          </table:table-cell>
          <table:table-cell office:value-type="float" office:value="0.0260140564439155" calcext:value-type="float">
            <text:p>0.0260140564439155</text:p>
          </table:table-cell>
          <table:table-cell office:value-type="float" office:value="0.774216027874564" calcext:value-type="float">
            <text:p>0.774216027874564</text:p>
          </table:table-cell>
          <table:table-cell office:value-type="float" office:value="0.0253376368779082" calcext:value-type="float">
            <text:p>0.0253376368779082</text:p>
          </table:table-cell>
          <table:table-cell office:value-type="float" office:value="0.764227642276423" calcext:value-type="float">
            <text:p>0.764227642276423</text:p>
          </table:table-cell>
          <table:table-cell office:value-type="float" office:value="0.0328633189707802" calcext:value-type="float">
            <text:p>0.0328633189707802</text:p>
          </table:table-cell>
          <table:table-cell office:value-type="float" office:value="0.749941927990709" calcext:value-type="float">
            <text:p>0.749941927990709</text:p>
          </table:table-cell>
          <table:table-cell office:value-type="float" office:value="0.0439079693436191" calcext:value-type="float">
            <text:p>0.0439079693436191</text:p>
          </table:table-cell>
          <table:table-cell office:value-type="float" office:value="0.773983739837398" calcext:value-type="float">
            <text:p>0.773983739837398</text:p>
          </table:table-cell>
          <table:table-cell office:value-type="float" office:value="0.0401629979512496" calcext:value-type="float">
            <text:p>0.0401629979512496</text:p>
          </table:table-cell>
          <table:table-cell office:value-type="float" office:value="0.79349593495935" calcext:value-type="float">
            <text:p>0.79349593495935</text:p>
          </table:table-cell>
          <table:table-cell office:value-type="float" office:value="0.0482986685258703" calcext:value-type="float">
            <text:p>0.0482986685258703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803252032520325" calcext:value-type="float">
            <text:p>0.803252032520325</text:p>
          </table:table-cell>
          <table:table-cell office:value-type="float" office:value="0.040853978406031" calcext:value-type="float">
            <text:p>0.040853978406031</text:p>
          </table:table-cell>
          <table:table-cell office:value-type="float" office:value="0.754703832752613" calcext:value-type="float">
            <text:p>0.754703832752613</text:p>
          </table:table-cell>
          <table:table-cell office:value-type="float" office:value="0.0319675730152247" calcext:value-type="float">
            <text:p>0.0319675730152247</text:p>
          </table:table-cell>
          <table:table-cell office:value-type="float" office:value="0.773983739837398" calcext:value-type="float">
            <text:p>0.773983739837398</text:p>
          </table:table-cell>
          <table:table-cell office:value-type="float" office:value="0.0276174993143417" calcext:value-type="float">
            <text:p>0.0276174993143417</text:p>
          </table:table-cell>
          <table:table-cell office:value-type="float" office:value="0.788617886178862" calcext:value-type="float">
            <text:p>0.788617886178862</text:p>
          </table:table-cell>
          <table:table-cell office:value-type="float" office:value="0.034338681784716" calcext:value-type="float">
            <text:p>0.034338681784716</text:p>
          </table:table-cell>
          <table:table-cell office:value-type="float" office:value="0.783855981416957" calcext:value-type="float">
            <text:p>0.783855981416957</text:p>
          </table:table-cell>
          <table:table-cell office:value-type="float" office:value="0.0608820697266316" calcext:value-type="float">
            <text:p>0.0608820697266316</text:p>
          </table:table-cell>
          <table:table-cell office:value-type="float" office:value="0.754819976771196" calcext:value-type="float">
            <text:p>0.754819976771196</text:p>
          </table:table-cell>
          <table:table-cell office:value-type="float" office:value="0.0390777592592211" calcext:value-type="float">
            <text:p>0.0390777592592211</text:p>
          </table:table-cell>
          <table:table-cell office:value-type="float" office:value="0.754471544715447" calcext:value-type="float">
            <text:p>0.754471544715447</text:p>
          </table:table-cell>
          <table:table-cell office:value-type="float" office:value="0.0481777232938771" calcext:value-type="float">
            <text:p>0.0481777232938771</text:p>
          </table:table-cell>
          <table:table-cell office:value-type="float" office:value="0.783391405342625" calcext:value-type="float">
            <text:p>0.783391405342625</text:p>
          </table:table-cell>
          <table:table-cell office:value-type="float" office:value="0.0316025932422202" calcext:value-type="float">
            <text:p>0.0316025932422202</text:p>
          </table:table-cell>
          <table:table-cell office:value-type="float" office:value="0.783739837398374" calcext:value-type="float">
            <text:p>0.783739837398374</text:p>
          </table:table-cell>
          <table:table-cell office:value-type="float" office:value="0.0500306453452402" calcext:value-type="float">
            <text:p>0.0500306453452402</text:p>
          </table:table-cell>
          <table:table-cell office:value-type="float" office:value="0.783855981416957" calcext:value-type="float">
            <text:p>0.783855981416957</text:p>
          </table:table-cell>
          <table:table-cell office:value-type="float" office:value="0.0433588348662734" calcext:value-type="float">
            <text:p>0.0433588348662734</text:p>
          </table:table-cell>
          <table:table-cell office:value-type="float" office:value="0.759465737514518" calcext:value-type="float">
            <text:p>0.759465737514518</text:p>
          </table:table-cell>
          <table:table-cell office:value-type="float" office:value="0.0306199778628631" calcext:value-type="float">
            <text:p>0.0306199778628631</text:p>
          </table:table-cell>
          <table:table-cell office:value-type="float" office:value="0.759349593495935" calcext:value-type="float">
            <text:p>0.759349593495935</text:p>
          </table:table-cell>
          <table:table-cell office:value-type="float" office:value="0.0493143864841553" calcext:value-type="float">
            <text:p>0.0493143864841553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338216487306876" calcext:value-type="float">
            <text:p>0.0338216487306876</text:p>
          </table:table-cell>
          <table:table-cell office:value-type="float" office:value="0.759465737514518" calcext:value-type="float">
            <text:p>0.759465737514518</text:p>
          </table:table-cell>
          <table:table-cell office:value-type="float" office:value="0.0306199778628631" calcext:value-type="float">
            <text:p>0.0306199778628631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338216487306876" calcext:value-type="float">
            <text:p>0.0338216487306876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351764934852334" calcext:value-type="float">
            <text:p>0.0351764934852334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84088269454123" calcext:value-type="float">
            <text:p>0.784088269454123</text:p>
          </table:table-cell>
          <table:table-cell office:value-type="float" office:value="0.05680439977107" calcext:value-type="float">
            <text:p>0.05680439977107</text:p>
          </table:table-cell>
          <table:table-cell office:value-type="float" office:value="0.745180023228804" calcext:value-type="float">
            <text:p>0.745180023228804</text:p>
          </table:table-cell>
          <table:table-cell office:value-type="float" office:value="0.0575856520960312" calcext:value-type="float">
            <text:p>0.0575856520960312</text:p>
          </table:table-cell>
          <table:table-cell office:value-type="float" office:value="0.778861788617886" calcext:value-type="float">
            <text:p>0.778861788617886</text:p>
          </table:table-cell>
          <table:table-cell office:value-type="float" office:value="0.0257600259208123" calcext:value-type="float">
            <text:p>0.0257600259208123</text:p>
          </table:table-cell>
          <table:table-cell office:value-type="float" office:value="0.76945412311266" calcext:value-type="float">
            <text:p>0.76945412311266</text:p>
          </table:table-cell>
          <table:table-cell office:value-type="float" office:value="0.0418602120579328" calcext:value-type="float">
            <text:p>0.0418602120579328</text:p>
          </table:table-cell>
          <table:table-cell office:value-type="float" office:value="0.788617886178862" calcext:value-type="float">
            <text:p>0.788617886178862</text:p>
          </table:table-cell>
          <table:table-cell office:value-type="float" office:value="0.0422850369649187" calcext:value-type="float">
            <text:p>0.0422850369649187</text:p>
          </table:table-cell>
          <table:table-cell office:value-type="float" office:value="0.759698025551684" calcext:value-type="float">
            <text:p>0.759698025551684</text:p>
          </table:table-cell>
          <table:table-cell office:value-type="float" office:value="0.0442613868087269" calcext:value-type="float">
            <text:p>0.0442613868087269</text:p>
          </table:table-cell>
          <table:table-cell office:value-type="float" office:value="0.759117305458769" calcext:value-type="float">
            <text:p>0.759117305458769</text:p>
          </table:table-cell>
          <table:table-cell office:value-type="float" office:value="0.0588584953340703" calcext:value-type="float">
            <text:p>0.0588584953340703</text:p>
          </table:table-cell>
          <table:table-cell office:value-type="float" office:value="0.769221835075494" calcext:value-type="float">
            <text:p>0.769221835075494</text:p>
          </table:table-cell>
          <table:table-cell office:value-type="float" office:value="0.027137715406933" calcext:value-type="float">
            <text:p>0.027137715406933</text:p>
          </table:table-cell>
          <table:table-cell office:value-type="float" office:value="0.749941927990709" calcext:value-type="float">
            <text:p>0.749941927990709</text:p>
          </table:table-cell>
          <table:table-cell office:value-type="float" office:value="0.055332599974633" calcext:value-type="float">
            <text:p>0.055332599974633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535737498277429" calcext:value-type="float">
            <text:p>0.0535737498277429</text:p>
          </table:table-cell>
          <table:table-cell office:value-type="float" office:value="0.740301974448316" calcext:value-type="float">
            <text:p>0.740301974448316</text:p>
          </table:table-cell>
          <table:table-cell office:value-type="float" office:value="0.0268874030146542" calcext:value-type="float">
            <text:p>0.0268874030146542</text:p>
          </table:table-cell>
          <table:table-cell office:value-type="float" office:value="0.75458768873403" calcext:value-type="float">
            <text:p>0.75458768873403</text:p>
          </table:table-cell>
          <table:table-cell office:value-type="float" office:value="0.0502878117874932" calcext:value-type="float">
            <text:p>0.0502878117874932</text:p>
          </table:table-cell>
          <table:table-cell office:value-type="float" office:value="0.75458768873403" calcext:value-type="float">
            <text:p>0.75458768873403</text:p>
          </table:table-cell>
          <table:table-cell office:value-type="float" office:value="0.0407986346772515" calcext:value-type="float">
            <text:p>0.0407986346772515</text:p>
          </table:table-cell>
          <table:table-cell office:value-type="float" office:value="0.764227642276423" calcext:value-type="float">
            <text:p>0.764227642276423</text:p>
          </table:table-cell>
          <table:table-cell office:value-type="float" office:value="0.0405819067789024" calcext:value-type="float">
            <text:p>0.0405819067789024</text:p>
          </table:table-cell>
          <table:table-cell office:value-type="float" office:value="0.764459930313589" calcext:value-type="float">
            <text:p>0.764459930313589</text:p>
          </table:table-cell>
          <table:table-cell office:value-type="float" office:value="0.0306095131658808" calcext:value-type="float">
            <text:p>0.0306095131658808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308859026401775" calcext:value-type="float">
            <text:p>0.0308859026401775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479922206880375" calcext:value-type="float">
            <text:p>0.0479922206880375</text:p>
          </table:table-cell>
          <table:table-cell office:value-type="float" office:value="0.745296167247387" calcext:value-type="float">
            <text:p>0.745296167247387</text:p>
          </table:table-cell>
          <table:table-cell office:value-type="float" office:value="0.0571937065427189" calcext:value-type="float">
            <text:p>0.0571937065427189</text:p>
          </table:table-cell>
          <table:table-cell office:value-type="float" office:value="0.769105691056911" calcext:value-type="float">
            <text:p>0.769105691056911</text:p>
          </table:table-cell>
          <table:table-cell office:value-type="float" office:value="0.0283264046704195" calcext:value-type="float">
            <text:p>0.0283264046704195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391768770160014" calcext:value-type="float">
            <text:p>0.0391768770160014</text:p>
          </table:table-cell>
          <table:table-cell office:value-type="float" office:value="0.788501742160279" calcext:value-type="float">
            <text:p>0.788501742160279</text:p>
          </table:table-cell>
          <table:table-cell office:value-type="float" office:value="0.0311008005851616" calcext:value-type="float">
            <text:p>0.0311008005851616</text:p>
          </table:table-cell>
          <table:table-cell office:value-type="float" office:value="0.754819976771196" calcext:value-type="float">
            <text:p>0.754819976771196</text:p>
          </table:table-cell>
          <table:table-cell office:value-type="float" office:value="0.0390777592592211" calcext:value-type="float">
            <text:p>0.0390777592592211</text:p>
          </table:table-cell>
          <table:table-cell office:value-type="float" office:value="0.749709639953542" calcext:value-type="float">
            <text:p>0.749709639953542</text:p>
          </table:table-cell>
          <table:table-cell office:value-type="float" office:value="0.0386735166452321" calcext:value-type="float">
            <text:p>0.0386735166452321</text:p>
          </table:table-cell>
          <table:table-cell office:value-type="float" office:value="0.778977932636469" calcext:value-type="float">
            <text:p>0.778977932636469</text:p>
          </table:table-cell>
          <table:table-cell office:value-type="float" office:value="0.0298706971673818" calcext:value-type="float">
            <text:p>0.0298706971673818</text:p>
          </table:table-cell>
          <table:table-cell office:value-type="float" office:value="0.759698025551684" calcext:value-type="float">
            <text:p>0.759698025551684</text:p>
          </table:table-cell>
          <table:table-cell office:value-type="float" office:value="0.0499797280173056" calcext:value-type="float">
            <text:p>0.0499797280173056</text:p>
          </table:table-cell>
          <table:table-cell office:value-type="float" office:value="0.764576074332172" calcext:value-type="float">
            <text:p>0.764576074332172</text:p>
          </table:table-cell>
          <table:table-cell office:value-type="float" office:value="0.0479957340020508" calcext:value-type="float">
            <text:p>0.0479957340020508</text:p>
          </table:table-cell>
          <table:table-cell office:value-type="float" office:value="0.754703832752613" calcext:value-type="float">
            <text:p>0.754703832752613</text:p>
          </table:table-cell>
          <table:table-cell office:value-type="float" office:value="0.0319675730152247" calcext:value-type="float">
            <text:p>0.0319675730152247</text:p>
          </table:table-cell>
          <table:table-cell office:value-type="float" office:value="0.769105691056911" calcext:value-type="float">
            <text:p>0.769105691056911</text:p>
          </table:table-cell>
          <table:table-cell office:value-type="float" office:value="0.0408254898855957" calcext:value-type="float">
            <text:p>0.0408254898855957</text:p>
          </table:table-cell>
          <table:table-cell office:value-type="float" office:value="0.749825783972126" calcext:value-type="float">
            <text:p>0.749825783972126</text:p>
          </table:table-cell>
          <table:table-cell office:value-type="float" office:value="0.0335247048959647" calcext:value-type="float">
            <text:p>0.0335247048959647</text:p>
          </table:table-cell>
          <table:table-cell office:value-type="float" office:value="0.754471544715447" calcext:value-type="float">
            <text:p>0.754471544715447</text:p>
          </table:table-cell>
          <table:table-cell office:value-type="float" office:value="0.0481777232938771" calcext:value-type="float">
            <text:p>0.0481777232938771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353748636846668" calcext:value-type="float">
            <text:p>0.0353748636846668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44786284147706" calcext:value-type="float">
            <text:p>0.0447862841477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86945412311266" calcext:value-type="float">
            <text:p>0.786945412311266</text:p>
          </table:table-cell>
          <table:table-cell office:value-type="float" office:value="0.0515043681548633" calcext:value-type="float">
            <text:p>0.0515043681548633</text:p>
          </table:table-cell>
          <table:table-cell office:value-type="float" office:value="0.757700348432056" calcext:value-type="float">
            <text:p>0.757700348432056</text:p>
          </table:table-cell>
          <table:table-cell office:value-type="float" office:value="0.0456238722827651" calcext:value-type="float">
            <text:p>0.0456238722827651</text:p>
          </table:table-cell>
          <table:table-cell office:value-type="float" office:value="0.772102206736353" calcext:value-type="float">
            <text:p>0.772102206736353</text:p>
          </table:table-cell>
          <table:table-cell office:value-type="float" office:value="0.0335820613933902" calcext:value-type="float">
            <text:p>0.0335820613933902</text:p>
          </table:table-cell>
          <table:table-cell office:value-type="float" office:value="0.779047619047619" calcext:value-type="float">
            <text:p>0.779047619047619</text:p>
          </table:table-cell>
          <table:table-cell office:value-type="float" office:value="0.0411443917336156" calcext:value-type="float">
            <text:p>0.0411443917336156</text:p>
          </table:table-cell>
          <table:table-cell office:value-type="float" office:value="0.780813008130081" calcext:value-type="float">
            <text:p>0.780813008130081</text:p>
          </table:table-cell>
          <table:table-cell office:value-type="float" office:value="0.0455853561220662" calcext:value-type="float">
            <text:p>0.0455853561220662</text:p>
          </table:table-cell>
          <table:table-cell office:value-type="float" office:value="0.763554006968641" calcext:value-type="float">
            <text:p>0.763554006968641</text:p>
          </table:table-cell>
          <table:table-cell office:value-type="float" office:value="0.0420403457545324" calcext:value-type="float">
            <text:p>0.0420403457545324</text:p>
          </table:table-cell>
          <table:table-cell office:value-type="float" office:value="0.758443670150987" calcext:value-type="float">
            <text:p>0.758443670150987</text:p>
          </table:table-cell>
          <table:table-cell office:value-type="float" office:value="0.0476015343282329" calcext:value-type="float">
            <text:p>0.0476015343282329</text:p>
          </table:table-cell>
          <table:table-cell office:value-type="float" office:value="0.780743321718931" calcext:value-type="float">
            <text:p>0.780743321718931</text:p>
          </table:table-cell>
          <table:table-cell office:value-type="float" office:value="0.0299831689708513" calcext:value-type="float">
            <text:p>0.0299831689708513</text:p>
          </table:table-cell>
          <table:table-cell office:value-type="float" office:value="0.763530778164925" calcext:value-type="float">
            <text:p>0.763530778164925</text:p>
          </table:table-cell>
          <table:table-cell office:value-type="float" office:value="0.0532643984283908" calcext:value-type="float">
            <text:p>0.0532643984283908</text:p>
          </table:table-cell>
          <table:table-cell office:value-type="float" office:value="0.774192799070848" calcext:value-type="float">
            <text:p>0.774192799070848</text:p>
          </table:table-cell>
          <table:table-cell office:value-type="float" office:value="0.0473756983966435" calcext:value-type="float">
            <text:p>0.0473756983966435</text:p>
          </table:table-cell>
          <table:table-cell office:value-type="float" office:value="0.755632984901278" calcext:value-type="float">
            <text:p>0.755632984901278</text:p>
          </table:table-cell>
          <table:table-cell office:value-type="float" office:value="0.0322845663450141" calcext:value-type="float">
            <text:p>0.0322845663450141</text:p>
          </table:table-cell>
          <table:table-cell office:value-type="float" office:value="0.766202090592335" calcext:value-type="float">
            <text:p>0.766202090592335</text:p>
          </table:table-cell>
          <table:table-cell office:value-type="float" office:value="0.0464145048058193" calcext:value-type="float">
            <text:p>0.0464145048058193</text:p>
          </table:table-cell>
          <table:table-cell office:value-type="float" office:value="0.757607433217189" calcext:value-type="float">
            <text:p>0.757607433217189</text:p>
          </table:table-cell>
          <table:table-cell office:value-type="float" office:value="0.0361626540633441" calcext:value-type="float">
            <text:p>0.0361626540633441</text:p>
          </table:table-cell>
          <table:table-cell office:value-type="float" office:value="0.759465737514518" calcext:value-type="float">
            <text:p>0.759465737514518</text:p>
          </table:table-cell>
          <table:table-cell office:value-type="float" office:value="0.0399550207696651" calcext:value-type="float">
            <text:p>0.0399550207696651</text:p>
          </table:table-cell>
          <table:table-cell office:value-type="float" office:value="0.766341463414634" calcext:value-type="float">
            <text:p>0.766341463414634</text:p>
          </table:table-cell>
          <table:table-cell office:value-type="float" office:value="0.0366328432091442" calcext:value-type="float">
            <text:p>0.0366328432091442</text:p>
          </table:table-cell>
          <table:table-cell office:value-type="float" office:value="0.776120789779326" calcext:value-type="float">
            <text:p>0.776120789779326</text:p>
          </table:table-cell>
          <table:table-cell office:value-type="float" office:value="0.0421822611862475" calcext:value-type="float">
            <text:p>0.042182261186247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vertebral_column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30546798901922" calcext:value-type="float">
            <text:p>0.0330546798901922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97130161529756" calcext:value-type="float">
            <text:p>0.0497130161529756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388438534799751" calcext:value-type="float">
            <text:p>0.038843853479975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47562481468116" calcext:value-type="float">
            <text:p>0.0447562481468116</text:p>
          </table:table-cell>
          <table:table-cell office:value-type="float" office:value="0.851612903225806" calcext:value-type="float">
            <text:p>0.851612903225806</text:p>
          </table:table-cell>
          <table:table-cell office:value-type="float" office:value="0.023923220926115" calcext:value-type="float">
            <text:p>0.023923220926115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255022391949063" calcext:value-type="float">
            <text:p>0.0255022391949063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435782454390525" calcext:value-type="float">
            <text:p>0.0435782454390525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183899262112764" calcext:value-type="float">
            <text:p>0.0183899262112764</text:p>
          </table:table-cell>
          <table:table-cell office:value-type="float" office:value="0.848387096774193" calcext:value-type="float">
            <text:p>0.848387096774193</text:p>
          </table:table-cell>
          <table:table-cell office:value-type="float" office:value="0.0144262450161276" calcext:value-type="float">
            <text:p>0.014426245016127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67798524225528" calcext:value-type="float">
            <text:p>0.0367798524225528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330546798901923" calcext:value-type="float">
            <text:p>0.0330546798901923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19753949538574" calcext:value-type="float">
            <text:p>0.019753949538574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67798524225528" calcext:value-type="float">
            <text:p>0.0367798524225528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34214844250962" calcext:value-type="float">
            <text:p>0.034214844250962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vertebral_column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64672912609288" calcext:value-type="float">
            <text:p>0.0464672912609288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478464418522301" calcext:value-type="float">
            <text:p>0.0478464418522301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01746563449511" calcext:value-type="float">
            <text:p>0.0301746563449511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330546798901923" calcext:value-type="float">
            <text:p>0.0330546798901923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515119981376493" calcext:value-type="float">
            <text:p>0.0515119981376493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10248130026957" calcext:value-type="float">
            <text:p>0.0310248130026957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3278735048383" calcext:value-type="float">
            <text:p>0.043278735048383</text:p>
          </table:table-cell>
          <table:table-cell office:value-type="float" office:value="0.848387096774193" calcext:value-type="float">
            <text:p>0.848387096774193</text:p>
          </table:table-cell>
          <table:table-cell office:value-type="float" office:value="0.0464672912609288" calcext:value-type="float">
            <text:p>0.0464672912609288</text:p>
          </table:table-cell>
          <table:table-cell office:value-type="float" office:value="0.809677419354839" calcext:value-type="float">
            <text:p>0.809677419354839</text:p>
          </table:table-cell>
          <table:table-cell office:value-type="float" office:value="0.0475738103346859" calcext:value-type="float">
            <text:p>0.0475738103346859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02335854916046" calcext:value-type="float">
            <text:p>0.050233585491604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02335854916046" calcext:value-type="float">
            <text:p>0.0502335854916046</text:p>
          </table:table-cell>
          <table:table-cell office:value-type="float" office:value="0.848387096774193" calcext:value-type="float">
            <text:p>0.848387096774193</text:p>
          </table:table-cell>
          <table:table-cell office:value-type="float" office:value="0.0491869376837964" calcext:value-type="float">
            <text:p>0.0491869376837964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292998421364273" calcext:value-type="float">
            <text:p>0.0292998421364273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22809896167308" calcext:value-type="float">
            <text:p>0.022809896167308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vertebral_column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39507899077148" calcext:value-type="float">
            <text:p>0.039507899077148</text:p>
          </table:table-cell>
          <table:table-cell office:value-type="float" office:value="0.848387096774193" calcext:value-type="float">
            <text:p>0.848387096774193</text:p>
          </table:table-cell>
          <table:table-cell office:value-type="float" office:value="0.0404835496710036" calcext:value-type="float">
            <text:p>0.040483549671003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35782454390526" calcext:value-type="float">
            <text:p>0.043578245439052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27594426896649" calcext:value-type="float">
            <text:p>0.0527594426896649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288524900322553" calcext:value-type="float">
            <text:p>0.0288524900322553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14412720800289" calcext:value-type="float">
            <text:p>0.0314412720800289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5619792334616" calcext:value-type="float">
            <text:p>0.045619792334616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17489648565961" calcext:value-type="float">
            <text:p>0.041748964856596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17638920512297" calcext:value-type="float">
            <text:p>0.0517638920512297</text:p>
          </table:table-cell>
          <table:table-cell office:value-type="float" office:value="0.848387096774193" calcext:value-type="float">
            <text:p>0.848387096774193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47562481468116" calcext:value-type="float">
            <text:p>0.0447562481468116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04835496710036" calcext:value-type="float">
            <text:p>0.040483549671003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vertebral_column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14412720800289" calcext:value-type="float">
            <text:p>0.0314412720800289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388438534799751" calcext:value-type="float">
            <text:p>0.0388438534799751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02335854916046" calcext:value-type="float">
            <text:p>0.0502335854916046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97130161529756" calcext:value-type="float">
            <text:p>0.0497130161529756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292998421364273" calcext:value-type="float">
            <text:p>0.029299842136427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30546798901922" calcext:value-type="float">
            <text:p>0.033054679890192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10248130026957" calcext:value-type="float">
            <text:p>0.0310248130026957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91869376837965" calcext:value-type="float">
            <text:p>0.0491869376837965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435782454390525" calcext:value-type="float">
            <text:p>0.0435782454390525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447562481468116" calcext:value-type="float">
            <text:p>0.044756248146811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78259335469631" calcext:value-type="float">
            <text:p>0.037825933546963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04835496710036" calcext:value-type="float">
            <text:p>0.040483549671003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9699211365554" calcext:value-type="float">
            <text:p>0.059699211365554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20593703561461" calcext:value-type="float">
            <text:p>0.042059370356146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vertebral_column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34214844250962" calcext:value-type="float">
            <text:p>0.034214844250962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447562481468116" calcext:value-type="float">
            <text:p>0.0447562481468116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534939482315387" calcext:value-type="float">
            <text:p>0.0534939482315387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388438534799751" calcext:value-type="float">
            <text:p>0.038843853479975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88438534799751" calcext:value-type="float">
            <text:p>0.038843853479975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14412720800289" calcext:value-type="float">
            <text:p>0.031441272080028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417489648565961" calcext:value-type="float">
            <text:p>0.0417489648565961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385075367300429" calcext:value-type="float">
            <text:p>0.0385075367300429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64672912609288" calcext:value-type="float">
            <text:p>0.046467291260928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3278735048383" calcext:value-type="float">
            <text:p>0.043278735048383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461865195589559" calcext:value-type="float">
            <text:p>0.0461865195589559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4784644185223" calcext:value-type="float">
            <text:p>0.04784644185223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310248130026957" calcext:value-type="float">
            <text:p>0.0310248130026957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47562481468116" calcext:value-type="float">
            <text:p>0.0447562481468116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475738103346859" calcext:value-type="float">
            <text:p>0.047573810334685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vertebral_column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6937197311852" calcext:value-type="float">
            <text:p>0.036937197311852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05029729450829" calcext:value-type="float">
            <text:p>0.0405029729450829</text:p>
          </table:table-cell>
          <table:table-cell office:value-type="float" office:value="0.84" calcext:value-type="float">
            <text:p>0.84</text:p>
          </table:table-cell>
          <table:table-cell office:value-type="float" office:value="0.0450516748819348" calcext:value-type="float">
            <text:p>0.0450516748819348</text:p>
          </table:table-cell>
          <table:table-cell office:value-type="float" office:value="0.830967741935484" calcext:value-type="float">
            <text:p>0.830967741935484</text:p>
          </table:table-cell>
          <table:table-cell office:value-type="float" office:value="0.0446545768342914" calcext:value-type="float">
            <text:p>0.0446545768342914</text:p>
          </table:table-cell>
          <table:table-cell office:value-type="float" office:value="0.82" calcext:value-type="float">
            <text:p>0.82</text:p>
          </table:table-cell>
          <table:table-cell office:value-type="float" office:value="0.0349614227371323" calcext:value-type="float">
            <text:p>0.0349614227371323</text:p>
          </table:table-cell>
          <table:table-cell office:value-type="float" office:value="0.838064516129032" calcext:value-type="float">
            <text:p>0.838064516129032</text:p>
          </table:table-cell>
          <table:table-cell office:value-type="float" office:value="0.0364601322250698" calcext:value-type="float">
            <text:p>0.0364601322250698</text:p>
          </table:table-cell>
          <table:table-cell office:value-type="float" office:value="0.830967741935484" calcext:value-type="float">
            <text:p>0.830967741935484</text:p>
          </table:table-cell>
          <table:table-cell office:value-type="float" office:value="0.0324463931564569" calcext:value-type="float">
            <text:p>0.0324463931564569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401011739347116" calcext:value-type="float">
            <text:p>0.0401011739347116</text:p>
          </table:table-cell>
          <table:table-cell office:value-type="float" office:value="0.818709677419355" calcext:value-type="float">
            <text:p>0.818709677419355</text:p>
          </table:table-cell>
          <table:table-cell office:value-type="float" office:value="0.0380503324896072" calcext:value-type="float">
            <text:p>0.0380503324896072</text:p>
          </table:table-cell>
          <table:table-cell office:value-type="float" office:value="0.838064516129032" calcext:value-type="float">
            <text:p>0.838064516129032</text:p>
          </table:table-cell>
          <table:table-cell office:value-type="float" office:value="0.0403401098429123" calcext:value-type="float">
            <text:p>0.0403401098429123</text:p>
          </table:table-cell>
          <table:table-cell office:value-type="float" office:value="0.825161290322581" calcext:value-type="float">
            <text:p>0.825161290322581</text:p>
          </table:table-cell>
          <table:table-cell office:value-type="float" office:value="0.0363224521352405" calcext:value-type="float">
            <text:p>0.0363224521352405</text:p>
          </table:table-cell>
          <table:table-cell office:value-type="float" office:value="0.827741935483871" calcext:value-type="float">
            <text:p>0.827741935483871</text:p>
          </table:table-cell>
          <table:table-cell office:value-type="float" office:value="0.0430864944001426" calcext:value-type="float">
            <text:p>0.0430864944001426</text:p>
          </table:table-cell>
          <table:table-cell office:value-type="float" office:value="0.823225806451613" calcext:value-type="float">
            <text:p>0.823225806451613</text:p>
          </table:table-cell>
          <table:table-cell office:value-type="float" office:value="0.0485195621301621" calcext:value-type="float">
            <text:p>0.0485195621301621</text:p>
          </table:table-cell>
          <table:table-cell office:value-type="float" office:value="0.841290322580645" calcext:value-type="float">
            <text:p>0.841290322580645</text:p>
          </table:table-cell>
          <table:table-cell office:value-type="float" office:value="0.0341086788255843" calcext:value-type="float">
            <text:p>0.0341086788255843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395303122417499" calcext:value-type="float">
            <text:p>0.0395303122417499</text:p>
          </table:table-cell>
          <table:table-cell office:value-type="float" office:value="0.830967741935484" calcext:value-type="float">
            <text:p>0.830967741935484</text:p>
          </table:table-cell>
          <table:table-cell office:value-type="float" office:value="0.0364427842352573" calcext:value-type="float">
            <text:p>0.036442784235257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420593703561461" calcext:value-type="float">
            <text:p>0.0420593703561461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417489648565961" calcext:value-type="float">
            <text:p>0.041748964856596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44608885291986" calcext:value-type="float">
            <text:p>0.0244608885291986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10248130026957" calcext:value-type="float">
            <text:p>0.0310248130026957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10248130026957" calcext:value-type="float">
            <text:p>0.0310248130026957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3278735048383" calcext:value-type="float">
            <text:p>0.043278735048383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56197923346159" calcext:value-type="float">
            <text:p>0.045619792334615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70238056035911" calcext:value-type="float">
            <text:p>0.0470238056035911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417489648565961" calcext:value-type="float">
            <text:p>0.041748964856596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11211251096192" calcext:value-type="float">
            <text:p>0.0411211251096192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60656125403191" calcext:value-type="float">
            <text:p>0.0360656125403191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255022391949063" calcext:value-type="float">
            <text:p>0.025502239194906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14412720800289" calcext:value-type="float">
            <text:p>0.0314412720800289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301746563449511" calcext:value-type="float">
            <text:p>0.0301746563449511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67798524225528" calcext:value-type="float">
            <text:p>0.036779852422552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78464418522301" calcext:value-type="float">
            <text:p>0.047846441852230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04835496710037" calcext:value-type="float">
            <text:p>0.0404835496710037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3278735048383" calcext:value-type="float">
            <text:p>0.04327873504838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01746563449511" calcext:value-type="float">
            <text:p>0.030174656344951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01609664451249" calcext:value-type="float">
            <text:p>0.0401609664451249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542185042386181" calcext:value-type="float">
            <text:p>0.054218504238618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78259335469631" calcext:value-type="float">
            <text:p>0.0378259335469631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353369391938817" calcext:value-type="float">
            <text:p>0.035336939193881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3278735048383" calcext:value-type="float">
            <text:p>0.043278735048383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78259335469631" calcext:value-type="float">
            <text:p>0.037825933546963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17638920512297" calcext:value-type="float">
            <text:p>0.0517638920512297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91869376837965" calcext:value-type="float">
            <text:p>0.0491869376837965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70238056035911" calcext:value-type="float">
            <text:p>0.047023805603591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88438534799751" calcext:value-type="float">
            <text:p>0.038843853479975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04835496710036" calcext:value-type="float">
            <text:p>0.040483549671003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50459356250611" calcext:value-type="float">
            <text:p>0.045045935625061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20593703561461" calcext:value-type="float">
            <text:p>0.042059370356146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64672912609288" calcext:value-type="float">
            <text:p>0.0464672912609288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41711739923521" calcext:value-type="float">
            <text:p>0.044171173992352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47562481468116" calcext:value-type="float">
            <text:p>0.044756248146811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56197923346159" calcext:value-type="float">
            <text:p>0.0456197923346159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91869376837965" calcext:value-type="float">
            <text:p>0.0491869376837965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70238056035911" calcext:value-type="float">
            <text:p>0.0470238056035911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89217770583971" calcext:value-type="float">
            <text:p>0.048921777058397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64672912609288" calcext:value-type="float">
            <text:p>0.046467291260928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10248130026957" calcext:value-type="float">
            <text:p>0.0310248130026957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78259335469631" calcext:value-type="float">
            <text:p>0.037825933546963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39507899077148" calcext:value-type="float">
            <text:p>0.039507899077148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92998421364273" calcext:value-type="float">
            <text:p>0.029299842136427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35782454390526" calcext:value-type="float">
            <text:p>0.043578245439052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64672912609288" calcext:value-type="float">
            <text:p>0.0464672912609288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11211251096192" calcext:value-type="float">
            <text:p>0.0411211251096192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88438534799751" calcext:value-type="float">
            <text:p>0.038843853479975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92998421364273" calcext:value-type="float">
            <text:p>0.0292998421364273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17489648565961" calcext:value-type="float">
            <text:p>0.041748964856596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11211251096192" calcext:value-type="float">
            <text:p>0.0411211251096192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5619792334616" calcext:value-type="float">
            <text:p>0.04561979233461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41711739923521" calcext:value-type="float">
            <text:p>0.044171173992352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04835496710036" calcext:value-type="float">
            <text:p>0.040483549671003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92998421364273" calcext:value-type="float">
            <text:p>0.029299842136427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04835496710036" calcext:value-type="float">
            <text:p>0.0404835496710036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78464418522301" calcext:value-type="float">
            <text:p>0.04784644185223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385197257741208" calcext:value-type="float">
            <text:p>0.0385197257741208</text:p>
          </table:table-cell>
          <table:table-cell office:value-type="float" office:value="0.830967741935484" calcext:value-type="float">
            <text:p>0.830967741935484</text:p>
          </table:table-cell>
          <table:table-cell office:value-type="float" office:value="0.0404507358387431" calcext:value-type="float">
            <text:p>0.0404507358387431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73588833775241" calcext:value-type="float">
            <text:p>0.037358883377524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35974367488436" calcext:value-type="float">
            <text:p>0.0435974367488436</text:p>
          </table:table-cell>
          <table:table-cell office:value-type="float" office:value="0.829677419354839" calcext:value-type="float">
            <text:p>0.829677419354839</text:p>
          </table:table-cell>
          <table:table-cell office:value-type="float" office:value="0.0394939884595054" calcext:value-type="float">
            <text:p>0.0394939884595054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345813868507742" calcext:value-type="float">
            <text:p>0.0345813868507742</text:p>
          </table:table-cell>
          <table:table-cell office:value-type="float" office:value="0.820645161290323" calcext:value-type="float">
            <text:p>0.820645161290323</text:p>
          </table:table-cell>
          <table:table-cell office:value-type="float" office:value="0.0400534524434005" calcext:value-type="float">
            <text:p>0.0400534524434005</text:p>
          </table:table-cell>
          <table:table-cell office:value-type="float" office:value="0.827741935483871" calcext:value-type="float">
            <text:p>0.827741935483871</text:p>
          </table:table-cell>
          <table:table-cell office:value-type="float" office:value="0.0430888451489515" calcext:value-type="float">
            <text:p>0.0430888451489515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426314668585163" calcext:value-type="float">
            <text:p>0.042631466858516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75609456244659" calcext:value-type="float">
            <text:p>0.0375609456244659</text:p>
          </table:table-cell>
          <table:table-cell office:value-type="float" office:value="0.830967741935484" calcext:value-type="float">
            <text:p>0.830967741935484</text:p>
          </table:table-cell>
          <table:table-cell office:value-type="float" office:value="0.0384166709978013" calcext:value-type="float">
            <text:p>0.0384166709978013</text:p>
          </table:table-cell>
          <table:table-cell office:value-type="float" office:value="0.826451612903226" calcext:value-type="float">
            <text:p>0.826451612903226</text:p>
          </table:table-cell>
          <table:table-cell office:value-type="float" office:value="0.0410677138900411" calcext:value-type="float">
            <text:p>0.0410677138900411</text:p>
          </table:table-cell>
          <table:table-cell office:value-type="float" office:value="0.829677419354839" calcext:value-type="float">
            <text:p>0.829677419354839</text:p>
          </table:table-cell>
          <table:table-cell office:value-type="float" office:value="0.0428246234796454" calcext:value-type="float">
            <text:p>0.0428246234796454</text:p>
          </table:table-cell>
          <table:table-cell office:value-type="float" office:value="0.834193548387097" calcext:value-type="float">
            <text:p>0.834193548387097</text:p>
          </table:table-cell>
          <table:table-cell office:value-type="float" office:value="0.0317874607448881" calcext:value-type="float">
            <text:p>0.0317874607448881</text:p>
          </table:table-cell>
          <table:table-cell office:value-type="float" office:value="0.826451612903226" calcext:value-type="float">
            <text:p>0.826451612903226</text:p>
          </table:table-cell>
          <table:table-cell office:value-type="float" office:value="0.0377277474525879" calcext:value-type="float">
            <text:p>0.0377277474525879</text:p>
          </table:table-cell>
          <table:table-cell office:value-type="float" office:value="0.823870967741935" calcext:value-type="float">
            <text:p>0.823870967741935</text:p>
          </table:table-cell>
          <table:table-cell office:value-type="float" office:value="0.0392870079344846" calcext:value-type="float">
            <text:p>0.0392870079344846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dbc</text:p>
          </table:table-cell>
          <table:table-cell office:value-type="float" office:value="0.938487812451483" calcext:value-type="float">
            <text:p>0.938487812451483</text:p>
          </table:table-cell>
          <table:table-cell office:value-type="float" office:value="0.0297480539384216" calcext:value-type="float">
            <text:p>0.0297480539384216</text:p>
          </table:table-cell>
          <table:table-cell office:value-type="float" office:value="0.947244216736532" calcext:value-type="float">
            <text:p>0.947244216736532</text:p>
          </table:table-cell>
          <table:table-cell office:value-type="float" office:value="0.0140673939804765" calcext:value-type="float">
            <text:p>0.0140673939804765</text:p>
          </table:table-cell>
          <table:table-cell office:value-type="float" office:value="0.943766495885732" calcext:value-type="float">
            <text:p>0.943766495885732</text:p>
          </table:table-cell>
          <table:table-cell office:value-type="float" office:value="0.0146518654764851" calcext:value-type="float">
            <text:p>0.0146518654764851</text:p>
          </table:table-cell>
          <table:table-cell office:value-type="float" office:value="0.947275267815556" calcext:value-type="float">
            <text:p>0.947275267815556</text:p>
          </table:table-cell>
          <table:table-cell office:value-type="float" office:value="0.0255751986664354" calcext:value-type="float">
            <text:p>0.0255751986664354</text:p>
          </table:table-cell>
          <table:table-cell office:value-type="float" office:value="0.947244216736532" calcext:value-type="float">
            <text:p>0.947244216736532</text:p>
          </table:table-cell>
          <table:table-cell office:value-type="float" office:value="0.0216149302188684" calcext:value-type="float">
            <text:p>0.0216149302188684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259058758723605" calcext:value-type="float">
            <text:p>0.0259058758723605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30751868517607" calcext:value-type="float">
            <text:p>0.0130751868517607</text:p>
          </table:table-cell>
          <table:table-cell office:value-type="float" office:value="0.94201210992082" calcext:value-type="float">
            <text:p>0.94201210992082</text:p>
          </table:table-cell>
          <table:table-cell office:value-type="float" office:value="0.0170650329023642" calcext:value-type="float">
            <text:p>0.0170650329023642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152735922568203" calcext:value-type="float">
            <text:p>0.0152735922568203</text:p>
          </table:table-cell>
          <table:table-cell office:value-type="float" office:value="0.938503337990995" calcext:value-type="float">
            <text:p>0.938503337990995</text:p>
          </table:table-cell>
          <table:table-cell office:value-type="float" office:value="0.0277032142891723" calcext:value-type="float">
            <text:p>0.0277032142891723</text:p>
          </table:table-cell>
          <table:table-cell office:value-type="float" office:value="0.945520881850644" calcext:value-type="float">
            <text:p>0.945520881850644</text:p>
          </table:table-cell>
          <table:table-cell office:value-type="float" office:value="0.0114212215037867" calcext:value-type="float">
            <text:p>0.0114212215037867</text:p>
          </table:table-cell>
          <table:table-cell office:value-type="float" office:value="0.945489830771619" calcext:value-type="float">
            <text:p>0.945489830771619</text:p>
          </table:table-cell>
          <table:table-cell office:value-type="float" office:value="0.0170200740611201" calcext:value-type="float">
            <text:p>0.0170200740611201</text:p>
          </table:table-cell>
          <table:table-cell office:value-type="float" office:value="0.940226672876882" calcext:value-type="float">
            <text:p>0.940226672876882</text:p>
          </table:table-cell>
          <table:table-cell office:value-type="float" office:value="0.0210224203987783" calcext:value-type="float">
            <text:p>0.0210224203987783</text:p>
          </table:table-cell>
          <table:table-cell office:value-type="float" office:value="0.941996584381307" calcext:value-type="float">
            <text:p>0.941996584381307</text:p>
          </table:table-cell>
          <table:table-cell office:value-type="float" office:value="0.0159667361216764" calcext:value-type="float">
            <text:p>0.0159667361216764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34303096031449" calcext:value-type="float">
            <text:p>0.0134303096031449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220369023282022" calcext:value-type="float">
            <text:p>0.0220369023282022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dbc</text:p>
          </table:table-cell>
          <table:table-cell office:value-type="float" office:value="0.940226672876883" calcext:value-type="float">
            <text:p>0.940226672876883</text:p>
          </table:table-cell>
          <table:table-cell office:value-type="float" office:value="0.028751972517692" calcext:value-type="float">
            <text:p>0.028751972517692</text:p>
          </table:table-cell>
          <table:table-cell office:value-type="float" office:value="0.945505356311132" calcext:value-type="float">
            <text:p>0.945505356311132</text:p>
          </table:table-cell>
          <table:table-cell office:value-type="float" office:value="0.0115228113073868" calcext:value-type="float">
            <text:p>0.0115228113073868</text:p>
          </table:table-cell>
          <table:table-cell office:value-type="float" office:value="0.941996584381307" calcext:value-type="float">
            <text:p>0.941996584381307</text:p>
          </table:table-cell>
          <table:table-cell office:value-type="float" office:value="0.0182176676670279" calcext:value-type="float">
            <text:p>0.0182176676670279</text:p>
          </table:table-cell>
          <table:table-cell office:value-type="float" office:value="0.952538425710293" calcext:value-type="float">
            <text:p>0.952538425710293</text:p>
          </table:table-cell>
          <table:table-cell office:value-type="float" office:value="0.0192513246760179" calcext:value-type="float">
            <text:p>0.0192513246760179</text:p>
          </table:table-cell>
          <table:table-cell office:value-type="float" office:value="0.94375097034622" calcext:value-type="float">
            <text:p>0.94375097034622</text:p>
          </table:table-cell>
          <table:table-cell office:value-type="float" office:value="0.0159816558491311" calcext:value-type="float">
            <text:p>0.0159816558491311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218802998744664" calcext:value-type="float">
            <text:p>0.0218802998744664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200449686891635" calcext:value-type="float">
            <text:p>0.0200449686891635</text:p>
          </table:table-cell>
          <table:table-cell office:value-type="float" office:value="0.950799565284894" calcext:value-type="float">
            <text:p>0.950799565284894</text:p>
          </table:table-cell>
          <table:table-cell office:value-type="float" office:value="0.0099518587170986" calcext:value-type="float">
            <text:p>0.0099518587170986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18213499348798" calcext:value-type="float">
            <text:p>0.018213499348798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237272076717643" calcext:value-type="float">
            <text:p>0.0237272076717643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224107142965136" calcext:value-type="float">
            <text:p>0.0224107142965136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133355934564086" calcext:value-type="float">
            <text:p>0.0133355934564086</text:p>
          </table:table-cell>
          <table:table-cell office:value-type="float" office:value="0.945505356311132" calcext:value-type="float">
            <text:p>0.945505356311132</text:p>
          </table:table-cell>
          <table:table-cell office:value-type="float" office:value="0.0227488229291274" calcext:value-type="float">
            <text:p>0.0227488229291274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202901487396775" calcext:value-type="float">
            <text:p>0.0202901487396775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253387792349691" calcext:value-type="float">
            <text:p>0.0253387792349691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69227846549852" calcext:value-type="float">
            <text:p>0.0169227846549852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dbc</text:p>
          </table:table-cell>
          <table:table-cell office:value-type="float" office:value="0.940226672876882" calcext:value-type="float">
            <text:p>0.940226672876882</text:p>
          </table:table-cell>
          <table:table-cell office:value-type="float" office:value="0.023608521527057" calcext:value-type="float">
            <text:p>0.023608521527057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15641040736966" calcext:value-type="float">
            <text:p>0.0115641040736966</text:p>
          </table:table-cell>
          <table:table-cell office:value-type="float" office:value="0.945520881850644" calcext:value-type="float">
            <text:p>0.945520881850644</text:p>
          </table:table-cell>
          <table:table-cell office:value-type="float" office:value="0.0114212215037868" calcext:value-type="float">
            <text:p>0.0114212215037868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200449686891635" calcext:value-type="float">
            <text:p>0.0200449686891635</text:p>
          </table:table-cell>
          <table:table-cell office:value-type="float" office:value="0.945520881850644" calcext:value-type="float">
            <text:p>0.945520881850644</text:p>
          </table:table-cell>
          <table:table-cell office:value-type="float" office:value="0.0156800647291108" calcext:value-type="float">
            <text:p>0.0156800647291108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192407103546668" calcext:value-type="float">
            <text:p>0.0192407103546668</text:p>
          </table:table-cell>
          <table:table-cell office:value-type="float" office:value="0.947275267815556" calcext:value-type="float">
            <text:p>0.947275267815556</text:p>
          </table:table-cell>
          <table:table-cell office:value-type="float" office:value="0.0138712028946829" calcext:value-type="float">
            <text:p>0.0138712028946829</text:p>
          </table:table-cell>
          <table:table-cell office:value-type="float" office:value="0.949045179319981" calcext:value-type="float">
            <text:p>0.949045179319981</text:p>
          </table:table-cell>
          <table:table-cell office:value-type="float" office:value="0.0129595947903354" calcext:value-type="float">
            <text:p>0.0129595947903354</text:p>
          </table:table-cell>
          <table:table-cell office:value-type="float" office:value="0.945505356311132" calcext:value-type="float">
            <text:p>0.945505356311132</text:p>
          </table:table-cell>
          <table:table-cell office:value-type="float" office:value="0.0227488229291274" calcext:value-type="float">
            <text:p>0.0227488229291274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227424910469388" calcext:value-type="float">
            <text:p>0.0227424910469388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218522726989379" calcext:value-type="float">
            <text:p>0.0218522726989379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69227846549852" calcext:value-type="float">
            <text:p>0.0169227846549852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68865313191067" calcext:value-type="float">
            <text:p>0.0168865313191067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90611487934497" calcext:value-type="float">
            <text:p>0.0190611487934497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18213499348798" calcext:value-type="float">
            <text:p>0.018213499348798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90611487934497" calcext:value-type="float">
            <text:p>0.0190611487934497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dbc</text:p>
          </table:table-cell>
          <table:table-cell office:value-type="float" office:value="0.941996584381307" calcext:value-type="float">
            <text:p>0.941996584381307</text:p>
          </table:table-cell>
          <table:table-cell office:value-type="float" office:value="0.0252917066765846" calcext:value-type="float">
            <text:p>0.0252917066765846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125034342314651" calcext:value-type="float">
            <text:p>0.0125034342314651</text:p>
          </table:table-cell>
          <table:table-cell office:value-type="float" office:value="0.949045179319981" calcext:value-type="float">
            <text:p>0.949045179319981</text:p>
          </table:table-cell>
          <table:table-cell office:value-type="float" office:value="0.014367479721691" calcext:value-type="float">
            <text:p>0.014367479721691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256151053281852" calcext:value-type="float">
            <text:p>0.0256151053281852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57060995656992" calcext:value-type="float">
            <text:p>0.0157060995656992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232532469066897" calcext:value-type="float">
            <text:p>0.0232532469066897</text:p>
          </table:table-cell>
          <table:table-cell office:value-type="float" office:value="0.947275267815556" calcext:value-type="float">
            <text:p>0.947275267815556</text:p>
          </table:table-cell>
          <table:table-cell office:value-type="float" office:value="0.0186092389806655" calcext:value-type="float">
            <text:p>0.0186092389806655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57060995656993" calcext:value-type="float">
            <text:p>0.0157060995656993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68865313191067" calcext:value-type="float">
            <text:p>0.0168865313191067</text:p>
          </table:table-cell>
          <table:table-cell office:value-type="float" office:value="0.95780158360503" calcext:value-type="float">
            <text:p>0.95780158360503</text:p>
          </table:table-cell>
          <table:table-cell office:value-type="float" office:value="0.024392309966989" calcext:value-type="float">
            <text:p>0.024392309966989</text:p>
          </table:table-cell>
          <table:table-cell office:value-type="float" office:value="0.945520881850644" calcext:value-type="float">
            <text:p>0.945520881850644</text:p>
          </table:table-cell>
          <table:table-cell office:value-type="float" office:value="0.0179669469514477" calcext:value-type="float">
            <text:p>0.0179669469514477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71367076457069" calcext:value-type="float">
            <text:p>0.0171367076457069</text:p>
          </table:table-cell>
          <table:table-cell office:value-type="float" office:value="0.947275267815556" calcext:value-type="float">
            <text:p>0.947275267815556</text:p>
          </table:table-cell>
          <table:table-cell office:value-type="float" office:value="0.0164120998836983" calcext:value-type="float">
            <text:p>0.0164120998836983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82247119417" calcext:value-type="float">
            <text:p>0.0182247119417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69227846549852" calcext:value-type="float">
            <text:p>0.0169227846549852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59747730034237" calcext:value-type="float">
            <text:p>0.0159747730034237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dbc</text:p>
          </table:table-cell>
          <table:table-cell office:value-type="float" office:value="0.940226672876882" calcext:value-type="float">
            <text:p>0.940226672876882</text:p>
          </table:table-cell>
          <table:table-cell office:value-type="float" office:value="0.0210224203987782" calcext:value-type="float">
            <text:p>0.0210224203987782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45146565882323" calcext:value-type="float">
            <text:p>0.0145146565882323</text:p>
          </table:table-cell>
          <table:table-cell office:value-type="float" office:value="0.949045179319981" calcext:value-type="float">
            <text:p>0.949045179319981</text:p>
          </table:table-cell>
          <table:table-cell office:value-type="float" office:value="0.0189820436003941" calcext:value-type="float">
            <text:p>0.0189820436003941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227424910469388" calcext:value-type="float">
            <text:p>0.0227424910469388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18213499348798" calcext:value-type="float">
            <text:p>0.018213499348798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159619800050507" calcext:value-type="float">
            <text:p>0.0159619800050507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200143715679938" calcext:value-type="float">
            <text:p>0.0200143715679938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30282312967121" calcext:value-type="float">
            <text:p>0.0130282312967121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164850234106937" calcext:value-type="float">
            <text:p>0.0164850234106937</text:p>
          </table:table-cell>
          <table:table-cell office:value-type="float" office:value="0.95780158360503" calcext:value-type="float">
            <text:p>0.95780158360503</text:p>
          </table:table-cell>
          <table:table-cell office:value-type="float" office:value="0.0210021732168748" calcext:value-type="float">
            <text:p>0.0210021732168748</text:p>
          </table:table-cell>
          <table:table-cell office:value-type="float" office:value="0.945520881850644" calcext:value-type="float">
            <text:p>0.945520881850644</text:p>
          </table:table-cell>
          <table:table-cell office:value-type="float" office:value="0.0179669469514477" calcext:value-type="float">
            <text:p>0.0179669469514477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96677397280271" calcext:value-type="float">
            <text:p>0.0196677397280271</text:p>
          </table:table-cell>
          <table:table-cell office:value-type="float" office:value="0.945505356311132" calcext:value-type="float">
            <text:p>0.945505356311132</text:p>
          </table:table-cell>
          <table:table-cell office:value-type="float" office:value="0.0169312931024096" calcext:value-type="float">
            <text:p>0.0169312931024096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237272076717643" calcext:value-type="float">
            <text:p>0.0237272076717643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71367076457069" calcext:value-type="float">
            <text:p>0.0171367076457069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90611487934497" calcext:value-type="float">
            <text:p>0.01906114879344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dbc</text:p>
          </table:table-cell>
          <table:table-cell office:value-type="float" office:value="0.940232883092687" calcext:value-type="float">
            <text:p>0.940232883092687</text:p>
          </table:table-cell>
          <table:table-cell office:value-type="float" office:value="0.0256845350117067" calcext:value-type="float">
            <text:p>0.0256845350117067</text:p>
          </table:table-cell>
          <table:table-cell office:value-type="float" office:value="0.947607514361124" calcext:value-type="float">
            <text:p>0.947607514361124</text:p>
          </table:table-cell>
          <table:table-cell office:value-type="float" office:value="0.0128344800362515" calcext:value-type="float">
            <text:p>0.0128344800362515</text:p>
          </table:table-cell>
          <table:table-cell office:value-type="float" office:value="0.945874864151529" calcext:value-type="float">
            <text:p>0.945874864151529</text:p>
          </table:table-cell>
          <table:table-cell office:value-type="float" office:value="0.015528055593877" calcext:value-type="float">
            <text:p>0.015528055593877</text:p>
          </table:table-cell>
          <table:table-cell office:value-type="float" office:value="0.952889302903276" calcext:value-type="float">
            <text:p>0.952889302903276</text:p>
          </table:table-cell>
          <table:table-cell office:value-type="float" office:value="0.0226458176813482" calcext:value-type="float">
            <text:p>0.0226458176813482</text:p>
          </table:table-cell>
          <table:table-cell office:value-type="float" office:value="0.947265952491849" calcext:value-type="float">
            <text:p>0.947265952491849</text:p>
          </table:table-cell>
          <table:table-cell office:value-type="float" office:value="0.0174392499423215" calcext:value-type="float">
            <text:p>0.0174392499423215</text:p>
          </table:table-cell>
          <table:table-cell office:value-type="float" office:value="0.953240180096258" calcext:value-type="float">
            <text:p>0.953240180096258</text:p>
          </table:table-cell>
          <table:table-cell office:value-type="float" office:value="0.0212484226026468" calcext:value-type="float">
            <text:p>0.0212484226026468</text:p>
          </table:table-cell>
          <table:table-cell office:value-type="float" office:value="0.950433162552399" calcext:value-type="float">
            <text:p>0.950433162552399</text:p>
          </table:table-cell>
          <table:table-cell office:value-type="float" office:value="0.0171229937968533" calcext:value-type="float">
            <text:p>0.0171229937968533</text:p>
          </table:table-cell>
          <table:table-cell office:value-type="float" office:value="0.947983232417326" calcext:value-type="float">
            <text:p>0.947983232417326</text:p>
          </table:table-cell>
          <table:table-cell office:value-type="float" office:value="0.0137421634544419" calcext:value-type="float">
            <text:p>0.0137421634544419</text:p>
          </table:table-cell>
          <table:table-cell office:value-type="float" office:value="0.947967706877814" calcext:value-type="float">
            <text:p>0.947967706877814</text:p>
          </table:table-cell>
          <table:table-cell office:value-type="float" office:value="0.0179214938529092" calcext:value-type="float">
            <text:p>0.0179214938529092</text:p>
          </table:table-cell>
          <table:table-cell office:value-type="float" office:value="0.952187548517311" calcext:value-type="float">
            <text:p>0.952187548517311</text:p>
          </table:table-cell>
          <table:table-cell office:value-type="float" office:value="0.0239134792383478" calcext:value-type="float">
            <text:p>0.0239134792383478</text:p>
          </table:table-cell>
          <table:table-cell office:value-type="float" office:value="0.948327899394504" calcext:value-type="float">
            <text:p>0.948327899394504</text:p>
          </table:table-cell>
          <table:table-cell office:value-type="float" office:value="0.0183236204804267" calcext:value-type="float">
            <text:p>0.0183236204804267</text:p>
          </table:table-cell>
          <table:table-cell office:value-type="float" office:value="0.951830461108524" calcext:value-type="float">
            <text:p>0.951830461108524</text:p>
          </table:table-cell>
          <table:table-cell office:value-type="float" office:value="0.0168165799092496" calcext:value-type="float">
            <text:p>0.0168165799092496</text:p>
          </table:table-cell>
          <table:table-cell office:value-type="float" office:value="0.945508461419034" calcext:value-type="float">
            <text:p>0.945508461419034</text:p>
          </table:table-cell>
          <table:table-cell office:value-type="float" office:value="0.0188002335266241" calcext:value-type="float">
            <text:p>0.0188002335266241</text:p>
          </table:table-cell>
          <table:table-cell office:value-type="float" office:value="0.950777829529576" calcext:value-type="float">
            <text:p>0.950777829529576</text:p>
          </table:table-cell>
          <table:table-cell office:value-type="float" office:value="0.0194539906536536" calcext:value-type="float">
            <text:p>0.0194539906536536</text:p>
          </table:table-cell>
          <table:table-cell office:value-type="float" office:value="0.951830461108524" calcext:value-type="float">
            <text:p>0.951830461108524</text:p>
          </table:table-cell>
          <table:table-cell office:value-type="float" office:value="0.0182084160975208" calcext:value-type="float">
            <text:p>0.0182084160975208</text:p>
          </table:table-cell>
          <table:table-cell office:value-type="float" office:value="0.953240180096258" calcext:value-type="float">
            <text:p>0.953240180096258</text:p>
          </table:table-cell>
          <table:table-cell office:value-type="float" office:value="0.0186113515147021" calcext:value-type="float">
            <text:p>0.0186113515147021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18225734609842" calcext:value-type="float">
            <text:p>0.0118225734609842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229484989454204" calcext:value-type="float">
            <text:p>0.0229484989454204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075353666254706" calcext:value-type="float">
            <text:p>0.0075353666254706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30282312967121" calcext:value-type="float">
            <text:p>0.0130282312967121</text:p>
          </table:table-cell>
          <table:table-cell office:value-type="float" office:value="0.947275267815556" calcext:value-type="float">
            <text:p>0.947275267815556</text:p>
          </table:table-cell>
          <table:table-cell office:value-type="float" office:value="0.0164120998836983" calcext:value-type="float">
            <text:p>0.0164120998836983</text:p>
          </table:table-cell>
          <table:table-cell office:value-type="float" office:value="0.945505356311132" calcext:value-type="float">
            <text:p>0.945505356311132</text:p>
          </table:table-cell>
          <table:table-cell office:value-type="float" office:value="0.0169312931024096" calcext:value-type="float">
            <text:p>0.0169312931024096</text:p>
          </table:table-cell>
          <table:table-cell office:value-type="float" office:value="0.950752988666356" calcext:value-type="float">
            <text:p>0.950752988666356</text:p>
          </table:table-cell>
          <table:table-cell office:value-type="float" office:value="0.0161412046398125" calcext:value-type="float">
            <text:p>0.0161412046398125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08910056943339" calcext:value-type="float">
            <text:p>0.008910056943339</text:p>
          </table:table-cell>
          <table:table-cell office:value-type="float" office:value="0.947244216736532" calcext:value-type="float">
            <text:p>0.947244216736532</text:p>
          </table:table-cell>
          <table:table-cell office:value-type="float" office:value="0.0177006130592274" calcext:value-type="float">
            <text:p>0.0177006130592274</text:p>
          </table:table-cell>
          <table:table-cell office:value-type="float" office:value="0.949060704859494" calcext:value-type="float">
            <text:p>0.949060704859494</text:p>
          </table:table-cell>
          <table:table-cell office:value-type="float" office:value="0.0129170715983917" calcext:value-type="float">
            <text:p>0.0129170715983917</text:p>
          </table:table-cell>
          <table:table-cell office:value-type="float" office:value="0.957817109144543" calcext:value-type="float">
            <text:p>0.957817109144543</text:p>
          </table:table-cell>
          <table:table-cell office:value-type="float" office:value="0.0130251087871979" calcext:value-type="float">
            <text:p>0.0130251087871979</text:p>
          </table:table-cell>
          <table:table-cell office:value-type="float" office:value="0.941996584381307" calcext:value-type="float">
            <text:p>0.941996584381307</text:p>
          </table:table-cell>
          <table:table-cell office:value-type="float" office:value="0.0159667361216763" calcext:value-type="float">
            <text:p>0.0159667361216763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235994839707555" calcext:value-type="float">
            <text:p>0.0235994839707555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229588820535491" calcext:value-type="float">
            <text:p>0.0229588820535491</text:p>
          </table:table-cell>
          <table:table-cell office:value-type="float" office:value="0.954261760596181" calcext:value-type="float">
            <text:p>0.954261760596181</text:p>
          </table:table-cell>
          <table:table-cell office:value-type="float" office:value="0.0201947228051885" calcext:value-type="float">
            <text:p>0.0201947228051885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91310936820361" calcext:value-type="float">
            <text:p>0.0191310936820361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45146565882323" calcext:value-type="float">
            <text:p>0.0145146565882323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219412596434523" calcext:value-type="float">
            <text:p>0.0219412596434523</text:p>
          </table:table-cell>
          <table:table-cell office:value-type="float" office:value="0.947275267815556" calcext:value-type="float">
            <text:p>0.947275267815556</text:p>
          </table:table-cell>
          <table:table-cell office:value-type="float" office:value="0.0107453951485476" calcext:value-type="float">
            <text:p>0.0107453951485476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44294208873448" calcext:value-type="float">
            <text:p>0.0144294208873448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228931963833415" calcext:value-type="float">
            <text:p>0.0228931963833415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074525419782725" calcext:value-type="float">
            <text:p>0.0074525419782725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15103055904238" calcext:value-type="float">
            <text:p>0.0115103055904238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24891844196619" calcext:value-type="float">
            <text:p>0.0124891844196619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60560465303317" calcext:value-type="float">
            <text:p>0.0160560465303317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164850234106937" calcext:value-type="float">
            <text:p>0.0164850234106937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39446442726891" calcext:value-type="float">
            <text:p>0.0139446442726891</text:p>
          </table:table-cell>
          <table:table-cell office:value-type="float" office:value="0.947275267815556" calcext:value-type="float">
            <text:p>0.947275267815556</text:p>
          </table:table-cell>
          <table:table-cell office:value-type="float" office:value="0.0087744025708259" calcext:value-type="float">
            <text:p>0.0087744025708259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202783992114125" calcext:value-type="float">
            <text:p>0.0202783992114125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57844427300374" calcext:value-type="float">
            <text:p>0.0157844427300374</text:p>
          </table:table-cell>
          <table:table-cell office:value-type="float" office:value="0.95954044403043" calcext:value-type="float">
            <text:p>0.95954044403043</text:p>
          </table:table-cell>
          <table:table-cell office:value-type="float" office:value="0.0221482173984399" calcext:value-type="float">
            <text:p>0.0221482173984399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0169880195425" calcext:value-type="float">
            <text:p>0.010169880195425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256151053281852" calcext:value-type="float">
            <text:p>0.0256151053281852</text:p>
          </table:table-cell>
          <table:table-cell office:value-type="float" office:value="0.956031672100606" calcext:value-type="float">
            <text:p>0.956031672100606</text:p>
          </table:table-cell>
          <table:table-cell office:value-type="float" office:value="0.0215987542574289" calcext:value-type="float">
            <text:p>0.0215987542574289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58296751767147" calcext:value-type="float">
            <text:p>0.0158296751767147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82959936333397" calcext:value-type="float">
            <text:p>0.0182959936333397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96677397280271" calcext:value-type="float">
            <text:p>0.0196677397280271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19121719099756" calcext:value-type="float">
            <text:p>0.0119121719099756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71367076457069" calcext:value-type="float">
            <text:p>0.0171367076457069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34480436248976" calcext:value-type="float">
            <text:p>0.0134480436248976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80976619773751" calcext:value-type="float">
            <text:p>0.0180976619773751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71367076457069" calcext:value-type="float">
            <text:p>0.0171367076457069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80976619773751" calcext:value-type="float">
            <text:p>0.0180976619773751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33509033276361" calcext:value-type="float">
            <text:p>0.0133509033276361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96677397280271" calcext:value-type="float">
            <text:p>0.0196677397280271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44294208873448" calcext:value-type="float">
            <text:p>0.0144294208873448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71986437054458" calcext:value-type="float">
            <text:p>0.0171986437054458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71986437054458" calcext:value-type="float">
            <text:p>0.0171986437054458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218802998744664" calcext:value-type="float">
            <text:p>0.0218802998744664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80976619773751" calcext:value-type="float">
            <text:p>0.0180976619773751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44718308320672" calcext:value-type="float">
            <text:p>0.0144718308320672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202901487396775" calcext:value-type="float">
            <text:p>0.0202901487396775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192407103546668" calcext:value-type="float">
            <text:p>0.0192407103546668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15641040736966" calcext:value-type="float">
            <text:p>0.0115641040736966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69227846549852" calcext:value-type="float">
            <text:p>0.0169227846549852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82959936333397" calcext:value-type="float">
            <text:p>0.0182959936333397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48095662921188" calcext:value-type="float">
            <text:p>0.0148095662921188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76032165572769" calcext:value-type="float">
            <text:p>0.0176032165572769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48095662921188" calcext:value-type="float">
            <text:p>0.0148095662921188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33509033276361" calcext:value-type="float">
            <text:p>0.0133509033276361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202901487396775" calcext:value-type="float">
            <text:p>0.0202901487396775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159619800050507" calcext:value-type="float">
            <text:p>0.0159619800050507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47934645184906" calcext:value-type="float">
            <text:p>0.0147934645184906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82959936333397" calcext:value-type="float">
            <text:p>0.0182959936333397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206226419847926" calcext:value-type="float">
            <text:p>0.0206226419847926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45146565882323" calcext:value-type="float">
            <text:p>0.0145146565882323</text:p>
          </table:table-cell>
          <table:table-cell office:value-type="float" office:value="0.956031672100606" calcext:value-type="float">
            <text:p>0.956031672100606</text:p>
          </table:table-cell>
          <table:table-cell office:value-type="float" office:value="0.0165571526342916" calcext:value-type="float">
            <text:p>0.0165571526342916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90611487934497" calcext:value-type="float">
            <text:p>0.0190611487934497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64742179401291" calcext:value-type="float">
            <text:p>0.0164742179401291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19121719099756" calcext:value-type="float">
            <text:p>0.0119121719099756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96677397280271" calcext:value-type="float">
            <text:p>0.0196677397280271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125034342314651" calcext:value-type="float">
            <text:p>0.0125034342314651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71986437054458" calcext:value-type="float">
            <text:p>0.0171986437054458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82959936333397" calcext:value-type="float">
            <text:p>0.0182959936333397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48095662921188" calcext:value-type="float">
            <text:p>0.0148095662921188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33509033276361" calcext:value-type="float">
            <text:p>0.0133509033276361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47934645184906" calcext:value-type="float">
            <text:p>0.0147934645184906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59747730034237" calcext:value-type="float">
            <text:p>0.0159747730034237</text:p>
          </table:table-cell>
          <table:table-cell office:value-type="float" office:value="0.956031672100606" calcext:value-type="float">
            <text:p>0.956031672100606</text:p>
          </table:table-cell>
          <table:table-cell office:value-type="float" office:value="0.0176808563078473" calcext:value-type="float">
            <text:p>0.0176808563078473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71986437054458" calcext:value-type="float">
            <text:p>0.01719864370544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3587952181338" calcext:value-type="float">
            <text:p>0.953587952181338</text:p>
          </table:table-cell>
          <table:table-cell office:value-type="float" office:value="0.0188910554473321" calcext:value-type="float">
            <text:p>0.0188910554473321</text:p>
          </table:table-cell>
          <table:table-cell office:value-type="float" office:value="0.952873777363763" calcext:value-type="float">
            <text:p>0.952873777363763</text:p>
          </table:table-cell>
          <table:table-cell office:value-type="float" office:value="0.0198201662823818" calcext:value-type="float">
            <text:p>0.0198201662823818</text:p>
          </table:table-cell>
          <table:table-cell office:value-type="float" office:value="0.952178233193603" calcext:value-type="float">
            <text:p>0.952178233193603</text:p>
          </table:table-cell>
          <table:table-cell office:value-type="float" office:value="0.0130278840834183" calcext:value-type="float">
            <text:p>0.0130278840834183</text:p>
          </table:table-cell>
          <table:table-cell office:value-type="float" office:value="0.951479583915541" calcext:value-type="float">
            <text:p>0.951479583915541</text:p>
          </table:table-cell>
          <table:table-cell office:value-type="float" office:value="0.0170209886701048" calcext:value-type="float">
            <text:p>0.0170209886701048</text:p>
          </table:table-cell>
          <table:table-cell office:value-type="float" office:value="0.952187548517311" calcext:value-type="float">
            <text:p>0.952187548517311</text:p>
          </table:table-cell>
          <table:table-cell office:value-type="float" office:value="0.0189375928579726" calcext:value-type="float">
            <text:p>0.0189375928579726</text:p>
          </table:table-cell>
          <table:table-cell office:value-type="float" office:value="0.950069864927806" calcext:value-type="float">
            <text:p>0.950069864927806</text:p>
          </table:table-cell>
          <table:table-cell office:value-type="float" office:value="0.011954456594866" calcext:value-type="float">
            <text:p>0.011954456594866</text:p>
          </table:table-cell>
          <table:table-cell office:value-type="float" office:value="0.953584847073436" calcext:value-type="float">
            <text:p>0.953584847073436</text:p>
          </table:table-cell>
          <table:table-cell office:value-type="float" office:value="0.0162757484517911" calcext:value-type="float">
            <text:p>0.0162757484517911</text:p>
          </table:table-cell>
          <table:table-cell office:value-type="float" office:value="0.951122496506753" calcext:value-type="float">
            <text:p>0.951122496506753</text:p>
          </table:table-cell>
          <table:table-cell office:value-type="float" office:value="0.0131293425705407" calcext:value-type="float">
            <text:p>0.0131293425705407</text:p>
          </table:table-cell>
          <table:table-cell office:value-type="float" office:value="0.951467163483931" calcext:value-type="float">
            <text:p>0.951467163483931</text:p>
          </table:table-cell>
          <table:table-cell office:value-type="float" office:value="0.0167725063128998" calcext:value-type="float">
            <text:p>0.0167725063128998</text:p>
          </table:table-cell>
          <table:table-cell office:value-type="float" office:value="0.951485794131346" calcext:value-type="float">
            <text:p>0.951485794131346</text:p>
          </table:table-cell>
          <table:table-cell office:value-type="float" office:value="0.0164876025690818" calcext:value-type="float">
            <text:p>0.0164876025690818</text:p>
          </table:table-cell>
          <table:table-cell office:value-type="float" office:value="0.954637478652383" calcext:value-type="float">
            <text:p>0.954637478652383</text:p>
          </table:table-cell>
          <table:table-cell office:value-type="float" office:value="0.0149373095242999" calcext:value-type="float">
            <text:p>0.0149373095242999</text:p>
          </table:table-cell>
          <table:table-cell office:value-type="float" office:value="0.949377425865549" calcext:value-type="float">
            <text:p>0.949377425865549</text:p>
          </table:table-cell>
          <table:table-cell office:value-type="float" office:value="0.0129587697350821" calcext:value-type="float">
            <text:p>0.0129587697350821</text:p>
          </table:table-cell>
          <table:table-cell office:value-type="float" office:value="0.951824250892719" calcext:value-type="float">
            <text:p>0.951824250892719</text:p>
          </table:table-cell>
          <table:table-cell office:value-type="float" office:value="0.0197258472336726" calcext:value-type="float">
            <text:p>0.0197258472336726</text:p>
          </table:table-cell>
          <table:table-cell office:value-type="float" office:value="0.950777829529576" calcext:value-type="float">
            <text:p>0.950777829529576</text:p>
          </table:table-cell>
          <table:table-cell office:value-type="float" office:value="0.0170218997358811" calcext:value-type="float">
            <text:p>0.0170218997358811</text:p>
          </table:table-cell>
          <table:table-cell office:value-type="float" office:value="0.954274181027791" calcext:value-type="float">
            <text:p>0.954274181027791</text:p>
          </table:table-cell>
          <table:table-cell office:value-type="float" office:value="0.0184031809470824" calcext:value-type="float">
            <text:p>0.0184031809470824</text:p>
          </table:table-cell>
          <table:table-cell office:value-type="float" office:value="0.951821145784816" calcext:value-type="float">
            <text:p>0.951821145784816</text:p>
          </table:table-cell>
          <table:table-cell office:value-type="float" office:value="0.0163988509843385" calcext:value-type="float">
            <text:p>0.0163988509843385</text:p>
          </table:table-cell>
        </table:table-row>
      </table:table>
      <table:table table:name="DifAccuracy" table:style-name="ta1">
        <table:table-column table:style-name="co18" table:number-columns-repeated="1024" table:default-cell-style-name="ce1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0_</text:p>
          </table:table-cell>
          <table:table-cell office:value-type="float" office:value="0.0136666666666668" calcext:value-type="float">
            <text:p>0.014</text:p>
          </table:table-cell>
          <table:table-cell office:value-type="float" office:value="-0.00700000000000001" calcext:value-type="float">
            <text:p>-0.007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76666666666666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99999999999989" calcext:value-type="float">
            <text:p>0.004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0900000000000001" calcext:value-type="float">
            <text:p>0.009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0.00399999999999989" calcext:value-type="float">
            <text:p>0.004</text:p>
          </table:table-cell>
          <table:table-cell office:value-type="float" office:value="0.00900000000000001" calcext:value-type="float">
            <text:p>0.009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-0.0013333333333333" calcext:value-type="float">
            <text:p>-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3333333333333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0_</text:p>
          </table:table-cell>
          <table:table-cell office:value-type="float" office:value="0.0133333333333332" calcext:value-type="float">
            <text:p>0.013</text:p>
          </table:table-cell>
          <table:table-cell office:value-type="float" office:value="-0.00966666666666682" calcext:value-type="float">
            <text:p>-0.010</text:p>
          </table:table-cell>
          <table:table-cell office:value-type="float" office:value="0.00633333333333319" calcext:value-type="float">
            <text:p>0.006</text:p>
          </table:table-cell>
          <table:table-cell office:value-type="float" office:value="0.00933333333333319" calcext:value-type="float">
            <text:p>0.009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0.00366666666666671" calcext:value-type="float">
            <text:p>0.004</text:p>
          </table:table-cell>
          <table:table-cell office:value-type="float" office:value="0.0046666666666666" calcext:value-type="float">
            <text:p>0.005</text:p>
          </table:table-cell>
          <table:table-cell office:value-type="float" office:value="0.00733333333333319" calcext:value-type="float">
            <text:p>0.007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0.0056666666666666" calcext:value-type="float">
            <text:p>0.006</text:p>
          </table:table-cell>
          <table:table-cell table:number-columns-repeated="2" office:value-type="float" office:value="0.00499999999999989" calcext:value-type="float">
            <text:p>0.005</text:p>
          </table:table-cell>
          <table:table-cell office:value-type="float" office:value="-0.000333333333333408" calcext:value-type="float">
            <text:p>0.000</text:p>
          </table:table-cell>
          <table:table-cell office:value-type="float" office:value="-0.000666666666666815" calcext:value-type="float">
            <text:p>-0.001</text:p>
          </table:table-cell>
          <table:table-cell office:value-type="float" office:value="0.00166666666666648" calcext:value-type="float">
            <text:p>0.002</text:p>
          </table:table-cell>
          <table:table-cell office:value-type="float" office:value="0.00800000000000001" calcext:value-type="float">
            <text:p>0.008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0_</text:p>
          </table:table-cell>
          <table:table-cell office:value-type="float" office:value="0.0126666666666666" calcext:value-type="float">
            <text:p>0.013</text:p>
          </table:table-cell>
          <table:table-cell office:value-type="float" office:value="-0.0083333333333333" calcext:value-type="float">
            <text:p>-0.008</text:p>
          </table:table-cell>
          <table:table-cell table:number-columns-repeated="2" office:value-type="float" office:value="0.00833333333333319" calcext:value-type="float">
            <text:p>0.008</text:p>
          </table:table-cell>
          <table:table-cell office:value-type="float" office:value="0.00300000000000011" calcext:value-type="float">
            <text:p>0.003</text:p>
          </table:table-cell>
          <table:table-cell office:value-type="float" office:value="0.00533333333333319" calcext:value-type="float">
            <text:p>0.005</text:p>
          </table:table-cell>
          <table:table-cell office:value-type="float" office:value="0.0046666666666666" calcext:value-type="float">
            <text:p>0.005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0.00366666666666671" calcext:value-type="float">
            <text:p>0.004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0.00300000000000011" calcext:value-type="float">
            <text:p>0.003</text:p>
          </table:table-cell>
          <table:table-cell office:value-type="float" office:value="0.00366666666666671" calcext:value-type="float">
            <text:p>0.004</text:p>
          </table:table-cell>
          <table:table-cell table:number-columns-repeated="2" office:value-type="float" office:value="0.0013333333333333" calcext:value-type="float">
            <text:p>0.001</text:p>
          </table:table-cell>
          <table:table-cell office:value-type="float" office:value="0.00366666666666671" calcext:value-type="float">
            <text:p>0.004</text:p>
          </table:table-cell>
          <table:table-cell office:value-type="float" office:value="0.0043333333333333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0_</text:p>
          </table:table-cell>
          <table:table-cell office:value-type="float" office:value="0.0126666666666666" calcext:value-type="float">
            <text:p>0.013</text:p>
          </table:table-cell>
          <table:table-cell office:value-type="float" office:value="-0.00800000000000001" calcext:value-type="float">
            <text:p>-0.008</text:p>
          </table:table-cell>
          <table:table-cell office:value-type="float" office:value="0.0086666666666666" calcext:value-type="float">
            <text:p>0.009</text:p>
          </table:table-cell>
          <table:table-cell office:value-type="float" office:value="0.00833333333333319" calcext:value-type="float">
            <text:p>0.008</text:p>
          </table:table-cell>
          <table:table-cell office:value-type="float" office:value="0.00366666666666671" calcext:value-type="float">
            <text:p>0.00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6666666666666" calcext:value-type="float">
            <text:p>0.005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0300000000000011" calcext:value-type="float">
            <text:p>0.003</text:p>
          </table:table-cell>
          <table:table-cell office:value-type="float" office:value="0.00199999999999989" calcext:value-type="float">
            <text:p>0.002</text:p>
          </table:table-cell>
          <table:table-cell office:value-type="float" office:value="0.00300000000000011" calcext:value-type="float">
            <text:p>0.003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0.00199999999999989" calcext:value-type="float">
            <text:p>0.0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366666666666671" calcext:value-type="float">
            <text:p>0.004</text:p>
          </table:table-cell>
          <table:table-cell office:value-type="float" office:value="0.0043333333333333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0_</text:p>
          </table:table-cell>
          <table:table-cell office:value-type="float" office:value="0.0113333333333333" calcext:value-type="float">
            <text:p>0.011</text:p>
          </table:table-cell>
          <table:table-cell office:value-type="float" office:value="-0.0086666666666666" calcext:value-type="float">
            <text:p>-0.009</text:p>
          </table:table-cell>
          <table:table-cell office:value-type="float" office:value="0.00833333333333353" calcext:value-type="float">
            <text:p>0.008</text:p>
          </table:table-cell>
          <table:table-cell office:value-type="float" office:value="0.0073333333333333" calcext:value-type="float">
            <text:p>0.007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0.0053333333333333" calcext:value-type="float">
            <text:p>0.005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0.00133333333333341" calcext:value-type="float">
            <text:p>0.001</text:p>
          </table:table-cell>
          <table:table-cell office:value-type="float" office:value="0.00266666666666671" calcext:value-type="float">
            <text:p>0.00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333333333333408" calcext:value-type="float">
            <text:p>0.000</text:p>
          </table:table-cell>
          <table:table-cell office:value-type="float" office:value="-0.00299999999999989" calcext:value-type="float">
            <text:p>-0.003</text:p>
          </table:table-cell>
          <table:table-cell office:value-type="float" office:value="0.00400000000000011" calcext:value-type="float">
            <text:p>0.004</text:p>
          </table:table-cell>
          <table:table-cell office:value-type="float" office:value="0.00366666666666671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0_</text:p>
          </table:table-cell>
          <table:table-cell office:value-type="float" office:value="0.0127333333333333" calcext:value-type="float">
            <text:p>0.013</text:p>
          </table:table-cell>
          <table:table-cell office:value-type="float" office:value="-0.0083333333333333" calcext:value-type="float">
            <text:p>-0.008</text:p>
          </table:table-cell>
          <table:table-cell office:value-type="float" office:value="0.00793333333333335" calcext:value-type="float">
            <text:p>0.008</text:p>
          </table:table-cell>
          <table:table-cell office:value-type="float" office:value="0.00819999999999976" calcext:value-type="float">
            <text:p>0.008</text:p>
          </table:table-cell>
          <table:table-cell office:value-type="float" office:value="0.00326666666666664" calcext:value-type="float">
            <text:p>0.003</text:p>
          </table:table-cell>
          <table:table-cell office:value-type="float" office:value="0.00406666666666655" calcext:value-type="float">
            <text:p>0.004</text:p>
          </table:table-cell>
          <table:table-cell office:value-type="float" office:value="0.00506666666666655" calcext:value-type="float">
            <text:p>0.005</text:p>
          </table:table-cell>
          <table:table-cell office:value-type="float" office:value="0.00719999999999998" calcext:value-type="float">
            <text:p>0.007</text:p>
          </table:table-cell>
          <table:table-cell office:value-type="float" office:value="0.00353333333333328" calcext:value-type="float">
            <text:p>0.004</text:p>
          </table:table-cell>
          <table:table-cell office:value-type="float" office:value="0.00346666666666651" calcext:value-type="float">
            <text:p>0.003</text:p>
          </table:table-cell>
          <table:table-cell office:value-type="float" office:value="0.00453333333333328" calcext:value-type="float">
            <text:p>0.005</text:p>
          </table:table-cell>
          <table:table-cell office:value-type="float" office:value="0.00459999999999994" calcext:value-type="float">
            <text:p>0.005</text:p>
          </table:table-cell>
          <table:table-cell office:value-type="float" office:value="0.00153333333333328" calcext:value-type="float">
            <text:p>0.002</text:p>
          </table:table-cell>
          <table:table-cell office:value-type="float" office:value="-0.000933333333333342" calcext:value-type="float">
            <text:p>-0.001</text:p>
          </table:table-cell>
          <table:table-cell office:value-type="float" office:value="0.00320000000000009" calcext:value-type="float">
            <text:p>0.003</text:p>
          </table:table-cell>
          <table:table-cell office:value-type="float" office:value="0.00513333333333321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1_</text:p>
          </table:table-cell>
          <table:table-cell office:value-type="float" office:value="0.0127499999999999" calcext:value-type="float">
            <text:p>0.013</text:p>
          </table:table-cell>
          <table:table-cell office:value-type="float" office:value="-0.0112500000000001" calcext:value-type="float">
            <text:p>-0.011</text:p>
          </table:table-cell>
          <table:table-cell office:value-type="float" office:value="0.00524999999999998" calcext:value-type="float">
            <text:p>0.005</text:p>
          </table:table-cell>
          <table:table-cell office:value-type="float" office:value="0.00849999999999984" calcext:value-type="float">
            <text:p>0.008</text:p>
          </table:table-cell>
          <table:table-cell office:value-type="float" office:value="0.00474999999999992" calcext:value-type="float">
            <text:p>0.005</text:p>
          </table:table-cell>
          <table:table-cell office:value-type="float" office:value="0.00150000000000006" calcext:value-type="float">
            <text:p>0.002</text:p>
          </table:table-cell>
          <table:table-cell office:value-type="float" office:value="0.00674999999999981" calcext:value-type="float">
            <text:p>0.007</text:p>
          </table:table-cell>
          <table:table-cell office:value-type="float" office:value="0.00499999999999989" calcext:value-type="float">
            <text:p>0.005</text:p>
          </table:table-cell>
          <table:table-cell office:value-type="float" office:value="-0.00124999999999997" calcext:value-type="float">
            <text:p>-0.001</text:p>
          </table:table-cell>
          <table:table-cell office:value-type="float" office:value="-0.00175000000000003" calcext:value-type="float">
            <text:p>-0.002</text:p>
          </table:table-cell>
          <table:table-cell office:value-type="float" office:value="-0.000249999999999972" calcext:value-type="float">
            <text:p>0.000</text:p>
          </table:table-cell>
          <table:table-cell office:value-type="float" office:value="0.00424999999999998" calcext:value-type="float">
            <text:p>0.004</text:p>
          </table:table-cell>
          <table:table-cell office:value-type="float" office:value="0.00474999999999992" calcext:value-type="float">
            <text:p>0.005</text:p>
          </table:table-cell>
          <table:table-cell office:value-type="float" office:value="-0.00150000000000006" calcext:value-type="float">
            <text:p>-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49999999999995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1_</text:p>
          </table:table-cell>
          <table:table-cell office:value-type="float" office:value="0.01575" calcext:value-type="float">
            <text:p>0.016</text:p>
          </table:table-cell>
          <table:table-cell office:value-type="float" office:value="-0.0102499999999999" calcext:value-type="float">
            <text:p>-0.010</text:p>
          </table:table-cell>
          <table:table-cell office:value-type="float" office:value="0.00649999999999995" calcext:value-type="float">
            <text:p>0.006</text:p>
          </table:table-cell>
          <table:table-cell office:value-type="float" office:value="0.00574999999999992" calcext:value-type="float">
            <text:p>0.006</text:p>
          </table:table-cell>
          <table:table-cell office:value-type="float" office:value="0.00275000000000003" calcext:value-type="float">
            <text:p>0.003</text:p>
          </table:table-cell>
          <table:table-cell office:value-type="float" office:value="0.000500000000000056" calcext:value-type="float">
            <text:p>0.001</text:p>
          </table:table-cell>
          <table:table-cell office:value-type="float" office:value="0.00250000000000006" calcext:value-type="float">
            <text:p>0.003</text:p>
          </table:table-cell>
          <table:table-cell office:value-type="float" office:value="0.00525000000000009" calcext:value-type="float">
            <text:p>0.005</text:p>
          </table:table-cell>
          <table:table-cell office:value-type="float" office:value="0.00150000000000006" calcext:value-type="float">
            <text:p>0.002</text:p>
          </table:table-cell>
          <table:table-cell office:value-type="float" office:value="-0.000750000000000028" calcext:value-type="float">
            <text:p>-0.001</text:p>
          </table:table-cell>
          <table:table-cell office:value-type="float" office:value="0.000500000000000056" calcext:value-type="float">
            <text:p>0.001</text:p>
          </table:table-cell>
          <table:table-cell office:value-type="float" office:value="0.00675000000000015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office:value-type="float" office:value="-0.00449999999999995" calcext:value-type="float">
            <text:p>-0.004</text:p>
          </table:table-cell>
          <table:table-cell office:value-type="float" office:value="0.00350000000000006" calcext:value-type="float">
            <text:p>0.004</text:p>
          </table:table-cell>
          <table:table-cell office:value-type="float" office:value="0.00375000000000003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1_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1025" calcext:value-type="float">
            <text:p>-0.010</text:p>
          </table:table-cell>
          <table:table-cell office:value-type="float" office:value="0.00424999999999998" calcext:value-type="float">
            <text:p>0.004</text:p>
          </table:table-cell>
          <table:table-cell office:value-type="float" office:value="0.00475000000000014" calcext:value-type="float">
            <text:p>0.005</text:p>
          </table:table-cell>
          <table:table-cell office:value-type="float" office:value="0.00250000000000006" calcext:value-type="float">
            <text:p>0.003</text:p>
          </table:table-cell>
          <table:table-cell office:value-type="float" office:value="0.00225000000000009" calcext:value-type="float">
            <text:p>0.002</text:p>
          </table:table-cell>
          <table:table-cell office:value-type="float" office:value="0.000750000000000028" calcext:value-type="float">
            <text:p>0.001</text:p>
          </table:table-cell>
          <table:table-cell office:value-type="float" office:value="0.00550000000000017" calcext:value-type="float">
            <text:p>0.006</text:p>
          </table:table-cell>
          <table:table-cell office:value-type="float" office:value="0.000250000000000083" calcext:value-type="float">
            <text:p>0.000</text:p>
          </table:table-cell>
          <table:table-cell office:value-type="float" office:value="-0.00349999999999984" calcext:value-type="float">
            <text:p>-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50000000000017" calcext:value-type="float">
            <text:p>0.005</text:p>
          </table:table-cell>
          <table:table-cell office:value-type="float" office:value="0.00200000000000011" calcext:value-type="float">
            <text:p>0.002</text:p>
          </table:table-cell>
          <table:table-cell office:value-type="float" office:value="-0.00474999999999992" calcext:value-type="float">
            <text:p>-0.005</text:p>
          </table:table-cell>
          <table:table-cell office:value-type="float" office:value="0.00225000000000009" calcext:value-type="float">
            <text:p>0.002</text:p>
          </table:table-cell>
          <table:table-cell office:value-type="float" office:value="0.00125000000000008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1_</text:p>
          </table:table-cell>
          <table:table-cell office:value-type="float" office:value="0.0127499999999999" calcext:value-type="float">
            <text:p>0.013</text:p>
          </table:table-cell>
          <table:table-cell office:value-type="float" office:value="-0.00824999999999998" calcext:value-type="float">
            <text:p>-0.008</text:p>
          </table:table-cell>
          <table:table-cell office:value-type="float" office:value="0.00775000000000003" calcext:value-type="float">
            <text:p>0.008</text:p>
          </table:table-cell>
          <table:table-cell office:value-type="float" office:value="0.00600000000000012" calcext:value-type="float">
            <text:p>0.006</text:p>
          </table:table-cell>
          <table:table-cell office:value-type="float" office:value="0.00474999999999992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50000000000006" calcext:value-type="float">
            <text:p>0.005</text:p>
          </table:table-cell>
          <table:table-cell office:value-type="float" office:value="0.00325000000000009" calcext:value-type="float">
            <text:p>0.003</text:p>
          </table:table-cell>
          <table:table-cell office:value-type="float" office:value="-0.000499999999999834" calcext:value-type="float">
            <text:p>0.000</text:p>
          </table:table-cell>
          <table:table-cell office:value-type="float" office:value="0.00275000000000003" calcext:value-type="float">
            <text:p>0.003</text:p>
          </table:table-cell>
          <table:table-cell office:value-type="float" office:value="0.00724999999999998" calcext:value-type="float">
            <text:p>0.007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399999999999989" calcext:value-type="float">
            <text:p>-0.004</text:p>
          </table:table-cell>
          <table:table-cell office:value-type="float" office:value="0.00450000000000006" calcext:value-type="float">
            <text:p>0.005</text:p>
          </table:table-cell>
          <table:table-cell office:value-type="float" office:value="0.00150000000000006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1_</text:p>
          </table:table-cell>
          <table:table-cell office:value-type="float" office:value="0.0115" calcext:value-type="float">
            <text:p>0.012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00274999999999992" calcext:value-type="float">
            <text:p>0.003</text:p>
          </table:table-cell>
          <table:table-cell office:value-type="float" office:value="0.00374999999999992" calcext:value-type="float">
            <text:p>0.004</text:p>
          </table:table-cell>
          <table:table-cell table:number-columns-repeated="2" office:value-type="float" office:value="0.00175000000000003" calcext:value-type="float">
            <text:p>0.002</text:p>
          </table:table-cell>
          <table:table-cell office:value-type="float" office:value="0.000750000000000028" calcext:value-type="float">
            <text:p>0.001</text:p>
          </table:table-cell>
          <table:table-cell office:value-type="float" office:value="0.00274999999999992" calcext:value-type="float">
            <text:p>0.003</text:p>
          </table:table-cell>
          <table:table-cell office:value-type="float" office:value="0.00199999999999989" calcext:value-type="float">
            <text:p>0.002</text:p>
          </table:table-cell>
          <table:table-cell office:value-type="float" office:value="-0.00275000000000003" calcext:value-type="float">
            <text:p>-0.003</text:p>
          </table:table-cell>
          <table:table-cell office:value-type="float" office:value="0.000250000000000083" calcext:value-type="float">
            <text:p>0.000</text:p>
          </table:table-cell>
          <table:table-cell office:value-type="float" office:value="0.00250000000000006" calcext:value-type="float">
            <text:p>0.003</text:p>
          </table:table-cell>
          <table:table-cell office:value-type="float" office:value="-0.000499999999999945" calcext:value-type="float">
            <text:p>0.000</text:p>
          </table:table-cell>
          <table:table-cell office:value-type="float" office:value="-0.00549999999999995" calcext:value-type="float">
            <text:p>-0.005</text:p>
          </table:table-cell>
          <table:table-cell office:value-type="float" office:value="0.00325000000000009" calcext:value-type="float">
            <text:p>0.003</text:p>
          </table:table-cell>
          <table:table-cell office:value-type="float" office:value="-0.00149999999999995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1_</text:p>
          </table:table-cell>
          <table:table-cell office:value-type="float" office:value="0.0137499999999999" calcext:value-type="float">
            <text:p>0.014</text:p>
          </table:table-cell>
          <table:table-cell office:value-type="float" office:value="-0.0102000000000001" calcext:value-type="float">
            <text:p>-0.010</text:p>
          </table:table-cell>
          <table:table-cell office:value-type="float" office:value="0.00530000000000008" calcext:value-type="float">
            <text:p>0.005</text:p>
          </table:table-cell>
          <table:table-cell office:value-type="float" office:value="0.00575000000000003" calcext:value-type="float">
            <text:p>0.006</text:p>
          </table:table-cell>
          <table:table-cell office:value-type="float" office:value="0.00330000000000008" calcext:value-type="float">
            <text:p>0.003</text:p>
          </table:table-cell>
          <table:table-cell office:value-type="float" office:value="0.00160000000000016" calcext:value-type="float">
            <text:p>0.002</text:p>
          </table:table-cell>
          <table:table-cell office:value-type="float" office:value="0.00274999999999992" calcext:value-type="float">
            <text:p>0.003</text:p>
          </table:table-cell>
          <table:table-cell office:value-type="float" office:value="0.00460000000000005" calcext:value-type="float">
            <text:p>0.005</text:p>
          </table:table-cell>
          <table:table-cell office:value-type="float" office:value="0.0011500000000001" calcext:value-type="float">
            <text:p>0.001</text:p>
          </table:table-cell>
          <table:table-cell office:value-type="float" office:value="-0.00185000000000002" calcext:value-type="float">
            <text:p>-0.002</text:p>
          </table:table-cell>
          <table:table-cell office:value-type="float" office:value="0.000850000000000128" calcext:value-type="float">
            <text:p>0.001</text:p>
          </table:table-cell>
          <table:table-cell office:value-type="float" office:value="0.00505000000000011" calcext:value-type="float">
            <text:p>0.005</text:p>
          </table:table-cell>
          <table:table-cell office:value-type="float" office:value="0.00185000000000013" calcext:value-type="float">
            <text:p>0.002</text:p>
          </table:table-cell>
          <table:table-cell office:value-type="float" office:value="-0.00405" calcext:value-type="float">
            <text:p>-0.004</text:p>
          </table:table-cell>
          <table:table-cell office:value-type="float" office:value="0.00349999999999995" calcext:value-type="float">
            <text:p>0.003</text:p>
          </table:table-cell>
          <table:table-cell office:value-type="float" office:value="0.00190000000000001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2_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233333333333341" calcext:value-type="float">
            <text:p>-0.002</text:p>
          </table:table-cell>
          <table:table-cell office:value-type="float" office:value="-0.00366666666666682" calcext:value-type="float">
            <text:p>-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166666666666682" calcext:value-type="float">
            <text:p>-0.002</text:p>
          </table:table-cell>
          <table:table-cell office:value-type="float" office:value="0" calcext:value-type="float">
            <text:p>0.000</text:p>
          </table:table-cell>
          <table:table-cell office:value-type="float" office:value="-0.00333333333333341" calcext:value-type="float">
            <text:p>-0.003</text:p>
          </table:table-cell>
          <table:table-cell office:value-type="float" office:value="-0.000666666666666815" calcext:value-type="float">
            <text:p>-0.001</text:p>
          </table:table-cell>
          <table:table-cell office:value-type="float" office:value="-0.000333333333333408" calcext:value-type="float">
            <text:p>0.000</text:p>
          </table:table-cell>
          <table:table-cell office:value-type="float" office:value="-0.000666666666666815" calcext:value-type="float">
            <text:p>-0.001</text:p>
          </table:table-cell>
          <table:table-cell office:value-type="float" office:value="-0.00366666666666682" calcext:value-type="float">
            <text:p>-0.004</text:p>
          </table:table-cell>
          <table:table-cell office:value-type="float" office:value="-0.00200000000000022" calcext:value-type="float">
            <text:p>-0.002</text:p>
          </table:table-cell>
          <table:table-cell office:value-type="float" office:value="-0.00100000000000022" calcext:value-type="float">
            <text:p>-0.001</text:p>
          </table:table-cell>
          <table:table-cell office:value-type="float" office:value="-0.00366666666666682" calcext:value-type="float">
            <text:p>-0.004</text:p>
          </table:table-cell>
          <table:table-cell office:value-type="float" office:value="-0.000666666666666815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2_</text:p>
          </table:table-cell>
          <table:table-cell office:value-type="float" office:value="-0.0286666666666664" calcext:value-type="float">
            <text:p>-0.029</text:p>
          </table:table-cell>
          <table:table-cell office:value-type="float" office:value="-0.00133333333333319" calcext:value-type="float">
            <text:p>-0.001</text:p>
          </table:table-cell>
          <table:table-cell table:number-columns-repeated="2" office:value-type="float" office:value="-0.00399999999999978" calcext:value-type="float">
            <text:p>-0.004</text:p>
          </table:table-cell>
          <table:table-cell office:value-type="float" office:value="-0.00233333333333319" calcext:value-type="float">
            <text:p>-0.002</text:p>
          </table:table-cell>
          <table:table-cell office:value-type="float" office:value="-0.00133333333333319" calcext:value-type="float">
            <text:p>-0.001</text:p>
          </table:table-cell>
          <table:table-cell office:value-type="float" office:value="-0.00199999999999978" calcext:value-type="float">
            <text:p>-0.002</text:p>
          </table:table-cell>
          <table:table-cell office:value-type="float" office:value="-0.00166666666666659" calcext:value-type="float">
            <text:p>-0.002</text:p>
          </table:table-cell>
          <table:table-cell office:value-type="float" office:value="-0.00166666666666637" calcext:value-type="float">
            <text:p>-0.002</text:p>
          </table:table-cell>
          <table:table-cell office:value-type="float" office:value="0.00133333333333363" calcext:value-type="float">
            <text:p>0.001</text:p>
          </table:table-cell>
          <table:table-cell office:value-type="float" office:value="-0.000999999999999779" calcext:value-type="float">
            <text:p>-0.001</text:p>
          </table:table-cell>
          <table:table-cell office:value-type="float" office:value="-0.00133333333333319" calcext:value-type="float">
            <text:p>-0.001</text:p>
          </table:table-cell>
          <table:table-cell table:number-columns-repeated="2" office:value-type="float" office:value="0.00033333333333363" calcext:value-type="float">
            <text:p>0.000</text:p>
          </table:table-cell>
          <table:table-cell office:value-type="float" office:value="-0.00233333333333319" calcext:value-type="float">
            <text:p>-0.002</text:p>
          </table:table-cell>
          <table:table-cell office:value-type="float" office:value="-0.000333333333333186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2_</text:p>
          </table:table-cell>
          <table:table-cell office:value-type="float" office:value="-0.0263333333333335" calcext:value-type="float">
            <text:p>-0.026</text:p>
          </table:table-cell>
          <table:table-cell office:value-type="float" office:value="0.00166666666666682" calcext:value-type="float">
            <text:p>0.002</text:p>
          </table:table-cell>
          <table:table-cell office:value-type="float" office:value="-0.00333333333333319" calcext:value-type="float">
            <text:p>-0.003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0333333333333408" calcext:value-type="float">
            <text:p>0.000</text:p>
          </table:table-cell>
          <table:table-cell office:value-type="float" office:value="0.00133333333333319" calcext:value-type="float">
            <text:p>0.001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-0.00133333333333341" calcext:value-type="float">
            <text:p>-0.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0.00166666666666682" calcext:value-type="float">
            <text:p>0.002</text:p>
          </table:table-cell>
          <table:table-cell office:value-type="float" office:value="-0.000333333333333186" calcext:value-type="float">
            <text:p>0.000</text:p>
          </table:table-cell>
          <table:table-cell office:value-type="float" office:value="-0.000666666666666593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2_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00333333333333408" calcext:value-type="float">
            <text:p>0.000</text:p>
          </table:table-cell>
          <table:table-cell office:value-type="float" office:value="-0.0046666666666666" calcext:value-type="float">
            <text:p>-0.005</text:p>
          </table:table-cell>
          <table:table-cell office:value-type="float" office:value="-0.00266666666666682" calcext:value-type="float">
            <text:p>-0.003</text:p>
          </table:table-cell>
          <table:table-cell office:value-type="float" office:value="0.000666666666666593" calcext:value-type="float">
            <text:p>0.001</text:p>
          </table:table-cell>
          <table:table-cell office:value-type="float" office:value="0.00133333333333341" calcext:value-type="float">
            <text:p>0.001</text:p>
          </table:table-cell>
          <table:table-cell office:value-type="float" office:value="0.000333333333333408" calcext:value-type="float">
            <text:p>0.000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33333333333341" calcext:value-type="float">
            <text:p>-0.001</text:p>
          </table:table-cell>
          <table:table-cell table:number-columns-repeated="2" office:value-type="float" office:value="0.000999999999999779" calcext:value-type="float">
            <text:p>0.001</text:p>
          </table:table-cell>
          <table:table-cell office:value-type="float" office:value="-0.000333333333333408" calcext:value-type="float">
            <text:p>0.000</text:p>
          </table:table-cell>
          <table:table-cell office:value-type="float" office:value="0.000666666666666593" calcext:value-type="float">
            <text:p>0.001</text:p>
          </table:table-cell>
          <table:table-cell office:value-type="float" office:value="0.00199999999999978" calcext:value-type="float">
            <text:p>0.002</text:p>
          </table:table-cell>
          <table:table-cell office:value-type="float" office:value="-0.000666666666666593" calcext:value-type="float">
            <text:p>-0.001</text:p>
          </table:table-cell>
          <table:table-cell office:value-type="float" office:value="0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2_</text:p>
          </table:table-cell>
          <table:table-cell office:value-type="float" office:value="-0.0253333333333334" calcext:value-type="float">
            <text:p>-0.025</text:p>
          </table:table-cell>
          <table:table-cell office:value-type="float" office:value="0" calcext:value-type="float">
            <text:p>0.000</text:p>
          </table:table-cell>
          <table:table-cell office:value-type="float" office:value="-0.00333333333333341" calcext:value-type="float">
            <text:p>-0.003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133333333333341" calcext:value-type="float">
            <text:p>-0.001</text:p>
          </table:table-cell>
          <table:table-cell office:value-type="float" office:value="0.00099999999999977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-0.00166666666666659" calcext:value-type="float">
            <text:p>-0.002</text:p>
          </table:table-cell>
          <table:table-cell office:value-type="float" office:value="0.00133333333333341" calcext:value-type="float">
            <text:p>0.001</text:p>
          </table:table-cell>
          <table:table-cell office:value-type="float" office:value="0.000666666666666593" calcext:value-type="float">
            <text:p>0.001</text:p>
          </table:table-cell>
          <table:table-cell office:value-type="float" office:value="0.0013333333333334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266666666666659" calcext:value-type="float">
            <text:p>0.003</text:p>
          </table:table-cell>
          <table:table-cell office:value-type="float" office:value="-0.000333333333333408" calcext:value-type="float">
            <text:p>0.000</text:p>
          </table:table-cell>
          <table:table-cell office:value-type="float" office:value="0.000333333333333408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2_</text:p>
          </table:table-cell>
          <table:table-cell office:value-type="float" office:value="-0.0268666666666667" calcext:value-type="float">
            <text:p>-0.027</text:p>
          </table:table-cell>
          <table:table-cell office:value-type="float" office:value="0.000733333333333253" calcext:value-type="float">
            <text:p>0.001</text:p>
          </table:table-cell>
          <table:table-cell office:value-type="float" office:value="-0.00353333333333328" calcext:value-type="float">
            <text:p>-0.004</text:p>
          </table:table-cell>
          <table:table-cell office:value-type="float" office:value="-0.00286666666666668" calcext:value-type="float">
            <text:p>-0.003</text:p>
          </table:table-cell>
          <table:table-cell office:value-type="float" office:value="-0.000133333333333319" calcext:value-type="float">
            <text:p>0.000</text:p>
          </table:table-cell>
          <table:table-cell office:value-type="float" office:value="0.000133333333333319" calcext:value-type="float">
            <text:p>0.000</text:p>
          </table:table-cell>
          <table:table-cell office:value-type="float" office:value="-0.000199999999999978" calcext:value-type="float">
            <text:p>0.000</text:p>
          </table:table-cell>
          <table:table-cell office:value-type="float" office:value="-0.00180000000000013" calcext:value-type="float">
            <text:p>-0.002</text:p>
          </table:table-cell>
          <table:table-cell office:value-type="float" office:value="-0.00126666666666664" calcext:value-type="float">
            <text:p>-0.001</text:p>
          </table:table-cell>
          <table:table-cell office:value-type="float" office:value="0.0010666666666666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-0.000600000000000045" calcext:value-type="float">
            <text:p>-0.001</text:p>
          </table:table-cell>
          <table:table-cell office:value-type="float" office:value="-0.0000666666666666593" calcext:value-type="float">
            <text:p>0.000</text:p>
          </table:table-cell>
          <table:table-cell office:value-type="float" office:value="0.00113333333333321" calcext:value-type="float">
            <text:p>0.001</text:p>
          </table:table-cell>
          <table:table-cell office:value-type="float" office:value="-0.00146666666666673" calcext:value-type="float">
            <text:p>-0.001</text:p>
          </table:table-cell>
          <table:table-cell office:value-type="float" office:value="-0.000266666666666637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3_</text:p>
          </table:table-cell>
          <table:table-cell office:value-type="float" office:value="0.0143333333333333" calcext:value-type="float">
            <text:p>0.014</text:p>
          </table:table-cell>
          <table:table-cell office:value-type="float" office:value="-0.0120000000000001" calcext:value-type="float">
            <text:p>-0.012</text:p>
          </table:table-cell>
          <table:table-cell office:value-type="float" office:value="0.0103333333333333" calcext:value-type="float">
            <text:p>0.010</text:p>
          </table:table-cell>
          <table:table-cell office:value-type="float" office:value="0.0109999999999999" calcext:value-type="float">
            <text:p>0.011</text:p>
          </table:table-cell>
          <table:table-cell office:value-type="float" office:value="0.0066666666666666" calcext:value-type="float">
            <text:p>0.007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0.0069999999999999" calcext:value-type="float">
            <text:p>0.007</text:p>
          </table:table-cell>
          <table:table-cell office:value-type="float" office:value="0.00466666666666671" calcext:value-type="float">
            <text:p>0.005</text:p>
          </table:table-cell>
          <table:table-cell office:value-type="float" office:value="0.0096666666666666" calcext:value-type="float">
            <text:p>0.010</text:p>
          </table:table-cell>
          <table:table-cell office:value-type="float" office:value="0.00499999999999989" calcext:value-type="float">
            <text:p>0.005</text:p>
          </table:table-cell>
          <table:table-cell office:value-type="float" office:value="0.0103333333333333" calcext:value-type="float">
            <text:p>0.010</text:p>
          </table:table-cell>
          <table:table-cell office:value-type="float" office:value="0.0063333333333333" calcext:value-type="float">
            <text:p>0.006</text:p>
          </table:table-cell>
          <table:table-cell office:value-type="float" office:value="0.00733333333333319" calcext:value-type="float">
            <text:p>0.007</text:p>
          </table:table-cell>
          <table:table-cell office:value-type="float" office:value="0.0066666666666666" calcext:value-type="float">
            <text:p>0.007</text:p>
          </table:table-cell>
          <table:table-cell office:value-type="float" office:value="0.00566666666666671" calcext:value-type="float">
            <text:p>0.006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3_</text:p>
          </table:table-cell>
          <table:table-cell office:value-type="float" office:value="0.0113333333333333" calcext:value-type="float">
            <text:p>0.011</text:p>
          </table:table-cell>
          <table:table-cell office:value-type="float" office:value="-0.0086666666666666" calcext:value-type="float">
            <text:p>-0.009</text:p>
          </table:table-cell>
          <table:table-cell office:value-type="float" office:value="0.00966666666666671" calcext:value-type="float">
            <text:p>0.010</text:p>
          </table:table-cell>
          <table:table-cell office:value-type="float" office:value="0.0113333333333333" calcext:value-type="float">
            <text:p>0.011</text:p>
          </table:table-cell>
          <table:table-cell office:value-type="float" office:value="0.0100000000000001" calcext:value-type="float">
            <text:p>0.010</text:p>
          </table:table-cell>
          <table:table-cell office:value-type="float" office:value="0.00833333333333341" calcext:value-type="float">
            <text:p>0.008</text:p>
          </table:table-cell>
          <table:table-cell office:value-type="float" office:value="0.00633333333333341" calcext:value-type="float">
            <text:p>0.006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0.00500000000000012" calcext:value-type="float">
            <text:p>0.005</text:p>
          </table:table-cell>
          <table:table-cell office:value-type="float" office:value="0.00133333333333341" calcext:value-type="float">
            <text:p>0.001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0.00400000000000011" calcext:value-type="float">
            <text:p>0.004</text:p>
          </table:table-cell>
          <table:table-cell office:value-type="float" office:value="0.0023333333333333" calcext:value-type="float">
            <text:p>0.002</text:p>
          </table:table-cell>
          <table:table-cell office:value-type="float" office:value="0.00300000000000011" calcext:value-type="float">
            <text:p>0.003</text:p>
          </table:table-cell>
          <table:table-cell office:value-type="float" office:value="0.00900000000000001" calcext:value-type="float">
            <text:p>0.009</text:p>
          </table:table-cell>
          <table:table-cell office:value-type="float" office:value="0.00400000000000011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3_</text:p>
          </table:table-cell>
          <table:table-cell office:value-type="float" office:value="0.0113333333333333" calcext:value-type="float">
            <text:p>0.011</text:p>
          </table:table-cell>
          <table:table-cell office:value-type="float" office:value="-0.00766666666666682" calcext:value-type="float">
            <text:p>-0.008</text:p>
          </table:table-cell>
          <table:table-cell office:value-type="float" office:value="0.0103333333333333" calcext:value-type="float">
            <text:p>0.010</text:p>
          </table:table-cell>
          <table:table-cell office:value-type="float" office:value="0.0123333333333333" calcext:value-type="float">
            <text:p>0.012</text:p>
          </table:table-cell>
          <table:table-cell office:value-type="float" office:value="0.00733333333333319" calcext:value-type="float">
            <text:p>0.007</text:p>
          </table:table-cell>
          <table:table-cell office:value-type="float" office:value="0.0086666666666666" calcext:value-type="float">
            <text:p>0.009</text:p>
          </table:table-cell>
          <table:table-cell office:value-type="float" office:value="0.00833333333333319" calcext:value-type="float">
            <text:p>0.008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00333333333333297" calcext:value-type="float">
            <text:p>0.000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0.0046666666666666" calcext:value-type="float">
            <text:p>0.005</text:p>
          </table:table-cell>
          <table:table-cell office:value-type="float" office:value="0.0066666666666666" calcext:value-type="float">
            <text:p>0.007</text:p>
          </table:table-cell>
          <table:table-cell office:value-type="float" office:value="0.0056666666666666" calcext:value-type="float">
            <text:p>0.006</text:p>
          </table:table-cell>
          <table:table-cell office:value-type="float" office:value="0.00366666666666671" calcext:value-type="float">
            <text:p>0.004</text:p>
          </table:table-cell>
          <table:table-cell office:value-type="float" office:value="0.0056666666666666" calcext:value-type="float">
            <text:p>0.006</text:p>
          </table:table-cell>
          <table:table-cell office:value-type="float" office:value="0.00700000000000001" calcext:value-type="float">
            <text:p>0.007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3_</text:p>
          </table:table-cell>
          <table:table-cell office:value-type="float" office:value="0.0123333333333334" calcext:value-type="float">
            <text:p>0.012</text:p>
          </table:table-cell>
          <table:table-cell office:value-type="float" office:value="-0.00800000000000001" calcext:value-type="float">
            <text:p>-0.008</text:p>
          </table:table-cell>
          <table:table-cell office:value-type="float" office:value="0.0113333333333335" calcext:value-type="float">
            <text:p>0.011</text:p>
          </table:table-cell>
          <table:table-cell office:value-type="float" office:value="0.0116666666666667" calcext:value-type="float">
            <text:p>0.01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03333333333333" calcext:value-type="float">
            <text:p>0.010</text:p>
          </table:table-cell>
          <table:table-cell office:value-type="float" office:value="0.00666666666666682" calcext:value-type="float">
            <text:p>0.007</text:p>
          </table:table-cell>
          <table:table-cell office:value-type="float" office:value="0.00833333333333341" calcext:value-type="float">
            <text:p>0.008</text:p>
          </table:table-cell>
          <table:table-cell office:value-type="float" office:value="0.000333333333333408" calcext:value-type="float">
            <text:p>0.000</text:p>
          </table:table-cell>
          <table:table-cell office:value-type="float" office:value="0.00200000000000011" calcext:value-type="float">
            <text:p>0.002</text:p>
          </table:table-cell>
          <table:table-cell office:value-type="float" office:value="0.00433333333333341" calcext:value-type="float">
            <text:p>0.004</text:p>
          </table:table-cell>
          <table:table-cell office:value-type="float" office:value="0.00566666666666682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6666666666666" calcext:value-type="float">
            <text:p>0.006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3_</text:p>
          </table:table-cell>
          <table:table-cell office:value-type="float" office:value="0.00933333333333342" calcext:value-type="float">
            <text:p>0.009</text:p>
          </table:table-cell>
          <table:table-cell office:value-type="float" office:value="-0.0103333333333333" calcext:value-type="float">
            <text:p>-0.010</text:p>
          </table:table-cell>
          <table:table-cell office:value-type="float" office:value="0.00766666666666682" calcext:value-type="float">
            <text:p>0.008</text:p>
          </table:table-cell>
          <table:table-cell office:value-type="float" office:value="0.00866666666666682" calcext:value-type="float">
            <text:p>0.009</text:p>
          </table:table-cell>
          <table:table-cell office:value-type="float" office:value="0.00366666666666671" calcext:value-type="float">
            <text:p>0.004</text:p>
          </table:table-cell>
          <table:table-cell office:value-type="float" office:value="0.00633333333333341" calcext:value-type="float">
            <text:p>0.006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0.00533333333333352" calcext:value-type="float">
            <text:p>0.005</text:p>
          </table:table-cell>
          <table:table-cell office:value-type="float" office:value="0.00133333333333341" calcext:value-type="float">
            <text:p>0.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00000000000022" calcext:value-type="float">
            <text:p>0.001</text:p>
          </table:table-cell>
          <table:table-cell office:value-type="float" office:value="0.00433333333333352" calcext:value-type="float">
            <text:p>0.004</text:p>
          </table:table-cell>
          <table:table-cell office:value-type="float" office:value="0.00300000000000011" calcext:value-type="float">
            <text:p>0.003</text:p>
          </table:table-cell>
          <table:table-cell office:value-type="float" office:value="-0.000666666666666593" calcext:value-type="float">
            <text:p>-0.001</text:p>
          </table:table-cell>
          <table:table-cell office:value-type="float" office:value="0.00366666666666671" calcext:value-type="float">
            <text:p>0.004</text:p>
          </table:table-cell>
          <table:table-cell office:value-type="float" office:value="0.00433333333333352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3_</text:p>
          </table:table-cell>
          <table:table-cell office:value-type="float" office:value="0.0117333333333335" calcext:value-type="float">
            <text:p>0.012</text:p>
          </table:table-cell>
          <table:table-cell office:value-type="float" office:value="-0.00933333333333342" calcext:value-type="float">
            <text:p>-0.009</text:p>
          </table:table-cell>
          <table:table-cell office:value-type="float" office:value="0.0098666666666668" calcext:value-type="float">
            <text:p>0.010</text:p>
          </table:table-cell>
          <table:table-cell office:value-type="float" office:value="0.0110000000000001" calcext:value-type="float">
            <text:p>0.011</text:p>
          </table:table-cell>
          <table:table-cell office:value-type="float" office:value="0.00653333333333328" calcext:value-type="float">
            <text:p>0.007</text:p>
          </table:table-cell>
          <table:table-cell office:value-type="float" office:value="0.00833333333333341" calcext:value-type="float">
            <text:p>0.008</text:p>
          </table:table-cell>
          <table:table-cell office:value-type="float" office:value="0.00580000000000003" calcext:value-type="float">
            <text:p>0.006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023333333333333" calcext:value-type="float">
            <text:p>0.002</text:p>
          </table:table-cell>
          <table:table-cell office:value-type="float" office:value="0.00306666666666666" calcext:value-type="float">
            <text:p>0.003</text:p>
          </table:table-cell>
          <table:table-cell office:value-type="float" office:value="0.00446666666666684" calcext:value-type="float">
            <text:p>0.004</text:p>
          </table:table-cell>
          <table:table-cell office:value-type="float" office:value="0.00620000000000009" calcext:value-type="float">
            <text:p>0.006</text:p>
          </table:table-cell>
          <table:table-cell office:value-type="float" office:value="0.00446666666666684" calcext:value-type="float">
            <text:p>0.004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533333333333341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_</text:p>
          </table:table-cell>
          <table:table-cell office:value-type="float" office:value="0.0131666666666667" calcext:value-type="float">
            <text:p>0.013</text:p>
          </table:table-cell>
          <table:table-cell office:value-type="float" office:value="-0.022" calcext:value-type="float">
            <text:p>-0.022</text:p>
          </table:table-cell>
          <table:table-cell office:value-type="float" office:value="0.00399999999999989" calcext:value-type="float">
            <text:p>0.004</text:p>
          </table:table-cell>
          <table:table-cell office:value-type="float" office:value="0.0096666666666666" calcext:value-type="float">
            <text:p>0.010</text:p>
          </table:table-cell>
          <table:table-cell office:value-type="float" office:value="-0.00266666666666671" calcext:value-type="float">
            <text:p>-0.003</text:p>
          </table:table-cell>
          <table:table-cell office:value-type="float" office:value="0.00266666666666671" calcext:value-type="float">
            <text:p>0.003</text:p>
          </table:table-cell>
          <table:table-cell office:value-type="float" office:value="0.00149999999999995" calcext:value-type="float">
            <text:p>0.001</text:p>
          </table:table-cell>
          <table:table-cell office:value-type="float" office:value="0.0089999999999999" calcext:value-type="float">
            <text:p>0.009</text:p>
          </table:table-cell>
          <table:table-cell office:value-type="float" office:value="0.00216666666666665" calcext:value-type="float">
            <text:p>0.002</text:p>
          </table:table-cell>
          <table:table-cell office:value-type="float" office:value="0.00483333333333336" calcext:value-type="float">
            <text:p>0.005</text:p>
          </table:table-cell>
          <table:table-cell office:value-type="float" office:value="0.00316666666666665" calcext:value-type="float">
            <text:p>0.003</text:p>
          </table:table-cell>
          <table:table-cell office:value-type="float" office:value="0.0096666666666666" calcext:value-type="float">
            <text:p>0.010</text:p>
          </table:table-cell>
          <table:table-cell office:value-type="float" office:value="0.00316666666666665" calcext:value-type="float">
            <text:p>0.003</text:p>
          </table:table-cell>
          <table:table-cell office:value-type="float" office:value="0.00266666666666659" calcext:value-type="float">
            <text:p>0.003</text:p>
          </table:table-cell>
          <table:table-cell office:value-type="float" office:value="-0.000500000000000056" calcext:value-type="float">
            <text:p>-0.001</text:p>
          </table:table-cell>
          <table:table-cell office:value-type="float" office:value="0.00383333333333324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_</text:p>
          </table:table-cell>
          <table:table-cell office:value-type="float" office:value="0.0108333333333333" calcext:value-type="float">
            <text:p>0.011</text:p>
          </table:table-cell>
          <table:table-cell office:value-type="float" office:value="-0.0188333333333334" calcext:value-type="float">
            <text:p>-0.019</text:p>
          </table:table-cell>
          <table:table-cell office:value-type="float" office:value="0.00266666666666659" calcext:value-type="float">
            <text:p>0.003</text:p>
          </table:table-cell>
          <table:table-cell office:value-type="float" office:value="0.00933333333333319" calcext:value-type="float">
            <text:p>0.009</text:p>
          </table:table-cell>
          <table:table-cell office:value-type="float" office:value="-0.00216666666666665" calcext:value-type="float">
            <text:p>-0.002</text:p>
          </table:table-cell>
          <table:table-cell office:value-type="float" office:value="0.00149999999999995" calcext:value-type="float">
            <text:p>0.001</text:p>
          </table:table-cell>
          <table:table-cell office:value-type="float" office:value="0.000166666666666537" calcext:value-type="float">
            <text:p>0.000</text:p>
          </table:table-cell>
          <table:table-cell office:value-type="float" office:value="0.00683333333333325" calcext:value-type="float">
            <text:p>0.007</text:p>
          </table:table-cell>
          <table:table-cell office:value-type="float" office:value="-0.00350000000000006" calcext:value-type="float">
            <text:p>-0.004</text:p>
          </table:table-cell>
          <table:table-cell office:value-type="float" office:value="-0.000666666666666704" calcext:value-type="float">
            <text:p>-0.001</text:p>
          </table:table-cell>
          <table:table-cell office:value-type="float" office:value="0.000333333333333297" calcext:value-type="float">
            <text:p>0.000</text:p>
          </table:table-cell>
          <table:table-cell office:value-type="float" office:value="0.0108333333333333" calcext:value-type="float">
            <text:p>0.011</text:p>
          </table:table-cell>
          <table:table-cell office:value-type="float" office:value="-0.000333333333333297" calcext:value-type="float">
            <text:p>0.000</text:p>
          </table:table-cell>
          <table:table-cell office:value-type="float" office:value="-0.00316666666666676" calcext:value-type="float">
            <text:p>-0.003</text:p>
          </table:table-cell>
          <table:table-cell office:value-type="float" office:value="-0.00116666666666676" calcext:value-type="float">
            <text:p>-0.001</text:p>
          </table:table-cell>
          <table:table-cell office:value-type="float" office:value="0.0043333333333333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_</text:p>
          </table:table-cell>
          <table:table-cell office:value-type="float" office:value="0.0113333333333333" calcext:value-type="float">
            <text:p>0.011</text:p>
          </table:table-cell>
          <table:table-cell office:value-type="float" office:value="-0.0173333333333333" calcext:value-type="float">
            <text:p>-0.017</text:p>
          </table:table-cell>
          <table:table-cell office:value-type="float" office:value="0.00216666666666665" calcext:value-type="float">
            <text:p>0.002</text:p>
          </table:table-cell>
          <table:table-cell office:value-type="float" office:value="0.01" calcext:value-type="float">
            <text:p>0.010</text:p>
          </table:table-cell>
          <table:table-cell office:value-type="float" office:value="0.00116666666666665" calcext:value-type="float">
            <text:p>0.001</text:p>
          </table:table-cell>
          <table:table-cell office:value-type="float" office:value="0.00416666666666665" calcext:value-type="float">
            <text:p>0.004</text:p>
          </table:table-cell>
          <table:table-cell office:value-type="float" office:value="0.00349999999999995" calcext:value-type="float">
            <text:p>0.003</text:p>
          </table:table-cell>
          <table:table-cell office:value-type="float" office:value="0.0063333333333333" calcext:value-type="float">
            <text:p>0.006</text:p>
          </table:table-cell>
          <table:table-cell office:value-type="float" office:value="0.000333333333333297" calcext:value-type="float">
            <text:p>0.000</text:p>
          </table:table-cell>
          <table:table-cell office:value-type="float" office:value="0.00316666666666665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0833333333333353" calcext:value-type="float">
            <text:p>0.001</text:p>
          </table:table-cell>
          <table:table-cell office:value-type="float" office:value="-0.00316666666666676" calcext:value-type="float">
            <text:p>-0.003</text:p>
          </table:table-cell>
          <table:table-cell office:value-type="float" office:value="0.0023333333333333" calcext:value-type="float">
            <text:p>0.002</text:p>
          </table:table-cell>
          <table:table-cell office:value-type="float" office:value="0.00416666666666665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_</text:p>
          </table:table-cell>
          <table:table-cell office:value-type="float" office:value="0.00933333333333342" calcext:value-type="float">
            <text:p>0.009</text:p>
          </table:table-cell>
          <table:table-cell office:value-type="float" office:value="-0.0186666666666666" calcext:value-type="float">
            <text:p>-0.019</text:p>
          </table:table-cell>
          <table:table-cell office:value-type="float" office:value="0.000666666666666704" calcext:value-type="float">
            <text:p>0.001</text:p>
          </table:table-cell>
          <table:table-cell office:value-type="float" office:value="0.0118333333333334" calcext:value-type="float">
            <text:p>0.012</text:p>
          </table:table-cell>
          <table:table-cell office:value-type="float" office:value="-0.000333333333333297" calcext:value-type="float">
            <text:p>0.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33333333333341" calcext:value-type="float">
            <text:p>0.001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250000000000006" calcext:value-type="float">
            <text:p>0.003</text:p>
          </table:table-cell>
          <table:table-cell office:value-type="float" office:value="0.00216666666666665" calcext:value-type="float">
            <text:p>0.002</text:p>
          </table:table-cell>
          <table:table-cell office:value-type="float" office:value="0.00616666666666676" calcext:value-type="float">
            <text:p>0.006</text:p>
          </table:table-cell>
          <table:table-cell office:value-type="float" office:value="-0.000499999999999945" calcext:value-type="float">
            <text:p>0.000</text:p>
          </table:table-cell>
          <table:table-cell office:value-type="float" office:value="-0.00466666666666671" calcext:value-type="float">
            <text:p>-0.005</text:p>
          </table:table-cell>
          <table:table-cell office:value-type="float" office:value="0.00250000000000006" calcext:value-type="float">
            <text:p>0.003</text:p>
          </table:table-cell>
          <table:table-cell office:value-type="float" office:value="0.00183333333333335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_</text:p>
          </table:table-cell>
          <table:table-cell office:value-type="float" office:value="0.0100000000000001" calcext:value-type="float">
            <text:p>0.010</text:p>
          </table:table-cell>
          <table:table-cell office:value-type="float" office:value="-0.0181666666666667" calcext:value-type="float">
            <text:p>-0.018</text:p>
          </table:table-cell>
          <table:table-cell office:value-type="float" office:value="0.00466666666666671" calcext:value-type="float">
            <text:p>0.005</text:p>
          </table:table-cell>
          <table:table-cell office:value-type="float" office:value="0.0138333333333334" calcext:value-type="float">
            <text:p>0.014</text:p>
          </table:table-cell>
          <table:table-cell office:value-type="float" office:value="0.00283333333333335" calcext:value-type="float">
            <text:p>0.003</text:p>
          </table:table-cell>
          <table:table-cell office:value-type="float" office:value="0.00566666666666671" calcext:value-type="float">
            <text:p>0.006</text:p>
          </table:table-cell>
          <table:table-cell office:value-type="float" office:value="0.00250000000000006" calcext:value-type="float">
            <text:p>0.003</text:p>
          </table:table-cell>
          <table:table-cell office:value-type="float" office:value="0.0083333333333333" calcext:value-type="float">
            <text:p>0.008</text:p>
          </table:table-cell>
          <table:table-cell office:value-type="float" office:value="-0.00133333333333319" calcext:value-type="float">
            <text:p>-0.001</text:p>
          </table:table-cell>
          <table:table-cell office:value-type="float" office:value="0.00300000000000011" calcext:value-type="float">
            <text:p>0.003</text:p>
          </table:table-cell>
          <table:table-cell office:value-type="float" office:value="0.00283333333333335" calcext:value-type="float">
            <text:p>0.003</text:p>
          </table:table-cell>
          <table:table-cell office:value-type="float" office:value="0.00750000000000006" calcext:value-type="float">
            <text:p>0.008</text:p>
          </table:table-cell>
          <table:table-cell office:value-type="float" office:value="0.00250000000000006" calcext:value-type="float">
            <text:p>0.003</text:p>
          </table:table-cell>
          <table:table-cell office:value-type="float" office:value="-0.0023333333333333" calcext:value-type="float">
            <text:p>-0.002</text:p>
          </table:table-cell>
          <table:table-cell office:value-type="float" office:value="0.00250000000000006" calcext:value-type="float">
            <text:p>0.003</text:p>
          </table:table-cell>
          <table:table-cell office:value-type="float" office:value="0.00366666666666671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_</text:p>
          </table:table-cell>
          <table:table-cell office:value-type="float" office:value="0.0109333333333334" calcext:value-type="float">
            <text:p>0.011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00283333333333335" calcext:value-type="float">
            <text:p>0.003</text:p>
          </table:table-cell>
          <table:table-cell office:value-type="float" office:value="0.0109333333333334" calcext:value-type="float">
            <text:p>0.011</text:p>
          </table:table-cell>
          <table:table-cell office:value-type="float" office:value="-0.000233333333333308" calcext:value-type="float">
            <text:p>0.000</text:p>
          </table:table-cell>
          <table:table-cell office:value-type="float" office:value="0.00319999999999998" calcext:value-type="float">
            <text:p>0.003</text:p>
          </table:table-cell>
          <table:table-cell office:value-type="float" office:value="0.00180000000000002" calcext:value-type="float">
            <text:p>0.002</text:p>
          </table:table-cell>
          <table:table-cell office:value-type="float" office:value="0.00729999999999997" calcext:value-type="float">
            <text:p>0.007</text:p>
          </table:table-cell>
          <table:table-cell office:value-type="float" office:value="-0.000866666666666682" calcext:value-type="float">
            <text:p>-0.001</text:p>
          </table:table-cell>
          <table:table-cell office:value-type="float" office:value="0.00256666666666672" calcext:value-type="float">
            <text:p>0.003</text:p>
          </table:table-cell>
          <table:table-cell office:value-type="float" office:value="0.00209999999999999" calcext:value-type="float">
            <text:p>0.002</text:p>
          </table:table-cell>
          <table:table-cell office:value-type="float" office:value="0.0084333333333334" calcext:value-type="float">
            <text:p>0.008</text:p>
          </table:table-cell>
          <table:table-cell office:value-type="float" office:value="0.00113333333333343" calcext:value-type="float">
            <text:p>0.001</text:p>
          </table:table-cell>
          <table:table-cell office:value-type="float" office:value="-0.00213333333333332" calcext:value-type="float">
            <text:p>-0.002</text:p>
          </table:table-cell>
          <table:table-cell office:value-type="float" office:value="0.00113333333333332" calcext:value-type="float">
            <text:p>0.001</text:p>
          </table:table-cell>
          <table:table-cell office:value-type="float" office:value="0.00356666666666672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2_</text:p>
          </table:table-cell>
          <table:table-cell office:value-type="float" office:value="0.00966666666666671" calcext:value-type="float">
            <text:p>0.010</text:p>
          </table:table-cell>
          <table:table-cell office:value-type="float" office:value="-0.0123333333333333" calcext:value-type="float">
            <text:p>-0.012</text:p>
          </table:table-cell>
          <table:table-cell office:value-type="float" office:value="0.00733333333333319" calcext:value-type="float">
            <text:p>0.007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0.00633333333333341" calcext:value-type="float">
            <text:p>0.006</text:p>
          </table:table-cell>
          <table:table-cell office:value-type="float" office:value="0.0066666666666666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office:value-type="float" office:value="0.00299999999999989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400000000000011" calcext:value-type="float">
            <text:p>0.004</text:p>
          </table:table-cell>
          <table:table-cell office:value-type="float" office:value="0.00566666666666671" calcext:value-type="float">
            <text:p>0.006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33333333333333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2_</text:p>
          </table:table-cell>
          <table:table-cell office:value-type="float" office:value="0.00166666666666648" calcext:value-type="float">
            <text:p>0.002</text:p>
          </table:table-cell>
          <table:table-cell office:value-type="float" office:value="-0.00966666666666682" calcext:value-type="float">
            <text:p>-0.010</text:p>
          </table:table-cell>
          <table:table-cell office:value-type="float" office:value="0.00366666666666648" calcext:value-type="float">
            <text:p>0.004</text:p>
          </table:table-cell>
          <table:table-cell office:value-type="float" office:value="0.00233333333333308" calcext:value-type="float">
            <text:p>0.002</text:p>
          </table:table-cell>
          <table:table-cell office:value-type="float" office:value="0.00299999999999989" calcext:value-type="float">
            <text:p>0.003</text:p>
          </table:table-cell>
          <table:table-cell office:value-type="float" office:value="-0.00200000000000022" calcext:value-type="float">
            <text:p>-0.002</text:p>
          </table:table-cell>
          <table:table-cell office:value-type="float" office:value="-0.00133333333333341" calcext:value-type="float">
            <text:p>-0.001</text:p>
          </table:table-cell>
          <table:table-cell office:value-type="float" office:value="0.00299999999999989" calcext:value-type="float">
            <text:p>0.003</text:p>
          </table:table-cell>
          <table:table-cell office:value-type="float" office:value="0.00166666666666648" calcext:value-type="float">
            <text:p>0.002</text:p>
          </table:table-cell>
          <table:table-cell office:value-type="float" office:value="-0.00466666666666671" calcext:value-type="float">
            <text:p>-0.005</text:p>
          </table:table-cell>
          <table:table-cell office:value-type="float" office:value="0" calcext:value-type="float">
            <text:p>0.000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-0.00100000000000022" calcext:value-type="float">
            <text:p>-0.001</text:p>
          </table:table-cell>
          <table:table-cell office:value-type="float" office:value="-0.00433333333333352" calcext:value-type="float">
            <text:p>-0.004</text:p>
          </table:table-cell>
          <table:table-cell office:value-type="float" office:value="0.000333333333333186" calcext:value-type="float">
            <text:p>0.000</text:p>
          </table:table-cell>
          <table:table-cell office:value-type="float" office:value="0.00299999999999989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2_</text:p>
          </table:table-cell>
          <table:table-cell office:value-type="float" office:value="0.00466666666666671" calcext:value-type="float">
            <text:p>0.005</text:p>
          </table:table-cell>
          <table:table-cell office:value-type="float" office:value="-0.0103333333333333" calcext:value-type="float">
            <text:p>-0.01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333333333333341" calcext:value-type="float">
            <text:p>0.003</text:p>
          </table:table-cell>
          <table:table-cell office:value-type="float" office:value="0.00266666666666659" calcext:value-type="float">
            <text:p>0.003</text:p>
          </table:table-cell>
          <table:table-cell office:value-type="float" office:value="-0.0023333333333333" calcext:value-type="float">
            <text:p>-0.002</text:p>
          </table:table-cell>
          <table:table-cell office:value-type="float" office:value="0.00266666666666659" calcext:value-type="float">
            <text:p>0.003</text:p>
          </table:table-cell>
          <table:table-cell office:value-type="float" office:value="-0.000666666666666704" calcext:value-type="float">
            <text:p>-0.001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00333333333333297" calcext:value-type="float">
            <text:p>0.000</text:p>
          </table:table-cell>
          <table:table-cell office:value-type="float" office:value="0.00266666666666659" calcext:value-type="float">
            <text:p>0.003</text:p>
          </table:table-cell>
          <table:table-cell office:value-type="float" office:value="-0.0033333333333333" calcext:value-type="float">
            <text:p>-0.003</text:p>
          </table:table-cell>
          <table:table-cell office:value-type="float" office:value="-0.00600000000000001" calcext:value-type="float">
            <text:p>-0.006</text:p>
          </table:table-cell>
          <table:table-cell office:value-type="float" office:value="-0.000333333333333297" calcext:value-type="float">
            <text:p>0.000</text:p>
          </table:table-cell>
          <table:table-cell office:value-type="float" office:value="0.00133333333333319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2_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123333333333333" calcext:value-type="float">
            <text:p>-0.012</text:p>
          </table:table-cell>
          <table:table-cell office:value-type="float" office:value="0.00233333333333341" calcext:value-type="float">
            <text:p>0.002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0.00466666666666671" calcext:value-type="float">
            <text:p>0.005</text:p>
          </table:table-cell>
          <table:table-cell office:value-type="float" office:value="0.0036666666666666" calcext:value-type="float">
            <text:p>0.004</text:p>
          </table:table-cell>
          <table:table-cell office:value-type="float" office:value="-0.00166666666666671" calcext:value-type="float">
            <text:p>-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166666666666671" calcext:value-type="float">
            <text:p>-0.002</text:p>
          </table:table-cell>
          <table:table-cell office:value-type="float" office:value="-0.00600000000000001" calcext:value-type="float">
            <text:p>-0.006</text:p>
          </table:table-cell>
          <table:table-cell office:value-type="float" office:value="-0.000333333333333297" calcext:value-type="float">
            <text:p>0.000</text:p>
          </table:table-cell>
          <table:table-cell office:value-type="float" office:value="0.00266666666666682" calcext:value-type="float">
            <text:p>0.003</text:p>
          </table:table-cell>
          <table:table-cell office:value-type="float" office:value="-0.00300000000000011" calcext:value-type="float">
            <text:p>-0.003</text:p>
          </table:table-cell>
          <table:table-cell office:value-type="float" office:value="-0.00433333333333341" calcext:value-type="float">
            <text:p>-0.004</text:p>
          </table:table-cell>
          <table:table-cell office:value-type="float" office:value="0.000666666666666593" calcext:value-type="float">
            <text:p>0.001</text:p>
          </table:table-cell>
          <table:table-cell office:value-type="float" office:value="0.00166666666666659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2_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-0.0139999999999999" calcext:value-type="float">
            <text:p>-0.014</text:p>
          </table:table-cell>
          <table:table-cell office:value-type="float" office:value="-0.000666666666666593" calcext:value-type="float">
            <text:p>-0.001</text:p>
          </table:table-cell>
          <table:table-cell office:value-type="float" office:value="0.00166666666666682" calcext:value-type="float">
            <text:p>0.002</text:p>
          </table:table-cell>
          <table:table-cell office:value-type="float" office:value="0.00233333333333341" calcext:value-type="float">
            <text:p>0.002</text:p>
          </table:table-cell>
          <table:table-cell office:value-type="float" office:value="-0.00299999999999989" calcext:value-type="float">
            <text:p>-0.003</text:p>
          </table:table-cell>
          <table:table-cell office:value-type="float" office:value="-0.0023333333333333" calcext:value-type="float">
            <text:p>-0.002</text:p>
          </table:table-cell>
          <table:table-cell office:value-type="float" office:value="0.000333333333333408" calcext:value-type="float">
            <text:p>0.000</text:p>
          </table:table-cell>
          <table:table-cell office:value-type="float" office:value="-0.0023333333333333" calcext:value-type="float">
            <text:p>-0.002</text:p>
          </table:table-cell>
          <table:table-cell office:value-type="float" office:value="-0.00800000000000001" calcext:value-type="float">
            <text:p>-0.008</text:p>
          </table:table-cell>
          <table:table-cell office:value-type="float" office:value="-0.00133333333333319" calcext:value-type="float">
            <text:p>-0.001</text:p>
          </table:table-cell>
          <table:table-cell office:value-type="float" office:value="-0.000666666666666593" calcext:value-type="float">
            <text:p>-0.001</text:p>
          </table:table-cell>
          <table:table-cell office:value-type="float" office:value="-0.00399999999999989" calcext:value-type="float">
            <text:p>-0.004</text:p>
          </table:table-cell>
          <table:table-cell office:value-type="float" office:value="-0.00499999999999989" calcext:value-type="float">
            <text:p>-0.005</text:p>
          </table:table-cell>
          <table:table-cell office:value-type="float" office:value="-0.00199999999999989" calcext:value-type="float">
            <text:p>-0.002</text:p>
          </table:table-cell>
          <table:table-cell office:value-type="float" office:value="-0.001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2_</text:p>
          </table:table-cell>
          <table:table-cell office:value-type="float" office:value="0.00466666666666671" calcext:value-type="float">
            <text:p>0.005</text:p>
          </table:table-cell>
          <table:table-cell office:value-type="float" office:value="-0.0117333333333333" calcext:value-type="float">
            <text:p>-0.012</text:p>
          </table:table-cell>
          <table:table-cell office:value-type="float" office:value="0.00293333333333334" calcext:value-type="float">
            <text:p>0.003</text:p>
          </table:table-cell>
          <table:table-cell office:value-type="float" office:value="0.00319999999999998" calcext:value-type="float">
            <text:p>0.003</text:p>
          </table:table-cell>
          <table:table-cell office:value-type="float" office:value="0.00393333333333334" calcext:value-type="float">
            <text:p>0.004</text:p>
          </table:table-cell>
          <table:table-cell office:value-type="float" office:value="0.00159999999999993" calcext:value-type="float">
            <text:p>0.002</text:p>
          </table:table-cell>
          <table:table-cell office:value-type="float" office:value="-0.00153333333333328" calcext:value-type="float">
            <text:p>-0.002</text:p>
          </table:table-cell>
          <table:table-cell office:value-type="float" office:value="0.00239999999999985" calcext:value-type="float">
            <text:p>0.002</text:p>
          </table:table-cell>
          <table:table-cell office:value-type="float" office:value="-0.000200000000000089" calcext:value-type="float">
            <text:p>0.000</text:p>
          </table:table-cell>
          <table:table-cell office:value-type="float" office:value="-0.00493333333333335" calcext:value-type="float">
            <text:p>-0.005</text:p>
          </table:table-cell>
          <table:table-cell office:value-type="float" office:value="0.000533333333333386" calcext:value-type="float">
            <text:p>0.001</text:p>
          </table:table-cell>
          <table:table-cell office:value-type="float" office:value="0.00273333333333325" calcext:value-type="float">
            <text:p>0.003</text:p>
          </table:table-cell>
          <table:table-cell office:value-type="float" office:value="-0.00140000000000018" calcext:value-type="float">
            <text:p>-0.001</text:p>
          </table:table-cell>
          <table:table-cell office:value-type="float" office:value="-0.00413333333333343" calcext:value-type="float">
            <text:p>-0.004</text:p>
          </table:table-cell>
          <table:table-cell office:value-type="float" office:value="-0.000266666666666637" calcext:value-type="float">
            <text:p>0.000</text:p>
          </table:table-cell>
          <table:table-cell office:value-type="float" office:value="0.00166666666666659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3_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900000000000001" calcext:value-type="float">
            <text:p>0.009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1" calcext:value-type="float">
            <text:p>0.010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600000000000001" calcext:value-type="float">
            <text:p>-0.006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16" calcext:value-type="float">
            <text:p>0.016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3_</text:p>
          </table:table-cell>
          <table:table-cell office:value-type="float" office:value="0.0129999999999999" calcext:value-type="float">
            <text:p>0.013</text:p>
          </table:table-cell>
          <table:table-cell office:value-type="float" office:value="-0.02" calcext:value-type="float">
            <text:p>-0.02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499999999999989" calcext:value-type="float">
            <text:p>0.005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-0.00700000000000001" calcext:value-type="float">
            <text:p>-0.007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1" calcext:value-type="float">
            <text:p>0.010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0300000000000011" calcext:value-type="float">
            <text:p>-0.003</text:p>
          </table:table-cell>
          <table:table-cell office:value-type="float" office:value="0.00900000000000001" calcext:value-type="float">
            <text:p>0.009</text:p>
          </table:table-cell>
          <table:table-cell office:value-type="float" office:value="0.004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3_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3" calcext:value-type="float">
            <text:p>-0.030</text:p>
          </table:table-cell>
          <table:table-cell office:value-type="float" office:value="-0.00400000000000011" calcext:value-type="float">
            <text:p>-0.004</text:p>
          </table:table-cell>
          <table:table-cell office:value-type="float" office:value="0.01" calcext:value-type="float">
            <text:p>0.01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99999999999989" calcext:value-type="float">
            <text:p>0.004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99999999999989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3_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22" calcext:value-type="float">
            <text:p>-0.022</text:p>
          </table:table-cell>
          <table:table-cell office:value-type="float" office:value="0.00599999999999989" calcext:value-type="float">
            <text:p>0.006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100000000000001" calcext:value-type="float">
            <text:p>-0.01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99999999999989" calcext:value-type="float">
            <text:p>0.006</text:p>
          </table:table-cell>
          <table:table-cell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3_</text:p>
          </table:table-cell>
          <table:table-cell office:value-type="float" office:value="0.0129999999999999" calcext:value-type="float">
            <text:p>0.013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599999999999989" calcext:value-type="float">
            <text:p>0.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800000000000001" calcext:value-type="float">
            <text:p>0.00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3_</text:p>
          </table:table-cell>
          <table:table-cell office:value-type="float" office:value="0.0135999999999999" calcext:value-type="float">
            <text:p>0.014</text:p>
          </table:table-cell>
          <table:table-cell office:value-type="float" office:value="-0.0262000000000001" calcext:value-type="float">
            <text:p>-0.026</text:p>
          </table:table-cell>
          <table:table-cell office:value-type="float" office:value="0.00219999999999987" calcext:value-type="float">
            <text:p>0.002</text:p>
          </table:table-cell>
          <table:table-cell office:value-type="float" office:value="0.0122" calcext:value-type="float">
            <text:p>0.012</text:p>
          </table:table-cell>
          <table:table-cell office:value-type="float" office:value="0.00279999999999991" calcext:value-type="float">
            <text:p>0.003</text:p>
          </table:table-cell>
          <table:table-cell office:value-type="float" office:value="0.00979999999999992" calcext:value-type="float">
            <text:p>0.010</text:p>
          </table:table-cell>
          <table:table-cell office:value-type="float" office:value="-0.000199999999999978" calcext:value-type="float">
            <text:p>0.000</text:p>
          </table:table-cell>
          <table:table-cell office:value-type="float" office:value="0.00299999999999989" calcext:value-type="float">
            <text:p>0.003</text:p>
          </table:table-cell>
          <table:table-cell office:value-type="float" office:value="-0.00140000000000007" calcext:value-type="float">
            <text:p>-0.001</text:p>
          </table:table-cell>
          <table:table-cell office:value-type="float" office:value="0.00519999999999998" calcext:value-type="float">
            <text:p>0.005</text:p>
          </table:table-cell>
          <table:table-cell office:value-type="float" office:value="-0.00140000000000007" calcext:value-type="float">
            <text:p>-0.001</text:p>
          </table:table-cell>
          <table:table-cell office:value-type="float" office:value="0.0147999999999999" calcext:value-type="float">
            <text:p>0.015</text:p>
          </table:table-cell>
          <table:table-cell office:value-type="float" office:value="-0.0138" calcext:value-type="float">
            <text:p>-0.014</text:p>
          </table:table-cell>
          <table:table-cell office:value-type="float" office:value="0.00239999999999996" calcext:value-type="float">
            <text:p>0.002</text:p>
          </table:table-cell>
          <table:table-cell office:value-type="float" office:value="0.00579999999999992" calcext:value-type="float">
            <text:p>0.006</text:p>
          </table:table-cell>
          <table:table-cell office:value-type="float" office:value="0.00860000000000005" calcext:value-type="float">
            <text:p>0.009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4_</text:p>
          </table:table-cell>
          <table:table-cell office:value-type="float" office:value="0.0053333333333333" calcext:value-type="float">
            <text:p>0.005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0.01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00133333333333341" calcext:value-type="float">
            <text:p>0.001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0.00466666666666682" calcext:value-type="float">
            <text:p>0.005</text:p>
          </table:table-cell>
          <table:table-cell office:value-type="float" office:value="0.00266666666666682" calcext:value-type="float">
            <text:p>0.003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466666666666682" calcext:value-type="float">
            <text:p>0.005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33333333333341" calcext:value-type="float">
            <text:p>0.005</text:p>
          </table:table-cell>
          <table:table-cell office:value-type="float" office:value="0.00466666666666682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4_</text:p>
          </table:table-cell>
          <table:table-cell office:value-type="float" office:value="0" calcext:value-type="float">
            <text:p>0.000</text:p>
          </table:table-cell>
          <table:table-cell office:value-type="float" office:value="-0.000666666666666482" calcext:value-type="float">
            <text:p>-0.001</text:p>
          </table:table-cell>
          <table:table-cell office:value-type="float" office:value="0.00333333333333319" calcext:value-type="float">
            <text:p>0.003</text:p>
          </table:table-cell>
          <table:table-cell office:value-type="float" office:value="0.00133333333333352" calcext:value-type="float">
            <text:p>0.001</text:p>
          </table:table-cell>
          <table:table-cell office:value-type="float" office:value="0.00333333333333319" calcext:value-type="float">
            <text:p>0.003</text:p>
          </table:table-cell>
          <table:table-cell office:value-type="float" office:value="0.000666666666666704" calcext:value-type="float">
            <text:p>0.001</text:p>
          </table:table-cell>
          <table:table-cell office:value-type="float" office:value="0.00333333333333319" calcext:value-type="float">
            <text:p>0.003</text:p>
          </table:table-cell>
          <table:table-cell office:value-type="float" office:value="-0.00199999999999989" calcext:value-type="float">
            <text:p>-0.002</text:p>
          </table:table-cell>
          <table:table-cell office:value-type="float" office:value="0.00066666666666670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333333333333352" calcext:value-type="float">
            <text:p>0.003</text:p>
          </table:table-cell>
          <table:table-cell office:value-type="float" office:value="0.00266666666666671" calcext:value-type="float">
            <text:p>0.003</text:p>
          </table:table-cell>
          <table:table-cell office:value-type="float" office:value="0.00533333333333352" calcext:value-type="float">
            <text:p>0.005</text:p>
          </table:table-cell>
          <table:table-cell office:value-type="float" office:value="0.00133333333333352" calcext:value-type="float">
            <text:p>0.001</text:p>
          </table:table-cell>
          <table:table-cell office:value-type="float" office:value="0.00533333333333352" calcext:value-type="float">
            <text:p>0.005</text:p>
          </table:table-cell>
          <table:table-cell office:value-type="float" office:value="0.00133333333333352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4_</text:p>
          </table:table-cell>
          <table:table-cell office:value-type="float" office:value="0.00199999999999989" calcext:value-type="float">
            <text:p>0.002</text:p>
          </table:table-cell>
          <table:table-cell office:value-type="float" office:value="-0.000666666666666593" calcext:value-type="float">
            <text:p>-0.001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0.00333333333333341" calcext:value-type="float">
            <text:p>0.003</text:p>
          </table:table-cell>
          <table:table-cell office:value-type="float" office:value="0.0066666666666666" calcext:value-type="float">
            <text:p>0.007</text:p>
          </table:table-cell>
          <table:table-cell office:value-type="float" office:value="0.00266666666666659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office:value-type="float" office:value="0.00533333333333308" calcext:value-type="float">
            <text:p>0.005</text:p>
          </table:table-cell>
          <table:table-cell office:value-type="float" office:value="0.00199999999999989" calcext:value-type="float">
            <text:p>0.002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33333333333341" calcext:value-type="float">
            <text:p>0.005</text:p>
          </table:table-cell>
          <table:table-cell office:value-type="float" office:value="0.00133333333333341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4_</text:p>
          </table:table-cell>
          <table:table-cell office:value-type="float" office:value="-0.00133333333333319" calcext:value-type="float">
            <text:p>-0.001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0.00466666666666682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 office:value-type="float" office:value="0.00266666666666648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0.0013333333333333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0666666666666704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4_</text:p>
          </table:table-cell>
          <table:table-cell office:value-type="float" office:value="-0.00133333333333352" calcext:value-type="float">
            <text:p>-0.001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0666666666666815" calcext:value-type="float">
            <text:p>-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133333333333352" calcext:value-type="float">
            <text:p>-0.001</text:p>
          </table:table-cell>
          <table:table-cell office:value-type="float" office:value="0.00266666666666659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-0.000666666666666815" calcext:value-type="float">
            <text:p>-0.001</text:p>
          </table:table-cell>
          <table:table-cell office:value-type="float" office:value="-0.00133333333333352" calcext:value-type="float">
            <text:p>-0.001</text:p>
          </table:table-cell>
          <table:table-cell office:value-type="float" office:value="0.00199999999999967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0333333333333319" calcext:value-type="float">
            <text:p>0.003</text:p>
          </table:table-cell>
          <table:table-cell office:value-type="float" office:value="0.000666666666666593" calcext:value-type="float">
            <text:p>0.001</text:p>
          </table:table-cell>
          <table:table-cell office:value-type="float" office:value="0.00333333333333319" calcext:value-type="float">
            <text:p>0.003</text:p>
          </table:table-cell>
          <table:table-cell office:value-type="float" office:value="-0.00133333333333352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4_</text:p>
          </table:table-cell>
          <table:table-cell office:value-type="float" office:value="0.000933333333333231" calcext:value-type="float">
            <text:p>0.001</text:p>
          </table:table-cell>
          <table:table-cell office:value-type="float" office:value="-0.000666666666666593" calcext:value-type="float">
            <text:p>-0.001</text:p>
          </table:table-cell>
          <table:table-cell office:value-type="float" office:value="0.00373333333333326" calcext:value-type="float">
            <text:p>0.004</text:p>
          </table:table-cell>
          <table:table-cell office:value-type="float" office:value="0.00106666666666677" calcext:value-type="float">
            <text:p>0.001</text:p>
          </table:table-cell>
          <table:table-cell office:value-type="float" office:value="0.0053333333333333" calcext:value-type="float">
            <text:p>0.005</text:p>
          </table:table-cell>
          <table:table-cell office:value-type="float" office:value="0.000399999999999956" calcext:value-type="float">
            <text:p>0.000</text:p>
          </table:table-cell>
          <table:table-cell office:value-type="float" office:value="0.00279999999999991" calcext:value-type="float">
            <text:p>0.003</text:p>
          </table:table-cell>
          <table:table-cell office:value-type="float" office:value="0.000266666666666637" calcext:value-type="float">
            <text:p>0.000</text:p>
          </table:table-cell>
          <table:table-cell office:value-type="float" office:value="0.00213333333333332" calcext:value-type="float">
            <text:p>0.002</text:p>
          </table:table-cell>
          <table:table-cell office:value-type="float" office:value="0.000666666666666593" calcext:value-type="float">
            <text:p>0.001</text:p>
          </table:table-cell>
          <table:table-cell office:value-type="float" office:value="0.00359999999999994" calcext:value-type="float">
            <text:p>0.004</text:p>
          </table:table-cell>
          <table:table-cell office:value-type="float" office:value="0.00253333333333339" calcext:value-type="float">
            <text:p>0.003</text:p>
          </table:table-cell>
          <table:table-cell office:value-type="float" office:value="0.00466666666666671" calcext:value-type="float">
            <text:p>0.005</text:p>
          </table:table-cell>
          <table:table-cell office:value-type="float" office:value="0.00239999999999996" calcext:value-type="float">
            <text:p>0.002</text:p>
          </table:table-cell>
          <table:table-cell office:value-type="float" office:value="0.00466666666666671" calcext:value-type="float">
            <text:p>0.005</text:p>
          </table:table-cell>
          <table:table-cell office:value-type="float" office:value="0.00106666666666677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5_</text:p>
          </table:table-cell>
          <table:table-cell office:value-type="float" office:value="0.0126666666666667" calcext:value-type="float">
            <text:p>0.013</text:p>
          </table:table-cell>
          <table:table-cell office:value-type="float" office:value="-0.0099999999999999" calcext:value-type="float">
            <text:p>-0.010</text:p>
          </table:table-cell>
          <table:table-cell office:value-type="float" office:value="0.00500000000000012" calcext:value-type="float">
            <text:p>0.005</text:p>
          </table:table-cell>
          <table:table-cell office:value-type="float" office:value="0.00433333333333352" calcext:value-type="float">
            <text:p>0.004</text:p>
          </table:table-cell>
          <table:table-cell office:value-type="float" office:value="0.00466666666666671" calcext:value-type="float">
            <text:p>0.005</text:p>
          </table:table-cell>
          <table:table-cell office:value-type="float" office:value="0.00300000000000011" calcext:value-type="float">
            <text:p>0.003</text:p>
          </table:table-cell>
          <table:table-cell office:value-type="float" office:value="-0.000666666666666593" calcext:value-type="float">
            <text:p>-0.001</text:p>
          </table:table-cell>
          <table:table-cell office:value-type="float" office:value="0.00466666666666671" calcext:value-type="float">
            <text:p>0.005</text:p>
          </table:table-cell>
          <table:table-cell office:value-type="float" office:value="0.00266666666666671" calcext:value-type="float">
            <text:p>0.003</text:p>
          </table:table-cell>
          <table:table-cell office:value-type="float" office:value="0.00200000000000011" calcext:value-type="float">
            <text:p>0.002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0.00300000000000011" calcext:value-type="float">
            <text:p>0.003</text:p>
          </table:table-cell>
          <table:table-cell office:value-type="float" office:value="-0.000666666666666593" calcext:value-type="float">
            <text:p>-0.001</text:p>
          </table:table-cell>
          <table:table-cell office:value-type="float" office:value="0.00300000000000011" calcext:value-type="float">
            <text:p>0.003</text:p>
          </table:table-cell>
          <table:table-cell office:value-type="float" office:value="0.00666666666666671" calcext:value-type="float">
            <text:p>0.007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5_</text:p>
          </table:table-cell>
          <table:table-cell office:value-type="float" office:value="0.0113333333333333" calcext:value-type="float">
            <text:p>0.011</text:p>
          </table:table-cell>
          <table:table-cell office:value-type="float" office:value="-0.0103333333333333" calcext:value-type="float">
            <text:p>-0.010</text:p>
          </table:table-cell>
          <table:table-cell office:value-type="float" office:value="0.00366666666666648" calcext:value-type="float">
            <text:p>0.004</text:p>
          </table:table-cell>
          <table:table-cell office:value-type="float" office:value="0.000333333333333408" calcext:value-type="float">
            <text:p>0.000</text:p>
          </table:table-cell>
          <table:table-cell office:value-type="float" office:value="0.00366666666666648" calcext:value-type="float">
            <text:p>0.004</text:p>
          </table:table-cell>
          <table:table-cell office:value-type="float" office:value="0.00133333333333319" calcext:value-type="float">
            <text:p>0.001</text:p>
          </table:table-cell>
          <table:table-cell office:value-type="float" office:value="-0.000666666666666815" calcext:value-type="float">
            <text:p>-0.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-0.0023333333333333" calcext:value-type="float">
            <text:p>-0.002</text:p>
          </table:table-cell>
          <table:table-cell office:value-type="float" office:value="0.00366666666666648" calcext:value-type="float">
            <text:p>0.0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466666666666671" calcext:value-type="float">
            <text:p>-0.005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0.0023333333333333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5_</text:p>
          </table:table-cell>
          <table:table-cell office:value-type="float" office:value="0.0083333333333333" calcext:value-type="float">
            <text:p>0.008</text:p>
          </table:table-cell>
          <table:table-cell office:value-type="float" office:value="-0.0139999999999999" calcext:value-type="float">
            <text:p>-0.014</text:p>
          </table:table-cell>
          <table:table-cell office:value-type="float" office:value="0" calcext:value-type="float">
            <text:p>0.000</text:p>
          </table:table-cell>
          <table:table-cell office:value-type="float" office:value="-0.00166666666666659" calcext:value-type="float">
            <text:p>-0.002</text:p>
          </table:table-cell>
          <table:table-cell office:value-type="float" office:value="0.00200000000000011" calcext:value-type="float">
            <text:p>0.002</text:p>
          </table:table-cell>
          <table:table-cell office:value-type="float" office:value="-0.00133333333333319" calcext:value-type="float">
            <text:p>-0.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333333333333297" calcext:value-type="float">
            <text:p>0.000</text:p>
          </table:table-cell>
          <table:table-cell office:value-type="float" office:value="-0.00266666666666659" calcext:value-type="float">
            <text:p>-0.003</text:p>
          </table:table-cell>
          <table:table-cell office:value-type="float" office:value="-0.0036666666666666" calcext:value-type="float">
            <text:p>-0.004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266666666666659" calcext:value-type="float">
            <text:p>-0.003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666666666666671" calcext:value-type="float">
            <text:p>-0.007</text:p>
          </table:table-cell>
          <table:table-cell office:value-type="float" office:value="0.000666666666666704" calcext:value-type="float">
            <text:p>0.001</text:p>
          </table:table-cell>
          <table:table-cell office:value-type="float" office:value="-0.00133333333333319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5_</text:p>
          </table:table-cell>
          <table:table-cell office:value-type="float" office:value="0.01" calcext:value-type="float">
            <text:p>0.010</text:p>
          </table:table-cell>
          <table:table-cell office:value-type="float" office:value="-0.0119999999999999" calcext:value-type="float">
            <text:p>-0.012</text:p>
          </table:table-cell>
          <table:table-cell office:value-type="float" office:value="0.00166666666666671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0.00166666666666671" calcext:value-type="float">
            <text:p>0.00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33333333333341" calcext:value-type="float">
            <text:p>0.001</text:p>
          </table:table-cell>
          <table:table-cell office:value-type="float" office:value="0.000333333333333408" calcext:value-type="float">
            <text:p>0.000</text:p>
          </table:table-cell>
          <table:table-cell office:value-type="float" office:value="-0.0033333333333333" calcext:value-type="float">
            <text:p>-0.003</text:p>
          </table:table-cell>
          <table:table-cell office:value-type="float" office:value="0.00133333333333341" calcext:value-type="float">
            <text:p>0.001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-0.000333333333333408" calcext:value-type="float">
            <text:p>0.000</text:p>
          </table:table-cell>
          <table:table-cell office:value-type="float" office:value="-0.00299999999999989" calcext:value-type="float">
            <text:p>-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666666666666593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5_</text:p>
          </table:table-cell>
          <table:table-cell office:value-type="float" office:value="0.0106666666666666" calcext:value-type="float">
            <text:p>0.011</text:p>
          </table:table-cell>
          <table:table-cell office:value-type="float" office:value="-0.0099999999999999" calcext:value-type="float">
            <text:p>-0.010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66666666666649" calcext:value-type="float">
            <text:p>0.005</text:p>
          </table:table-cell>
          <table:table-cell office:value-type="float" office:value="0.00366666666666671" calcext:value-type="float">
            <text:p>0.004</text:p>
          </table:table-cell>
          <table:table-cell office:value-type="float" office:value="0.0053333333333333" calcext:value-type="float">
            <text:p>0.005</text:p>
          </table:table-cell>
          <table:table-cell office:value-type="float" office:value="0.00266666666666659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166666666666671" calcext:value-type="float">
            <text:p>-0.002</text:p>
          </table:table-cell>
          <table:table-cell office:value-type="float" office:value="0.0036666666666666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66666666666659" calcext:value-type="float">
            <text:p>0.0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233333333333341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5_</text:p>
          </table:table-cell>
          <table:table-cell office:value-type="float" office:value="0.0106000000000001" calcext:value-type="float">
            <text:p>0.011</text:p>
          </table:table-cell>
          <table:table-cell office:value-type="float" office:value="-0.0112666666666665" calcext:value-type="float">
            <text:p>-0.011</text:p>
          </table:table-cell>
          <table:table-cell office:value-type="float" office:value="0.00273333333333337" calcext:value-type="float">
            <text:p>0.003</text:p>
          </table:table-cell>
          <table:table-cell office:value-type="float" office:value="0.00120000000000009" calcext:value-type="float">
            <text:p>0.001</text:p>
          </table:table-cell>
          <table:table-cell office:value-type="float" office:value="0.0036666666666666" calcext:value-type="float">
            <text:p>0.004</text:p>
          </table:table-cell>
          <table:table-cell office:value-type="float" office:value="0.0016666666666668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86666666666668" calcext:value-type="float">
            <text:p>0.002</text:p>
          </table:table-cell>
          <table:table-cell office:value-type="float" office:value="0.000466666666666726" calcext:value-type="float">
            <text:p>0.000</text:p>
          </table:table-cell>
          <table:table-cell office:value-type="float" office:value="-0.00179999999999991" calcext:value-type="float">
            <text:p>-0.002</text:p>
          </table:table-cell>
          <table:table-cell office:value-type="float" office:value="0.00273333333333337" calcext:value-type="float">
            <text:p>0.003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0.000666666666666593" calcext:value-type="float">
            <text:p>0.001</text:p>
          </table:table-cell>
          <table:table-cell office:value-type="float" office:value="-0.00319999999999998" calcext:value-type="float">
            <text:p>-0.003</text:p>
          </table:table-cell>
          <table:table-cell office:value-type="float" office:value="0.00246666666666673" calcext:value-type="float">
            <text:p>0.002</text:p>
          </table:table-cell>
          <table:table-cell office:value-type="float" office:value="0.00226666666666664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6_</text:p>
          </table:table-cell>
          <table:table-cell office:value-type="float" office:value="0.00733333333333319" calcext:value-type="float">
            <text:p>0.007</text:p>
          </table:table-cell>
          <table:table-cell office:value-type="float" office:value="-0.00266666666666682" calcext:value-type="float">
            <text:p>-0.003</text:p>
          </table:table-cell>
          <table:table-cell office:value-type="float" office:value="0.00933333333333319" calcext:value-type="float">
            <text:p>0.009</text:p>
          </table:table-cell>
          <table:table-cell office:value-type="float" office:value="0.00733333333333319" calcext:value-type="float">
            <text:p>0.007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66666666666666" calcext:value-type="float">
            <text:p>0.007</text:p>
          </table:table-cell>
          <table:table-cell office:value-type="float" office:value="0.0113333333333332" calcext:value-type="float">
            <text:p>0.011</text:p>
          </table:table-cell>
          <table:table-cell office:value-type="float" office:value="0.0106666666666668" calcext:value-type="float">
            <text:p>0.011</text:p>
          </table:table-cell>
          <table:table-cell office:value-type="float" office:value="0.00933333333333319" calcext:value-type="float">
            <text:p>0.009</text:p>
          </table:table-cell>
          <table:table-cell office:value-type="float" office:value="0.0106666666666668" calcext:value-type="float">
            <text:p>0.011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33333333333319" calcext:value-type="float">
            <text:p>0.003</text:p>
          </table:table-cell>
          <table:table-cell office:value-type="float" office:value="0.0066666666666666" calcext:value-type="float">
            <text:p>0.007</text:p>
          </table:table-cell>
          <table:table-cell office:value-type="float" office:value="0.00266666666666682" calcext:value-type="float">
            <text:p>0.003</text:p>
          </table:table-cell>
          <table:table-cell office:value-type="float" office:value="0.00466666666666682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6_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-0.00466666666666638" calcext:value-type="float">
            <text:p>-0.005</text:p>
          </table:table-cell>
          <table:table-cell office:value-type="float" office:value="0.0126666666666668" calcext:value-type="float">
            <text:p>0.013</text:p>
          </table:table-cell>
          <table:table-cell office:value-type="float" office:value="0.00866666666666682" calcext:value-type="float">
            <text:p>0.009</text:p>
          </table:table-cell>
          <table:table-cell office:value-type="float" office:value="0.00733333333333341" calcext:value-type="float">
            <text:p>0.007</text:p>
          </table:table-cell>
          <table:table-cell table:number-columns-repeated="2" office:value-type="float" office:value="0.00933333333333364" calcext:value-type="float">
            <text:p>0.009</text:p>
          </table:table-cell>
          <table:table-cell office:value-type="float" office:value="0.0106666666666668" calcext:value-type="float">
            <text:p>0.011</text:p>
          </table:table-cell>
          <table:table-cell office:value-type="float" office:value="0.00666666666666682" calcext:value-type="float">
            <text:p>0.007</text:p>
          </table:table-cell>
          <table:table-cell office:value-type="float" office:value="0.00466666666666682" calcext:value-type="float">
            <text:p>0.005</text:p>
          </table:table-cell>
          <table:table-cell office:value-type="float" office:value="0.01" calcext:value-type="float">
            <text:p>0.010</text:p>
          </table:table-cell>
          <table:table-cell table:number-columns-repeated="2" office:value-type="float" office:value="0.00800000000000001" calcext:value-type="float">
            <text:p>0.008</text:p>
          </table:table-cell>
          <table:table-cell office:value-type="float" office:value="0.00933333333333364" calcext:value-type="float">
            <text:p>0.009</text:p>
          </table:table-cell>
          <table:table-cell office:value-type="float" office:value="0.00533333333333341" calcext:value-type="float">
            <text:p>0.005</text:p>
          </table:table-cell>
          <table:table-cell office:value-type="float" office:value="0.00466666666666682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6_</text:p>
          </table:table-cell>
          <table:table-cell office:value-type="float" office:value="0.00133333333333341" calcext:value-type="float">
            <text:p>0.001</text:p>
          </table:table-cell>
          <table:table-cell office:value-type="float" office:value="-0.00533333333333341" calcext:value-type="float">
            <text:p>-0.005</text:p>
          </table:table-cell>
          <table:table-cell office:value-type="float" office:value="0.00466666666666682" calcext:value-type="float">
            <text:p>0.005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533333333333319" calcext:value-type="float">
            <text:p>0.005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333333333333319" calcext:value-type="float">
            <text:p>0.003</text:p>
          </table:table-cell>
          <table:table-cell office:value-type="float" office:value="0.00733333333333319" calcext:value-type="float">
            <text:p>0.007</text:p>
          </table:table-cell>
          <table:table-cell office:value-type="float" office:value="0.00266666666666659" calcext:value-type="float">
            <text:p>0.003</text:p>
          </table:table-cell>
          <table:table-cell office:value-type="float" office:value="0.00133333333333319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33333333333319" calcext:value-type="float">
            <text:p>0.003</text:p>
          </table:table-cell>
          <table:table-cell office:value-type="float" office:value="0.000666666666666593" calcext:value-type="float">
            <text:p>0.001</text:p>
          </table:table-cell>
          <table:table-cell office:value-type="float" office:value="0.00333333333333319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.00133333333333319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6_</text:p>
          </table:table-cell>
          <table:table-cell office:value-type="float" office:value="0.00399999999999978" calcext:value-type="float">
            <text:p>0.004</text:p>
          </table:table-cell>
          <table:table-cell office:value-type="float" office:value="-0.00400000000000023" calcext:value-type="float">
            <text:p>-0.004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666666666666638" calcext:value-type="float">
            <text:p>0.007</text:p>
          </table:table-cell>
          <table:table-cell office:value-type="float" office:value="0.00399999999999978" calcext:value-type="float">
            <text:p>0.004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466666666666638" calcext:value-type="float">
            <text:p>0.005</text:p>
          </table:table-cell>
          <table:table-cell office:value-type="float" office:value="0.00533333333333319" calcext:value-type="float">
            <text:p>0.005</text:p>
          </table:table-cell>
          <table:table-cell office:value-type="float" office:value="0.00266666666666637" calcext:value-type="float">
            <text:p>0.003</text:p>
          </table:table-cell>
          <table:table-cell office:value-type="float" office:value="0.00333333333333319" calcext:value-type="float">
            <text:p>0.003</text:p>
          </table:table-cell>
          <table:table-cell office:value-type="float" office:value="0.00399999999999978" calcext:value-type="float">
            <text:p>0.004</text:p>
          </table:table-cell>
          <table:table-cell office:value-type="float" office:value="0.00333333333333319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.00333333333333319" calcext:value-type="float">
            <text:p>0.003</text:p>
          </table:table-cell>
          <table:table-cell office:value-type="float" office:value="0.00266666666666637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6_</text:p>
          </table:table-cell>
          <table:table-cell office:value-type="float" office:value="0.00333333333333341" calcext:value-type="float">
            <text:p>0.003</text:p>
          </table:table-cell>
          <table:table-cell office:value-type="float" office:value="-0.00599999999999978" calcext:value-type="float">
            <text:p>-0.006</text:p>
          </table:table-cell>
          <table:table-cell office:value-type="float" office:value="0.00466666666666682" calcext:value-type="float">
            <text:p>0.005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333333333333341" calcext:value-type="float">
            <text:p>0.003</text:p>
          </table:table-cell>
          <table:table-cell table:number-columns-repeated="2" office:value-type="float" office:value="0.00466666666666682" calcext:value-type="float">
            <text:p>0.005</text:p>
          </table:table-cell>
          <table:table-cell office:value-type="float" office:value="0.00533333333333363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266666666666682" calcext:value-type="float">
            <text:p>0.003</text:p>
          </table:table-cell>
          <table:table-cell office:value-type="float" office:value="0.00133333333333341" calcext:value-type="float">
            <text:p>0.001</text:p>
          </table:table-cell>
          <table:table-cell office:value-type="float" office:value="-0.00133333333333319" calcext:value-type="float">
            <text:p>-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33333333333341" calcext:value-type="float">
            <text:p>0.003</text:p>
          </table:table-cell>
          <table:table-cell office:value-type="float" office:value="0.00266666666666682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6_</text:p>
          </table:table-cell>
          <table:table-cell office:value-type="float" office:value="0.00480000000000003" calcext:value-type="float">
            <text:p>0.005</text:p>
          </table:table-cell>
          <table:table-cell office:value-type="float" office:value="-0.00453333333333339" calcext:value-type="float">
            <text:p>-0.005</text:p>
          </table:table-cell>
          <table:table-cell office:value-type="float" office:value="0.00746666666666673" calcext:value-type="float">
            <text:p>0.007</text:p>
          </table:table-cell>
          <table:table-cell office:value-type="float" office:value="0.00693333333333324" calcext:value-type="float">
            <text:p>0.007</text:p>
          </table:table-cell>
          <table:table-cell office:value-type="float" office:value="0.00519999999999998" calcext:value-type="float">
            <text:p>0.005</text:p>
          </table:table-cell>
          <table:table-cell office:value-type="float" office:value="0.0065333333333335" calcext:value-type="float">
            <text:p>0.007</text:p>
          </table:table-cell>
          <table:table-cell office:value-type="float" office:value="0.0066666666666666" calcext:value-type="float">
            <text:p>0.007</text:p>
          </table:table-cell>
          <table:table-cell office:value-type="float" office:value="0.00786666666666669" calcext:value-type="float">
            <text:p>0.008</text:p>
          </table:table-cell>
          <table:table-cell office:value-type="float" office:value="0.00466666666666671" calcext:value-type="float">
            <text:p>0.005</text:p>
          </table:table-cell>
          <table:table-cell office:value-type="float" office:value="0.00453333333333339" calcext:value-type="float">
            <text:p>0.005</text:p>
          </table:table-cell>
          <table:table-cell office:value-type="float" office:value="0.00493333333333335" calcext:value-type="float">
            <text:p>0.005</text:p>
          </table:table-cell>
          <table:table-cell office:value-type="float" office:value="0.00386666666666657" calcext:value-type="float">
            <text:p>0.004</text:p>
          </table:table-cell>
          <table:table-cell office:value-type="float" office:value="0.00213333333333332" calcext:value-type="float">
            <text:p>0.002</text:p>
          </table:table-cell>
          <table:table-cell office:value-type="float" office:value="0.00493333333333335" calcext:value-type="float">
            <text:p>0.005</text:p>
          </table:table-cell>
          <table:table-cell office:value-type="float" office:value="0.00293333333333334" calcext:value-type="float">
            <text:p>0.003</text:p>
          </table:table-cell>
          <table:table-cell office:value-type="float" office:value="0.00319999999999998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7_</text:p>
          </table:table-cell>
          <table:table-cell office:value-type="float" office:value="-0.0096666666666666" calcext:value-type="float">
            <text:p>-0.010</text:p>
          </table:table-cell>
          <table:table-cell office:value-type="float" office:value="-0.00133333333333352" calcext:value-type="float">
            <text:p>-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66666666666682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66666666666682" calcext:value-type="float">
            <text:p>0.002</text:p>
          </table:table-cell>
          <table:table-cell office:value-type="float" office:value="-0.000666666666666593" calcext:value-type="float">
            <text:p>-0.001</text:p>
          </table:table-cell>
          <table:table-cell office:value-type="float" office:value="0.00266666666666682" calcext:value-type="float">
            <text:p>0.003</text:p>
          </table:table-cell>
          <table:table-cell office:value-type="float" office:value="0.00366666666666682" calcext:value-type="float">
            <text:p>0.004</text:p>
          </table:table-cell>
          <table:table-cell office:value-type="float" office:value="-0.000666666666666593" calcext:value-type="float">
            <text:p>-0.001</text:p>
          </table:table-cell>
          <table:table-cell table:number-columns-repeated="2" office:value-type="float" office:value="0.00233333333333319" calcext:value-type="float">
            <text:p>0.002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0.00433333333333363" calcext:value-type="float">
            <text:p>0.004</text:p>
          </table:table-cell>
          <table:table-cell office:value-type="float" office:value="0.00433333333333319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7_</text:p>
          </table:table-cell>
          <table:table-cell office:value-type="float" office:value="-0.0086666666666666" calcext:value-type="float">
            <text:p>-0.009</text:p>
          </table:table-cell>
          <table:table-cell office:value-type="float" office:value="-0.00233333333333352" calcext:value-type="float">
            <text:p>-0.002</text:p>
          </table:table-cell>
          <table:table-cell office:value-type="float" office:value="-0.000333333333333186" calcext:value-type="float">
            <text:p>0.000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0.00266666666666682" calcext:value-type="float">
            <text:p>0.003</text:p>
          </table:table-cell>
          <table:table-cell office:value-type="float" office:value="0.00166666666666682" calcext:value-type="float">
            <text:p>0.00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66666666666682" calcext:value-type="float">
            <text:p>0.003</text:p>
          </table:table-cell>
          <table:table-cell office:value-type="float" office:value="0.00333333333333341" calcext:value-type="float">
            <text:p>0.003</text:p>
          </table:table-cell>
          <table:table-cell office:value-type="float" office:value="0.000666666666666815" calcext:value-type="float">
            <text:p>0.001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66666666666682" calcext:value-type="float">
            <text:p>0.004</text:p>
          </table:table-cell>
          <table:table-cell office:value-type="float" office:value="0.00166666666666682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7_</text:p>
          </table:table-cell>
          <table:table-cell office:value-type="float" office:value="-0.00833333333333319" calcext:value-type="float">
            <text:p>-0.008</text:p>
          </table:table-cell>
          <table:table-cell office:value-type="float" office:value="-0.00433333333333319" calcext:value-type="float">
            <text:p>-0.004</text:p>
          </table:table-cell>
          <table:table-cell table:number-columns-repeated="2" office:value-type="float" office:value="-0.00133333333333319" calcext:value-type="float">
            <text:p>-0.001</text:p>
          </table:table-cell>
          <table:table-cell office:value-type="float" office:value="0" calcext:value-type="float">
            <text:p>0.000</text:p>
          </table:table-cell>
          <table:table-cell office:value-type="float" office:value="-0.000666666666666371" calcext:value-type="float">
            <text:p>-0.001</text:p>
          </table:table-cell>
          <table:table-cell office:value-type="float" office:value="0.00133333333333363" calcext:value-type="float">
            <text:p>0.0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0.00200000000000022" calcext:value-type="float">
            <text:p>0.002</text:p>
          </table:table-cell>
          <table:table-cell office:value-type="float" office:value="-0.000333333333333186" calcext:value-type="float">
            <text:p>0.000</text:p>
          </table:table-cell>
          <table:table-cell office:value-type="float" office:value="0.00033333333333363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33333333333363" calcext:value-type="float">
            <text:p>0.002</text:p>
          </table:table-cell>
          <table:table-cell office:value-type="float" office:value="0.000666666666666815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7_</text:p>
          </table:table-cell>
          <table:table-cell office:value-type="float" office:value="-0.00833333333333319" calcext:value-type="float">
            <text:p>-0.008</text:p>
          </table:table-cell>
          <table:table-cell office:value-type="float" office:value="-0.0066666666666666" calcext:value-type="float">
            <text:p>-0.007</text:p>
          </table:table-cell>
          <table:table-cell office:value-type="float" office:value="-0.00266666666666682" calcext:value-type="float">
            <text:p>-0.003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166666666666682" calcext:value-type="float">
            <text:p>-0.002</text:p>
          </table:table-cell>
          <table:table-cell office:value-type="float" office:value="-0.000666666666666815" calcext:value-type="float">
            <text:p>-0.001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-0.000666666666666815" calcext:value-type="float">
            <text:p>-0.001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-0.00233333333333319" calcext:value-type="float">
            <text:p>-0.002</text:p>
          </table:table-cell>
          <table:table-cell office:value-type="float" office:value="-0.000333333333333186" calcext:value-type="float">
            <text:p>0.000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666666666666815" calcext:value-type="float">
            <text:p>-0.001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13333333333334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7_</text:p>
          </table:table-cell>
          <table:table-cell office:value-type="float" office:value="-0.00899999999999979" calcext:value-type="float">
            <text:p>-0.009</text:p>
          </table:table-cell>
          <table:table-cell office:value-type="float" office:value="-0.00633333333333341" calcext:value-type="float">
            <text:p>-0.006</text:p>
          </table:table-cell>
          <table:table-cell office:value-type="float" office:value="-0.00300000000000022" calcext:value-type="float">
            <text:p>-0.003</text:p>
          </table:table-cell>
          <table:table-cell office:value-type="float" office:value="-0.00333333333333341" calcext:value-type="float">
            <text:p>-0.003</text:p>
          </table:table-cell>
          <table:table-cell office:value-type="float" office:value="-0.000666666666666593" calcext:value-type="float">
            <text:p>-0.001</text:p>
          </table:table-cell>
          <table:table-cell office:value-type="float" office:value="-0.00200000000000022" calcext:value-type="float">
            <text:p>-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100000000000022" calcext:value-type="float">
            <text:p>-0.001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166666666666659" calcext:value-type="float">
            <text:p>-0.002</text:p>
          </table:table-cell>
          <table:table-cell office:value-type="float" office:value="0.000666666666666593" calcext:value-type="float">
            <text:p>0.001</text:p>
          </table:table-cell>
          <table:table-cell office:value-type="float" office:value="-0.000666666666666593" calcext:value-type="float">
            <text:p>-0.001</text:p>
          </table:table-cell>
          <table:table-cell office:value-type="float" office:value="0" calcext:value-type="float">
            <text:p>0.000</text:p>
          </table:table-cell>
          <table:table-cell office:value-type="float" office:value="-0.00333333333333341" calcext:value-type="float">
            <text:p>-0.003</text:p>
          </table:table-cell>
          <table:table-cell table:number-columns-repeated="2" office:value-type="float" office:value="0.000666666666666593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7_</text:p>
          </table:table-cell>
          <table:table-cell office:value-type="float" office:value="-0.0087999999999997" calcext:value-type="float">
            <text:p>-0.009</text:p>
          </table:table-cell>
          <table:table-cell office:value-type="float" office:value="-0.00419999999999998" calcext:value-type="float">
            <text:p>-0.004</text:p>
          </table:table-cell>
          <table:table-cell office:value-type="float" office:value="-0.000866666666666571" calcext:value-type="float">
            <text:p>-0.001</text:p>
          </table:table-cell>
          <table:table-cell office:value-type="float" office:value="-0.00086666666666646" calcext:value-type="float">
            <text:p>-0.001</text:p>
          </table:table-cell>
          <table:table-cell office:value-type="float" office:value="0.000266666666666859" calcext:value-type="float">
            <text:p>0.000</text:p>
          </table:table-cell>
          <table:table-cell office:value-type="float" office:value="2.22044604925031E-016" calcext:value-type="float">
            <text:p>0.000</text:p>
          </table:table-cell>
          <table:table-cell office:value-type="float" office:value="0.000866666666666904" calcext:value-type="float">
            <text:p>0.001</text:p>
          </table:table-cell>
          <table:table-cell office:value-type="float" office:value="0.000933333333333453" calcext:value-type="float">
            <text:p>0.001</text:p>
          </table:table-cell>
          <table:table-cell office:value-type="float" office:value="0.00193333333333356" calcext:value-type="float">
            <text:p>0.002</text:p>
          </table:table-cell>
          <table:table-cell office:value-type="float" office:value="-0.000666666666666371" calcext:value-type="float">
            <text:p>-0.001</text:p>
          </table:table-cell>
          <table:table-cell office:value-type="float" office:value="0.00113333333333354" calcext:value-type="float">
            <text:p>0.001</text:p>
          </table:table-cell>
          <table:table-cell office:value-type="float" office:value="0.000266666666666859" calcext:value-type="float">
            <text:p>0.000</text:p>
          </table:table-cell>
          <table:table-cell office:value-type="float" office:value="0.000466666666666948" calcext:value-type="float">
            <text:p>0.000</text:p>
          </table:table-cell>
          <table:table-cell office:value-type="float" office:value="0.000400000000000178" calcext:value-type="float">
            <text:p>0.000</text:p>
          </table:table-cell>
          <table:table-cell office:value-type="float" office:value="0.00246666666666684" calcext:value-type="float">
            <text:p>0.002</text:p>
          </table:table-cell>
          <table:table-cell office:value-type="float" office:value="0.00100000000000022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8_</text:p>
          </table:table-cell>
          <table:table-cell office:value-type="float" office:value="0.00639999999999996" calcext:value-type="float">
            <text:p>0.006</text:p>
          </table:table-cell>
          <table:table-cell office:value-type="float" office:value="-0.00280000000000002" calcext:value-type="float">
            <text:p>-0.003</text:p>
          </table:table-cell>
          <table:table-cell office:value-type="float" office:value="0.00119999999999998" calcext:value-type="float">
            <text:p>0.001</text:p>
          </table:table-cell>
          <table:table-cell office:value-type="float" office:value="0.00159999999999993" calcext:value-type="float">
            <text:p>0.002</text:p>
          </table:table-cell>
          <table:table-cell office:value-type="float" office:value="0.00319999999999998" calcext:value-type="float">
            <text:p>0.003</text:p>
          </table:table-cell>
          <table:table-cell office:value-type="float" office:value="-0.000400000000000067" calcext:value-type="float">
            <text:p>0.000</text:p>
          </table:table-cell>
          <table:table-cell table:number-columns-repeated="2" office:value-type="float" office:value="0.00159999999999993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399999999999956" calcext:value-type="float">
            <text:p>0.000</text:p>
          </table:table-cell>
          <table:table-cell office:value-type="float" office:value="0.00679999999999992" calcext:value-type="float">
            <text:p>0.007</text:p>
          </table:table-cell>
          <table:table-cell office:value-type="float" office:value="0.00759999999999994" calcext:value-type="float">
            <text:p>0.008</text:p>
          </table:table-cell>
          <table:table-cell office:value-type="float" office:value="0.00280000000000002" calcext:value-type="float">
            <text:p>0.003</text:p>
          </table:table-cell>
          <table:table-cell office:value-type="float" office:value="0.0011999999999999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479999999999992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8_</text:p>
          </table:table-cell>
          <table:table-cell office:value-type="float" office:value="0.00719999999999998" calcext:value-type="float">
            <text:p>0.007</text:p>
          </table:table-cell>
          <table:table-cell office:value-type="float" office:value="-0.00800000000000001" calcext:value-type="float">
            <text:p>-0.008</text:p>
          </table:table-cell>
          <table:table-cell office:value-type="float" office:value="0.00519999999999998" calcext:value-type="float">
            <text:p>0.005</text:p>
          </table:table-cell>
          <table:table-cell office:value-type="float" office:value="0.00639999999999996" calcext:value-type="float">
            <text:p>0.006</text:p>
          </table:table-cell>
          <table:table-cell office:value-type="float" office:value="0.00519999999999998" calcext:value-type="float">
            <text:p>0.005</text:p>
          </table:table-cell>
          <table:table-cell office:value-type="float" office:value="0.000399999999999956" calcext:value-type="float">
            <text:p>0.000</text:p>
          </table:table-cell>
          <table:table-cell office:value-type="float" office:value="0.00479999999999992" calcext:value-type="float">
            <text:p>0.005</text:p>
          </table:table-cell>
          <table:table-cell office:value-type="float" office:value="0.0063999999999999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799999999999912" calcext:value-type="float">
            <text:p>0.001</text:p>
          </table:table-cell>
          <table:table-cell office:value-type="float" office:value="0.00759999999999994" calcext:value-type="float">
            <text:p>0.008</text:p>
          </table:table-cell>
          <table:table-cell office:value-type="float" office:value="0.00479999999999992" calcext:value-type="float">
            <text:p>0.005</text:p>
          </table:table-cell>
          <table:table-cell office:value-type="float" office:value="0.00359999999999994" calcext:value-type="float">
            <text:p>0.004</text:p>
          </table:table-cell>
          <table:table-cell office:value-type="float" office:value="0.00319999999999998" calcext:value-type="float">
            <text:p>0.003</text:p>
          </table:table-cell>
          <table:table-cell office:value-type="float" office:value="0.00399999999999989" calcext:value-type="float">
            <text:p>0.004</text:p>
          </table:table-cell>
          <table:table-cell office:value-type="float" office:value="0.00559999999999994" calcext:value-type="float">
            <text:p>0.006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8_</text:p>
          </table:table-cell>
          <table:table-cell office:value-type="float" office:value="0.00719999999999998" calcext:value-type="float">
            <text:p>0.007</text:p>
          </table:table-cell>
          <table:table-cell office:value-type="float" office:value="-0.00800000000000001" calcext:value-type="float">
            <text:p>-0.008</text:p>
          </table:table-cell>
          <table:table-cell office:value-type="float" office:value="0.00439999999999996" calcext:value-type="float">
            <text:p>0.004</text:p>
          </table:table-cell>
          <table:table-cell office:value-type="float" office:value="0.00359999999999994" calcext:value-type="float">
            <text:p>0.004</text:p>
          </table:table-cell>
          <table:table-cell office:value-type="float" office:value="0.00439999999999996" calcext:value-type="float">
            <text:p>0.004</text:p>
          </table:table-cell>
          <table:table-cell office:value-type="float" office:value="0.00319999999999998" calcext:value-type="float">
            <text:p>0.003</text:p>
          </table:table-cell>
          <table:table-cell office:value-type="float" office:value="0.00239999999999996" calcext:value-type="float">
            <text:p>0.002</text:p>
          </table:table-cell>
          <table:table-cell office:value-type="float" office:value="0.00479999999999992" calcext:value-type="float">
            <text:p>0.005</text:p>
          </table:table-cell>
          <table:table-cell office:value-type="float" office:value="0.00319999999999998" calcext:value-type="float">
            <text:p>0.003</text:p>
          </table:table-cell>
          <table:table-cell office:value-type="float" office:value="-0.000400000000000067" calcext:value-type="float">
            <text:p>0.000</text:p>
          </table:table-cell>
          <table:table-cell office:value-type="float" office:value="0.00519999999999998" calcext:value-type="float">
            <text:p>0.005</text:p>
          </table:table-cell>
          <table:table-cell office:value-type="float" office:value="0.0035999999999999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800000000000023" calcext:value-type="float">
            <text:p>0.001</text:p>
          </table:table-cell>
          <table:table-cell office:value-type="float" office:value="0.00119999999999998" calcext:value-type="float">
            <text:p>0.001</text:p>
          </table:table-cell>
          <table:table-cell office:value-type="float" office:value="0.00439999999999996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8_</text:p>
          </table:table-cell>
          <table:table-cell office:value-type="float" office:value="0.00760000000000005" calcext:value-type="float">
            <text:p>0.008</text:p>
          </table:table-cell>
          <table:table-cell office:value-type="float" office:value="-0.00559999999999994" calcext:value-type="float">
            <text:p>-0.006</text:p>
          </table:table-cell>
          <table:table-cell office:value-type="float" office:value="0.00480000000000003" calcext:value-type="float">
            <text:p>0.005</text:p>
          </table:table-cell>
          <table:table-cell table:number-columns-repeated="2" office:value-type="float" office:value="0.00440000000000007" calcext:value-type="float">
            <text:p>0.004</text:p>
          </table:table-cell>
          <table:table-cell office:value-type="float" office:value="0.00280000000000002" calcext:value-type="float">
            <text:p>0.003</text:p>
          </table:table-cell>
          <table:table-cell office:value-type="float" office:value="0.00240000000000007" calcext:value-type="float">
            <text:p>0.002</text:p>
          </table:table-cell>
          <table:table-cell office:value-type="float" office:value="0.00519999999999998" calcext:value-type="float">
            <text:p>0.005</text:p>
          </table:table-cell>
          <table:table-cell office:value-type="float" office:value="0.00319999999999998" calcext:value-type="float">
            <text:p>0.003</text:p>
          </table:table-cell>
          <table:table-cell office:value-type="float" office:value="0.00160000000000005" calcext:value-type="float">
            <text:p>0.002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319999999999998" calcext:value-type="float">
            <text:p>0.003</text:p>
          </table:table-cell>
          <table:table-cell office:value-type="float" office:value="0.00120000000000009" calcext:value-type="float">
            <text:p>0.001</text:p>
          </table:table-cell>
          <table:table-cell table:number-columns-repeated="2" office:value-type="float" office:value="0.000800000000000023" calcext:value-type="float">
            <text:p>0.001</text:p>
          </table:table-cell>
          <table:table-cell office:value-type="float" office:value="0.00440000000000007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8_</text:p>
          </table:table-cell>
          <table:table-cell office:value-type="float" office:value="0.00879999999999992" calcext:value-type="float">
            <text:p>0.009</text:p>
          </table:table-cell>
          <table:table-cell office:value-type="float" office:value="-0.00600000000000001" calcext:value-type="float">
            <text:p>-0.006</text:p>
          </table:table-cell>
          <table:table-cell office:value-type="float" office:value="0.00599999999999989" calcext:value-type="float">
            <text:p>0.006</text:p>
          </table:table-cell>
          <table:table-cell office:value-type="float" office:value="0.00759999999999994" calcext:value-type="float">
            <text:p>0.008</text:p>
          </table:table-cell>
          <table:table-cell office:value-type="float" office:value="0.00439999999999996" calcext:value-type="float">
            <text:p>0.004</text:p>
          </table:table-cell>
          <table:table-cell office:value-type="float" office:value="0.00359999999999994" calcext:value-type="float">
            <text:p>0.004</text:p>
          </table:table-cell>
          <table:table-cell office:value-type="float" office:value="0.00399999999999989" calcext:value-type="float">
            <text:p>0.004</text:p>
          </table:table-cell>
          <table:table-cell office:value-type="float" office:value="0.00559999999999994" calcext:value-type="float">
            <text:p>0.006</text:p>
          </table:table-cell>
          <table:table-cell office:value-type="float" office:value="0.00479999999999992" calcext:value-type="float">
            <text:p>0.005</text:p>
          </table:table-cell>
          <table:table-cell office:value-type="float" office:value="0.00359999999999994" calcext:value-type="float">
            <text:p>0.004</text:p>
          </table:table-cell>
          <table:table-cell office:value-type="float" office:value="0.00559999999999994" calcext:value-type="float">
            <text:p>0.006</text:p>
          </table:table-cell>
          <table:table-cell office:value-type="float" office:value="0.00399999999999989" calcext:value-type="float">
            <text:p>0.004</text:p>
          </table:table-cell>
          <table:table-cell office:value-type="float" office:value="0.00319999999999998" calcext:value-type="float">
            <text:p>0.003</text:p>
          </table:table-cell>
          <table:table-cell table:number-columns-repeated="2" office:value-type="float" office:value="0.00119999999999998" calcext:value-type="float">
            <text:p>0.001</text:p>
          </table:table-cell>
          <table:table-cell office:value-type="float" office:value="0.00239999999999996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8_</text:p>
          </table:table-cell>
          <table:table-cell office:value-type="float" office:value="0.00743999999999989" calcext:value-type="float">
            <text:p>0.007</text:p>
          </table:table-cell>
          <table:table-cell office:value-type="float" office:value="-0.00608000000000009" calcext:value-type="float">
            <text:p>-0.006</text:p>
          </table:table-cell>
          <table:table-cell office:value-type="float" office:value="0.00431999999999988" calcext:value-type="float">
            <text:p>0.004</text:p>
          </table:table-cell>
          <table:table-cell office:value-type="float" office:value="0.00471999999999984" calcext:value-type="float">
            <text:p>0.005</text:p>
          </table:table-cell>
          <table:table-cell office:value-type="float" office:value="0.00431999999999988" calcext:value-type="float">
            <text:p>0.004</text:p>
          </table:table-cell>
          <table:table-cell office:value-type="float" office:value="0.00191999999999992" calcext:value-type="float">
            <text:p>0.002</text:p>
          </table:table-cell>
          <table:table-cell office:value-type="float" office:value="0.00303999999999982" calcext:value-type="float">
            <text:p>0.003</text:p>
          </table:table-cell>
          <table:table-cell office:value-type="float" office:value="0.00471999999999984" calcext:value-type="float">
            <text:p>0.005</text:p>
          </table:table-cell>
          <table:table-cell office:value-type="float" office:value="0.00344" calcext:value-type="float">
            <text:p>0.003</text:p>
          </table:table-cell>
          <table:table-cell office:value-type="float" office:value="0.00119999999999987" calcext:value-type="float">
            <text:p>0.001</text:p>
          </table:table-cell>
          <table:table-cell office:value-type="float" office:value="0.0062399999999998" calcext:value-type="float">
            <text:p>0.006</text:p>
          </table:table-cell>
          <table:table-cell office:value-type="float" office:value="0.00463999999999987" calcext:value-type="float">
            <text:p>0.005</text:p>
          </table:table-cell>
          <table:table-cell office:value-type="float" office:value="0.0025599999999999" calcext:value-type="float">
            <text:p>0.003</text:p>
          </table:table-cell>
          <table:table-cell table:number-columns-repeated="2" office:value-type="float" office:value="0.00144" calcext:value-type="float">
            <text:p>0.001</text:p>
          </table:table-cell>
          <table:table-cell office:value-type="float" office:value="0.00431999999999988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9_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1" calcext:value-type="float">
            <text:p>-0.010</text:p>
          </table:table-cell>
          <table:table-cell office:value-type="float" office:value="-0.00500000000000012" calcext:value-type="float">
            <text:p>-0.005</text:p>
          </table:table-cell>
          <table:table-cell table:number-columns-repeated="2" office:value-type="float" office:value="-0.00250000000000006" calcext:value-type="float">
            <text:p>-0.003</text:p>
          </table:table-cell>
          <table:table-cell office:value-type="float" office:value="-0.00300000000000011" calcext:value-type="float">
            <text:p>-0.003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-0.00500000000000012" calcext:value-type="float">
            <text:p>-0.005</text:p>
          </table:table-cell>
          <table:table-cell office:value-type="float" office:value="-0.00299999999999989" calcext:value-type="float">
            <text:p>-0.003</text:p>
          </table:table-cell>
          <table:table-cell office:value-type="float" office:value="-0.00649999999999995" calcext:value-type="float">
            <text:p>-0.006</text:p>
          </table:table-cell>
          <table:table-cell office:value-type="float" office:value="-0.00150000000000006" calcext:value-type="float">
            <text:p>-0.002</text:p>
          </table:table-cell>
          <table:table-cell office:value-type="float" office:value="0.000499999999999945" calcext:value-type="float">
            <text:p>0.00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-0.00449999999999995" calcext:value-type="float">
            <text:p>-0.004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9_</text:p>
          </table:table-cell>
          <table:table-cell office:value-type="float" office:value="-0.000500000000000056" calcext:value-type="float">
            <text:p>-0.001</text:p>
          </table:table-cell>
          <table:table-cell office:value-type="float" office:value="-0.00349999999999995" calcext:value-type="float">
            <text:p>-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0500000000000056" calcext:value-type="float">
            <text:p>-0.001</text:p>
          </table:table-cell>
          <table:table-cell office:value-type="float" office:value="0.000499999999999945" calcext:value-type="float">
            <text:p>0.000</text:p>
          </table:table-cell>
          <table:table-cell office:value-type="float" office:value="0.00149999999999995" calcext:value-type="float">
            <text:p>0.001</text:p>
          </table:table-cell>
          <table:table-cell office:value-type="float" office:value="-0.00300000000000011" calcext:value-type="float">
            <text:p>-0.003</text:p>
          </table:table-cell>
          <table:table-cell office:value-type="float" office:value="-0.000500000000000056" calcext:value-type="float">
            <text:p>-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50000000000006" calcext:value-type="float">
            <text:p>0.002</text:p>
          </table:table-cell>
          <table:table-cell office:value-type="float" office:value="-0.00150000000000006" calcext:value-type="float">
            <text:p>-0.002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-0.000500000000000056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9_</text:p>
          </table:table-cell>
          <table:table-cell table:number-columns-repeated="2" office:value-type="float" office:value="0.00250000000000006" calcext:value-type="float">
            <text:p>0.003</text:p>
          </table:table-cell>
          <table:table-cell office:value-type="float" office:value="0.00600000000000012" calcext:value-type="float">
            <text:p>0.006</text:p>
          </table:table-cell>
          <table:table-cell office:value-type="float" office:value="0.000500000000000167" calcext:value-type="float">
            <text:p>0.001</text:p>
          </table:table-cell>
          <table:table-cell office:value-type="float" office:value="0.00150000000000006" calcext:value-type="float">
            <text:p>0.002</text:p>
          </table:table-cell>
          <table:table-cell office:value-type="float" office:value="0.00700000000000012" calcext:value-type="float">
            <text:p>0.007</text:p>
          </table:table-cell>
          <table:table-cell office:value-type="float" office:value="0.00400000000000011" calcext:value-type="float">
            <text:p>0.004</text:p>
          </table:table-cell>
          <table:table-cell office:value-type="float" office:value="0.00850000000000017" calcext:value-type="float">
            <text:p>0.00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00000000000022" calcext:value-type="float">
            <text:p>0.002</text:p>
          </table:table-cell>
          <table:table-cell table:number-columns-repeated="2" office:value-type="float" office:value="0.00300000000000011" calcext:value-type="float">
            <text:p>0.003</text:p>
          </table:table-cell>
          <table:table-cell table:number-columns-repeated="2" office:value-type="float" office:value="0.00250000000000006" calcext:value-type="float">
            <text:p>0.003</text:p>
          </table:table-cell>
          <table:table-cell office:value-type="float" office:value="0.00600000000000012" calcext:value-type="float">
            <text:p>0.006</text:p>
          </table:table-cell>
          <table:table-cell office:value-type="float" office:value="0.00400000000000011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9_</text:p>
          </table:table-cell>
          <table:table-cell office:value-type="float" office:value="0.000500000000000056" calcext:value-type="float">
            <text:p>0.001</text:p>
          </table:table-cell>
          <table:table-cell office:value-type="float" office:value="-0.00149999999999983" calcext:value-type="float">
            <text:p>-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50000000000006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.00350000000000006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00000000000011" calcext:value-type="float">
            <text:p>0.0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50000000000006" calcext:value-type="float">
            <text:p>0.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50000000000006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9_</text:p>
          </table:table-cell>
          <table:table-cell office:value-type="float" office:value="0.00200000000000011" calcext:value-type="float">
            <text:p>0.002</text:p>
          </table:table-cell>
          <table:table-cell office:value-type="float" office:value="-0.00149999999999983" calcext:value-type="float">
            <text:p>-0.001</text:p>
          </table:table-cell>
          <table:table-cell office:value-type="float" office:value="0.00350000000000006" calcext:value-type="float">
            <text:p>0.004</text:p>
          </table:table-cell>
          <table:table-cell office:value-type="float" office:value="0.00300000000000011" calcext:value-type="float">
            <text:p>0.003</text:p>
          </table:table-cell>
          <table:table-cell office:value-type="float" office:value="0.00150000000000006" calcext:value-type="float">
            <text:p>0.002</text:p>
          </table:table-cell>
          <table:table-cell office:value-type="float" office:value="0.00350000000000006" calcext:value-type="float">
            <text:p>0.004</text:p>
          </table:table-cell>
          <table:table-cell office:value-type="float" office:value="0.00250000000000006" calcext:value-type="float">
            <text:p>0.003</text:p>
          </table:table-cell>
          <table:table-cell office:value-type="float" office:value="0.00300000000000011" calcext:value-type="float">
            <text:p>0.003</text:p>
          </table:table-cell>
          <table:table-cell office:value-type="float" office:value="-0.000499999999999945" calcext:value-type="float">
            <text:p>0.000</text:p>
          </table:table-cell>
          <table:table-cell office:value-type="float" office:value="0.00150000000000006" calcext:value-type="float">
            <text:p>0.002</text:p>
          </table:table-cell>
          <table:table-cell office:value-type="float" office:value="0.00200000000000011" calcext:value-type="float">
            <text:p>0.002</text:p>
          </table:table-cell>
          <table:table-cell office:value-type="float" office:value="0.00350000000000006" calcext:value-type="float">
            <text:p>0.004</text:p>
          </table:table-cell>
          <table:table-cell table:number-columns-repeated="2" office:value-type="float" office:value="0.00200000000000011" calcext:value-type="float">
            <text:p>0.002</text:p>
          </table:table-cell>
          <table:table-cell office:value-type="float" office:value="0.00250000000000006" calcext:value-type="float">
            <text:p>0.003</text:p>
          </table:table-cell>
          <table:table-cell office:value-type="float" office:value="0.000500000000000056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9_</text:p>
          </table:table-cell>
          <table:table-cell office:value-type="float" office:value="0.000700000000000034" calcext:value-type="float">
            <text:p>0.001</text:p>
          </table:table-cell>
          <table:table-cell office:value-type="float" office:value="-0.0027999999999998" calcext:value-type="float">
            <text:p>-0.003</text:p>
          </table:table-cell>
          <table:table-cell office:value-type="float" office:value="0.00190000000000001" calcext:value-type="float">
            <text:p>0.002</text:p>
          </table:table-cell>
          <table:table-cell office:value-type="float" office:value="0.000600000000000045" calcext:value-type="float">
            <text:p>0.001</text:p>
          </table:table-cell>
          <table:table-cell office:value-type="float" office:value="0.000200000000000089" calcext:value-type="float">
            <text:p>0.000</text:p>
          </table:table-cell>
          <table:table-cell office:value-type="float" office:value="0.00250000000000006" calcext:value-type="float">
            <text:p>0.003</text:p>
          </table:table-cell>
          <table:table-cell office:value-type="float" office:value="0.000900000000000012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0900000000000012" calcext:value-type="float">
            <text:p>-0.001</text:p>
          </table:table-cell>
          <table:table-cell office:value-type="float" office:value="0.000500000000000056" calcext:value-type="float">
            <text:p>0.001</text:p>
          </table:table-cell>
          <table:table-cell office:value-type="float" office:value="0.000399999999999956" calcext:value-type="float">
            <text:p>0.000</text:p>
          </table:table-cell>
          <table:table-cell table:number-columns-repeated="2" office:value-type="float" office:value="0.00160000000000005" calcext:value-type="float">
            <text:p>0.002</text:p>
          </table:table-cell>
          <table:table-cell office:value-type="float" office:value="0.00190000000000001" calcext:value-type="float">
            <text:p>0.002</text:p>
          </table:table-cell>
          <table:table-cell office:value-type="float" office:value="0.00150000000000006" calcext:value-type="float">
            <text:p>0.002</text:p>
          </table:table-cell>
          <table:table-cell office:value-type="float" office:value="-0.000099999999999878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arrhythmia_cfs</text:p>
          </table:table-cell>
          <table:table-cell office:value-type="float" office:value="0.0000488400488399821" calcext:value-type="float">
            <text:p>0.000</text:p>
          </table:table-cell>
          <table:table-cell office:value-type="float" office:value="-0.0331379731379733" calcext:value-type="float">
            <text:p>-0.033</text:p>
          </table:table-cell>
          <table:table-cell office:value-type="float" office:value="0.0198778998778998" calcext:value-type="float">
            <text:p>0.020</text:p>
          </table:table-cell>
          <table:table-cell office:value-type="float" office:value="0.0131868131868131" calcext:value-type="float">
            <text:p>0.013</text:p>
          </table:table-cell>
          <table:table-cell office:value-type="float" office:value="-0.00219780219780219" calcext:value-type="float">
            <text:p>-0.002</text:p>
          </table:table-cell>
          <table:table-cell office:value-type="float" office:value="0.0177777777777777" calcext:value-type="float">
            <text:p>0.018</text:p>
          </table:table-cell>
          <table:table-cell office:value-type="float" office:value="0.0243223443223441" calcext:value-type="float">
            <text:p>0.024</text:p>
          </table:table-cell>
          <table:table-cell office:value-type="float" office:value="0.011062271062271" calcext:value-type="float">
            <text:p>0.011</text:p>
          </table:table-cell>
          <table:table-cell office:value-type="float" office:value="0.0088156288156287" calcext:value-type="float">
            <text:p>0.009</text:p>
          </table:table-cell>
          <table:table-cell office:value-type="float" office:value="0.0154334554334553" calcext:value-type="float">
            <text:p>0.015</text:p>
          </table:table-cell>
          <table:table-cell office:value-type="float" office:value="0.00444444444444436" calcext:value-type="float">
            <text:p>0.004</text:p>
          </table:table-cell>
          <table:table-cell office:value-type="float" office:value="-0.0064957264957265" calcext:value-type="float">
            <text:p>-0.006</text:p>
          </table:table-cell>
          <table:table-cell office:value-type="float" office:value="0.00659340659340657" calcext:value-type="float">
            <text:p>0.007</text:p>
          </table:table-cell>
          <table:table-cell office:value-type="float" office:value="-0.00442002442002465" calcext:value-type="float">
            <text:p>-0.004</text:p>
          </table:table-cell>
          <table:table-cell office:value-type="float" office:value="0.0045177045177045" calcext:value-type="float">
            <text:p>0.005</text:p>
          </table:table-cell>
          <table:table-cell office:value-type="float" office:value="0.011062271062271" calcext:value-type="float">
            <text:p>0.01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arrhythmia_cfs</text:p>
          </table:table-cell>
          <table:table-cell office:value-type="float" office:value="0.00439560439560438" calcext:value-type="float">
            <text:p>0.004</text:p>
          </table:table-cell>
          <table:table-cell office:value-type="float" office:value="-0.041953601953602" calcext:value-type="float">
            <text:p>-0.042</text:p>
          </table:table-cell>
          <table:table-cell office:value-type="float" office:value="0.00439560439560438" calcext:value-type="float">
            <text:p>0.004</text:p>
          </table:table-cell>
          <table:table-cell office:value-type="float" office:value="0.0110622710622711" calcext:value-type="float">
            <text:p>0.011</text:p>
          </table:table-cell>
          <table:table-cell office:value-type="float" office:value="0.00664224664224666" calcext:value-type="float">
            <text:p>0.007</text:p>
          </table:table-cell>
          <table:table-cell office:value-type="float" office:value="0.00442002442002443" calcext:value-type="float">
            <text:p>0.004</text:p>
          </table:table-cell>
          <table:table-cell office:value-type="float" office:value="-0.00449328449328446" calcext:value-type="float">
            <text:p>-0.004</text:p>
          </table:table-cell>
          <table:table-cell office:value-type="float" office:value="0.0043467643467644" calcext:value-type="float">
            <text:p>0.004</text:p>
          </table:table-cell>
          <table:table-cell office:value-type="float" office:value="-0.00444444444444436" calcext:value-type="float">
            <text:p>-0.004</text:p>
          </table:table-cell>
          <table:table-cell office:value-type="float" office:value="-0.0000488400488399821" calcext:value-type="float">
            <text:p>0.000</text:p>
          </table:table-cell>
          <table:table-cell office:value-type="float" office:value="0.00442002442002443" calcext:value-type="float">
            <text:p>0.004</text:p>
          </table:table-cell>
          <table:table-cell office:value-type="float" office:value="-0.00439560439560438" calcext:value-type="float">
            <text:p>-0.004</text:p>
          </table:table-cell>
          <table:table-cell office:value-type="float" office:value="-0.00893772893772882" calcext:value-type="float">
            <text:p>-0.009</text:p>
          </table:table-cell>
          <table:table-cell office:value-type="float" office:value="-0.00222222222222213" calcext:value-type="float">
            <text:p>-0.002</text:p>
          </table:table-cell>
          <table:table-cell office:value-type="float" office:value="0.00666666666666671" calcext:value-type="float">
            <text:p>0.007</text:p>
          </table:table-cell>
          <table:table-cell office:value-type="float" office:value="-0.0066666666666666" calcext:value-type="float">
            <text:p>-0.007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arrhythmia_cfs</text:p>
          </table:table-cell>
          <table:table-cell office:value-type="float" office:value="-0.0154090354090354" calcext:value-type="float">
            <text:p>-0.015</text:p>
          </table:table-cell>
          <table:table-cell office:value-type="float" office:value="-0.0374358974358975" calcext:value-type="float">
            <text:p>-0.037</text:p>
          </table:table-cell>
          <table:table-cell office:value-type="float" office:value="-0.00439560439560438" calcext:value-type="float">
            <text:p>-0.004</text:p>
          </table:table-cell>
          <table:table-cell office:value-type="float" office:value="-0.0131623931623931" calcext:value-type="float">
            <text:p>-0.013</text:p>
          </table:table-cell>
          <table:table-cell office:value-type="float" office:value="-0.00879120879120876" calcext:value-type="float">
            <text:p>-0.009</text:p>
          </table:table-cell>
          <table:table-cell office:value-type="float" office:value="-0.00661782661782662" calcext:value-type="float">
            <text:p>-0.007</text:p>
          </table:table-cell>
          <table:table-cell office:value-type="float" office:value="-0.00886446886446879" calcext:value-type="float">
            <text:p>-0.009</text:p>
          </table:table-cell>
          <table:table-cell office:value-type="float" office:value="0.00219780219780219" calcext:value-type="float">
            <text:p>0.002</text:p>
          </table:table-cell>
          <table:table-cell office:value-type="float" office:value="-0.011062271062271" calcext:value-type="float">
            <text:p>-0.011</text:p>
          </table:table-cell>
          <table:table-cell office:value-type="float" office:value="-0.00219780219780219" calcext:value-type="float">
            <text:p>-0.002</text:p>
          </table:table-cell>
          <table:table-cell office:value-type="float" office:value="0.00222222222222224" calcext:value-type="float">
            <text:p>0.002</text:p>
          </table:table-cell>
          <table:table-cell office:value-type="float" office:value="-0.0110378510378509" calcext:value-type="float">
            <text:p>-0.011</text:p>
          </table:table-cell>
          <table:table-cell office:value-type="float" office:value="-0.00437118437118433" calcext:value-type="float">
            <text:p>-0.004</text:p>
          </table:table-cell>
          <table:table-cell office:value-type="float" office:value="-0.011013431013431" calcext:value-type="float">
            <text:p>-0.011</text:p>
          </table:table-cell>
          <table:table-cell office:value-type="float" office:value="-0.00884004884004874" calcext:value-type="float">
            <text:p>-0.009</text:p>
          </table:table-cell>
          <table:table-cell office:value-type="float" office:value="-0.00446886446886441" calcext:value-type="float">
            <text:p>-0.004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arrhythmia_cfs</text:p>
          </table:table-cell>
          <table:table-cell office:value-type="float" office:value="-0.011013431013431" calcext:value-type="float">
            <text:p>-0.011</text:p>
          </table:table-cell>
          <table:table-cell office:value-type="float" office:value="-0.0506959706959707" calcext:value-type="float">
            <text:p>-0.051</text:p>
          </table:table-cell>
          <table:table-cell office:value-type="float" office:value="-0.010989010989011" calcext:value-type="float">
            <text:p>-0.011</text:p>
          </table:table-cell>
          <table:table-cell office:value-type="float" office:value="-0.0109645909645909" calcext:value-type="float">
            <text:p>-0.011</text:p>
          </table:table-cell>
          <table:table-cell office:value-type="float" office:value="-0.00434676434676429" calcext:value-type="float">
            <text:p>-0.004</text:p>
          </table:table-cell>
          <table:table-cell office:value-type="float" office:value="-0.00656898656898652" calcext:value-type="float">
            <text:p>-0.007</text:p>
          </table:table-cell>
          <table:table-cell office:value-type="float" office:value="-0.011013431013431" calcext:value-type="float">
            <text:p>-0.011</text:p>
          </table:table-cell>
          <table:table-cell office:value-type="float" office:value="0.00446886446886452" calcext:value-type="float">
            <text:p>0.004</text:p>
          </table:table-cell>
          <table:table-cell office:value-type="float" office:value="-0.0176800976800976" calcext:value-type="float">
            <text:p>-0.018</text:p>
          </table:table-cell>
          <table:table-cell office:value-type="float" office:value="-0.0021489621489621" calcext:value-type="float">
            <text:p>-0.002</text:p>
          </table:table-cell>
          <table:table-cell table:number-columns-repeated="2" office:value-type="float" office:value="-0.011013431013431" calcext:value-type="float">
            <text:p>-0.011</text:p>
          </table:table-cell>
          <table:table-cell office:value-type="float" office:value="-0.0110378510378509" calcext:value-type="float">
            <text:p>-0.011</text:p>
          </table:table-cell>
          <table:table-cell office:value-type="float" office:value="-0.0153846153846153" calcext:value-type="float">
            <text:p>-0.015</text:p>
          </table:table-cell>
          <table:table-cell office:value-type="float" office:value="-0.00879120879120876" calcext:value-type="float">
            <text:p>-0.009</text:p>
          </table:table-cell>
          <table:table-cell office:value-type="float" office:value="-0.011062271062271" calcext:value-type="float">
            <text:p>-0.01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arrhythmia_cfs</text:p>
          </table:table-cell>
          <table:table-cell office:value-type="float" office:value="0.0000732600732600286" calcext:value-type="float">
            <text:p>0.000</text:p>
          </table:table-cell>
          <table:table-cell office:value-type="float" office:value="-0.0374114774114774" calcext:value-type="float">
            <text:p>-0.037</text:p>
          </table:table-cell>
          <table:table-cell office:value-type="float" office:value="-0.00214896214896221" calcext:value-type="float">
            <text:p>-0.002</text:p>
          </table:table-cell>
          <table:table-cell office:value-type="float" office:value="0.00234432234432236" calcext:value-type="float">
            <text:p>0.002</text:p>
          </table:table-cell>
          <table:table-cell office:value-type="float" office:value="0.00893772893772893" calcext:value-type="float">
            <text:p>0.009</text:p>
          </table:table-cell>
          <table:table-cell office:value-type="float" office:value="-0.00212454212454216" calcext:value-type="float">
            <text:p>-0.002</text:p>
          </table:table-cell>
          <table:table-cell office:value-type="float" office:value="-0.00879120879120876" calcext:value-type="float">
            <text:p>-0.009</text:p>
          </table:table-cell>
          <table:table-cell office:value-type="float" office:value="0.0133577533577532" calcext:value-type="float">
            <text:p>0.013</text:p>
          </table:table-cell>
          <table:table-cell office:value-type="float" office:value="-0.0132112332112332" calcext:value-type="float">
            <text:p>-0.013</text:p>
          </table:table-cell>
          <table:table-cell office:value-type="float" office:value="0.00671550671550669" calcext:value-type="float">
            <text:p>0.007</text:p>
          </table:table-cell>
          <table:table-cell office:value-type="float" office:value="0.00449328449328446" calcext:value-type="float">
            <text:p>0.004</text:p>
          </table:table-cell>
          <table:table-cell office:value-type="float" office:value="-0.00879120879120876" calcext:value-type="float">
            <text:p>-0.009</text:p>
          </table:table-cell>
          <table:table-cell office:value-type="float" office:value="-0.00217338217338214" calcext:value-type="float">
            <text:p>-0.002</text:p>
          </table:table-cell>
          <table:table-cell office:value-type="float" office:value="-0.00652014652014654" calcext:value-type="float">
            <text:p>-0.007</text:p>
          </table:table-cell>
          <table:table-cell office:value-type="float" office:value="-0.00437118437118433" calcext:value-type="float">
            <text:p>-0.004</text:p>
          </table:table-cell>
          <table:table-cell office:value-type="float" office:value="0.00219780219780219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arrhythmia_cfs</text:p>
          </table:table-cell>
          <table:table-cell office:value-type="float" office:value="-0.00438095238095237" calcext:value-type="float">
            <text:p>-0.004</text:p>
          </table:table-cell>
          <table:table-cell office:value-type="float" office:value="-0.0401269841269841" calcext:value-type="float">
            <text:p>-0.040</text:p>
          </table:table-cell>
          <table:table-cell office:value-type="float" office:value="0.00134798534798541" calcext:value-type="float">
            <text:p>0.001</text:p>
          </table:table-cell>
          <table:table-cell office:value-type="float" office:value="0.000493284493284563" calcext:value-type="float">
            <text:p>0.000</text:p>
          </table:table-cell>
          <table:table-cell office:value-type="float" office:value="0.0000488400488402041" calcext:value-type="float">
            <text:p>0.000</text:p>
          </table:table-cell>
          <table:table-cell office:value-type="float" office:value="0.00137728937728931" calcext:value-type="float">
            <text:p>0.001</text:p>
          </table:table-cell>
          <table:table-cell office:value-type="float" office:value="-0.00176800976800973" calcext:value-type="float">
            <text:p>-0.002</text:p>
          </table:table-cell>
          <table:table-cell office:value-type="float" office:value="0.00708669108669113" calcext:value-type="float">
            <text:p>0.007</text:p>
          </table:table-cell>
          <table:table-cell office:value-type="float" office:value="-0.00751648351648349" calcext:value-type="float">
            <text:p>-0.008</text:p>
          </table:table-cell>
          <table:table-cell office:value-type="float" office:value="0.00355067155067168" calcext:value-type="float">
            <text:p>0.004</text:p>
          </table:table-cell>
          <table:table-cell office:value-type="float" office:value="0.000913308913308875" calcext:value-type="float">
            <text:p>0.001</text:p>
          </table:table-cell>
          <table:table-cell office:value-type="float" office:value="-0.00834676434676429" calcext:value-type="float">
            <text:p>-0.008</text:p>
          </table:table-cell>
          <table:table-cell office:value-type="float" office:value="-0.00398534798534789" calcext:value-type="float">
            <text:p>-0.004</text:p>
          </table:table-cell>
          <table:table-cell office:value-type="float" office:value="-0.00791208791208797" calcext:value-type="float">
            <text:p>-0.008</text:p>
          </table:table-cell>
          <table:table-cell office:value-type="float" office:value="-0.0021636141636141" calcext:value-type="float">
            <text:p>-0.002</text:p>
          </table:table-cell>
          <table:table-cell office:value-type="float" office:value="-0.0017875457875457" calcext:value-type="float">
            <text:p>-0.002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knote_authentication</text:p>
          </table:table-cell>
          <table:table-cell office:value-type="float" office:value="-0.0313231585932316" calcext:value-type="float">
            <text:p>-0.031</text:p>
          </table:table-cell>
          <table:table-cell office:value-type="float" office:value="0.00363901791638999" calcext:value-type="float">
            <text:p>0.004</text:p>
          </table:table-cell>
          <table:table-cell office:value-type="float" office:value="-0.000732581287326006" calcext:value-type="float">
            <text:p>-0.001</text:p>
          </table:table-cell>
          <table:table-cell office:value-type="float" office:value="-0.00728599867286006" calcext:value-type="float">
            <text:p>-0.007</text:p>
          </table:table-cell>
          <table:table-cell office:value-type="float" office:value="-0.00145719973457226" calcext:value-type="float">
            <text:p>-0.001</text:p>
          </table:table-cell>
          <table:table-cell office:value-type="float" office:value="-0.000732581287326006" calcext:value-type="float">
            <text:p>-0.001</text:p>
          </table:table-cell>
          <table:table-cell office:value-type="float" office:value="-0.00000265428002688139" calcext:value-type="float">
            <text:p>0.000</text:p>
          </table:table-cell>
          <table:table-cell office:value-type="float" office:value="0.000729927007299125" calcext:value-type="float">
            <text:p>0.001</text:p>
          </table:table-cell>
          <table:table-cell office:value-type="float" office:value="-0.0014598540145988" calcext:value-type="float">
            <text:p>-0.001</text:p>
          </table:table-cell>
          <table:table-cell office:value-type="float" office:value="0.00145454545454515" calcext:value-type="float">
            <text:p>0.001</text:p>
          </table:table-cell>
          <table:table-cell office:value-type="float" office:value="-0.00072992700729968" calcext:value-type="float">
            <text:p>-0.001</text:p>
          </table:table-cell>
          <table:table-cell office:value-type="float" office:value="-0.000729927007299458" calcext:value-type="float">
            <text:p>-0.001</text:p>
          </table:table-cell>
          <table:table-cell office:value-type="float" office:value="-0.00218712674187149" calcext:value-type="float">
            <text:p>-0.002</text:p>
          </table:table-cell>
          <table:table-cell office:value-type="float" office:value="-0.000735235567352666" calcext:value-type="float">
            <text:p>-0.001</text:p>
          </table:table-cell>
          <table:table-cell office:value-type="float" office:value="-0.0000106171201064154" calcext:value-type="float">
            <text:p>0.000</text:p>
          </table:table-cell>
          <table:table-cell office:value-type="float" office:value="0.00218181818181795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knote_authentication</text:p>
          </table:table-cell>
          <table:table-cell office:value-type="float" office:value="-0.028411413404114" calcext:value-type="float">
            <text:p>-0.028</text:p>
          </table:table-cell>
          <table:table-cell office:value-type="float" office:value="0.00509887193098879" calcext:value-type="float">
            <text:p>0.005</text:p>
          </table:table-cell>
          <table:table-cell office:value-type="float" office:value="-0.00218181818181806" calcext:value-type="float">
            <text:p>-0.002</text:p>
          </table:table-cell>
          <table:table-cell office:value-type="float" office:value="-0.00291705374917039" calcext:value-type="float">
            <text:p>-0.003</text:p>
          </table:table-cell>
          <table:table-cell office:value-type="float" office:value="0.000729927007299347" calcext:value-type="float">
            <text:p>0.001</text:p>
          </table:table-cell>
          <table:table-cell office:value-type="float" office:value="0.00582614465826159" calcext:value-type="float">
            <text:p>0.006</text:p>
          </table:table-cell>
          <table:table-cell office:value-type="float" office:value="0.00145719973457192" calcext:value-type="float">
            <text:p>0.001</text:p>
          </table:table-cell>
          <table:table-cell office:value-type="float" office:value="0.00437159920371599" calcext:value-type="float">
            <text:p>0.004</text:p>
          </table:table-cell>
          <table:table-cell office:value-type="float" office:value="0.0014598540145988" calcext:value-type="float">
            <text:p>0.001</text:p>
          </table:table-cell>
          <table:table-cell office:value-type="float" office:value="0.00582349037823493" calcext:value-type="float">
            <text:p>0.006</text:p>
          </table:table-cell>
          <table:table-cell office:value-type="float" office:value="0.00291439946914396" calcext:value-type="float">
            <text:p>0.003</text:p>
          </table:table-cell>
          <table:table-cell office:value-type="float" office:value="0.00437159920371599" calcext:value-type="float">
            <text:p>0.004</text:p>
          </table:table-cell>
          <table:table-cell office:value-type="float" office:value="0.00218712674187116" calcext:value-type="float">
            <text:p>0.002</text:p>
          </table:table-cell>
          <table:table-cell office:value-type="float" office:value="0.00728069011280674" calcext:value-type="float">
            <text:p>0.007</text:p>
          </table:table-cell>
          <table:table-cell office:value-type="float" office:value="0.0014598540145988" calcext:value-type="float">
            <text:p>0.001</text:p>
          </table:table-cell>
          <table:table-cell office:value-type="float" office:value="0.00364167219641676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knote_authentication</text:p>
          </table:table-cell>
          <table:table-cell office:value-type="float" office:value="-0.0327856668878564" calcext:value-type="float">
            <text:p>-0.033</text:p>
          </table:table-cell>
          <table:table-cell office:value-type="float" office:value="0.00436629064366278" calcext:value-type="float">
            <text:p>0.004</text:p>
          </table:table-cell>
          <table:table-cell office:value-type="float" office:value="-0.00364167219641676" calcext:value-type="float">
            <text:p>-0.004</text:p>
          </table:table-cell>
          <table:table-cell office:value-type="float" office:value="-0.00510418049104155" calcext:value-type="float">
            <text:p>-0.005</text:p>
          </table:table-cell>
          <table:table-cell office:value-type="float" office:value="-0.00145719973457181" calcext:value-type="float">
            <text:p>-0.001</text:p>
          </table:table-cell>
          <table:table-cell office:value-type="float" office:value="0.0021818181818184" calcext:value-type="float">
            <text:p>0.002</text:p>
          </table:table-cell>
          <table:table-cell office:value-type="float" office:value="-0.000729927007299236" calcext:value-type="float">
            <text:p>-0.001</text:p>
          </table:table-cell>
          <table:table-cell office:value-type="float" office:value="0" calcext:value-type="float">
            <text:p>0.000</text:p>
          </table:table-cell>
          <table:table-cell office:value-type="float" office:value="-0.000727272727272355" calcext:value-type="float">
            <text:p>-0.001</text:p>
          </table:table-cell>
          <table:table-cell office:value-type="float" office:value="0.00436894492368956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office:value-type="float" office:value="0.0014545454545456" calcext:value-type="float">
            <text:p>0.001</text:p>
          </table:table-cell>
          <table:table-cell office:value-type="float" office:value="0.000727272727272799" calcext:value-type="float">
            <text:p>0.001</text:p>
          </table:table-cell>
          <table:table-cell office:value-type="float" office:value="0.00436363636363657" calcext:value-type="float">
            <text:p>0.004</text:p>
          </table:table-cell>
          <table:table-cell office:value-type="float" office:value="-0.000727272727272355" calcext:value-type="float">
            <text:p>-0.001</text:p>
          </table:table-cell>
          <table:table-cell office:value-type="float" office:value="0.00218447246184483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knote_authentication</text:p>
          </table:table-cell>
          <table:table-cell office:value-type="float" office:value="-0.0320530856005308" calcext:value-type="float">
            <text:p>-0.032</text:p>
          </table:table-cell>
          <table:table-cell office:value-type="float" office:value="0.00509621765096202" calcext:value-type="float">
            <text:p>0.005</text:p>
          </table:table-cell>
          <table:table-cell office:value-type="float" office:value="-0.00218181818181817" calcext:value-type="float">
            <text:p>-0.002</text:p>
          </table:table-cell>
          <table:table-cell office:value-type="float" office:value="-0.00364698075646974" calcext:value-type="float">
            <text:p>-0.004</text:p>
          </table:table-cell>
          <table:table-cell office:value-type="float" office:value="0.00000265428002688139" calcext:value-type="float">
            <text:p>0.000</text:p>
          </table:table-cell>
          <table:table-cell office:value-type="float" office:value="0.00218447246184483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0218447246184483" calcext:value-type="float">
            <text:p>0.002</text:p>
          </table:table-cell>
          <table:table-cell office:value-type="float" office:value="0.00000265428002688139" calcext:value-type="float">
            <text:p>0.000</text:p>
          </table:table-cell>
          <table:table-cell office:value-type="float" office:value="0.00436894492368967" calcext:value-type="float">
            <text:p>0.004</text:p>
          </table:table-cell>
          <table:table-cell office:value-type="float" office:value="0.00000265428002688139" calcext:value-type="float">
            <text:p>0.000</text:p>
          </table:table-cell>
          <table:table-cell office:value-type="float" office:value="0.00436894492368967" calcext:value-type="float">
            <text:p>0.004</text:p>
          </table:table-cell>
          <table:table-cell office:value-type="float" office:value="0.00145719973457203" calcext:value-type="float">
            <text:p>0.001</text:p>
          </table:table-cell>
          <table:table-cell office:value-type="float" office:value="0.00509621765096202" calcext:value-type="float">
            <text:p>0.005</text:p>
          </table:table-cell>
          <table:table-cell office:value-type="float" office:value="0.00000265428002688139" calcext:value-type="float">
            <text:p>0.000</text:p>
          </table:table-cell>
          <table:table-cell office:value-type="float" office:value="0.00291439946914407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knote_authentication</text:p>
          </table:table-cell>
          <table:table-cell office:value-type="float" office:value="-0.0305985401459853" calcext:value-type="float">
            <text:p>-0.031</text:p>
          </table:table-cell>
          <table:table-cell office:value-type="float" office:value="0.00655341738553394" calcext:value-type="float">
            <text:p>0.007</text:p>
          </table:table-cell>
          <table:table-cell office:value-type="float" office:value="0.00000265428002654833" calcext:value-type="float">
            <text:p>0.000</text:p>
          </table:table-cell>
          <table:table-cell office:value-type="float" office:value="-0.000729927007299236" calcext:value-type="float">
            <text:p>-0.001</text:p>
          </table:table-cell>
          <table:table-cell office:value-type="float" office:value="0.0014598540145988" calcext:value-type="float">
            <text:p>0.001</text:p>
          </table:table-cell>
          <table:table-cell office:value-type="float" office:value="0.00364167219641676" calcext:value-type="float">
            <text:p>0.004</text:p>
          </table:table-cell>
          <table:table-cell office:value-type="float" office:value="0.00145719973457192" calcext:value-type="float">
            <text:p>0.001</text:p>
          </table:table-cell>
          <table:table-cell office:value-type="float" office:value="0.00364167219641676" calcext:value-type="float">
            <text:p>0.004</text:p>
          </table:table-cell>
          <table:table-cell office:value-type="float" office:value="0.00218712674187116" calcext:value-type="float">
            <text:p>0.002</text:p>
          </table:table-cell>
          <table:table-cell office:value-type="float" office:value="0.00582349037823493" calcext:value-type="float">
            <text:p>0.006</text:p>
          </table:table-cell>
          <table:table-cell office:value-type="float" office:value="0.00218712674187116" calcext:value-type="float">
            <text:p>0.002</text:p>
          </table:table-cell>
          <table:table-cell office:value-type="float" office:value="0.00509887193098879" calcext:value-type="float">
            <text:p>0.005</text:p>
          </table:table-cell>
          <table:table-cell office:value-type="float" office:value="0.00291439946914396" calcext:value-type="float">
            <text:p>0.003</text:p>
          </table:table-cell>
          <table:table-cell office:value-type="float" office:value="0.00728069011280674" calcext:value-type="float">
            <text:p>0.007</text:p>
          </table:table-cell>
          <table:table-cell office:value-type="float" office:value="0.0014598540145988" calcext:value-type="float">
            <text:p>0.001</text:p>
          </table:table-cell>
          <table:table-cell office:value-type="float" office:value="0.00364167219641676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knote_authentication</text:p>
          </table:table-cell>
          <table:table-cell office:value-type="float" office:value="-0.0310343729263437" calcext:value-type="float">
            <text:p>-0.031</text:p>
          </table:table-cell>
          <table:table-cell office:value-type="float" office:value="0.00495076310550746" calcext:value-type="float">
            <text:p>0.005</text:p>
          </table:table-cell>
          <table:table-cell office:value-type="float" office:value="-0.00174704711347062" calcext:value-type="float">
            <text:p>-0.002</text:p>
          </table:table-cell>
          <table:table-cell office:value-type="float" office:value="-0.00393682813536833" calcext:value-type="float">
            <text:p>-0.004</text:p>
          </table:table-cell>
          <table:table-cell office:value-type="float" office:value="-0.000144392833443918" calcext:value-type="float">
            <text:p>0.000</text:p>
          </table:table-cell>
          <table:table-cell office:value-type="float" office:value="0.00262030524220291" calcext:value-type="float">
            <text:p>0.003</text:p>
          </table:table-cell>
          <table:table-cell office:value-type="float" office:value="0.000436363636363457" calcext:value-type="float">
            <text:p>0.000</text:p>
          </table:table-cell>
          <table:table-cell office:value-type="float" office:value="0.00218553417385525" calcext:value-type="float">
            <text:p>0.002</text:p>
          </table:table-cell>
          <table:table-cell office:value-type="float" office:value="0.000292501658925026" calcext:value-type="float">
            <text:p>0.000</text:p>
          </table:table-cell>
          <table:table-cell office:value-type="float" office:value="0.00436788321167869" calcext:value-type="float">
            <text:p>0.004</text:p>
          </table:table-cell>
          <table:table-cell office:value-type="float" office:value="0.000874850696748308" calcext:value-type="float">
            <text:p>0.001</text:p>
          </table:table-cell>
          <table:table-cell office:value-type="float" office:value="0.00291280690112794" calcext:value-type="float">
            <text:p>0.003</text:p>
          </table:table-cell>
          <table:table-cell office:value-type="float" office:value="0.0010197743861976" calcext:value-type="float">
            <text:p>0.001</text:p>
          </table:table-cell>
          <table:table-cell office:value-type="float" office:value="0.0046571997345719" calcext:value-type="float">
            <text:p>0.005</text:p>
          </table:table-cell>
          <table:table-cell office:value-type="float" office:value="0.000436894492369055" calcext:value-type="float">
            <text:p>0.000</text:p>
          </table:table-cell>
          <table:table-cell office:value-type="float" office:value="0.00291280690112794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reast-w</text:p>
          </table:table-cell>
          <table:table-cell office:value-type="float" office:value="-0.00712230215827336" calcext:value-type="float">
            <text:p>-0.007</text:p>
          </table:table-cell>
          <table:table-cell office:value-type="float" office:value="-0.00428571428571423" calcext:value-type="float">
            <text:p>-0.004</text:p>
          </table:table-cell>
          <table:table-cell office:value-type="float" office:value="-0.00142857142857145" calcext:value-type="float">
            <text:p>-0.001</text:p>
          </table:table-cell>
          <table:table-cell office:value-type="float" office:value="-0.00426515930113058" calcext:value-type="float">
            <text:p>-0.004</text:p>
          </table:table-cell>
          <table:table-cell office:value-type="float" office:value="0" calcext:value-type="float">
            <text:p>0.000</text:p>
          </table:table-cell>
          <table:table-cell office:value-type="float" office:value="-0.00284686536485101" calcext:value-type="float">
            <text:p>-0.003</text:p>
          </table:table-cell>
          <table:table-cell office:value-type="float" office:value="-0.0000102774922917659" calcext:value-type="float">
            <text:p>0.000</text:p>
          </table:table-cell>
          <table:table-cell office:value-type="float" office:value="-0.00283658787255903" calcext:value-type="float">
            <text:p>-0.003</text:p>
          </table:table-cell>
          <table:table-cell office:value-type="float" office:value="0.00143884892086343" calcext:value-type="float">
            <text:p>0.001</text:p>
          </table:table-cell>
          <table:table-cell office:value-type="float" office:value="-0.00285714285714278" calcext:value-type="float">
            <text:p>-0.003</text:p>
          </table:table-cell>
          <table:table-cell office:value-type="float" office:value="0.00287769784172653" calcext:value-type="float">
            <text:p>0.003</text:p>
          </table:table-cell>
          <table:table-cell office:value-type="float" office:value="0.0000205549845837538" calcext:value-type="float">
            <text:p>0.000</text:p>
          </table:table-cell>
          <table:table-cell office:value-type="float" office:value="-0.00426515930113058" calcext:value-type="float">
            <text:p>-0.004</text:p>
          </table:table-cell>
          <table:table-cell office:value-type="float" office:value="-0.00140801644398758" calcext:value-type="float">
            <text:p>-0.001</text:p>
          </table:table-cell>
          <table:table-cell office:value-type="float" office:value="-0.00859198355601221" calcext:value-type="float">
            <text:p>-0.009</text:p>
          </table:table-cell>
          <table:table-cell office:value-type="float" office:value="-0.00143884892086321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reast-w</text:p>
          </table:table-cell>
          <table:table-cell office:value-type="float" office:value="0.0000205549845838648" calcext:value-type="float">
            <text:p>0.000</text:p>
          </table:table-cell>
          <table:table-cell office:value-type="float" office:value="-0.00285714285714278" calcext:value-type="float">
            <text:p>-0.003</text:p>
          </table:table-cell>
          <table:table-cell office:value-type="float" office:value="0" calcext:value-type="float">
            <text:p>0.000</text:p>
          </table:table-cell>
          <table:table-cell office:value-type="float" office:value="-0.00142857142857133" calcext:value-type="float">
            <text:p>-0.001</text:p>
          </table:table-cell>
          <table:table-cell office:value-type="float" office:value="-0.00286742034943477" calcext:value-type="float">
            <text:p>-0.003</text:p>
          </table:table-cell>
          <table:table-cell office:value-type="float" office:value="-0.0000102774922917659" calcext:value-type="float">
            <text:p>0.000</text:p>
          </table:table-cell>
          <table:table-cell office:value-type="float" office:value="0.00142857142857145" calcext:value-type="float">
            <text:p>0.001</text:p>
          </table:table-cell>
          <table:table-cell office:value-type="float" office:value="0.00287769784172665" calcext:value-type="float">
            <text:p>0.003</text:p>
          </table:table-cell>
          <table:table-cell table:number-columns-repeated="2" office:value-type="float" office:value="-0.0000102774922917659" calcext:value-type="float">
            <text:p>0.000</text:p>
          </table:table-cell>
          <table:table-cell office:value-type="float" office:value="0.00142857142857145" calcext:value-type="float">
            <text:p>0.001</text:p>
          </table:table-cell>
          <table:table-cell office:value-type="float" office:value="0.0014491264131552" calcext:value-type="float">
            <text:p>0.001</text:p>
          </table:table-cell>
          <table:table-cell office:value-type="float" office:value="-0.00858170606372033" calcext:value-type="float">
            <text:p>-0.009</text:p>
          </table:table-cell>
          <table:table-cell office:value-type="float" office:value="0.00142857142857145" calcext:value-type="float">
            <text:p>0.001</text:p>
          </table:table-cell>
          <table:table-cell office:value-type="float" office:value="0.00141829393627968" calcext:value-type="float">
            <text:p>0.001</text:p>
          </table:table-cell>
          <table:table-cell office:value-type="float" office:value="0.00284686536485101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reast-w</text:p>
          </table:table-cell>
          <table:table-cell office:value-type="float" office:value="-0.00140801644398758" calcext:value-type="float">
            <text:p>-0.001</text:p>
          </table:table-cell>
          <table:table-cell office:value-type="float" office:value="0.0000102774922919879" calcext:value-type="float">
            <text:p>0.000</text:p>
          </table:table-cell>
          <table:table-cell office:value-type="float" office:value="0.00142857142857145" calcext:value-type="float">
            <text:p>0.001</text:p>
          </table:table-cell>
          <table:table-cell office:value-type="float" office:value="0.0000205549845838648" calcext:value-type="float">
            <text:p>0.000</text:p>
          </table:table-cell>
          <table:table-cell office:value-type="float" office:value="0.00284686536485101" calcext:value-type="float">
            <text:p>0.003</text:p>
          </table:table-cell>
          <table:table-cell table:number-columns-repeated="2" office:value-type="float" office:value="0.00141829393627968" calcext:value-type="float">
            <text:p>0.001</text:p>
          </table:table-cell>
          <table:table-cell office:value-type="float" office:value="0.00286742034943488" calcext:value-type="float">
            <text:p>0.003</text:p>
          </table:table-cell>
          <table:table-cell office:value-type="float" office:value="-0.00143884892086321" calcext:value-type="float">
            <text:p>-0.001</text:p>
          </table:table-cell>
          <table:table-cell office:value-type="float" office:value="0.00142857142857145" calcext:value-type="float">
            <text:p>0.001</text:p>
          </table:table-cell>
          <table:table-cell office:value-type="float" office:value="0.00141829393627968" calcext:value-type="float">
            <text:p>0.001</text:p>
          </table:table-cell>
          <table:table-cell office:value-type="float" office:value="0.00287769784172665" calcext:value-type="float">
            <text:p>0.003</text:p>
          </table:table-cell>
          <table:table-cell office:value-type="float" office:value="-0.00429599177800599" calcext:value-type="float">
            <text:p>-0.004</text:p>
          </table:table-cell>
          <table:table-cell office:value-type="float" office:value="0.00285714285714278" calcext:value-type="float">
            <text:p>0.003</text:p>
          </table:table-cell>
          <table:table-cell office:value-type="float" office:value="0.00141829393627968" calcext:value-type="float">
            <text:p>0.001</text:p>
          </table:table-cell>
          <table:table-cell office:value-type="float" office:value="-0.0000102774922917659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reast-w</text:p>
          </table:table-cell>
          <table:table-cell office:value-type="float" office:value="-0.00140801644398758" calcext:value-type="float">
            <text:p>-0.001</text:p>
          </table:table-cell>
          <table:table-cell office:value-type="float" office:value="-0.00141829393627957" calcext:value-type="float">
            <text:p>-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14491264131552" calcext:value-type="float">
            <text:p>0.001</text:p>
          </table:table-cell>
          <table:table-cell office:value-type="float" office:value="0.00284686536485101" calcext:value-type="float">
            <text:p>0.003</text:p>
          </table:table-cell>
          <table:table-cell office:value-type="float" office:value="0.00285714285714278" calcext:value-type="float">
            <text:p>0.003</text:p>
          </table:table-cell>
          <table:table-cell office:value-type="float" office:value="0.00141829393627968" calcext:value-type="float">
            <text:p>0.001</text:p>
          </table:table-cell>
          <table:table-cell office:value-type="float" office:value="0.00428571428571445" calcext:value-type="float">
            <text:p>0.004</text:p>
          </table:table-cell>
          <table:table-cell office:value-type="float" office:value="-0.00143884892086321" calcext:value-type="float">
            <text:p>-0.001</text:p>
          </table:table-cell>
          <table:table-cell office:value-type="float" office:value="0.00141829393627968" calcext:value-type="float">
            <text:p>0.001</text:p>
          </table:table-cell>
          <table:table-cell office:value-type="float" office:value="-0.0000102774922917659" calcext:value-type="float">
            <text:p>0.000</text:p>
          </table:table-cell>
          <table:table-cell office:value-type="float" office:value="0.00141829393627968" calcext:value-type="float">
            <text:p>0.001</text:p>
          </table:table-cell>
          <table:table-cell office:value-type="float" office:value="-0.00286742034943477" calcext:value-type="float">
            <text:p>-0.003</text:p>
          </table:table-cell>
          <table:table-cell office:value-type="float" office:value="0.00571428571428567" calcext:value-type="float">
            <text:p>0.006</text:p>
          </table:table-cell>
          <table:table-cell office:value-type="float" office:value="-0.00286742034943477" calcext:value-type="float">
            <text:p>-0.003</text:p>
          </table:table-cell>
          <table:table-cell office:value-type="float" office:value="0.00142857142857145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reast-w</text:p>
          </table:table-cell>
          <table:table-cell office:value-type="float" office:value="0.0000205549845837538" calcext:value-type="float">
            <text:p>0.000</text:p>
          </table:table-cell>
          <table:table-cell office:value-type="float" office:value="0.00143884892086332" calcext:value-type="float">
            <text:p>0.001</text:p>
          </table:table-cell>
          <table:table-cell office:value-type="float" office:value="0.00142857142857133" calcext:value-type="float">
            <text:p>0.001</text:p>
          </table:table-cell>
          <table:table-cell office:value-type="float" office:value="0.00287769784172653" calcext:value-type="float">
            <text:p>0.003</text:p>
          </table:table-cell>
          <table:table-cell office:value-type="float" office:value="0.00428571428571412" calcext:value-type="float">
            <text:p>0.004</text:p>
          </table:table-cell>
          <table:table-cell office:value-type="float" office:value="0.00284686536485101" calcext:value-type="float">
            <text:p>0.003</text:p>
          </table:table-cell>
          <table:table-cell office:value-type="float" office:value="0.00571428571428578" calcext:value-type="float">
            <text:p>0.006</text:p>
          </table:table-cell>
          <table:table-cell office:value-type="float" office:value="0.00428571428571412" calcext:value-type="float">
            <text:p>0.004</text:p>
          </table:table-cell>
          <table:table-cell office:value-type="float" office:value="-0.0000102774922918769" calcext:value-type="float">
            <text:p>0.000</text:p>
          </table:table-cell>
          <table:table-cell office:value-type="float" office:value="0.00428571428571412" calcext:value-type="float">
            <text:p>0.004</text:p>
          </table:table-cell>
          <table:table-cell office:value-type="float" office:value="0.00142857142857133" calcext:value-type="float">
            <text:p>0.001</text:p>
          </table:table-cell>
          <table:table-cell office:value-type="float" office:value="0.00284686536485101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.00285714285714278" calcext:value-type="float">
            <text:p>0.003</text:p>
          </table:table-cell>
          <table:table-cell office:value-type="float" office:value="0.00141829393627957" calcext:value-type="float">
            <text:p>0.001</text:p>
          </table:table-cell>
          <table:table-cell office:value-type="float" office:value="0.00285714285714278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reast-w</text:p>
          </table:table-cell>
          <table:table-cell office:value-type="float" office:value="-0.00197944501541625" calcext:value-type="float">
            <text:p>-0.002</text:p>
          </table:table-cell>
          <table:table-cell office:value-type="float" office:value="-0.00142240493319634" calcext:value-type="float">
            <text:p>-0.001</text:p>
          </table:table-cell>
          <table:table-cell office:value-type="float" office:value="0.000285714285714112" calcext:value-type="float">
            <text:p>0.000</text:p>
          </table:table-cell>
          <table:table-cell office:value-type="float" office:value="-0.000269270298047353" calcext:value-type="float">
            <text:p>0.000</text:p>
          </table:table-cell>
          <table:table-cell office:value-type="float" office:value="0.00142240493319623" calcext:value-type="float">
            <text:p>0.001</text:p>
          </table:table-cell>
          <table:table-cell office:value-type="float" office:value="0.000853031860226117" calcext:value-type="float">
            <text:p>0.001</text:p>
          </table:table-cell>
          <table:table-cell office:value-type="float" office:value="0.00199383350462479" calcext:value-type="float">
            <text:p>0.002</text:p>
          </table:table-cell>
          <table:table-cell office:value-type="float" office:value="0.0022959917780061" calcext:value-type="float">
            <text:p>0.002</text:p>
          </table:table-cell>
          <table:table-cell office:value-type="float" office:value="-0.000291880781089326" calcext:value-type="float">
            <text:p>0.000</text:p>
          </table:table-cell>
          <table:table-cell office:value-type="float" office:value="0.000853031860226117" calcext:value-type="float">
            <text:p>0.001</text:p>
          </table:table-cell>
          <table:table-cell office:value-type="float" office:value="0.00142857142857133" calcext:value-type="float">
            <text:p>0.001</text:p>
          </table:table-cell>
          <table:table-cell office:value-type="float" office:value="0.00172250770811921" calcext:value-type="float">
            <text:p>0.002</text:p>
          </table:table-cell>
          <table:table-cell office:value-type="float" office:value="-0.00400205549845833" calcext:value-type="float">
            <text:p>-0.004</text:p>
          </table:table-cell>
          <table:table-cell office:value-type="float" office:value="0.00228982528263089" calcext:value-type="float">
            <text:p>0.002</text:p>
          </table:table-cell>
          <table:table-cell office:value-type="float" office:value="-0.00144090441932176" calcext:value-type="float">
            <text:p>-0.001</text:p>
          </table:table-cell>
          <table:table-cell office:value-type="float" office:value="0.0011366906474819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es</text:p>
          </table:table-cell>
          <table:table-cell office:value-type="float" office:value="0.0142687377981495" calcext:value-type="float">
            <text:p>0.014</text:p>
          </table:table-cell>
          <table:table-cell office:value-type="float" office:value="-0.0182836771072066" calcext:value-type="float">
            <text:p>-0.018</text:p>
          </table:table-cell>
          <table:table-cell office:value-type="float" office:value="0.0129275952805364" calcext:value-type="float">
            <text:p>0.013</text:p>
          </table:table-cell>
          <table:table-cell office:value-type="float" office:value="0.0247007894066718" calcext:value-type="float">
            <text:p>0.025</text:p>
          </table:table-cell>
          <table:table-cell office:value-type="float" office:value="0.0299380358203887" calcext:value-type="float">
            <text:p>0.030</text:p>
          </table:table-cell>
          <table:table-cell office:value-type="float" office:value="-0.00138358373652492" calcext:value-type="float">
            <text:p>-0.001</text:p>
          </table:table-cell>
          <table:table-cell office:value-type="float" office:value="0.016840675664205" calcext:value-type="float">
            <text:p>0.017</text:p>
          </table:table-cell>
          <table:table-cell office:value-type="float" office:value="0.00519480519480509" calcext:value-type="float">
            <text:p>0.005</text:p>
          </table:table-cell>
          <table:table-cell office:value-type="float" office:value="0.00253798489092605" calcext:value-type="float">
            <text:p>0.003</text:p>
          </table:table-cell>
          <table:table-cell office:value-type="float" office:value="-0.0182412358882947" calcext:value-type="float">
            <text:p>-0.018</text:p>
          </table:table-cell>
          <table:table-cell office:value-type="float" office:value="0.015618368559545" calcext:value-type="float">
            <text:p>0.016</text:p>
          </table:table-cell>
          <table:table-cell office:value-type="float" office:value="0.0207282913165266" calcext:value-type="float">
            <text:p>0.021</text:p>
          </table:table-cell>
          <table:table-cell office:value-type="float" office:value="0.00387063916475672" calcext:value-type="float">
            <text:p>0.004</text:p>
          </table:table-cell>
          <table:table-cell office:value-type="float" office:value="0.0208216619981325" calcext:value-type="float">
            <text:p>0.021</text:p>
          </table:table-cell>
          <table:table-cell office:value-type="float" office:value="0.00776674306086067" calcext:value-type="float">
            <text:p>0.008</text:p>
          </table:table-cell>
          <table:table-cell office:value-type="float" office:value="0.00252100840336134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es</text:p>
          </table:table-cell>
          <table:table-cell office:value-type="float" office:value="0.01301247771836" calcext:value-type="float">
            <text:p>0.013</text:p>
          </table:table-cell>
          <table:table-cell office:value-type="float" office:value="-0.0116628469569646" calcext:value-type="float">
            <text:p>-0.012</text:p>
          </table:table-cell>
          <table:table-cell office:value-type="float" office:value="0.0104320516085221" calcext:value-type="float">
            <text:p>0.010</text:p>
          </table:table-cell>
          <table:table-cell office:value-type="float" office:value="0.0078091842797724" calcext:value-type="float">
            <text:p>0.008</text:p>
          </table:table-cell>
          <table:table-cell office:value-type="float" office:value="0.0104150751209574" calcext:value-type="float">
            <text:p>0.010</text:p>
          </table:table-cell>
          <table:table-cell office:value-type="float" office:value="0.0117477293947882" calcext:value-type="float">
            <text:p>0.012</text:p>
          </table:table-cell>
          <table:table-cell office:value-type="float" office:value="0.016934046345811" calcext:value-type="float">
            <text:p>0.017</text:p>
          </table:table-cell>
          <table:table-cell office:value-type="float" office:value="0.0104150751209574" calcext:value-type="float">
            <text:p>0.010</text:p>
          </table:table-cell>
          <table:table-cell office:value-type="float" office:value="0.00263984381631432" calcext:value-type="float">
            <text:p>0.003</text:p>
          </table:table-cell>
          <table:table-cell office:value-type="float" office:value="-0.00648501824972425" calcext:value-type="float">
            <text:p>-0.006</text:p>
          </table:table-cell>
          <table:table-cell office:value-type="float" office:value="0.0117562176385705" calcext:value-type="float">
            <text:p>0.012</text:p>
          </table:table-cell>
          <table:table-cell office:value-type="float" office:value="0.0195059842118664" calcext:value-type="float">
            <text:p>0.020</text:p>
          </table:table-cell>
          <table:table-cell office:value-type="float" office:value="0.0117647058823529" calcext:value-type="float">
            <text:p>0.012</text:p>
          </table:table-cell>
          <table:table-cell office:value-type="float" office:value="-0.00126474832357193" calcext:value-type="float">
            <text:p>-0.001</text:p>
          </table:table-cell>
          <table:table-cell office:value-type="float" office:value="0.00390459213988625" calcext:value-type="float">
            <text:p>0.004</text:p>
          </table:table-cell>
          <table:table-cell office:value-type="float" office:value="0.0142857142857142" calcext:value-type="float">
            <text:p>0.014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es</text:p>
          </table:table-cell>
          <table:table-cell office:value-type="float" office:value="0.00260589084118501" calcext:value-type="float">
            <text:p>0.003</text:p>
          </table:table-cell>
          <table:table-cell office:value-type="float" office:value="-0.0286393345216874" calcext:value-type="float">
            <text:p>-0.029</text:p>
          </table:table-cell>
          <table:table-cell office:value-type="float" office:value="-0.00650199473728874" calcext:value-type="float">
            <text:p>-0.007</text:p>
          </table:table-cell>
          <table:table-cell office:value-type="float" office:value="-0.00652745946863587" calcext:value-type="float">
            <text:p>-0.007</text:p>
          </table:table-cell>
          <table:table-cell office:value-type="float" office:value="-0.00258042610983777" calcext:value-type="float">
            <text:p>-0.003</text:p>
          </table:table-cell>
          <table:table-cell office:value-type="float" office:value="0.00525422290128175" calcext:value-type="float">
            <text:p>0.005</text:p>
          </table:table-cell>
          <table:table-cell office:value-type="float" office:value="0.00131567778626618" calcext:value-type="float">
            <text:p>0.001</text:p>
          </table:table-cell>
          <table:table-cell office:value-type="float" office:value="0.0000169764875648237" calcext:value-type="float">
            <text:p>0.000</text:p>
          </table:table-cell>
          <table:table-cell office:value-type="float" office:value="-0.00648501824972403" calcext:value-type="float">
            <text:p>-0.006</text:p>
          </table:table-cell>
          <table:table-cell office:value-type="float" office:value="-0.012987012987013" calcext:value-type="float">
            <text:p>-0.013</text:p>
          </table:table-cell>
          <table:table-cell office:value-type="float" office:value="0" calcext:value-type="float">
            <text:p>0.000</text:p>
          </table:table-cell>
          <table:table-cell office:value-type="float" office:value="-0.00391308038366855" calcext:value-type="float">
            <text:p>-0.004</text:p>
          </table:table-cell>
          <table:table-cell office:value-type="float" office:value="-0.0116883116883116" calcext:value-type="float">
            <text:p>-0.012</text:p>
          </table:table-cell>
          <table:table-cell office:value-type="float" office:value="-0.00129870129870124" calcext:value-type="float">
            <text:p>-0.001</text:p>
          </table:table-cell>
          <table:table-cell office:value-type="float" office:value="-0.00783464901111952" calcext:value-type="float">
            <text:p>-0.008</text:p>
          </table:table-cell>
          <table:table-cell office:value-type="float" office:value="-0.00130718954248366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es</text:p>
          </table:table-cell>
          <table:table-cell office:value-type="float" office:value="0.0104320516085222" calcext:value-type="float">
            <text:p>0.010</text:p>
          </table:table-cell>
          <table:table-cell office:value-type="float" office:value="-0.0221033868092692" calcext:value-type="float">
            <text:p>-0.022</text:p>
          </table:table-cell>
          <table:table-cell office:value-type="float" office:value="0.00392156862745108" calcext:value-type="float">
            <text:p>0.004</text:p>
          </table:table-cell>
          <table:table-cell office:value-type="float" office:value="-0.00131567778626596" calcext:value-type="float">
            <text:p>-0.001</text:p>
          </table:table-cell>
          <table:table-cell office:value-type="float" office:value="-0.00259740259740249" calcext:value-type="float">
            <text:p>-0.003</text:p>
          </table:table-cell>
          <table:table-cell office:value-type="float" office:value="-0.00257193786605547" calcext:value-type="float">
            <text:p>-0.003</text:p>
          </table:table-cell>
          <table:table-cell office:value-type="float" office:value="0.00913335030982088" calcext:value-type="float">
            <text:p>0.009</text:p>
          </table:table-cell>
          <table:table-cell office:value-type="float" office:value="0.00522875816993473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 office:value-type="float" office:value="-0.00387912740853913" calcext:value-type="float">
            <text:p>-0.004</text:p>
          </table:table-cell>
          <table:table-cell office:value-type="float" office:value="0.0143111790170614" calcext:value-type="float">
            <text:p>0.014</text:p>
          </table:table-cell>
          <table:table-cell office:value-type="float" office:value="0.00517782870724048" calcext:value-type="float">
            <text:p>0.005</text:p>
          </table:table-cell>
          <table:table-cell office:value-type="float" office:value="-0.00128172481113653" calcext:value-type="float">
            <text:p>-0.001</text:p>
          </table:table-cell>
          <table:table-cell office:value-type="float" office:value="0.00131567778626607" calcext:value-type="float">
            <text:p>0.001</text:p>
          </table:table-cell>
          <table:table-cell office:value-type="float" office:value="-0.0000254647313470135" calcext:value-type="float">
            <text:p>0.000</text:p>
          </table:table-cell>
          <table:table-cell office:value-type="float" office:value="0.00651897122485357" calcext:value-type="float">
            <text:p>0.007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es</text:p>
          </table:table-cell>
          <table:table-cell office:value-type="float" office:value="0.00129021305491894" calcext:value-type="float">
            <text:p>0.001</text:p>
          </table:table-cell>
          <table:table-cell office:value-type="float" office:value="-0.0286563110092523" calcext:value-type="float">
            <text:p>-0.029</text:p>
          </table:table-cell>
          <table:table-cell office:value-type="float" office:value="-0.00261437908496731" calcext:value-type="float">
            <text:p>-0.003</text:p>
          </table:table-cell>
          <table:table-cell office:value-type="float" office:value="-0.0104575163398692" calcext:value-type="float">
            <text:p>-0.010</text:p>
          </table:table-cell>
          <table:table-cell office:value-type="float" office:value="-0.00131567778626607" calcext:value-type="float">
            <text:p>-0.001</text:p>
          </table:table-cell>
          <table:table-cell office:value-type="float" office:value="-0.00908242084712674" calcext:value-type="float">
            <text:p>-0.009</text:p>
          </table:table-cell>
          <table:table-cell office:value-type="float" office:value="-0.00131567778626607" calcext:value-type="float">
            <text:p>-0.001</text:p>
          </table:table-cell>
          <table:table-cell office:value-type="float" office:value="-0.00130718954248366" calcext:value-type="float">
            <text:p>-0.001</text:p>
          </table:table-cell>
          <table:table-cell office:value-type="float" office:value="-0.015643833290892" calcext:value-type="float">
            <text:p>-0.016</text:p>
          </table:table-cell>
          <table:table-cell office:value-type="float" office:value="-0.00909939733469145" calcext:value-type="float">
            <text:p>-0.009</text:p>
          </table:table-cell>
          <table:table-cell office:value-type="float" office:value="-0.00262286732874972" calcext:value-type="float">
            <text:p>-0.003</text:p>
          </table:table-cell>
          <table:table-cell office:value-type="float" office:value="-0.00264833206009685" calcext:value-type="float">
            <text:p>-0.003</text:p>
          </table:table-cell>
          <table:table-cell office:value-type="float" office:value="-0.00780918427977251" calcext:value-type="float">
            <text:p>-0.008</text:p>
          </table:table-cell>
          <table:table-cell office:value-type="float" office:value="-0.00392156862745097" calcext:value-type="float">
            <text:p>-0.004</text:p>
          </table:table-cell>
          <table:table-cell office:value-type="float" office:value="-0.00912486206603846" calcext:value-type="float">
            <text:p>-0.009</text:p>
          </table:table-cell>
          <table:table-cell office:value-type="float" office:value="0.00129021305491894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es</text:p>
          </table:table-cell>
          <table:table-cell office:value-type="float" office:value="0.00832187420422714" calcext:value-type="float">
            <text:p>0.008</text:p>
          </table:table-cell>
          <table:table-cell office:value-type="float" office:value="-0.021869111280876" calcext:value-type="float">
            <text:p>-0.022</text:p>
          </table:table-cell>
          <table:table-cell office:value-type="float" office:value="0.00363296833885063" calcext:value-type="float">
            <text:p>0.004</text:p>
          </table:table-cell>
          <table:table-cell office:value-type="float" office:value="0.00284186401833464" calcext:value-type="float">
            <text:p>0.003</text:p>
          </table:table-cell>
          <table:table-cell office:value-type="float" office:value="0.00677192088956791" calcext:value-type="float">
            <text:p>0.007</text:p>
          </table:table-cell>
          <table:table-cell office:value-type="float" office:value="0.00079280196927245" calcext:value-type="float">
            <text:p>0.001</text:p>
          </table:table-cell>
          <table:table-cell office:value-type="float" office:value="0.00858161446396732" calcext:value-type="float">
            <text:p>0.009</text:p>
          </table:table-cell>
          <table:table-cell office:value-type="float" office:value="0.00390968508615563" calcext:value-type="float">
            <text:p>0.004</text:p>
          </table:table-cell>
          <table:table-cell office:value-type="float" office:value="-0.00339020456667516" calcext:value-type="float">
            <text:p>-0.003</text:p>
          </table:table-cell>
          <table:table-cell office:value-type="float" office:value="-0.0101383583736525" calcext:value-type="float">
            <text:p>-0.010</text:p>
          </table:table-cell>
          <table:table-cell office:value-type="float" office:value="0.00781257957728543" calcext:value-type="float">
            <text:p>0.008</text:p>
          </table:table-cell>
          <table:table-cell office:value-type="float" office:value="0.00777013835837359" calcext:value-type="float">
            <text:p>0.008</text:p>
          </table:table-cell>
          <table:table-cell office:value-type="float" office:value="-0.0010287751464223" calcext:value-type="float">
            <text:p>-0.001</text:p>
          </table:table-cell>
          <table:table-cell office:value-type="float" office:value="0.00313046430693487" calcext:value-type="float">
            <text:p>0.003</text:p>
          </table:table-cell>
          <table:table-cell office:value-type="float" office:value="-0.00106272812155161" calcext:value-type="float">
            <text:p>-0.001</text:p>
          </table:table-cell>
          <table:table-cell office:value-type="float" office:value="0.00466174348527293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ic_retinopathy</text:p>
          </table:table-cell>
          <table:table-cell office:value-type="float" office:value="0.0147524938829287" calcext:value-type="float">
            <text:p>0.015</text:p>
          </table:table-cell>
          <table:table-cell office:value-type="float" office:value="-0.0356371165066818" calcext:value-type="float">
            <text:p>-0.036</text:p>
          </table:table-cell>
          <table:table-cell office:value-type="float" office:value="0.00174289478637302" calcext:value-type="float">
            <text:p>0.002</text:p>
          </table:table-cell>
          <table:table-cell office:value-type="float" office:value="0.00342932429888954" calcext:value-type="float">
            <text:p>0.003</text:p>
          </table:table-cell>
          <table:table-cell office:value-type="float" office:value="-0.0217203086768305" calcext:value-type="float">
            <text:p>-0.022</text:p>
          </table:table-cell>
          <table:table-cell office:value-type="float" office:value="0.00606437041219654" calcext:value-type="float">
            <text:p>0.006</text:p>
          </table:table-cell>
          <table:table-cell office:value-type="float" office:value="-0.00435911914172793" calcext:value-type="float">
            <text:p>-0.004</text:p>
          </table:table-cell>
          <table:table-cell office:value-type="float" office:value="-0.00434029738377573" calcext:value-type="float">
            <text:p>-0.004</text:p>
          </table:table-cell>
          <table:table-cell office:value-type="float" office:value="-0.0104385469602861" calcext:value-type="float">
            <text:p>-0.010</text:p>
          </table:table-cell>
          <table:table-cell office:value-type="float" office:value="0.00690758516845469" calcext:value-type="float">
            <text:p>0.007</text:p>
          </table:table-cell>
          <table:table-cell office:value-type="float" office:value="0.0017127799736496" calcext:value-type="float">
            <text:p>0.002</text:p>
          </table:table-cell>
          <table:table-cell office:value-type="float" office:value="-0.00260116694899304" calcext:value-type="float">
            <text:p>-0.003</text:p>
          </table:table-cell>
          <table:table-cell office:value-type="float" office:value="-0.0139168078298514" calcext:value-type="float">
            <text:p>-0.014</text:p>
          </table:table-cell>
          <table:table-cell office:value-type="float" office:value="0.00431394692264253" calcext:value-type="float">
            <text:p>0.004</text:p>
          </table:table-cell>
          <table:table-cell office:value-type="float" office:value="-0.0000564652738566096" calcext:value-type="float">
            <text:p>0.000</text:p>
          </table:table-cell>
          <table:table-cell office:value-type="float" office:value="-0.00351214003387912" calcext:value-type="float">
            <text:p>-0.004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ic_retinopathy</text:p>
          </table:table-cell>
          <table:table-cell office:value-type="float" office:value="-0.00607942781855819" calcext:value-type="float">
            <text:p>-0.006</text:p>
          </table:table-cell>
          <table:table-cell office:value-type="float" office:value="-0.0251948051948052" calcext:value-type="float">
            <text:p>-0.025</text:p>
          </table:table-cell>
          <table:table-cell office:value-type="float" office:value="-0.00694146433276865" calcext:value-type="float">
            <text:p>-0.007</text:p>
          </table:table-cell>
          <table:table-cell office:value-type="float" office:value="0.00174665913796346" calcext:value-type="float">
            <text:p>0.002</text:p>
          </table:table-cell>
          <table:table-cell office:value-type="float" office:value="-0.00432147562582341" calcext:value-type="float">
            <text:p>-0.004</text:p>
          </table:table-cell>
          <table:table-cell office:value-type="float" office:value="-0.00345567476002262" calcext:value-type="float">
            <text:p>-0.003</text:p>
          </table:table-cell>
          <table:table-cell office:value-type="float" office:value="-0.00868059476755134" calcext:value-type="float">
            <text:p>-0.009</text:p>
          </table:table-cell>
          <table:table-cell office:value-type="float" office:value="-0.000854507811029581" calcext:value-type="float">
            <text:p>-0.001</text:p>
          </table:table-cell>
          <table:table-cell office:value-type="float" office:value="-0.0191003199698853" calcext:value-type="float">
            <text:p>-0.019</text:p>
          </table:table-cell>
          <table:table-cell office:value-type="float" office:value="-0.0147713156408809" calcext:value-type="float">
            <text:p>-0.015</text:p>
          </table:table-cell>
          <table:table-cell office:value-type="float" office:value="-0.00260116694899304" calcext:value-type="float">
            <text:p>-0.003</text:p>
          </table:table-cell>
          <table:table-cell office:value-type="float" office:value="-0.00868059476755134" calcext:value-type="float">
            <text:p>-0.009</text:p>
          </table:table-cell>
          <table:table-cell office:value-type="float" office:value="0.00522115565593828" calcext:value-type="float">
            <text:p>0.005</text:p>
          </table:table-cell>
          <table:table-cell office:value-type="float" office:value="-0.0156408808582722" calcext:value-type="float">
            <text:p>-0.016</text:p>
          </table:table-cell>
          <table:table-cell office:value-type="float" office:value="0.00173913043478258" calcext:value-type="float">
            <text:p>0.002</text:p>
          </table:table-cell>
          <table:table-cell office:value-type="float" office:value="-0.00868435911914178" calcext:value-type="float">
            <text:p>-0.009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ic_retinopathy</text:p>
          </table:table-cell>
          <table:table-cell office:value-type="float" office:value="0.000862036514210462" calcext:value-type="float">
            <text:p>0.001</text:p>
          </table:table-cell>
          <table:table-cell office:value-type="float" office:value="-0.0164953886693017" calcext:value-type="float">
            <text:p>-0.016</text:p>
          </table:table-cell>
          <table:table-cell office:value-type="float" office:value="-0.00431771127423286" calcext:value-type="float">
            <text:p>-0.004</text:p>
          </table:table-cell>
          <table:table-cell office:value-type="float" office:value="0.00957651044607566" calcext:value-type="float">
            <text:p>0.010</text:p>
          </table:table-cell>
          <table:table-cell office:value-type="float" office:value="-0.00085074345943903" calcext:value-type="float">
            <text:p>-0.001</text:p>
          </table:table-cell>
          <table:table-cell office:value-type="float" office:value="0.0165330321852062" calcext:value-type="float">
            <text:p>0.017</text:p>
          </table:table-cell>
          <table:table-cell office:value-type="float" office:value="-0.00868435911914178" calcext:value-type="float">
            <text:p>-0.009</text:p>
          </table:table-cell>
          <table:table-cell office:value-type="float" office:value="0.00348578957274615" calcext:value-type="float">
            <text:p>0.003</text:p>
          </table:table-cell>
          <table:table-cell office:value-type="float" office:value="-0.00345943911161295" calcext:value-type="float">
            <text:p>-0.003</text:p>
          </table:table-cell>
          <table:table-cell office:value-type="float" office:value="-0.00522115565593817" calcext:value-type="float">
            <text:p>-0.005</text:p>
          </table:table-cell>
          <table:table-cell office:value-type="float" office:value="-0.00347073216638427" calcext:value-type="float">
            <text:p>-0.003</text:p>
          </table:table-cell>
          <table:table-cell office:value-type="float" office:value="-0.00955768868812346" calcext:value-type="float">
            <text:p>-0.010</text:p>
          </table:table-cell>
          <table:table-cell office:value-type="float" office:value="0.00349331827592703" calcext:value-type="float">
            <text:p>0.003</text:p>
          </table:table-cell>
          <table:table-cell office:value-type="float" office:value="0.00000376435159044064" calcext:value-type="float">
            <text:p>0.000</text:p>
          </table:table-cell>
          <table:table-cell office:value-type="float" office:value="-0.0000112930547713219" calcext:value-type="float">
            <text:p>0.000</text:p>
          </table:table-cell>
          <table:table-cell office:value-type="float" office:value="0.000892151326933877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ic_retinopathy</text:p>
          </table:table-cell>
          <table:table-cell office:value-type="float" office:value="-0.000850743459439141" calcext:value-type="float">
            <text:p>-0.001</text:p>
          </table:table-cell>
          <table:table-cell office:value-type="float" office:value="-0.0243026538678712" calcext:value-type="float">
            <text:p>-0.024</text:p>
          </table:table-cell>
          <table:table-cell office:value-type="float" office:value="-0.00257481648786007" calcext:value-type="float">
            <text:p>-0.003</text:p>
          </table:table-cell>
          <table:table-cell office:value-type="float" office:value="0.00176548089591566" calcext:value-type="float">
            <text:p>0.002</text:p>
          </table:table-cell>
          <table:table-cell office:value-type="float" office:value="0.00175418784114434" calcext:value-type="float">
            <text:p>0.002</text:p>
          </table:table-cell>
          <table:table-cell office:value-type="float" office:value="0.00348955392433647" calcext:value-type="float">
            <text:p>0.003</text:p>
          </table:table-cell>
          <table:table-cell office:value-type="float" office:value="-0.000854507811029581" calcext:value-type="float">
            <text:p>-0.001</text:p>
          </table:table-cell>
          <table:table-cell office:value-type="float" office:value="0.00175795219273478" calcext:value-type="float">
            <text:p>0.002</text:p>
          </table:table-cell>
          <table:table-cell office:value-type="float" office:value="-0.00171654432524004" calcext:value-type="float">
            <text:p>-0.002</text:p>
          </table:table-cell>
          <table:table-cell office:value-type="float" office:value="-0.00434406173536617" calcext:value-type="float">
            <text:p>-0.004</text:p>
          </table:table-cell>
          <table:table-cell office:value-type="float" office:value="-0.00345567476002273" calcext:value-type="float">
            <text:p>-0.003</text:p>
          </table:table-cell>
          <table:table-cell office:value-type="float" office:value="-0.00172783738001137" calcext:value-type="float">
            <text:p>-0.002</text:p>
          </table:table-cell>
          <table:table-cell office:value-type="float" office:value="-0.0156295878035009" calcext:value-type="float">
            <text:p>-0.016</text:p>
          </table:table-cell>
          <table:table-cell table:number-columns-repeated="2" office:value-type="float" office:value="-0.0043290043290044" calcext:value-type="float">
            <text:p>-0.004</text:p>
          </table:table-cell>
          <table:table-cell office:value-type="float" office:value="-0.0008469791078487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ic_retinopathy</text:p>
          </table:table-cell>
          <table:table-cell office:value-type="float" office:value="-0.000858272162620022" calcext:value-type="float">
            <text:p>-0.001</text:p>
          </table:table-cell>
          <table:table-cell office:value-type="float" office:value="-0.0208356860530774" calcext:value-type="float">
            <text:p>-0.021</text:p>
          </table:table-cell>
          <table:table-cell office:value-type="float" office:value="-0.00343685300207053" calcext:value-type="float">
            <text:p>-0.003</text:p>
          </table:table-cell>
          <table:table-cell office:value-type="float" office:value="0.00697910784867295" calcext:value-type="float">
            <text:p>0.007</text:p>
          </table:table-cell>
          <table:table-cell office:value-type="float" office:value="0.00000752870318088128" calcext:value-type="float">
            <text:p>0.000</text:p>
          </table:table-cell>
          <table:table-cell office:value-type="float" office:value="0.0035008469791078" calcext:value-type="float">
            <text:p>0.004</text:p>
          </table:table-cell>
          <table:table-cell office:value-type="float" office:value="-0.00347449651797482" calcext:value-type="float">
            <text:p>-0.003</text:p>
          </table:table-cell>
          <table:table-cell office:value-type="float" office:value="0.0000112930547713219" calcext:value-type="float">
            <text:p>0.000</text:p>
          </table:table-cell>
          <table:table-cell office:value-type="float" office:value="-0.00345567476002262" calcext:value-type="float">
            <text:p>-0.003</text:p>
          </table:table-cell>
          <table:table-cell office:value-type="float" office:value="-0.00173160173160181" calcext:value-type="float">
            <text:p>-0.002</text:p>
          </table:table-cell>
          <table:table-cell office:value-type="float" office:value="-0.0086768304159609" calcext:value-type="float">
            <text:p>-0.009</text:p>
          </table:table-cell>
          <table:table-cell office:value-type="float" office:value="-0.00520609824957663" calcext:value-type="float">
            <text:p>-0.005</text:p>
          </table:table-cell>
          <table:table-cell office:value-type="float" office:value="-0.0112742330133635" calcext:value-type="float">
            <text:p>-0.011</text:p>
          </table:table-cell>
          <table:table-cell office:value-type="float" office:value="-0.00868435911914178" calcext:value-type="float">
            <text:p>-0.009</text:p>
          </table:table-cell>
          <table:table-cell table:number-columns-repeated="2" office:value-type="float" office:value="-0.00694522868435921" calcext:value-type="float">
            <text:p>-0.00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ic_retinopathy</text:p>
          </table:table-cell>
          <table:table-cell office:value-type="float" office:value="0.00156521739130433" calcext:value-type="float">
            <text:p>0.002</text:p>
          </table:table-cell>
          <table:table-cell office:value-type="float" office:value="-0.0244931300583475" calcext:value-type="float">
            <text:p>-0.024</text:p>
          </table:table-cell>
          <table:table-cell office:value-type="float" office:value="-0.00310559006211186" calcext:value-type="float">
            <text:p>-0.003</text:p>
          </table:table-cell>
          <table:table-cell office:value-type="float" office:value="0.00469941652550343" calcext:value-type="float">
            <text:p>0.005</text:p>
          </table:table-cell>
          <table:table-cell office:value-type="float" office:value="-0.00502616224355357" calcext:value-type="float">
            <text:p>-0.005</text:p>
          </table:table-cell>
          <table:table-cell office:value-type="float" office:value="0.00522642574816479" calcext:value-type="float">
            <text:p>0.005</text:p>
          </table:table-cell>
          <table:table-cell office:value-type="float" office:value="-0.00521061547148516" calcext:value-type="float">
            <text:p>-0.005</text:p>
          </table:table-cell>
          <table:table-cell office:value-type="float" office:value="0.00001204592508941" calcext:value-type="float">
            <text:p>0.000</text:p>
          </table:table-cell>
          <table:table-cell office:value-type="float" office:value="-0.0076341050254094" calcext:value-type="float">
            <text:p>-0.008</text:p>
          </table:table-cell>
          <table:table-cell office:value-type="float" office:value="-0.00383210991906646" calcext:value-type="float">
            <text:p>-0.004</text:p>
          </table:table-cell>
          <table:table-cell office:value-type="float" office:value="-0.00329832486354231" calcext:value-type="float">
            <text:p>-0.003</text:p>
          </table:table-cell>
          <table:table-cell office:value-type="float" office:value="-0.00555467720685121" calcext:value-type="float">
            <text:p>-0.006</text:p>
          </table:table-cell>
          <table:table-cell office:value-type="float" office:value="-0.00642123094297009" calcext:value-type="float">
            <text:p>-0.006</text:p>
          </table:table-cell>
          <table:table-cell office:value-type="float" office:value="-0.00486730660643708" calcext:value-type="float">
            <text:p>-0.005</text:p>
          </table:table-cell>
          <table:table-cell office:value-type="float" office:value="-0.00192057218144182" calcext:value-type="float">
            <text:p>-0.002</text:p>
          </table:table-cell>
          <table:table-cell office:value-type="float" office:value="-0.00381931112365896" calcext:value-type="float">
            <text:p>-0.004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lpd</text:p>
          </table:table-cell>
          <table:table-cell office:value-type="float" office:value="0.0414692653673163" calcext:value-type="float">
            <text:p>0.041</text:p>
          </table:table-cell>
          <table:table-cell office:value-type="float" office:value="0.0103898050974512" calcext:value-type="float">
            <text:p>0.010</text:p>
          </table:table-cell>
          <table:table-cell office:value-type="float" office:value="0.0465817091454273" calcext:value-type="float">
            <text:p>0.047</text:p>
          </table:table-cell>
          <table:table-cell office:value-type="float" office:value="0.055352323838081" calcext:value-type="float">
            <text:p>0.055</text:p>
          </table:table-cell>
          <table:table-cell office:value-type="float" office:value="0.0397151424287857" calcext:value-type="float">
            <text:p>0.040</text:p>
          </table:table-cell>
          <table:table-cell office:value-type="float" office:value="0.0259820089955023" calcext:value-type="float">
            <text:p>0.026</text:p>
          </table:table-cell>
          <table:table-cell office:value-type="float" office:value="0.0379460269865067" calcext:value-type="float">
            <text:p>0.038</text:p>
          </table:table-cell>
          <table:table-cell office:value-type="float" office:value="0.0208545727136431" calcext:value-type="float">
            <text:p>0.021</text:p>
          </table:table-cell>
          <table:table-cell office:value-type="float" office:value="0.036311844077961" calcext:value-type="float">
            <text:p>0.036</text:p>
          </table:table-cell>
          <table:table-cell office:value-type="float" office:value="0.0276311844077961" calcext:value-type="float">
            <text:p>0.028</text:p>
          </table:table-cell>
          <table:table-cell office:value-type="float" office:value="0.0397451274362818" calcext:value-type="float">
            <text:p>0.040</text:p>
          </table:table-cell>
          <table:table-cell office:value-type="float" office:value="0.0363268365817091" calcext:value-type="float">
            <text:p>0.036</text:p>
          </table:table-cell>
          <table:table-cell office:value-type="float" office:value="0.0172863568215892" calcext:value-type="float">
            <text:p>0.017</text:p>
          </table:table-cell>
          <table:table-cell office:value-type="float" office:value="0.0363418290854572" calcext:value-type="float">
            <text:p>0.036</text:p>
          </table:table-cell>
          <table:table-cell office:value-type="float" office:value="0.0104497751124438" calcext:value-type="float">
            <text:p>0.010</text:p>
          </table:table-cell>
          <table:table-cell office:value-type="float" office:value="0.0362668665667166" calcext:value-type="float">
            <text:p>0.036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lpd</text:p>
          </table:table-cell>
          <table:table-cell office:value-type="float" office:value="0.0242128935532233" calcext:value-type="float">
            <text:p>0.024</text:p>
          </table:table-cell>
          <table:table-cell office:value-type="float" office:value="0.00692653673163401" calcext:value-type="float">
            <text:p>0.007</text:p>
          </table:table-cell>
          <table:table-cell office:value-type="float" office:value="0.0259370314842579" calcext:value-type="float">
            <text:p>0.026</text:p>
          </table:table-cell>
          <table:table-cell office:value-type="float" office:value="0.0104497751124437" calcext:value-type="float">
            <text:p>0.010</text:p>
          </table:table-cell>
          <table:table-cell office:value-type="float" office:value="0.00172413793103443" calcext:value-type="float">
            <text:p>0.002</text:p>
          </table:table-cell>
          <table:table-cell office:value-type="float" office:value="0.0017841079460269" calcext:value-type="float">
            <text:p>0.002</text:p>
          </table:table-cell>
          <table:table-cell office:value-type="float" office:value="0.017271364317841" calcext:value-type="float">
            <text:p>0.017</text:p>
          </table:table-cell>
          <table:table-cell office:value-type="float" office:value="0.0138680659670165" calcext:value-type="float">
            <text:p>0.014</text:p>
          </table:table-cell>
          <table:table-cell office:value-type="float" office:value="-0.00511244377811093" calcext:value-type="float">
            <text:p>-0.005</text:p>
          </table:table-cell>
          <table:table-cell office:value-type="float" office:value="0.00694152923538227" calcext:value-type="float">
            <text:p>0.007</text:p>
          </table:table-cell>
          <table:table-cell office:value-type="float" office:value="0.0000299850074961805" calcext:value-type="float">
            <text:p>0.000</text:p>
          </table:table-cell>
          <table:table-cell office:value-type="float" office:value="0.0138680659670165" calcext:value-type="float">
            <text:p>0.014</text:p>
          </table:table-cell>
          <table:table-cell office:value-type="float" office:value="0.0120839580209895" calcext:value-type="float">
            <text:p>0.012</text:p>
          </table:table-cell>
          <table:table-cell office:value-type="float" office:value="0.0190554722638681" calcext:value-type="float">
            <text:p>0.019</text:p>
          </table:table-cell>
          <table:table-cell office:value-type="float" office:value="0.012143928035982" calcext:value-type="float">
            <text:p>0.012</text:p>
          </table:table-cell>
          <table:table-cell office:value-type="float" office:value="0.00868065967016485" calcext:value-type="float">
            <text:p>0.009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lpd</text:p>
          </table:table-cell>
          <table:table-cell office:value-type="float" office:value="-0.00340329835082454" calcext:value-type="float">
            <text:p>-0.003</text:p>
          </table:table-cell>
          <table:table-cell office:value-type="float" office:value="-0.00863568215892052" calcext:value-type="float">
            <text:p>-0.009</text:p>
          </table:table-cell>
          <table:table-cell office:value-type="float" office:value="0.00866566716641681" calcext:value-type="float">
            <text:p>0.009</text:p>
          </table:table-cell>
          <table:table-cell office:value-type="float" office:value="-0.00688155922038969" calcext:value-type="float">
            <text:p>-0.007</text:p>
          </table:table-cell>
          <table:table-cell office:value-type="float" office:value="-0.00520239880059958" calcext:value-type="float">
            <text:p>-0.005</text:p>
          </table:table-cell>
          <table:table-cell office:value-type="float" office:value="-0.00860569715142423" calcext:value-type="float">
            <text:p>-0.009</text:p>
          </table:table-cell>
          <table:table-cell office:value-type="float" office:value="0.00518740629685166" calcext:value-type="float">
            <text:p>0.005</text:p>
          </table:table-cell>
          <table:table-cell office:value-type="float" office:value="-0.00691154422788598" calcext:value-type="float">
            <text:p>-0.007</text:p>
          </table:table-cell>
          <table:table-cell office:value-type="float" office:value="-0.00692653673163413" calcext:value-type="float">
            <text:p>-0.007</text:p>
          </table:table-cell>
          <table:table-cell office:value-type="float" office:value="0.00172413793103454" calcext:value-type="float">
            <text:p>0.002</text:p>
          </table:table-cell>
          <table:table-cell office:value-type="float" office:value="-0.00344827586206897" calcext:value-type="float">
            <text:p>-0.003</text:p>
          </table:table-cell>
          <table:table-cell office:value-type="float" office:value="-0.00509745127436279" calcext:value-type="float">
            <text:p>-0.005</text:p>
          </table:table-cell>
          <table:table-cell office:value-type="float" office:value="-0.00518740629685155" calcext:value-type="float">
            <text:p>-0.005</text:p>
          </table:table-cell>
          <table:table-cell office:value-type="float" office:value="-0.0120689655172413" calcext:value-type="float">
            <text:p>-0.012</text:p>
          </table:table-cell>
          <table:table-cell office:value-type="float" office:value="0.00344827586206908" calcext:value-type="float">
            <text:p>0.003</text:p>
          </table:table-cell>
          <table:table-cell office:value-type="float" office:value="-0.00169415292353814" calcext:value-type="float">
            <text:p>-0.002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lpd</text:p>
          </table:table-cell>
          <table:table-cell office:value-type="float" office:value="0.0172413793103449" calcext:value-type="float">
            <text:p>0.017</text:p>
          </table:table-cell>
          <table:table-cell office:value-type="float" office:value="-0.00517241379310329" calcext:value-type="float">
            <text:p>-0.005</text:p>
          </table:table-cell>
          <table:table-cell office:value-type="float" office:value="0.010344827586207" calcext:value-type="float">
            <text:p>0.010</text:p>
          </table:table-cell>
          <table:table-cell office:value-type="float" office:value="-0.0051724137931034" calcext:value-type="float">
            <text:p>-0.005</text:p>
          </table:table-cell>
          <table:table-cell office:value-type="float" office:value="-0.00350824587706144" calcext:value-type="float">
            <text:p>-0.004</text:p>
          </table:table-cell>
          <table:table-cell office:value-type="float" office:value="-0.00515742128935537" calcext:value-type="float">
            <text:p>-0.005</text:p>
          </table:table-cell>
          <table:table-cell office:value-type="float" office:value="0.0120689655172415" calcext:value-type="float">
            <text:p>0.012</text:p>
          </table:table-cell>
          <table:table-cell office:value-type="float" office:value="0.0033883058470765" calcext:value-type="float">
            <text:p>0.003</text:p>
          </table:table-cell>
          <table:table-cell office:value-type="float" office:value="0.0103298350824588" calcext:value-type="float">
            <text:p>0.010</text:p>
          </table:table-cell>
          <table:table-cell office:value-type="float" office:value="-0.0000449775112443263" calcext:value-type="float">
            <text:p>0.000</text:p>
          </table:table-cell>
          <table:table-cell office:value-type="float" office:value="0.00517241379310351" calcext:value-type="float">
            <text:p>0.005</text:p>
          </table:table-cell>
          <table:table-cell office:value-type="float" office:value="0.0000299850074962915" calcext:value-type="float">
            <text:p>0.000</text:p>
          </table:table-cell>
          <table:table-cell office:value-type="float" office:value="-0.00176911544227876" calcext:value-type="float">
            <text:p>-0.002</text:p>
          </table:table-cell>
          <table:table-cell office:value-type="float" office:value="-0.00175412293853072" calcext:value-type="float">
            <text:p>-0.002</text:p>
          </table:table-cell>
          <table:table-cell office:value-type="float" office:value="-0.0034932533733133" calcext:value-type="float">
            <text:p>-0.003</text:p>
          </table:table-cell>
          <table:table-cell office:value-type="float" office:value="0.00344827586206897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lpd</text:p>
          </table:table-cell>
          <table:table-cell office:value-type="float" office:value="0.0120689655172413" calcext:value-type="float">
            <text:p>0.012</text:p>
          </table:table-cell>
          <table:table-cell office:value-type="float" office:value="-0.0120689655172413" calcext:value-type="float">
            <text:p>-0.012</text:p>
          </table:table-cell>
          <table:table-cell office:value-type="float" office:value="-0.00862068965517238" calcext:value-type="float">
            <text:p>-0.009</text:p>
          </table:table-cell>
          <table:table-cell office:value-type="float" office:value="-0.0121289355322339" calcext:value-type="float">
            <text:p>-0.012</text:p>
          </table:table-cell>
          <table:table-cell office:value-type="float" office:value="-0.0121439280359821" calcext:value-type="float">
            <text:p>-0.012</text:p>
          </table:table-cell>
          <table:table-cell office:value-type="float" office:value="-0.00347826086956526" calcext:value-type="float">
            <text:p>-0.003</text:p>
          </table:table-cell>
          <table:table-cell office:value-type="float" office:value="-0.00343328335832083" calcext:value-type="float">
            <text:p>-0.003</text:p>
          </table:table-cell>
          <table:table-cell office:value-type="float" office:value="-0.00175412293853072" calcext:value-type="float">
            <text:p>-0.002</text:p>
          </table:table-cell>
          <table:table-cell office:value-type="float" office:value="-0.00176911544227887" calcext:value-type="float">
            <text:p>-0.002</text:p>
          </table:table-cell>
          <table:table-cell office:value-type="float" office:value="-0.00692653673163413" calcext:value-type="float">
            <text:p>-0.007</text:p>
          </table:table-cell>
          <table:table-cell office:value-type="float" office:value="-0.013808095952024" calcext:value-type="float">
            <text:p>-0.014</text:p>
          </table:table-cell>
          <table:table-cell office:value-type="float" office:value="-0.00859070464767619" calcext:value-type="float">
            <text:p>-0.009</text:p>
          </table:table-cell>
          <table:table-cell office:value-type="float" office:value="-0.0173013493253372" calcext:value-type="float">
            <text:p>-0.017</text:p>
          </table:table-cell>
          <table:table-cell office:value-type="float" office:value="-0.00866566716641681" calcext:value-type="float">
            <text:p>-0.009</text:p>
          </table:table-cell>
          <table:table-cell office:value-type="float" office:value="-0.00518740629685155" calcext:value-type="float">
            <text:p>-0.005</text:p>
          </table:table-cell>
          <table:table-cell office:value-type="float" office:value="-0.00863568215892052" calcext:value-type="float">
            <text:p>-0.00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lpd</text:p>
          </table:table-cell>
          <table:table-cell office:value-type="float" office:value="0.0183178410794604" calcext:value-type="float">
            <text:p>0.018</text:p>
          </table:table-cell>
          <table:table-cell office:value-type="float" office:value="-0.00171214392803587" calcext:value-type="float">
            <text:p>-0.002</text:p>
          </table:table-cell>
          <table:table-cell office:value-type="float" office:value="0.0165817091454274" calcext:value-type="float">
            <text:p>0.017</text:p>
          </table:table-cell>
          <table:table-cell office:value-type="float" office:value="0.0083238380809596" calcext:value-type="float">
            <text:p>0.008</text:p>
          </table:table-cell>
          <table:table-cell office:value-type="float" office:value="0.00411694152923547" calcext:value-type="float">
            <text:p>0.004</text:p>
          </table:table-cell>
          <table:table-cell office:value-type="float" office:value="0.00210494752623702" calcext:value-type="float">
            <text:p>0.002</text:p>
          </table:table-cell>
          <table:table-cell office:value-type="float" office:value="0.0138080959520241" calcext:value-type="float">
            <text:p>0.014</text:p>
          </table:table-cell>
          <table:table-cell office:value-type="float" office:value="0.00588905547226393" calcext:value-type="float">
            <text:p>0.006</text:p>
          </table:table-cell>
          <table:table-cell office:value-type="float" office:value="0.00656671664167918" calcext:value-type="float">
            <text:p>0.007</text:p>
          </table:table-cell>
          <table:table-cell office:value-type="float" office:value="0.00586506746626692" calcext:value-type="float">
            <text:p>0.006</text:p>
          </table:table-cell>
          <table:table-cell office:value-type="float" office:value="0.00553823088455774" calcext:value-type="float">
            <text:p>0.006</text:p>
          </table:table-cell>
          <table:table-cell office:value-type="float" office:value="0.00730734632683672" calcext:value-type="float">
            <text:p>0.007</text:p>
          </table:table-cell>
          <table:table-cell office:value-type="float" office:value="0.00102248875562239" calcext:value-type="float">
            <text:p>0.001</text:p>
          </table:table-cell>
          <table:table-cell office:value-type="float" office:value="0.00658170914542744" calcext:value-type="float">
            <text:p>0.007</text:p>
          </table:table-cell>
          <table:table-cell office:value-type="float" office:value="0.00347226386806609" calcext:value-type="float">
            <text:p>0.003</text:p>
          </table:table-cell>
          <table:table-cell office:value-type="float" office:value="0.00761319340329847" calcext:value-type="float">
            <text:p>0.008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onosphere</text:p>
          </table:table-cell>
          <table:table-cell office:value-type="float" office:value="-0.00869215291750503" calcext:value-type="float">
            <text:p>-0.009</text:p>
          </table:table-cell>
          <table:table-cell office:value-type="float" office:value="-0.0284909456740443" calcext:value-type="float">
            <text:p>-0.028</text:p>
          </table:table-cell>
          <table:table-cell office:value-type="float" office:value="-0.0198390342052315" calcext:value-type="float">
            <text:p>-0.020</text:p>
          </table:table-cell>
          <table:table-cell office:value-type="float" office:value="-0.0114285714285717" calcext:value-type="float">
            <text:p>-0.011</text:p>
          </table:table-cell>
          <table:table-cell office:value-type="float" office:value="-0.00289738430583508" calcext:value-type="float">
            <text:p>-0.003</text:p>
          </table:table-cell>
          <table:table-cell office:value-type="float" office:value="-0.00575452716297786" calcext:value-type="float">
            <text:p>-0.006</text:p>
          </table:table-cell>
          <table:table-cell office:value-type="float" office:value="-0.014245472837022" calcext:value-type="float">
            <text:p>-0.014</text:p>
          </table:table-cell>
          <table:table-cell office:value-type="float" office:value="-0.00293762575452705" calcext:value-type="float">
            <text:p>-0.003</text:p>
          </table:table-cell>
          <table:table-cell office:value-type="float" office:value="-0.00857142857142845" calcext:value-type="float">
            <text:p>-0.009</text:p>
          </table:table-cell>
          <table:table-cell office:value-type="float" office:value="-0.0227766599597586" calcext:value-type="float">
            <text:p>-0.023</text:p>
          </table:table-cell>
          <table:table-cell office:value-type="float" office:value="-0.00567404426559359" calcext:value-type="float">
            <text:p>-0.006</text:p>
          </table:table-cell>
          <table:table-cell office:value-type="float" office:value="-0.0198792756539236" calcext:value-type="float">
            <text:p>-0.020</text:p>
          </table:table-cell>
          <table:table-cell office:value-type="float" office:value="-0.000120724346076462" calcext:value-type="float">
            <text:p>0.000</text:p>
          </table:table-cell>
          <table:table-cell office:value-type="float" office:value="-0.0114688128772636" calcext:value-type="float">
            <text:p>-0.011</text:p>
          </table:table-cell>
          <table:table-cell office:value-type="float" office:value="-0.00579476861167005" calcext:value-type="float">
            <text:p>-0.006</text:p>
          </table:table-cell>
          <table:table-cell office:value-type="float" office:value="-0.00861167002012087" calcext:value-type="float">
            <text:p>-0.009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onosphere</text:p>
          </table:table-cell>
          <table:table-cell office:value-type="float" office:value="-0.00583501006036224" calcext:value-type="float">
            <text:p>-0.006</text:p>
          </table:table-cell>
          <table:table-cell office:value-type="float" office:value="-0.0284909456740442" calcext:value-type="float">
            <text:p>-0.028</text:p>
          </table:table-cell>
          <table:table-cell office:value-type="float" office:value="0.00281690140845081" calcext:value-type="float">
            <text:p>0.003</text:p>
          </table:table-cell>
          <table:table-cell office:value-type="float" office:value="0.00841046277665991" calcext:value-type="float">
            <text:p>0.008</text:p>
          </table:table-cell>
          <table:table-cell office:value-type="float" office:value="0.00559356136820932" calcext:value-type="float">
            <text:p>0.006</text:p>
          </table:table-cell>
          <table:table-cell office:value-type="float" office:value="0.00555331991951713" calcext:value-type="float">
            <text:p>0.006</text:p>
          </table:table-cell>
          <table:table-cell office:value-type="float" office:value="-0.0000402414486920799" calcext:value-type="float">
            <text:p>0.000</text:p>
          </table:table-cell>
          <table:table-cell office:value-type="float" office:value="0.00559356136820932" calcext:value-type="float">
            <text:p>0.006</text:p>
          </table:table-cell>
          <table:table-cell office:value-type="float" office:value="0.00277665995975851" calcext:value-type="float">
            <text:p>0.003</text:p>
          </table:table-cell>
          <table:table-cell office:value-type="float" office:value="-0.00289738430583508" calcext:value-type="float">
            <text:p>-0.003</text:p>
          </table:table-cell>
          <table:table-cell office:value-type="float" office:value="-0.00285714285714289" calcext:value-type="float">
            <text:p>-0.003</text:p>
          </table:table-cell>
          <table:table-cell office:value-type="float" office:value="-0.000120724346076462" calcext:value-type="float">
            <text:p>0.000</text:p>
          </table:table-cell>
          <table:table-cell office:value-type="float" office:value="-0.00293762575452727" calcext:value-type="float">
            <text:p>-0.003</text:p>
          </table:table-cell>
          <table:table-cell office:value-type="float" office:value="0.0056338028169014" calcext:value-type="float">
            <text:p>0.006</text:p>
          </table:table-cell>
          <table:table-cell table:number-columns-repeated="2" office:value-type="float" office:value="-0.0000402414486920799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onosphere</text:p>
          </table:table-cell>
          <table:table-cell office:value-type="float" office:value="-0.00293762575452727" calcext:value-type="float">
            <text:p>-0.003</text:p>
          </table:table-cell>
          <table:table-cell office:value-type="float" office:value="-0.031307847082495" calcext:value-type="float">
            <text:p>-0.031</text:p>
          </table:table-cell>
          <table:table-cell office:value-type="float" office:value="0.00849094567404418" calcext:value-type="float">
            <text:p>0.008</text:p>
          </table:table-cell>
          <table:table-cell table:number-columns-repeated="2" office:value-type="float" office:value="0.00841046277665991" calcext:value-type="float">
            <text:p>0.008</text:p>
          </table:table-cell>
          <table:table-cell office:value-type="float" office:value="0.00845070422535199" calcext:value-type="float">
            <text:p>0.008</text:p>
          </table:table-cell>
          <table:table-cell office:value-type="float" office:value="-0.0056740442655937" calcext:value-type="float">
            <text:p>-0.006</text:p>
          </table:table-cell>
          <table:table-cell office:value-type="float" office:value="0.00845070422535199" calcext:value-type="float">
            <text:p>0.008</text:p>
          </table:table-cell>
          <table:table-cell office:value-type="float" office:value="-0.00285714285714289" calcext:value-type="float">
            <text:p>-0.003</text:p>
          </table:table-cell>
          <table:table-cell office:value-type="float" office:value="-0.0000804828973842708" calcext:value-type="float">
            <text:p>0.000</text:p>
          </table:table-cell>
          <table:table-cell office:value-type="float" office:value="-0.00285714285714289" calcext:value-type="float">
            <text:p>-0.003</text:p>
          </table:table-cell>
          <table:table-cell office:value-type="float" office:value="-0.000040241448692302" calcext:value-type="float">
            <text:p>0.000</text:p>
          </table:table-cell>
          <table:table-cell office:value-type="float" office:value="-0.00571428571428567" calcext:value-type="float">
            <text:p>-0.006</text:p>
          </table:table-cell>
          <table:table-cell office:value-type="float" office:value="-0.00004024144869230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-0.00285714285714289" calcext:value-type="float">
            <text:p>-0.003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onosphere</text:p>
          </table:table-cell>
          <table:table-cell office:value-type="float" office:value="-0.000120724346076462" calcext:value-type="float">
            <text:p>0.000</text:p>
          </table:table-cell>
          <table:table-cell office:value-type="float" office:value="-0.0228169014084507" calcext:value-type="float">
            <text:p>-0.023</text:p>
          </table:table-cell>
          <table:table-cell office:value-type="float" office:value="0.00277665995975851" calcext:value-type="float">
            <text:p>0.003</text:p>
          </table:table-cell>
          <table:table-cell office:value-type="float" office:value="0.00845070422535232" calcext:value-type="float">
            <text:p>0.008</text:p>
          </table:table-cell>
          <table:table-cell table:number-columns-repeated="2" office:value-type="float" office:value="0.0112676056338028" calcext:value-type="float">
            <text:p>0.011</text:p>
          </table:table-cell>
          <table:table-cell office:value-type="float" office:value="0.00277665995975851" calcext:value-type="float">
            <text:p>0.003</text:p>
          </table:table-cell>
          <table:table-cell office:value-type="float" office:value="0.011307847082495" calcext:value-type="float">
            <text:p>0.011</text:p>
          </table:table-cell>
          <table:table-cell office:value-type="float" office:value="0.00277665995975851" calcext:value-type="float">
            <text:p>0.003</text:p>
          </table:table-cell>
          <table:table-cell office:value-type="float" office:value="0.00559356136820932" calcext:value-type="float">
            <text:p>0.006</text:p>
          </table:table-cell>
          <table:table-cell office:value-type="float" office:value="-0.0000402414486920799" calcext:value-type="float">
            <text:p>0.000</text:p>
          </table:table-cell>
          <table:table-cell office:value-type="float" office:value="0.00273641851106654" calcext:value-type="float">
            <text:p>0.003</text:p>
          </table:table-cell>
          <table:table-cell office:value-type="float" office:value="-0.0000402414486920799" calcext:value-type="float">
            <text:p>0.000</text:p>
          </table:table-cell>
          <table:table-cell office:value-type="float" office:value="0.00273641851106654" calcext:value-type="float">
            <text:p>0.003</text:p>
          </table:table-cell>
          <table:table-cell office:value-type="float" office:value="-0.0000402414486920799" calcext:value-type="float">
            <text:p>0.000</text:p>
          </table:table-cell>
          <table:table-cell office:value-type="float" office:value="0.00277665995975851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onosphere</text:p>
          </table:table-cell>
          <table:table-cell office:value-type="float" office:value="-0.00579476861167005" calcext:value-type="float">
            <text:p>-0.006</text:p>
          </table:table-cell>
          <table:table-cell office:value-type="float" office:value="-0.0284909456740443" calcext:value-type="float">
            <text:p>-0.028</text:p>
          </table:table-cell>
          <table:table-cell office:value-type="float" office:value="0.00273641851106632" calcext:value-type="float">
            <text:p>0.003</text:p>
          </table:table-cell>
          <table:table-cell office:value-type="float" office:value="-0.00293762575452705" calcext:value-type="float">
            <text:p>-0.003</text:p>
          </table:table-cell>
          <table:table-cell office:value-type="float" office:value="-0.0000402414486921909" calcext:value-type="float">
            <text:p>0.000</text:p>
          </table:table-cell>
          <table:table-cell office:value-type="float" office:value="0.00277665995975873" calcext:value-type="float">
            <text:p>0.003</text:p>
          </table:table-cell>
          <table:table-cell office:value-type="float" office:value="-0.00289738430583508" calcext:value-type="float">
            <text:p>-0.003</text:p>
          </table:table-cell>
          <table:table-cell office:value-type="float" office:value="0.0084909456740444" calcext:value-type="float">
            <text:p>0.008</text:p>
          </table:table-cell>
          <table:table-cell office:value-type="float" office:value="-0.0000804828973842708" calcext:value-type="float">
            <text:p>0.000</text:p>
          </table:table-cell>
          <table:table-cell office:value-type="float" office:value="-0.00289738430583508" calcext:value-type="float">
            <text:p>-0.003</text:p>
          </table:table-cell>
          <table:table-cell office:value-type="float" office:value="-0.00571428571428567" calcext:value-type="float">
            <text:p>-0.006</text:p>
          </table:table-cell>
          <table:table-cell office:value-type="float" office:value="-0.00293762575452705" calcext:value-type="float">
            <text:p>-0.003</text:p>
          </table:table-cell>
          <table:table-cell office:value-type="float" office:value="-0.00571428571428567" calcext:value-type="float">
            <text:p>-0.006</text:p>
          </table:table-cell>
          <table:table-cell office:value-type="float" office:value="-0.0000804828973842708" calcext:value-type="float">
            <text:p>0.000</text:p>
          </table:table-cell>
          <table:table-cell office:value-type="float" office:value="-0.00289738430583508" calcext:value-type="float">
            <text:p>-0.003</text:p>
          </table:table-cell>
          <table:table-cell office:value-type="float" office:value="-0.0000804828973842708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onosphere</text:p>
          </table:table-cell>
          <table:table-cell office:value-type="float" office:value="-0.00467605633802815" calcext:value-type="float">
            <text:p>-0.005</text:p>
          </table:table-cell>
          <table:table-cell office:value-type="float" office:value="-0.0279195171026156" calcext:value-type="float">
            <text:p>-0.028</text:p>
          </table:table-cell>
          <table:table-cell office:value-type="float" office:value="-0.000603621730382309" calcext:value-type="float">
            <text:p>-0.001</text:p>
          </table:table-cell>
          <table:table-cell office:value-type="float" office:value="0.00218108651911475" calcext:value-type="float">
            <text:p>0.002</text:p>
          </table:table-cell>
          <table:table-cell office:value-type="float" office:value="0.00446680080482909" calcext:value-type="float">
            <text:p>0.004</text:p>
          </table:table-cell>
          <table:table-cell office:value-type="float" office:value="0.00445875251509054" calcext:value-type="float">
            <text:p>0.004</text:p>
          </table:table-cell>
          <table:table-cell office:value-type="float" office:value="-0.00401609657947688" calcext:value-type="float">
            <text:p>-0.004</text:p>
          </table:table-cell>
          <table:table-cell office:value-type="float" office:value="0.00618108651911486" calcext:value-type="float">
            <text:p>0.006</text:p>
          </table:table-cell>
          <table:table-cell office:value-type="float" office:value="-0.00119114688128763" calcext:value-type="float">
            <text:p>-0.001</text:p>
          </table:table-cell>
          <table:table-cell office:value-type="float" office:value="-0.00461167002012064" calcext:value-type="float">
            <text:p>-0.005</text:p>
          </table:table-cell>
          <table:table-cell office:value-type="float" office:value="-0.00342857142857134" calcext:value-type="float">
            <text:p>-0.003</text:p>
          </table:table-cell>
          <table:table-cell office:value-type="float" office:value="-0.00404828973843041" calcext:value-type="float">
            <text:p>-0.004</text:p>
          </table:table-cell>
          <table:table-cell office:value-type="float" office:value="-0.00290543259557341" calcext:value-type="float">
            <text:p>-0.003</text:p>
          </table:table-cell>
          <table:table-cell office:value-type="float" office:value="-0.000643863179074389" calcext:value-type="float">
            <text:p>-0.001</text:p>
          </table:table-cell>
          <table:table-cell office:value-type="float" office:value="-0.00175452716297786" calcext:value-type="float">
            <text:p>-0.002</text:p>
          </table:table-cell>
          <table:table-cell office:value-type="float" office:value="-0.0017625754527163" calcext:value-type="float">
            <text:p>-0.002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ima</text:p>
          </table:table-cell>
          <table:table-cell office:value-type="float" office:value="0.00388761565232143" calcext:value-type="float">
            <text:p>0.004</text:p>
          </table:table-cell>
          <table:table-cell office:value-type="float" office:value="-0.00000848824378241186" calcext:value-type="float">
            <text:p>0.000</text:p>
          </table:table-cell>
          <table:table-cell office:value-type="float" office:value="-0.00260589084118501" calcext:value-type="float">
            <text:p>-0.003</text:p>
          </table:table-cell>
          <table:table-cell office:value-type="float" office:value="-0.00128172481113664" calcext:value-type="float">
            <text:p>-0.001</text:p>
          </table:table-cell>
          <table:table-cell office:value-type="float" office:value="0.00906544435956202" calcext:value-type="float">
            <text:p>0.009</text:p>
          </table:table-cell>
          <table:table-cell office:value-type="float" office:value="0.00909939733469134" calcext:value-type="float">
            <text:p>0.009</text:p>
          </table:table-cell>
          <table:table-cell office:value-type="float" office:value="0.00130718954248366" calcext:value-type="float">
            <text:p>0.001</text:p>
          </table:table-cell>
          <table:table-cell office:value-type="float" office:value="-0.00653594771241839" calcext:value-type="float">
            <text:p>-0.007</text:p>
          </table:table-cell>
          <table:table-cell office:value-type="float" office:value="0.0116883116883116" calcext:value-type="float">
            <text:p>0.012</text:p>
          </table:table-cell>
          <table:table-cell office:value-type="float" office:value="-0.00914183855360329" calcext:value-type="float">
            <text:p>-0.009</text:p>
          </table:table-cell>
          <table:table-cell office:value-type="float" office:value="-0.00260589084118501" calcext:value-type="float">
            <text:p>-0.003</text:p>
          </table:table-cell>
          <table:table-cell office:value-type="float" office:value="-0.00263984381631444" calcext:value-type="float">
            <text:p>-0.003</text:p>
          </table:table-cell>
          <table:table-cell office:value-type="float" office:value="0.0221033868092692" calcext:value-type="float">
            <text:p>0.022</text:p>
          </table:table-cell>
          <table:table-cell office:value-type="float" office:value="0.0117307529072235" calcext:value-type="float">
            <text:p>0.012</text:p>
          </table:table-cell>
          <table:table-cell office:value-type="float" office:value="0.0143111790170614" calcext:value-type="float">
            <text:p>0.014</text:p>
          </table:table-cell>
          <table:table-cell office:value-type="float" office:value="-0.00394703335879809" calcext:value-type="float">
            <text:p>-0.004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ima</text:p>
          </table:table-cell>
          <table:table-cell office:value-type="float" office:value="0.00781767252355492" calcext:value-type="float">
            <text:p>0.008</text:p>
          </table:table-cell>
          <table:table-cell office:value-type="float" office:value="-0.0103726339020457" calcext:value-type="float">
            <text:p>-0.010</text:p>
          </table:table-cell>
          <table:table-cell office:value-type="float" office:value="-0.00645106527459471" calcext:value-type="float">
            <text:p>-0.006</text:p>
          </table:table-cell>
          <table:table-cell office:value-type="float" office:value="-0.0077922077922078" calcext:value-type="float">
            <text:p>-0.008</text:p>
          </table:table-cell>
          <table:table-cell office:value-type="float" office:value="-0.0104235633647398" calcext:value-type="float">
            <text:p>-0.010</text:p>
          </table:table-cell>
          <table:table-cell office:value-type="float" office:value="-0.00258891435362019" calcext:value-type="float">
            <text:p>-0.003</text:p>
          </table:table-cell>
          <table:table-cell office:value-type="float" office:value="-0.00385366267719212" calcext:value-type="float">
            <text:p>-0.004</text:p>
          </table:table-cell>
          <table:table-cell office:value-type="float" office:value="-0.0156353450471097" calcext:value-type="float">
            <text:p>-0.016</text:p>
          </table:table-cell>
          <table:table-cell office:value-type="float" office:value="0.00655292419998299" calcext:value-type="float">
            <text:p>0.007</text:p>
          </table:table-cell>
          <table:table-cell office:value-type="float" office:value="-0.0012392835922248" calcext:value-type="float">
            <text:p>-0.001</text:p>
          </table:table-cell>
          <table:table-cell office:value-type="float" office:value="-0.00646804176215943" calcext:value-type="float">
            <text:p>-0.006</text:p>
          </table:table-cell>
          <table:table-cell office:value-type="float" office:value="-0.00908242084712674" calcext:value-type="float">
            <text:p>-0.009</text:p>
          </table:table-cell>
          <table:table-cell office:value-type="float" office:value="0.0169425345895934" calcext:value-type="float">
            <text:p>0.017</text:p>
          </table:table-cell>
          <table:table-cell office:value-type="float" office:value="0.00264833206009674" calcext:value-type="float">
            <text:p>0.003</text:p>
          </table:table-cell>
          <table:table-cell office:value-type="float" office:value="0.00395552160258039" calcext:value-type="float">
            <text:p>0.004</text:p>
          </table:table-cell>
          <table:table-cell office:value-type="float" office:value="-0.00129021305491894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ima</text:p>
          </table:table-cell>
          <table:table-cell office:value-type="float" office:value="0.0155589508530686" calcext:value-type="float">
            <text:p>0.016</text:p>
          </table:table-cell>
          <table:table-cell office:value-type="float" office:value="0.00388761565232154" calcext:value-type="float">
            <text:p>0.004</text:p>
          </table:table-cell>
          <table:table-cell office:value-type="float" office:value="0.00387912740853913" calcext:value-type="float">
            <text:p>0.004</text:p>
          </table:table-cell>
          <table:table-cell office:value-type="float" office:value="0.00777523130464308" calcext:value-type="float">
            <text:p>0.008</text:p>
          </table:table-cell>
          <table:table-cell office:value-type="float" office:value="0.00774127832951366" calcext:value-type="float">
            <text:p>0.008</text:p>
          </table:table-cell>
          <table:table-cell office:value-type="float" office:value="0.00384517443340981" calcext:value-type="float">
            <text:p>0.004</text:p>
          </table:table-cell>
          <table:table-cell office:value-type="float" office:value="0.00906544435956202" calcext:value-type="float">
            <text:p>0.009</text:p>
          </table:table-cell>
          <table:table-cell office:value-type="float" office:value="0.00257193786605547" calcext:value-type="float">
            <text:p>0.003</text:p>
          </table:table-cell>
          <table:table-cell office:value-type="float" office:value="0.0129955012307954" calcext:value-type="float">
            <text:p>0.013</text:p>
          </table:table-cell>
          <table:table-cell office:value-type="float" office:value="0.0168831168831169" calcext:value-type="float">
            <text:p>0.017</text:p>
          </table:table-cell>
          <table:table-cell office:value-type="float" office:value="-0.0000424412189118373" calcext:value-type="float">
            <text:p>0.000</text:p>
          </table:table-cell>
          <table:table-cell office:value-type="float" office:value="0.0182072829131653" calcext:value-type="float">
            <text:p>0.018</text:p>
          </table:table-cell>
          <table:table-cell office:value-type="float" office:value="0.0182157711569476" calcext:value-type="float">
            <text:p>0.018</text:p>
          </table:table-cell>
          <table:table-cell office:value-type="float" office:value="0.0130124777183601" calcext:value-type="float">
            <text:p>0.013</text:p>
          </table:table-cell>
          <table:table-cell office:value-type="float" office:value="0.0116883116883117" calcext:value-type="float">
            <text:p>0.012</text:p>
          </table:table-cell>
          <table:table-cell office:value-type="float" office:value="0.0143026907732791" calcext:value-type="float">
            <text:p>0.014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ima</text:p>
          </table:table-cell>
          <table:table-cell office:value-type="float" office:value="0.00125626007978941" calcext:value-type="float">
            <text:p>0.001</text:p>
          </table:table-cell>
          <table:table-cell office:value-type="float" office:value="-0.00128172481113664" calcext:value-type="float">
            <text:p>-0.001</text:p>
          </table:table-cell>
          <table:table-cell office:value-type="float" office:value="0.00651897122485357" calcext:value-type="float">
            <text:p>0.007</text:p>
          </table:table-cell>
          <table:table-cell office:value-type="float" office:value="0.00258042610983789" calcext:value-type="float">
            <text:p>0.003</text:p>
          </table:table-cell>
          <table:table-cell office:value-type="float" office:value="0.00127323656735423" calcext:value-type="float">
            <text:p>0.001</text:p>
          </table:table-cell>
          <table:table-cell office:value-type="float" office:value="-0.00915032679738559" calcext:value-type="float">
            <text:p>-0.009</text:p>
          </table:table-cell>
          <table:table-cell office:value-type="float" office:value="-0.0000169764875647127" calcext:value-type="float">
            <text:p>0.000</text:p>
          </table:table-cell>
          <table:table-cell office:value-type="float" office:value="-0.00651048298107126" calcext:value-type="float">
            <text:p>-0.007</text:p>
          </table:table-cell>
          <table:table-cell office:value-type="float" office:value="0.00131567778626596" calcext:value-type="float">
            <text:p>0.001</text:p>
          </table:table-cell>
          <table:table-cell office:value-type="float" office:value="0.00650199473728885" calcext:value-type="float">
            <text:p>0.007</text:p>
          </table:table-cell>
          <table:table-cell office:value-type="float" office:value="0.00129870129870124" calcext:value-type="float">
            <text:p>0.001</text:p>
          </table:table-cell>
          <table:table-cell office:value-type="float" office:value="-0.00390459213988636" calcext:value-type="float">
            <text:p>-0.004</text:p>
          </table:table-cell>
          <table:table-cell office:value-type="float" office:value="0.00390459213988625" calcext:value-type="float">
            <text:p>0.004</text:p>
          </table:table-cell>
          <table:table-cell office:value-type="float" office:value="0.00522875816993462" calcext:value-type="float">
            <text:p>0.005</text:p>
          </table:table-cell>
          <table:table-cell office:value-type="float" office:value="0.0025974025974026" calcext:value-type="float">
            <text:p>0.003</text:p>
          </table:table-cell>
          <table:table-cell office:value-type="float" office:value="0.00650199473728885" calcext:value-type="float">
            <text:p>0.007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ima</text:p>
          </table:table-cell>
          <table:table-cell office:value-type="float" office:value="-0.00787709023003147" calcext:value-type="float">
            <text:p>-0.008</text:p>
          </table:table-cell>
          <table:table-cell office:value-type="float" office:value="-0.0130124777183601" calcext:value-type="float">
            <text:p>-0.013</text:p>
          </table:table-cell>
          <table:table-cell office:value-type="float" office:value="-0.00650199473728896" calcext:value-type="float">
            <text:p>-0.007</text:p>
          </table:table-cell>
          <table:table-cell office:value-type="float" office:value="-0.0130634071810543" calcext:value-type="float">
            <text:p>-0.013</text:p>
          </table:table-cell>
          <table:table-cell office:value-type="float" office:value="-0.00263135557253202" calcext:value-type="float">
            <text:p>-0.003</text:p>
          </table:table-cell>
          <table:table-cell office:value-type="float" office:value="-0.0117562176385706" calcext:value-type="float">
            <text:p>-0.012</text:p>
          </table:table-cell>
          <table:table-cell office:value-type="float" office:value="-0.0117647058823529" calcext:value-type="float">
            <text:p>-0.012</text:p>
          </table:table-cell>
          <table:table-cell office:value-type="float" office:value="-0.0234615058144469" calcext:value-type="float">
            <text:p>-0.023</text:p>
          </table:table-cell>
          <table:table-cell office:value-type="float" office:value="-0.00129870129870135" calcext:value-type="float">
            <text:p>-0.001</text:p>
          </table:table-cell>
          <table:table-cell office:value-type="float" office:value="-0.00523724641371703" calcext:value-type="float">
            <text:p>-0.005</text:p>
          </table:table-cell>
          <table:table-cell office:value-type="float" office:value="-0.00651897122485357" calcext:value-type="float">
            <text:p>-0.007</text:p>
          </table:table-cell>
          <table:table-cell office:value-type="float" office:value="-0.00912486206603857" calcext:value-type="float">
            <text:p>-0.009</text:p>
          </table:table-cell>
          <table:table-cell office:value-type="float" office:value="-0.00391308038366867" calcext:value-type="float">
            <text:p>-0.004</text:p>
          </table:table-cell>
          <table:table-cell office:value-type="float" office:value="-0.00650199473728896" calcext:value-type="float">
            <text:p>-0.007</text:p>
          </table:table-cell>
          <table:table-cell office:value-type="float" office:value="-0.0143281555046261" calcext:value-type="float">
            <text:p>-0.014</text:p>
          </table:table-cell>
          <table:table-cell office:value-type="float" office:value="-0.00392156862745097" calcext:value-type="float">
            <text:p>-0.00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ima</text:p>
          </table:table-cell>
          <table:table-cell office:value-type="float" office:value="0.00412868177574055" calcext:value-type="float">
            <text:p>0.004</text:p>
          </table:table-cell>
          <table:table-cell office:value-type="float" office:value="-0.00415754180460071" calcext:value-type="float">
            <text:p>-0.004</text:p>
          </table:table-cell>
          <table:table-cell office:value-type="float" office:value="-0.00103217044393522" calcext:value-type="float">
            <text:p>-0.001</text:p>
          </table:table-cell>
          <table:table-cell office:value-type="float" office:value="-0.00235633647398348" calcext:value-type="float">
            <text:p>-0.002</text:p>
          </table:table-cell>
          <table:table-cell office:value-type="float" office:value="0.00100500806383164" calcext:value-type="float">
            <text:p>0.001</text:p>
          </table:table-cell>
          <table:table-cell office:value-type="float" office:value="-0.00211017740429509" calcext:value-type="float">
            <text:p>-0.002</text:p>
          </table:table-cell>
          <table:table-cell office:value-type="float" office:value="-0.00105254222901274" calcext:value-type="float">
            <text:p>-0.001</text:p>
          </table:table-cell>
          <table:table-cell office:value-type="float" office:value="-0.0099142687377981" calcext:value-type="float">
            <text:p>-0.010</text:p>
          </table:table-cell>
          <table:table-cell office:value-type="float" office:value="0.00625074272133097" calcext:value-type="float">
            <text:p>0.006</text:p>
          </table:table-cell>
          <table:table-cell office:value-type="float" office:value="0.00155334861217216" calcext:value-type="float">
            <text:p>0.002</text:p>
          </table:table-cell>
          <table:table-cell office:value-type="float" office:value="-0.00286732874968176" calcext:value-type="float">
            <text:p>-0.003</text:p>
          </table:table-cell>
          <table:table-cell office:value-type="float" office:value="-0.00130888719124023" calcext:value-type="float">
            <text:p>-0.001</text:p>
          </table:table-cell>
          <table:table-cell office:value-type="float" office:value="0.0114506408624055" calcext:value-type="float">
            <text:p>0.011</text:p>
          </table:table-cell>
          <table:table-cell office:value-type="float" office:value="0.00522366522366524" calcext:value-type="float">
            <text:p>0.005</text:p>
          </table:table-cell>
          <table:table-cell office:value-type="float" office:value="0.00364485188014607" calcext:value-type="float">
            <text:p>0.004</text:p>
          </table:table-cell>
          <table:table-cell office:value-type="float" office:value="0.00232917409388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egment</text:p>
          </table:table-cell>
          <table:table-cell office:value-type="float" office:value="-0.0147186147186146" calcext:value-type="float">
            <text:p>-0.015</text:p>
          </table:table-cell>
          <table:table-cell office:value-type="float" office:value="-0.00649350649350644" calcext:value-type="float">
            <text:p>-0.006</text:p>
          </table:table-cell>
          <table:table-cell office:value-type="float" office:value="-0.00476190476190486" calcext:value-type="float">
            <text:p>-0.005</text:p>
          </table:table-cell>
          <table:table-cell office:value-type="float" office:value="-0.00606060606060599" calcext:value-type="float">
            <text:p>-0.006</text:p>
          </table:table-cell>
          <table:table-cell office:value-type="float" office:value="-0.0051948051948052" calcext:value-type="float">
            <text:p>-0.005</text:p>
          </table:table-cell>
          <table:table-cell office:value-type="float" office:value="-0.00476190476190486" calcext:value-type="float">
            <text:p>-0.005</text:p>
          </table:table-cell>
          <table:table-cell table:number-columns-repeated="2" office:value-type="float" office:value="-0.00259740259740238" calcext:value-type="float">
            <text:p>-0.003</text:p>
          </table:table-cell>
          <table:table-cell office:value-type="float" office:value="-0.00476190476190463" calcext:value-type="float">
            <text:p>-0.005</text:p>
          </table:table-cell>
          <table:table-cell office:value-type="float" office:value="-0.00216450216450204" calcext:value-type="float">
            <text:p>-0.002</text:p>
          </table:table-cell>
          <table:table-cell office:value-type="float" office:value="-0.00389610389610362" calcext:value-type="float">
            <text:p>-0.004</text:p>
          </table:table-cell>
          <table:table-cell office:value-type="float" office:value="-0.00303030303030283" calcext:value-type="float">
            <text:p>-0.003</text:p>
          </table:table-cell>
          <table:table-cell office:value-type="float" office:value="-0.00259740259740238" calcext:value-type="float">
            <text:p>-0.003</text:p>
          </table:table-cell>
          <table:table-cell office:value-type="float" office:value="-0.00389610389610362" calcext:value-type="float">
            <text:p>-0.004</text:p>
          </table:table-cell>
          <table:table-cell office:value-type="float" office:value="-0.00606060606060599" calcext:value-type="float">
            <text:p>-0.006</text:p>
          </table:table-cell>
          <table:table-cell office:value-type="float" office:value="-0.00173160173160158" calcext:value-type="float">
            <text:p>-0.002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egment</text:p>
          </table:table-cell>
          <table:table-cell office:value-type="float" office:value="-0.0177489177489175" calcext:value-type="float">
            <text:p>-0.018</text:p>
          </table:table-cell>
          <table:table-cell office:value-type="float" office:value="-0.00259740259740238" calcext:value-type="float">
            <text:p>-0.003</text:p>
          </table:table-cell>
          <table:table-cell office:value-type="float" office:value="-0.000865800865800792" calcext:value-type="float">
            <text:p>-0.001</text:p>
          </table:table-cell>
          <table:table-cell office:value-type="float" office:value="-0.00216450216450192" calcext:value-type="float">
            <text:p>-0.002</text:p>
          </table:table-cell>
          <table:table-cell table:number-columns-repeated="2" office:value-type="float" office:value="-0.000432900432900341" calcext:value-type="float">
            <text:p>0.000</text:p>
          </table:table-cell>
          <table:table-cell office:value-type="float" office:value="-0.000865800865800792" calcext:value-type="float">
            <text:p>-0.001</text:p>
          </table:table-cell>
          <table:table-cell office:value-type="float" office:value="0.000865800865801236" calcext:value-type="float">
            <text:p>0.001</text:p>
          </table:table-cell>
          <table:table-cell office:value-type="float" office:value="-0.00129870129870113" calcext:value-type="float">
            <text:p>-0.001</text:p>
          </table:table-cell>
          <table:table-cell office:value-type="float" office:value="0" calcext:value-type="float">
            <text:p>0.000</text:p>
          </table:table-cell>
          <table:table-cell office:value-type="float" office:value="-0.00043290043290034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.000432900432900674" calcext:value-type="float">
            <text:p>0.000</text:p>
          </table:table-cell>
          <table:table-cell office:value-type="float" office:value="-0.000865800865800792" calcext:value-type="float">
            <text:p>-0.001</text:p>
          </table:table-cell>
          <table:table-cell office:value-type="float" office:value="0.00173160173160203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egment</text:p>
          </table:table-cell>
          <table:table-cell office:value-type="float" office:value="-0.0164502164502166" calcext:value-type="float">
            <text:p>-0.016</text:p>
          </table:table-cell>
          <table:table-cell office:value-type="float" office:value="-0.00129870129870158" calcext:value-type="float">
            <text:p>-0.001</text:p>
          </table:table-cell>
          <table:table-cell office:value-type="float" office:value="-0.000865800865801236" calcext:value-type="float">
            <text:p>-0.001</text:p>
          </table:table-cell>
          <table:table-cell table:number-columns-repeated="2" office:value-type="float" office:value="-0.00129870129870158" calcext:value-type="float">
            <text:p>-0.001</text:p>
          </table:table-cell>
          <table:table-cell office:value-type="float" office:value="-0.00173160173160203" calcext:value-type="float">
            <text:p>-0.002</text:p>
          </table:table-cell>
          <table:table-cell office:value-type="float" office:value="-0.000865800865801236" calcext:value-type="float">
            <text:p>-0.001</text:p>
          </table:table-cell>
          <table:table-cell office:value-type="float" office:value="0.00043290043290023" calcext:value-type="float">
            <text:p>0.000</text:p>
          </table:table-cell>
          <table:table-cell office:value-type="float" office:value="-0.00216450216450237" calcext:value-type="float">
            <text:p>-0.002</text:p>
          </table:table-cell>
          <table:table-cell office:value-type="float" office:value="0" calcext:value-type="float">
            <text:p>0.000</text:p>
          </table:table-cell>
          <table:table-cell office:value-type="float" office:value="-0.000865800865801236" calcext:value-type="float">
            <text:p>-0.001</text:p>
          </table:table-cell>
          <table:table-cell office:value-type="float" office:value="-0.00303030303030316" calcext:value-type="float">
            <text:p>-0.003</text:p>
          </table:table-cell>
          <table:table-cell office:value-type="float" office:value="0.00129870129870124" calcext:value-type="float">
            <text:p>0.001</text:p>
          </table:table-cell>
          <table:table-cell office:value-type="float" office:value="0.0004329004329002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0865800865800792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egment</text:p>
          </table:table-cell>
          <table:table-cell office:value-type="float" office:value="-0.0160173160173157" calcext:value-type="float">
            <text:p>-0.016</text:p>
          </table:table-cell>
          <table:table-cell office:value-type="float" office:value="-0.000865800865800792" calcext:value-type="float">
            <text:p>-0.001</text:p>
          </table:table-cell>
          <table:table-cell office:value-type="float" office:value="-0.00129870129870113" calcext:value-type="float">
            <text:p>-0.001</text:p>
          </table:table-cell>
          <table:table-cell office:value-type="float" office:value="-0.000865800865800792" calcext:value-type="float">
            <text:p>-0.001</text:p>
          </table:table-cell>
          <table:table-cell table:number-columns-repeated="3" office:value-type="float" office:value="-0.000432900432900341" calcext:value-type="float">
            <text:p>0.000</text:p>
          </table:table-cell>
          <table:table-cell office:value-type="float" office:value="0.00129870129870147" calcext:value-type="float">
            <text:p>0.001</text:p>
          </table:table-cell>
          <table:table-cell office:value-type="float" office:value="-0.00129870129870113" calcext:value-type="float">
            <text:p>-0.001</text:p>
          </table:table-cell>
          <table:table-cell office:value-type="float" office:value="0.000432900432900674" calcext:value-type="float">
            <text:p>0.000</text:p>
          </table:table-cell>
          <table:table-cell table:number-columns-repeated="2" office:value-type="float" office:value="-0.00129870129870113" calcext:value-type="float">
            <text:p>-0.001</text:p>
          </table:table-cell>
          <table:table-cell office:value-type="float" office:value="0.00129870129870147" calcext:value-type="float">
            <text:p>0.001</text:p>
          </table:table-cell>
          <table:table-cell office:value-type="float" office:value="0.00086580086580123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129870129870147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egment</text:p>
          </table:table-cell>
          <table:table-cell office:value-type="float" office:value="-0.0147186147186146" calcext:value-type="float">
            <text:p>-0.015</text:p>
          </table:table-cell>
          <table:table-cell office:value-type="float" office:value="0.000432900432900674" calcext:value-type="float">
            <text:p>0.000</text:p>
          </table:table-cell>
          <table:table-cell office:value-type="float" office:value="-0.00043290043290034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-0.00173160173160158" calcext:value-type="float">
            <text:p>-0.002</text:p>
          </table:table-cell>
          <table:table-cell office:value-type="float" office:value="0.000865800865801236" calcext:value-type="float">
            <text:p>0.001</text:p>
          </table:table-cell>
          <table:table-cell office:value-type="float" office:value="-0.000865800865800792" calcext:value-type="float">
            <text:p>-0.001</text:p>
          </table:table-cell>
          <table:table-cell office:value-type="float" office:value="0.000432900432900674" calcext:value-type="float">
            <text:p>0.000</text:p>
          </table:table-cell>
          <table:table-cell office:value-type="float" office:value="-0.00129870129870113" calcext:value-type="float">
            <text:p>-0.001</text:p>
          </table:table-cell>
          <table:table-cell office:value-type="float" office:value="0.000432900432900674" calcext:value-type="float">
            <text:p>0.000</text:p>
          </table:table-cell>
          <table:table-cell table:number-columns-repeated="2" office:value-type="float" office:value="-0.000865800865800792" calcext:value-type="float">
            <text:p>-0.001</text:p>
          </table:table-cell>
          <table:table-cell office:value-type="float" office:value="-0.000432900432900341" calcext:value-type="float">
            <text:p>0.000</text:p>
          </table:table-cell>
          <table:table-cell office:value-type="float" office:value="0.00216450216450226" calcext:value-type="float">
            <text:p>0.002</text:p>
          </table:table-cell>
          <table:table-cell office:value-type="float" office:value="0.000432900432900674" calcext:value-type="float">
            <text:p>0.000</text:p>
          </table:table-cell>
          <table:table-cell office:value-type="float" office:value="0.000865800865801236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egment</text:p>
          </table:table-cell>
          <table:table-cell office:value-type="float" office:value="-0.0159307359307358" calcext:value-type="float">
            <text:p>-0.016</text:p>
          </table:table-cell>
          <table:table-cell office:value-type="float" office:value="-0.00216450216450204" calcext:value-type="float">
            <text:p>-0.002</text:p>
          </table:table-cell>
          <table:table-cell office:value-type="float" office:value="-0.00164502164502167" calcext:value-type="float">
            <text:p>-0.002</text:p>
          </table:table-cell>
          <table:table-cell office:value-type="float" office:value="-0.00207792207792201" calcext:value-type="float">
            <text:p>-0.002</text:p>
          </table:table-cell>
          <table:table-cell office:value-type="float" office:value="-0.00181818181818183" calcext:value-type="float">
            <text:p>-0.002</text:p>
          </table:table-cell>
          <table:table-cell office:value-type="float" office:value="-0.00129870129870113" calcext:value-type="float">
            <text:p>-0.001</text:p>
          </table:table-cell>
          <table:table-cell office:value-type="float" office:value="-0.00112554112554109" calcext:value-type="float">
            <text:p>-0.001</text:p>
          </table:table-cell>
          <table:table-cell office:value-type="float" office:value="0.0000865800865802457" calcext:value-type="float">
            <text:p>0.000</text:p>
          </table:table-cell>
          <table:table-cell office:value-type="float" office:value="-0.00216450216450204" calcext:value-type="float">
            <text:p>-0.002</text:p>
          </table:table-cell>
          <table:table-cell office:value-type="float" office:value="-0.000259740259740071" calcext:value-type="float">
            <text:p>0.000</text:p>
          </table:table-cell>
          <table:table-cell office:value-type="float" office:value="-0.0014718614718614" calcext:value-type="float">
            <text:p>-0.001</text:p>
          </table:table-cell>
          <table:table-cell office:value-type="float" office:value="-0.00164502164502156" calcext:value-type="float">
            <text:p>-0.002</text:p>
          </table:table-cell>
          <table:table-cell table:number-columns-repeated="2" office:value-type="float" office:value="1.11022302462516E-016" calcext:value-type="float">
            <text:p>0.000</text:p>
          </table:table-cell>
          <table:table-cell office:value-type="float" office:value="-0.00129870129870113" calcext:value-type="float">
            <text:p>-0.001</text:p>
          </table:table-cell>
          <table:table-cell office:value-type="float" office:value="0.000606060606060943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onar</text:p>
          </table:table-cell>
          <table:table-cell office:value-type="float" office:value="-0.043670150987224" calcext:value-type="float">
            <text:p>-0.044</text:p>
          </table:table-cell>
          <table:table-cell office:value-type="float" office:value="-0.0290360046457607" calcext:value-type="float">
            <text:p>-0.029</text:p>
          </table:table-cell>
          <table:table-cell office:value-type="float" office:value="-0.0340301974448315" calcext:value-type="float">
            <text:p>-0.034</text:p>
          </table:table-cell>
          <table:table-cell office:value-type="float" office:value="-0.0240418118466899" calcext:value-type="float">
            <text:p>-0.024</text:p>
          </table:table-cell>
          <table:table-cell office:value-type="float" office:value="-0.0387921022067363" calcext:value-type="float">
            <text:p>-0.039</text:p>
          </table:table-cell>
          <table:table-cell office:value-type="float" office:value="-0.0585365853658536" calcext:value-type="float">
            <text:p>-0.059</text:p>
          </table:table-cell>
          <table:table-cell office:value-type="float" office:value="-0.0296167247386758" calcext:value-type="float">
            <text:p>-0.030</text:p>
          </table:table-cell>
          <table:table-cell office:value-type="float" office:value="-0.0481997677119628" calcext:value-type="float">
            <text:p>-0.048</text:p>
          </table:table-cell>
          <table:table-cell office:value-type="float" office:value="0.00441347270615577" calcext:value-type="float">
            <text:p>0.004</text:p>
          </table:table-cell>
          <table:table-cell office:value-type="float" office:value="-0.00987224157955857" calcext:value-type="float">
            <text:p>-0.010</text:p>
          </table:table-cell>
          <table:table-cell office:value-type="float" office:value="-0.0437862950058071" calcext:value-type="float">
            <text:p>-0.044</text:p>
          </table:table-cell>
          <table:table-cell office:value-type="float" office:value="-0.0773519163763066" calcext:value-type="float">
            <text:p>-0.077</text:p>
          </table:table-cell>
          <table:table-cell office:value-type="float" office:value="-0.0195121951219511" calcext:value-type="float">
            <text:p>-0.020</text:p>
          </table:table-cell>
          <table:table-cell office:value-type="float" office:value="-0.086759581881533" calcext:value-type="float">
            <text:p>-0.087</text:p>
          </table:table-cell>
          <table:table-cell office:value-type="float" office:value="-0.0104529616724738" calcext:value-type="float">
            <text:p>-0.010</text:p>
          </table:table-cell>
          <table:table-cell office:value-type="float" office:value="-0.0289198606271777" calcext:value-type="float">
            <text:p>-0.029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onar</text:p>
          </table:table-cell>
          <table:table-cell office:value-type="float" office:value="-0.0728222996515679" calcext:value-type="float">
            <text:p>-0.073</text:p>
          </table:table-cell>
          <table:table-cell office:value-type="float" office:value="-0.00534262485481996" calcext:value-type="float">
            <text:p>-0.005</text:p>
          </table:table-cell>
          <table:table-cell office:value-type="float" office:value="-0.0195121951219512" calcext:value-type="float">
            <text:p>-0.020</text:p>
          </table:table-cell>
          <table:table-cell office:value-type="float" office:value="-0.024390243902439" calcext:value-type="float">
            <text:p>-0.024</text:p>
          </table:table-cell>
          <table:table-cell office:value-type="float" office:value="-0.0286875725900116" calcext:value-type="float">
            <text:p>-0.029</text:p>
          </table:table-cell>
          <table:table-cell office:value-type="float" office:value="-0.0240418118466899" calcext:value-type="float">
            <text:p>-0.024</text:p>
          </table:table-cell>
          <table:table-cell office:value-type="float" office:value="-0.0148664343786296" calcext:value-type="float">
            <text:p>-0.015</text:p>
          </table:table-cell>
          <table:table-cell office:value-type="float" office:value="-0.0146341463414634" calcext:value-type="float">
            <text:p>-0.015</text:p>
          </table:table-cell>
          <table:table-cell office:value-type="float" office:value="0.00441347270615566" calcext:value-type="float">
            <text:p>0.004</text:p>
          </table:table-cell>
          <table:table-cell office:value-type="float" office:value="0.0140534262485482" calcext:value-type="float">
            <text:p>0.014</text:p>
          </table:table-cell>
          <table:table-cell office:value-type="float" office:value="-0.00998838559814175" calcext:value-type="float">
            <text:p>-0.010</text:p>
          </table:table-cell>
          <table:table-cell office:value-type="float" office:value="-0.0436701509872243" calcext:value-type="float">
            <text:p>-0.044</text:p>
          </table:table-cell>
          <table:table-cell office:value-type="float" office:value="0.018931475029036" calcext:value-type="float">
            <text:p>0.019</text:p>
          </table:table-cell>
          <table:table-cell office:value-type="float" office:value="-0.00511033681765383" calcext:value-type="float">
            <text:p>-0.005</text:p>
          </table:table-cell>
          <table:table-cell office:value-type="float" office:value="-0.0197444831591173" calcext:value-type="float">
            <text:p>-0.020</text:p>
          </table:table-cell>
          <table:table-cell office:value-type="float" office:value="-0.00499419279907087" calcext:value-type="float">
            <text:p>-0.005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onar</text:p>
          </table:table-cell>
          <table:table-cell office:value-type="float" office:value="-0.0724738675958188" calcext:value-type="float">
            <text:p>-0.072</text:p>
          </table:table-cell>
          <table:table-cell office:value-type="float" office:value="-0.00998838559814153" calcext:value-type="float">
            <text:p>-0.010</text:p>
          </table:table-cell>
          <table:table-cell office:value-type="float" office:value="-0.0481997677119627" calcext:value-type="float">
            <text:p>-0.048</text:p>
          </table:table-cell>
          <table:table-cell office:value-type="float" office:value="-0.0434378629500579" calcext:value-type="float">
            <text:p>-0.043</text:p>
          </table:table-cell>
          <table:table-cell office:value-type="float" office:value="-0.043321718931475" calcext:value-type="float">
            <text:p>-0.043</text:p>
          </table:table-cell>
          <table:table-cell office:value-type="float" office:value="-0.0434378629500579" calcext:value-type="float">
            <text:p>-0.043</text:p>
          </table:table-cell>
          <table:table-cell office:value-type="float" office:value="-0.019512195121951" calcext:value-type="float">
            <text:p>-0.020</text:p>
          </table:table-cell>
          <table:table-cell office:value-type="float" office:value="-0.043670150987224" calcext:value-type="float">
            <text:p>-0.044</text:p>
          </table:table-cell>
          <table:table-cell office:value-type="float" office:value="-0.0390243902439022" calcext:value-type="float">
            <text:p>-0.039</text:p>
          </table:table-cell>
          <table:table-cell office:value-type="float" office:value="-0.00499419279907065" calcext:value-type="float">
            <text:p>-0.005</text:p>
          </table:table-cell>
          <table:table-cell office:value-type="float" office:value="-0.0291521486643437" calcext:value-type="float">
            <text:p>-0.029</text:p>
          </table:table-cell>
          <table:table-cell office:value-type="float" office:value="-0.0484320557491288" calcext:value-type="float">
            <text:p>-0.048</text:p>
          </table:table-cell>
          <table:table-cell office:value-type="float" office:value="-0.019279907084785" calcext:value-type="float">
            <text:p>-0.019</text:p>
          </table:table-cell>
          <table:table-cell office:value-type="float" office:value="-0.000116144018582842" calcext:value-type="float">
            <text:p>0.000</text:p>
          </table:table-cell>
          <table:table-cell office:value-type="float" office:value="-0.0193960511033681" calcext:value-type="float">
            <text:p>-0.019</text:p>
          </table:table-cell>
          <table:table-cell office:value-type="float" office:value="-0.0291521486643436" calcext:value-type="float">
            <text:p>-0.029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onar</text:p>
          </table:table-cell>
          <table:table-cell office:value-type="float" office:value="-0.048548199767712" calcext:value-type="float">
            <text:p>-0.049</text:p>
          </table:table-cell>
          <table:table-cell office:value-type="float" office:value="0.0235772357723577" calcext:value-type="float">
            <text:p>0.024</text:p>
          </table:table-cell>
          <table:table-cell office:value-type="float" office:value="-0.0293844367015099" calcext:value-type="float">
            <text:p>-0.029</text:p>
          </table:table-cell>
          <table:table-cell office:value-type="float" office:value="-0.00975609756097562" calcext:value-type="float">
            <text:p>-0.010</text:p>
          </table:table-cell>
          <table:table-cell office:value-type="float" office:value="-0.0146341463414634" calcext:value-type="float">
            <text:p>-0.015</text:p>
          </table:table-cell>
          <table:table-cell office:value-type="float" office:value="-0.0385598141695703" calcext:value-type="float">
            <text:p>-0.039</text:p>
          </table:table-cell>
          <table:table-cell office:value-type="float" office:value="-0.0290360046457607" calcext:value-type="float">
            <text:p>-0.029</text:p>
          </table:table-cell>
          <table:table-cell office:value-type="float" office:value="-0.000464576074332146" calcext:value-type="float">
            <text:p>0.000</text:p>
          </table:table-cell>
          <table:table-cell office:value-type="float" office:value="-0.0149825783972125" calcext:value-type="float">
            <text:p>-0.015</text:p>
          </table:table-cell>
          <table:table-cell office:value-type="float" office:value="0.0333333333333333" calcext:value-type="float">
            <text:p>0.033</text:p>
          </table:table-cell>
          <table:table-cell office:value-type="float" office:value="-0.00998838559814164" calcext:value-type="float">
            <text:p>-0.010</text:p>
          </table:table-cell>
          <table:table-cell office:value-type="float" office:value="-0.0197444831591173" calcext:value-type="float">
            <text:p>-0.020</text:p>
          </table:table-cell>
          <table:table-cell office:value-type="float" office:value="-0.0147502903600465" calcext:value-type="float">
            <text:p>-0.015</text:p>
          </table:table-cell>
          <table:table-cell office:value-type="float" office:value="0.0191637630662022" calcext:value-type="float">
            <text:p>0.019</text:p>
          </table:table-cell>
          <table:table-cell office:value-type="float" office:value="-0.024390243902439" calcext:value-type="float">
            <text:p>-0.024</text:p>
          </table:table-cell>
          <table:table-cell office:value-type="float" office:value="-0.024274099883856" calcext:value-type="float">
            <text:p>-0.024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onar</text:p>
          </table:table-cell>
          <table:table-cell office:value-type="float" office:value="-0.0389082462253194" calcext:value-type="float">
            <text:p>-0.039</text:p>
          </table:table-cell>
          <table:table-cell office:value-type="float" office:value="0.0526132404181184" calcext:value-type="float">
            <text:p>0.053</text:p>
          </table:table-cell>
          <table:table-cell office:value-type="float" office:value="-0.00998838559814164" calcext:value-type="float">
            <text:p>-0.010</text:p>
          </table:table-cell>
          <table:table-cell office:value-type="float" office:value="-0.0145180023228804" calcext:value-type="float">
            <text:p>-0.015</text:p>
          </table:table-cell>
          <table:table-cell office:value-type="float" office:value="-0.00487804878048781" calcext:value-type="float">
            <text:p>-0.005</text:p>
          </table:table-cell>
          <table:table-cell office:value-type="float" office:value="-0.0144018583042973" calcext:value-type="float">
            <text:p>-0.014</text:p>
          </table:table-cell>
          <table:table-cell office:value-type="float" office:value="-0.00499419279907087" calcext:value-type="float">
            <text:p>-0.005</text:p>
          </table:table-cell>
          <table:table-cell office:value-type="float" office:value="0.00940766550522654" calcext:value-type="float">
            <text:p>0.009</text:p>
          </table:table-cell>
          <table:table-cell office:value-type="float" office:value="0.00441347270615566" calcext:value-type="float">
            <text:p>0.004</text:p>
          </table:table-cell>
          <table:table-cell office:value-type="float" office:value="0.0285714285714286" calcext:value-type="float">
            <text:p>0.029</text:p>
          </table:table-cell>
          <table:table-cell office:value-type="float" office:value="-0.00998838559814164" calcext:value-type="float">
            <text:p>-0.010</text:p>
          </table:table-cell>
          <table:table-cell office:value-type="float" office:value="-0.0196283391405343" calcext:value-type="float">
            <text:p>-0.020</text:p>
          </table:table-cell>
          <table:table-cell office:value-type="float" office:value="0.00476190476190475" calcext:value-type="float">
            <text:p>0.005</text:p>
          </table:table-cell>
          <table:table-cell office:value-type="float" office:value="0.0142857142857142" calcext:value-type="float">
            <text:p>0.014</text:p>
          </table:table-cell>
          <table:table-cell office:value-type="float" office:value="-0.0290360046457607" calcext:value-type="float">
            <text:p>-0.029</text:p>
          </table:table-cell>
          <table:table-cell office:value-type="float" office:value="-0.00987224157955868" calcext:value-type="float">
            <text:p>-0.0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onar</text:p>
          </table:table-cell>
          <table:table-cell office:value-type="float" office:value="-0.0552845528455284" calcext:value-type="float">
            <text:p>-0.055</text:p>
          </table:table-cell>
          <table:table-cell office:value-type="float" office:value="0.00636469221835079" calcext:value-type="float">
            <text:p>0.006</text:p>
          </table:table-cell>
          <table:table-cell office:value-type="float" office:value="-0.0282229965156794" calcext:value-type="float">
            <text:p>-0.028</text:p>
          </table:table-cell>
          <table:table-cell office:value-type="float" office:value="-0.0232288037166085" calcext:value-type="float">
            <text:p>-0.023</text:p>
          </table:table-cell>
          <table:table-cell office:value-type="float" office:value="-0.0260627177700349" calcext:value-type="float">
            <text:p>-0.026</text:p>
          </table:table-cell>
          <table:table-cell office:value-type="float" office:value="-0.0357955865272938" calcext:value-type="float">
            <text:p>-0.036</text:p>
          </table:table-cell>
          <table:table-cell office:value-type="float" office:value="-0.0196051103368176" calcext:value-type="float">
            <text:p>-0.020</text:p>
          </table:table-cell>
          <table:table-cell office:value-type="float" office:value="-0.0195121951219511" calcext:value-type="float">
            <text:p>-0.020</text:p>
          </table:table-cell>
          <table:table-cell office:value-type="float" office:value="-0.00815331010452958" calcext:value-type="float">
            <text:p>-0.008</text:p>
          </table:table-cell>
          <table:table-cell office:value-type="float" office:value="0.0122183507549362" calcext:value-type="float">
            <text:p>0.012</text:p>
          </table:table-cell>
          <table:table-cell office:value-type="float" office:value="-0.0205807200929151" calcext:value-type="float">
            <text:p>-0.021</text:p>
          </table:table-cell>
          <table:table-cell office:value-type="float" office:value="-0.0417653890824622" calcext:value-type="float">
            <text:p>-0.042</text:p>
          </table:table-cell>
          <table:table-cell office:value-type="float" office:value="-0.00596980255516832" calcext:value-type="float">
            <text:p>-0.006</text:p>
          </table:table-cell>
          <table:table-cell office:value-type="float" office:value="-0.0117073170731706" calcext:value-type="float">
            <text:p>-0.012</text:p>
          </table:table-cell>
          <table:table-cell office:value-type="float" office:value="-0.0206039488966318" calcext:value-type="float">
            <text:p>-0.021</text:p>
          </table:table-cell>
          <table:table-cell office:value-type="float" office:value="-0.0194425087108013" calcext:value-type="float">
            <text:p>-0.019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vertebral_column</text:p>
          </table:table-cell>
          <table:table-cell office:value-type="float" office:value="0.00967741935483879" calcext:value-type="float">
            <text:p>0.010</text:p>
          </table:table-cell>
          <table:table-cell office:value-type="float" office:value="-0.00322580645161286" calcext:value-type="float">
            <text:p>-0.003</text:p>
          </table:table-cell>
          <table:table-cell office:value-type="float" office:value="0.0193548387096774" calcext:value-type="float">
            <text:p>0.019</text:p>
          </table:table-cell>
          <table:table-cell office:value-type="float" office:value="0.00322580645161297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.0258064516129032" calcext:value-type="float">
            <text:p>0.026</text:p>
          </table:table-cell>
          <table:table-cell office:value-type="float" office:value="0.0129032258064515" calcext:value-type="float">
            <text:p>0.013</text:p>
          </table:table-cell>
          <table:table-cell office:value-type="float" office:value="-0.00967741935483868" calcext:value-type="float">
            <text:p>-0.010</text:p>
          </table:table-cell>
          <table:table-cell office:value-type="float" office:value="-0.0129032258064516" calcext:value-type="float">
            <text:p>-0.013</text:p>
          </table:table-cell>
          <table:table-cell office:value-type="float" office:value="0.00322580645161297" calcext:value-type="float">
            <text:p>0.003</text:p>
          </table:table-cell>
          <table:table-cell office:value-type="float" office:value="0.0225806451612903" calcext:value-type="float">
            <text:p>0.023</text:p>
          </table:table-cell>
          <table:table-cell office:value-type="float" office:value="0" calcext:value-type="float">
            <text:p>0.000</text:p>
          </table:table-cell>
          <table:table-cell office:value-type="float" office:value="-0.00645161290322582" calcext:value-type="float">
            <text:p>-0.006</text:p>
          </table:table-cell>
          <table:table-cell office:value-type="float" office:value="-0.00322580645161286" calcext:value-type="float">
            <text:p>-0.003</text:p>
          </table:table-cell>
          <table:table-cell office:value-type="float" office:value="0" calcext:value-type="float">
            <text:p>0.000</text:p>
          </table:table-cell>
          <table:table-cell office:value-type="float" office:value="0.0129032258064515" calcext:value-type="float">
            <text:p>0.013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.000</text:p>
          </table:table-cell>
          <table:table-cell office:value-type="float" office:value="0.00967741935483879" calcext:value-type="float">
            <text:p>0.010</text:p>
          </table:table-cell>
          <table:table-cell office:value-type="float" office:value="0.0129032258064515" calcext:value-type="float">
            <text:p>0.013</text:p>
          </table:table-cell>
          <table:table-cell office:value-type="float" office:value="-0.00967741935483868" calcext:value-type="float">
            <text:p>-0.010</text:p>
          </table:table-cell>
          <table:table-cell office:value-type="float" office:value="-0.0129032258064516" calcext:value-type="float">
            <text:p>-0.013</text:p>
          </table:table-cell>
          <table:table-cell office:value-type="float" office:value="0.00967741935483879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00322580645161297" calcext:value-type="float">
            <text:p>0.003</text:p>
          </table:table-cell>
          <table:table-cell office:value-type="float" office:value="-0.0129032258064516" calcext:value-type="float">
            <text:p>-0.013</text:p>
          </table:table-cell>
          <table:table-cell office:value-type="float" office:value="0.0161290322580645" calcext:value-type="float">
            <text:p>0.016</text:p>
          </table:table-cell>
          <table:table-cell office:value-type="float" office:value="-0.0225806451612902" calcext:value-type="float">
            <text:p>-0.023</text:p>
          </table:table-cell>
          <table:table-cell table:number-columns-repeated="2" office:value-type="float" office:value="-0.00645161290322582" calcext:value-type="float">
            <text:p>-0.006</text:p>
          </table:table-cell>
          <table:table-cell office:value-type="float" office:value="0.0161290322580645" calcext:value-type="float">
            <text:p>0.016</text:p>
          </table:table-cell>
          <table:table-cell office:value-type="float" office:value="0.0129032258064515" calcext:value-type="float">
            <text:p>0.013</text:p>
          </table:table-cell>
          <table:table-cell office:value-type="float" office:value="-0.00967741935483868" calcext:value-type="float">
            <text:p>-0.01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vertebral_column</text:p>
          </table:table-cell>
          <table:table-cell office:value-type="float" office:value="0.00322580645161274" calcext:value-type="float">
            <text:p>0.003</text:p>
          </table:table-cell>
          <table:table-cell office:value-type="float" office:value="0.0129032258064515" calcext:value-type="float">
            <text:p>0.013</text:p>
          </table:table-cell>
          <table:table-cell office:value-type="float" office:value="-0.00322580645161297" calcext:value-type="float">
            <text:p>-0.003</text:p>
          </table:table-cell>
          <table:table-cell table:number-columns-repeated="2" office:value-type="float" office:value="-0.00967741935483879" calcext:value-type="float">
            <text:p>-0.010</text:p>
          </table:table-cell>
          <table:table-cell office:value-type="float" office:value="0.00645161290322582" calcext:value-type="float">
            <text:p>0.006</text:p>
          </table:table-cell>
          <table:table-cell office:value-type="float" office:value="-0.00645161290322582" calcext:value-type="float">
            <text:p>-0.006</text:p>
          </table:table-cell>
          <table:table-cell office:value-type="float" office:value="0" calcext:value-type="float">
            <text:p>0.000</text:p>
          </table:table-cell>
          <table:table-cell office:value-type="float" office:value="-0.00645161290322605" calcext:value-type="float">
            <text:p>-0.006</text:p>
          </table:table-cell>
          <table:table-cell office:value-type="float" office:value="0.00322580645161274" calcext:value-type="float">
            <text:p>0.003</text:p>
          </table:table-cell>
          <table:table-cell table:number-columns-repeated="2" office:value-type="float" office:value="-0.0161290322580646" calcext:value-type="float">
            <text:p>-0.016</text:p>
          </table:table-cell>
          <table:table-cell office:value-type="float" office:value="-0.00645161290322582" calcext:value-type="float">
            <text:p>-0.006</text:p>
          </table:table-cell>
          <table:table-cell office:value-type="float" office:value="0.0129032258064515" calcext:value-type="float">
            <text:p>0.013</text:p>
          </table:table-cell>
          <table:table-cell office:value-type="float" office:value="-0.00967741935483879" calcext:value-type="float">
            <text:p>-0.010</text:p>
          </table:table-cell>
          <table:table-cell office:value-type="float" office:value="-0.00645161290322582" calcext:value-type="float">
            <text:p>-0.006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vertebral_column</text:p>
          </table:table-cell>
          <table:table-cell office:value-type="float" office:value="0.00645161290322582" calcext:value-type="float">
            <text:p>0.006</text:p>
          </table:table-cell>
          <table:table-cell office:value-type="float" office:value="0.0193548387096774" calcext:value-type="float">
            <text:p>0.019</text:p>
          </table:table-cell>
          <table:table-cell office:value-type="float" office:value="0.00967741935483879" calcext:value-type="float">
            <text:p>0.010</text:p>
          </table:table-cell>
          <table:table-cell office:value-type="float" office:value="0.0129032258064515" calcext:value-type="float">
            <text:p>0.013</text:p>
          </table:table-cell>
          <table:table-cell office:value-type="float" office:value="-0.00967741935483868" calcext:value-type="float">
            <text:p>-0.01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0322580645161297" calcext:value-type="float">
            <text:p>0.003</text:p>
          </table:table-cell>
          <table:table-cell office:value-type="float" office:value="-0.0129032258064516" calcext:value-type="float">
            <text:p>-0.013</text:p>
          </table:table-cell>
          <table:table-cell office:value-type="float" office:value="0.0161290322580646" calcext:value-type="float">
            <text:p>0.016</text:p>
          </table:table-cell>
          <table:table-cell office:value-type="float" office:value="-0.00322580645161286" calcext:value-type="float">
            <text:p>-0.003</text:p>
          </table:table-cell>
          <table:table-cell office:value-type="float" office:value="0.00645161290322582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 office:value-type="float" office:value="0.0193548387096774" calcext:value-type="float">
            <text:p>0.019</text:p>
          </table:table-cell>
          <table:table-cell table:number-columns-repeated="2" office:value-type="float" office:value="0.00322580645161297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vertebral_column</text:p>
          </table:table-cell>
          <table:table-cell office:value-type="float" office:value="0.00645161290322571" calcext:value-type="float">
            <text:p>0.006</text:p>
          </table:table-cell>
          <table:table-cell office:value-type="float" office:value="0.00322580645161297" calcext:value-type="float">
            <text:p>0.003</text:p>
          </table:table-cell>
          <table:table-cell office:value-type="float" office:value="0.00967741935483879" calcext:value-type="float">
            <text:p>0.010</text:p>
          </table:table-cell>
          <table:table-cell office:value-type="float" office:value="0.00645161290322571" calcext:value-type="float">
            <text:p>0.006</text:p>
          </table:table-cell>
          <table:table-cell office:value-type="float" office:value="-0.0193548387096775" calcext:value-type="float">
            <text:p>-0.019</text:p>
          </table:table-cell>
          <table:table-cell table:number-columns-repeated="2" office:value-type="float" office:value="-0.00322580645161286" calcext:value-type="float">
            <text:p>-0.003</text:p>
          </table:table-cell>
          <table:table-cell office:value-type="float" office:value="0.00322580645161297" calcext:value-type="float">
            <text:p>0.003</text:p>
          </table:table-cell>
          <table:table-cell office:value-type="float" office:value="-0.0129032258064516" calcext:value-type="float">
            <text:p>-0.013</text:p>
          </table:table-cell>
          <table:table-cell office:value-type="float" office:value="0" calcext:value-type="float">
            <text:p>0.000</text:p>
          </table:table-cell>
          <table:table-cell office:value-type="float" office:value="-0.00645161290322582" calcext:value-type="float">
            <text:p>-0.006</text:p>
          </table:table-cell>
          <table:table-cell office:value-type="float" office:value="0.00322580645161297" calcext:value-type="float">
            <text:p>0.003</text:p>
          </table:table-cell>
          <table:table-cell office:value-type="float" office:value="-0.0161290322580645" calcext:value-type="float">
            <text:p>-0.016</text:p>
          </table:table-cell>
          <table:table-cell office:value-type="float" office:value="0.00967741935483879" calcext:value-type="float">
            <text:p>0.010</text:p>
          </table:table-cell>
          <table:table-cell office:value-type="float" office:value="-0.00645161290322582" calcext:value-type="float">
            <text:p>-0.006</text:p>
          </table:table-cell>
          <table:table-cell office:value-type="float" office:value="0.00322580645161297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vertebral_column</text:p>
          </table:table-cell>
          <table:table-cell office:value-type="float" office:value="0.00516129032258073" calcext:value-type="float">
            <text:p>0.005</text:p>
          </table:table-cell>
          <table:table-cell office:value-type="float" office:value="0.00838709677419347" calcext:value-type="float">
            <text:p>0.008</text:p>
          </table:table-cell>
          <table:table-cell office:value-type="float" office:value="0.00967741935483879" calcext:value-type="float">
            <text:p>0.010</text:p>
          </table:table-cell>
          <table:table-cell office:value-type="float" office:value="0.000645161290322438" calcext:value-type="float">
            <text:p>0.001</text:p>
          </table:table-cell>
          <table:table-cell office:value-type="float" office:value="-0.0103225806451613" calcext:value-type="float">
            <text:p>-0.010</text:p>
          </table:table-cell>
          <table:table-cell office:value-type="float" office:value="0.00774193548387103" calcext:value-type="float">
            <text:p>0.008</text:p>
          </table:table-cell>
          <table:table-cell office:value-type="float" office:value="0.00064516129032266" calcext:value-type="float">
            <text:p>0.001</text:p>
          </table:table-cell>
          <table:table-cell office:value-type="float" office:value="1.11022302462516E-016" calcext:value-type="float">
            <text:p>0.000</text:p>
          </table:table-cell>
          <table:table-cell office:value-type="float" office:value="-0.0116129032258064" calcext:value-type="float">
            <text:p>-0.012</text:p>
          </table:table-cell>
          <table:table-cell office:value-type="float" office:value="0.00774193548387103" calcext:value-type="float">
            <text:p>0.008</text:p>
          </table:table-cell>
          <table:table-cell office:value-type="float" office:value="-0.00516129032258061" calcext:value-type="float">
            <text:p>-0.005</text:p>
          </table:table-cell>
          <table:table-cell office:value-type="float" office:value="-0.00258064516129031" calcext:value-type="float">
            <text:p>-0.003</text:p>
          </table:table-cell>
          <table:table-cell office:value-type="float" office:value="-0.00709677419354837" calcext:value-type="float">
            <text:p>-0.007</text:p>
          </table:table-cell>
          <table:table-cell office:value-type="float" office:value="0.010967741935484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 office:value-type="float" office:value="0.00064516129032266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dbc</text:p>
          </table:table-cell>
          <table:table-cell office:value-type="float" office:value="-0.0140506132588107" calcext:value-type="float">
            <text:p>-0.014</text:p>
          </table:table-cell>
          <table:table-cell office:value-type="float" office:value="-0.00529420897376198" calcext:value-type="float">
            <text:p>-0.005</text:p>
          </table:table-cell>
          <table:table-cell office:value-type="float" office:value="-0.00877192982456154" calcext:value-type="float">
            <text:p>-0.009</text:p>
          </table:table-cell>
          <table:table-cell office:value-type="float" office:value="-0.00526315789473719" calcext:value-type="float">
            <text:p>-0.005</text:p>
          </table:table-cell>
          <table:table-cell office:value-type="float" office:value="-0.00529420897376198" calcext:value-type="float">
            <text:p>-0.005</text:p>
          </table:table-cell>
          <table:table-cell table:number-columns-repeated="2" office:value-type="float" office:value="0.00175438596491206" calcext:value-type="float">
            <text:p>0.002</text:p>
          </table:table-cell>
          <table:table-cell office:value-type="float" office:value="-0.0105263157894739" calcext:value-type="float">
            <text:p>-0.011</text:p>
          </table:table-cell>
          <table:table-cell office:value-type="float" office:value="-0.00527868343424953" calcext:value-type="float">
            <text:p>-0.005</text:p>
          </table:table-cell>
          <table:table-cell office:value-type="float" office:value="-0.0140350877192984" calcext:value-type="float">
            <text:p>-0.014</text:p>
          </table:table-cell>
          <table:table-cell office:value-type="float" office:value="-0.00701754385964914" calcext:value-type="float">
            <text:p>-0.007</text:p>
          </table:table-cell>
          <table:table-cell office:value-type="float" office:value="-0.00704859493867416" calcext:value-type="float">
            <text:p>-0.007</text:p>
          </table:table-cell>
          <table:table-cell office:value-type="float" office:value="-0.0123117528334111" calcext:value-type="float">
            <text:p>-0.012</text:p>
          </table:table-cell>
          <table:table-cell office:value-type="float" office:value="-0.0105418413289864" calcext:value-type="float">
            <text:p>-0.011</text:p>
          </table:table-cell>
          <table:table-cell office:value-type="float" office:value="-0.00176991150442474" calcext:value-type="float">
            <text:p>-0.002</text:p>
          </table:table-cell>
          <table:table-cell office:value-type="float" office:value="-0.0017543859649124" calcext:value-type="float">
            <text:p>-0.002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dbc</text:p>
          </table:table-cell>
          <table:table-cell office:value-type="float" office:value="-0.00878745536407388" calcext:value-type="float">
            <text:p>-0.009</text:p>
          </table:table-cell>
          <table:table-cell office:value-type="float" office:value="-0.00350877192982446" calcext:value-type="float">
            <text:p>-0.004</text:p>
          </table:table-cell>
          <table:table-cell office:value-type="float" office:value="-0.00701754385964926" calcext:value-type="float">
            <text:p>-0.007</text:p>
          </table:table-cell>
          <table:table-cell office:value-type="float" office:value="0.0035242974693368" calcext:value-type="float">
            <text:p>0.004</text:p>
          </table:table-cell>
          <table:table-cell office:value-type="float" office:value="-0.00526315789473686" calcext:value-type="float">
            <text:p>-0.005</text:p>
          </table:table-cell>
          <table:table-cell table:number-columns-repeated="2" office:value-type="float" office:value="0.0052786834342492" calcext:value-type="float">
            <text:p>0.005</text:p>
          </table:table-cell>
          <table:table-cell office:value-type="float" office:value="0.00178543704393719" calcext:value-type="float">
            <text:p>0.002</text:p>
          </table:table-cell>
          <table:table-cell office:value-type="float" office:value="0.00176991150442474" calcext:value-type="float">
            <text:p>0.002</text:p>
          </table:table-cell>
          <table:table-cell office:value-type="float" office:value="0.00352429746933713" calcext:value-type="float">
            <text:p>0.004</text:p>
          </table:table-cell>
          <table:table-cell office:value-type="float" office:value="0.0070330693991616" calcext:value-type="float">
            <text:p>0.007</text:p>
          </table:table-cell>
          <table:table-cell office:value-type="float" office:value="0.00176991150442474" calcext:value-type="float">
            <text:p>0.002</text:p>
          </table:table-cell>
          <table:table-cell office:value-type="float" office:value="-0.00350877192982446" calcext:value-type="float">
            <text:p>-0.004</text:p>
          </table:table-cell>
          <table:table-cell office:value-type="float" office:value="0.00350877192982457" calcext:value-type="float">
            <text:p>0.004</text:p>
          </table:table-cell>
          <table:table-cell office:value-type="float" office:value="0.0017543859649124" calcext:value-type="float">
            <text:p>0.002</text:p>
          </table:table-cell>
          <table:table-cell office:value-type="float" office:value="0.0052786834342492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dbc</text:p>
          </table:table-cell>
          <table:table-cell office:value-type="float" office:value="-0.0158205247632356" calcext:value-type="float">
            <text:p>-0.016</text:p>
          </table:table-cell>
          <table:table-cell office:value-type="float" office:value="-0.0070330693991616" calcext:value-type="float">
            <text:p>-0.007</text:p>
          </table:table-cell>
          <table:table-cell office:value-type="float" office:value="-0.0105263157894736" calcext:value-type="float">
            <text:p>-0.011</text:p>
          </table:table-cell>
          <table:table-cell office:value-type="float" office:value="-0.0017543859649124" calcext:value-type="float">
            <text:p>-0.002</text:p>
          </table:table-cell>
          <table:table-cell office:value-type="float" office:value="-0.0105263157894736" calcext:value-type="float">
            <text:p>-0.011</text:p>
          </table:table-cell>
          <table:table-cell office:value-type="float" office:value="-0.00526315789473686" calcext:value-type="float">
            <text:p>-0.005</text:p>
          </table:table-cell>
          <table:table-cell office:value-type="float" office:value="-0.00877192982456165" calcext:value-type="float">
            <text:p>-0.009</text:p>
          </table:table-cell>
          <table:table-cell office:value-type="float" office:value="-0.00700201832013681" calcext:value-type="float">
            <text:p>-0.007</text:p>
          </table:table-cell>
          <table:table-cell office:value-type="float" office:value="-0.0105418413289861" calcext:value-type="float">
            <text:p>-0.011</text:p>
          </table:table-cell>
          <table:table-cell office:value-type="float" office:value="-0.0017543859649124" calcext:value-type="float">
            <text:p>-0.002</text:p>
          </table:table-cell>
          <table:table-cell office:value-type="float" office:value="-0.00701754385964926" calcext:value-type="float">
            <text:p>-0.007</text:p>
          </table:table-cell>
          <table:table-cell office:value-type="float" office:value="-0.0017543859649124" calcext:value-type="float">
            <text:p>-0.002</text:p>
          </table:table-cell>
          <table:table-cell office:value-type="float" office:value="-0.00701754385964926" calcext:value-type="float">
            <text:p>-0.007</text:p>
          </table:table-cell>
          <table:table-cell office:value-type="float" office:value="-0.0017543859649124" calcext:value-type="float">
            <text:p>-0.002</text:p>
          </table:table-cell>
          <table:table-cell office:value-type="float" office:value="-0.00526315789473686" calcext:value-type="float">
            <text:p>-0.005</text:p>
          </table:table-cell>
          <table:table-cell office:value-type="float" office:value="-0.0017543859649124" calcext:value-type="float">
            <text:p>-0.002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dbc</text:p>
          </table:table-cell>
          <table:table-cell office:value-type="float" office:value="-0.0122962272938985" calcext:value-type="float">
            <text:p>-0.012</text:p>
          </table:table-cell>
          <table:table-cell office:value-type="float" office:value="-0.0070330693991616" calcext:value-type="float">
            <text:p>-0.007</text:p>
          </table:table-cell>
          <table:table-cell office:value-type="float" office:value="-0.00524763235522441" calcext:value-type="float">
            <text:p>-0.005</text:p>
          </table:table-cell>
          <table:table-cell office:value-type="float" office:value="0.0017543859649124" calcext:value-type="float">
            <text:p>0.002</text:p>
          </table:table-cell>
          <table:table-cell office:value-type="float" office:value="-0.00526315789473686" calcext:value-type="float">
            <text:p>-0.005</text:p>
          </table:table-cell>
          <table:table-cell office:value-type="float" office:value="0.0017543859649124" calcext:value-type="float">
            <text:p>0.002</text:p>
          </table:table-cell>
          <table:table-cell office:value-type="float" office:value="-0.00701754385964926" calcext:value-type="float">
            <text:p>-0.007</text:p>
          </table:table-cell>
          <table:table-cell table:number-columns-repeated="2" office:value-type="float" office:value="-0.00526315789473686" calcext:value-type="float">
            <text:p>-0.005</text:p>
          </table:table-cell>
          <table:table-cell office:value-type="float" office:value="0.00350877192982479" calcext:value-type="float">
            <text:p>0.004</text:p>
          </table:table-cell>
          <table:table-cell office:value-type="float" office:value="-0.00877192982456121" calcext:value-type="float">
            <text:p>-0.009</text:p>
          </table:table-cell>
          <table:table-cell office:value-type="float" office:value="-0.00175438596491206" calcext:value-type="float">
            <text:p>-0.002</text:p>
          </table:table-cell>
          <table:table-cell office:value-type="float" office:value="-0.00701754385964926" calcext:value-type="float">
            <text:p>-0.007</text:p>
          </table:table-cell>
          <table:table-cell office:value-type="float" office:value="-0.00175438596491206" calcext:value-type="float">
            <text:p>-0.002</text:p>
          </table:table-cell>
          <table:table-cell office:value-type="float" office:value="0" calcext:value-type="float">
            <text:p>0.000</text:p>
          </table:table-cell>
          <table:table-cell office:value-type="float" office:value="-0.00175438596491206" calcext:value-type="float">
            <text:p>-0.002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dbc</text:p>
          </table:table-cell>
          <table:table-cell office:value-type="float" office:value="-0.0158205247632356" calcext:value-type="float">
            <text:p>-0.016</text:p>
          </table:table-cell>
          <table:table-cell office:value-type="float" office:value="-0.0070330693991616" calcext:value-type="float">
            <text:p>-0.007</text:p>
          </table:table-cell>
          <table:table-cell office:value-type="float" office:value="-0.00700201832013681" calcext:value-type="float">
            <text:p>-0.007</text:p>
          </table:table-cell>
          <table:table-cell office:value-type="float" office:value="-0.0017543859649124" calcext:value-type="float">
            <text:p>-0.002</text:p>
          </table:table-cell>
          <table:table-cell table:number-columns-repeated="2" office:value-type="float" office:value="-0.00526315789473686" calcext:value-type="float">
            <text:p>-0.005</text:p>
          </table:table-cell>
          <table:table-cell table:number-columns-repeated="2" office:value-type="float" office:value="-0.00701754385964926" calcext:value-type="float">
            <text:p>-0.007</text:p>
          </table:table-cell>
          <table:table-cell office:value-type="float" office:value="-0.00878745536407399" calcext:value-type="float">
            <text:p>-0.009</text:p>
          </table:table-cell>
          <table:table-cell office:value-type="float" office:value="0.0017543859649124" calcext:value-type="float">
            <text:p>0.002</text:p>
          </table:table-cell>
          <table:table-cell office:value-type="float" office:value="-0.0105263157894736" calcext:value-type="float">
            <text:p>-0.011</text:p>
          </table:table-cell>
          <table:table-cell office:value-type="float" office:value="0" calcext:value-type="float">
            <text:p>0.000</text:p>
          </table:table-cell>
          <table:table-cell office:value-type="float" office:value="-0.0105418413289861" calcext:value-type="float">
            <text:p>-0.011</text:p>
          </table:table-cell>
          <table:table-cell table:number-columns-repeated="2" office:value-type="float" office:value="-0.00350877192982446" calcext:value-type="float">
            <text:p>-0.004</text:p>
          </table:table-cell>
          <table:table-cell office:value-type="float" office:value="-0.0017543859649124" calcext:value-type="float">
            <text:p>-0.00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dbc</text:p>
          </table:table-cell>
          <table:table-cell office:value-type="float" office:value="-0.0133550690886508" calcext:value-type="float">
            <text:p>-0.013</text:p>
          </table:table-cell>
          <table:table-cell office:value-type="float" office:value="-0.00598043782021429" calcext:value-type="float">
            <text:p>-0.006</text:p>
          </table:table-cell>
          <table:table-cell office:value-type="float" office:value="-0.00771308802980908" calcext:value-type="float">
            <text:p>-0.008</text:p>
          </table:table-cell>
          <table:table-cell office:value-type="float" office:value="-0.000698649278062402" calcext:value-type="float">
            <text:p>-0.001</text:p>
          </table:table-cell>
          <table:table-cell office:value-type="float" office:value="-0.00632199968948921" calcext:value-type="float">
            <text:p>-0.006</text:p>
          </table:table-cell>
          <table:table-cell office:value-type="float" office:value="-0.000347772085079967" calcext:value-type="float">
            <text:p>0.000</text:p>
          </table:table-cell>
          <table:table-cell office:value-type="float" office:value="-0.00315478962893978" calcext:value-type="float">
            <text:p>-0.003</text:p>
          </table:table-cell>
          <table:table-cell office:value-type="float" office:value="-0.00560471976401189" calcext:value-type="float">
            <text:p>-0.006</text:p>
          </table:table-cell>
          <table:table-cell office:value-type="float" office:value="-0.00562024530352434" calcext:value-type="float">
            <text:p>-0.006</text:p>
          </table:table-cell>
          <table:table-cell office:value-type="float" office:value="-0.00140040366402727" calcext:value-type="float">
            <text:p>-0.001</text:p>
          </table:table-cell>
          <table:table-cell office:value-type="float" office:value="-0.00526005278683428" calcext:value-type="float">
            <text:p>-0.005</text:p>
          </table:table-cell>
          <table:table-cell office:value-type="float" office:value="-0.00175749107281464" calcext:value-type="float">
            <text:p>-0.002</text:p>
          </table:table-cell>
          <table:table-cell office:value-type="float" office:value="-0.00807949076230408" calcext:value-type="float">
            <text:p>-0.008</text:p>
          </table:table-cell>
          <table:table-cell office:value-type="float" office:value="-0.00281012265176217" calcext:value-type="float">
            <text:p>-0.003</text:p>
          </table:table-cell>
          <table:table-cell office:value-type="float" office:value="-0.00175749107281464" calcext:value-type="float">
            <text:p>-0.002</text:p>
          </table:table-cell>
          <table:table-cell office:value-type="float" office:value="-0.000347772085079967" calcext:value-type="float">
            <text:p>0.000</text:p>
          </table:table-cell>
          <table:table-cell table:number-columns-repeated="1005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verage artificial (without D12)</text:p>
          </table:table-cell>
          <table:table-cell table:style-name="ce4" table:formula="of:=AVERAGE([.D7];[.D13];[.D25];[.D31];[.D37];[.D43];[.D49];[.D55];[.D61];[.D67];[.D73];[.D79])" office:value-type="float" office:value="0.00692416666666669" calcext:value-type="float">
            <text:p>0.007</text:p>
          </table:table-cell>
          <table:table-cell table:style-name="ce2" table:formula="of:=AVERAGE([.E7];[.E13];[.E25];[.E31];[.E37];[.E43];[.E49];[.E55];[.E61];[.E67];[.E73];[.E79])" office:value-type="float" office:value="-0.00952888888888888" calcext:value-type="float">
            <text:p>-0.010</text:p>
          </table:table-cell>
          <table:table-cell table:style-name="ce2" table:formula="of:=AVERAGE([.F7];[.F13];[.F25];[.F31];[.F37];[.F43];[.F49];[.F55];[.F61];[.F67];[.F73];[.F79])" office:value-type="float" office:value="0.00419611111111112" calcext:value-type="float">
            <text:p>0.004</text:p>
          </table:table-cell>
          <table:table-cell table:style-name="ce4" table:formula="of:=AVERAGE([.G7];[.G13];[.G25];[.G31];[.G37];[.G43];[.G49];[.G55];[.G61];[.G67];[.G73];[.G79])" office:value-type="float" office:value="0.0054113888888889" calcext:value-type="float">
            <text:p>0.005</text:p>
          </table:table-cell>
          <table:table-cell table:style-name="ce2" table:formula="of:=AVERAGE([.H7];[.H13];[.H25];[.H31];[.H37];[.H43];[.H49];[.H55];[.H61];[.H67];[.H73];[.H79])" office:value-type="float" office:value="0.00321555555555555" calcext:value-type="float">
            <text:p>0.003</text:p>
          </table:table-cell>
          <table:table-cell table:style-name="ce2" table:formula="of:=AVERAGE([.I7];[.I13];[.I25];[.I31];[.I37];[.I43];[.I49];[.I55];[.I61];[.I67];[.I73];[.I79])" office:value-type="float" office:value="0.00346833333333337" calcext:value-type="float">
            <text:p>0.003</text:p>
          </table:table-cell>
          <table:table-cell table:style-name="ce2" table:formula="of:=AVERAGE([.J7];[.J13];[.J25];[.J31];[.J37];[.J43];[.J49];[.J55];[.J61];[.J67];[.J73];[.J79])" office:value-type="float" office:value="0.00241305555555554" calcext:value-type="float">
            <text:p>0.002</text:p>
          </table:table-cell>
          <table:table-cell table:style-name="ce2" table:formula="of:=AVERAGE([.K7];[.K13];[.K25];[.K31];[.K37];[.K43];[.K49];[.K55];[.K61];[.K67];[.K73];[.K79])" office:value-type="float" office:value="0.00409611111111109" calcext:value-type="float">
            <text:p>0.004</text:p>
          </table:table-cell>
          <table:table-cell table:style-name="ce2" table:formula="of:=AVERAGE([.L7];[.L13];[.L25];[.L31];[.L37];[.L43];[.L49];[.L55];[.L61];[.L67];[.L73];[.L79])" office:value-type="float" office:value="0.00135750000000001" calcext:value-type="float">
            <text:p>0.001</text:p>
          </table:table-cell>
          <table:table-cell table:style-name="ce2" table:formula="of:=AVERAGE([.M7];[.M13];[.M25];[.M31];[.M37];[.M43];[.M49];[.M55];[.M61];[.M67];[.M73];[.M79])" office:value-type="float" office:value="0.000995833333333344" calcext:value-type="float">
            <text:p>0.001</text:p>
          </table:table-cell>
          <table:table-cell table:style-name="ce2" table:formula="of:=AVERAGE([.N7];[.N13];[.N25];[.N31];[.N37];[.N43];[.N49];[.N55];[.N61];[.N67];[.N73];[.N79])" office:value-type="float" office:value="0.00251027777777779" calcext:value-type="float">
            <text:p>0.003</text:p>
          </table:table-cell>
          <table:table-cell table:style-name="ce4" table:formula="of:=AVERAGE([.O7];[.O13];[.O25];[.O31];[.O37];[.O43];[.O49];[.O55];[.O61];[.O67];[.O73];[.O79])" office:value-type="float" office:value="0.00461583333333335" calcext:value-type="float">
            <text:p>0.005</text:p>
          </table:table-cell>
          <table:table-cell table:style-name="ce2" table:formula="of:=AVERAGE([.P7];[.P13];[.P25];[.P31];[.P37];[.P43];[.P49];[.P55];[.P61];[.P67];[.P73];[.P79])" office:value-type="float" office:value="0.000489722222222252" calcext:value-type="float">
            <text:p>0.000</text:p>
          </table:table-cell>
          <table:table-cell table:style-name="ce2" table:formula="of:=AVERAGE([.Q7];[.Q13];[.Q25];[.Q31];[.Q37];[.Q43];[.Q49];[.Q55];[.Q61];[.Q67];[.Q73];[.Q79])" office:value-type="float" office:value="0.000196388888888891" calcext:value-type="float">
            <text:p>0.000</text:p>
          </table:table-cell>
          <table:table-cell table:style-name="ce2" table:formula="of:=AVERAGE([.R7];[.R13];[.R25];[.R31];[.R37];[.R43];[.R49];[.R55];[.R61];[.R67];[.R73];[.R79])" office:value-type="float" office:value="0.00290333333333336" calcext:value-type="float">
            <text:p>0.003</text:p>
          </table:table-cell>
          <table:table-cell table:style-name="ce2" table:formula="of:=AVERAGE([.S7];[.S13];[.S25];[.S31];[.S37];[.S43];[.S49];[.S55];[.S61];[.S67];[.S73];[.S79])" office:value-type="float" office:value="0.0031627777777778" calcext:value-type="float">
            <text:p>0.003</text:p>
          </table:table-cell>
          <table:table-cell table:style-name="ce2" table:number-columns-repeated="1005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verage real</text:p>
          </table:table-cell>
          <table:table-cell table:style-name="ce2" table:formula="of:=AVERAGE([.D85];[.D91];[.D97];[.D103];[.D109];[.D115];[.D121];[.D127];[.D133];[.D139];[.D145];[.D151])" office:value-type="float" office:value="-0.00742885664602853" calcext:value-type="float">
            <text:p>-0.007</text:p>
          </table:table-cell>
          <table:table-cell table:style-name="ce2" table:formula="of:=AVERAGE([.E85];[.E91];[.E97];[.E103];[.E109];[.E115];[.E121];[.E127];[.E133];[.E139];[.E145];[.E151])" office:value-type="float" office:value="-0.00917860176011006" calcext:value-type="float">
            <text:p>-0.009</text:p>
          </table:table-cell>
          <table:table-cell table:style-name="ce2" table:formula="of:=AVERAGE([.F85];[.F91];[.F97];[.F103];[.F109];[.F115];[.F121];[.F127];[.F133];[.F139];[.F145];[.F151])" office:value-type="float" office:value="-0.00104531158896615" calcext:value-type="float">
            <text:p>-0.001</text:p>
          </table:table-cell>
          <table:table-cell table:style-name="ce2" table:formula="of:=AVERAGE([.G85];[.G91];[.G97];[.G103];[.G109];[.G115];[.G121];[.G127];[.G133];[.G139];[.G145];[.G151])" office:value-type="float" office:value="-0.00111526325437272" calcext:value-type="float">
            <text:p>-0.001</text:p>
          </table:table-cell>
          <table:table-cell table:style-name="ce2" table:formula="of:=AVERAGE([.H85];[.H91];[.H97];[.H103];[.H109];[.H115];[.H121];[.H127];[.H133];[.H139];[.H145];[.H151])" office:value-type="float" office:value="-0.00265534322753035" calcext:value-type="float">
            <text:p>-0.003</text:p>
          </table:table-cell>
          <table:table-cell table:style-name="ce2" table:formula="of:=AVERAGE([.I85];[.I91];[.I97];[.I103];[.I109];[.I115];[.I121];[.I127];[.I133];[.I139];[.I145];[.I151])" office:value-type="float" office:value="-0.00119806229941799" calcext:value-type="float">
            <text:p>-0.001</text:p>
          </table:table-cell>
          <table:table-cell table:style-name="ce2" table:formula="of:=AVERAGE([.J85];[.J91];[.J97];[.J103];[.J109];[.J115];[.J121];[.J127];[.J133];[.J139];[.J145];[.J151])" office:value-type="float" office:value="-0.000872303024331721" calcext:value-type="float">
            <text:p>-0.001</text:p>
          </table:table-cell>
          <table:table-cell table:style-name="ce2" table:formula="of:=AVERAGE([.K85];[.K91];[.K97];[.K103];[.K109];[.K115];[.K121];[.K127];[.K133];[.K139];[.K145];[.K151])" office:value-type="float" office:value="-0.000615376124667036" calcext:value-type="float">
            <text:p>-0.001</text:p>
          </table:table-cell>
          <table:table-cell table:style-name="ce2" table:formula="of:=AVERAGE([.L85];[.L91];[.L97];[.L103];[.L109];[.L115];[.L121];[.L127];[.L133];[.L139];[.L145];[.L151])" office:value-type="float" office:value="-0.00287206837894768" calcext:value-type="float">
            <text:p>-0.003</text:p>
          </table:table-cell>
          <table:table-cell table:style-name="ce4" table:formula="of:=AVERAGE([.M85];[.M91];[.M97];[.M103];[.M109];[.M115];[.M121];[.M127];[.M133];[.M139];[.M145];[.M151])" office:value-type="float" office:value="0.00132566722526799" calcext:value-type="float">
            <text:p>0.001</text:p>
          </table:table-cell>
          <table:table-cell table:style-name="ce2" table:formula="of:=AVERAGE([.N85];[.N91];[.N97];[.N103];[.N109];[.N115];[.N121];[.N127];[.N133];[.N139];[.N145];[.N151])" office:value-type="float" office:value="-0.00212505068462626" calcext:value-type="float">
            <text:p>-0.002</text:p>
          </table:table-cell>
          <table:table-cell table:style-name="ce2" table:formula="of:=AVERAGE([.O85];[.O91];[.O97];[.O103];[.O109];[.O115];[.O121];[.O127];[.O133];[.O139];[.O145];[.O151])" office:value-type="float" office:value="-0.00394119717920145" calcext:value-type="float">
            <text:p>-0.004</text:p>
          </table:table-cell>
          <table:table-cell table:style-name="ce2" table:formula="of:=AVERAGE([.P85];[.P91];[.P97];[.P103];[.P109];[.P115];[.P121];[.P127];[.P133];[.P139];[.P145];[.P151])" office:value-type="float" office:value="-0.00216633380629727" calcext:value-type="float">
            <text:p>-0.002</text:p>
          </table:table-cell>
          <table:table-cell table:style-name="ce5" table:formula="of:=AVERAGE([.Q85];[.Q91];[.Q97];[.Q103];[.Q109];[.Q115];[.Q121];[.Q127];[.Q133];[.Q139];[.Q145];[.Q151])" office:value-type="float" office:value="0.000409159017181853" calcext:value-type="float">
            <text:p>0.0004</text:p>
          </table:table-cell>
          <table:table-cell table:style-name="ce2" table:formula="of:=AVERAGE([.R85];[.R91];[.R97];[.R103];[.R109];[.R115];[.R121];[.R127];[.R133];[.R139];[.R145];[.R151])" office:value-type="float" office:value="-0.00203737308970613" calcext:value-type="float">
            <text:p>-0.002</text:p>
          </table:table-cell>
          <table:table-cell table:style-name="ce2" table:formula="of:=AVERAGE([.S85];[.S91];[.S97];[.S103];[.S109];[.S115];[.S121];[.S127];[.S133];[.S139];[.S145];[.S151])" office:value-type="float" office:value="-0.000604573561029782" calcext:value-type="float">
            <text:p>-0.001</text:p>
          </table:table-cell>
          <table:table-cell table:style-name="ce2" table:number-columns-repeated="1005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combo</text:p>
          </table:table-cell>
          <table:table-cell table:style-name="ce2" office:value-type="string" calcext:value-type="string">
            <text:p>combo X</text:p>
          </table:table-cell>
          <table:table-cell table:style-name="ce2" office:value-type="string" calcext:value-type="string">
            <text:p>split2</text:p>
          </table:table-cell>
          <table:table-cell table:style-name="ce2" office:value-type="string" calcext:value-type="string">
            <text:p>split2 X</text:p>
          </table:table-cell>
          <table:table-cell table:style-name="ce2" office:value-type="string" calcext:value-type="string">
            <text:p>split1 classic</text:p>
          </table:table-cell>
          <table:table-cell table:style-name="ce2" office:value-type="string" calcext:value-type="string">
            <text:p>split1 classic X</text:p>
          </table:table-cell>
          <table:table-cell table:style-name="ce2" office:value-type="string" calcext:value-type="string">
            <text:p>split4</text:p>
          </table:table-cell>
          <table:table-cell table:style-name="ce2" office:value-type="string" calcext:value-type="string">
            <text:p>split4 X</text:p>
          </table:table-cell>
          <table:table-cell table:style-name="ce2" office:value-type="string" calcext:value-type="string">
            <text:p>split2 classic</text:p>
          </table:table-cell>
          <table:table-cell table:style-name="ce2" office:value-type="string" calcext:value-type="string">
            <text:p>split2 classic X</text:p>
          </table:table-cell>
          <table:table-cell table:style-name="ce2" office:value-type="string" calcext:value-type="string">
            <text:p>split9</text:p>
          </table:table-cell>
          <table:table-cell table:style-name="ce2" office:value-type="string" calcext:value-type="string">
            <text:p>split9 X</text:p>
          </table:table-cell>
          <table:table-cell table:style-name="ce2" office:value-type="string" calcext:value-type="string">
            <text:p>split4 classic</text:p>
          </table:table-cell>
          <table:table-cell table:style-name="ce2" office:value-type="string" calcext:value-type="string">
            <text:p>split4 classic X</text:p>
          </table:table-cell>
          <table:table-cell table:style-name="ce2" table:number-columns-repeated="1005"/>
        </table:table-row>
        <table:table-row table:style-name="ro1" table:number-rows-repeated="3">
          <table:table-cell table:style-name="ce3" table:number-columns-repeated="1024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TL" table:style-name="ta1">
        <table:table-column table:style-name="co19" table:number-columns-repeated="1024" table:default-cell-style-name="Default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2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2_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2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2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2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2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2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2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2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2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2_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2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4_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4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4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4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4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4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6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6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6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6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6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6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7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7_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7_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7_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7_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7_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9_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9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9_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9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9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ata9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arrhythmia_cf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arrhythmia_cf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arrhythmia_cf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arrhythmia_cf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arrhythmia_cf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arrhythmia_cf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reast-w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reast-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reast-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reast-w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breast-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ic_retinopath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ic_retinopath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ic_retinopath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lpd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lpd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lp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onosphere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onospher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onospher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onospher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onosphe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ionospher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ima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ima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egment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egmen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egmen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egmen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eg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egmen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ona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onar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onar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vertebral_colum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vertebral_colum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vertebral_colum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vertebral_column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vertebral_colum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vertebral_column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dbc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db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dbc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db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dbc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wdbc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artificial sum</text:p>
          </table:table-cell>
          <table:table-cell table:style-name="ce8" table:formula="of:=SUM([.D2:.D6];[.D8:.D12];[.D14:.D18];[.D20:.D24];[.D26:.D30];[.D32:.D36];[.D38:.D42];[.D44:.D48];[.D50:.D54];[.D56:.D60];[.D62:.D66];[.D68:.D72];[.D74:.D78])/65" office:value-type="float" office:value="0.784615384615385" calcext:value-type="float">
            <text:p>0.785</text:p>
          </table:table-cell>
          <table:table-cell table:style-name="ce9" table:formula="of:=SUM([.E2:.E6];[.E8:.E12];[.E14:.E18];[.E20:.E24];[.E26:.E30];[.E32:.E36];[.E38:.E42];[.E44:.E48];[.E50:.E54];[.E56:.E60];[.E62:.E66];[.E68:.E72];[.E74:.E78])/65" office:value-type="float" office:value="0.0923076923076923" calcext:value-type="float">
            <text:p>0.092</text:p>
          </table:table-cell>
          <table:table-cell table:style-name="ce8" table:formula="of:=SUM([.F2:.F6];[.F8:.F12];[.F14:.F18];[.F20:.F24];[.F26:.F30];[.F32:.F36];[.F38:.F42];[.F44:.F48];[.F50:.F54];[.F56:.F60];[.F62:.F66];[.F68:.F72];[.F74:.F78])/65" office:value-type="float" office:value="0.8" calcext:value-type="float">
            <text:p>0.800</text:p>
          </table:table-cell>
          <table:table-cell table:style-name="ce8" table:formula="of:=SUM([.G2:.G6];[.G8:.G12];[.G14:.G18];[.G20:.G24];[.G26:.G30];[.G32:.G36];[.G38:.G42];[.G44:.G48];[.G50:.G54];[.G56:.G60];[.G62:.G66];[.G68:.G72];[.G74:.G78])/65" office:value-type="float" office:value="0.815384615384615" calcext:value-type="float">
            <text:p>0.815</text:p>
          </table:table-cell>
          <table:table-cell table:style-name="ce8" table:formula="of:=SUM([.H2:.H6];[.H8:.H12];[.H14:.H18];[.H20:.H24];[.H26:.H30];[.H32:.H36];[.H38:.H42];[.H44:.H48];[.H50:.H54];[.H56:.H60];[.H62:.H66];[.H68:.H72];[.H74:.H78])/65" office:value-type="float" office:value="0.861538461538462" calcext:value-type="float">
            <text:p>0.862</text:p>
          </table:table-cell>
          <table:table-cell table:style-name="ce8" table:formula="of:=SUM([.I2:.I6];[.I8:.I12];[.I14:.I18];[.I20:.I24];[.I26:.I30];[.I32:.I36];[.I38:.I42];[.I44:.I48];[.I50:.I54];[.I56:.I60];[.I62:.I66];[.I68:.I72];[.I74:.I78])/65" office:value-type="float" office:value="0.830769230769231" calcext:value-type="float">
            <text:p>0.831</text:p>
          </table:table-cell>
          <table:table-cell table:style-name="ce8" table:formula="of:=SUM([.J2:.J6];[.J8:.J12];[.J14:.J18];[.J20:.J24];[.J26:.J30];[.J32:.J36];[.J38:.J42];[.J44:.J48];[.J50:.J54];[.J56:.J60];[.J62:.J66];[.J68:.J72];[.J74:.J78])/65" office:value-type="float" office:value="0.830769230769231" calcext:value-type="float">
            <text:p>0.831</text:p>
          </table:table-cell>
          <table:table-cell table:style-name="ce8" table:formula="of:=SUM([.K2:.K6];[.K8:.K12];[.K14:.K18];[.K20:.K24];[.K26:.K30];[.K32:.K36];[.K38:.K42];[.K44:.K48];[.K50:.K54];[.K56:.K60];[.K62:.K66];[.K68:.K72];[.K74:.K78])/65" office:value-type="float" office:value="0.8" calcext:value-type="float">
            <text:p>0.800</text:p>
          </table:table-cell>
          <table:table-cell table:style-name="ce9" table:formula="of:=SUM([.L2:.L6];[.L8:.L12];[.L14:.L18];[.L20:.L24];[.L26:.L30];[.L32:.L36];[.L38:.L42];[.L44:.L48];[.L50:.L54];[.L56:.L60];[.L62:.L66];[.L68:.L72];[.L74:.L78])/65" office:value-type="float" office:value="0.707692307692308" calcext:value-type="float">
            <text:p>0.708</text:p>
          </table:table-cell>
          <table:table-cell table:style-name="ce9" table:formula="of:=SUM([.M2:.M6];[.M8:.M12];[.M14:.M18];[.M20:.M24];[.M26:.M30];[.M32:.M36];[.M38:.M42];[.M44:.M48];[.M50:.M54];[.M56:.M60];[.M62:.M66];[.M68:.M72];[.M74:.M78])/65" office:value-type="float" office:value="0.646153846153846" calcext:value-type="float">
            <text:p>0.646</text:p>
          </table:table-cell>
          <table:table-cell table:style-name="ce8" table:formula="of:=SUM([.N2:.N6];[.N8:.N12];[.N14:.N18];[.N20:.N24];[.N26:.N30];[.N32:.N36];[.N38:.N42];[.N44:.N48];[.N50:.N54];[.N56:.N60];[.N62:.N66];[.N68:.N72];[.N74:.N78])/65" office:value-type="float" office:value="0.846153846153846" calcext:value-type="float">
            <text:p>0.846</text:p>
          </table:table-cell>
          <table:table-cell table:style-name="ce8" table:formula="of:=SUM([.O2:.O6];[.O8:.O12];[.O14:.O18];[.O20:.O24];[.O26:.O30];[.O32:.O36];[.O38:.O42];[.O44:.O48];[.O50:.O54];[.O56:.O60];[.O62:.O66];[.O68:.O72];[.O74:.O78])/65" office:value-type="float" office:value="0.830769230769231" calcext:value-type="float">
            <text:p>0.831</text:p>
          </table:table-cell>
          <table:table-cell table:style-name="ce8" table:formula="of:=SUM([.P2:.P6];[.P8:.P12];[.P14:.P18];[.P20:.P24];[.P26:.P30];[.P32:.P36];[.P38:.P42];[.P44:.P48];[.P50:.P54];[.P56:.P60];[.P62:.P66];[.P68:.P72];[.P74:.P78])/65" office:value-type="float" office:value="0.707692307692308" calcext:value-type="float">
            <text:p>0.708</text:p>
          </table:table-cell>
          <table:table-cell table:style-name="ce9" table:formula="of:=SUM([.Q2:.Q6];[.Q8:.Q12];[.Q14:.Q18];[.Q20:.Q24];[.Q26:.Q30];[.Q32:.Q36];[.Q38:.Q42];[.Q44:.Q48];[.Q50:.Q54];[.Q56:.Q60];[.Q62:.Q66];[.Q68:.Q72];[.Q74:.Q78])/65" office:value-type="float" office:value="0.569230769230769" calcext:value-type="float">
            <text:p>0.569</text:p>
          </table:table-cell>
          <table:table-cell table:style-name="ce8" table:formula="of:=SUM([.R2:.R6];[.R8:.R12];[.R14:.R18];[.R20:.R24];[.R26:.R30];[.R32:.R36];[.R38:.R42];[.R44:.R48];[.R50:.R54];[.R56:.R60];[.R62:.R66];[.R68:.R72];[.R74:.R78])/65" office:value-type="float" office:value="0.846153846153846" calcext:value-type="float">
            <text:p>0.846</text:p>
          </table:table-cell>
          <table:table-cell table:style-name="ce8" table:formula="of:=SUM([.S2:.S6];[.S8:.S12];[.S14:.S18];[.S20:.S24];[.S26:.S30];[.S32:.S36];[.S38:.S42];[.S44:.S48];[.S50:.S54];[.S56:.S60];[.S62:.S66];[.S68:.S72];[.S74:.S78])/65" office:value-type="float" office:value="0.846153846153846" calcext:value-type="float">
            <text:p>0.846</text:p>
          </table:table-cell>
          <table:table-cell table:style-name="ce6" table:number-columns-repeated="1005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artificial sum avg</text:p>
          </table:table-cell>
          <table:table-cell table:style-name="ce8" table:formula="of:=SUM([.D7];[.D13];[.D19];[.D25];[.D31];[.D37];[.D43];[.D49];[.D55];[.D61];[.D67];[.D73];[.D79])/13" office:value-type="float" office:value="0.846153846153846" calcext:value-type="float">
            <text:p>0.846</text:p>
          </table:table-cell>
          <table:table-cell table:style-name="ce9" table:formula="of:=SUM([.E7];[.E13];[.E19];[.E25];[.E31];[.E37];[.E43];[.E49];[.E55];[.E61];[.E67];[.E73];[.E79])/13" office:value-type="float" office:value="0.0769230769230769" calcext:value-type="float">
            <text:p>0.077</text:p>
          </table:table-cell>
          <table:table-cell table:style-name="ce8" table:formula="of:=SUM([.F7];[.F13];[.F19];[.F25];[.F31];[.F37];[.F43];[.F49];[.F55];[.F61];[.F67];[.F73];[.F79])/13" office:value-type="float" office:value="0.846153846153846" calcext:value-type="float">
            <text:p>0.846</text:p>
          </table:table-cell>
          <table:table-cell table:style-name="ce8" table:formula="of:=SUM([.G7];[.G13];[.G19];[.G25];[.G31];[.G37];[.G43];[.G49];[.G55];[.G61];[.G67];[.G73];[.G79])/13" office:value-type="float" office:value="0.846153846153846" calcext:value-type="float">
            <text:p>0.846</text:p>
          </table:table-cell>
          <table:table-cell table:style-name="ce8" table:formula="of:=SUM([.H7];[.H13];[.H19];[.H25];[.H31];[.H37];[.H43];[.H49];[.H55];[.H61];[.H67];[.H73];[.H79])/13" office:value-type="float" office:value="0.846153846153846" calcext:value-type="float">
            <text:p>0.846</text:p>
          </table:table-cell>
          <table:table-cell table:style-name="ce8" table:formula="of:=SUM([.I7];[.I13];[.I19];[.I25];[.I31];[.I37];[.I43];[.I49];[.I55];[.I61];[.I67];[.I73];[.I79])/13" office:value-type="float" office:value="1" calcext:value-type="float">
            <text:p>1.000</text:p>
          </table:table-cell>
          <table:table-cell table:style-name="ce8" table:formula="of:=SUM([.J7];[.J13];[.J19];[.J25];[.J31];[.J37];[.J43];[.J49];[.J55];[.J61];[.J67];[.J73];[.J79])/13" office:value-type="float" office:value="0.769230769230769" calcext:value-type="float">
            <text:p>0.769</text:p>
          </table:table-cell>
          <table:table-cell table:style-name="ce8" table:formula="of:=SUM([.K7];[.K13];[.K19];[.K25];[.K31];[.K37];[.K43];[.K49];[.K55];[.K61];[.K67];[.K73];[.K79])/13" office:value-type="float" office:value="0.923076923076923" calcext:value-type="float">
            <text:p>0.923</text:p>
          </table:table-cell>
          <table:table-cell table:style-name="ce9" table:formula="of:=SUM([.L7];[.L13];[.L19];[.L25];[.L31];[.L37];[.L43];[.L49];[.L55];[.L61];[.L67];[.L73];[.L79])/13" office:value-type="float" office:value="0.615384615384615" calcext:value-type="float">
            <text:p>0.615</text:p>
          </table:table-cell>
          <table:table-cell table:style-name="ce9" table:formula="of:=SUM([.M7];[.M13];[.M19];[.M25];[.M31];[.M37];[.M43];[.M49];[.M55];[.M61];[.M67];[.M73];[.M79])/13" office:value-type="float" office:value="0.692307692307692" calcext:value-type="float">
            <text:p>0.692</text:p>
          </table:table-cell>
          <table:table-cell table:style-name="ce8" table:formula="of:=SUM([.N7];[.N13];[.N19];[.N25];[.N31];[.N37];[.N43];[.N49];[.N55];[.N61];[.N67];[.N73];[.N79])/13" office:value-type="float" office:value="0.923076923076923" calcext:value-type="float">
            <text:p>0.923</text:p>
          </table:table-cell>
          <table:table-cell table:style-name="ce8" table:formula="of:=SUM([.O7];[.O13];[.O19];[.O25];[.O31];[.O37];[.O43];[.O49];[.O55];[.O61];[.O67];[.O73];[.O79])/13" office:value-type="float" office:value="0.923076923076923" calcext:value-type="float">
            <text:p>0.923</text:p>
          </table:table-cell>
          <table:table-cell table:style-name="ce8" table:formula="of:=SUM([.P7];[.P13];[.P19];[.P25];[.P31];[.P37];[.P43];[.P49];[.P55];[.P61];[.P67];[.P73];[.P79])/13" office:value-type="float" office:value="0.769230769230769" calcext:value-type="float">
            <text:p>0.769</text:p>
          </table:table-cell>
          <table:table-cell table:style-name="ce9" table:formula="of:=SUM([.Q7];[.Q13];[.Q19];[.Q25];[.Q31];[.Q37];[.Q43];[.Q49];[.Q55];[.Q61];[.Q67];[.Q73];[.Q79])/13" office:value-type="float" office:value="0.615384615384615" calcext:value-type="float">
            <text:p>0.615</text:p>
          </table:table-cell>
          <table:table-cell table:style-name="ce8" table:formula="of:=SUM([.R7];[.R13];[.R19];[.R25];[.R31];[.R37];[.R43];[.R49];[.R55];[.R61];[.R67];[.R73];[.R79])/13" office:value-type="float" office:value="0.846153846153846" calcext:value-type="float">
            <text:p>0.846</text:p>
          </table:table-cell>
          <table:table-cell table:style-name="ce8" table:formula="of:=SUM([.S7];[.S13];[.S19];[.S25];[.S31];[.S37];[.S43];[.S49];[.S55];[.S61];[.S67];[.S73];[.S79])/13" office:value-type="float" office:value="0.846153846153846" calcext:value-type="float">
            <text:p>0.846</text:p>
          </table:table-cell>
          <table:table-cell table:style-name="ce6" table:number-columns-repeated="1005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real sum</text:p>
          </table:table-cell>
          <table:table-cell table:style-name="ce9" table:formula="of:=SUM([.D80:.D84];[.D86:.D90];[.D92:.D96];[.D98:.D102];[.D104:.D108];[.D110:.D114];[.D116:.D120];[.D122:.D126];[.D128:.D132];[.D134:.D138];[.D140:.D144];[.D146:.D150])/60" office:value-type="float" office:value="0.416666666666667" calcext:value-type="float">
            <text:p>0.417</text:p>
          </table:table-cell>
          <table:table-cell table:style-name="ce9" table:formula="of:=SUM([.E80:.E84];[.E86:.E90];[.E92:.E96];[.E98:.E102];[.E104:.E108];[.E110:.E114];[.E116:.E120];[.E122:.E126];[.E128:.E132];[.E134:.E138];[.E140:.E144];[.E146:.E150])/60" office:value-type="float" office:value="0.283333333333333" calcext:value-type="float">
            <text:p>0.283</text:p>
          </table:table-cell>
          <table:table-cell table:style-name="ce9" table:formula="of:=SUM([.F80:.F84];[.F86:.F90];[.F92:.F96];[.F98:.F102];[.F104:.F108];[.F110:.F114];[.F116:.F120];[.F122:.F126];[.F128:.F132];[.F134:.F138];[.F140:.F144];[.F146:.F150])/60" office:value-type="float" office:value="0.416666666666667" calcext:value-type="float">
            <text:p>0.417</text:p>
          </table:table-cell>
          <table:table-cell table:style-name="ce9" table:formula="of:=SUM([.G80:.G84];[.G86:.G90];[.G92:.G96];[.G98:.G102];[.G104:.G108];[.G110:.G114];[.G116:.G120];[.G122:.G126];[.G128:.G132];[.G134:.G138];[.G140:.G144];[.G146:.G150])/60" office:value-type="float" office:value="0.433333333333333" calcext:value-type="float">
            <text:p>0.433</text:p>
          </table:table-cell>
          <table:table-cell table:style-name="ce9" table:formula="of:=SUM([.H80:.H84];[.H86:.H90];[.H92:.H96];[.H98:.H102];[.H104:.H108];[.H110:.H114];[.H116:.H120];[.H122:.H126];[.H128:.H132];[.H134:.H138];[.H140:.H144];[.H146:.H150])/60" office:value-type="float" office:value="0.366666666666667" calcext:value-type="float">
            <text:p>0.367</text:p>
          </table:table-cell>
          <table:table-cell table:style-name="ce9" table:formula="of:=SUM([.I80:.I84];[.I86:.I90];[.I92:.I96];[.I98:.I102];[.I104:.I108];[.I110:.I114];[.I116:.I120];[.I122:.I126];[.I128:.I132];[.I134:.I138];[.I140:.I144];[.I146:.I150])/60" office:value-type="float" office:value="0.516666666666667" calcext:value-type="float">
            <text:p>0.517</text:p>
          </table:table-cell>
          <table:table-cell table:style-name="ce9" table:formula="of:=SUM([.J80:.J84];[.J86:.J90];[.J92:.J96];[.J98:.J102];[.J104:.J108];[.J110:.J114];[.J116:.J120];[.J122:.J126];[.J128:.J132];[.J134:.J138];[.J140:.J144];[.J146:.J150])/60" office:value-type="float" office:value="0.4" calcext:value-type="float">
            <text:p>0.400</text:p>
          </table:table-cell>
          <table:table-cell table:style-name="ce9" table:formula="of:=SUM([.K80:.K84];[.K86:.K90];[.K92:.K96];[.K98:.K102];[.K104:.K108];[.K110:.K114];[.K116:.K120];[.K122:.K126];[.K128:.K132];[.K134:.K138];[.K140:.K144];[.K146:.K150])/60" office:value-type="float" office:value="0.65" calcext:value-type="float">
            <text:p>0.650</text:p>
          </table:table-cell>
          <table:table-cell table:style-name="ce9" table:formula="of:=SUM([.L80:.L84];[.L86:.L90];[.L92:.L96];[.L98:.L102];[.L104:.L108];[.L110:.L114];[.L116:.L120];[.L122:.L126];[.L128:.L132];[.L134:.L138];[.L140:.L144];[.L146:.L150])/60" office:value-type="float" office:value="0.333333333333333" calcext:value-type="float">
            <text:p>0.333</text:p>
          </table:table-cell>
          <table:table-cell table:style-name="ce9" table:formula="of:=SUM([.M80:.M84];[.M86:.M90];[.M92:.M96];[.M98:.M102];[.M104:.M108];[.M110:.M114];[.M116:.M120];[.M122:.M126];[.M128:.M132];[.M134:.M138];[.M140:.M144];[.M146:.M150])/60" office:value-type="float" office:value="0.533333333333333" calcext:value-type="float">
            <text:p>0.533</text:p>
          </table:table-cell>
          <table:table-cell table:style-name="ce9" table:formula="of:=SUM([.N80:.N84];[.N86:.N90];[.N92:.N96];[.N98:.N102];[.N104:.N108];[.N110:.N114];[.N116:.N120];[.N122:.N126];[.N128:.N132];[.N134:.N138];[.N140:.N144];[.N146:.N150])/60" office:value-type="float" office:value="0.383333333333333" calcext:value-type="float">
            <text:p>0.383</text:p>
          </table:table-cell>
          <table:table-cell table:style-name="ce9" table:formula="of:=SUM([.O80:.O84];[.O86:.O90];[.O92:.O96];[.O98:.O102];[.O104:.O108];[.O110:.O114];[.O116:.O120];[.O122:.O126];[.O128:.O132];[.O134:.O138];[.O140:.O144];[.O146:.O150])/60" office:value-type="float" office:value="0.383333333333333" calcext:value-type="float">
            <text:p>0.383</text:p>
          </table:table-cell>
          <table:table-cell table:style-name="ce9" table:formula="of:=SUM([.P80:.P84];[.P86:.P90];[.P92:.P96];[.P98:.P102];[.P104:.P108];[.P110:.P114];[.P116:.P120];[.P122:.P126];[.P128:.P132];[.P134:.P138];[.P140:.P144];[.P146:.P150])/60" office:value-type="float" office:value="0.366666666666667" calcext:value-type="float">
            <text:p>0.367</text:p>
          </table:table-cell>
          <table:table-cell table:style-name="ce9" table:formula="of:=SUM([.Q80:.Q84];[.Q86:.Q90];[.Q92:.Q96];[.Q98:.Q102];[.Q104:.Q108];[.Q110:.Q114];[.Q116:.Q120];[.Q122:.Q126];[.Q128:.Q132];[.Q134:.Q138];[.Q140:.Q144];[.Q146:.Q150])/60" office:value-type="float" office:value="0.516666666666667" calcext:value-type="float">
            <text:p>0.517</text:p>
          </table:table-cell>
          <table:table-cell table:style-name="ce9" table:formula="of:=SUM([.R80:.R84];[.R86:.R90];[.R92:.R96];[.R98:.R102];[.R104:.R108];[.R110:.R114];[.R116:.R120];[.R122:.R126];[.R128:.R132];[.R134:.R138];[.R140:.R144];[.R146:.R150])/60" office:value-type="float" office:value="0.45" calcext:value-type="float">
            <text:p>0.450</text:p>
          </table:table-cell>
          <table:table-cell table:style-name="ce9" table:formula="of:=SUM([.S80:.S84];[.S86:.S90];[.S92:.S96];[.S98:.S102];[.S104:.S108];[.S110:.S114];[.S116:.S120];[.S122:.S126];[.S128:.S132];[.S134:.S138];[.S140:.S144];[.S146:.S150])/60" office:value-type="float" office:value="0.483333333333333" calcext:value-type="float">
            <text:p>0.483</text:p>
          </table:table-cell>
          <table:table-cell table:style-name="ce6" table:number-columns-repeated="1005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real sum avg</text:p>
          </table:table-cell>
          <table:table-cell table:style-name="ce9" table:formula="of:=SUM([.D85];[.D91];[.D97];[.D103];[.D109];[.D115];[.D121];[.D127];[.D133];[.D139];[.D145];[.D151])/12" office:value-type="float" office:value="0.416666666666667" calcext:value-type="float">
            <text:p>0.417</text:p>
          </table:table-cell>
          <table:table-cell table:style-name="ce9" table:formula="of:=SUM([.E85];[.E91];[.E97];[.E103];[.E109];[.E115];[.E121];[.E127];[.E133];[.E139];[.E145];[.E151])/12" office:value-type="float" office:value="0.25" calcext:value-type="float">
            <text:p>0.250</text:p>
          </table:table-cell>
          <table:table-cell table:style-name="ce9" table:formula="of:=SUM([.F85];[.F91];[.F97];[.F103];[.F109];[.F115];[.F121];[.F127];[.F133];[.F139];[.F145];[.F151])/12" office:value-type="float" office:value="0.416666666666667" calcext:value-type="float">
            <text:p>0.417</text:p>
          </table:table-cell>
          <table:table-cell table:style-name="ce9" table:formula="of:=SUM([.G85];[.G91];[.G97];[.G103];[.G109];[.G115];[.G121];[.G127];[.G133];[.G139];[.G145];[.G151])/12" office:value-type="float" office:value="0.5" calcext:value-type="float">
            <text:p>0.500</text:p>
          </table:table-cell>
          <table:table-cell table:style-name="ce9" table:formula="of:=SUM([.H85];[.H91];[.H97];[.H103];[.H109];[.H115];[.H121];[.H127];[.H133];[.H139];[.H145];[.H151])/12" office:value-type="float" office:value="0.5" calcext:value-type="float">
            <text:p>0.500</text:p>
          </table:table-cell>
          <table:table-cell table:style-name="ce9" table:formula="of:=SUM([.I85];[.I91];[.I97];[.I103];[.I109];[.I115];[.I121];[.I127];[.I133];[.I139];[.I145];[.I151])/12" office:value-type="float" office:value="0.666666666666667" calcext:value-type="float">
            <text:p>0.667</text:p>
          </table:table-cell>
          <table:table-cell table:style-name="ce9" table:formula="of:=SUM([.J85];[.J91];[.J97];[.J103];[.J109];[.J115];[.J121];[.J127];[.J133];[.J139];[.J145];[.J151])/12" office:value-type="float" office:value="0.416666666666667" calcext:value-type="float">
            <text:p>0.417</text:p>
          </table:table-cell>
          <table:table-cell table:style-name="ce9" table:formula="of:=SUM([.K85];[.K91];[.K97];[.K103];[.K109];[.K115];[.K121];[.K127];[.K133];[.K139];[.K145];[.K151])/12" office:value-type="float" office:value="0.75" calcext:value-type="float">
            <text:p>0.750</text:p>
          </table:table-cell>
          <table:table-cell table:style-name="ce9" table:formula="of:=SUM([.L85];[.L91];[.L97];[.L103];[.L109];[.L115];[.L121];[.L127];[.L133];[.L139];[.L145];[.L151])/12" office:value-type="float" office:value="0.25" calcext:value-type="float">
            <text:p>0.250</text:p>
          </table:table-cell>
          <table:table-cell table:style-name="ce9" table:formula="of:=SUM([.M85];[.M91];[.M97];[.M103];[.M109];[.M115];[.M121];[.M127];[.M133];[.M139];[.M145];[.M151])/12" office:value-type="float" office:value="0.583333333333333" calcext:value-type="float">
            <text:p>0.583</text:p>
          </table:table-cell>
          <table:table-cell table:style-name="ce9" table:formula="of:=SUM([.N85];[.N91];[.N97];[.N103];[.N109];[.N115];[.N121];[.N127];[.N133];[.N139];[.N145];[.N151])/12" office:value-type="float" office:value="0.416666666666667" calcext:value-type="float">
            <text:p>0.417</text:p>
          </table:table-cell>
          <table:table-cell table:style-name="ce9" table:formula="of:=SUM([.O85];[.O91];[.O97];[.O103];[.O109];[.O115];[.O121];[.O127];[.O133];[.O139];[.O145];[.O151])/12" office:value-type="float" office:value="0.333333333333333" calcext:value-type="float">
            <text:p>0.333</text:p>
          </table:table-cell>
          <table:table-cell table:style-name="ce9" table:formula="of:=SUM([.P85];[.P91];[.P97];[.P103];[.P109];[.P115];[.P121];[.P127];[.P133];[.P139];[.P145];[.P151])/12" office:value-type="float" office:value="0.333333333333333" calcext:value-type="float">
            <text:p>0.333</text:p>
          </table:table-cell>
          <table:table-cell table:style-name="ce9" table:formula="of:=SUM([.Q85];[.Q91];[.Q97];[.Q103];[.Q109];[.Q115];[.Q121];[.Q127];[.Q133];[.Q139];[.Q145];[.Q151])/12" office:value-type="float" office:value="0.583333333333333" calcext:value-type="float">
            <text:p>0.583</text:p>
          </table:table-cell>
          <table:table-cell table:style-name="ce9" table:formula="of:=SUM([.R85];[.R91];[.R97];[.R103];[.R109];[.R115];[.R121];[.R127];[.R133];[.R139];[.R145];[.R151])/12" office:value-type="float" office:value="0.333333333333333" calcext:value-type="float">
            <text:p>0.333</text:p>
          </table:table-cell>
          <table:table-cell table:style-name="ce9" table:formula="of:=SUM([.S85];[.S91];[.S97];[.S103];[.S109];[.S115];[.S121];[.S127];[.S133];[.S139];[.S145];[.S151])/12" office:value-type="float" office:value="0.583333333333333" calcext:value-type="float">
            <text:p>0.583</text:p>
          </table:table-cell>
          <table:table-cell table:style-name="ce6" table:number-columns-repeated="1005"/>
        </table:table-row>
        <table:table-row table:style-name="ro1">
          <table:table-cell table:style-name="ce6" table:number-columns-repeated="3"/>
          <table:table-cell table:style-name="ce9" table:number-columns-repeated="16"/>
          <table:table-cell table:style-name="ce6" table:number-columns-repeated="1005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real sum</text:p>
          </table:table-cell>
          <table:table-cell table:style-name="ce9" table:formula="of:=SUM([.D80:.D84];[.D92:.D96];[.D98:.D102];[.D104:.D108];[.D110:.D114];[.D116:.D120];[.D122:.D126];[.D134:.D138];[.D140:.D144];[.D146:.D150])/50" office:value-type="float" office:value="0.5" calcext:value-type="float">
            <text:p>0.500</text:p>
          </table:table-cell>
          <table:table-cell table:style-name="ce9" table:formula="of:=SUM([.E80:.E84];[.E92:.E96];[.E98:.E102];[.E104:.E108];[.E110:.E114];[.E116:.E120];[.E122:.E126];[.E134:.E138];[.E140:.E144];[.E146:.E150])/50" office:value-type="float" office:value="0.22" calcext:value-type="float">
            <text:p>0.220</text:p>
          </table:table-cell>
          <table:table-cell table:style-name="ce9" table:formula="of:=SUM([.F80:.F84];[.F92:.F96];[.F98:.F102];[.F104:.F108];[.F110:.F114];[.F116:.F120];[.F122:.F126];[.F134:.F138];[.F140:.F144];[.F146:.F150])/50" office:value-type="float" office:value="0.48" calcext:value-type="float">
            <text:p>0.480</text:p>
          </table:table-cell>
          <table:table-cell table:style-name="ce8" table:formula="of:=SUM([.G80:.G84];[.G92:.G96];[.G98:.G102];[.G104:.G108];[.G110:.G114];[.G116:.G120];[.G122:.G126];[.G134:.G138];[.G140:.G144];[.G146:.G150])/50" office:value-type="float" office:value="0.5" calcext:value-type="float">
            <text:p>0.500</text:p>
          </table:table-cell>
          <table:table-cell table:style-name="ce9" table:formula="of:=SUM([.H80:.H84];[.H92:.H96];[.H98:.H102];[.H104:.H108];[.H110:.H114];[.H116:.H120];[.H122:.H126];[.H134:.H138];[.H140:.H144];[.H146:.H150])/50" office:value-type="float" office:value="0.38" calcext:value-type="float">
            <text:p>0.380</text:p>
          </table:table-cell>
          <table:table-cell table:style-name="ce8" table:formula="of:=SUM([.I80:.I84];[.I92:.I96];[.I98:.I102];[.I104:.I108];[.I110:.I114];[.I116:.I120];[.I122:.I126];[.I134:.I138];[.I140:.I144];[.I146:.I150])/50" office:value-type="float" office:value="0.52" calcext:value-type="float">
            <text:p>0.520</text:p>
          </table:table-cell>
          <table:table-cell table:style-name="ce9" table:formula="of:=SUM([.J80:.J84];[.J92:.J96];[.J98:.J102];[.J104:.J108];[.J110:.J114];[.J116:.J120];[.J122:.J126];[.J134:.J138];[.J140:.J144];[.J146:.J150])/50" office:value-type="float" office:value="0.42" calcext:value-type="float">
            <text:p>0.420</text:p>
          </table:table-cell>
          <table:table-cell table:style-name="ce8" table:formula="of:=SUM([.K80:.K84];[.K92:.K96];[.K98:.K102];[.K104:.K108];[.K110:.K114];[.K116:.K120];[.K122:.K126];[.K134:.K138];[.K140:.K144];[.K146:.K150])/50" office:value-type="float" office:value="0.6" calcext:value-type="float">
            <text:p>0.600</text:p>
          </table:table-cell>
          <table:table-cell table:style-name="ce9" table:formula="of:=SUM([.L80:.L84];[.L92:.L96];[.L98:.L102];[.L104:.L108];[.L110:.L114];[.L116:.L120];[.L122:.L126];[.L134:.L138];[.L140:.L144];[.L146:.L150])/50" office:value-type="float" office:value="0.34" calcext:value-type="float">
            <text:p>0.340</text:p>
          </table:table-cell>
          <table:table-cell table:style-name="ce9" table:formula="of:=SUM([.M80:.M84];[.M92:.M96];[.M98:.M102];[.M104:.M108];[.M110:.M114];[.M116:.M120];[.M122:.M126];[.M134:.M138];[.M140:.M144];[.M146:.M150])/50" office:value-type="float" office:value="0.46" calcext:value-type="float">
            <text:p>0.460</text:p>
          </table:table-cell>
          <table:table-cell table:style-name="ce9" table:formula="of:=SUM([.N80:.N84];[.N92:.N96];[.N98:.N102];[.N104:.N108];[.N110:.N114];[.N116:.N120];[.N122:.N126];[.N134:.N138];[.N140:.N144];[.N146:.N150])/50" office:value-type="float" office:value="0.38" calcext:value-type="float">
            <text:p>0.380</text:p>
          </table:table-cell>
          <table:table-cell table:style-name="ce9" table:formula="of:=SUM([.O80:.O84];[.O92:.O96];[.O98:.O102];[.O104:.O108];[.O110:.O114];[.O116:.O120];[.O122:.O126];[.O134:.O138];[.O140:.O144];[.O146:.O150])/50" office:value-type="float" office:value="0.36" calcext:value-type="float">
            <text:p>0.360</text:p>
          </table:table-cell>
          <table:table-cell table:style-name="ce9" table:formula="of:=SUM([.P80:.P84];[.P92:.P96];[.P98:.P102];[.P104:.P108];[.P110:.P114];[.P116:.P120];[.P122:.P126];[.P134:.P138];[.P140:.P144];[.P146:.P150])/50" office:value-type="float" office:value="0.3" calcext:value-type="float">
            <text:p>0.300</text:p>
          </table:table-cell>
          <table:table-cell table:style-name="ce9" table:formula="of:=SUM([.Q80:.Q84];[.Q92:.Q96];[.Q98:.Q102];[.Q104:.Q108];[.Q110:.Q114];[.Q116:.Q120];[.Q122:.Q126];[.Q134:.Q138];[.Q140:.Q144];[.Q146:.Q150])/50" office:value-type="float" office:value="0.46" calcext:value-type="float">
            <text:p>0.460</text:p>
          </table:table-cell>
          <table:table-cell table:style-name="ce9" table:formula="of:=SUM([.R80:.R84];[.R92:.R96];[.R98:.R102];[.R104:.R108];[.R110:.R114];[.R116:.R120];[.R122:.R126];[.R134:.R138];[.R140:.R144];[.R146:.R150])/50" office:value-type="float" office:value="0.42" calcext:value-type="float">
            <text:p>0.420</text:p>
          </table:table-cell>
          <table:table-cell table:style-name="ce9" table:formula="of:=SUM([.S80:.S84];[.S92:.S96];[.S98:.S102];[.S104:.S108];[.S110:.S114];[.S116:.S120];[.S122:.S126];[.S134:.S138];[.S140:.S144];[.S146:.S150])/50" office:value-type="float" office:value="0.4" calcext:value-type="float">
            <text:p>0.400</text:p>
          </table:table-cell>
          <table:table-cell table:style-name="ce6" table:number-columns-repeated="1005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real sum avg</text:p>
          </table:table-cell>
          <table:table-cell table:style-name="ce9" table:formula="of:=SUM([.D85];[.D97];[.D103];[.D109];[.D115];[.D121];[.D127];[.D139];[.D145];[.D151])/10" office:value-type="float" office:value="0.5" calcext:value-type="float">
            <text:p>0.500</text:p>
          </table:table-cell>
          <table:table-cell table:style-name="ce9" table:formula="of:=SUM([.E85];[.E97];[.E103];[.E109];[.E115];[.E121];[.E127];[.E139];[.E145];[.E151])/10" office:value-type="float" office:value="0.2" calcext:value-type="float">
            <text:p>0.200</text:p>
          </table:table-cell>
          <table:table-cell table:style-name="ce9" table:formula="of:=SUM([.F85];[.F97];[.F103];[.F109];[.F115];[.F121];[.F127];[.F139];[.F145];[.F151])/10" office:value-type="float" office:value="0.5" calcext:value-type="float">
            <text:p>0.500</text:p>
          </table:table-cell>
          <table:table-cell table:style-name="ce8" table:formula="of:=SUM([.G85];[.G97];[.G103];[.G109];[.G115];[.G121];[.G127];[.G139];[.G145];[.G151])/10" office:value-type="float" office:value="0.6" calcext:value-type="float">
            <text:p>0.600</text:p>
          </table:table-cell>
          <table:table-cell table:style-name="ce9" table:formula="of:=SUM([.H85];[.H97];[.H103];[.H109];[.H115];[.H121];[.H127];[.H139];[.H145];[.H151])/10" office:value-type="float" office:value="0.6" calcext:value-type="float">
            <text:p>0.600</text:p>
          </table:table-cell>
          <table:table-cell table:style-name="ce8" table:formula="of:=SUM([.I85];[.I97];[.I103];[.I109];[.I115];[.I121];[.I127];[.I139];[.I145];[.I151])/10" office:value-type="float" office:value="0.7" calcext:value-type="float">
            <text:p>0.700</text:p>
          </table:table-cell>
          <table:table-cell table:style-name="ce9" table:formula="of:=SUM([.J85];[.J97];[.J103];[.J109];[.J115];[.J121];[.J127];[.J139];[.J145];[.J151])/10" office:value-type="float" office:value="0.4" calcext:value-type="float">
            <text:p>0.400</text:p>
          </table:table-cell>
          <table:table-cell table:style-name="ce8" table:formula="of:=SUM([.K85];[.K97];[.K103];[.K109];[.K115];[.K121];[.K127];[.K139];[.K145];[.K151])/10" office:value-type="float" office:value="0.7" calcext:value-type="float">
            <text:p>0.700</text:p>
          </table:table-cell>
          <table:table-cell table:style-name="ce9" table:formula="of:=SUM([.L85];[.L97];[.L103];[.L109];[.L115];[.L121];[.L127];[.L139];[.L145];[.L151])/10" office:value-type="float" office:value="0.2" calcext:value-type="float">
            <text:p>0.200</text:p>
          </table:table-cell>
          <table:table-cell table:style-name="ce9" table:formula="of:=SUM([.M85];[.M97];[.M103];[.M109];[.M115];[.M121];[.M127];[.M139];[.M145];[.M151])/10" office:value-type="float" office:value="0.6" calcext:value-type="float">
            <text:p>0.600</text:p>
          </table:table-cell>
          <table:table-cell table:style-name="ce9" table:formula="of:=SUM([.N85];[.N97];[.N103];[.N109];[.N115];[.N121];[.N127];[.N139];[.N145];[.N151])/10" office:value-type="float" office:value="0.4" calcext:value-type="float">
            <text:p>0.400</text:p>
          </table:table-cell>
          <table:table-cell table:style-name="ce9" table:formula="of:=SUM([.O85];[.O97];[.O103];[.O109];[.O115];[.O121];[.O127];[.O139];[.O145];[.O151])/10" office:value-type="float" office:value="0.3" calcext:value-type="float">
            <text:p>0.300</text:p>
          </table:table-cell>
          <table:table-cell table:style-name="ce9" table:formula="of:=SUM([.P85];[.P97];[.P103];[.P109];[.P115];[.P121];[.P127];[.P139];[.P145];[.P151])/10" office:value-type="float" office:value="0.2" calcext:value-type="float">
            <text:p>0.200</text:p>
          </table:table-cell>
          <table:table-cell table:style-name="ce9" table:formula="of:=SUM([.Q85];[.Q97];[.Q103];[.Q109];[.Q115];[.Q121];[.Q127];[.Q139];[.Q145];[.Q151])/10" office:value-type="float" office:value="0.5" calcext:value-type="float">
            <text:p>0.500</text:p>
          </table:table-cell>
          <table:table-cell table:style-name="ce9" table:formula="of:=SUM([.R85];[.R97];[.R103];[.R109];[.R115];[.R121];[.R127];[.R139];[.R145];[.R151])/10" office:value-type="float" office:value="0.3" calcext:value-type="float">
            <text:p>0.300</text:p>
          </table:table-cell>
          <table:table-cell table:style-name="ce9" table:formula="of:=SUM([.S85];[.S97];[.S103];[.S109];[.S115];[.S121];[.S127];[.S139];[.S145];[.S151])/10" office:value-type="float" office:value="0.5" calcext:value-type="float">
            <text:p>0.500</text:p>
          </table:table-cell>
          <table:table-cell table:style-name="ce6" table:number-columns-repeated="1005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(no segment, no banknote)</text:p>
          </table:table-cell>
          <table:table-cell table:style-name="ce9" table:number-columns-repeated="16"/>
          <table:table-cell table:style-name="ce6" table:number-columns-repeated="1005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style-name="ce6" table:number-columns-repeated="3"/>
          <table:table-cell table:style-name="ce10" office:value-type="string" calcext:value-type="string">
            <text:p>easy</text:p>
          </table:table-cell>
          <table:table-cell table:style-name="ce10" office:value-type="string" calcext:value-type="string">
            <text:p>hard</text:p>
          </table:table-cell>
          <table:table-cell table:style-name="ce10" office:value-type="string" calcext:value-type="string">
            <text:p>combo</text:p>
          </table:table-cell>
          <table:table-cell table:style-name="ce10" office:value-type="string" calcext:value-type="string">
            <text:p>combo X</text:p>
          </table:table-cell>
          <table:table-cell table:style-name="ce10" office:value-type="string" calcext:value-type="string">
            <text:p>split2</text:p>
          </table:table-cell>
          <table:table-cell table:style-name="ce10" office:value-type="string" calcext:value-type="string">
            <text:p>split2 X</text:p>
          </table:table-cell>
          <table:table-cell table:style-name="ce10" office:value-type="string" calcext:value-type="string">
            <text:p>split1 classic</text:p>
          </table:table-cell>
          <table:table-cell table:style-name="ce10" office:value-type="string" calcext:value-type="string">
            <text:p>split1 classic X</text:p>
          </table:table-cell>
          <table:table-cell table:style-name="ce10" office:value-type="string" calcext:value-type="string">
            <text:p>split4</text:p>
          </table:table-cell>
          <table:table-cell table:style-name="ce10" office:value-type="string" calcext:value-type="string">
            <text:p>split4 X</text:p>
          </table:table-cell>
          <table:table-cell table:style-name="ce10" office:value-type="string" calcext:value-type="string">
            <text:p>split2 classic</text:p>
          </table:table-cell>
          <table:table-cell table:style-name="ce10" office:value-type="string" calcext:value-type="string">
            <text:p>split2 classic X</text:p>
          </table:table-cell>
          <table:table-cell table:style-name="ce10" office:value-type="string" calcext:value-type="string">
            <text:p>split9</text:p>
          </table:table-cell>
          <table:table-cell table:style-name="ce10" office:value-type="string" calcext:value-type="string">
            <text:p>split9 X</text:p>
          </table:table-cell>
          <table:table-cell table:style-name="ce10" office:value-type="string" calcext:value-type="string">
            <text:p>split4 classic</text:p>
          </table:table-cell>
          <table:table-cell table:style-name="ce10" office:value-type="string" calcext:value-type="string">
            <text:p>split4 classic X</text:p>
          </table:table-cell>
          <table:table-cell table:style-name="ce6" table:number-columns-repeated="1005"/>
        </table:table-row>
        <table:table-row table:style-name="ro1">
          <table:table-cell table:style-name="ce7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4" number:min-decimal-places="4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number-style style:name="N121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5-21T17:41:30.526546040</dc:date>
    <meta:editing-duration>PT3M59S</meta:editing-duration>
    <meta:editing-cycles>2</meta:editing-cycles>
    <meta:document-statistic meta:table-count="3" meta:cell-count="16742" meta:object-count="0"/>
  </office:meta>
</office:document-meta>
</file>